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50%" fo:margin-left="2.501cm" fo:margin-right="2.09cm" style:writing-mode="lr-tb"/>
    </style:style>
    <style:style style:name="T1_1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1_2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1_3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1_4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text-indent="0cm" fo:line-height="150%" fo:margin-left="2.501cm" fo:margin-right="2.09cm" style:writing-mode="lr-tb"/>
    </style:style>
    <style:style style:name="T2_1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2_2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2_3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2_4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2_5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text-indent="1.251cm" fo:line-height="150%" fo:margin-left="1.251cm" fo:margin-right="2.09cm" style:writing-mode="lr-tb"/>
    </style:style>
    <style:style style:name="T3_1" style:family="text">
      <style:text-properties fo:color="#c00000" style:font-name="Times New Roman" style:font-name-asian="Times New Roman" style:font-name-complex="Times New Roman"/>
    </style:style>
    <style:style style:name="T3_2" style:family="text">
      <style:text-properties fo:color="#c00000" style:font-name="Times New Roman" style:font-name-asian="Times New Roman" style:font-name-complex="Times New Roman"/>
    </style:style>
    <style:style style:name="T3_3" style:family="text">
      <style:text-properties fo:color="#c00000"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text-indent="1.27cm" fo:line-height="150%" style:writing-mode="lr-tb"/>
    </style:style>
    <style:style style:name="P5" style:family="paragraph" style:parent-style-name="Standard">
      <style:paragraph-properties fo:text-align="justify" fo:break-before="auto" fo:text-indent="1.251cm" fo:line-height="150%" style:writing-mode="lr-tb"/>
    </style:style>
    <style:style style:name="P6" style:family="paragraph" style:parent-style-name="Standard">
      <style:paragraph-properties fo:text-align="justify" fo:break-before="auto" fo:text-indent="1.251cm" fo:line-height="150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9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text-indent="1.251cm" fo:line-height="150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7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 style:parent-style-name="Standard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T11_141" style:family="text">
      <style:text-properties style:font-name="Times New Roman" style:font-name-asian="Times New Roman" style:font-name-complex="Times New Roman"/>
    </style:style>
    <style:style style:name="T11_142" style:family="text">
      <style:text-properties style:font-name="Times New Roman" style:font-name-asian="Times New Roman" style:font-name-complex="Times New Roman"/>
    </style:style>
    <style:style style:name="T11_143" style:family="text">
      <style:text-properties style:font-name="Times New Roman" style:font-name-asian="Times New Roman" style:font-name-complex="Times New Roman"/>
    </style:style>
    <style:style style:name="T11_144" style:family="text">
      <style:text-properties style:font-name="Times New Roman" style:font-name-asian="Times New Roman" style:font-name-complex="Times New Roman"/>
    </style:style>
    <style:style style:name="T11_145" style:family="text">
      <style:text-properties style:font-name="Times New Roman" style:font-name-asian="Times New Roman" style:font-name-complex="Times New Roman"/>
    </style:style>
    <style:style style:name="T11_146" style:family="text">
      <style:text-properties style:font-name="Times New Roman" style:font-name-asian="Times New Roman" style:font-name-complex="Times New Roman"/>
    </style:style>
    <style:style style:name="T11_147" style:family="text">
      <style:text-properties style:font-name="Times New Roman" style:font-name-asian="Times New Roman" style:font-name-complex="Times New Roman"/>
    </style:style>
    <style:style style:name="T11_148" style:family="text">
      <style:text-properties style:font-name="Times New Roman" style:font-name-asian="Times New Roman" style:font-name-complex="Times New Roman"/>
    </style:style>
    <style:style style:name="T11_149" style:family="text">
      <style:text-properties style:font-name="Times New Roman" style:font-name-asian="Times New Roman" style:font-name-complex="Times New Roman"/>
    </style:style>
    <style:style style:name="T11_150" style:family="text">
      <style:text-properties style:font-name="Times New Roman" style:font-name-asian="Times New Roman" style:font-name-complex="Times New Roman"/>
    </style:style>
    <style:style style:name="T11_151" style:family="text">
      <style:text-properties style:font-name="Times New Roman" style:font-name-asian="Times New Roman" style:font-name-complex="Times New Roman"/>
    </style:style>
    <style:style style:name="T11_152" style:family="text">
      <style:text-properties style:font-name="Times New Roman" style:font-name-asian="Times New Roman" style:font-name-complex="Times New Roman"/>
    </style:style>
    <style:style style:name="T11_153" style:family="text">
      <style:text-properties style:font-name="Times New Roman" style:font-name-asian="Times New Roman" style:font-name-complex="Times New Roman"/>
    </style:style>
    <style:style style:name="T11_154" style:family="text">
      <style:text-properties style:font-name="Times New Roman" style:font-name-asian="Times New Roman" style:font-name-complex="Times New Roman"/>
    </style:style>
    <style:style style:name="T11_155" style:family="text">
      <style:text-properties style:font-name="Times New Roman" style:font-name-asian="Times New Roman" style:font-name-complex="Times New Roman"/>
    </style:style>
    <style:style style:name="T11_156" style:family="text">
      <style:text-properties style:font-name="Times New Roman" style:font-name-asian="Times New Roman" style:font-name-complex="Times New Roman"/>
    </style:style>
    <style:style style:name="T11_157" style:family="text">
      <style:text-properties style:font-name="Times New Roman" style:font-name-asian="Times New Roman" style:font-name-complex="Times New Roman"/>
    </style:style>
    <style:style style:name="T11_158" style:family="text">
      <style:text-properties style:font-name="Times New Roman" style:font-name-asian="Times New Roman" style:font-name-complex="Times New Roman"/>
    </style:style>
    <style:style style:name="T11_159" style:family="text">
      <style:text-properties style:font-name="Times New Roman" style:font-name-asian="Times New Roman" style:font-name-complex="Times New Roman"/>
    </style:style>
    <style:style style:name="T11_160" style:family="text">
      <style:text-properties style:font-name="Times New Roman" style:font-name-asian="Times New Roman" style:font-name-complex="Times New Roman"/>
    </style:style>
    <style:style style:name="T11_161" style:family="text">
      <style:text-properties style:font-name="Times New Roman" style:font-name-asian="Times New Roman" style:font-name-complex="Times New Roman"/>
    </style:style>
    <style:style style:name="T11_162" style:family="text">
      <style:text-properties style:font-name="Times New Roman" style:font-name-asian="Times New Roman" style:font-name-complex="Times New Roman"/>
    </style:style>
    <style:style style:name="T11_163" style:family="text">
      <style:text-properties style:font-name="Times New Roman" style:font-name-asian="Times New Roman" style:font-name-complex="Times New Roman"/>
    </style:style>
    <style:style style:name="T11_164" style:family="text">
      <style:text-properties style:font-name="Times New Roman" style:font-name-asian="Times New Roman" style:font-name-complex="Times New Roman"/>
    </style:style>
    <style:style style:name="T11_165" style:family="text">
      <style:text-properties style:font-name="Times New Roman" style:font-name-asian="Times New Roman" style:font-name-complex="Times New Roman"/>
    </style:style>
    <style:style style:name="T11_166" style:family="text">
      <style:text-properties style:font-name="Times New Roman" style:font-name-asian="Times New Roman" style:font-name-complex="Times New Roman"/>
    </style:style>
    <style:style style:name="T11_167" style:family="text">
      <style:text-properties style:font-name="Times New Roman" style:font-name-asian="Times New Roman" style:font-name-complex="Times New Roman"/>
    </style:style>
    <style:style style:name="T11_168" style:family="text">
      <style:text-properties style:font-name="Times New Roman" style:font-name-asian="Times New Roman" style:font-name-complex="Times New Roman"/>
    </style:style>
    <style:style style:name="T11_169" style:family="text">
      <style:text-properties style:font-name="Times New Roman" style:font-name-asian="Times New Roman" style:font-name-complex="Times New Roman"/>
    </style:style>
    <style:style style:name="T11_170" style:family="text">
      <style:text-properties style:font-name="Times New Roman" style:font-name-asian="Times New Roman" style:font-name-complex="Times New Roman"/>
    </style:style>
    <style:style style:name="T11_171" style:family="text">
      <style:text-properties style:font-name="Times New Roman" style:font-name-asian="Times New Roman" style:font-name-complex="Times New Roman"/>
    </style:style>
    <style:style style:name="T11_172" style:family="text">
      <style:text-properties style:font-name="Times New Roman" style:font-name-asian="Times New Roman" style:font-name-complex="Times New Roman"/>
    </style:style>
    <style:style style:name="T11_173" style:family="text">
      <style:text-properties style:font-name="Times New Roman" style:font-name-asian="Times New Roman" style:font-name-complex="Times New Roman"/>
    </style:style>
    <style:style style:name="T11_174" style:family="text">
      <style:text-properties style:font-name="Times New Roman" style:font-name-asian="Times New Roman" style:font-name-complex="Times New Roman"/>
    </style:style>
    <style:style style:name="T11_175" style:family="text">
      <style:text-properties style:font-name="Times New Roman" style:font-name-asian="Times New Roman" style:font-name-complex="Times New Roman"/>
    </style:style>
    <style:style style:name="T11_176" style:family="text">
      <style:text-properties style:font-name="Times New Roman" style:font-name-asian="Times New Roman" style:font-name-complex="Times New Roman"/>
    </style:style>
    <style:style style:name="T11_177" style:family="text">
      <style:text-properties style:font-name="Times New Roman" style:font-name-asian="Times New Roman" style:font-name-complex="Times New Roman"/>
    </style:style>
    <style:style style:name="T11_178" style:family="text">
      <style:text-properties style:font-name="Times New Roman" style:font-name-asian="Times New Roman" style:font-name-complex="Times New Roman"/>
    </style:style>
    <style:style style:name="T11_179" style:family="text">
      <style:text-properties style:font-name="Times New Roman" style:font-name-asian="Times New Roman" style:font-name-complex="Times New Roman"/>
    </style:style>
    <style:style style:name="T11_180" style:family="text">
      <style:text-properties style:font-name="Times New Roman" style:font-name-asian="Times New Roman" style:font-name-complex="Times New Roman"/>
    </style:style>
    <style:style style:name="T11_181" style:family="text">
      <style:text-properties style:font-name="Times New Roman" style:font-name-asian="Times New Roman" style:font-name-complex="Times New Roman"/>
    </style:style>
    <style:style style:name="T11_182" style:family="text">
      <style:text-properties style:font-name="Times New Roman" style:font-name-asian="Times New Roman" style:font-name-complex="Times New Roman"/>
    </style:style>
    <style:style style:name="T11_183" style:family="text">
      <style:text-properties style:font-name="Times New Roman" style:font-name-asian="Times New Roman" style:font-name-complex="Times New Roman"/>
    </style:style>
    <style:style style:name="T11_184" style:family="text">
      <style:text-properties style:font-name="Times New Roman" style:font-name-asian="Times New Roman" style:font-name-complex="Times New Roman"/>
    </style:style>
    <style:style style:name="T11_185" style:family="text">
      <style:text-properties style:font-name="Times New Roman" style:font-name-asian="Times New Roman" style:font-name-complex="Times New Roman"/>
    </style:style>
    <style:style style:name="T11_186" style:family="text">
      <style:text-properties style:font-name="Times New Roman" style:font-name-asian="Times New Roman" style:font-name-complex="Times New Roman"/>
    </style:style>
    <style:style style:name="T11_187" style:family="text">
      <style:text-properties style:font-name="Times New Roman" style:font-name-asian="Times New Roman" style:font-name-complex="Times New Roman"/>
    </style:style>
    <style:style style:name="T11_188" style:family="text">
      <style:text-properties style:font-name="Times New Roman" style:font-name-asian="Times New Roman" style:font-name-complex="Times New Roman"/>
    </style:style>
    <style:style style:name="T11_189" style:family="text">
      <style:text-properties style:font-name="Times New Roman" style:font-name-asian="Times New Roman" style:font-name-complex="Times New Roman"/>
    </style:style>
    <style:style style:name="T11_190" style:family="text">
      <style:text-properties style:font-name="Times New Roman" style:font-name-asian="Times New Roman" style:font-name-complex="Times New Roman"/>
    </style:style>
    <style:style style:name="T11_191" style:family="text">
      <style:text-properties style:font-name="Times New Roman" style:font-name-asian="Times New Roman" style:font-name-complex="Times New Roman"/>
    </style:style>
    <style:style style:name="T11_192" style:family="text">
      <style:text-properties style:font-name="Times New Roman" style:font-name-asian="Times New Roman" style:font-name-complex="Times New Roman"/>
    </style:style>
    <style:style style:name="T11_193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9" style:family="text">
      <style:text-properties style:font-name="Times New Roman" style:font-name-asian="Times New Roman" style:font-name-complex="Times New Roman"/>
    </style:style>
    <style:style style:name="T12_60" style:family="text">
      <style:text-properties style:font-name="Times New Roman" style:font-name-asian="Times New Roman" style:font-name-complex="Times New Roman"/>
    </style:style>
    <style:style style:name="T12_61" style:family="text">
      <style:text-properties style:font-name="Times New Roman" style:font-name-asian="Times New Roman" style:font-name-complex="Times New Roman"/>
    </style:style>
    <style:style style:name="T12_62" style:family="text">
      <style:text-properties style:font-name="Times New Roman" style:font-name-asian="Times New Roman" style:font-name-complex="Times New Roman"/>
    </style:style>
    <style:style style:name="T12_63" style:family="text">
      <style:text-properties style:font-name="Times New Roman" style:font-name-asian="Times New Roman" style:font-name-complex="Times New Roman"/>
    </style:style>
    <style:style style:name="T12_64" style:family="text">
      <style:text-properties style:font-name="Times New Roman" style:font-name-asian="Times New Roman" style:font-name-complex="Times New Roman"/>
    </style:style>
    <style:style style:name="T12_65" style:family="text">
      <style:text-properties style:font-name="Times New Roman" style:font-name-asian="Times New Roman" style:font-name-complex="Times New Roman"/>
    </style:style>
    <style:style style:name="T12_66" style:family="text">
      <style:text-properties style:font-name="Times New Roman" style:font-name-asian="Times New Roman" style:font-name-complex="Times New Roman"/>
    </style:style>
    <style:style style:name="T12_67" style:family="text">
      <style:text-properties style:font-name="Times New Roman" style:font-name-asian="Times New Roman" style:font-name-complex="Times New Roman"/>
    </style:style>
    <style:style style:name="T12_68" style:family="text">
      <style:text-properties style:font-name="Times New Roman" style:font-name-asian="Times New Roman" style:font-name-complex="Times New Roman"/>
    </style:style>
    <style:style style:name="T12_69" style:family="text">
      <style:text-properties style:font-name="Times New Roman" style:font-name-asian="Times New Roman" style:font-name-complex="Times New Roman"/>
    </style:style>
    <style:style style:name="T12_70" style:family="text">
      <style:text-properties style:font-name="Times New Roman" style:font-name-asian="Times New Roman" style:font-name-complex="Times New Roman"/>
    </style:style>
    <style:style style:name="T12_71" style:family="text">
      <style:text-properties style:font-name="Times New Roman" style:font-name-asian="Times New Roman" style:font-name-complex="Times New Roman"/>
    </style:style>
    <style:style style:name="T12_72" style:family="text">
      <style:text-properties style:font-name="Times New Roman" style:font-name-asian="Times New Roman" style:font-name-complex="Times New Roman"/>
    </style:style>
    <style:style style:name="T12_73" style:family="text">
      <style:text-properties style:font-name="Times New Roman" style:font-name-asian="Times New Roman" style:font-name-complex="Times New Roman"/>
    </style:style>
    <style:style style:name="T12_74" style:family="text">
      <style:text-properties style:font-name="Times New Roman" style:font-name-asian="Times New Roman" style:font-name-complex="Times New Roman"/>
    </style:style>
    <style:style style:name="T12_75" style:family="text">
      <style:text-properties style:font-name="Times New Roman" style:font-name-asian="Times New Roman" style:font-name-complex="Times New Roman"/>
    </style:style>
    <style:style style:name="T12_76" style:family="text">
      <style:text-properties style:font-name="Times New Roman" style:font-name-asian="Times New Roman" style:font-name-complex="Times New Roman"/>
    </style:style>
    <style:style style:name="T12_77" style:family="text">
      <style:text-properties style:font-name="Times New Roman" style:font-name-asian="Times New Roman" style:font-name-complex="Times New Roman"/>
    </style:style>
    <style:style style:name="T12_78" style:family="text">
      <style:text-properties style:font-name="Times New Roman" style:font-name-asian="Times New Roman" style:font-name-complex="Times New Roman"/>
    </style:style>
    <style:style style:name="T12_79" style:family="text">
      <style:text-properties style:font-name="Times New Roman" style:font-name-asian="Times New Roman" style:font-name-complex="Times New Roman"/>
    </style:style>
    <style:style style:name="T12_80" style:family="text">
      <style:text-properties style:font-name="Times New Roman" style:font-name-asian="Times New Roman" style:font-name-complex="Times New Roman"/>
    </style:style>
    <style:style style:name="T12_81" style:family="text">
      <style:text-properties style:font-name="Times New Roman" style:font-name-asian="Times New Roman" style:font-name-complex="Times New Roman"/>
    </style:style>
    <style:style style:name="T12_82" style:family="text">
      <style:text-properties style:font-name="Times New Roman" style:font-name-asian="Times New Roman" style:font-name-complex="Times New Roman"/>
    </style:style>
    <style:style style:name="T12_83" style:family="text">
      <style:text-properties style:font-name="Times New Roman" style:font-name-asian="Times New Roman" style:font-name-complex="Times New Roman"/>
    </style:style>
    <style:style style:name="T12_84" style:family="text">
      <style:text-properties style:font-name="Times New Roman" style:font-name-asian="Times New Roman" style:font-name-complex="Times New Roman"/>
    </style:style>
    <style:style style:name="T12_85" style:family="text">
      <style:text-properties style:font-name="Times New Roman" style:font-name-asian="Times New Roman" style:font-name-complex="Times New Roman"/>
    </style:style>
    <style:style style:name="T12_86" style:family="text">
      <style:text-properties style:font-name="Times New Roman" style:font-name-asian="Times New Roman" style:font-name-complex="Times New Roman"/>
    </style:style>
    <style:style style:name="T12_87" style:family="text">
      <style:text-properties style:font-name="Times New Roman" style:font-name-asian="Times New Roman" style:font-name-complex="Times New Roman"/>
    </style:style>
    <style:style style:name="T12_88" style:family="text">
      <style:text-properties style:font-name="Times New Roman" style:font-name-asian="Times New Roman" style:font-name-complex="Times New Roman"/>
    </style:style>
    <style:style style:name="T12_89" style:family="text">
      <style:text-properties style:font-name="Times New Roman" style:font-name-asian="Times New Roman" style:font-name-complex="Times New Roman"/>
    </style:style>
    <style:style style:name="T12_90" style:family="text">
      <style:text-properties style:font-name="Times New Roman" style:font-name-asian="Times New Roman" style:font-name-complex="Times New Roman"/>
    </style:style>
    <style:style style:name="T12_91" style:family="text">
      <style:text-properties style:font-name="Times New Roman" style:font-name-asian="Times New Roman" style:font-name-complex="Times New Roman"/>
    </style:style>
    <style:style style:name="T12_92" style:family="text">
      <style:text-properties style:font-name="Times New Roman" style:font-name-asian="Times New Roman" style:font-name-complex="Times New Roman"/>
    </style:style>
    <style:style style:name="T12_93" style:family="text">
      <style:text-properties style:font-name="Times New Roman" style:font-name-asian="Times New Roman" style:font-name-complex="Times New Roman"/>
    </style:style>
    <style:style style:name="T12_94" style:family="text">
      <style:text-properties style:font-name="Times New Roman" style:font-name-asian="Times New Roman" style:font-name-complex="Times New Roman"/>
    </style:style>
    <style:style style:name="T12_95" style:family="text">
      <style:text-properties style:font-name="Times New Roman" style:font-name-asian="Times New Roman" style:font-name-complex="Times New Roman"/>
    </style:style>
    <style:style style:name="T12_96" style:family="text">
      <style:text-properties style:font-name="Times New Roman" style:font-name-asian="Times New Roman" style:font-name-complex="Times New Roman"/>
    </style:style>
    <style:style style:name="T12_97" style:family="text">
      <style:text-properties style:font-name="Times New Roman" style:font-name-asian="Times New Roman" style:font-name-complex="Times New Roman"/>
    </style:style>
    <style:style style:name="T12_98" style:family="text">
      <style:text-properties style:font-name="Times New Roman" style:font-name-asian="Times New Roman" style:font-name-complex="Times New Roman"/>
    </style:style>
    <style:style style:name="T12_99" style:family="text">
      <style:text-properties style:font-name="Times New Roman" style:font-name-asian="Times New Roman" style:font-name-complex="Times New Roman"/>
    </style:style>
    <style:style style:name="T12_100" style:family="text">
      <style:text-properties style:font-name="Times New Roman" style:font-name-asian="Times New Roman" style:font-name-complex="Times New Roman"/>
    </style:style>
    <style:style style:name="T12_101" style:family="text">
      <style:text-properties style:font-name="Times New Roman" style:font-name-asian="Times New Roman" style:font-name-complex="Times New Roman"/>
    </style:style>
    <style:style style:name="T12_102" style:family="text">
      <style:text-properties style:font-name="Times New Roman" style:font-name-asian="Times New Roman" style:font-name-complex="Times New Roman"/>
    </style:style>
    <style:style style:name="T12_103" style:family="text">
      <style:text-properties style:font-name="Times New Roman" style:font-name-asian="Times New Roman" style:font-name-complex="Times New Roman"/>
    </style:style>
    <style:style style:name="T12_104" style:family="text">
      <style:text-properties style:font-name="Times New Roman" style:font-name-asian="Times New Roman" style:font-name-complex="Times New Roman"/>
    </style:style>
    <style:style style:name="T12_105" style:family="text">
      <style:text-properties style:font-name="Times New Roman" style:font-name-asian="Times New Roman" style:font-name-complex="Times New Roman"/>
    </style:style>
    <style:style style:name="T12_106" style:family="text">
      <style:text-properties style:font-name="Times New Roman" style:font-name-asian="Times New Roman" style:font-name-complex="Times New Roman"/>
    </style:style>
    <style:style style:name="T12_107" style:family="text">
      <style:text-properties style:font-name="Times New Roman" style:font-name-asian="Times New Roman" style:font-name-complex="Times New Roman"/>
    </style:style>
    <style:style style:name="T12_108" style:family="text">
      <style:text-properties style:font-name="Times New Roman" style:font-name-asian="Times New Roman" style:font-name-complex="Times New Roman"/>
    </style:style>
    <style:style style:name="T12_109" style:family="text">
      <style:text-properties style:font-name="Times New Roman" style:font-name-asian="Times New Roman" style:font-name-complex="Times New Roman"/>
    </style:style>
    <style:style style:name="T12_110" style:family="text">
      <style:text-properties style:font-name="Times New Roman" style:font-name-asian="Times New Roman" style:font-name-complex="Times New Roman"/>
    </style:style>
    <style:style style:name="T12_111" style:family="text">
      <style:text-properties style:font-name="Times New Roman" style:font-name-asian="Times New Roman" style:font-name-complex="Times New Roman"/>
    </style:style>
    <style:style style:name="T12_112" style:family="text">
      <style:text-properties style:font-name="Times New Roman" style:font-name-asian="Times New Roman" style:font-name-complex="Times New Roman"/>
    </style:style>
    <style:style style:name="T12_113" style:family="text">
      <style:text-properties style:font-name="Times New Roman" style:font-name-asian="Times New Roman" style:font-name-complex="Times New Roman"/>
    </style:style>
    <style:style style:name="T12_114" style:family="text">
      <style:text-properties style:font-name="Times New Roman" style:font-name-asian="Times New Roman" style:font-name-complex="Times New Roman"/>
    </style:style>
    <style:style style:name="T12_115" style:family="text">
      <style:text-properties style:font-name="Times New Roman" style:font-name-asian="Times New Roman" style:font-name-complex="Times New Roman"/>
    </style:style>
    <style:style style:name="T12_116" style:family="text">
      <style:text-properties style:font-name="Times New Roman" style:font-name-asian="Times New Roman" style:font-name-complex="Times New Roman"/>
    </style:style>
    <style:style style:name="T12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2_118" style:family="text">
      <style:text-properties style:font-name="Times New Roman" style:font-name-asian="Times New Roman" style:font-name-complex="Times New Roman"/>
    </style:style>
    <style:style style:name="T12_119" style:family="text">
      <style:text-properties style:font-name="Times New Roman" style:font-name-asian="Times New Roman" style:font-name-complex="Times New Roman"/>
    </style:style>
    <style:style style:name="T12_120" style:family="text">
      <style:text-properties style:font-name="Times New Roman" style:font-name-asian="Times New Roman" style:font-name-complex="Times New Roman"/>
    </style:style>
    <style:style style:name="T12_121" style:family="text">
      <style:text-properties style:font-name="Times New Roman" style:font-name-asian="Times New Roman" style:font-name-complex="Times New Roman"/>
    </style:style>
    <style:style style:name="T12_122" style:family="text">
      <style:text-properties style:font-name="Times New Roman" style:font-name-asian="Times New Roman" style:font-name-complex="Times New Roman"/>
    </style:style>
    <style:style style:name="T12_123" style:family="text">
      <style:text-properties style:font-name="Times New Roman" style:font-name-asian="Times New Roman" style:font-name-complex="Times New Roman"/>
    </style:style>
    <style:style style:name="T12_124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text-indent="1.251cm" fo:line-height="150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T13_95" style:family="text">
      <style:text-properties style:font-name="Times New Roman" style:font-name-asian="Times New Roman" style:font-name-complex="Times New Roman"/>
    </style:style>
    <style:style style:name="T13_96" style:family="text">
      <style:text-properties style:font-name="Times New Roman" style:font-name-asian="Times New Roman" style:font-name-complex="Times New Roman"/>
    </style:style>
    <style:style style:name="T13_97" style:family="text">
      <style:text-properties style:font-name="Times New Roman" style:font-name-asian="Times New Roman" style:font-name-complex="Times New Roman"/>
    </style:style>
    <style:style style:name="T13_98" style:family="text">
      <style:text-properties style:font-name="Times New Roman" style:font-name-asian="Times New Roman" style:font-name-complex="Times New Roman"/>
    </style:style>
    <style:style style:name="T13_99" style:family="text">
      <style:text-properties style:font-name="Times New Roman" style:font-name-asian="Times New Roman" style:font-name-complex="Times New Roman"/>
    </style:style>
    <style:style style:name="T13_100" style:family="text">
      <style:text-properties style:font-name="Times New Roman" style:font-name-asian="Times New Roman" style:font-name-complex="Times New Roman"/>
    </style:style>
    <style:style style:name="T13_101" style:family="text">
      <style:text-properties style:font-name="Times New Roman" style:font-name-asian="Times New Roman" style:font-name-complex="Times New Roman"/>
    </style:style>
    <style:style style:name="T13_102" style:family="text">
      <style:text-properties style:font-name="Times New Roman" style:font-name-asian="Times New Roman" style:font-name-complex="Times New Roman"/>
    </style:style>
    <style:style style:name="T13_103" style:family="text">
      <style:text-properties style:font-name="Times New Roman" style:font-name-asian="Times New Roman" style:font-name-complex="Times New Roman"/>
    </style:style>
    <style:style style:name="T13_104" style:family="text">
      <style:text-properties style:font-name="Times New Roman" style:font-name-asian="Times New Roman" style:font-name-complex="Times New Roman"/>
    </style:style>
    <style:style style:name="T13_105" style:family="text">
      <style:text-properties style:font-name="Times New Roman" style:font-name-asian="Times New Roman" style:font-name-complex="Times New Roman"/>
    </style:style>
    <style:style style:name="T13_106" style:family="text">
      <style:text-properties style:font-name="Times New Roman" style:font-name-asian="Times New Roman" style:font-name-complex="Times New Roman"/>
    </style:style>
    <style:style style:name="T13_107" style:family="text">
      <style:text-properties style:font-name="Times New Roman" style:font-name-asian="Times New Roman" style:font-name-complex="Times New Roman"/>
    </style:style>
    <style:style style:name="T13_108" style:family="text">
      <style:text-properties style:font-name="Times New Roman" style:font-name-asian="Times New Roman" style:font-name-complex="Times New Roman"/>
    </style:style>
    <style:style style:name="T13_109" style:family="text">
      <style:text-properties style:font-name="Times New Roman" style:font-name-asian="Times New Roman" style:font-name-complex="Times New Roman"/>
    </style:style>
    <style:style style:name="T13_110" style:family="text">
      <style:text-properties style:font-name="Times New Roman" style:font-name-asian="Times New Roman" style:font-name-complex="Times New Roman"/>
    </style:style>
    <style:style style:name="T13_111" style:family="text">
      <style:text-properties style:font-name="Times New Roman" style:font-name-asian="Times New Roman" style:font-name-complex="Times New Roman"/>
    </style:style>
    <style:style style:name="T13_112" style:family="text">
      <style:text-properties style:font-name="Times New Roman" style:font-name-asian="Times New Roman" style:font-name-complex="Times New Roman"/>
    </style:style>
    <style:style style:name="T13_113" style:family="text">
      <style:text-properties style:font-name="Times New Roman" style:font-name-asian="Times New Roman" style:font-name-complex="Times New Roman"/>
    </style:style>
    <style:style style:name="T13_114" style:family="text">
      <style:text-properties style:font-name="Times New Roman" style:font-name-asian="Times New Roman" style:font-name-complex="Times New Roman"/>
    </style:style>
    <style:style style:name="T13_115" style:family="text">
      <style:text-properties style:font-name="Times New Roman" style:font-name-asian="Times New Roman" style:font-name-complex="Times New Roman"/>
    </style:style>
    <style:style style:name="T13_116" style:family="text">
      <style:text-properties style:font-name="Times New Roman" style:font-name-asian="Times New Roman" style:font-name-complex="Times New Roman"/>
    </style:style>
    <style:style style:name="T13_117" style:family="text">
      <style:text-properties style:font-name="Times New Roman" style:font-name-asian="Times New Roman" style:font-name-complex="Times New Roman"/>
    </style:style>
    <style:style style:name="T13_118" style:family="text">
      <style:text-properties style:font-name="Times New Roman" style:font-name-asian="Times New Roman" style:font-name-complex="Times New Roman"/>
    </style:style>
    <style:style style:name="T13_119" style:family="text">
      <style:text-properties style:font-name="Times New Roman" style:font-name-asian="Times New Roman" style:font-name-complex="Times New Roman"/>
    </style:style>
    <style:style style:name="T13_120" style:family="text">
      <style:text-properties style:font-name="Times New Roman" style:font-name-asian="Times New Roman" style:font-name-complex="Times New Roman"/>
    </style:style>
    <style:style style:name="T13_121" style:family="text">
      <style:text-properties style:font-name="Times New Roman" style:font-name-asian="Times New Roman" style:font-name-complex="Times New Roman"/>
    </style:style>
    <style:style style:name="T13_122" style:family="text">
      <style:text-properties style:font-name="Times New Roman" style:font-name-asian="Times New Roman" style:font-name-complex="Times New Roman"/>
    </style:style>
    <style:style style:name="T13_123" style:family="text">
      <style:text-properties style:font-name="Times New Roman" style:font-name-asian="Times New Roman" style:font-name-complex="Times New Roman"/>
    </style:style>
    <style:style style:name="T13_124" style:family="text">
      <style:text-properties style:font-name="Times New Roman" style:font-name-asian="Times New Roman" style:font-name-complex="Times New Roman"/>
    </style:style>
    <style:style style:name="T13_125" style:family="text">
      <style:text-properties style:font-name="Times New Roman" style:font-name-asian="Times New Roman" style:font-name-complex="Times New Roman"/>
    </style:style>
    <style:style style:name="T13_126" style:family="text">
      <style:text-properties style:font-name="Times New Roman" style:font-name-asian="Times New Roman" style:font-name-complex="Times New Roman"/>
    </style:style>
    <style:style style:name="T13_127" style:family="text">
      <style:text-properties style:font-name="Times New Roman" style:font-name-asian="Times New Roman" style:font-name-complex="Times New Roman"/>
    </style:style>
    <style:style style:name="T13_128" style:family="text">
      <style:text-properties style:font-name="Times New Roman" style:font-name-asian="Times New Roman" style:font-name-complex="Times New Roman"/>
    </style:style>
    <style:style style:name="T13_129" style:family="text">
      <style:text-properties style:font-name="Times New Roman" style:font-name-asian="Times New Roman" style:font-name-complex="Times New Roman"/>
    </style:style>
    <style:style style:name="T13_130" style:family="text">
      <style:text-properties style:font-name="Times New Roman" style:font-name-asian="Times New Roman" style:font-name-complex="Times New Roman"/>
    </style:style>
    <style:style style:name="T13_131" style:family="text">
      <style:text-properties style:font-name="Times New Roman" style:font-name-asian="Times New Roman" style:font-name-complex="Times New Roman"/>
    </style:style>
    <style:style style:name="T13_132" style:family="text">
      <style:text-properties style:font-name="Times New Roman" style:font-name-asian="Times New Roman" style:font-name-complex="Times New Roman"/>
    </style:style>
    <style:style style:name="T13_133" style:family="text">
      <style:text-properties style:font-name="Times New Roman" style:font-name-asian="Times New Roman" style:font-name-complex="Times New Roman"/>
    </style:style>
    <style:style style:name="T13_134" style:family="text">
      <style:text-properties style:font-name="Times New Roman" style:font-name-asian="Times New Roman" style:font-name-complex="Times New Roman"/>
    </style:style>
    <style:style style:name="T13_135" style:family="text">
      <style:text-properties style:font-name="Times New Roman" style:font-name-asian="Times New Roman" style:font-name-complex="Times New Roman"/>
    </style:style>
    <style:style style:name="T13_136" style:family="text">
      <style:text-properties style:font-name="Times New Roman" style:font-name-asian="Times New Roman" style:font-name-complex="Times New Roman"/>
    </style:style>
    <style:style style:name="T13_137" style:family="text">
      <style:text-properties style:font-name="Times New Roman" style:font-name-asian="Times New Roman" style:font-name-complex="Times New Roman"/>
    </style:style>
    <style:style style:name="T13_138" style:family="text">
      <style:text-properties style:font-name="Times New Roman" style:font-name-asian="Times New Roman" style:font-name-complex="Times New Roman"/>
    </style:style>
    <style:style style:name="T13_139" style:family="text">
      <style:text-properties style:font-name="Times New Roman" style:font-name-asian="Times New Roman" style:font-name-complex="Times New Roman"/>
    </style:style>
    <style:style style:name="T13_140" style:family="text">
      <style:text-properties style:font-name="Times New Roman" style:font-name-asian="Times New Roman" style:font-name-complex="Times New Roman"/>
    </style:style>
    <style:style style:name="T13_141" style:family="text">
      <style:text-properties style:font-name="Times New Roman" style:font-name-asian="Times New Roman" style:font-name-complex="Times New Roman"/>
    </style:style>
    <style:style style:name="T13_142" style:family="text">
      <style:text-properties style:font-name="Times New Roman" style:font-name-asian="Times New Roman" style:font-name-complex="Times New Roman"/>
    </style:style>
    <style:style style:name="T13_143" style:family="text">
      <style:text-properties style:font-name="Times New Roman" style:font-name-asian="Times New Roman" style:font-name-complex="Times New Roman"/>
    </style:style>
    <style:style style:name="T13_144" style:family="text">
      <style:text-properties style:font-name="Times New Roman" style:font-name-asian="Times New Roman" style:font-name-complex="Times New Roman"/>
    </style:style>
    <style:style style:name="T13_145" style:family="text">
      <style:text-properties style:font-name="Times New Roman" style:font-name-asian="Times New Roman" style:font-name-complex="Times New Roman"/>
    </style:style>
    <style:style style:name="T13_146" style:family="text">
      <style:text-properties style:font-name="Times New Roman" style:font-name-asian="Times New Roman" style:font-name-complex="Times New Roman"/>
    </style:style>
    <style:style style:name="T13_147" style:family="text">
      <style:text-properties style:font-name="Times New Roman" style:font-name-asian="Times New Roman" style:font-name-complex="Times New Roman"/>
    </style:style>
    <style:style style:name="T13_148" style:family="text">
      <style:text-properties style:font-name="Times New Roman" style:font-name-asian="Times New Roman" style:font-name-complex="Times New Roman"/>
    </style:style>
    <style:style style:name="T13_149" style:family="text">
      <style:text-properties style:font-name="Times New Roman" style:font-name-asian="Times New Roman" style:font-name-complex="Times New Roman"/>
    </style:style>
    <style:style style:name="T13_150" style:family="text">
      <style:text-properties style:font-name="Times New Roman" style:font-name-asian="Times New Roman" style:font-name-complex="Times New Roman"/>
    </style:style>
    <style:style style:name="T13_151" style:family="text">
      <style:text-properties style:font-name="Times New Roman" style:font-name-asian="Times New Roman" style:font-name-complex="Times New Roman"/>
    </style:style>
    <style:style style:name="T13_152" style:family="text">
      <style:text-properties style:font-name="Times New Roman" style:font-name-asian="Times New Roman" style:font-name-complex="Times New Roman"/>
    </style:style>
    <style:style style:name="T13_153" style:family="text">
      <style:text-properties style:font-name="Times New Roman" style:font-name-asian="Times New Roman" style:font-name-complex="Times New Roman"/>
    </style:style>
    <style:style style:name="T13_154" style:family="text">
      <style:text-properties style:font-name="Times New Roman" style:font-name-asian="Times New Roman" style:font-name-complex="Times New Roman"/>
    </style:style>
    <style:style style:name="T13_155" style:family="text">
      <style:text-properties style:font-name="Times New Roman" style:font-name-asian="Times New Roman" style:font-name-complex="Times New Roman"/>
    </style:style>
    <style:style style:name="T13_156" style:family="text">
      <style:text-properties style:font-name="Times New Roman" style:font-name-asian="Times New Roman" style:font-name-complex="Times New Roman"/>
    </style:style>
    <style:style style:name="T13_157" style:family="text">
      <style:text-properties style:font-name="Times New Roman" style:font-name-asian="Times New Roman" style:font-name-complex="Times New Roman"/>
    </style:style>
    <style:style style:name="T13_158" style:family="text">
      <style:text-properties style:font-name="Times New Roman" style:font-name-asian="Times New Roman" style:font-name-complex="Times New Roman"/>
    </style:style>
    <style:style style:name="T13_159" style:family="text">
      <style:text-properties style:font-name="Times New Roman" style:font-name-asian="Times New Roman" style:font-name-complex="Times New Roman"/>
    </style:style>
    <style:style style:name="T13_160" style:family="text">
      <style:text-properties style:font-name="Times New Roman" style:font-name-asian="Times New Roman" style:font-name-complex="Times New Roman"/>
    </style:style>
    <style:style style:name="T13_161" style:family="text">
      <style:text-properties style:font-name="Times New Roman" style:font-name-asian="Times New Roman" style:font-name-complex="Times New Roman"/>
    </style:style>
    <style:style style:name="T13_162" style:family="text">
      <style:text-properties style:font-name="Times New Roman" style:font-name-asian="Times New Roman" style:font-name-complex="Times New Roman"/>
    </style:style>
    <style:style style:name="T13_163" style:family="text">
      <style:text-properties style:font-name="Times New Roman" style:font-name-asian="Times New Roman" style:font-name-complex="Times New Roman"/>
    </style:style>
    <style:style style:name="T13_164" style:family="text">
      <style:text-properties style:font-name="Times New Roman" style:font-name-asian="Times New Roman" style:font-name-complex="Times New Roman"/>
    </style:style>
    <style:style style:name="T13_165" style:family="text">
      <style:text-properties style:font-name="Times New Roman" style:font-name-asian="Times New Roman" style:font-name-complex="Times New Roman"/>
    </style:style>
    <style:style style:name="T13_166" style:family="text">
      <style:text-properties style:font-name="Times New Roman" style:font-name-asian="Times New Roman" style:font-name-complex="Times New Roman"/>
    </style:style>
    <style:style style:name="T13_167" style:family="text">
      <style:text-properties style:font-name="Times New Roman" style:font-name-asian="Times New Roman" style:font-name-complex="Times New Roman"/>
    </style:style>
    <style:style style:name="T13_168" style:family="text">
      <style:text-properties style:font-name="Times New Roman" style:font-name-asian="Times New Roman" style:font-name-complex="Times New Roman"/>
    </style:style>
    <style:style style:name="T13_169" style:family="text">
      <style:text-properties style:font-name="Times New Roman" style:font-name-asian="Times New Roman" style:font-name-complex="Times New Roman"/>
    </style:style>
    <style:style style:name="T13_170" style:family="text">
      <style:text-properties style:font-name="Times New Roman" style:font-name-asian="Times New Roman" style:font-name-complex="Times New Roman"/>
    </style:style>
    <style:style style:name="T13_171" style:family="text">
      <style:text-properties style:font-name="Times New Roman" style:font-name-asian="Times New Roman" style:font-name-complex="Times New Roman"/>
    </style:style>
    <style:style style:name="T13_172" style:family="text">
      <style:text-properties style:font-name="Times New Roman" style:font-name-asian="Times New Roman" style:font-name-complex="Times New Roman"/>
    </style:style>
    <style:style style:name="T13_173" style:family="text">
      <style:text-properties style:font-name="Times New Roman" style:font-name-asian="Times New Roman" style:font-name-complex="Times New Roman"/>
    </style:style>
    <style:style style:name="T13_174" style:family="text">
      <style:text-properties style:font-name="Times New Roman" style:font-name-asian="Times New Roman" style:font-name-complex="Times New Roman"/>
    </style:style>
    <style:style style:name="T13_175" style:family="text">
      <style:text-properties style:font-name="Times New Roman" style:font-name-asian="Times New Roman" style:font-name-complex="Times New Roman"/>
    </style:style>
    <style:style style:name="T13_176" style:family="text">
      <style:text-properties style:font-name="Times New Roman" style:font-name-asian="Times New Roman" style:font-name-complex="Times New Roman"/>
    </style:style>
    <style:style style:name="T13_177" style:family="text">
      <style:text-properties style:font-name="Times New Roman" style:font-name-asian="Times New Roman" style:font-name-complex="Times New Roman"/>
    </style:style>
    <style:style style:name="T13_178" style:family="text">
      <style:text-properties style:font-name="Times New Roman" style:font-name-asian="Times New Roman" style:font-name-complex="Times New Roman"/>
    </style:style>
    <style:style style:name="T13_179" style:family="text">
      <style:text-properties style:font-name="Times New Roman" style:font-name-asian="Times New Roman" style:font-name-complex="Times New Roman"/>
    </style:style>
    <style:style style:name="T13_180" style:family="text">
      <style:text-properties style:font-name="Times New Roman" style:font-name-asian="Times New Roman" style:font-name-complex="Times New Roman"/>
    </style:style>
    <style:style style:name="T13_181" style:family="text">
      <style:text-properties style:font-name="Times New Roman" style:font-name-asian="Times New Roman" style:font-name-complex="Times New Roman"/>
    </style:style>
    <style:style style:name="T13_182" style:family="text">
      <style:text-properties style:font-name="Times New Roman" style:font-name-asian="Times New Roman" style:font-name-complex="Times New Roman"/>
    </style:style>
    <style:style style:name="T13_183" style:family="text">
      <style:text-properties style:font-name="Times New Roman" style:font-name-asian="Times New Roman" style:font-name-complex="Times New Roman"/>
    </style:style>
    <style:style style:name="T13_184" style:family="text">
      <style:text-properties style:font-name="Times New Roman" style:font-name-asian="Times New Roman" style:font-name-complex="Times New Roman"/>
    </style:style>
    <style:style style:name="T13_185" style:family="text">
      <style:text-properties style:font-name="Times New Roman" style:font-name-asian="Times New Roman" style:font-name-complex="Times New Roman"/>
    </style:style>
    <style:style style:name="T13_186" style:family="text">
      <style:text-properties style:font-name="Times New Roman" style:font-name-asian="Times New Roman" style:font-name-complex="Times New Roman"/>
    </style:style>
    <style:style style:name="T13_187" style:family="text">
      <style:text-properties style:font-name="Times New Roman" style:font-name-asian="Times New Roman" style:font-name-complex="Times New Roman"/>
    </style:style>
    <style:style style:name="T13_188" style:family="text">
      <style:text-properties style:font-name="Times New Roman" style:font-name-asian="Times New Roman" style:font-name-complex="Times New Roman"/>
    </style:style>
    <style:style style:name="T13_189" style:family="text">
      <style:text-properties style:font-name="Times New Roman" style:font-name-asian="Times New Roman" style:font-name-complex="Times New Roman"/>
    </style:style>
    <style:style style:name="T13_190" style:family="text">
      <style:text-properties style:font-name="Times New Roman" style:font-name-asian="Times New Roman" style:font-name-complex="Times New Roman"/>
    </style:style>
    <style:style style:name="T13_191" style:family="text">
      <style:text-properties style:font-name="Times New Roman" style:font-name-asian="Times New Roman" style:font-name-complex="Times New Roman"/>
    </style:style>
    <style:style style:name="T13_192" style:family="text">
      <style:text-properties style:font-name="Times New Roman" style:font-name-asian="Times New Roman" style:font-name-complex="Times New Roman"/>
    </style:style>
    <style:style style:name="T13_193" style:family="text">
      <style:text-properties style:font-name="Times New Roman" style:font-name-asian="Times New Roman" style:font-name-complex="Times New Roman"/>
    </style:style>
    <style:style style:name="T13_194" style:family="text">
      <style:text-properties style:font-name="Times New Roman" style:font-name-asian="Times New Roman" style:font-name-complex="Times New Roman"/>
    </style:style>
    <style:style style:name="T13_195" style:family="text">
      <style:text-properties style:font-name="Times New Roman" style:font-name-asian="Times New Roman" style:font-name-complex="Times New Roman"/>
    </style:style>
    <style:style style:name="T13_196" style:family="text">
      <style:text-properties style:font-name="Times New Roman" style:font-name-asian="Times New Roman" style:font-name-complex="Times New Roman"/>
    </style:style>
    <style:style style:name="T13_197" style:family="text">
      <style:text-properties style:font-name="Times New Roman" style:font-name-asian="Times New Roman" style:font-name-complex="Times New Roman"/>
    </style:style>
    <style:style style:name="T13_198" style:family="text">
      <style:text-properties style:font-name="Times New Roman" style:font-name-asian="Times New Roman" style:font-name-complex="Times New Roman"/>
    </style:style>
    <style:style style:name="T13_199" style:family="text">
      <style:text-properties style:font-name="Times New Roman" style:font-name-asian="Times New Roman" style:font-name-complex="Times New Roman"/>
    </style:style>
    <style:style style:name="T13_200" style:family="text">
      <style:text-properties style:font-name="Times New Roman" style:font-name-asian="Times New Roman" style:font-name-complex="Times New Roman"/>
    </style:style>
    <style:style style:name="T13_201" style:family="text">
      <style:text-properties style:font-name="Times New Roman" style:font-name-asian="Times New Roman" style:font-name-complex="Times New Roman"/>
    </style:style>
    <style:style style:name="T13_202" style:family="text">
      <style:text-properties style:font-name="Times New Roman" style:font-name-asian="Times New Roman" style:font-name-complex="Times New Roman"/>
    </style:style>
    <style:style style:name="T13_203" style:family="text">
      <style:text-properties style:font-name="Times New Roman" style:font-name-asian="Times New Roman" style:font-name-complex="Times New Roman"/>
    </style:style>
    <style:style style:name="T13_204" style:family="text">
      <style:text-properties style:font-name="Times New Roman" style:font-name-asian="Times New Roman" style:font-name-complex="Times New Roman"/>
    </style:style>
    <style:style style:name="T13_205" style:family="text">
      <style:text-properties style:font-name="Times New Roman" style:font-name-asian="Times New Roman" style:font-name-complex="Times New Roman"/>
    </style:style>
    <style:style style:name="T13_206" style:family="text">
      <style:text-properties style:font-name="Times New Roman" style:font-name-asian="Times New Roman" style:font-name-complex="Times New Roman"/>
    </style:style>
    <style:style style:name="T13_207" style:family="text">
      <style:text-properties style:font-name="Times New Roman" style:font-name-asian="Times New Roman" style:font-name-complex="Times New Roman"/>
    </style:style>
    <style:style style:name="T13_208" style:family="text">
      <style:text-properties style:font-name="Times New Roman" style:font-name-asian="Times New Roman" style:font-name-complex="Times New Roman"/>
    </style:style>
    <style:style style:name="T13_209" style:family="text">
      <style:text-properties style:font-name="Times New Roman" style:font-name-asian="Times New Roman" style:font-name-complex="Times New Roman"/>
    </style:style>
    <style:style style:name="T13_210" style:family="text">
      <style:text-properties style:font-name="Times New Roman" style:font-name-asian="Times New Roman" style:font-name-complex="Times New Roman"/>
    </style:style>
    <style:style style:name="T13_211" style:family="text">
      <style:text-properties style:font-name="Times New Roman" style:font-name-asian="Times New Roman" style:font-name-complex="Times New Roman"/>
    </style:style>
    <style:style style:name="T13_212" style:family="text">
      <style:text-properties style:font-name="Times New Roman" style:font-name-asian="Times New Roman" style:font-name-complex="Times New Roman"/>
    </style:style>
    <style:style style:name="T13_213" style:family="text">
      <style:text-properties style:font-name="Times New Roman" style:font-name-asian="Times New Roman" style:font-name-complex="Times New Roman"/>
    </style:style>
    <style:style style:name="T13_214" style:family="text">
      <style:text-properties style:font-name="Times New Roman" style:font-name-asian="Times New Roman" style:font-name-complex="Times New Roman"/>
    </style:style>
    <style:style style:name="T13_2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216" style:family="text">
      <style:text-properties style:font-name="Times New Roman" style:font-name-asian="Times New Roman" style:font-name-complex="Times New Roman"/>
    </style:style>
    <style:style style:name="T13_217" style:family="text">
      <style:text-properties style:font-name="Times New Roman" style:font-name-asian="Times New Roman" style:font-name-complex="Times New Roman"/>
    </style:style>
    <style:style style:name="T13_218" style:family="text">
      <style:text-properties style:font-name="Times New Roman" style:font-name-asian="Times New Roman" style:font-name-complex="Times New Roman"/>
    </style:style>
    <style:style style:name="T13_219" style:family="text">
      <style:text-properties style:font-name="Times New Roman" style:font-name-asian="Times New Roman" style:font-name-complex="Times New Roman"/>
    </style:style>
    <style:style style:name="T13_220" style:family="text">
      <style:text-properties style:font-name="Times New Roman" style:font-name-asian="Times New Roman" style:font-name-complex="Times New Roman"/>
    </style:style>
    <style:style style:name="T13_221" style:family="text">
      <style:text-properties style:font-name="Times New Roman" style:font-name-asian="Times New Roman" style:font-name-complex="Times New Roman"/>
    </style:style>
    <style:style style:name="T13_222" style:family="text">
      <style:text-properties style:font-name="Times New Roman" style:font-name-asian="Times New Roman" style:font-name-complex="Times New Roman"/>
    </style:style>
    <style:style style:name="T13_223" style:family="text">
      <style:text-properties style:font-name="Times New Roman" style:font-name-asian="Times New Roman" style:font-name-complex="Times New Roman"/>
    </style:style>
    <style:style style:name="T13_224" style:family="text">
      <style:text-properties style:font-name="Times New Roman" style:font-name-asian="Times New Roman" style:font-name-complex="Times New Roman"/>
    </style:style>
    <style:style style:name="T13_225" style:family="text">
      <style:text-properties style:font-name="Times New Roman" style:font-name-asian="Times New Roman" style:font-name-complex="Times New Roman"/>
    </style:style>
    <style:style style:name="T13_226" style:family="text">
      <style:text-properties style:font-name="Times New Roman" style:font-name-asian="Times New Roman" style:font-name-complex="Times New Roman"/>
    </style:style>
    <style:style style:name="T13_227" style:family="text">
      <style:text-properties style:font-name="Times New Roman" style:font-name-asian="Times New Roman" style:font-name-complex="Times New Roman"/>
    </style:style>
    <style:style style:name="T13_228" style:family="text">
      <style:text-properties style:font-name="Times New Roman" style:font-name-asian="Times New Roman" style:font-name-complex="Times New Roman"/>
    </style:style>
    <style:style style:name="T13_229" style:family="text">
      <style:text-properties style:font-name="Times New Roman" style:font-name-asian="Times New Roman" style:font-name-complex="Times New Roman"/>
    </style:style>
    <style:style style:name="T13_230" style:family="text">
      <style:text-properties style:font-name="Times New Roman" style:font-name-asian="Times New Roman" style:font-name-complex="Times New Roman"/>
    </style:style>
    <style:style style:name="T13_231" style:family="text">
      <style:text-properties style:font-name="Times New Roman" style:font-name-asian="Times New Roman" style:font-name-complex="Times New Roman"/>
    </style:style>
    <style:style style:name="T13_232" style:family="text">
      <style:text-properties style:font-name="Times New Roman" style:font-name-asian="Times New Roman" style:font-name-complex="Times New Roman"/>
    </style:style>
    <style:style style:name="T13_233" style:family="text">
      <style:text-properties style:font-name="Times New Roman" style:font-name-asian="Times New Roman" style:font-name-complex="Times New Roman"/>
    </style:style>
    <style:style style:name="T13_234" style:family="text">
      <style:text-properties style:font-name="Times New Roman" style:font-name-asian="Times New Roman" style:font-name-complex="Times New Roman"/>
    </style:style>
    <style:style style:name="T13_235" style:family="text">
      <style:text-properties style:font-name="Times New Roman" style:font-name-asian="Times New Roman" style:font-name-complex="Times New Roman"/>
    </style:style>
    <style:style style:name="T13_236" style:family="text">
      <style:text-properties style:font-name="Times New Roman" style:font-name-asian="Times New Roman" style:font-name-complex="Times New Roman"/>
    </style:style>
    <style:style style:name="T13_237" style:family="text">
      <style:text-properties style:font-name="Times New Roman" style:font-name-asian="Times New Roman" style:font-name-complex="Times New Roman"/>
    </style:style>
    <style:style style:name="T13_238" style:family="text">
      <style:text-properties style:font-name="Times New Roman" style:font-name-asian="Times New Roman" style:font-name-complex="Times New Roman"/>
    </style:style>
    <style:style style:name="T13_239" style:family="text">
      <style:text-properties style:font-name="Times New Roman" style:font-name-asian="Times New Roman" style:font-name-complex="Times New Roman"/>
    </style:style>
    <style:style style:name="T13_240" style:family="text">
      <style:text-properties style:font-name="Times New Roman" style:font-name-asian="Times New Roman" style:font-name-complex="Times New Roman"/>
    </style:style>
    <style:style style:name="T13_241" style:family="text">
      <style:text-properties style:font-name="Times New Roman" style:font-name-asian="Times New Roman" style:font-name-complex="Times New Roman"/>
    </style:style>
    <style:style style:name="T13_242" style:family="text">
      <style:text-properties style:font-name="Times New Roman" style:font-name-asian="Times New Roman" style:font-name-complex="Times New Roman"/>
    </style:style>
    <style:style style:name="T13_243" style:family="text">
      <style:text-properties style:font-name="Times New Roman" style:font-name-asian="Times New Roman" style:font-name-complex="Times New Roman"/>
    </style:style>
    <style:style style:name="T13_244" style:family="text">
      <style:text-properties style:font-name="Times New Roman" style:font-name-asian="Times New Roman" style:font-name-complex="Times New Roman"/>
    </style:style>
    <style:style style:name="T13_245" style:family="text">
      <style:text-properties style:font-name="Times New Roman" style:font-name-asian="Times New Roman" style:font-name-complex="Times New Roman"/>
    </style:style>
    <style:style style:name="T13_246" style:family="text">
      <style:text-properties style:font-name="Times New Roman" style:font-name-asian="Times New Roman" style:font-name-complex="Times New Roman"/>
    </style:style>
    <style:style style:name="T13_24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3_248" style:family="text">
      <style:text-properties style:font-name="Times New Roman" style:font-name-asian="Times New Roman" style:font-name-complex="Times New Roman"/>
    </style:style>
    <style:style style:name="T13_249" style:family="text">
      <style:text-properties style:font-name="Times New Roman" style:font-name-asian="Times New Roman" style:font-name-complex="Times New Roman"/>
    </style:style>
    <style:style style:name="T13_250" style:family="text">
      <style:text-properties style:font-name="Times New Roman" style:font-name-asian="Times New Roman" style:font-name-complex="Times New Roman"/>
    </style:style>
    <style:style style:name="T13_251" style:family="text">
      <style:text-properties style:font-name="Times New Roman" style:font-name-asian="Times New Roman" style:font-name-complex="Times New Roman"/>
    </style:style>
    <style:style style:name="T13_252" style:family="text">
      <style:text-properties style:font-name="Times New Roman" style:font-name-asian="Times New Roman" style:font-name-complex="Times New Roman"/>
    </style:style>
    <style:style style:name="T13_253" style:family="text">
      <style:text-properties style:font-name="Times New Roman" style:font-name-asian="Times New Roman" style:font-name-complex="Times New Roman"/>
    </style:style>
    <style:style style:name="T13_254" style:family="text">
      <style:text-properties style:font-name="Times New Roman" style:font-name-asian="Times New Roman" style:font-name-complex="Times New Roman"/>
    </style:style>
    <style:style style:name="T13_255" style:family="text">
      <style:text-properties style:font-name="Times New Roman" style:font-name-asian="Times New Roman" style:font-name-complex="Times New Roman"/>
    </style:style>
    <style:style style:name="T13_256" style:family="text">
      <style:text-properties style:font-name="Times New Roman" style:font-name-asian="Times New Roman" style:font-name-complex="Times New Roman"/>
    </style:style>
    <style:style style:name="T13_257" style:family="text">
      <style:text-properties style:font-name="Times New Roman" style:font-name-asian="Times New Roman" style:font-name-complex="Times New Roman"/>
    </style:style>
    <style:style style:name="T13_258" style:family="text">
      <style:text-properties style:font-name="Times New Roman" style:font-name-asian="Times New Roman" style:font-name-complex="Times New Roman"/>
    </style:style>
    <style:style style:name="T13_259" style:family="text">
      <style:text-properties style:font-name="Times New Roman" style:font-name-asian="Times New Roman" style:font-name-complex="Times New Roman"/>
    </style:style>
    <style:style style:name="T13_260" style:family="text">
      <style:text-properties style:font-name="Times New Roman" style:font-name-asian="Times New Roman" style:font-name-complex="Times New Roman"/>
    </style:style>
    <style:style style:name="T13_261" style:family="text">
      <style:text-properties style:font-name="Times New Roman" style:font-name-asian="Times New Roman" style:font-name-complex="Times New Roman"/>
    </style:style>
    <style:style style:name="T13_262" style:family="text">
      <style:text-properties style:font-name="Times New Roman" style:font-name-asian="Times New Roman" style:font-name-complex="Times New Roman"/>
    </style:style>
    <style:style style:name="T13_263" style:family="text">
      <style:text-properties style:font-name="Times New Roman" style:font-name-asian="Times New Roman" style:font-name-complex="Times New Roman"/>
    </style:style>
    <style:style style:name="T13_264" style:family="text">
      <style:text-properties style:font-name="Times New Roman" style:font-name-asian="Times New Roman" style:font-name-complex="Times New Roman"/>
    </style:style>
    <style:style style:name="T13_265" style:family="text">
      <style:text-properties style:font-name="Times New Roman" style:font-name-asian="Times New Roman" style:font-name-complex="Times New Roman"/>
    </style:style>
    <style:style style:name="T13_266" style:family="text">
      <style:text-properties style:font-name="Times New Roman" style:font-name-asian="Times New Roman" style:font-name-complex="Times New Roman"/>
    </style:style>
    <style:style style:name="T13_267" style:family="text">
      <style:text-properties style:font-name="Times New Roman" style:font-name-asian="Times New Roman" style:font-name-complex="Times New Roman"/>
    </style:style>
    <style:style style:name="T13_268" style:family="text">
      <style:text-properties style:font-name="Times New Roman" style:font-name-asian="Times New Roman" style:font-name-complex="Times New Roman"/>
    </style:style>
    <style:style style:name="T13_269" style:family="text">
      <style:text-properties style:font-name="Times New Roman" style:font-name-asian="Times New Roman" style:font-name-complex="Times New Roman"/>
    </style:style>
    <style:style style:name="T13_270" style:family="text">
      <style:text-properties style:font-name="Times New Roman" style:font-name-asian="Times New Roman" style:font-name-complex="Times New Roman"/>
    </style:style>
    <style:style style:name="T13_271" style:family="text">
      <style:text-properties style:font-name="Times New Roman" style:font-name-asian="Times New Roman" style:font-name-complex="Times New Roman"/>
    </style:style>
    <style:style style:name="T13_272" style:family="text">
      <style:text-properties style:font-name="Times New Roman" style:font-name-asian="Times New Roman" style:font-name-complex="Times New Roman"/>
    </style:style>
    <style:style style:name="T13_273" style:family="text">
      <style:text-properties style:font-name="Times New Roman" style:font-name-asian="Times New Roman" style:font-name-complex="Times New Roman"/>
    </style:style>
    <style:style style:name="T13_274" style:family="text">
      <style:text-properties style:font-name="Times New Roman" style:font-name-asian="Times New Roman" style:font-name-complex="Times New Roman"/>
    </style:style>
    <style:style style:name="T13_2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276" style:family="text">
      <style:text-properties style:font-name="Times New Roman" style:font-name-asian="Times New Roman" style:font-name-complex="Times New Roman"/>
    </style:style>
    <style:style style:name="T13_277" style:family="text">
      <style:text-properties style:font-name="Times New Roman" style:font-name-asian="Times New Roman" style:font-name-complex="Times New Roman"/>
    </style:style>
    <style:style style:name="T13_278" style:family="text">
      <style:text-properties style:font-name="Times New Roman" style:font-name-asian="Times New Roman" style:font-name-complex="Times New Roman"/>
    </style:style>
    <style:style style:name="T13_279" style:family="text">
      <style:text-properties style:font-name="Times New Roman" style:font-name-asian="Times New Roman" style:font-name-complex="Times New Roman"/>
    </style:style>
    <style:style style:name="T13_280" style:family="text">
      <style:text-properties style:font-name="Times New Roman" style:font-name-asian="Times New Roman" style:font-name-complex="Times New Roman"/>
    </style:style>
    <style:style style:name="T13_281" style:family="text">
      <style:text-properties style:font-name="Times New Roman" style:font-name-asian="Times New Roman" style:font-name-complex="Times New Roman"/>
    </style:style>
    <style:style style:name="T13_282" style:family="text">
      <style:text-properties style:font-name="Times New Roman" style:font-name-asian="Times New Roman" style:font-name-complex="Times New Roman"/>
    </style:style>
    <style:style style:name="T13_283" style:family="text">
      <style:text-properties style:font-name="Times New Roman" style:font-name-asian="Times New Roman" style:font-name-complex="Times New Roman"/>
    </style:style>
    <style:style style:name="T13_284" style:family="text">
      <style:text-properties style:font-name="Times New Roman" style:font-name-asian="Times New Roman" style:font-name-complex="Times New Roman"/>
    </style:style>
    <style:style style:name="T13_285" style:family="text">
      <style:text-properties style:font-name="Times New Roman" style:font-name-asian="Times New Roman" style:font-name-complex="Times New Roman"/>
    </style:style>
    <style:style style:name="T13_286" style:family="text">
      <style:text-properties style:font-name="Times New Roman" style:font-name-asian="Times New Roman" style:font-name-complex="Times New Roman"/>
    </style:style>
    <style:style style:name="T13_287" style:family="text">
      <style:text-properties style:font-name="Times New Roman" style:font-name-asian="Times New Roman" style:font-name-complex="Times New Roman"/>
    </style:style>
    <style:style style:name="T13_288" style:family="text">
      <style:text-properties style:font-name="Times New Roman" style:font-name-asian="Times New Roman" style:font-name-complex="Times New Roman"/>
    </style:style>
    <style:style style:name="T13_289" style:family="text">
      <style:text-properties style:font-name="Times New Roman" style:font-name-asian="Times New Roman" style:font-name-complex="Times New Roman"/>
    </style:style>
    <style:style style:name="T13_290" style:family="text">
      <style:text-properties style:font-name="Times New Roman" style:font-name-asian="Times New Roman" style:font-name-complex="Times New Roman"/>
    </style:style>
    <style:style style:name="T13_291" style:family="text">
      <style:text-properties style:font-name="Times New Roman" style:font-name-asian="Times New Roman" style:font-name-complex="Times New Roman"/>
    </style:style>
    <style:style style:name="T13_292" style:family="text">
      <style:text-properties style:font-name="Times New Roman" style:font-name-asian="Times New Roman" style:font-name-complex="Times New Roman"/>
    </style:style>
    <style:style style:name="T13_293" style:family="text">
      <style:text-properties style:font-name="Times New Roman" style:font-name-asian="Times New Roman" style:font-name-complex="Times New Roman"/>
    </style:style>
    <style:style style:name="T13_294" style:family="text">
      <style:text-properties style:font-name="Times New Roman" style:font-name-asian="Times New Roman" style:font-name-complex="Times New Roman"/>
    </style:style>
    <style:style style:name="T13_295" style:family="text">
      <style:text-properties style:font-name="Times New Roman" style:font-name-asian="Times New Roman" style:font-name-complex="Times New Roman"/>
    </style:style>
    <style:style style:name="T13_296" style:family="text">
      <style:text-properties style:font-name="Times New Roman" style:font-name-asian="Times New Roman" style:font-name-complex="Times New Roman"/>
    </style:style>
    <style:style style:name="T13_297" style:family="text">
      <style:text-properties style:font-name="Times New Roman" style:font-name-asian="Times New Roman" style:font-name-complex="Times New Roman"/>
    </style:style>
    <style:style style:name="T13_298" style:family="text">
      <style:text-properties style:font-name="Times New Roman" style:font-name-asian="Times New Roman" style:font-name-complex="Times New Roman"/>
    </style:style>
    <style:style style:name="T13_299" style:family="text">
      <style:text-properties style:font-name="Times New Roman" style:font-name-asian="Times New Roman" style:font-name-complex="Times New Roman"/>
    </style:style>
    <style:style style:name="T13_3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301" style:family="text">
      <style:text-properties style:font-name="Times New Roman" style:font-name-asian="Times New Roman" style:font-name-complex="Times New Roman"/>
    </style:style>
    <style:style style:name="T13_302" style:family="text">
      <style:text-properties style:font-name="Times New Roman" style:font-name-asian="Times New Roman" style:font-name-complex="Times New Roman"/>
    </style:style>
    <style:style style:name="T13_303" style:family="text">
      <style:text-properties style:font-name="Times New Roman" style:font-name-asian="Times New Roman" style:font-name-complex="Times New Roman"/>
    </style:style>
    <style:style style:name="T13_304" style:family="text">
      <style:text-properties style:font-name="Times New Roman" style:font-name-asian="Times New Roman" style:font-name-complex="Times New Roman"/>
    </style:style>
    <style:style style:name="T13_305" style:family="text">
      <style:text-properties style:font-name="Times New Roman" style:font-name-asian="Times New Roman" style:font-name-complex="Times New Roman"/>
    </style:style>
    <style:style style:name="T13_306" style:family="text">
      <style:text-properties style:font-name="Times New Roman" style:font-name-asian="Times New Roman" style:font-name-complex="Times New Roman"/>
    </style:style>
    <style:style style:name="T13_307" style:family="text">
      <style:text-properties style:font-name="Times New Roman" style:font-name-asian="Times New Roman" style:font-name-complex="Times New Roman"/>
    </style:style>
    <style:style style:name="T13_308" style:family="text">
      <style:text-properties style:font-name="Times New Roman" style:font-name-asian="Times New Roman" style:font-name-complex="Times New Roman"/>
    </style:style>
    <style:style style:name="T13_309" style:family="text">
      <style:text-properties style:font-name="Times New Roman" style:font-name-asian="Times New Roman" style:font-name-complex="Times New Roman"/>
    </style:style>
    <style:style style:name="T13_310" style:family="text">
      <style:text-properties style:font-name="Times New Roman" style:font-name-asian="Times New Roman" style:font-name-complex="Times New Roman"/>
    </style:style>
    <style:style style:name="T13_311" style:family="text">
      <style:text-properties style:font-name="Times New Roman" style:font-name-asian="Times New Roman" style:font-name-complex="Times New Roman"/>
    </style:style>
    <style:style style:name="T13_3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313" style:family="text">
      <style:text-properties style:font-name="Times New Roman" style:font-name-asian="Times New Roman" style:font-name-complex="Times New Roman"/>
    </style:style>
    <style:style style:name="T13_314" style:family="text">
      <style:text-properties style:font-name="Times New Roman" style:font-name-asian="Times New Roman" style:font-name-complex="Times New Roman"/>
    </style:style>
    <style:style style:name="T13_315" style:family="text">
      <style:text-properties style:font-name="Times New Roman" style:font-name-asian="Times New Roman" style:font-name-complex="Times New Roman"/>
    </style:style>
    <style:style style:name="T13_316" style:family="text">
      <style:text-properties style:font-name="Times New Roman" style:font-name-asian="Times New Roman" style:font-name-complex="Times New Roman"/>
    </style:style>
    <style:style style:name="T13_317" style:family="text">
      <style:text-properties style:font-name="Times New Roman" style:font-name-asian="Times New Roman" style:font-name-complex="Times New Roman"/>
    </style:style>
    <style:style style:name="T13_318" style:family="text">
      <style:text-properties style:font-name="Times New Roman" style:font-name-asian="Times New Roman" style:font-name-complex="Times New Roman"/>
    </style:style>
    <style:style style:name="T13_319" style:family="text">
      <style:text-properties style:font-name="Times New Roman" style:font-name-asian="Times New Roman" style:font-name-complex="Times New Roman"/>
    </style:style>
    <style:style style:name="T13_320" style:family="text">
      <style:text-properties style:font-name="Times New Roman" style:font-name-asian="Times New Roman" style:font-name-complex="Times New Roman"/>
    </style:style>
    <style:style style:name="T13_321" style:family="text">
      <style:text-properties style:font-name="Times New Roman" style:font-name-asian="Times New Roman" style:font-name-complex="Times New Roman"/>
    </style:style>
    <style:style style:name="T13_322" style:family="text">
      <style:text-properties style:font-name="Times New Roman" style:font-name-asian="Times New Roman" style:font-name-complex="Times New Roman"/>
    </style:style>
    <style:style style:name="T13_323" style:family="text">
      <style:text-properties style:font-name="Times New Roman" style:font-name-asian="Times New Roman" style:font-name-complex="Times New Roman"/>
    </style:style>
    <style:style style:name="T13_324" style:family="text">
      <style:text-properties style:font-name="Times New Roman" style:font-name-asian="Times New Roman" style:font-name-complex="Times New Roman"/>
    </style:style>
    <style:style style:name="T13_325" style:family="text">
      <style:text-properties style:font-name="Times New Roman" style:font-name-asian="Times New Roman" style:font-name-complex="Times New Roman"/>
    </style:style>
    <style:style style:name="T13_326" style:family="text">
      <style:text-properties style:font-name="Times New Roman" style:font-name-asian="Times New Roman" style:font-name-complex="Times New Roman"/>
    </style:style>
    <style:style style:name="T13_327" style:family="text">
      <style:text-properties style:font-name="Times New Roman" style:font-name-asian="Times New Roman" style:font-name-complex="Times New Roman"/>
    </style:style>
    <style:style style:name="T13_328" style:family="text">
      <style:text-properties style:font-name="Times New Roman" style:font-name-asian="Times New Roman" style:font-name-complex="Times New Roman"/>
    </style:style>
    <style:style style:name="T13_329" style:family="text">
      <style:text-properties style:font-name="Times New Roman" style:font-name-asian="Times New Roman" style:font-name-complex="Times New Roman"/>
    </style:style>
    <style:style style:name="T13_330" style:family="text">
      <style:text-properties style:font-name="Times New Roman" style:font-name-asian="Times New Roman" style:font-name-complex="Times New Roman"/>
    </style:style>
    <style:style style:name="T13_331" style:family="text">
      <style:text-properties style:font-name="Times New Roman" style:font-name-asian="Times New Roman" style:font-name-complex="Times New Roman"/>
    </style:style>
    <style:style style:name="T13_332" style:family="text">
      <style:text-properties style:font-name="Times New Roman" style:font-name-asian="Times New Roman" style:font-name-complex="Times New Roman"/>
    </style:style>
    <style:style style:name="T13_333" style:family="text">
      <style:text-properties style:font-name="Times New Roman" style:font-name-asian="Times New Roman" style:font-name-complex="Times New Roman"/>
    </style:style>
    <style:style style:name="T13_334" style:family="text">
      <style:text-properties style:font-name="Times New Roman" style:font-name-asian="Times New Roman" style:font-name-complex="Times New Roman"/>
    </style:style>
    <style:style style:name="T13_335" style:family="text">
      <style:text-properties style:font-name="Times New Roman" style:font-name-asian="Times New Roman" style:font-name-complex="Times New Roman"/>
    </style:style>
    <style:style style:name="T13_336" style:family="text">
      <style:text-properties style:font-name="Times New Roman" style:font-name-asian="Times New Roman" style:font-name-complex="Times New Roman"/>
    </style:style>
    <style:style style:name="T13_337" style:family="text">
      <style:text-properties style:font-name="Times New Roman" style:font-name-asian="Times New Roman" style:font-name-complex="Times New Roman"/>
    </style:style>
    <style:style style:name="T13_338" style:family="text">
      <style:text-properties style:font-name="Times New Roman" style:font-name-asian="Times New Roman" style:font-name-complex="Times New Roman"/>
    </style:style>
    <style:style style:name="T13_339" style:family="text">
      <style:text-properties style:font-name="Times New Roman" style:font-name-asian="Times New Roman" style:font-name-complex="Times New Roman"/>
    </style:style>
    <style:style style:name="T13_340" style:family="text">
      <style:text-properties style:font-name="Times New Roman" style:font-name-asian="Times New Roman" style:font-name-complex="Times New Roman"/>
    </style:style>
    <style:style style:name="T13_341" style:family="text">
      <style:text-properties style:font-name="Times New Roman" style:font-name-asian="Times New Roman" style:font-name-complex="Times New Roman"/>
    </style:style>
    <style:style style:name="T13_342" style:family="text">
      <style:text-properties style:font-name="Times New Roman" style:font-name-asian="Times New Roman" style:font-name-complex="Times New Roman"/>
    </style:style>
    <style:style style:name="T13_343" style:family="text">
      <style:text-properties style:font-name="Times New Roman" style:font-name-asian="Times New Roman" style:font-name-complex="Times New Roman"/>
    </style:style>
    <style:style style:name="T13_344" style:family="text">
      <style:text-properties style:font-name="Times New Roman" style:font-name-asian="Times New Roman" style:font-name-complex="Times New Roman"/>
    </style:style>
    <style:style style:name="T13_345" style:family="text">
      <style:text-properties style:font-name="Times New Roman" style:font-name-asian="Times New Roman" style:font-name-complex="Times New Roman"/>
    </style:style>
    <style:style style:name="T13_346" style:family="text">
      <style:text-properties style:font-name="Times New Roman" style:font-name-asian="Times New Roman" style:font-name-complex="Times New Roman"/>
    </style:style>
    <style:style style:name="T13_347" style:family="text">
      <style:text-properties style:font-name="Times New Roman" style:font-name-asian="Times New Roman" style:font-name-complex="Times New Roman"/>
    </style:style>
    <style:style style:name="T13_348" style:family="text">
      <style:text-properties style:font-name="Times New Roman" style:font-name-asian="Times New Roman" style:font-name-complex="Times New Roman"/>
    </style:style>
    <style:style style:name="T13_349" style:family="text">
      <style:text-properties style:font-name="Times New Roman" style:font-name-asian="Times New Roman" style:font-name-complex="Times New Roman"/>
    </style:style>
    <style:style style:name="T13_350" style:family="text">
      <style:text-properties style:font-name="Times New Roman" style:font-name-asian="Times New Roman" style:font-name-complex="Times New Roman"/>
    </style:style>
    <style:style style:name="T13_351" style:family="text">
      <style:text-properties style:font-name="Times New Roman" style:font-name-asian="Times New Roman" style:font-name-complex="Times New Roman"/>
    </style:style>
    <style:style style:name="T13_352" style:family="text">
      <style:text-properties style:font-name="Times New Roman" style:font-name-asian="Times New Roman" style:font-name-complex="Times New Roman"/>
    </style:style>
    <style:style style:name="T13_353" style:family="text">
      <style:text-properties style:font-name="Times New Roman" style:font-name-asian="Times New Roman" style:font-name-complex="Times New Roman"/>
    </style:style>
    <style:style style:name="T13_354" style:family="text">
      <style:text-properties style:font-name="Times New Roman" style:font-name-asian="Times New Roman" style:font-name-complex="Times New Roman"/>
    </style:style>
    <style:style style:name="T13_355" style:family="text">
      <style:text-properties style:font-name="Times New Roman" style:font-name-asian="Times New Roman" style:font-name-complex="Times New Roman"/>
    </style:style>
    <style:style style:name="T13_356" style:family="text">
      <style:text-properties style:font-name="Times New Roman" style:font-name-asian="Times New Roman" style:font-name-complex="Times New Roman"/>
    </style:style>
    <style:style style:name="T13_357" style:family="text">
      <style:text-properties style:font-name="Times New Roman" style:font-name-asian="Times New Roman" style:font-name-complex="Times New Roman"/>
    </style:style>
    <style:style style:name="T13_358" style:family="text">
      <style:text-properties style:font-name="Times New Roman" style:font-name-asian="Times New Roman" style:font-name-complex="Times New Roman"/>
    </style:style>
    <style:style style:name="T13_359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text-indent="1.251cm" fo:line-height="150%" style:writing-mode="lr-tb"/>
    </style:style>
    <style:style style:name="P15" style:family="paragraph" style:parent-style-name="Standard">
      <style:paragraph-properties fo:text-align="justify" fo:break-before="auto" fo:text-indent="1.251cm" fo:line-height="150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text-indent="1.251cm" fo:line-height="150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7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6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51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1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1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1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1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8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9" style:family="text" style:parent-style-name="Standard"/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1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2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78" style:family="text">
      <style:text-properties fo:font-style="normal" style:font-style-asian="normal" style:font-style-complex="normal" style:font-name="Times New Roman" style:font-name-asian="Times New Roman" style:font-name-complex="Times New Roman" fo:font-weight="bold" style:font-weight-asian="bold" style:font-weight-complex="bold"/>
    </style:style>
    <style:style style:name="T19_7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51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_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0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/>
    </style:style>
    <style:style style:name="T20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text-indent="1.251cm" fo:line-height="150%" style:writing-mode="lr-tb"/>
    </style:style>
    <style:style style:name="T21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81" style:family="text" style:parent-style-name="Standard"/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6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6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6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7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justify" fo:break-before="auto" fo:text-indent="1.251cm" fo:line-height="150%" style:writing-mode="lr-tb"/>
    </style:style>
    <style:style style:name="T23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3_2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9" style:family="text" style:parent-style-name="Standard"/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73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9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6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text-indent="1.27cm" fo:line-height="150%" style:writing-mode="lr-tb"/>
    </style:style>
    <style:style style:name="P28" style:family="paragraph" style:parent-style-name="Standard">
      <style:paragraph-properties fo:text-align="justify" fo:break-before="auto" fo:text-indent="0.635cm" fo:line-height="150%" style:writing-mode="lr-tb"/>
    </style:style>
    <style:style style:name="P29" style:family="paragraph" style:parent-style-name="Standard">
      <style:paragraph-properties fo:text-align="justify" fo:break-before="auto" fo:text-indent="0.635cm" fo:line-height="150%" style:writing-mode="lr-tb"/>
    </style:style>
    <style:style style:name="T29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9_2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1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11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12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P30" style:family="paragraph" style:parent-style-name="Standard">
      <style:paragraph-properties fo:text-align="justify" fo:break-before="auto" fo:text-indent="0.635cm" fo:line-height="150%" style:writing-mode="lr-tb"/>
    </style:style>
    <style:style style:name="T30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/>
    </style:style>
    <style:style style:name="T30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8" style:family="text" style:parent-style-name="Standard"/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1_1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1_11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1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" style:family="text">
      <style:text-properties fo:background-color="#ffffff" fo:color="#000000" style:font-name="Times New Roman" style:font-name-asian="Times New Roman" style:font-name-complex="Times New Roman"/>
    </style:style>
    <style:style style:name="T31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60" style:family="text" style:parent-style-name="Standard"/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2_2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2_2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2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33" style:family="paragraph" style:parent-style-name="Standard">
      <style:paragraph-properties fo:text-align="justify" fo:break-before="auto" fo:text-indent="1.251cm" fo:line-height="150%" style:writing-mode="lr-tb"/>
    </style:style>
    <style:style style:name="T33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" style:family="text">
      <style:text-properties fo:background-color="#ffffff" fo:color="#000000" style:font-name="Times New Roman" style:font-name-asian="Times New Roman" style:font-name-complex="Times New Roman"/>
    </style:style>
    <style:style style:name="T33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41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2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3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3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9" style:family="text" style:parent-style-name="Standard"/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 style:parent-style-name="Standard"/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6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91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6_1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37" style:family="paragraph" style:parent-style-name="Standard">
      <style:paragraph-properties fo:text-align="justify" fo:break-before="auto" fo:text-indent="1.27cm" fo:line-height="150%" style:writing-mode="lr-tb"/>
    </style:style>
    <style:style style:name="T37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7" style:family="text" style:parent-style-name="Standard"/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0_42" style:family="text" style:parent-style-name="Standard"/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58" style:family="text">
      <style:text-properties style:font-name="Times New Roman" style:font-name-asian="Times New Roman" style:font-name-complex="Times New Roman"/>
    </style:style>
    <style:style style:name="T41_59" style:family="text">
      <style:text-properties style:font-name="Times New Roman" style:font-name-asian="Times New Roman" style:font-name-complex="Times New Roman"/>
    </style:style>
    <style:style style:name="T41_60" style:family="text">
      <style:text-properties style:font-name="Times New Roman" style:font-name-asian="Times New Roman" style:font-name-complex="Times New Roman"/>
    </style:style>
    <style:style style:name="T41_61" style:family="text">
      <style:text-properties style:font-name="Times New Roman" style:font-name-asian="Times New Roman" style:font-name-complex="Times New Roman"/>
    </style:style>
    <style:style style:name="T41_62" style:family="text">
      <style:text-properties style:font-name="Times New Roman" style:font-name-asian="Times New Roman" style:font-name-complex="Times New Roman"/>
    </style:style>
    <style:style style:name="T41_63" style:family="text">
      <style:text-properties style:font-name="Times New Roman" style:font-name-asian="Times New Roman" style:font-name-complex="Times New Roman"/>
    </style:style>
    <style:style style:name="T41_64" style:family="text">
      <style:text-properties style:font-name="Times New Roman" style:font-name-asian="Times New Roman" style:font-name-complex="Times New Roman"/>
    </style:style>
    <style:style style:name="T41_65" style:family="text">
      <style:text-properties style:font-name="Times New Roman" style:font-name-asian="Times New Roman" style:font-name-complex="Times New Roman"/>
    </style:style>
    <style:style style:name="T41_66" style:family="text">
      <style:text-properties style:font-name="Times New Roman" style:font-name-asian="Times New Roman" style:font-name-complex="Times New Roman"/>
    </style:style>
    <style:style style:name="T41_67" style:family="text">
      <style:text-properties style:font-name="Times New Roman" style:font-name-asian="Times New Roman" style:font-name-complex="Times New Roman"/>
    </style:style>
    <style:style style:name="T41_68" style:family="text">
      <style:text-properties style:font-name="Times New Roman" style:font-name-asian="Times New Roman" style:font-name-complex="Times New Roman"/>
    </style:style>
    <style:style style:name="T41_69" style:family="text">
      <style:text-properties style:font-name="Times New Roman" style:font-name-asian="Times New Roman" style:font-name-complex="Times New Roman"/>
    </style:style>
    <style:style style:name="T41_70" style:family="text">
      <style:text-properties style:font-name="Times New Roman" style:font-name-asian="Times New Roman" style:font-name-complex="Times New Roman"/>
    </style:style>
    <style:style style:name="T41_71" style:family="text">
      <style:text-properties style:font-name="Times New Roman" style:font-name-asian="Times New Roman" style:font-name-complex="Times New Roman"/>
    </style:style>
    <style:style style:name="T41_72" style:family="text">
      <style:text-properties style:font-name="Times New Roman" style:font-name-asian="Times New Roman" style:font-name-complex="Times New Roman"/>
    </style:style>
    <style:style style:name="T41_73" style:family="text">
      <style:text-properties style:font-name="Times New Roman" style:font-name-asian="Times New Roman" style:font-name-complex="Times New Roman"/>
    </style:style>
    <style:style style:name="T41_74" style:family="text">
      <style:text-properties style:font-name="Times New Roman" style:font-name-asian="Times New Roman" style:font-name-complex="Times New Roman"/>
    </style:style>
    <style:style style:name="T41_75" style:family="text">
      <style:text-properties style:font-name="Times New Roman" style:font-name-asian="Times New Roman" style:font-name-complex="Times New Roman"/>
    </style:style>
    <style:style style:name="T41_76" style:family="text">
      <style:text-properties style:font-name="Times New Roman" style:font-name-asian="Times New Roman" style:font-name-complex="Times New Roman"/>
    </style:style>
    <style:style style:name="T41_77" style:family="text">
      <style:text-properties style:font-name="Times New Roman" style:font-name-asian="Times New Roman" style:font-name-complex="Times New Roman"/>
    </style:style>
    <style:style style:name="T41_78" style:family="text">
      <style:text-properties style:font-name="Times New Roman" style:font-name-asian="Times New Roman" style:font-name-complex="Times New Roman"/>
    </style:style>
    <style:style style:name="T41_79" style:family="text">
      <style:text-properties style:font-name="Times New Roman" style:font-name-asian="Times New Roman" style:font-name-complex="Times New Roman"/>
    </style:style>
    <style:style style:name="T41_80" style:family="text">
      <style:text-properties style:font-name="Times New Roman" style:font-name-asian="Times New Roman" style:font-name-complex="Times New Roman"/>
    </style:style>
    <style:style style:name="T41_81" style:family="text">
      <style:text-properties style:font-name="Times New Roman" style:font-name-asian="Times New Roman" style:font-name-complex="Times New Roman"/>
    </style:style>
    <style:style style:name="T41_82" style:family="text">
      <style:text-properties style:font-name="Times New Roman" style:font-name-asian="Times New Roman" style:font-name-complex="Times New Roman"/>
    </style:style>
    <style:style style:name="T41_83" style:family="text">
      <style:text-properties style:font-name="Times New Roman" style:font-name-asian="Times New Roman" style:font-name-complex="Times New Roman"/>
    </style:style>
    <style:style style:name="T41_84" style:family="text">
      <style:text-properties style:font-name="Times New Roman" style:font-name-asian="Times New Roman" style:font-name-complex="Times New Roman"/>
    </style:style>
    <style:style style:name="T41_85" style:family="text">
      <style:text-properties style:font-name="Times New Roman" style:font-name-asian="Times New Roman" style:font-name-complex="Times New Roman"/>
    </style:style>
    <style:style style:name="T41_86" style:family="text">
      <style:text-properties style:font-name="Times New Roman" style:font-name-asian="Times New Roman" style:font-name-complex="Times New Roman"/>
    </style:style>
    <style:style style:name="T41_87" style:family="text">
      <style:text-properties style:font-name="Times New Roman" style:font-name-asian="Times New Roman" style:font-name-complex="Times New Roman"/>
    </style:style>
    <style:style style:name="T41_88" style:family="text">
      <style:text-properties style:font-name="Times New Roman" style:font-name-asian="Times New Roman" style:font-name-complex="Times New Roman"/>
    </style:style>
    <style:style style:name="T41_89" style:family="text">
      <style:text-properties style:font-name="Times New Roman" style:font-name-asian="Times New Roman" style:font-name-complex="Times New Roman"/>
    </style:style>
    <style:style style:name="T41_90" style:family="text">
      <style:text-properties style:font-name="Times New Roman" style:font-name-asian="Times New Roman" style:font-name-complex="Times New Roman"/>
    </style:style>
    <style:style style:name="T41_91" style:family="text">
      <style:text-properties style:font-name="Times New Roman" style:font-name-asian="Times New Roman" style:font-name-complex="Times New Roman"/>
    </style:style>
    <style:style style:name="T41_92" style:family="text">
      <style:text-properties style:font-name="Times New Roman" style:font-name-asian="Times New Roman" style:font-name-complex="Times New Roman"/>
    </style:style>
    <style:style style:name="T41_93" style:family="text">
      <style:text-properties style:font-name="Times New Roman" style:font-name-asian="Times New Roman" style:font-name-complex="Times New Roman"/>
    </style:style>
    <style:style style:name="T41_94" style:family="text">
      <style:text-properties style:font-name="Times New Roman" style:font-name-asian="Times New Roman" style:font-name-complex="Times New Roman"/>
    </style:style>
    <style:style style:name="T41_95" style:family="text">
      <style:text-properties style:font-name="Times New Roman" style:font-name-asian="Times New Roman" style:font-name-complex="Times New Roman"/>
    </style:style>
    <style:style style:name="T41_96" style:family="text">
      <style:text-properties style:font-name="Times New Roman" style:font-name-asian="Times New Roman" style:font-name-complex="Times New Roman"/>
    </style:style>
    <style:style style:name="T41_97" style:family="text">
      <style:text-properties style:font-name="Times New Roman" style:font-name-asian="Times New Roman" style:font-name-complex="Times New Roman"/>
    </style:style>
    <style:style style:name="T41_98" style:family="text"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text-align="justify" fo:break-before="auto" fo:text-indent="1.27cm" fo:line-height="150%" style:writing-mode="lr-tb"/>
    </style:style>
    <style:style style:name="T42_1" style:family="text">
      <style:text-properties style:font-name="Times New Roman" style:font-name-asian="Times New Roman" style:font-name-complex="Times New Roman"/>
    </style:style>
    <style:style style:name="T42_2" style:family="text">
      <style:text-properties style:font-name="Times New Roman" style:font-name-asian="Times New Roman" style:font-name-complex="Times New Roman"/>
    </style:style>
    <style:style style:name="T42_3" style:family="text">
      <style:text-properties style:font-name="Times New Roman" style:font-name-asian="Times New Roman" style:font-name-complex="Times New Roman"/>
    </style:style>
    <style:style style:name="T42_4" style:family="text">
      <style:text-properties style:font-name="Times New Roman" style:font-name-asian="Times New Roman" style:font-name-complex="Times New Roman"/>
    </style:style>
    <style:style style:name="T42_5" style:family="text">
      <style:text-properties style:font-name="Times New Roman" style:font-name-asian="Times New Roman" style:font-name-complex="Times New Roman"/>
    </style:style>
    <style:style style:name="T42_6" style:family="text">
      <style:text-properties style:font-name="Times New Roman" style:font-name-asian="Times New Roman" style:font-name-complex="Times New Roman"/>
    </style:style>
    <style:style style:name="T42_7" style:family="text">
      <style:text-properties style:font-name="Times New Roman" style:font-name-asian="Times New Roman" style:font-name-complex="Times New Roman"/>
    </style:style>
    <style:style style:name="T42_8" style:family="text">
      <style:text-properties style:font-name="Times New Roman" style:font-name-asian="Times New Roman" style:font-name-complex="Times New Roman"/>
    </style:style>
    <style:style style:name="T42_9" style:family="text">
      <style:text-properties style:font-name="Times New Roman" style:font-name-asian="Times New Roman" style:font-name-complex="Times New Roman"/>
    </style:style>
    <style:style style:name="T42_10" style:family="text">
      <style:text-properties style:font-name="Times New Roman" style:font-name-asian="Times New Roman" style:font-name-complex="Times New Roman"/>
    </style:style>
    <style:style style:name="T42_11" style:family="text">
      <style:text-properties style:font-name="Times New Roman" style:font-name-asian="Times New Roman" style:font-name-complex="Times New Roman"/>
    </style:style>
    <style:style style:name="T42_12" style:family="text">
      <style:text-properties style:font-name="Times New Roman" style:font-name-asian="Times New Roman" style:font-name-complex="Times New Roman"/>
    </style:style>
    <style:style style:name="T42_13" style:family="text">
      <style:text-properties style:font-name="Times New Roman" style:font-name-asian="Times New Roman" style:font-name-complex="Times New Roman"/>
    </style:style>
    <style:style style:name="T42_14" style:family="text">
      <style:text-properties style:font-name="Times New Roman" style:font-name-asian="Times New Roman" style:font-name-complex="Times New Roman"/>
    </style:style>
    <style:style style:name="T42_15" style:family="text">
      <style:text-properties style:font-name="Times New Roman" style:font-name-asian="Times New Roman" style:font-name-complex="Times New Roman"/>
    </style:style>
    <style:style style:name="T42_16" style:family="text">
      <style:text-properties style:font-name="Times New Roman" style:font-name-asian="Times New Roman" style:font-name-complex="Times New Roman"/>
    </style:style>
    <style:style style:name="T42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2_29" style:family="text">
      <style:text-properties style:font-name="Times New Roman" style:font-name-asian="Times New Roman" style:font-name-complex="Times New Roman"/>
    </style:style>
    <style:style style:name="T42_30" style:family="text">
      <style:text-properties style:font-name="Times New Roman" style:font-name-asian="Times New Roman" style:font-name-complex="Times New Roman"/>
    </style:style>
    <style:style style:name="T42_31" style:family="text">
      <style:text-properties style:font-name="Times New Roman" style:font-name-asian="Times New Roman" style:font-name-complex="Times New Roman"/>
    </style:style>
    <style:style style:name="T42_32" style:family="text">
      <style:text-properties style:font-name="Times New Roman" style:font-name-asian="Times New Roman" style:font-name-complex="Times New Roman"/>
    </style:style>
    <style:style style:name="T42_33" style:family="text">
      <style:text-properties style:font-name="Times New Roman" style:font-name-asian="Times New Roman" style:font-name-complex="Times New Roman"/>
    </style:style>
    <style:style style:name="T42_34" style:family="text">
      <style:text-properties style:font-name="Times New Roman" style:font-name-asian="Times New Roman" style:font-name-complex="Times New Roman"/>
    </style:style>
    <style:style style:name="T42_35" style:family="text">
      <style:text-properties style:font-name="Times New Roman" style:font-name-asian="Times New Roman" style:font-name-complex="Times New Roman"/>
    </style:style>
    <style:style style:name="T42_36" style:family="text">
      <style:text-properties style:font-name="Times New Roman" style:font-name-asian="Times New Roman" style:font-name-complex="Times New Roman"/>
    </style:style>
    <style:style style:name="T42_37" style:family="text">
      <style:text-properties style:font-name="Times New Roman" style:font-name-asian="Times New Roman" style:font-name-complex="Times New Roman"/>
    </style:style>
    <style:style style:name="T42_38" style:family="text">
      <style:text-properties style:font-name="Times New Roman" style:font-name-asian="Times New Roman" style:font-name-complex="Times New Roman"/>
    </style:style>
    <style:style style:name="T42_39" style:family="text">
      <style:text-properties style:font-name="Times New Roman" style:font-name-asian="Times New Roman" style:font-name-complex="Times New Roman"/>
    </style:style>
    <style:style style:name="T42_40" style:family="text">
      <style:text-properties style:font-name="Times New Roman" style:font-name-asian="Times New Roman" style:font-name-complex="Times New Roman"/>
    </style:style>
    <style:style style:name="T42_41" style:family="text">
      <style:text-properties style:font-name="Times New Roman" style:font-name-asian="Times New Roman" style:font-name-complex="Times New Roman"/>
    </style:style>
    <style:style style:name="T42_42" style:family="text">
      <style:text-properties style:font-name="Times New Roman" style:font-name-asian="Times New Roman" style:font-name-complex="Times New Roman"/>
    </style:style>
    <style:style style:name="T42_43" style:family="text">
      <style:text-properties style:font-name="Times New Roman" style:font-name-asian="Times New Roman" style:font-name-complex="Times New Roman"/>
    </style:style>
    <style:style style:name="T42_44" style:family="text">
      <style:text-properties style:font-name="Times New Roman" style:font-name-asian="Times New Roman" style:font-name-complex="Times New Roman"/>
    </style:style>
    <style:style style:name="T42_45" style:family="text">
      <style:text-properties style:font-name="Times New Roman" style:font-name-asian="Times New Roman" style:font-name-complex="Times New Roman"/>
    </style:style>
    <style:style style:name="T42_46" style:family="text">
      <style:text-properties style:font-name="Times New Roman" style:font-name-asian="Times New Roman" style:font-name-complex="Times New Roman"/>
    </style:style>
    <style:style style:name="T42_47" style:family="text">
      <style:text-properties style:font-name="Times New Roman" style:font-name-asian="Times New Roman" style:font-name-complex="Times New Roman"/>
    </style:style>
    <style:style style:name="T42_48" style:family="text">
      <style:text-properties style:font-name="Times New Roman" style:font-name-asian="Times New Roman" style:font-name-complex="Times New Roman"/>
    </style:style>
    <style:style style:name="T42_49" style:family="text">
      <style:text-properties style:font-name="Times New Roman" style:font-name-asian="Times New Roman" style:font-name-complex="Times New Roman"/>
    </style:style>
    <style:style style:name="T42_50" style:family="text">
      <style:text-properties style:font-name="Times New Roman" style:font-name-asian="Times New Roman" style:font-name-complex="Times New Roman"/>
    </style:style>
    <style:style style:name="T42_51" style:family="text">
      <style:text-properties style:font-name="Times New Roman" style:font-name-asian="Times New Roman" style:font-name-complex="Times New Roman"/>
    </style:style>
    <style:style style:name="T42_52" style:family="text">
      <style:text-properties style:font-name="Times New Roman" style:font-name-asian="Times New Roman" style:font-name-complex="Times New Roman"/>
    </style:style>
    <style:style style:name="T42_53" style:family="text">
      <style:text-properties style:font-name="Times New Roman" style:font-name-asian="Times New Roman" style:font-name-complex="Times New Roman"/>
    </style:style>
    <style:style style:name="T42_54" style:family="text">
      <style:text-properties style:font-name="Times New Roman" style:font-name-asian="Times New Roman" style:font-name-complex="Times New Roman"/>
    </style:style>
    <style:style style:name="T42_55" style:family="text">
      <style:text-properties style:font-name="Times New Roman" style:font-name-asian="Times New Roman" style:font-name-complex="Times New Roman"/>
    </style:style>
    <style:style style:name="T42_56" style:family="text">
      <style:text-properties style:font-name="Times New Roman" style:font-name-asian="Times New Roman" style:font-name-complex="Times New Roman"/>
    </style:style>
    <style:style style:name="T42_57" style:family="text">
      <style:text-properties style:font-name="Times New Roman" style:font-name-asian="Times New Roman" style:font-name-complex="Times New Roman"/>
    </style:style>
    <style:style style:name="T42_58" style:family="text">
      <style:text-properties style:font-name="Times New Roman" style:font-name-asian="Times New Roman" style:font-name-complex="Times New Roman"/>
    </style:style>
    <style:style style:name="T42_59" style:family="text">
      <style:text-properties style:font-name="Times New Roman" style:font-name-asian="Times New Roman" style:font-name-complex="Times New Roman"/>
    </style:style>
    <style:style style:name="T42_60" style:family="text">
      <style:text-properties style:font-name="Times New Roman" style:font-name-asian="Times New Roman" style:font-name-complex="Times New Roman"/>
    </style:style>
    <style:style style:name="T42_61" style:family="text">
      <style:text-properties style:font-name="Times New Roman" style:font-name-asian="Times New Roman" style:font-name-complex="Times New Roman"/>
    </style:style>
    <style:style style:name="T42_62" style:family="text">
      <style:text-properties style:font-name="Times New Roman" style:font-name-asian="Times New Roman" style:font-name-complex="Times New Roman"/>
    </style:style>
    <style:style style:name="T42_63" style:family="text">
      <style:text-properties style:font-name="Times New Roman" style:font-name-asian="Times New Roman" style:font-name-complex="Times New Roman"/>
    </style:style>
    <style:style style:name="T42_64" style:family="text">
      <style:text-properties style:font-name="Times New Roman" style:font-name-asian="Times New Roman" style:font-name-complex="Times New Roman"/>
    </style:style>
    <style:style style:name="T42_65" style:family="text">
      <style:text-properties style:font-name="Times New Roman" style:font-name-asian="Times New Roman" style:font-name-complex="Times New Roman"/>
    </style:style>
    <style:style style:name="T42_66" style:family="text">
      <style:text-properties style:font-name="Times New Roman" style:font-name-asian="Times New Roman" style:font-name-complex="Times New Roman"/>
    </style:style>
    <style:style style:name="T42_67" style:family="text">
      <style:text-properties style:font-name="Times New Roman" style:font-name-asian="Times New Roman" style:font-name-complex="Times New Roman"/>
    </style:style>
    <style:style style:name="T42_68" style:family="text">
      <style:text-properties style:font-name="Times New Roman" style:font-name-asian="Times New Roman" style:font-name-complex="Times New Roman"/>
    </style:style>
    <style:style style:name="T42_69" style:family="text">
      <style:text-properties style:font-name="Times New Roman" style:font-name-asian="Times New Roman" style:font-name-complex="Times New Roman"/>
    </style:style>
    <style:style style:name="T42_70" style:family="text">
      <style:text-properties style:font-name="Times New Roman" style:font-name-asian="Times New Roman" style:font-name-complex="Times New Roman"/>
    </style:style>
    <style:style style:name="T42_71" style:family="text">
      <style:text-properties style:font-name="Times New Roman" style:font-name-asian="Times New Roman" style:font-name-complex="Times New Roman"/>
    </style:style>
    <style:style style:name="T42_72" style:family="text">
      <style:text-properties style:font-name="Times New Roman" style:font-name-asian="Times New Roman" style:font-name-complex="Times New Roman"/>
    </style:style>
    <style:style style:name="T42_73" style:family="text">
      <style:text-properties style:font-name="Times New Roman" style:font-name-asian="Times New Roman" style:font-name-complex="Times New Roman"/>
    </style:style>
    <style:style style:name="T42_74" style:family="text">
      <style:text-properties style:font-name="Times New Roman" style:font-name-asian="Times New Roman" style:font-name-complex="Times New Roman"/>
    </style:style>
    <style:style style:name="T42_75" style:family="text">
      <style:text-properties style:font-name="Times New Roman" style:font-name-asian="Times New Roman" style:font-name-complex="Times New Roman"/>
    </style:style>
    <style:style style:name="T42_76" style:family="text">
      <style:text-properties style:font-name="Times New Roman" style:font-name-asian="Times New Roman" style:font-name-complex="Times New Roman"/>
    </style:style>
    <style:style style:name="T42_77" style:family="text">
      <style:text-properties style:font-name="Times New Roman" style:font-name-asian="Times New Roman" style:font-name-complex="Times New Roman"/>
    </style:style>
    <style:style style:name="T42_78" style:family="text">
      <style:text-properties style:font-name="Times New Roman" style:font-name-asian="Times New Roman" style:font-name-complex="Times New Roman"/>
    </style:style>
    <style:style style:name="T42_79" style:family="text">
      <style:text-properties style:font-name="Times New Roman" style:font-name-asian="Times New Roman" style:font-name-complex="Times New Roman"/>
    </style:style>
    <style:style style:name="T42_80" style:family="text">
      <style:text-properties style:font-name="Times New Roman" style:font-name-asian="Times New Roman" style:font-name-complex="Times New Roman"/>
    </style:style>
    <style:style style:name="T42_81" style:family="text">
      <style:text-properties style:font-name="Times New Roman" style:font-name-asian="Times New Roman" style:font-name-complex="Times New Roman"/>
    </style:style>
    <style:style style:name="T42_82" style:family="text">
      <style:text-properties style:font-name="Times New Roman" style:font-name-asian="Times New Roman" style:font-name-complex="Times New Roman"/>
    </style:style>
    <style:style style:name="T42_83" style:family="text">
      <style:text-properties style:font-name="Times New Roman" style:font-name-asian="Times New Roman" style:font-name-complex="Times New Roman"/>
    </style:style>
    <style:style style:name="T42_84" style:family="text">
      <style:text-properties style:font-name="Times New Roman" style:font-name-asian="Times New Roman" style:font-name-complex="Times New Roman"/>
    </style:style>
    <style:style style:name="T42_85" style:family="text">
      <style:text-properties style:font-name="Times New Roman" style:font-name-asian="Times New Roman" style:font-name-complex="Times New Roman"/>
    </style:style>
    <style:style style:name="T42_86" style:family="text">
      <style:text-properties style:font-name="Times New Roman" style:font-name-asian="Times New Roman" style:font-name-complex="Times New Roman"/>
    </style:style>
    <style:style style:name="T42_87" style:family="text"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text-align="justify" fo:break-before="auto" fo:text-indent="1.27cm" fo:line-height="150%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T43_3" style:family="text">
      <style:text-properties style:font-name="Times New Roman" style:font-name-asian="Times New Roman" style:font-name-complex="Times New Roman"/>
    </style:style>
    <style:style style:name="T43_4" style:family="text">
      <style:text-properties style:font-name="Times New Roman" style:font-name-asian="Times New Roman" style:font-name-complex="Times New Roman"/>
    </style:style>
    <style:style style:name="T43_5" style:family="text">
      <style:text-properties style:font-name="Times New Roman" style:font-name-asian="Times New Roman" style:font-name-complex="Times New Roman"/>
    </style:style>
    <style:style style:name="T43_6" style:family="text">
      <style:text-properties style:font-name="Times New Roman" style:font-name-asian="Times New Roman" style:font-name-complex="Times New Roman"/>
    </style:style>
    <style:style style:name="T43_7" style:family="text">
      <style:text-properties style:font-name="Times New Roman" style:font-name-asian="Times New Roman" style:font-name-complex="Times New Roman"/>
    </style:style>
    <style:style style:name="T43_8" style:family="text">
      <style:text-properties style:font-name="Times New Roman" style:font-name-asian="Times New Roman" style:font-name-complex="Times New Roman"/>
    </style:style>
    <style:style style:name="T43_9" style:family="text">
      <style:text-properties style:font-name="Times New Roman" style:font-name-asian="Times New Roman" style:font-name-complex="Times New Roman"/>
    </style:style>
    <style:style style:name="T43_10" style:family="text">
      <style:text-properties style:font-name="Times New Roman" style:font-name-asian="Times New Roman" style:font-name-complex="Times New Roman"/>
    </style:style>
    <style:style style:name="T43_11" style:family="text">
      <style:text-properties style:font-name="Times New Roman" style:font-name-asian="Times New Roman" style:font-name-complex="Times New Roman"/>
    </style:style>
    <style:style style:name="T43_12" style:family="text">
      <style:text-properties style:font-name="Times New Roman" style:font-name-asian="Times New Roman" style:font-name-complex="Times New Roman"/>
    </style:style>
    <style:style style:name="T43_13" style:family="text">
      <style:text-properties style:font-name="Times New Roman" style:font-name-asian="Times New Roman" style:font-name-complex="Times New Roman"/>
    </style:style>
    <style:style style:name="T43_14" style:family="text">
      <style:text-properties style:font-name="Times New Roman" style:font-name-asian="Times New Roman" style:font-name-complex="Times New Roman"/>
    </style:style>
    <style:style style:name="T43_15" style:family="text">
      <style:text-properties style:font-name="Times New Roman" style:font-name-asian="Times New Roman" style:font-name-complex="Times New Roman"/>
    </style:style>
    <style:style style:name="T43_16" style:family="text">
      <style:text-properties style:font-name="Times New Roman" style:font-name-asian="Times New Roman" style:font-name-complex="Times New Roman"/>
    </style:style>
    <style:style style:name="T43_17" style:family="text">
      <style:text-properties style:font-name="Times New Roman" style:font-name-asian="Times New Roman" style:font-name-complex="Times New Roman"/>
    </style:style>
    <style:style style:name="T43_18" style:family="text">
      <style:text-properties style:font-name="Times New Roman" style:font-name-asian="Times New Roman" style:font-name-complex="Times New Roman"/>
    </style:style>
    <style:style style:name="T43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0" style:family="text">
      <style:text-properties style:font-name="Times New Roman" style:font-name-asian="Times New Roman" style:font-name-complex="Times New Roman"/>
    </style:style>
    <style:style style:name="T43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2" style:family="text">
      <style:text-properties style:font-name="Times New Roman" style:font-name-asian="Times New Roman" style:font-name-complex="Times New Roman"/>
    </style:style>
    <style:style style:name="T43_23" style:family="text">
      <style:text-properties style:font-name="Times New Roman" style:font-name-asian="Times New Roman" style:font-name-complex="Times New Roman"/>
    </style:style>
    <style:style style:name="T43_24" style:family="text">
      <style:text-properties style:font-name="Times New Roman" style:font-name-asian="Times New Roman" style:font-name-complex="Times New Roman"/>
    </style:style>
    <style:style style:name="T43_25" style:family="text">
      <style:text-properties style:font-name="Times New Roman" style:font-name-asian="Times New Roman" style:font-name-complex="Times New Roman"/>
    </style:style>
    <style:style style:name="T43_26" style:family="text">
      <style:text-properties style:font-name="Times New Roman" style:font-name-asian="Times New Roman" style:font-name-complex="Times New Roman"/>
    </style:style>
    <style:style style:name="T43_27" style:family="text">
      <style:text-properties style:font-name="Times New Roman" style:font-name-asian="Times New Roman" style:font-name-complex="Times New Roman"/>
    </style:style>
    <style:style style:name="T43_28" style:family="text">
      <style:text-properties style:font-name="Times New Roman" style:font-name-asian="Times New Roman" style:font-name-complex="Times New Roman"/>
    </style:style>
    <style:style style:name="T43_29" style:family="text">
      <style:text-properties style:font-name="Times New Roman" style:font-name-asian="Times New Roman" style:font-name-complex="Times New Roman"/>
    </style:style>
    <style:style style:name="T43_30" style:family="text">
      <style:text-properties style:font-name="Times New Roman" style:font-name-asian="Times New Roman" style:font-name-complex="Times New Roman"/>
    </style:style>
    <style:style style:name="T43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32" style:family="text">
      <style:text-properties style:font-name="Times New Roman" style:font-name-asian="Times New Roman" style:font-name-complex="Times New Roman"/>
    </style:style>
    <style:style style:name="T43_33" style:family="text">
      <style:text-properties style:font-name="Times New Roman" style:font-name-asian="Times New Roman" style:font-name-complex="Times New Roman"/>
    </style:style>
    <style:style style:name="T43_34" style:family="text">
      <style:text-properties style:font-name="Times New Roman" style:font-name-asian="Times New Roman" style:font-name-complex="Times New Roman"/>
    </style:style>
    <style:style style:name="T43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36" style:family="text">
      <style:text-properties style:font-name="Times New Roman" style:font-name-asian="Times New Roman" style:font-name-complex="Times New Roman"/>
    </style:style>
    <style:style style:name="T43_37" style:family="text">
      <style:text-properties style:font-name="Times New Roman" style:font-name-asian="Times New Roman" style:font-name-complex="Times New Roman"/>
    </style:style>
    <style:style style:name="T43_38" style:family="text">
      <style:text-properties style:font-name="Times New Roman" style:font-name-asian="Times New Roman" style:font-name-complex="Times New Roman"/>
    </style:style>
    <style:style style:name="T43_39" style:family="text">
      <style:text-properties style:font-name="Times New Roman" style:font-name-asian="Times New Roman" style:font-name-complex="Times New Roman"/>
    </style:style>
    <style:style style:name="T43_40" style:family="text">
      <style:text-properties style:font-name="Times New Roman" style:font-name-asian="Times New Roman" style:font-name-complex="Times New Roman"/>
    </style:style>
    <style:style style:name="T43_41" style:family="text">
      <style:text-properties style:font-name="Times New Roman" style:font-name-asian="Times New Roman" style:font-name-complex="Times New Roman"/>
    </style:style>
    <style:style style:name="T43_42" style:family="text">
      <style:text-properties style:font-name="Times New Roman" style:font-name-asian="Times New Roman" style:font-name-complex="Times New Roman"/>
    </style:style>
    <style:style style:name="T43_43" style:family="text">
      <style:text-properties style:font-name="Times New Roman" style:font-name-asian="Times New Roman" style:font-name-complex="Times New Roman"/>
    </style:style>
    <style:style style:name="T43_44" style:family="text">
      <style:text-properties style:font-name="Times New Roman" style:font-name-asian="Times New Roman" style:font-name-complex="Times New Roman"/>
    </style:style>
    <style:style style:name="T43_45" style:family="text">
      <style:text-properties style:font-name="Times New Roman" style:font-name-asian="Times New Roman" style:font-name-complex="Times New Roman"/>
    </style:style>
    <style:style style:name="T43_46" style:family="text">
      <style:text-properties style:font-name="Times New Roman" style:font-name-asian="Times New Roman" style:font-name-complex="Times New Roman"/>
    </style:style>
    <style:style style:name="T43_47" style:family="text">
      <style:text-properties style:font-name="Times New Roman" style:font-name-asian="Times New Roman" style:font-name-complex="Times New Roman"/>
    </style:style>
    <style:style style:name="T43_48" style:family="text">
      <style:text-properties style:font-name="Times New Roman" style:font-name-asian="Times New Roman" style:font-name-complex="Times New Roman"/>
    </style:style>
    <style:style style:name="T43_49" style:family="text">
      <style:text-properties style:font-name="Times New Roman" style:font-name-asian="Times New Roman" style:font-name-complex="Times New Roman"/>
    </style:style>
    <style:style style:name="T43_50" style:family="text">
      <style:text-properties style:font-name="Times New Roman" style:font-name-asian="Times New Roman" style:font-name-complex="Times New Roman"/>
    </style:style>
    <style:style style:name="T43_51" style:family="text">
      <style:text-properties style:font-name="Times New Roman" style:font-name-asian="Times New Roman" style:font-name-complex="Times New Roman"/>
    </style:style>
    <style:style style:name="T43_52" style:family="text">
      <style:text-properties style:font-name="Times New Roman" style:font-name-asian="Times New Roman" style:font-name-complex="Times New Roman"/>
    </style:style>
    <style:style style:name="T43_53" style:family="text">
      <style:text-properties style:font-name="Times New Roman" style:font-name-asian="Times New Roman" style:font-name-complex="Times New Roman"/>
    </style:style>
    <style:style style:name="T43_54" style:family="text">
      <style:text-properties style:font-name="Times New Roman" style:font-name-asian="Times New Roman" style:font-name-complex="Times New Roman"/>
    </style:style>
    <style:style style:name="T43_55" style:family="text">
      <style:text-properties style:font-name="Times New Roman" style:font-name-asian="Times New Roman" style:font-name-complex="Times New Roman"/>
    </style:style>
    <style:style style:name="T43_56" style:family="text">
      <style:text-properties style:font-name="Times New Roman" style:font-name-asian="Times New Roman" style:font-name-complex="Times New Roman"/>
    </style:style>
    <style:style style:name="T43_57" style:family="text">
      <style:text-properties style:font-name="Times New Roman" style:font-name-asian="Times New Roman" style:font-name-complex="Times New Roman"/>
    </style:style>
    <style:style style:name="T43_58" style:family="text">
      <style:text-properties style:font-name="Times New Roman" style:font-name-asian="Times New Roman" style:font-name-complex="Times New Roman"/>
    </style:style>
    <style:style style:name="T43_59" style:family="text">
      <style:text-properties style:font-name="Times New Roman" style:font-name-asian="Times New Roman" style:font-name-complex="Times New Roman"/>
    </style:style>
    <style:style style:name="T43_60" style:family="text">
      <style:text-properties style:font-name="Times New Roman" style:font-name-asian="Times New Roman" style:font-name-complex="Times New Roman"/>
    </style:style>
    <style:style style:name="T43_61" style:family="text">
      <style:text-properties style:font-name="Times New Roman" style:font-name-asian="Times New Roman" style:font-name-complex="Times New Roman"/>
    </style:style>
    <style:style style:name="T43_62" style:family="text">
      <style:text-properties style:font-name="Times New Roman" style:font-name-asian="Times New Roman" style:font-name-complex="Times New Roman"/>
    </style:style>
    <style:style style:name="T43_63" style:family="text">
      <style:text-properties style:font-name="Times New Roman" style:font-name-asian="Times New Roman" style:font-name-complex="Times New Roman"/>
    </style:style>
    <style:style style:name="T43_64" style:family="text">
      <style:text-properties style:font-name="Times New Roman" style:font-name-asian="Times New Roman" style:font-name-complex="Times New Roman"/>
    </style:style>
    <style:style style:name="T43_65" style:family="text">
      <style:text-properties style:font-name="Times New Roman" style:font-name-asian="Times New Roman" style:font-name-complex="Times New Roman"/>
    </style:style>
    <style:style style:name="T43_66" style:family="text">
      <style:text-properties style:font-name="Times New Roman" style:font-name-asian="Times New Roman" style:font-name-complex="Times New Roman"/>
    </style:style>
    <style:style style:name="T43_67" style:family="text">
      <style:text-properties style:font-name="Times New Roman" style:font-name-asian="Times New Roman" style:font-name-complex="Times New Roman"/>
    </style:style>
    <style:style style:name="T43_68" style:family="text">
      <style:text-properties style:font-name="Times New Roman" style:font-name-asian="Times New Roman" style:font-name-complex="Times New Roman"/>
    </style:style>
    <style:style style:name="T43_69" style:family="text">
      <style:text-properties style:font-name="Times New Roman" style:font-name-asian="Times New Roman" style:font-name-complex="Times New Roman"/>
    </style:style>
    <style:style style:name="T43_70" style:family="text">
      <style:text-properties style:font-name="Times New Roman" style:font-name-asian="Times New Roman" style:font-name-complex="Times New Roman"/>
    </style:style>
    <style:style style:name="T43_71" style:family="text">
      <style:text-properties style:font-name="Times New Roman" style:font-name-asian="Times New Roman" style:font-name-complex="Times New Roman"/>
    </style:style>
    <style:style style:name="T43_72" style:family="text">
      <style:text-properties style:font-name="Times New Roman" style:font-name-asian="Times New Roman" style:font-name-complex="Times New Roman"/>
    </style:style>
    <style:style style:name="T43_73" style:family="text">
      <style:text-properties style:font-name="Times New Roman" style:font-name-asian="Times New Roman" style:font-name-complex="Times New Roman"/>
    </style:style>
    <style:style style:name="T43_74" style:family="text">
      <style:text-properties style:font-name="Times New Roman" style:font-name-asian="Times New Roman" style:font-name-complex="Times New Roman"/>
    </style:style>
    <style:style style:name="T43_75" style:family="text">
      <style:text-properties style:font-name="Times New Roman" style:font-name-asian="Times New Roman" style:font-name-complex="Times New Roman"/>
    </style:style>
    <style:style style:name="T43_76" style:family="text">
      <style:text-properties style:font-name="Times New Roman" style:font-name-asian="Times New Roman" style:font-name-complex="Times New Roman"/>
    </style:style>
    <style:style style:name="T43_77" style:family="text">
      <style:text-properties style:font-name="Times New Roman" style:font-name-asian="Times New Roman" style:font-name-complex="Times New Roman"/>
    </style:style>
    <style:style style:name="T43_78" style:family="text">
      <style:text-properties style:font-name="Times New Roman" style:font-name-asian="Times New Roman" style:font-name-complex="Times New Roman"/>
    </style:style>
    <style:style style:name="T43_79" style:family="text">
      <style:text-properties style:font-name="Times New Roman" style:font-name-asian="Times New Roman" style:font-name-complex="Times New Roman"/>
    </style:style>
    <style:style style:name="T43_80" style:family="text">
      <style:text-properties style:font-name="Times New Roman" style:font-name-asian="Times New Roman" style:font-name-complex="Times New Roman"/>
    </style:style>
    <style:style style:name="T43_81" style:family="text">
      <style:text-properties style:font-name="Times New Roman" style:font-name-asian="Times New Roman" style:font-name-complex="Times New Roman"/>
    </style:style>
    <style:style style:name="T43_82" style:family="text">
      <style:text-properties style:font-name="Times New Roman" style:font-name-asian="Times New Roman" style:font-name-complex="Times New Roman"/>
    </style:style>
    <style:style style:name="T43_83" style:family="text">
      <style:text-properties style:font-name="Times New Roman" style:font-name-asian="Times New Roman" style:font-name-complex="Times New Roman"/>
    </style:style>
    <style:style style:name="T43_84" style:family="text">
      <style:text-properties style:font-name="Times New Roman" style:font-name-asian="Times New Roman" style:font-name-complex="Times New Roman"/>
    </style:style>
    <style:style style:name="T43_85" style:family="text">
      <style:text-properties style:font-name="Times New Roman" style:font-name-asian="Times New Roman" style:font-name-complex="Times New Roman"/>
    </style:style>
    <style:style style:name="T43_86" style:family="text">
      <style:text-properties style:font-name="Times New Roman" style:font-name-asian="Times New Roman" style:font-name-complex="Times New Roman"/>
    </style:style>
    <style:style style:name="T43_87" style:family="text">
      <style:text-properties style:font-name="Times New Roman" style:font-name-asian="Times New Roman" style:font-name-complex="Times New Roman"/>
    </style:style>
    <style:style style:name="T43_8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89" style:family="text">
      <style:text-properties style:font-name="Times New Roman" style:font-name-asian="Times New Roman" style:font-name-complex="Times New Roman"/>
    </style:style>
    <style:style style:name="T43_90" style:family="text">
      <style:text-properties style:font-name="Times New Roman" style:font-name-asian="Times New Roman" style:font-name-complex="Times New Roman"/>
    </style:style>
    <style:style style:name="T43_91" style:family="text">
      <style:text-properties style:font-name="Times New Roman" style:font-name-asian="Times New Roman" style:font-name-complex="Times New Roman"/>
    </style:style>
    <style:style style:name="T43_92" style:family="text">
      <style:text-properties style:font-name="Times New Roman" style:font-name-asian="Times New Roman" style:font-name-complex="Times New Roman"/>
    </style:style>
    <style:style style:name="T43_93" style:family="text">
      <style:text-properties style:font-name="Times New Roman" style:font-name-asian="Times New Roman" style:font-name-complex="Times New Roman"/>
    </style:style>
    <style:style style:name="T43_94" style:family="text">
      <style:text-properties style:font-name="Times New Roman" style:font-name-asian="Times New Roman" style:font-name-complex="Times New Roman"/>
    </style:style>
    <style:style style:name="T43_95" style:family="text">
      <style:text-properties style:font-name="Times New Roman" style:font-name-asian="Times New Roman" style:font-name-complex="Times New Roman"/>
    </style:style>
    <style:style style:name="T43_96" style:family="text">
      <style:text-properties style:font-name="Times New Roman" style:font-name-asian="Times New Roman" style:font-name-complex="Times New Roman"/>
    </style:style>
    <style:style style:name="T43_97" style:family="text">
      <style:text-properties style:font-name="Times New Roman" style:font-name-asian="Times New Roman" style:font-name-complex="Times New Roman"/>
    </style:style>
    <style:style style:name="T43_98" style:family="text">
      <style:text-properties style:font-name="Times New Roman" style:font-name-asian="Times New Roman" style:font-name-complex="Times New Roman"/>
    </style:style>
    <style:style style:name="T43_99" style:family="text">
      <style:text-properties style:font-name="Times New Roman" style:font-name-asian="Times New Roman" style:font-name-complex="Times New Roman"/>
    </style:style>
    <style:style style:name="T43_100" style:family="text">
      <style:text-properties style:font-name="Times New Roman" style:font-name-asian="Times New Roman" style:font-name-complex="Times New Roman"/>
    </style:style>
    <style:style style:name="T43_101" style:family="text">
      <style:text-properties style:font-name="Times New Roman" style:font-name-asian="Times New Roman" style:font-name-complex="Times New Roman"/>
    </style:style>
    <style:style style:name="T43_102" style:family="text">
      <style:text-properties style:font-name="Times New Roman" style:font-name-asian="Times New Roman" style:font-name-complex="Times New Roman"/>
    </style:style>
    <style:style style:name="T43_103" style:family="text">
      <style:text-properties style:font-name="Times New Roman" style:font-name-asian="Times New Roman" style:font-name-complex="Times New Roman"/>
    </style:style>
    <style:style style:name="T43_104" style:family="text">
      <style:text-properties style:font-name="Times New Roman" style:font-name-asian="Times New Roman" style:font-name-complex="Times New Roman"/>
    </style:style>
    <style:style style:name="T43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3_106" style:family="text">
      <style:text-properties style:font-name="Times New Roman" style:font-name-asian="Times New Roman" style:font-name-complex="Times New Roman"/>
    </style:style>
    <style:style style:name="T43_107" style:family="text">
      <style:text-properties style:font-name="Times New Roman" style:font-name-asian="Times New Roman" style:font-name-complex="Times New Roman"/>
    </style:style>
    <style:style style:name="T43_108" style:family="text">
      <style:text-properties style:font-name="Times New Roman" style:font-name-asian="Times New Roman" style:font-name-complex="Times New Roman"/>
    </style:style>
    <style:style style:name="T43_109" style:family="text">
      <style:text-properties style:font-name="Times New Roman" style:font-name-asian="Times New Roman" style:font-name-complex="Times New Roman"/>
    </style:style>
    <style:style style:name="T43_110" style:family="text">
      <style:text-properties style:font-name="Times New Roman" style:font-name-asian="Times New Roman" style:font-name-complex="Times New Roman"/>
    </style:style>
    <style:style style:name="T43_111" style:family="text">
      <style:text-properties style:font-name="Times New Roman" style:font-name-asian="Times New Roman" style:font-name-complex="Times New Roman"/>
    </style:style>
    <style:style style:name="T43_112" style:family="text">
      <style:text-properties style:font-name="Times New Roman" style:font-name-asian="Times New Roman" style:font-name-complex="Times New Roman"/>
    </style:style>
    <style:style style:name="T43_113" style:family="text">
      <style:text-properties style:font-name="Times New Roman" style:font-name-asian="Times New Roman" style:font-name-complex="Times New Roman"/>
    </style:style>
    <style:style style:name="T43_114" style:family="text">
      <style:text-properties style:font-name="Times New Roman" style:font-name-asian="Times New Roman" style:font-name-complex="Times New Roman"/>
    </style:style>
    <style:style style:name="T43_115" style:family="text">
      <style:text-properties style:font-name="Times New Roman" style:font-name-asian="Times New Roman" style:font-name-complex="Times New Roman"/>
    </style:style>
    <style:style style:name="T43_116" style:family="text">
      <style:text-properties style:font-name="Times New Roman" style:font-name-asian="Times New Roman" style:font-name-complex="Times New Roman"/>
    </style:style>
    <style:style style:name="T43_117" style:family="text">
      <style:text-properties style:font-name="Times New Roman" style:font-name-asian="Times New Roman" style:font-name-complex="Times New Roman"/>
    </style:style>
    <style:style style:name="T43_118" style:family="text">
      <style:text-properties style:font-name="Times New Roman" style:font-name-asian="Times New Roman" style:font-name-complex="Times New Roman"/>
    </style:style>
    <style:style style:name="T43_119" style:family="text">
      <style:text-properties style:font-name="Times New Roman" style:font-name-asian="Times New Roman" style:font-name-complex="Times New Roman"/>
    </style:style>
    <style:style style:name="T43_120" style:family="text">
      <style:text-properties style:font-name="Times New Roman" style:font-name-asian="Times New Roman" style:font-name-complex="Times New Roman"/>
    </style:style>
    <style:style style:name="T43_121" style:family="text">
      <style:text-properties style:font-name="Times New Roman" style:font-name-asian="Times New Roman" style:font-name-complex="Times New Roman"/>
    </style:style>
    <style:style style:name="T43_122" style:family="text">
      <style:text-properties style:font-name="Times New Roman" style:font-name-asian="Times New Roman" style:font-name-complex="Times New Roman"/>
    </style:style>
    <style:style style:name="T43_123" style:family="text">
      <style:text-properties style:font-name="Times New Roman" style:font-name-asian="Times New Roman" style:font-name-complex="Times New Roman"/>
    </style:style>
    <style:style style:name="T43_124" style:family="text">
      <style:text-properties style:font-name="Times New Roman" style:font-name-asian="Times New Roman" style:font-name-complex="Times New Roman"/>
    </style:style>
    <style:style style:name="T43_125" style:family="text">
      <style:text-properties style:font-name="Times New Roman" style:font-name-asian="Times New Roman" style:font-name-complex="Times New Roman"/>
    </style:style>
    <style:style style:name="T43_126" style:family="text">
      <style:text-properties style:font-name="Times New Roman" style:font-name-asian="Times New Roman" style:font-name-complex="Times New Roman"/>
    </style:style>
    <style:style style:name="T43_127" style:family="text">
      <style:text-properties style:font-name="Times New Roman" style:font-name-asian="Times New Roman" style:font-name-complex="Times New Roman"/>
    </style:style>
    <style:style style:name="T43_128" style:family="text">
      <style:text-properties style:font-name="Times New Roman" style:font-name-asian="Times New Roman" style:font-name-complex="Times New Roman"/>
    </style:style>
    <style:style style:name="T43_129" style:family="text">
      <style:text-properties style:font-name="Times New Roman" style:font-name-asian="Times New Roman" style:font-name-complex="Times New Roman"/>
    </style:style>
    <style:style style:name="T43_130" style:family="text">
      <style:text-properties style:font-name="Times New Roman" style:font-name-asian="Times New Roman" style:font-name-complex="Times New Roman"/>
    </style:style>
    <style:style style:name="T43_131" style:family="text">
      <style:text-properties style:font-name="Times New Roman" style:font-name-asian="Times New Roman" style:font-name-complex="Times New Roman"/>
    </style:style>
    <style:style style:name="T43_132" style:family="text">
      <style:text-properties style:font-name="Times New Roman" style:font-name-asian="Times New Roman" style:font-name-complex="Times New Roman"/>
    </style:style>
    <style:style style:name="T43_133" style:family="text">
      <style:text-properties style:font-name="Times New Roman" style:font-name-asian="Times New Roman" style:font-name-complex="Times New Roman"/>
    </style:style>
    <style:style style:name="T43_134" style:family="text">
      <style:text-properties style:font-name="Times New Roman" style:font-name-asian="Times New Roman" style:font-name-complex="Times New Roman"/>
    </style:style>
    <style:style style:name="T43_135" style:family="text">
      <style:text-properties style:font-name="Times New Roman" style:font-name-asian="Times New Roman" style:font-name-complex="Times New Roman"/>
    </style:style>
    <style:style style:name="T43_136" style:family="text">
      <style:text-properties style:font-name="Times New Roman" style:font-name-asian="Times New Roman" style:font-name-complex="Times New Roman"/>
    </style:style>
    <style:style style:name="T43_137" style:family="text">
      <style:text-properties style:font-name="Times New Roman" style:font-name-asian="Times New Roman" style:font-name-complex="Times New Roman"/>
    </style:style>
    <style:style style:name="T43_138" style:family="text">
      <style:text-properties style:font-name="Times New Roman" style:font-name-asian="Times New Roman" style:font-name-complex="Times New Roman"/>
    </style:style>
    <style:style style:name="T43_139" style:family="text">
      <style:text-properties style:font-name="Times New Roman" style:font-name-asian="Times New Roman" style:font-name-complex="Times New Roman"/>
    </style:style>
    <style:style style:name="T43_140" style:family="text">
      <style:text-properties style:font-name="Times New Roman" style:font-name-asian="Times New Roman" style:font-name-complex="Times New Roman"/>
    </style:style>
    <style:style style:name="T43_141" style:family="text">
      <style:text-properties style:font-name="Times New Roman" style:font-name-asian="Times New Roman" style:font-name-complex="Times New Roman"/>
    </style:style>
    <style:style style:name="T43_142" style:family="text">
      <style:text-properties style:font-name="Times New Roman" style:font-name-asian="Times New Roman" style:font-name-complex="Times New Roman"/>
    </style:style>
    <style:style style:name="T43_143" style:family="text">
      <style:text-properties style:font-name="Times New Roman" style:font-name-asian="Times New Roman" style:font-name-complex="Times New Roman"/>
    </style:style>
    <style:style style:name="T43_144" style:family="text">
      <style:text-properties style:font-name="Times New Roman" style:font-name-asian="Times New Roman" style:font-name-complex="Times New Roman"/>
    </style:style>
    <style:style style:name="T43_145" style:family="text">
      <style:text-properties style:font-name="Times New Roman" style:font-name-asian="Times New Roman" style:font-name-complex="Times New Roman"/>
    </style:style>
    <style:style style:name="T43_146" style:family="text">
      <style:text-properties style:font-name="Times New Roman" style:font-name-asian="Times New Roman" style:font-name-complex="Times New Roman"/>
    </style:style>
    <style:style style:name="T43_147" style:family="text">
      <style:text-properties style:font-name="Times New Roman" style:font-name-asian="Times New Roman" style:font-name-complex="Times New Roman"/>
    </style:style>
    <style:style style:name="T43_148" style:family="text">
      <style:text-properties style:font-name="Times New Roman" style:font-name-asian="Times New Roman" style:font-name-complex="Times New Roman"/>
    </style:style>
    <style:style style:name="T43_149" style:family="text">
      <style:text-properties style:font-name="Times New Roman" style:font-name-asian="Times New Roman" style:font-name-complex="Times New Roman"/>
    </style:style>
    <style:style style:name="T43_150" style:family="text">
      <style:text-properties style:font-name="Times New Roman" style:font-name-asian="Times New Roman" style:font-name-complex="Times New Roman"/>
    </style:style>
    <style:style style:name="T43_151" style:family="text">
      <style:text-properties style:font-name="Times New Roman" style:font-name-asian="Times New Roman" style:font-name-complex="Times New Roman"/>
    </style:style>
    <style:style style:name="T43_152" style:family="text">
      <style:text-properties style:font-name="Times New Roman" style:font-name-asian="Times New Roman" style:font-name-complex="Times New Roman"/>
    </style:style>
    <style:style style:name="T43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3_154" style:family="text">
      <style:text-properties style:font-name="Times New Roman" style:font-name-asian="Times New Roman" style:font-name-complex="Times New Roman"/>
    </style:style>
    <style:style style:name="T43_155" style:family="text">
      <style:text-properties style:font-name="Times New Roman" style:font-name-asian="Times New Roman" style:font-name-complex="Times New Roman"/>
    </style:style>
    <style:style style:name="T43_156" style:family="text">
      <style:text-properties style:font-name="Times New Roman" style:font-name-asian="Times New Roman" style:font-name-complex="Times New Roman"/>
    </style:style>
    <style:style style:name="T43_157" style:family="text">
      <style:text-properties style:font-name="Times New Roman" style:font-name-asian="Times New Roman" style:font-name-complex="Times New Roman"/>
    </style:style>
    <style:style style:name="T43_158" style:family="text">
      <style:text-properties style:font-name="Times New Roman" style:font-name-asian="Times New Roman" style:font-name-complex="Times New Roman"/>
    </style:style>
    <style:style style:name="T43_159" style:family="text">
      <style:text-properties style:font-name="Times New Roman" style:font-name-asian="Times New Roman" style:font-name-complex="Times New Roman"/>
    </style:style>
    <style:style style:name="T43_160" style:family="text">
      <style:text-properties style:font-name="Times New Roman" style:font-name-asian="Times New Roman" style:font-name-complex="Times New Roman"/>
    </style:style>
    <style:style style:name="T43_161" style:family="text">
      <style:text-properties style:font-name="Times New Roman" style:font-name-asian="Times New Roman" style:font-name-complex="Times New Roman"/>
    </style:style>
    <style:style style:name="T43_162" style:family="text">
      <style:text-properties style:font-name="Times New Roman" style:font-name-asian="Times New Roman" style:font-name-complex="Times New Roman"/>
    </style:style>
    <style:style style:name="T43_163" style:family="text">
      <style:text-properties style:font-name="Times New Roman" style:font-name-asian="Times New Roman" style:font-name-complex="Times New Roman"/>
    </style:style>
    <style:style style:name="T43_164" style:family="text">
      <style:text-properties style:font-name="Times New Roman" style:font-name-asian="Times New Roman" style:font-name-complex="Times New Roman"/>
    </style:style>
    <style:style style:name="T43_165" style:family="text">
      <style:text-properties style:font-name="Times New Roman" style:font-name-asian="Times New Roman" style:font-name-complex="Times New Roman"/>
    </style:style>
    <style:style style:name="T43_166" style:family="text">
      <style:text-properties style:font-name="Times New Roman" style:font-name-asian="Times New Roman" style:font-name-complex="Times New Roman"/>
    </style:style>
    <style:style style:name="T43_167" style:family="text">
      <style:text-properties style:font-name="Times New Roman" style:font-name-asian="Times New Roman" style:font-name-complex="Times New Roman"/>
    </style:style>
    <style:style style:name="T43_168" style:family="text">
      <style:text-properties style:font-name="Times New Roman" style:font-name-asian="Times New Roman" style:font-name-complex="Times New Roman"/>
    </style:style>
    <style:style style:name="T43_169" style:family="text">
      <style:text-properties style:font-name="Times New Roman" style:font-name-asian="Times New Roman" style:font-name-complex="Times New Roman"/>
    </style:style>
    <style:style style:name="T43_170" style:family="text">
      <style:text-properties style:font-name="Times New Roman" style:font-name-asian="Times New Roman" style:font-name-complex="Times New Roman"/>
    </style:style>
    <style:style style:name="T43_171" style:family="text">
      <style:text-properties style:font-name="Times New Roman" style:font-name-asian="Times New Roman" style:font-name-complex="Times New Roman"/>
    </style:style>
    <style:style style:name="T43_172" style:family="text">
      <style:text-properties style:font-name="Times New Roman" style:font-name-asian="Times New Roman" style:font-name-complex="Times New Roman"/>
    </style:style>
    <style:style style:name="T43_173" style:family="text">
      <style:text-properties style:font-name="Times New Roman" style:font-name-asian="Times New Roman" style:font-name-complex="Times New Roman"/>
    </style:style>
    <style:style style:name="T43_174" style:family="text">
      <style:text-properties style:font-name="Times New Roman" style:font-name-asian="Times New Roman" style:font-name-complex="Times New Roman"/>
    </style:style>
    <style:style style:name="T43_175" style:family="text">
      <style:text-properties style:font-name="Times New Roman" style:font-name-asian="Times New Roman" style:font-name-complex="Times New Roman"/>
    </style:style>
    <style:style style:name="T43_176" style:family="text">
      <style:text-properties style:font-name="Times New Roman" style:font-name-asian="Times New Roman" style:font-name-complex="Times New Roman"/>
    </style:style>
    <style:style style:name="T43_177" style:family="text">
      <style:text-properties style:font-name="Times New Roman" style:font-name-asian="Times New Roman" style:font-name-complex="Times New Roman"/>
    </style:style>
    <style:style style:name="T43_178" style:family="text">
      <style:text-properties style:font-name="Times New Roman" style:font-name-asian="Times New Roman" style:font-name-complex="Times New Roman"/>
    </style:style>
    <style:style style:name="T43_179" style:family="text">
      <style:text-properties style:font-name="Times New Roman" style:font-name-asian="Times New Roman" style:font-name-complex="Times New Roman"/>
    </style:style>
    <style:style style:name="T43_180" style:family="text">
      <style:text-properties style:font-name="Times New Roman" style:font-name-asian="Times New Roman" style:font-name-complex="Times New Roman"/>
    </style:style>
    <style:style style:name="T43_181" style:family="text">
      <style:text-properties style:font-name="Times New Roman" style:font-name-asian="Times New Roman" style:font-name-complex="Times New Roman"/>
    </style:style>
    <style:style style:name="T43_182" style:family="text">
      <style:text-properties style:font-name="Times New Roman" style:font-name-asian="Times New Roman" style:font-name-complex="Times New Roman"/>
    </style:style>
    <style:style style:name="T43_183" style:family="text">
      <style:text-properties style:font-name="Times New Roman" style:font-name-asian="Times New Roman" style:font-name-complex="Times New Roman"/>
    </style:style>
    <style:style style:name="T43_184" style:family="text">
      <style:text-properties style:font-name="Times New Roman" style:font-name-asian="Times New Roman" style:font-name-complex="Times New Roman"/>
    </style:style>
    <style:style style:name="T43_185" style:family="text">
      <style:text-properties style:font-name="Times New Roman" style:font-name-asian="Times New Roman" style:font-name-complex="Times New Roman"/>
    </style:style>
    <style:style style:name="T43_186" style:family="text">
      <style:text-properties style:font-name="Times New Roman" style:font-name-asian="Times New Roman" style:font-name-complex="Times New Roman"/>
    </style:style>
    <style:style style:name="T43_187" style:family="text">
      <style:text-properties style:font-name="Times New Roman" style:font-name-asian="Times New Roman" style:font-name-complex="Times New Roman"/>
    </style:style>
    <style:style style:name="T43_188" style:family="text">
      <style:text-properties style:font-name="Times New Roman" style:font-name-asian="Times New Roman" style:font-name-complex="Times New Roman"/>
    </style:style>
    <style:style style:name="T43_189" style:family="text">
      <style:text-properties style:font-name="Times New Roman" style:font-name-asian="Times New Roman" style:font-name-complex="Times New Roman"/>
    </style:style>
    <style:style style:name="T43_190" style:family="text">
      <style:text-properties style:font-name="Times New Roman" style:font-name-asian="Times New Roman" style:font-name-complex="Times New Roman"/>
    </style:style>
    <style:style style:name="T43_191" style:family="text">
      <style:text-properties style:font-name="Times New Roman" style:font-name-asian="Times New Roman" style:font-name-complex="Times New Roman"/>
    </style:style>
    <style:style style:name="T43_192" style:family="text">
      <style:text-properties style:font-name="Times New Roman" style:font-name-asian="Times New Roman" style:font-name-complex="Times New Roman"/>
    </style:style>
    <style:style style:name="T43_193" style:family="text">
      <style:text-properties style:font-name="Times New Roman" style:font-name-asian="Times New Roman" style:font-name-complex="Times New Roman"/>
    </style:style>
    <style:style style:name="T43_194" style:family="text">
      <style:text-properties style:font-name="Times New Roman" style:font-name-asian="Times New Roman" style:font-name-complex="Times New Roman"/>
    </style:style>
    <style:style style:name="T43_195" style:family="text">
      <style:text-properties style:font-name="Times New Roman" style:font-name-asian="Times New Roman" style:font-name-complex="Times New Roman"/>
    </style:style>
    <style:style style:name="T43_196" style:family="text">
      <style:text-properties style:font-name="Times New Roman" style:font-name-asian="Times New Roman" style:font-name-complex="Times New Roman"/>
    </style:style>
    <style:style style:name="T43_197" style:family="text">
      <style:text-properties style:font-name="Times New Roman" style:font-name-asian="Times New Roman" style:font-name-complex="Times New Roman"/>
    </style:style>
    <style:style style:name="T43_198" style:family="text">
      <style:text-properties style:font-name="Times New Roman" style:font-name-asian="Times New Roman" style:font-name-complex="Times New Roman"/>
    </style:style>
    <style:style style:name="T43_199" style:family="text">
      <style:text-properties style:font-name="Times New Roman" style:font-name-asian="Times New Roman" style:font-name-complex="Times New Roman"/>
    </style:style>
    <style:style style:name="T43_200" style:family="text">
      <style:text-properties style:font-name="Times New Roman" style:font-name-asian="Times New Roman" style:font-name-complex="Times New Roman"/>
    </style:style>
    <style:style style:name="T43_201" style:family="text">
      <style:text-properties style:font-name="Times New Roman" style:font-name-asian="Times New Roman" style:font-name-complex="Times New Roman"/>
    </style:style>
    <style:style style:name="T43_202" style:family="text">
      <style:text-properties style:font-name="Times New Roman" style:font-name-asian="Times New Roman" style:font-name-complex="Times New Roman"/>
    </style:style>
    <style:style style:name="T43_203" style:family="text">
      <style:text-properties style:font-name="Times New Roman" style:font-name-asian="Times New Roman" style:font-name-complex="Times New Roman"/>
    </style:style>
    <style:style style:name="T43_204" style:family="text">
      <style:text-properties style:font-name="Times New Roman" style:font-name-asian="Times New Roman" style:font-name-complex="Times New Roman"/>
    </style:style>
    <style:style style:name="T43_205" style:family="text">
      <style:text-properties style:font-name="Times New Roman" style:font-name-asian="Times New Roman" style:font-name-complex="Times New Roman"/>
    </style:style>
    <style:style style:name="T43_206" style:family="text">
      <style:text-properties style:font-name="Times New Roman" style:font-name-asian="Times New Roman" style:font-name-complex="Times New Roman"/>
    </style:style>
    <style:style style:name="T43_207" style:family="text">
      <style:text-properties style:font-name="Times New Roman" style:font-name-asian="Times New Roman" style:font-name-complex="Times New Roman"/>
    </style:style>
    <style:style style:name="T43_208" style:family="text">
      <style:text-properties style:font-name="Times New Roman" style:font-name-asian="Times New Roman" style:font-name-complex="Times New Roman"/>
    </style:style>
    <style:style style:name="T43_209" style:family="text">
      <style:text-properties style:font-name="Times New Roman" style:font-name-asian="Times New Roman" style:font-name-complex="Times New Roman"/>
    </style:style>
    <style:style style:name="T43_210" style:family="text">
      <style:text-properties style:font-name="Times New Roman" style:font-name-asian="Times New Roman" style:font-name-complex="Times New Roman"/>
    </style:style>
    <style:style style:name="T43_211" style:family="text">
      <style:text-properties style:font-name="Times New Roman" style:font-name-asian="Times New Roman" style:font-name-complex="Times New Roman"/>
    </style:style>
    <style:style style:name="T43_212" style:family="text">
      <style:text-properties style:font-name="Times New Roman" style:font-name-asian="Times New Roman" style:font-name-complex="Times New Roman"/>
    </style:style>
    <style:style style:name="T43_213" style:family="text">
      <style:text-properties style:font-name="Times New Roman" style:font-name-asian="Times New Roman" style:font-name-complex="Times New Roman"/>
    </style:style>
    <style:style style:name="T43_214" style:family="text">
      <style:text-properties style:font-name="Times New Roman" style:font-name-asian="Times New Roman" style:font-name-complex="Times New Roman"/>
    </style:style>
    <style:style style:name="T43_215" style:family="text">
      <style:text-properties style:font-name="Times New Roman" style:font-name-asian="Times New Roman" style:font-name-complex="Times New Roman"/>
    </style:style>
    <style:style style:name="T43_216" style:family="text">
      <style:text-properties style:font-name="Times New Roman" style:font-name-asian="Times New Roman" style:font-name-complex="Times New Roman"/>
    </style:style>
    <style:style style:name="T43_217" style:family="text">
      <style:text-properties style:font-name="Times New Roman" style:font-name-asian="Times New Roman" style:font-name-complex="Times New Roman"/>
    </style:style>
    <style:style style:name="T43_218" style:family="text">
      <style:text-properties style:font-name="Times New Roman" style:font-name-asian="Times New Roman" style:font-name-complex="Times New Roman"/>
    </style:style>
    <style:style style:name="T43_219" style:family="text">
      <style:text-properties style:font-name="Times New Roman" style:font-name-asian="Times New Roman" style:font-name-complex="Times New Roman"/>
    </style:style>
    <style:style style:name="T43_220" style:family="text">
      <style:text-properties style:font-name="Times New Roman" style:font-name-asian="Times New Roman" style:font-name-complex="Times New Roman"/>
    </style:style>
    <style:style style:name="T43_221" style:family="text">
      <style:text-properties style:font-name="Times New Roman" style:font-name-asian="Times New Roman" style:font-name-complex="Times New Roman"/>
    </style:style>
    <style:style style:name="T43_222" style:family="text">
      <style:text-properties style:font-name="Times New Roman" style:font-name-asian="Times New Roman" style:font-name-complex="Times New Roman"/>
    </style:style>
    <style:style style:name="T43_223" style:family="text">
      <style:text-properties style:font-name="Times New Roman" style:font-name-asian="Times New Roman" style:font-name-complex="Times New Roman"/>
    </style:style>
    <style:style style:name="T43_224" style:family="text">
      <style:text-properties style:font-name="Times New Roman" style:font-name-asian="Times New Roman" style:font-name-complex="Times New Roman"/>
    </style:style>
    <style:style style:name="T43_225" style:family="text">
      <style:text-properties style:font-name="Times New Roman" style:font-name-asian="Times New Roman" style:font-name-complex="Times New Roman"/>
    </style:style>
    <style:style style:name="T43_226" style:family="text">
      <style:text-properties style:font-name="Times New Roman" style:font-name-asian="Times New Roman" style:font-name-complex="Times New Roman"/>
    </style:style>
    <style:style style:name="T43_227" style:family="text">
      <style:text-properties style:font-name="Times New Roman" style:font-name-asian="Times New Roman" style:font-name-complex="Times New Roman"/>
    </style:style>
    <style:style style:name="T43_228" style:family="text">
      <style:text-properties style:font-name="Times New Roman" style:font-name-asian="Times New Roman" style:font-name-complex="Times New Roman"/>
    </style:style>
    <style:style style:name="T43_229" style:family="text">
      <style:text-properties style:font-name="Times New Roman" style:font-name-asian="Times New Roman" style:font-name-complex="Times New Roman"/>
    </style:style>
    <style:style style:name="T43_230" style:family="text">
      <style:text-properties style:font-name="Times New Roman" style:font-name-asian="Times New Roman" style:font-name-complex="Times New Roman"/>
    </style:style>
    <style:style style:name="T43_231" style:family="text">
      <style:text-properties style:font-name="Times New Roman" style:font-name-asian="Times New Roman" style:font-name-complex="Times New Roman"/>
    </style:style>
    <style:style style:name="T43_232" style:family="text">
      <style:text-properties style:font-name="Times New Roman" style:font-name-asian="Times New Roman" style:font-name-complex="Times New Roman"/>
    </style:style>
    <style:style style:name="T43_233" style:family="text">
      <style:text-properties style:font-name="Times New Roman" style:font-name-asian="Times New Roman" style:font-name-complex="Times New Roman"/>
    </style:style>
    <style:style style:name="T43_234" style:family="text">
      <style:text-properties style:font-name="Times New Roman" style:font-name-asian="Times New Roman" style:font-name-complex="Times New Roman"/>
    </style:style>
    <style:style style:name="T43_235" style:family="text">
      <style:text-properties style:font-name="Times New Roman" style:font-name-asian="Times New Roman" style:font-name-complex="Times New Roman"/>
    </style:style>
    <style:style style:name="T43_236" style:family="text">
      <style:text-properties style:font-name="Times New Roman" style:font-name-asian="Times New Roman" style:font-name-complex="Times New Roman"/>
    </style:style>
    <style:style style:name="T43_237" style:family="text">
      <style:text-properties style:font-name="Times New Roman" style:font-name-asian="Times New Roman" style:font-name-complex="Times New Roman"/>
    </style:style>
    <style:style style:name="T43_238" style:family="text">
      <style:text-properties style:font-name="Times New Roman" style:font-name-asian="Times New Roman" style:font-name-complex="Times New Roman"/>
    </style:style>
    <style:style style:name="T43_239" style:family="text">
      <style:text-properties style:font-name="Times New Roman" style:font-name-asian="Times New Roman" style:font-name-complex="Times New Roman"/>
    </style:style>
    <style:style style:name="T43_240" style:family="text">
      <style:text-properties style:font-name="Times New Roman" style:font-name-asian="Times New Roman" style:font-name-complex="Times New Roman"/>
    </style:style>
    <style:style style:name="T43_241" style:family="text">
      <style:text-properties style:font-name="Times New Roman" style:font-name-asian="Times New Roman" style:font-name-complex="Times New Roman"/>
    </style:style>
    <style:style style:name="T43_242" style:family="text">
      <style:text-properties style:font-name="Times New Roman" style:font-name-asian="Times New Roman" style:font-name-complex="Times New Roman"/>
    </style:style>
    <style:style style:name="T43_243" style:family="text">
      <style:text-properties style:font-name="Times New Roman" style:font-name-asian="Times New Roman" style:font-name-complex="Times New Roman"/>
    </style:style>
    <style:style style:name="T43_2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46" style:family="text">
      <style:text-properties style:font-name="Times New Roman" style:font-name-asian="Times New Roman" style:font-name-complex="Times New Roman"/>
    </style:style>
    <style:style style:name="T43_247" style:family="text">
      <style:text-properties style:font-name="Times New Roman" style:font-name-asian="Times New Roman" style:font-name-complex="Times New Roman"/>
    </style:style>
    <style:style style:name="T43_248" style:family="text">
      <style:text-properties style:font-name="Times New Roman" style:font-name-asian="Times New Roman" style:font-name-complex="Times New Roman"/>
    </style:style>
    <style:style style:name="T43_24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50" style:family="text">
      <style:text-properties style:font-name="Times New Roman" style:font-name-asian="Times New Roman" style:font-name-complex="Times New Roman"/>
    </style:style>
    <style:style style:name="T43_251" style:family="text">
      <style:text-properties style:font-name="Times New Roman" style:font-name-asian="Times New Roman" style:font-name-complex="Times New Roman"/>
    </style:style>
    <style:style style:name="T43_252" style:family="text">
      <style:text-properties style:font-name="Times New Roman" style:font-name-asian="Times New Roman" style:font-name-complex="Times New Roman"/>
    </style:style>
    <style:style style:name="T43_253" style:family="text">
      <style:text-properties style:font-name="Times New Roman" style:font-name-asian="Times New Roman" style:font-name-complex="Times New Roman"/>
    </style:style>
    <style:style style:name="T43_254" style:family="text">
      <style:text-properties style:font-name="Times New Roman" style:font-name-asian="Times New Roman" style:font-name-complex="Times New Roman"/>
    </style:style>
    <style:style style:name="T43_255" style:family="text">
      <style:text-properties style:font-name="Times New Roman" style:font-name-asian="Times New Roman" style:font-name-complex="Times New Roman"/>
    </style:style>
    <style:style style:name="T43_256" style:family="text">
      <style:text-properties style:font-name="Times New Roman" style:font-name-asian="Times New Roman" style:font-name-complex="Times New Roman"/>
    </style:style>
    <style:style style:name="T43_257" style:family="text">
      <style:text-properties style:font-name="Times New Roman" style:font-name-asian="Times New Roman" style:font-name-complex="Times New Roman"/>
    </style:style>
    <style:style style:name="T43_258" style:family="text">
      <style:text-properties style:font-name="Times New Roman" style:font-name-asian="Times New Roman" style:font-name-complex="Times New Roman"/>
    </style:style>
    <style:style style:name="T43_259" style:family="text">
      <style:text-properties style:font-name="Times New Roman" style:font-name-asian="Times New Roman" style:font-name-complex="Times New Roman"/>
    </style:style>
    <style:style style:name="T43_260" style:family="text">
      <style:text-properties style:font-name="Times New Roman" style:font-name-asian="Times New Roman" style:font-name-complex="Times New Roman"/>
    </style:style>
    <style:style style:name="T43_261" style:family="text">
      <style:text-properties style:font-name="Times New Roman" style:font-name-asian="Times New Roman" style:font-name-complex="Times New Roman"/>
    </style:style>
    <style:style style:name="T43_262" style:family="text">
      <style:text-properties style:font-name="Times New Roman" style:font-name-asian="Times New Roman" style:font-name-complex="Times New Roman"/>
    </style:style>
    <style:style style:name="T43_263" style:family="text">
      <style:text-properties style:font-name="Times New Roman" style:font-name-asian="Times New Roman" style:font-name-complex="Times New Roman"/>
    </style:style>
    <style:style style:name="T43_264" style:family="text">
      <style:text-properties style:font-name="Times New Roman" style:font-name-asian="Times New Roman" style:font-name-complex="Times New Roman"/>
    </style:style>
    <style:style style:name="T43_265" style:family="text">
      <style:text-properties style:font-name="Times New Roman" style:font-name-asian="Times New Roman" style:font-name-complex="Times New Roman"/>
    </style:style>
    <style:style style:name="T43_266" style:family="text">
      <style:text-properties style:font-name="Times New Roman" style:font-name-asian="Times New Roman" style:font-name-complex="Times New Roman"/>
    </style:style>
    <style:style style:name="T43_267" style:family="text">
      <style:text-properties style:font-name="Times New Roman" style:font-name-asian="Times New Roman" style:font-name-complex="Times New Roman"/>
    </style:style>
    <style:style style:name="T43_268" style:family="text">
      <style:text-properties style:font-name="Times New Roman" style:font-name-asian="Times New Roman" style:font-name-complex="Times New Roman"/>
    </style:style>
    <style:style style:name="T43_269" style:family="text">
      <style:text-properties style:font-name="Times New Roman" style:font-name-asian="Times New Roman" style:font-name-complex="Times New Roman"/>
    </style:style>
    <style:style style:name="T43_270" style:family="text">
      <style:text-properties style:font-name="Times New Roman" style:font-name-asian="Times New Roman" style:font-name-complex="Times New Roman"/>
    </style:style>
    <style:style style:name="T43_271" style:family="text">
      <style:text-properties style:font-name="Times New Roman" style:font-name-asian="Times New Roman" style:font-name-complex="Times New Roman"/>
    </style:style>
    <style:style style:name="T43_272" style:family="text">
      <style:text-properties style:font-name="Times New Roman" style:font-name-asian="Times New Roman" style:font-name-complex="Times New Roman"/>
    </style:style>
    <style:style style:name="T43_273" style:family="text">
      <style:text-properties style:font-name="Times New Roman" style:font-name-asian="Times New Roman" style:font-name-complex="Times New Roman"/>
    </style:style>
    <style:style style:name="T43_274" style:family="text">
      <style:text-properties style:font-name="Times New Roman" style:font-name-asian="Times New Roman" style:font-name-complex="Times New Roman"/>
    </style:style>
    <style:style style:name="T43_275" style:family="text">
      <style:text-properties style:font-name="Times New Roman" style:font-name-asian="Times New Roman" style:font-name-complex="Times New Roman"/>
    </style:style>
    <style:style style:name="T43_276" style:family="text">
      <style:text-properties style:font-name="Times New Roman" style:font-name-asian="Times New Roman" style:font-name-complex="Times New Roman"/>
    </style:style>
    <style:style style:name="T43_277" style:family="text">
      <style:text-properties style:font-name="Times New Roman" style:font-name-asian="Times New Roman" style:font-name-complex="Times New Roman"/>
    </style:style>
    <style:style style:name="T43_278" style:family="text">
      <style:text-properties style:font-name="Times New Roman" style:font-name-asian="Times New Roman" style:font-name-complex="Times New Roman"/>
    </style:style>
    <style:style style:name="T43_279" style:family="text">
      <style:text-properties style:font-name="Times New Roman" style:font-name-asian="Times New Roman" style:font-name-complex="Times New Roman"/>
    </style:style>
    <style:style style:name="T43_280" style:family="text">
      <style:text-properties style:font-name="Times New Roman" style:font-name-asian="Times New Roman" style:font-name-complex="Times New Roman"/>
    </style:style>
    <style:style style:name="T43_281" style:family="text">
      <style:text-properties style:font-name="Times New Roman" style:font-name-asian="Times New Roman" style:font-name-complex="Times New Roman"/>
    </style:style>
    <style:style style:name="T43_282" style:family="text">
      <style:text-properties style:font-name="Times New Roman" style:font-name-asian="Times New Roman" style:font-name-complex="Times New Roman"/>
    </style:style>
    <style:style style:name="T43_283" style:family="text">
      <style:text-properties style:font-name="Times New Roman" style:font-name-asian="Times New Roman" style:font-name-complex="Times New Roman"/>
    </style:style>
    <style:style style:name="T43_284" style:family="text">
      <style:text-properties style:font-name="Times New Roman" style:font-name-asian="Times New Roman" style:font-name-complex="Times New Roman"/>
    </style:style>
    <style:style style:name="T43_285" style:family="text">
      <style:text-properties style:font-name="Times New Roman" style:font-name-asian="Times New Roman" style:font-name-complex="Times New Roman"/>
    </style:style>
    <style:style style:name="T43_286" style:family="text">
      <style:text-properties style:font-name="Times New Roman" style:font-name-asian="Times New Roman" style:font-name-complex="Times New Roman"/>
    </style:style>
    <style:style style:name="T43_287" style:family="text">
      <style:text-properties style:font-name="Times New Roman" style:font-name-asian="Times New Roman" style:font-name-complex="Times New Roman"/>
    </style:style>
    <style:style style:name="T43_288" style:family="text" style:parent-style-name="Standard"/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T44_29" style:family="text">
      <style:text-properties style:font-name="Times New Roman" style:font-name-asian="Times New Roman" style:font-name-complex="Times New Roman"/>
    </style:style>
    <style:style style:name="T44_30" style:family="text">
      <style:text-properties style:font-name="Times New Roman" style:font-name-asian="Times New Roman" style:font-name-complex="Times New Roman"/>
    </style:style>
    <style:style style:name="T44_31" style:family="text">
      <style:text-properties style:font-name="Times New Roman" style:font-name-asian="Times New Roman" style:font-name-complex="Times New Roman"/>
    </style:style>
    <style:style style:name="T44_32" style:family="text">
      <style:text-properties style:font-name="Times New Roman" style:font-name-asian="Times New Roman" style:font-name-complex="Times New Roman"/>
    </style:style>
    <style:style style:name="T44_33" style:family="text">
      <style:text-properties style:font-name="Times New Roman" style:font-name-asian="Times New Roman" style:font-name-complex="Times New Roman"/>
    </style:style>
    <style:style style:name="T44_34" style:family="text">
      <style:text-properties style:font-name="Times New Roman" style:font-name-asian="Times New Roman" style:font-name-complex="Times New Roman"/>
    </style:style>
    <style:style style:name="T44_35" style:family="text">
      <style:text-properties style:font-name="Times New Roman" style:font-name-asian="Times New Roman" style:font-name-complex="Times New Roman"/>
    </style:style>
    <style:style style:name="T44_36" style:family="text">
      <style:text-properties style:font-name="Times New Roman" style:font-name-asian="Times New Roman" style:font-name-complex="Times New Roman"/>
    </style:style>
    <style:style style:name="T44_37" style:family="text">
      <style:text-properties style:font-name="Times New Roman" style:font-name-asian="Times New Roman" style:font-name-complex="Times New Roman"/>
    </style:style>
    <style:style style:name="T44_38" style:family="text">
      <style:text-properties style:font-name="Times New Roman" style:font-name-asian="Times New Roman" style:font-name-complex="Times New Roman"/>
    </style:style>
    <style:style style:name="T44_39" style:family="text">
      <style:text-properties style:font-name="Times New Roman" style:font-name-asian="Times New Roman" style:font-name-complex="Times New Roman"/>
    </style:style>
    <style:style style:name="T44_40" style:family="text">
      <style:text-properties style:font-name="Times New Roman" style:font-name-asian="Times New Roman" style:font-name-complex="Times New Roman"/>
    </style:style>
    <style:style style:name="T44_41" style:family="text">
      <style:text-properties style:font-name="Times New Roman" style:font-name-asian="Times New Roman" style:font-name-complex="Times New Roman"/>
    </style:style>
    <style:style style:name="T44_4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3" style:family="text">
      <style:text-properties style:font-name="Times New Roman" style:font-name-asian="Times New Roman" style:font-name-complex="Times New Roman"/>
    </style:style>
    <style:style style:name="T44_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7" style:family="text">
      <style:text-properties style:font-name="Times New Roman" style:font-name-asian="Times New Roman" style:font-name-complex="Times New Roman"/>
    </style:style>
    <style:style style:name="T44_48" style:family="text">
      <style:text-properties style:font-name="Times New Roman" style:font-name-asian="Times New Roman" style:font-name-complex="Times New Roman"/>
    </style:style>
    <style:style style:name="T44_49" style:family="text">
      <style:text-properties style:font-name="Times New Roman" style:font-name-asian="Times New Roman" style:font-name-complex="Times New Roman"/>
    </style:style>
    <style:style style:name="T44_50" style:family="text">
      <style:text-properties style:font-name="Times New Roman" style:font-name-asian="Times New Roman" style:font-name-complex="Times New Roman"/>
    </style:style>
    <style:style style:name="T44_51" style:family="text">
      <style:text-properties style:font-name="Times New Roman" style:font-name-asian="Times New Roman" style:font-name-complex="Times New Roman"/>
    </style:style>
    <style:style style:name="T44_52" style:family="text">
      <style:text-properties style:font-name="Times New Roman" style:font-name-asian="Times New Roman" style:font-name-complex="Times New Roman"/>
    </style:style>
    <style:style style:name="T44_53" style:family="text">
      <style:text-properties style:font-name="Times New Roman" style:font-name-asian="Times New Roman" style:font-name-complex="Times New Roman"/>
    </style:style>
    <style:style style:name="T44_54" style:family="text">
      <style:text-properties style:font-name="Times New Roman" style:font-name-asian="Times New Roman" style:font-name-complex="Times New Roman"/>
    </style:style>
    <style:style style:name="T44_55" style:family="text">
      <style:text-properties style:font-name="Times New Roman" style:font-name-asian="Times New Roman" style:font-name-complex="Times New Roman"/>
    </style:style>
    <style:style style:name="T44_56" style:family="text">
      <style:text-properties style:font-name="Times New Roman" style:font-name-asian="Times New Roman" style:font-name-complex="Times New Roman"/>
    </style:style>
    <style:style style:name="T44_57" style:family="text">
      <style:text-properties style:font-name="Times New Roman" style:font-name-asian="Times New Roman" style:font-name-complex="Times New Roman"/>
    </style:style>
    <style:style style:name="T44_58" style:family="text">
      <style:text-properties style:font-name="Times New Roman" style:font-name-asian="Times New Roman" style:font-name-complex="Times New Roman"/>
    </style:style>
    <style:style style:name="T44_59" style:family="text">
      <style:text-properties style:font-name="Times New Roman" style:font-name-asian="Times New Roman" style:font-name-complex="Times New Roman"/>
    </style:style>
    <style:style style:name="T44_60" style:family="text">
      <style:text-properties style:font-name="Times New Roman" style:font-name-asian="Times New Roman" style:font-name-complex="Times New Roman"/>
    </style:style>
    <style:style style:name="T44_61" style:family="text">
      <style:text-properties style:font-name="Times New Roman" style:font-name-asian="Times New Roman" style:font-name-complex="Times New Roman"/>
    </style:style>
    <style:style style:name="T44_62" style:family="text">
      <style:text-properties style:font-name="Times New Roman" style:font-name-asian="Times New Roman" style:font-name-complex="Times New Roman"/>
    </style:style>
    <style:style style:name="T44_63" style:family="text">
      <style:text-properties style:font-name="Times New Roman" style:font-name-asian="Times New Roman" style:font-name-complex="Times New Roman"/>
    </style:style>
    <style:style style:name="T44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4_65" style:family="text">
      <style:text-properties style:font-name="Times New Roman" style:font-name-asian="Times New Roman" style:font-name-complex="Times New Roman"/>
    </style:style>
    <style:style style:name="T44_66" style:family="text">
      <style:text-properties style:font-name="Times New Roman" style:font-name-asian="Times New Roman" style:font-name-complex="Times New Roman"/>
    </style:style>
    <style:style style:name="T44_67" style:family="text">
      <style:text-properties style:font-name="Times New Roman" style:font-name-asian="Times New Roman" style:font-name-complex="Times New Roman"/>
    </style:style>
    <style:style style:name="T44_68" style:family="text">
      <style:text-properties style:font-name="Times New Roman" style:font-name-asian="Times New Roman" style:font-name-complex="Times New Roman"/>
    </style:style>
    <style:style style:name="T44_69" style:family="text">
      <style:text-properties style:font-name="Times New Roman" style:font-name-asian="Times New Roman" style:font-name-complex="Times New Roman"/>
    </style:style>
    <style:style style:name="T44_70" style:family="text">
      <style:text-properties style:font-name="Times New Roman" style:font-name-asian="Times New Roman" style:font-name-complex="Times New Roman"/>
    </style:style>
    <style:style style:name="T44_71" style:family="text">
      <style:text-properties style:font-name="Times New Roman" style:font-name-asian="Times New Roman" style:font-name-complex="Times New Roman"/>
    </style:style>
    <style:style style:name="T44_72" style:family="text">
      <style:text-properties style:font-name="Times New Roman" style:font-name-asian="Times New Roman" style:font-name-complex="Times New Roman"/>
    </style:style>
    <style:style style:name="T44_7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74" style:family="text">
      <style:text-properties style:font-name="Times New Roman" style:font-name-asian="Times New Roman" style:font-name-complex="Times New Roman"/>
    </style:style>
    <style:style style:name="T44_75" style:family="text">
      <style:text-properties style:font-name="Times New Roman" style:font-name-asian="Times New Roman" style:font-name-complex="Times New Roman"/>
    </style:style>
    <style:style style:name="T44_76" style:family="text">
      <style:text-properties style:font-name="Times New Roman" style:font-name-asian="Times New Roman" style:font-name-complex="Times New Roman"/>
    </style:style>
    <style:style style:name="T44_7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78" style:family="text">
      <style:text-properties style:font-name="Times New Roman" style:font-name-asian="Times New Roman" style:font-name-complex="Times New Roman"/>
    </style:style>
    <style:style style:name="T44_79" style:family="text">
      <style:text-properties style:font-name="Times New Roman" style:font-name-asian="Times New Roman" style:font-name-complex="Times New Roman"/>
    </style:style>
    <style:style style:name="T44_80" style:family="text">
      <style:text-properties style:font-name="Times New Roman" style:font-name-asian="Times New Roman" style:font-name-complex="Times New Roman"/>
    </style:style>
    <style:style style:name="T44_81" style:family="text">
      <style:text-properties style:font-name="Times New Roman" style:font-name-asian="Times New Roman" style:font-name-complex="Times New Roman"/>
    </style:style>
    <style:style style:name="T44_82" style:family="text">
      <style:text-properties style:font-name="Times New Roman" style:font-name-asian="Times New Roman" style:font-name-complex="Times New Roman"/>
    </style:style>
    <style:style style:name="T44_83" style:family="text">
      <style:text-properties style:font-name="Times New Roman" style:font-name-asian="Times New Roman" style:font-name-complex="Times New Roman"/>
    </style:style>
    <style:style style:name="T44_84" style:family="text">
      <style:text-properties style:font-name="Times New Roman" style:font-name-asian="Times New Roman" style:font-name-complex="Times New Roman"/>
    </style:style>
    <style:style style:name="T44_85" style:family="text">
      <style:text-properties style:font-name="Times New Roman" style:font-name-asian="Times New Roman" style:font-name-complex="Times New Roman"/>
    </style:style>
    <style:style style:name="T44_86" style:family="text">
      <style:text-properties style:font-name="Times New Roman" style:font-name-asian="Times New Roman" style:font-name-complex="Times New Roman"/>
    </style:style>
    <style:style style:name="T44_87" style:family="text">
      <style:text-properties style:font-name="Times New Roman" style:font-name-asian="Times New Roman" style:font-name-complex="Times New Roman"/>
    </style:style>
    <style:style style:name="T44_88" style:family="text">
      <style:text-properties style:font-name="Times New Roman" style:font-name-asian="Times New Roman" style:font-name-complex="Times New Roman"/>
    </style:style>
    <style:style style:name="T44_89" style:family="text">
      <style:text-properties style:font-name="Times New Roman" style:font-name-asian="Times New Roman" style:font-name-complex="Times New Roman"/>
    </style:style>
    <style:style style:name="T44_90" style:family="text">
      <style:text-properties style:font-name="Times New Roman" style:font-name-asian="Times New Roman" style:font-name-complex="Times New Roman"/>
    </style:style>
    <style:style style:name="T44_91" style:family="text">
      <style:text-properties style:font-name="Times New Roman" style:font-name-asian="Times New Roman" style:font-name-complex="Times New Roman"/>
    </style:style>
    <style:style style:name="T44_92" style:family="text">
      <style:text-properties style:font-name="Times New Roman" style:font-name-asian="Times New Roman" style:font-name-complex="Times New Roman"/>
    </style:style>
    <style:style style:name="T44_93" style:family="text">
      <style:text-properties style:font-name="Times New Roman" style:font-name-asian="Times New Roman" style:font-name-complex="Times New Roman"/>
    </style:style>
    <style:style style:name="T44_94" style:family="text">
      <style:text-properties style:font-name="Times New Roman" style:font-name-asian="Times New Roman" style:font-name-complex="Times New Roman"/>
    </style:style>
    <style:style style:name="T44_95" style:family="text">
      <style:text-properties style:font-name="Times New Roman" style:font-name-asian="Times New Roman" style:font-name-complex="Times New Roman"/>
    </style:style>
    <style:style style:name="T44_96" style:family="text">
      <style:text-properties style:font-name="Times New Roman" style:font-name-asian="Times New Roman" style:font-name-complex="Times New Roman"/>
    </style:style>
    <style:style style:name="T44_97" style:family="text">
      <style:text-properties style:font-name="Times New Roman" style:font-name-asian="Times New Roman" style:font-name-complex="Times New Roman"/>
    </style:style>
    <style:style style:name="T44_98" style:family="text">
      <style:text-properties style:font-name="Times New Roman" style:font-name-asian="Times New Roman" style:font-name-complex="Times New Roman"/>
    </style:style>
    <style:style style:name="T44_99" style:family="text">
      <style:text-properties style:font-name="Times New Roman" style:font-name-asian="Times New Roman" style:font-name-complex="Times New Roman"/>
    </style:style>
    <style:style style:name="T44_100" style:family="text">
      <style:text-properties style:font-name="Times New Roman" style:font-name-asian="Times New Roman" style:font-name-complex="Times New Roman"/>
    </style:style>
    <style:style style:name="T44_101" style:family="text">
      <style:text-properties style:font-name="Times New Roman" style:font-name-asian="Times New Roman" style:font-name-complex="Times New Roman"/>
    </style:style>
    <style:style style:name="T44_102" style:family="text">
      <style:text-properties style:font-name="Times New Roman" style:font-name-asian="Times New Roman" style:font-name-complex="Times New Roman"/>
    </style:style>
    <style:style style:name="T44_103" style:family="text">
      <style:text-properties style:font-name="Times New Roman" style:font-name-asian="Times New Roman" style:font-name-complex="Times New Roman"/>
    </style:style>
    <style:style style:name="T44_104" style:family="text">
      <style:text-properties style:font-name="Times New Roman" style:font-name-asian="Times New Roman" style:font-name-complex="Times New Roman"/>
    </style:style>
    <style:style style:name="T44_105" style:family="text">
      <style:text-properties style:font-name="Times New Roman" style:font-name-asian="Times New Roman" style:font-name-complex="Times New Roman"/>
    </style:style>
    <style:style style:name="T44_106" style:family="text" style:parent-style-name="Standard"/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font-name="Times New Roman" style:font-name-asian="Times New Roman" style:font-name-complex="Times New Roman"/>
    </style:style>
    <style:style style:name="T45_4" style:family="text">
      <style:text-properties style:font-name="Times New Roman" style:font-name-asian="Times New Roman" style:font-name-complex="Times New Roman"/>
    </style:style>
    <style:style style:name="T45_5" style:family="text">
      <style:text-properties style:font-name="Times New Roman" style:font-name-asian="Times New Roman" style:font-name-complex="Times New Roman"/>
    </style:style>
    <style:style style:name="T45_6" style:family="text">
      <style:text-properties style:font-name="Times New Roman" style:font-name-asian="Times New Roman" style:font-name-complex="Times New Roman"/>
    </style:style>
    <style:style style:name="T45_7" style:family="text">
      <style:text-properties style:font-name="Times New Roman" style:font-name-asian="Times New Roman" style:font-name-complex="Times New Roman"/>
    </style:style>
    <style:style style:name="T45_8" style:family="text">
      <style:text-properties style:font-name="Times New Roman" style:font-name-asian="Times New Roman" style:font-name-complex="Times New Roman"/>
    </style:style>
    <style:style style:name="T45_9" style:family="text">
      <style:text-properties style:font-name="Times New Roman" style:font-name-asian="Times New Roman" style:font-name-complex="Times New Roman"/>
    </style:style>
    <style:style style:name="T45_10" style:family="text">
      <style:text-properties style:font-name="Times New Roman" style:font-name-asian="Times New Roman" style:font-name-complex="Times New Roman"/>
    </style:style>
    <style:style style:name="T45_11" style:family="text">
      <style:text-properties style:font-name="Times New Roman" style:font-name-asian="Times New Roman" style:font-name-complex="Times New Roman"/>
    </style:style>
    <style:style style:name="T45_12" style:family="text">
      <style:text-properties style:font-name="Times New Roman" style:font-name-asian="Times New Roman" style:font-name-complex="Times New Roman"/>
    </style:style>
    <style:style style:name="T45_13" style:family="text">
      <style:text-properties style:font-name="Times New Roman" style:font-name-asian="Times New Roman" style:font-name-complex="Times New Roman"/>
    </style:style>
    <style:style style:name="T45_14" style:family="text">
      <style:text-properties style:font-name="Times New Roman" style:font-name-asian="Times New Roman" style:font-name-complex="Times New Roman"/>
    </style:style>
    <style:style style:name="T45_15" style:family="text">
      <style:text-properties style:font-name="Times New Roman" style:font-name-asian="Times New Roman" style:font-name-complex="Times New Roman"/>
    </style:style>
    <style:style style:name="T45_16" style:family="text">
      <style:text-properties style:font-name="Times New Roman" style:font-name-asian="Times New Roman" style:font-name-complex="Times New Roman"/>
    </style:style>
    <style:style style:name="T45_17" style:family="text">
      <style:text-properties style:font-name="Times New Roman" style:font-name-asian="Times New Roman" style:font-name-complex="Times New Roman"/>
    </style:style>
    <style:style style:name="T45_18" style:family="text">
      <style:text-properties style:font-name="Times New Roman" style:font-name-asian="Times New Roman" style:font-name-complex="Times New Roman"/>
    </style:style>
    <style:style style:name="T45_19" style:family="text">
      <style:text-properties style:font-name="Times New Roman" style:font-name-asian="Times New Roman" style:font-name-complex="Times New Roman"/>
    </style:style>
    <style:style style:name="T45_20" style:family="text">
      <style:text-properties style:font-name="Times New Roman" style:font-name-asian="Times New Roman" style:font-name-complex="Times New Roman"/>
    </style:style>
    <style:style style:name="T45_21" style:family="text">
      <style:text-properties style:font-name="Times New Roman" style:font-name-asian="Times New Roman" style:font-name-complex="Times New Roman"/>
    </style:style>
    <style:style style:name="T45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25" style:family="text">
      <style:text-properties style:font-name="Times New Roman" style:font-name-asian="Times New Roman" style:font-name-complex="Times New Roman"/>
    </style:style>
    <style:style style:name="T45_26" style:family="text">
      <style:text-properties style:font-name="Times New Roman" style:font-name-asian="Times New Roman" style:font-name-complex="Times New Roman"/>
    </style:style>
    <style:style style:name="T45_27" style:family="text">
      <style:text-properties style:font-name="Times New Roman" style:font-name-asian="Times New Roman" style:font-name-complex="Times New Roman"/>
    </style:style>
    <style:style style:name="T45_28" style:family="text">
      <style:text-properties style:font-name="Times New Roman" style:font-name-asian="Times New Roman" style:font-name-complex="Times New Roman"/>
    </style:style>
    <style:style style:name="T45_29" style:family="text">
      <style:text-properties style:font-name="Times New Roman" style:font-name-asian="Times New Roman" style:font-name-complex="Times New Roman"/>
    </style:style>
    <style:style style:name="T45_30" style:family="text">
      <style:text-properties style:font-name="Times New Roman" style:font-name-asian="Times New Roman" style:font-name-complex="Times New Roman"/>
    </style:style>
    <style:style style:name="T45_31" style:family="text">
      <style:text-properties style:font-name="Times New Roman" style:font-name-asian="Times New Roman" style:font-name-complex="Times New Roman"/>
    </style:style>
    <style:style style:name="T45_32" style:family="text">
      <style:text-properties style:font-name="Times New Roman" style:font-name-asian="Times New Roman" style:font-name-complex="Times New Roman"/>
    </style:style>
    <style:style style:name="T45_33" style:family="text">
      <style:text-properties style:font-name="Times New Roman" style:font-name-asian="Times New Roman" style:font-name-complex="Times New Roman"/>
    </style:style>
    <style:style style:name="T45_34" style:family="text">
      <style:text-properties style:font-name="Times New Roman" style:font-name-asian="Times New Roman" style:font-name-complex="Times New Roman"/>
    </style:style>
    <style:style style:name="T45_35" style:family="text">
      <style:text-properties style:font-name="Times New Roman" style:font-name-asian="Times New Roman" style:font-name-complex="Times New Roman"/>
    </style:style>
    <style:style style:name="T45_36" style:family="text">
      <style:text-properties style:font-name="Times New Roman" style:font-name-asian="Times New Roman" style:font-name-complex="Times New Roman"/>
    </style:style>
    <style:style style:name="T45_37" style:family="text">
      <style:text-properties style:font-name="Times New Roman" style:font-name-asian="Times New Roman" style:font-name-complex="Times New Roman"/>
    </style:style>
    <style:style style:name="T45_38" style:family="text">
      <style:text-properties style:font-name="Times New Roman" style:font-name-asian="Times New Roman" style:font-name-complex="Times New Roman"/>
    </style:style>
    <style:style style:name="T45_39" style:family="text">
      <style:text-properties style:font-name="Times New Roman" style:font-name-asian="Times New Roman" style:font-name-complex="Times New Roman"/>
    </style:style>
    <style:style style:name="T45_40" style:family="text">
      <style:text-properties style:font-name="Times New Roman" style:font-name-asian="Times New Roman" style:font-name-complex="Times New Roman"/>
    </style:style>
    <style:style style:name="T45_41" style:family="text">
      <style:text-properties style:font-name="Times New Roman" style:font-name-asian="Times New Roman" style:font-name-complex="Times New Roman"/>
    </style:style>
    <style:style style:name="T45_42" style:family="text">
      <style:text-properties style:font-name="Times New Roman" style:font-name-asian="Times New Roman" style:font-name-complex="Times New Roman"/>
    </style:style>
    <style:style style:name="T45_43" style:family="text">
      <style:text-properties style:font-name="Times New Roman" style:font-name-asian="Times New Roman" style:font-name-complex="Times New Roman"/>
    </style:style>
    <style:style style:name="T45_44" style:family="text">
      <style:text-properties style:font-name="Times New Roman" style:font-name-asian="Times New Roman" style:font-name-complex="Times New Roman"/>
    </style:style>
    <style:style style:name="T45_45" style:family="text">
      <style:text-properties style:font-name="Times New Roman" style:font-name-asian="Times New Roman" style:font-name-complex="Times New Roman"/>
    </style:style>
    <style:style style:name="T45_46" style:family="text">
      <style:text-properties style:font-name="Times New Roman" style:font-name-asian="Times New Roman" style:font-name-complex="Times New Roman"/>
    </style:style>
    <style:style style:name="T45_47" style:family="text">
      <style:text-properties style:font-name="Times New Roman" style:font-name-asian="Times New Roman" style:font-name-complex="Times New Roman"/>
    </style:style>
    <style:style style:name="T45_48" style:family="text">
      <style:text-properties style:font-name="Times New Roman" style:font-name-asian="Times New Roman" style:font-name-complex="Times New Roman"/>
    </style:style>
    <style:style style:name="T45_49" style:family="text">
      <style:text-properties style:font-name="Times New Roman" style:font-name-asian="Times New Roman" style:font-name-complex="Times New Roman"/>
    </style:style>
    <style:style style:name="T45_50" style:family="text">
      <style:text-properties style:font-name="Times New Roman" style:font-name-asian="Times New Roman" style:font-name-complex="Times New Roman"/>
    </style:style>
    <style:style style:name="T45_51" style:family="text">
      <style:text-properties style:font-name="Times New Roman" style:font-name-asian="Times New Roman" style:font-name-complex="Times New Roman"/>
    </style:style>
    <style:style style:name="T45_52" style:family="text">
      <style:text-properties style:font-name="Times New Roman" style:font-name-asian="Times New Roman" style:font-name-complex="Times New Roman"/>
    </style:style>
    <style:style style:name="T45_53" style:family="text">
      <style:text-properties style:font-name="Times New Roman" style:font-name-asian="Times New Roman" style:font-name-complex="Times New Roman"/>
    </style:style>
    <style:style style:name="T45_54" style:family="text">
      <style:text-properties style:font-name="Times New Roman" style:font-name-asian="Times New Roman" style:font-name-complex="Times New Roman"/>
    </style:style>
    <style:style style:name="T45_55" style:family="text">
      <style:text-properties style:font-name="Times New Roman" style:font-name-asian="Times New Roman" style:font-name-complex="Times New Roman"/>
    </style:style>
    <style:style style:name="T45_56" style:family="text">
      <style:text-properties style:font-name="Times New Roman" style:font-name-asian="Times New Roman" style:font-name-complex="Times New Roman"/>
    </style:style>
    <style:style style:name="T45_57" style:family="text">
      <style:text-properties style:font-name="Times New Roman" style:font-name-asian="Times New Roman" style:font-name-complex="Times New Roman"/>
    </style:style>
    <style:style style:name="T45_58" style:family="text">
      <style:text-properties style:font-name="Times New Roman" style:font-name-asian="Times New Roman" style:font-name-complex="Times New Roman"/>
    </style:style>
    <style:style style:name="T45_59" style:family="text">
      <style:text-properties style:font-name="Times New Roman" style:font-name-asian="Times New Roman" style:font-name-complex="Times New Roman"/>
    </style:style>
    <style:style style:name="T45_60" style:family="text">
      <style:text-properties style:font-name="Times New Roman" style:font-name-asian="Times New Roman" style:font-name-complex="Times New Roman"/>
    </style:style>
    <style:style style:name="T45_61" style:family="text">
      <style:text-properties style:font-name="Times New Roman" style:font-name-asian="Times New Roman" style:font-name-complex="Times New Roman"/>
    </style:style>
    <style:style style:name="T45_62" style:family="text">
      <style:text-properties style:font-name="Times New Roman" style:font-name-asian="Times New Roman" style:font-name-complex="Times New Roman"/>
    </style:style>
    <style:style style:name="T45_63" style:family="text">
      <style:text-properties style:font-name="Times New Roman" style:font-name-asian="Times New Roman" style:font-name-complex="Times New Roman"/>
    </style:style>
    <style:style style:name="T45_64" style:family="text">
      <style:text-properties style:font-name="Times New Roman" style:font-name-asian="Times New Roman" style:font-name-complex="Times New Roman"/>
    </style:style>
    <style:style style:name="T45_65" style:family="text">
      <style:text-properties style:font-name="Times New Roman" style:font-name-asian="Times New Roman" style:font-name-complex="Times New Roman"/>
    </style:style>
    <style:style style:name="T45_66" style:family="text">
      <style:text-properties style:font-name="Times New Roman" style:font-name-asian="Times New Roman" style:font-name-complex="Times New Roman"/>
    </style:style>
    <style:style style:name="T45_67" style:family="text">
      <style:text-properties style:font-name="Times New Roman" style:font-name-asian="Times New Roman" style:font-name-complex="Times New Roman"/>
    </style:style>
    <style:style style:name="T45_68" style:family="text">
      <style:text-properties style:font-name="Times New Roman" style:font-name-asian="Times New Roman" style:font-name-complex="Times New Roman"/>
    </style:style>
    <style:style style:name="T45_69" style:family="text">
      <style:text-properties style:font-name="Times New Roman" style:font-name-asian="Times New Roman" style:font-name-complex="Times New Roman"/>
    </style:style>
    <style:style style:name="T45_70" style:family="text">
      <style:text-properties style:font-name="Times New Roman" style:font-name-asian="Times New Roman" style:font-name-complex="Times New Roman"/>
    </style:style>
    <style:style style:name="T45_71" style:family="text">
      <style:text-properties style:font-name="Times New Roman" style:font-name-asian="Times New Roman" style:font-name-complex="Times New Roman"/>
    </style:style>
    <style:style style:name="T45_7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7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7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75" style:family="text">
      <style:text-properties style:font-name="Times New Roman" style:font-name-asian="Times New Roman" style:font-name-complex="Times New Roman"/>
    </style:style>
    <style:style style:name="T45_76" style:family="text">
      <style:text-properties style:font-name="Times New Roman" style:font-name-asian="Times New Roman" style:font-name-complex="Times New Roman"/>
    </style:style>
    <style:style style:name="T45_77" style:family="text">
      <style:text-properties style:font-name="Times New Roman" style:font-name-asian="Times New Roman" style:font-name-complex="Times New Roman"/>
    </style:style>
    <style:style style:name="T45_78" style:family="text">
      <style:text-properties style:font-name="Times New Roman" style:font-name-asian="Times New Roman" style:font-name-complex="Times New Roman"/>
    </style:style>
    <style:style style:name="T45_79" style:family="text">
      <style:text-properties style:font-name="Times New Roman" style:font-name-asian="Times New Roman" style:font-name-complex="Times New Roman"/>
    </style:style>
    <style:style style:name="T45_80" style:family="text">
      <style:text-properties style:font-name="Times New Roman" style:font-name-asian="Times New Roman" style:font-name-complex="Times New Roman"/>
    </style:style>
    <style:style style:name="T45_81" style:family="text">
      <style:text-properties style:font-name="Times New Roman" style:font-name-asian="Times New Roman" style:font-name-complex="Times New Roman"/>
    </style:style>
    <style:style style:name="T45_82" style:family="text">
      <style:text-properties style:font-name="Times New Roman" style:font-name-asian="Times New Roman" style:font-name-complex="Times New Roman"/>
    </style:style>
    <style:style style:name="T45_83" style:family="text">
      <style:text-properties style:font-name="Times New Roman" style:font-name-asian="Times New Roman" style:font-name-complex="Times New Roman"/>
    </style:style>
    <style:style style:name="T45_84" style:family="text">
      <style:text-properties style:font-name="Times New Roman" style:font-name-asian="Times New Roman" style:font-name-complex="Times New Roman"/>
    </style:style>
    <style:style style:name="T45_85" style:family="text">
      <style:text-properties style:font-name="Times New Roman" style:font-name-asian="Times New Roman" style:font-name-complex="Times New Roman"/>
    </style:style>
    <style:style style:name="T45_86" style:family="text">
      <style:text-properties style:font-name="Times New Roman" style:font-name-asian="Times New Roman" style:font-name-complex="Times New Roman"/>
    </style:style>
    <style:style style:name="T45_87" style:family="text">
      <style:text-properties style:font-name="Times New Roman" style:font-name-asian="Times New Roman" style:font-name-complex="Times New Roman"/>
    </style:style>
    <style:style style:name="T45_88" style:family="text">
      <style:text-properties style:font-name="Times New Roman" style:font-name-asian="Times New Roman" style:font-name-complex="Times New Roman"/>
    </style:style>
    <style:style style:name="T45_89" style:family="text">
      <style:text-properties style:font-name="Times New Roman" style:font-name-asian="Times New Roman" style:font-name-complex="Times New Roman"/>
    </style:style>
    <style:style style:name="T45_90" style:family="text">
      <style:text-properties style:font-name="Times New Roman" style:font-name-asian="Times New Roman" style:font-name-complex="Times New Roman"/>
    </style:style>
    <style:style style:name="T45_91" style:family="text">
      <style:text-properties style:font-name="Times New Roman" style:font-name-asian="Times New Roman" style:font-name-complex="Times New Roman"/>
    </style:style>
    <style:style style:name="T45_92" style:family="text">
      <style:text-properties style:font-name="Times New Roman" style:font-name-asian="Times New Roman" style:font-name-complex="Times New Roman"/>
    </style:style>
    <style:style style:name="T45_93" style:family="text">
      <style:text-properties style:font-name="Times New Roman" style:font-name-asian="Times New Roman" style:font-name-complex="Times New Roman"/>
    </style:style>
    <style:style style:name="T45_94" style:family="text">
      <style:text-properties style:font-name="Times New Roman" style:font-name-asian="Times New Roman" style:font-name-complex="Times New Roman"/>
    </style:style>
    <style:style style:name="T45_95" style:family="text">
      <style:text-properties style:font-name="Times New Roman" style:font-name-asian="Times New Roman" style:font-name-complex="Times New Roman"/>
    </style:style>
    <style:style style:name="T45_96" style:family="text">
      <style:text-properties style:font-name="Times New Roman" style:font-name-asian="Times New Roman" style:font-name-complex="Times New Roman"/>
    </style:style>
    <style:style style:name="T45_97" style:family="text">
      <style:text-properties style:font-name="Times New Roman" style:font-name-asian="Times New Roman" style:font-name-complex="Times New Roman"/>
    </style:style>
    <style:style style:name="T45_98" style:family="text">
      <style:text-properties style:font-name="Times New Roman" style:font-name-asian="Times New Roman" style:font-name-complex="Times New Roman"/>
    </style:style>
    <style:style style:name="T45_99" style:family="text">
      <style:text-properties style:font-name="Times New Roman" style:font-name-asian="Times New Roman" style:font-name-complex="Times New Roman"/>
    </style:style>
    <style:style style:name="T45_100" style:family="text">
      <style:text-properties style:font-name="Times New Roman" style:font-name-asian="Times New Roman" style:font-name-complex="Times New Roman"/>
    </style:style>
    <style:style style:name="T45_101" style:family="text">
      <style:text-properties style:font-name="Times New Roman" style:font-name-asian="Times New Roman" style:font-name-complex="Times New Roman"/>
    </style:style>
    <style:style style:name="T45_102" style:family="text">
      <style:text-properties style:font-name="Times New Roman" style:font-name-asian="Times New Roman" style:font-name-complex="Times New Roman"/>
    </style:style>
    <style:style style:name="T45_103" style:family="text">
      <style:text-properties style:font-name="Times New Roman" style:font-name-asian="Times New Roman" style:font-name-complex="Times New Roman"/>
    </style:style>
    <style:style style:name="T45_104" style:family="text">
      <style:text-properties style:font-name="Times New Roman" style:font-name-asian="Times New Roman" style:font-name-complex="Times New Roman"/>
    </style:style>
    <style:style style:name="T45_105" style:family="text">
      <style:text-properties style:font-name="Times New Roman" style:font-name-asian="Times New Roman" style:font-name-complex="Times New Roman"/>
    </style:style>
    <style:style style:name="T45_106" style:family="text">
      <style:text-properties style:font-name="Times New Roman" style:font-name-asian="Times New Roman" style:font-name-complex="Times New Roman"/>
    </style:style>
    <style:style style:name="T45_107" style:family="text">
      <style:text-properties style:font-name="Times New Roman" style:font-name-asian="Times New Roman" style:font-name-complex="Times New Roman"/>
    </style:style>
    <style:style style:name="T45_108" style:family="text">
      <style:text-properties style:font-name="Times New Roman" style:font-name-asian="Times New Roman" style:font-name-complex="Times New Roman"/>
    </style:style>
    <style:style style:name="T45_109" style:family="text">
      <style:text-properties style:font-name="Times New Roman" style:font-name-asian="Times New Roman" style:font-name-complex="Times New Roman"/>
    </style:style>
    <style:style style:name="T45_110" style:family="text">
      <style:text-properties style:font-name="Times New Roman" style:font-name-asian="Times New Roman" style:font-name-complex="Times New Roman"/>
    </style:style>
    <style:style style:name="T45_111" style:family="text">
      <style:text-properties style:font-name="Times New Roman" style:font-name-asian="Times New Roman" style:font-name-complex="Times New Roman"/>
    </style:style>
    <style:style style:name="T45_112" style:family="text">
      <style:text-properties style:font-name="Times New Roman" style:font-name-asian="Times New Roman" style:font-name-complex="Times New Roman"/>
    </style:style>
    <style:style style:name="T45_113" style:family="text">
      <style:text-properties style:font-name="Times New Roman" style:font-name-asian="Times New Roman" style:font-name-complex="Times New Roman"/>
    </style:style>
    <style:style style:name="T45_114" style:family="text">
      <style:text-properties style:font-name="Times New Roman" style:font-name-asian="Times New Roman" style:font-name-complex="Times New Roman"/>
    </style:style>
    <style:style style:name="T45_115" style:family="text">
      <style:text-properties style:font-name="Times New Roman" style:font-name-asian="Times New Roman" style:font-name-complex="Times New Roman"/>
    </style:style>
    <style:style style:name="T45_116" style:family="text">
      <style:text-properties style:font-name="Times New Roman" style:font-name-asian="Times New Roman" style:font-name-complex="Times New Roman"/>
    </style:style>
    <style:style style:name="T45_117" style:family="text">
      <style:text-properties style:font-name="Times New Roman" style:font-name-asian="Times New Roman" style:font-name-complex="Times New Roman"/>
    </style:style>
    <style:style style:name="T45_118" style:family="text">
      <style:text-properties style:font-name="Times New Roman" style:font-name-asian="Times New Roman" style:font-name-complex="Times New Roman"/>
    </style:style>
    <style:style style:name="T45_1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22" style:family="text">
      <style:text-properties style:font-name="Times New Roman" style:font-name-asian="Times New Roman" style:font-name-complex="Times New Roman"/>
    </style:style>
    <style:style style:name="T45_123" style:family="text">
      <style:text-properties style:font-name="Times New Roman" style:font-name-asian="Times New Roman" style:font-name-complex="Times New Roman"/>
    </style:style>
    <style:style style:name="T45_124" style:family="text">
      <style:text-properties style:font-name="Times New Roman" style:font-name-asian="Times New Roman" style:font-name-complex="Times New Roman"/>
    </style:style>
    <style:style style:name="T45_125" style:family="text">
      <style:text-properties style:font-name="Times New Roman" style:font-name-asian="Times New Roman" style:font-name-complex="Times New Roman"/>
    </style:style>
    <style:style style:name="T45_126" style:family="text">
      <style:text-properties style:font-name="Times New Roman" style:font-name-asian="Times New Roman" style:font-name-complex="Times New Roman"/>
    </style:style>
    <style:style style:name="T45_127" style:family="text">
      <style:text-properties style:font-name="Times New Roman" style:font-name-asian="Times New Roman" style:font-name-complex="Times New Roman"/>
    </style:style>
    <style:style style:name="T45_128" style:family="text">
      <style:text-properties style:font-name="Times New Roman" style:font-name-asian="Times New Roman" style:font-name-complex="Times New Roman"/>
    </style:style>
    <style:style style:name="T45_129" style:family="text">
      <style:text-properties style:font-name="Times New Roman" style:font-name-asian="Times New Roman" style:font-name-complex="Times New Roman"/>
    </style:style>
    <style:style style:name="T45_130" style:family="text">
      <style:text-properties style:font-name="Times New Roman" style:font-name-asian="Times New Roman" style:font-name-complex="Times New Roman"/>
    </style:style>
    <style:style style:name="T45_131" style:family="text">
      <style:text-properties style:font-name="Times New Roman" style:font-name-asian="Times New Roman" style:font-name-complex="Times New Roman"/>
    </style:style>
    <style:style style:name="T45_132" style:family="text">
      <style:text-properties style:font-name="Times New Roman" style:font-name-asian="Times New Roman" style:font-name-complex="Times New Roman"/>
    </style:style>
    <style:style style:name="T45_133" style:family="text">
      <style:text-properties style:font-name="Times New Roman" style:font-name-asian="Times New Roman" style:font-name-complex="Times New Roman"/>
    </style:style>
    <style:style style:name="T45_134" style:family="text">
      <style:text-properties style:font-name="Times New Roman" style:font-name-asian="Times New Roman" style:font-name-complex="Times New Roman"/>
    </style:style>
    <style:style style:name="T45_135" style:family="text">
      <style:text-properties style:font-name="Times New Roman" style:font-name-asian="Times New Roman" style:font-name-complex="Times New Roman"/>
    </style:style>
    <style:style style:name="T45_136" style:family="text">
      <style:text-properties style:font-name="Times New Roman" style:font-name-asian="Times New Roman" style:font-name-complex="Times New Roman"/>
    </style:style>
    <style:style style:name="T45_137" style:family="text">
      <style:text-properties style:font-name="Times New Roman" style:font-name-asian="Times New Roman" style:font-name-complex="Times New Roman"/>
    </style:style>
    <style:style style:name="T45_138" style:family="text">
      <style:text-properties style:font-name="Times New Roman" style:font-name-asian="Times New Roman" style:font-name-complex="Times New Roman"/>
    </style:style>
    <style:style style:name="T45_139" style:family="text">
      <style:text-properties style:font-name="Times New Roman" style:font-name-asian="Times New Roman" style:font-name-complex="Times New Roman"/>
    </style:style>
    <style:style style:name="T45_140" style:family="text">
      <style:text-properties style:font-name="Times New Roman" style:font-name-asian="Times New Roman" style:font-name-complex="Times New Roman"/>
    </style:style>
    <style:style style:name="T45_141" style:family="text">
      <style:text-properties style:font-name="Times New Roman" style:font-name-asian="Times New Roman" style:font-name-complex="Times New Roman"/>
    </style:style>
    <style:style style:name="T45_142" style:family="text">
      <style:text-properties style:font-name="Times New Roman" style:font-name-asian="Times New Roman" style:font-name-complex="Times New Roman"/>
    </style:style>
    <style:style style:name="T45_143" style:family="text">
      <style:text-properties style:font-name="Times New Roman" style:font-name-asian="Times New Roman" style:font-name-complex="Times New Roman"/>
    </style:style>
    <style:style style:name="T45_144" style:family="text">
      <style:text-properties style:font-name="Times New Roman" style:font-name-asian="Times New Roman" style:font-name-complex="Times New Roman"/>
    </style:style>
    <style:style style:name="T45_145" style:family="text">
      <style:text-properties style:font-name="Times New Roman" style:font-name-asian="Times New Roman" style:font-name-complex="Times New Roman"/>
    </style:style>
    <style:style style:name="T45_146" style:family="text">
      <style:text-properties style:font-name="Times New Roman" style:font-name-asian="Times New Roman" style:font-name-complex="Times New Roman"/>
    </style:style>
    <style:style style:name="T45_147" style:family="text">
      <style:text-properties style:font-name="Times New Roman" style:font-name-asian="Times New Roman" style:font-name-complex="Times New Roman"/>
    </style:style>
    <style:style style:name="T45_148" style:family="text">
      <style:text-properties style:font-name="Times New Roman" style:font-name-asian="Times New Roman" style:font-name-complex="Times New Roman"/>
    </style:style>
    <style:style style:name="T45_149" style:family="text">
      <style:text-properties style:font-name="Times New Roman" style:font-name-asian="Times New Roman" style:font-name-complex="Times New Roman"/>
    </style:style>
    <style:style style:name="T45_150" style:family="text">
      <style:text-properties style:font-name="Times New Roman" style:font-name-asian="Times New Roman" style:font-name-complex="Times New Roman"/>
    </style:style>
    <style:style style:name="T45_151" style:family="text">
      <style:text-properties style:font-name="Times New Roman" style:font-name-asian="Times New Roman" style:font-name-complex="Times New Roman"/>
    </style:style>
    <style:style style:name="T45_152" style:family="text">
      <style:text-properties style:font-name="Times New Roman" style:font-name-asian="Times New Roman" style:font-name-complex="Times New Roman"/>
    </style:style>
    <style:style style:name="T45_153" style:family="text">
      <style:text-properties style:font-name="Times New Roman" style:font-name-asian="Times New Roman" style:font-name-complex="Times New Roman"/>
    </style:style>
    <style:style style:name="T45_154" style:family="text">
      <style:text-properties style:font-name="Times New Roman" style:font-name-asian="Times New Roman" style:font-name-complex="Times New Roman"/>
    </style:style>
    <style:style style:name="T45_155" style:family="text">
      <style:text-properties style:font-name="Times New Roman" style:font-name-asian="Times New Roman" style:font-name-complex="Times New Roman"/>
    </style:style>
    <style:style style:name="T45_15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57" style:family="text">
      <style:text-properties style:font-name="Times New Roman" style:font-name-asian="Times New Roman" style:font-name-complex="Times New Roman"/>
    </style:style>
    <style:style style:name="T45_158" style:family="text">
      <style:text-properties style:font-name="Times New Roman" style:font-name-asian="Times New Roman" style:font-name-complex="Times New Roman"/>
    </style:style>
    <style:style style:name="T45_159" style:family="text">
      <style:text-properties style:font-name="Times New Roman" style:font-name-asian="Times New Roman" style:font-name-complex="Times New Roman"/>
    </style:style>
    <style:style style:name="T45_160" style:family="text" style:parent-style-name="Standard"/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font-name="Times New Roman" style:font-name-asian="Times New Roman" style:font-name-complex="Times New Roman"/>
    </style:style>
    <style:style style:name="T46_4" style:family="text">
      <style:text-properties style:font-name="Times New Roman" style:font-name-asian="Times New Roman" style:font-name-complex="Times New Roman"/>
    </style:style>
    <style:style style:name="T46_5" style:family="text">
      <style:text-properties style:font-name="Times New Roman" style:font-name-asian="Times New Roman" style:font-name-complex="Times New Roman"/>
    </style:style>
    <style:style style:name="T46_6" style:family="text">
      <style:text-properties style:font-name="Times New Roman" style:font-name-asian="Times New Roman" style:font-name-complex="Times New Roman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T46_10" style:family="text">
      <style:text-properties style:font-name="Times New Roman" style:font-name-asian="Times New Roman" style:font-name-complex="Times New Roman"/>
    </style:style>
    <style:style style:name="T46_11" style:family="text">
      <style:text-properties style:font-name="Times New Roman" style:font-name-asian="Times New Roman" style:font-name-complex="Times New Roman"/>
    </style:style>
    <style:style style:name="T46_12" style:family="text">
      <style:text-properties style:font-name="Times New Roman" style:font-name-asian="Times New Roman" style:font-name-complex="Times New Roman"/>
    </style:style>
    <style:style style:name="T46_13" style:family="text">
      <style:text-properties style:font-name="Times New Roman" style:font-name-asian="Times New Roman" style:font-name-complex="Times New Roman"/>
    </style:style>
    <style:style style:name="T46_14" style:family="text">
      <style:text-properties style:font-name="Times New Roman" style:font-name-asian="Times New Roman" style:font-name-complex="Times New Roman"/>
    </style:style>
    <style:style style:name="T46_15" style:family="text">
      <style:text-properties style:font-name="Times New Roman" style:font-name-asian="Times New Roman" style:font-name-complex="Times New Roman"/>
    </style:style>
    <style:style style:name="T46_16" style:family="text">
      <style:text-properties style:font-name="Times New Roman" style:font-name-asian="Times New Roman" style:font-name-complex="Times New Roman"/>
    </style:style>
    <style:style style:name="T46_17" style:family="text">
      <style:text-properties style:font-name="Times New Roman" style:font-name-asian="Times New Roman" style:font-name-complex="Times New Roman"/>
    </style:style>
    <style:style style:name="T46_18" style:family="text">
      <style:text-properties style:font-name="Times New Roman" style:font-name-asian="Times New Roman" style:font-name-complex="Times New Roman"/>
    </style:style>
    <style:style style:name="T46_19" style:family="text">
      <style:text-properties style:font-name="Times New Roman" style:font-name-asian="Times New Roman" style:font-name-complex="Times New Roman"/>
    </style:style>
    <style:style style:name="T46_20" style:family="text">
      <style:text-properties style:font-name="Times New Roman" style:font-name-asian="Times New Roman" style:font-name-complex="Times New Roman"/>
    </style:style>
    <style:style style:name="T46_21" style:family="text">
      <style:text-properties style:font-name="Times New Roman" style:font-name-asian="Times New Roman" style:font-name-complex="Times New Roman"/>
    </style:style>
    <style:style style:name="T46_22" style:family="text">
      <style:text-properties style:font-name="Times New Roman" style:font-name-asian="Times New Roman" style:font-name-complex="Times New Roman"/>
    </style:style>
    <style:style style:name="T46_23" style:family="text">
      <style:text-properties style:font-name="Times New Roman" style:font-name-asian="Times New Roman" style:font-name-complex="Times New Roman"/>
    </style:style>
    <style:style style:name="T46_24" style:family="text">
      <style:text-properties style:font-name="Times New Roman" style:font-name-asian="Times New Roman" style:font-name-complex="Times New Roman"/>
    </style:style>
    <style:style style:name="T46_25" style:family="text">
      <style:text-properties style:font-name="Times New Roman" style:font-name-asian="Times New Roman" style:font-name-complex="Times New Roman"/>
    </style:style>
    <style:style style:name="T46_26" style:family="text">
      <style:text-properties style:font-name="Times New Roman" style:font-name-asian="Times New Roman" style:font-name-complex="Times New Roman"/>
    </style:style>
    <style:style style:name="T46_27" style:family="text">
      <style:text-properties style:font-name="Times New Roman" style:font-name-asian="Times New Roman" style:font-name-complex="Times New Roman"/>
    </style:style>
    <style:style style:name="T46_28" style:family="text">
      <style:text-properties style:font-name="Times New Roman" style:font-name-asian="Times New Roman" style:font-name-complex="Times New Roman"/>
    </style:style>
    <style:style style:name="T46_29" style:family="text">
      <style:text-properties style:font-name="Times New Roman" style:font-name-asian="Times New Roman" style:font-name-complex="Times New Roman"/>
    </style:style>
    <style:style style:name="T46_30" style:family="text">
      <style:text-properties style:font-name="Times New Roman" style:font-name-asian="Times New Roman" style:font-name-complex="Times New Roman"/>
    </style:style>
    <style:style style:name="T46_31" style:family="text">
      <style:text-properties style:font-name="Times New Roman" style:font-name-asian="Times New Roman" style:font-name-complex="Times New Roman"/>
    </style:style>
    <style:style style:name="T46_32" style:family="text">
      <style:text-properties style:font-name="Times New Roman" style:font-name-asian="Times New Roman" style:font-name-complex="Times New Roman"/>
    </style:style>
    <style:style style:name="T46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34" style:family="text">
      <style:text-properties style:font-name="Times New Roman" style:font-name-asian="Times New Roman" style:font-name-complex="Times New Roman"/>
    </style:style>
    <style:style style:name="T46_35" style:family="text">
      <style:text-properties style:font-name="Times New Roman" style:font-name-asian="Times New Roman" style:font-name-complex="Times New Roman"/>
    </style:style>
    <style:style style:name="T46_36" style:family="text">
      <style:text-properties style:font-name="Times New Roman" style:font-name-asian="Times New Roman" style:font-name-complex="Times New Roman"/>
    </style:style>
    <style:style style:name="T46_37" style:family="text">
      <style:text-properties style:font-name="Times New Roman" style:font-name-asian="Times New Roman" style:font-name-complex="Times New Roman"/>
    </style:style>
    <style:style style:name="T46_38" style:family="text">
      <style:text-properties style:font-name="Times New Roman" style:font-name-asian="Times New Roman" style:font-name-complex="Times New Roman"/>
    </style:style>
    <style:style style:name="T46_39" style:family="text">
      <style:text-properties style:font-name="Times New Roman" style:font-name-asian="Times New Roman" style:font-name-complex="Times New Roman"/>
    </style:style>
    <style:style style:name="T46_40" style:family="text">
      <style:text-properties style:font-name="Times New Roman" style:font-name-asian="Times New Roman" style:font-name-complex="Times New Roman"/>
    </style:style>
    <style:style style:name="T46_41" style:family="text">
      <style:text-properties style:font-name="Times New Roman" style:font-name-asian="Times New Roman" style:font-name-complex="Times New Roman"/>
    </style:style>
    <style:style style:name="T46_42" style:family="text">
      <style:text-properties style:font-name="Times New Roman" style:font-name-asian="Times New Roman" style:font-name-complex="Times New Roman"/>
    </style:style>
    <style:style style:name="T46_4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44" style:family="text">
      <style:text-properties style:font-name="Times New Roman" style:font-name-asian="Times New Roman" style:font-name-complex="Times New Roman"/>
    </style:style>
    <style:style style:name="T46_45" style:family="text">
      <style:text-properties style:font-name="Times New Roman" style:font-name-asian="Times New Roman" style:font-name-complex="Times New Roman"/>
    </style:style>
    <style:style style:name="T46_46" style:family="text">
      <style:text-properties style:font-name="Times New Roman" style:font-name-asian="Times New Roman" style:font-name-complex="Times New Roman"/>
    </style:style>
    <style:style style:name="T46_47" style:family="text">
      <style:text-properties style:font-name="Times New Roman" style:font-name-asian="Times New Roman" style:font-name-complex="Times New Roman"/>
    </style:style>
    <style:style style:name="T46_48" style:family="text">
      <style:text-properties style:font-name="Times New Roman" style:font-name-asian="Times New Roman" style:font-name-complex="Times New Roman"/>
    </style:style>
    <style:style style:name="T46_49" style:family="text">
      <style:text-properties style:font-name="Times New Roman" style:font-name-asian="Times New Roman" style:font-name-complex="Times New Roman"/>
    </style:style>
    <style:style style:name="T46_50" style:family="text">
      <style:text-properties style:font-name="Times New Roman" style:font-name-asian="Times New Roman" style:font-name-complex="Times New Roman"/>
    </style:style>
    <style:style style:name="T46_51" style:family="text">
      <style:text-properties style:font-name="Times New Roman" style:font-name-asian="Times New Roman" style:font-name-complex="Times New Roman"/>
    </style:style>
    <style:style style:name="T46_52" style:family="text">
      <style:text-properties style:font-name="Times New Roman" style:font-name-asian="Times New Roman" style:font-name-complex="Times New Roman"/>
    </style:style>
    <style:style style:name="T46_53" style:family="text">
      <style:text-properties style:font-name="Times New Roman" style:font-name-asian="Times New Roman" style:font-name-complex="Times New Roman"/>
    </style:style>
    <style:style style:name="T46_54" style:family="text">
      <style:text-properties style:font-name="Times New Roman" style:font-name-asian="Times New Roman" style:font-name-complex="Times New Roman"/>
    </style:style>
    <style:style style:name="T46_55" style:family="text">
      <style:text-properties style:font-name="Times New Roman" style:font-name-asian="Times New Roman" style:font-name-complex="Times New Roman"/>
    </style:style>
    <style:style style:name="T46_56" style:family="text">
      <style:text-properties style:font-name="Times New Roman" style:font-name-asian="Times New Roman" style:font-name-complex="Times New Roman"/>
    </style:style>
    <style:style style:name="T46_5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58" style:family="text">
      <style:text-properties style:font-name="Times New Roman" style:font-name-asian="Times New Roman" style:font-name-complex="Times New Roman"/>
    </style:style>
    <style:style style:name="T46_59" style:family="text">
      <style:text-properties style:font-name="Times New Roman" style:font-name-asian="Times New Roman" style:font-name-complex="Times New Roman"/>
    </style:style>
    <style:style style:name="T46_60" style:family="text">
      <style:text-properties style:font-name="Times New Roman" style:font-name-asian="Times New Roman" style:font-name-complex="Times New Roman"/>
    </style:style>
    <style:style style:name="T46_61" style:family="text">
      <style:text-properties style:font-name="Times New Roman" style:font-name-asian="Times New Roman" style:font-name-complex="Times New Roman"/>
    </style:style>
    <style:style style:name="T46_62" style:family="text">
      <style:text-properties style:font-name="Times New Roman" style:font-name-asian="Times New Roman" style:font-name-complex="Times New Roman"/>
    </style:style>
    <style:style style:name="T46_63" style:family="text">
      <style:text-properties style:font-name="Times New Roman" style:font-name-asian="Times New Roman" style:font-name-complex="Times New Roman"/>
    </style:style>
    <style:style style:name="T46_64" style:family="text">
      <style:text-properties style:font-name="Times New Roman" style:font-name-asian="Times New Roman" style:font-name-complex="Times New Roman"/>
    </style:style>
    <style:style style:name="T46_65" style:family="text">
      <style:text-properties style:font-name="Times New Roman" style:font-name-asian="Times New Roman" style:font-name-complex="Times New Roman"/>
    </style:style>
    <style:style style:name="T46_66" style:family="text">
      <style:text-properties style:font-name="Times New Roman" style:font-name-asian="Times New Roman" style:font-name-complex="Times New Roman"/>
    </style:style>
    <style:style style:name="T46_67" style:family="text">
      <style:text-properties style:font-name="Times New Roman" style:font-name-asian="Times New Roman" style:font-name-complex="Times New Roman"/>
    </style:style>
    <style:style style:name="T46_68" style:family="text">
      <style:text-properties style:font-name="Times New Roman" style:font-name-asian="Times New Roman" style:font-name-complex="Times New Roman"/>
    </style:style>
    <style:style style:name="T46_69" style:family="text">
      <style:text-properties style:font-name="Times New Roman" style:font-name-asian="Times New Roman" style:font-name-complex="Times New Roman"/>
    </style:style>
    <style:style style:name="T46_70" style:family="text">
      <style:text-properties style:font-name="Times New Roman" style:font-name-asian="Times New Roman" style:font-name-complex="Times New Roman"/>
    </style:style>
    <style:style style:name="T46_71" style:family="text">
      <style:text-properties style:font-name="Times New Roman" style:font-name-asian="Times New Roman" style:font-name-complex="Times New Roman"/>
    </style:style>
    <style:style style:name="T46_72" style:family="text">
      <style:text-properties style:font-name="Times New Roman" style:font-name-asian="Times New Roman" style:font-name-complex="Times New Roman"/>
    </style:style>
    <style:style style:name="T46_73" style:family="text">
      <style:text-properties style:font-name="Times New Roman" style:font-name-asian="Times New Roman" style:font-name-complex="Times New Roman"/>
    </style:style>
    <style:style style:name="T46_74" style:family="text">
      <style:text-properties style:font-name="Times New Roman" style:font-name-asian="Times New Roman" style:font-name-complex="Times New Roman"/>
    </style:style>
    <style:style style:name="T46_75" style:family="text">
      <style:text-properties style:font-name="Times New Roman" style:font-name-asian="Times New Roman" style:font-name-complex="Times New Roman"/>
    </style:style>
    <style:style style:name="T46_76" style:family="text">
      <style:text-properties style:font-name="Times New Roman" style:font-name-asian="Times New Roman" style:font-name-complex="Times New Roman"/>
    </style:style>
    <style:style style:name="T46_77" style:family="text">
      <style:text-properties style:font-name="Times New Roman" style:font-name-asian="Times New Roman" style:font-name-complex="Times New Roman"/>
    </style:style>
    <style:style style:name="T46_78" style:family="text">
      <style:text-properties style:font-name="Times New Roman" style:font-name-asian="Times New Roman" style:font-name-complex="Times New Roman"/>
    </style:style>
    <style:style style:name="T46_79" style:family="text">
      <style:text-properties style:font-name="Times New Roman" style:font-name-asian="Times New Roman" style:font-name-complex="Times New Roman"/>
    </style:style>
    <style:style style:name="T46_80" style:family="text">
      <style:text-properties style:font-name="Times New Roman" style:font-name-asian="Times New Roman" style:font-name-complex="Times New Roman"/>
    </style:style>
    <style:style style:name="T46_81" style:family="text">
      <style:text-properties style:font-name="Times New Roman" style:font-name-asian="Times New Roman" style:font-name-complex="Times New Roman"/>
    </style:style>
    <style:style style:name="T46_8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8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8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8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8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87" style:family="text">
      <style:text-properties style:font-name="Times New Roman" style:font-name-asian="Times New Roman" style:font-name-complex="Times New Roman"/>
    </style:style>
    <style:style style:name="T46_88" style:family="text">
      <style:text-properties style:font-name="Times New Roman" style:font-name-asian="Times New Roman" style:font-name-complex="Times New Roman"/>
    </style:style>
    <style:style style:name="T46_89" style:family="text">
      <style:text-properties style:font-name="Times New Roman" style:font-name-asian="Times New Roman" style:font-name-complex="Times New Roman"/>
    </style:style>
    <style:style style:name="T46_90" style:family="text">
      <style:text-properties style:font-name="Times New Roman" style:font-name-asian="Times New Roman" style:font-name-complex="Times New Roman"/>
    </style:style>
    <style:style style:name="T46_91" style:family="text">
      <style:text-properties style:font-name="Times New Roman" style:font-name-asian="Times New Roman" style:font-name-complex="Times New Roman"/>
    </style:style>
    <style:style style:name="T46_92" style:family="text">
      <style:text-properties style:font-name="Times New Roman" style:font-name-asian="Times New Roman" style:font-name-complex="Times New Roman"/>
    </style:style>
    <style:style style:name="T46_93" style:family="text">
      <style:text-properties style:font-name="Times New Roman" style:font-name-asian="Times New Roman" style:font-name-complex="Times New Roman"/>
    </style:style>
    <style:style style:name="T46_9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9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96" style:family="text">
      <style:text-properties style:font-name="Times New Roman" style:font-name-asian="Times New Roman" style:font-name-complex="Times New Roman"/>
    </style:style>
    <style:style style:name="T46_97" style:family="text">
      <style:text-properties style:font-name="Times New Roman" style:font-name-asian="Times New Roman" style:font-name-complex="Times New Roman"/>
    </style:style>
    <style:style style:name="T46_98" style:family="text">
      <style:text-properties style:font-name="Times New Roman" style:font-name-asian="Times New Roman" style:font-name-complex="Times New Roman"/>
    </style:style>
    <style:style style:name="T46_99" style:family="text">
      <style:text-properties style:font-name="Times New Roman" style:font-name-asian="Times New Roman" style:font-name-complex="Times New Roman"/>
    </style:style>
    <style:style style:name="T46_100" style:family="text">
      <style:text-properties style:font-name="Times New Roman" style:font-name-asian="Times New Roman" style:font-name-complex="Times New Roman"/>
    </style:style>
    <style:style style:name="T46_101" style:family="text">
      <style:text-properties style:font-name="Times New Roman" style:font-name-asian="Times New Roman" style:font-name-complex="Times New Roman"/>
    </style:style>
    <style:style style:name="T46_102" style:family="text">
      <style:text-properties style:font-name="Times New Roman" style:font-name-asian="Times New Roman" style:font-name-complex="Times New Roman"/>
    </style:style>
    <style:style style:name="T46_103" style:family="text">
      <style:text-properties style:font-name="Times New Roman" style:font-name-asian="Times New Roman" style:font-name-complex="Times New Roman"/>
    </style:style>
    <style:style style:name="T46_104" style:family="text">
      <style:text-properties style:font-name="Times New Roman" style:font-name-asian="Times New Roman" style:font-name-complex="Times New Roman"/>
    </style:style>
    <style:style style:name="T46_105" style:family="text">
      <style:text-properties style:font-name="Times New Roman" style:font-name-asian="Times New Roman" style:font-name-complex="Times New Roman"/>
    </style:style>
    <style:style style:name="T46_106" style:family="text">
      <style:text-properties style:font-name="Times New Roman" style:font-name-asian="Times New Roman" style:font-name-complex="Times New Roman"/>
    </style:style>
    <style:style style:name="T46_107" style:family="text">
      <style:text-properties style:font-name="Times New Roman" style:font-name-asian="Times New Roman" style:font-name-complex="Times New Roman"/>
    </style:style>
    <style:style style:name="T46_108" style:family="text">
      <style:text-properties style:font-name="Times New Roman" style:font-name-asian="Times New Roman" style:font-name-complex="Times New Roman"/>
    </style:style>
    <style:style style:name="T46_109" style:family="text">
      <style:text-properties style:font-name="Times New Roman" style:font-name-asian="Times New Roman" style:font-name-complex="Times New Roman"/>
    </style:style>
    <style:style style:name="T46_110" style:family="text">
      <style:text-properties style:font-name="Times New Roman" style:font-name-asian="Times New Roman" style:font-name-complex="Times New Roman"/>
    </style:style>
    <style:style style:name="T46_111" style:family="text">
      <style:text-properties style:font-name="Times New Roman" style:font-name-asian="Times New Roman" style:font-name-complex="Times New Roman"/>
    </style:style>
    <style:style style:name="T46_112" style:family="text">
      <style:text-properties style:font-name="Times New Roman" style:font-name-asian="Times New Roman" style:font-name-complex="Times New Roman"/>
    </style:style>
    <style:style style:name="T46_113" style:family="text">
      <style:text-properties style:font-name="Times New Roman" style:font-name-asian="Times New Roman" style:font-name-complex="Times New Roman"/>
    </style:style>
    <style:style style:name="T46_114" style:family="text">
      <style:text-properties style:font-name="Times New Roman" style:font-name-asian="Times New Roman" style:font-name-complex="Times New Roman"/>
    </style:style>
    <style:style style:name="T46_115" style:family="text">
      <style:text-properties style:font-name="Times New Roman" style:font-name-asian="Times New Roman" style:font-name-complex="Times New Roman"/>
    </style:style>
    <style:style style:name="T46_116" style:family="text">
      <style:text-properties style:font-name="Times New Roman" style:font-name-asian="Times New Roman" style:font-name-complex="Times New Roman"/>
    </style:style>
    <style:style style:name="T46_117" style:family="text">
      <style:text-properties style:font-name="Times New Roman" style:font-name-asian="Times New Roman" style:font-name-complex="Times New Roman"/>
    </style:style>
    <style:style style:name="T46_118" style:family="text">
      <style:text-properties style:font-name="Times New Roman" style:font-name-asian="Times New Roman" style:font-name-complex="Times New Roman"/>
    </style:style>
    <style:style style:name="T46_119" style:family="text">
      <style:text-properties style:font-name="Times New Roman" style:font-name-asian="Times New Roman" style:font-name-complex="Times New Roman"/>
    </style:style>
    <style:style style:name="T46_120" style:family="text">
      <style:text-properties style:font-name="Times New Roman" style:font-name-asian="Times New Roman" style:font-name-complex="Times New Roman"/>
    </style:style>
    <style:style style:name="T46_121" style:family="text">
      <style:text-properties style:font-name="Times New Roman" style:font-name-asian="Times New Roman" style:font-name-complex="Times New Roman"/>
    </style:style>
    <style:style style:name="T46_122" style:family="text">
      <style:text-properties style:font-name="Times New Roman" style:font-name-asian="Times New Roman" style:font-name-complex="Times New Roman"/>
    </style:style>
    <style:style style:name="T46_123" style:family="text">
      <style:text-properties style:font-name="Times New Roman" style:font-name-asian="Times New Roman" style:font-name-complex="Times New Roman"/>
    </style:style>
    <style:style style:name="T46_124" style:family="text">
      <style:text-properties style:font-name="Times New Roman" style:font-name-asian="Times New Roman" style:font-name-complex="Times New Roman"/>
    </style:style>
    <style:style style:name="T46_125" style:family="text">
      <style:text-properties style:font-name="Times New Roman" style:font-name-asian="Times New Roman" style:font-name-complex="Times New Roman"/>
    </style:style>
    <style:style style:name="T46_126" style:family="text">
      <style:text-properties style:font-name="Times New Roman" style:font-name-asian="Times New Roman" style:font-name-complex="Times New Roman"/>
    </style:style>
    <style:style style:name="T46_127" style:family="text">
      <style:text-properties style:font-name="Times New Roman" style:font-name-asian="Times New Roman" style:font-name-complex="Times New Roman"/>
    </style:style>
    <style:style style:name="T46_128" style:family="text">
      <style:text-properties style:font-name="Times New Roman" style:font-name-asian="Times New Roman" style:font-name-complex="Times New Roman"/>
    </style:style>
    <style:style style:name="T46_129" style:family="text">
      <style:text-properties style:font-name="Times New Roman" style:font-name-asian="Times New Roman" style:font-name-complex="Times New Roman"/>
    </style:style>
    <style:style style:name="T46_130" style:family="text">
      <style:text-properties style:font-name="Times New Roman" style:font-name-asian="Times New Roman" style:font-name-complex="Times New Roman"/>
    </style:style>
    <style:style style:name="T46_131" style:family="text">
      <style:text-properties style:font-name="Times New Roman" style:font-name-asian="Times New Roman" style:font-name-complex="Times New Roman"/>
    </style:style>
    <style:style style:name="T46_132" style:family="text">
      <style:text-properties style:font-name="Times New Roman" style:font-name-asian="Times New Roman" style:font-name-complex="Times New Roman"/>
    </style:style>
    <style:style style:name="T46_133" style:family="text">
      <style:text-properties style:font-name="Times New Roman" style:font-name-asian="Times New Roman" style:font-name-complex="Times New Roman"/>
    </style:style>
    <style:style style:name="T46_134" style:family="text">
      <style:text-properties style:font-name="Times New Roman" style:font-name-asian="Times New Roman" style:font-name-complex="Times New Roman"/>
    </style:style>
    <style:style style:name="T46_135" style:family="text">
      <style:text-properties style:font-name="Times New Roman" style:font-name-asian="Times New Roman" style:font-name-complex="Times New Roman"/>
    </style:style>
    <style:style style:name="T46_136" style:family="text">
      <style:text-properties style:font-name="Times New Roman" style:font-name-asian="Times New Roman" style:font-name-complex="Times New Roman"/>
    </style:style>
    <style:style style:name="T46_137" style:family="text">
      <style:text-properties style:font-name="Times New Roman" style:font-name-asian="Times New Roman" style:font-name-complex="Times New Roman"/>
    </style:style>
    <style:style style:name="T46_138" style:family="text">
      <style:text-properties style:font-name="Times New Roman" style:font-name-asian="Times New Roman" style:font-name-complex="Times New Roman"/>
    </style:style>
    <style:style style:name="T46_139" style:family="text">
      <style:text-properties style:font-name="Times New Roman" style:font-name-asian="Times New Roman" style:font-name-complex="Times New Roman"/>
    </style:style>
    <style:style style:name="T46_140" style:family="text">
      <style:text-properties style:font-name="Times New Roman" style:font-name-asian="Times New Roman" style:font-name-complex="Times New Roman"/>
    </style:style>
    <style:style style:name="T46_141" style:family="text">
      <style:text-properties style:font-name="Times New Roman" style:font-name-asian="Times New Roman" style:font-name-complex="Times New Roman"/>
    </style:style>
    <style:style style:name="T46_142" style:family="text">
      <style:text-properties style:font-name="Times New Roman" style:font-name-asian="Times New Roman" style:font-name-complex="Times New Roman"/>
    </style:style>
    <style:style style:name="T46_143" style:family="text">
      <style:text-properties style:font-name="Times New Roman" style:font-name-asian="Times New Roman" style:font-name-complex="Times New Roman"/>
    </style:style>
    <style:style style:name="T46_144" style:family="text">
      <style:text-properties style:font-name="Times New Roman" style:font-name-asian="Times New Roman" style:font-name-complex="Times New Roman"/>
    </style:style>
    <style:style style:name="T46_145" style:family="text">
      <style:text-properties style:font-name="Times New Roman" style:font-name-asian="Times New Roman" style:font-name-complex="Times New Roman"/>
    </style:style>
    <style:style style:name="T46_146" style:family="text">
      <style:text-properties style:font-name="Times New Roman" style:font-name-asian="Times New Roman" style:font-name-complex="Times New Roman"/>
    </style:style>
    <style:style style:name="T46_147" style:family="text">
      <style:text-properties style:font-name="Times New Roman" style:font-name-asian="Times New Roman" style:font-name-complex="Times New Roman"/>
    </style:style>
    <style:style style:name="T46_148" style:family="text">
      <style:text-properties style:font-name="Times New Roman" style:font-name-asian="Times New Roman" style:font-name-complex="Times New Roman"/>
    </style:style>
    <style:style style:name="T46_149" style:family="text">
      <style:text-properties style:font-name="Times New Roman" style:font-name-asian="Times New Roman" style:font-name-complex="Times New Roman"/>
    </style:style>
    <style:style style:name="T46_150" style:family="text">
      <style:text-properties style:font-name="Times New Roman" style:font-name-asian="Times New Roman" style:font-name-complex="Times New Roman"/>
    </style:style>
    <style:style style:name="T46_151" style:family="text">
      <style:text-properties style:font-name="Times New Roman" style:font-name-asian="Times New Roman" style:font-name-complex="Times New Roman"/>
    </style:style>
    <style:style style:name="T46_152" style:family="text">
      <style:text-properties style:font-name="Times New Roman" style:font-name-asian="Times New Roman" style:font-name-complex="Times New Roman"/>
    </style:style>
    <style:style style:name="T46_153" style:family="text">
      <style:text-properties style:font-name="Times New Roman" style:font-name-asian="Times New Roman" style:font-name-complex="Times New Roman"/>
    </style:style>
    <style:style style:name="T46_154" style:family="text">
      <style:text-properties style:font-name="Times New Roman" style:font-name-asian="Times New Roman" style:font-name-complex="Times New Roman"/>
    </style:style>
    <style:style style:name="T46_155" style:family="text">
      <style:text-properties style:font-name="Times New Roman" style:font-name-asian="Times New Roman" style:font-name-complex="Times New Roman"/>
    </style:style>
    <style:style style:name="T46_156" style:family="text">
      <style:text-properties style:font-name="Times New Roman" style:font-name-asian="Times New Roman" style:font-name-complex="Times New Roman"/>
    </style:style>
    <style:style style:name="T46_157" style:family="text">
      <style:text-properties style:font-name="Times New Roman" style:font-name-asian="Times New Roman" style:font-name-complex="Times New Roman"/>
    </style:style>
    <style:style style:name="T46_158" style:family="text">
      <style:text-properties style:font-name="Times New Roman" style:font-name-asian="Times New Roman" style:font-name-complex="Times New Roman"/>
    </style:style>
    <style:style style:name="T46_159" style:family="text">
      <style:text-properties style:font-name="Times New Roman" style:font-name-asian="Times New Roman" style:font-name-complex="Times New Roman"/>
    </style:style>
    <style:style style:name="T46_160" style:family="text">
      <style:text-properties style:font-name="Times New Roman" style:font-name-asian="Times New Roman" style:font-name-complex="Times New Roman"/>
    </style:style>
    <style:style style:name="T46_161" style:family="text">
      <style:text-properties style:font-name="Times New Roman" style:font-name-asian="Times New Roman" style:font-name-complex="Times New Roman"/>
    </style:style>
    <style:style style:name="T46_162" style:family="text">
      <style:text-properties style:font-name="Times New Roman" style:font-name-asian="Times New Roman" style:font-name-complex="Times New Roman"/>
    </style:style>
    <style:style style:name="T46_163" style:family="text">
      <style:text-properties style:font-name="Times New Roman" style:font-name-asian="Times New Roman" style:font-name-complex="Times New Roman"/>
    </style:style>
    <style:style style:name="T46_164" style:family="text">
      <style:text-properties style:font-name="Times New Roman" style:font-name-asian="Times New Roman" style:font-name-complex="Times New Roman"/>
    </style:style>
    <style:style style:name="T46_165" style:family="text">
      <style:text-properties style:font-name="Times New Roman" style:font-name-asian="Times New Roman" style:font-name-complex="Times New Roman"/>
    </style:style>
    <style:style style:name="T46_166" style:family="text">
      <style:text-properties style:font-name="Times New Roman" style:font-name-asian="Times New Roman" style:font-name-complex="Times New Roman"/>
    </style:style>
    <style:style style:name="T46_167" style:family="text">
      <style:text-properties style:font-name="Times New Roman" style:font-name-asian="Times New Roman" style:font-name-complex="Times New Roman"/>
    </style:style>
    <style:style style:name="T46_168" style:family="text">
      <style:text-properties style:font-name="Times New Roman" style:font-name-asian="Times New Roman" style:font-name-complex="Times New Roman"/>
    </style:style>
    <style:style style:name="T46_169" style:family="text">
      <style:text-properties style:font-name="Times New Roman" style:font-name-asian="Times New Roman" style:font-name-complex="Times New Roman"/>
    </style:style>
    <style:style style:name="T46_170" style:family="text">
      <style:text-properties style:font-name="Times New Roman" style:font-name-asian="Times New Roman" style:font-name-complex="Times New Roman"/>
    </style:style>
    <style:style style:name="T46_171" style:family="text">
      <style:text-properties style:font-name="Times New Roman" style:font-name-asian="Times New Roman" style:font-name-complex="Times New Roman"/>
    </style:style>
    <style:style style:name="T46_172" style:family="text">
      <style:text-properties style:font-name="Times New Roman" style:font-name-asian="Times New Roman" style:font-name-complex="Times New Roman"/>
    </style:style>
    <style:style style:name="T46_173" style:family="text">
      <style:text-properties style:font-name="Times New Roman" style:font-name-asian="Times New Roman" style:font-name-complex="Times New Roman"/>
    </style:style>
    <style:style style:name="T46_174" style:family="text">
      <style:text-properties style:font-name="Times New Roman" style:font-name-asian="Times New Roman" style:font-name-complex="Times New Roman"/>
    </style:style>
    <style:style style:name="T46_175" style:family="text">
      <style:text-properties style:font-name="Times New Roman" style:font-name-asian="Times New Roman" style:font-name-complex="Times New Roman"/>
    </style:style>
    <style:style style:name="T46_176" style:family="text">
      <style:text-properties style:font-name="Times New Roman" style:font-name-asian="Times New Roman" style:font-name-complex="Times New Roman"/>
    </style:style>
    <style:style style:name="T46_177" style:family="text">
      <style:text-properties style:font-name="Times New Roman" style:font-name-asian="Times New Roman" style:font-name-complex="Times New Roman"/>
    </style:style>
    <style:style style:name="T46_178" style:family="text">
      <style:text-properties style:font-name="Times New Roman" style:font-name-asian="Times New Roman" style:font-name-complex="Times New Roman"/>
    </style:style>
    <style:style style:name="T46_179" style:family="text">
      <style:text-properties style:font-name="Times New Roman" style:font-name-asian="Times New Roman" style:font-name-complex="Times New Roman"/>
    </style:style>
    <style:style style:name="T46_180" style:family="text">
      <style:text-properties style:font-name="Times New Roman" style:font-name-asian="Times New Roman" style:font-name-complex="Times New Roman"/>
    </style:style>
    <style:style style:name="T46_181" style:family="text">
      <style:text-properties style:font-name="Times New Roman" style:font-name-asian="Times New Roman" style:font-name-complex="Times New Roman"/>
    </style:style>
    <style:style style:name="T46_182" style:family="text">
      <style:text-properties style:font-name="Times New Roman" style:font-name-asian="Times New Roman" style:font-name-complex="Times New Roman"/>
    </style:style>
    <style:style style:name="T46_183" style:family="text">
      <style:text-properties style:font-name="Times New Roman" style:font-name-asian="Times New Roman" style:font-name-complex="Times New Roman"/>
    </style:style>
    <style:style style:name="T46_184" style:family="text">
      <style:text-properties style:font-name="Times New Roman" style:font-name-asian="Times New Roman" style:font-name-complex="Times New Roman"/>
    </style:style>
    <style:style style:name="T46_185" style:family="text">
      <style:text-properties style:font-name="Times New Roman" style:font-name-asian="Times New Roman" style:font-name-complex="Times New Roman"/>
    </style:style>
    <style:style style:name="T46_186" style:family="text">
      <style:text-properties style:font-name="Times New Roman" style:font-name-asian="Times New Roman" style:font-name-complex="Times New Roman"/>
    </style:style>
    <style:style style:name="T46_18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188" style:family="text">
      <style:text-properties style:font-name="Times New Roman" style:font-name-asian="Times New Roman" style:font-name-complex="Times New Roman"/>
    </style:style>
    <style:style style:name="T46_189" style:family="text">
      <style:text-properties style:font-name="Times New Roman" style:font-name-asian="Times New Roman" style:font-name-complex="Times New Roman"/>
    </style:style>
    <style:style style:name="T46_190" style:family="text">
      <style:text-properties style:font-name="Times New Roman" style:font-name-asian="Times New Roman" style:font-name-complex="Times New Roman"/>
    </style:style>
    <style:style style:name="T46_191" style:family="text">
      <style:text-properties style:font-name="Times New Roman" style:font-name-asian="Times New Roman" style:font-name-complex="Times New Roman"/>
    </style:style>
    <style:style style:name="T46_192" style:family="text">
      <style:text-properties style:font-name="Times New Roman" style:font-name-asian="Times New Roman" style:font-name-complex="Times New Roman"/>
    </style:style>
    <style:style style:name="T46_193" style:family="text">
      <style:text-properties style:font-name="Times New Roman" style:font-name-asian="Times New Roman" style:font-name-complex="Times New Roman"/>
    </style:style>
    <style:style style:name="T46_194" style:family="text">
      <style:text-properties style:font-name="Times New Roman" style:font-name-asian="Times New Roman" style:font-name-complex="Times New Roman"/>
    </style:style>
    <style:style style:name="T46_195" style:family="text">
      <style:text-properties style:font-name="Times New Roman" style:font-name-asian="Times New Roman" style:font-name-complex="Times New Roman"/>
    </style:style>
    <style:style style:name="T46_196" style:family="text">
      <style:text-properties style:font-name="Times New Roman" style:font-name-asian="Times New Roman" style:font-name-complex="Times New Roman"/>
    </style:style>
    <style:style style:name="T46_197" style:family="text">
      <style:text-properties style:font-name="Times New Roman" style:font-name-asian="Times New Roman" style:font-name-complex="Times New Roman"/>
    </style:style>
    <style:style style:name="T46_198" style:family="text">
      <style:text-properties style:font-name="Times New Roman" style:font-name-asian="Times New Roman" style:font-name-complex="Times New Roman"/>
    </style:style>
    <style:style style:name="T46_199" style:family="text">
      <style:text-properties style:font-name="Times New Roman" style:font-name-asian="Times New Roman" style:font-name-complex="Times New Roman"/>
    </style:style>
    <style:style style:name="T46_200" style:family="text">
      <style:text-properties style:font-name="Times New Roman" style:font-name-asian="Times New Roman" style:font-name-complex="Times New Roman"/>
    </style:style>
    <style:style style:name="T46_201" style:family="text">
      <style:text-properties style:font-name="Times New Roman" style:font-name-asian="Times New Roman" style:font-name-complex="Times New Roman"/>
    </style:style>
    <style:style style:name="T46_202" style:family="text">
      <style:text-properties style:font-name="Times New Roman" style:font-name-asian="Times New Roman" style:font-name-complex="Times New Roman"/>
    </style:style>
    <style:style style:name="T46_203" style:family="text">
      <style:text-properties style:font-name="Times New Roman" style:font-name-asian="Times New Roman" style:font-name-complex="Times New Roman"/>
    </style:style>
    <style:style style:name="T46_204" style:family="text">
      <style:text-properties style:font-name="Times New Roman" style:font-name-asian="Times New Roman" style:font-name-complex="Times New Roman"/>
    </style:style>
    <style:style style:name="T46_205" style:family="text">
      <style:text-properties style:font-name="Times New Roman" style:font-name-asian="Times New Roman" style:font-name-complex="Times New Roman"/>
    </style:style>
    <style:style style:name="T46_206" style:family="text">
      <style:text-properties style:font-name="Times New Roman" style:font-name-asian="Times New Roman" style:font-name-complex="Times New Roman"/>
    </style:style>
    <style:style style:name="T46_207" style:family="text">
      <style:text-properties style:font-name="Times New Roman" style:font-name-asian="Times New Roman" style:font-name-complex="Times New Roman"/>
    </style:style>
    <style:style style:name="T46_20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209" style:family="text">
      <style:text-properties style:font-name="Times New Roman" style:font-name-asian="Times New Roman" style:font-name-complex="Times New Roman"/>
    </style:style>
    <style:style style:name="T46_210" style:family="text">
      <style:text-properties style:font-name="Times New Roman" style:font-name-asian="Times New Roman" style:font-name-complex="Times New Roman"/>
    </style:style>
    <style:style style:name="T46_211" style:family="text">
      <style:text-properties style:font-name="Times New Roman" style:font-name-asian="Times New Roman" style:font-name-complex="Times New Roman"/>
    </style:style>
    <style:style style:name="T46_212" style:family="text">
      <style:text-properties style:font-name="Times New Roman" style:font-name-asian="Times New Roman" style:font-name-complex="Times New Roman"/>
    </style:style>
    <style:style style:name="T46_213" style:family="text">
      <style:text-properties style:font-name="Times New Roman" style:font-name-asian="Times New Roman" style:font-name-complex="Times New Roman"/>
    </style:style>
    <style:style style:name="T46_214" style:family="text">
      <style:text-properties style:font-name="Times New Roman" style:font-name-asian="Times New Roman" style:font-name-complex="Times New Roman"/>
    </style:style>
    <style:style style:name="T46_215" style:family="text">
      <style:text-properties style:font-name="Times New Roman" style:font-name-asian="Times New Roman" style:font-name-complex="Times New Roman"/>
    </style:style>
    <style:style style:name="T46_216" style:family="text">
      <style:text-properties style:font-name="Times New Roman" style:font-name-asian="Times New Roman" style:font-name-complex="Times New Roman"/>
    </style:style>
    <style:style style:name="T46_217" style:family="text">
      <style:text-properties style:font-name="Times New Roman" style:font-name-asian="Times New Roman" style:font-name-complex="Times New Roman"/>
    </style:style>
    <style:style style:name="T46_218" style:family="text">
      <style:text-properties style:font-name="Times New Roman" style:font-name-asian="Times New Roman" style:font-name-complex="Times New Roman"/>
    </style:style>
    <style:style style:name="T46_219" style:family="text">
      <style:text-properties style:font-name="Times New Roman" style:font-name-asian="Times New Roman" style:font-name-complex="Times New Roman"/>
    </style:style>
    <style:style style:name="T46_220" style:family="text">
      <style:text-properties style:font-name="Times New Roman" style:font-name-asian="Times New Roman" style:font-name-complex="Times New Roman"/>
    </style:style>
    <style:style style:name="T46_221" style:family="text">
      <style:text-properties style:font-name="Times New Roman" style:font-name-asian="Times New Roman" style:font-name-complex="Times New Roman"/>
    </style:style>
    <style:style style:name="T46_222" style:family="text">
      <style:text-properties style:font-name="Times New Roman" style:font-name-asian="Times New Roman" style:font-name-complex="Times New Roman"/>
    </style:style>
    <style:style style:name="T46_223" style:family="text">
      <style:text-properties style:font-name="Times New Roman" style:font-name-asian="Times New Roman" style:font-name-complex="Times New Roman"/>
    </style:style>
    <style:style style:name="T46_224" style:family="text">
      <style:text-properties style:font-name="Times New Roman" style:font-name-asian="Times New Roman" style:font-name-complex="Times New Roman"/>
    </style:style>
    <style:style style:name="T46_225" style:family="text">
      <style:text-properties style:font-name="Times New Roman" style:font-name-asian="Times New Roman" style:font-name-complex="Times New Roman"/>
    </style:style>
    <style:style style:name="T46_2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227" style:family="text">
      <style:text-properties style:font-name="Times New Roman" style:font-name-asian="Times New Roman" style:font-name-complex="Times New Roman"/>
    </style:style>
    <style:style style:name="T46_228" style:family="text">
      <style:text-properties style:font-name="Times New Roman" style:font-name-asian="Times New Roman" style:font-name-complex="Times New Roman"/>
    </style:style>
    <style:style style:name="T46_229" style:family="text">
      <style:text-properties style:font-name="Times New Roman" style:font-name-asian="Times New Roman" style:font-name-complex="Times New Roman"/>
    </style:style>
    <style:style style:name="T46_230" style:family="text">
      <style:text-properties style:font-name="Times New Roman" style:font-name-asian="Times New Roman" style:font-name-complex="Times New Roman"/>
    </style:style>
    <style:style style:name="T46_231" style:family="text">
      <style:text-properties style:font-name="Times New Roman" style:font-name-asian="Times New Roman" style:font-name-complex="Times New Roman"/>
    </style:style>
    <style:style style:name="T46_232" style:family="text">
      <style:text-properties style:font-name="Times New Roman" style:font-name-asian="Times New Roman" style:font-name-complex="Times New Roman"/>
    </style:style>
    <style:style style:name="T46_233" style:family="text">
      <style:text-properties style:font-name="Times New Roman" style:font-name-asian="Times New Roman" style:font-name-complex="Times New Roman"/>
    </style:style>
    <style:style style:name="T46_234" style:family="text">
      <style:text-properties style:font-name="Times New Roman" style:font-name-asian="Times New Roman" style:font-name-complex="Times New Roman"/>
    </style:style>
    <style:style style:name="T46_235" style:family="text">
      <style:text-properties style:font-name="Times New Roman" style:font-name-asian="Times New Roman" style:font-name-complex="Times New Roman"/>
    </style:style>
    <style:style style:name="T46_236" style:family="text">
      <style:text-properties style:font-name="Times New Roman" style:font-name-asian="Times New Roman" style:font-name-complex="Times New Roman"/>
    </style:style>
    <style:style style:name="T46_237" style:family="text">
      <style:text-properties style:font-name="Times New Roman" style:font-name-asian="Times New Roman" style:font-name-complex="Times New Roman"/>
    </style:style>
    <style:style style:name="T46_238" style:family="text">
      <style:text-properties style:font-name="Times New Roman" style:font-name-asian="Times New Roman" style:font-name-complex="Times New Roman"/>
    </style:style>
    <style:style style:name="T46_239" style:family="text">
      <style:text-properties style:font-name="Times New Roman" style:font-name-asian="Times New Roman" style:font-name-complex="Times New Roman"/>
    </style:style>
    <style:style style:name="T46_240" style:family="text">
      <style:text-properties style:font-name="Times New Roman" style:font-name-asian="Times New Roman" style:font-name-complex="Times New Roman"/>
    </style:style>
    <style:style style:name="T46_241" style:family="text">
      <style:text-properties style:font-name="Times New Roman" style:font-name-asian="Times New Roman" style:font-name-complex="Times New Roman"/>
    </style:style>
    <style:style style:name="T46_242" style:family="text">
      <style:text-properties style:font-name="Times New Roman" style:font-name-asian="Times New Roman" style:font-name-complex="Times New Roman"/>
    </style:style>
    <style:style style:name="T46_243" style:family="text">
      <style:text-properties style:font-name="Times New Roman" style:font-name-asian="Times New Roman" style:font-name-complex="Times New Roman"/>
    </style:style>
    <style:style style:name="T46_244" style:family="text">
      <style:text-properties style:font-name="Times New Roman" style:font-name-asian="Times New Roman" style:font-name-complex="Times New Roman"/>
    </style:style>
    <style:style style:name="T46_245" style:family="text">
      <style:text-properties style:font-name="Times New Roman" style:font-name-asian="Times New Roman" style:font-name-complex="Times New Roman"/>
    </style:style>
    <style:style style:name="T46_246" style:family="text">
      <style:text-properties style:font-name="Times New Roman" style:font-name-asian="Times New Roman" style:font-name-complex="Times New Roman"/>
    </style:style>
    <style:style style:name="T46_247" style:family="text">
      <style:text-properties style:font-name="Times New Roman" style:font-name-asian="Times New Roman" style:font-name-complex="Times New Roman"/>
    </style:style>
    <style:style style:name="T46_248" style:family="text">
      <style:text-properties style:font-name="Times New Roman" style:font-name-asian="Times New Roman" style:font-name-complex="Times New Roman"/>
    </style:style>
    <style:style style:name="T46_249" style:family="text">
      <style:text-properties style:font-name="Times New Roman" style:font-name-asian="Times New Roman" style:font-name-complex="Times New Roman"/>
    </style:style>
    <style:style style:name="T46_250" style:family="text">
      <style:text-properties style:font-name="Times New Roman" style:font-name-asian="Times New Roman" style:font-name-complex="Times New Roman"/>
    </style:style>
    <style:style style:name="T46_251" style:family="text">
      <style:text-properties style:font-name="Times New Roman" style:font-name-asian="Times New Roman" style:font-name-complex="Times New Roman"/>
    </style:style>
    <style:style style:name="T46_252" style:family="text">
      <style:text-properties style:font-name="Times New Roman" style:font-name-asian="Times New Roman" style:font-name-complex="Times New Roman"/>
    </style:style>
    <style:style style:name="T46_253" style:family="text">
      <style:text-properties style:font-name="Times New Roman" style:font-name-asian="Times New Roman" style:font-name-complex="Times New Roman"/>
    </style:style>
    <style:style style:name="T46_254" style:family="text">
      <style:text-properties style:font-name="Times New Roman" style:font-name-asian="Times New Roman" style:font-name-complex="Times New Roman"/>
    </style:style>
    <style:style style:name="T46_255" style:family="text">
      <style:text-properties style:font-name="Times New Roman" style:font-name-asian="Times New Roman" style:font-name-complex="Times New Roman"/>
    </style:style>
    <style:style style:name="T46_256" style:family="text">
      <style:text-properties style:font-name="Times New Roman" style:font-name-asian="Times New Roman" style:font-name-complex="Times New Roman"/>
    </style:style>
    <style:style style:name="T46_257" style:family="text">
      <style:text-properties style:font-name="Times New Roman" style:font-name-asian="Times New Roman" style:font-name-complex="Times New Roman"/>
    </style:style>
    <style:style style:name="T46_25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6_259" style:family="text">
      <style:text-properties style:font-name="Times New Roman" style:font-name-asian="Times New Roman" style:font-name-complex="Times New Roman"/>
    </style:style>
    <style:style style:name="T46_260" style:family="text">
      <style:text-properties style:font-name="Times New Roman" style:font-name-asian="Times New Roman" style:font-name-complex="Times New Roman"/>
    </style:style>
    <style:style style:name="T46_261" style:family="text">
      <style:text-properties style:font-name="Times New Roman" style:font-name-asian="Times New Roman" style:font-name-complex="Times New Roman"/>
    </style:style>
    <style:style style:name="T46_262" style:family="text">
      <style:text-properties style:font-name="Times New Roman" style:font-name-asian="Times New Roman" style:font-name-complex="Times New Roman"/>
    </style:style>
    <style:style style:name="T46_263" style:family="text">
      <style:text-properties style:font-name="Times New Roman" style:font-name-asian="Times New Roman" style:font-name-complex="Times New Roman"/>
    </style:style>
    <style:style style:name="T46_264" style:family="text">
      <style:text-properties style:font-name="Times New Roman" style:font-name-asian="Times New Roman" style:font-name-complex="Times New Roman"/>
    </style:style>
    <style:style style:name="T46_265" style:family="text">
      <style:text-properties style:font-name="Times New Roman" style:font-name-asian="Times New Roman" style:font-name-complex="Times New Roman"/>
    </style:style>
    <style:style style:name="T46_266" style:family="text">
      <style:text-properties style:font-name="Times New Roman" style:font-name-asian="Times New Roman" style:font-name-complex="Times New Roman"/>
    </style:style>
    <style:style style:name="T46_267" style:family="text">
      <style:text-properties style:font-name="Times New Roman" style:font-name-asian="Times New Roman" style:font-name-complex="Times New Roman"/>
    </style:style>
    <style:style style:name="T46_268" style:family="text">
      <style:text-properties style:font-name="Times New Roman" style:font-name-asian="Times New Roman" style:font-name-complex="Times New Roman"/>
    </style:style>
    <style:style style:name="T46_269" style:family="text">
      <style:text-properties style:font-name="Times New Roman" style:font-name-asian="Times New Roman" style:font-name-complex="Times New Roman"/>
    </style:style>
    <style:style style:name="T46_270" style:family="text">
      <style:text-properties style:font-name="Times New Roman" style:font-name-asian="Times New Roman" style:font-name-complex="Times New Roman"/>
    </style:style>
    <style:style style:name="T46_271" style:family="text">
      <style:text-properties style:font-name="Times New Roman" style:font-name-asian="Times New Roman" style:font-name-complex="Times New Roman"/>
    </style:style>
    <style:style style:name="T46_272" style:family="text">
      <style:text-properties style:font-name="Times New Roman" style:font-name-asian="Times New Roman" style:font-name-complex="Times New Roman"/>
    </style:style>
    <style:style style:name="T46_273" style:family="text">
      <style:text-properties style:font-name="Times New Roman" style:font-name-asian="Times New Roman" style:font-name-complex="Times New Roman"/>
    </style:style>
    <style:style style:name="T46_274" style:family="text">
      <style:text-properties style:font-name="Times New Roman" style:font-name-asian="Times New Roman" style:font-name-complex="Times New Roman"/>
    </style:style>
    <style:style style:name="T46_275" style:family="text">
      <style:text-properties style:font-name="Times New Roman" style:font-name-asian="Times New Roman" style:font-name-complex="Times New Roman"/>
    </style:style>
    <style:style style:name="T46_276" style:family="text" style:parent-style-name="Standard"/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font-name="Times New Roman" style:font-name-asian="Times New Roman" style:font-name-complex="Times New Roman"/>
    </style:style>
    <style:style style:name="T47_6" style:family="text">
      <style:text-properties style:font-name="Times New Roman" style:font-name-asian="Times New Roman" style:font-name-complex="Times New Roman"/>
    </style:style>
    <style:style style:name="T47_7" style:family="text">
      <style:text-properties style:font-name="Times New Roman" style:font-name-asian="Times New Roman" style:font-name-complex="Times New Roman"/>
    </style:style>
    <style:style style:name="T47_8" style:family="text">
      <style:text-properties style:font-name="Times New Roman" style:font-name-asian="Times New Roman" style:font-name-complex="Times New Roman"/>
    </style:style>
    <style:style style:name="T47_9" style:family="text">
      <style:text-properties style:font-name="Times New Roman" style:font-name-asian="Times New Roman" style:font-name-complex="Times New Roman"/>
    </style:style>
    <style:style style:name="T47_10" style:family="text">
      <style:text-properties style:font-name="Times New Roman" style:font-name-asian="Times New Roman" style:font-name-complex="Times New Roman"/>
    </style:style>
    <style:style style:name="T47_11" style:family="text">
      <style:text-properties style:font-name="Times New Roman" style:font-name-asian="Times New Roman" style:font-name-complex="Times New Roman"/>
    </style:style>
    <style:style style:name="T47_12" style:family="text">
      <style:text-properties style:font-name="Times New Roman" style:font-name-asian="Times New Roman" style:font-name-complex="Times New Roman"/>
    </style:style>
    <style:style style:name="T47_13" style:family="text">
      <style:text-properties style:font-name="Times New Roman" style:font-name-asian="Times New Roman" style:font-name-complex="Times New Roman"/>
    </style:style>
    <style:style style:name="T47_14" style:family="text">
      <style:text-properties style:font-name="Times New Roman" style:font-name-asian="Times New Roman" style:font-name-complex="Times New Roman"/>
    </style:style>
    <style:style style:name="T47_15" style:family="text">
      <style:text-properties style:font-name="Times New Roman" style:font-name-asian="Times New Roman" style:font-name-complex="Times New Roman"/>
    </style:style>
    <style:style style:name="T47_16" style:family="text">
      <style:text-properties style:font-name="Times New Roman" style:font-name-asian="Times New Roman" style:font-name-complex="Times New Roman"/>
    </style:style>
    <style:style style:name="T47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7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7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7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7_21" style:family="text">
      <style:text-properties style:font-name="Times New Roman" style:font-name-asian="Times New Roman" style:font-name-complex="Times New Roman"/>
    </style:style>
    <style:style style:name="T47_22" style:family="text">
      <style:text-properties style:font-name="Times New Roman" style:font-name-asian="Times New Roman" style:font-name-complex="Times New Roman"/>
    </style:style>
    <style:style style:name="T47_23" style:family="text">
      <style:text-properties style:font-name="Times New Roman" style:font-name-asian="Times New Roman" style:font-name-complex="Times New Roman"/>
    </style:style>
    <style:style style:name="T47_24" style:family="text">
      <style:text-properties style:font-name="Times New Roman" style:font-name-asian="Times New Roman" style:font-name-complex="Times New Roman"/>
    </style:style>
    <style:style style:name="T47_25" style:family="text">
      <style:text-properties style:font-name="Times New Roman" style:font-name-asian="Times New Roman" style:font-name-complex="Times New Roman"/>
    </style:style>
    <style:style style:name="T47_26" style:family="text">
      <style:text-properties style:font-name="Times New Roman" style:font-name-asian="Times New Roman" style:font-name-complex="Times New Roman"/>
    </style:style>
    <style:style style:name="T47_27" style:family="text">
      <style:text-properties style:font-name="Times New Roman" style:font-name-asian="Times New Roman" style:font-name-complex="Times New Roman"/>
    </style:style>
    <style:style style:name="T47_28" style:family="text">
      <style:text-properties style:font-name="Times New Roman" style:font-name-asian="Times New Roman" style:font-name-complex="Times New Roman"/>
    </style:style>
    <style:style style:name="T47_29" style:family="text">
      <style:text-properties style:font-name="Times New Roman" style:font-name-asian="Times New Roman" style:font-name-complex="Times New Roman"/>
    </style:style>
    <style:style style:name="T47_30" style:family="text">
      <style:text-properties style:font-name="Times New Roman" style:font-name-asian="Times New Roman" style:font-name-complex="Times New Roman"/>
    </style:style>
    <style:style style:name="T47_31" style:family="text">
      <style:text-properties style:font-name="Times New Roman" style:font-name-asian="Times New Roman" style:font-name-complex="Times New Roman"/>
    </style:style>
    <style:style style:name="T47_32" style:family="text">
      <style:text-properties style:font-name="Times New Roman" style:font-name-asian="Times New Roman" style:font-name-complex="Times New Roman"/>
    </style:style>
    <style:style style:name="T47_33" style:family="text">
      <style:text-properties style:font-name="Times New Roman" style:font-name-asian="Times New Roman" style:font-name-complex="Times New Roman"/>
    </style:style>
    <style:style style:name="T47_34" style:family="text">
      <style:text-properties style:font-name="Times New Roman" style:font-name-asian="Times New Roman" style:font-name-complex="Times New Roman"/>
    </style:style>
    <style:style style:name="T47_35" style:family="text">
      <style:text-properties style:font-name="Times New Roman" style:font-name-asian="Times New Roman" style:font-name-complex="Times New Roman"/>
    </style:style>
    <style:style style:name="T47_36" style:family="text">
      <style:text-properties style:font-name="Times New Roman" style:font-name-asian="Times New Roman" style:font-name-complex="Times New Roman"/>
    </style:style>
    <style:style style:name="T47_37" style:family="text">
      <style:text-properties style:font-name="Times New Roman" style:font-name-asian="Times New Roman" style:font-name-complex="Times New Roman"/>
    </style:style>
    <style:style style:name="T47_38" style:family="text">
      <style:text-properties style:font-name="Times New Roman" style:font-name-asian="Times New Roman" style:font-name-complex="Times New Roman"/>
    </style:style>
    <style:style style:name="T47_39" style:family="text">
      <style:text-properties style:font-name="Times New Roman" style:font-name-asian="Times New Roman" style:font-name-complex="Times New Roman"/>
    </style:style>
    <style:style style:name="T47_40" style:family="text">
      <style:text-properties style:font-name="Times New Roman" style:font-name-asian="Times New Roman" style:font-name-complex="Times New Roman"/>
    </style:style>
    <style:style style:name="T47_41" style:family="text">
      <style:text-properties style:font-name="Times New Roman" style:font-name-asian="Times New Roman" style:font-name-complex="Times New Roman"/>
    </style:style>
    <style:style style:name="T47_42" style:family="text">
      <style:text-properties style:font-name="Times New Roman" style:font-name-asian="Times New Roman" style:font-name-complex="Times New Roman"/>
    </style:style>
    <style:style style:name="T47_43" style:family="text">
      <style:text-properties style:font-name="Times New Roman" style:font-name-asian="Times New Roman" style:font-name-complex="Times New Roman"/>
    </style:style>
    <style:style style:name="T47_44" style:family="text">
      <style:text-properties style:font-name="Times New Roman" style:font-name-asian="Times New Roman" style:font-name-complex="Times New Roman"/>
    </style:style>
    <style:style style:name="T47_45" style:family="text">
      <style:text-properties style:font-name="Times New Roman" style:font-name-asian="Times New Roman" style:font-name-complex="Times New Roman"/>
    </style:style>
    <style:style style:name="T47_46" style:family="text">
      <style:text-properties style:font-name="Times New Roman" style:font-name-asian="Times New Roman" style:font-name-complex="Times New Roman"/>
    </style:style>
    <style:style style:name="T47_47" style:family="text">
      <style:text-properties style:font-name="Times New Roman" style:font-name-asian="Times New Roman" style:font-name-complex="Times New Roman"/>
    </style:style>
    <style:style style:name="T47_48" style:family="text">
      <style:text-properties style:font-name="Times New Roman" style:font-name-asian="Times New Roman" style:font-name-complex="Times New Roman"/>
    </style:style>
    <style:style style:name="T47_49" style:family="text">
      <style:text-properties style:font-name="Times New Roman" style:font-name-asian="Times New Roman" style:font-name-complex="Times New Roman"/>
    </style:style>
    <style:style style:name="T47_50" style:family="text">
      <style:text-properties style:font-name="Times New Roman" style:font-name-asian="Times New Roman" style:font-name-complex="Times New Roman"/>
    </style:style>
    <style:style style:name="T47_51" style:family="text">
      <style:text-properties style:font-name="Times New Roman" style:font-name-asian="Times New Roman" style:font-name-complex="Times New Roman"/>
    </style:style>
    <style:style style:name="T47_52" style:family="text">
      <style:text-properties style:font-name="Times New Roman" style:font-name-asian="Times New Roman" style:font-name-complex="Times New Roman"/>
    </style:style>
    <style:style style:name="T47_53" style:family="text">
      <style:text-properties style:font-name="Times New Roman" style:font-name-asian="Times New Roman" style:font-name-complex="Times New Roman"/>
    </style:style>
    <style:style style:name="T47_54" style:family="text">
      <style:text-properties style:font-name="Times New Roman" style:font-name-asian="Times New Roman" style:font-name-complex="Times New Roman"/>
    </style:style>
    <style:style style:name="T47_55" style:family="text">
      <style:text-properties style:font-name="Times New Roman" style:font-name-asian="Times New Roman" style:font-name-complex="Times New Roman"/>
    </style:style>
    <style:style style:name="T47_56" style:family="text">
      <style:text-properties style:font-name="Times New Roman" style:font-name-asian="Times New Roman" style:font-name-complex="Times New Roman"/>
    </style:style>
    <style:style style:name="T47_57" style:family="text">
      <style:text-properties style:font-name="Times New Roman" style:font-name-asian="Times New Roman" style:font-name-complex="Times New Roman"/>
    </style:style>
    <style:style style:name="T47_58" style:family="text">
      <style:text-properties style:font-name="Times New Roman" style:font-name-asian="Times New Roman" style:font-name-complex="Times New Roman"/>
    </style:style>
    <style:style style:name="T47_59" style:family="text">
      <style:text-properties style:font-name="Times New Roman" style:font-name-asian="Times New Roman" style:font-name-complex="Times New Roman"/>
    </style:style>
    <style:style style:name="T47_60" style:family="text">
      <style:text-properties style:font-name="Times New Roman" style:font-name-asian="Times New Roman" style:font-name-complex="Times New Roman"/>
    </style:style>
    <style:style style:name="T47_61" style:family="text">
      <style:text-properties style:font-name="Times New Roman" style:font-name-asian="Times New Roman" style:font-name-complex="Times New Roman"/>
    </style:style>
    <style:style style:name="T47_62" style:family="text">
      <style:text-properties style:font-name="Times New Roman" style:font-name-asian="Times New Roman" style:font-name-complex="Times New Roman"/>
    </style:style>
    <style:style style:name="T47_63" style:family="text">
      <style:text-properties style:font-name="Times New Roman" style:font-name-asian="Times New Roman" style:font-name-complex="Times New Roman"/>
    </style:style>
    <style:style style:name="T47_64" style:family="text">
      <style:text-properties style:font-name="Times New Roman" style:font-name-asian="Times New Roman" style:font-name-complex="Times New Roman"/>
    </style:style>
    <style:style style:name="T47_65" style:family="text">
      <style:text-properties style:font-name="Times New Roman" style:font-name-asian="Times New Roman" style:font-name-complex="Times New Roman"/>
    </style:style>
    <style:style style:name="T47_66" style:family="text">
      <style:text-properties style:font-name="Times New Roman" style:font-name-asian="Times New Roman" style:font-name-complex="Times New Roman"/>
    </style:style>
    <style:style style:name="T47_67" style:family="text">
      <style:text-properties style:font-name="Times New Roman" style:font-name-asian="Times New Roman" style:font-name-complex="Times New Roman"/>
    </style:style>
    <style:style style:name="T47_68" style:family="text">
      <style:text-properties style:font-name="Times New Roman" style:font-name-asian="Times New Roman" style:font-name-complex="Times New Roman"/>
    </style:style>
    <style:style style:name="T47_69" style:family="text">
      <style:text-properties style:font-name="Times New Roman" style:font-name-asian="Times New Roman" style:font-name-complex="Times New Roman"/>
    </style:style>
    <style:style style:name="T47_70" style:family="text">
      <style:text-properties style:font-name="Times New Roman" style:font-name-asian="Times New Roman" style:font-name-complex="Times New Roman"/>
    </style:style>
    <style:style style:name="T47_71" style:family="text">
      <style:text-properties style:font-name="Times New Roman" style:font-name-asian="Times New Roman" style:font-name-complex="Times New Roman"/>
    </style:style>
    <style:style style:name="T47_72" style:family="text">
      <style:text-properties style:font-name="Times New Roman" style:font-name-asian="Times New Roman" style:font-name-complex="Times New Roman"/>
    </style:style>
    <style:style style:name="T47_73" style:family="text">
      <style:text-properties style:font-name="Times New Roman" style:font-name-asian="Times New Roman" style:font-name-complex="Times New Roman"/>
    </style:style>
    <style:style style:name="T47_74" style:family="text">
      <style:text-properties style:font-name="Times New Roman" style:font-name-asian="Times New Roman" style:font-name-complex="Times New Roman"/>
    </style:style>
    <style:style style:name="T47_75" style:family="text">
      <style:text-properties style:font-name="Times New Roman" style:font-name-asian="Times New Roman" style:font-name-complex="Times New Roman"/>
    </style:style>
    <style:style style:name="T47_76" style:family="text">
      <style:text-properties style:font-name="Times New Roman" style:font-name-asian="Times New Roman" style:font-name-complex="Times New Roman"/>
    </style:style>
    <style:style style:name="T47_77" style:family="text">
      <style:text-properties style:font-name="Times New Roman" style:font-name-asian="Times New Roman" style:font-name-complex="Times New Roman"/>
    </style:style>
    <style:style style:name="T47_78" style:family="text">
      <style:text-properties style:font-name="Times New Roman" style:font-name-asian="Times New Roman" style:font-name-complex="Times New Roman"/>
    </style:style>
    <style:style style:name="T47_79" style:family="text">
      <style:text-properties style:font-name="Times New Roman" style:font-name-asian="Times New Roman" style:font-name-complex="Times New Roman"/>
    </style:style>
    <style:style style:name="T47_80" style:family="text">
      <style:text-properties style:font-name="Times New Roman" style:font-name-asian="Times New Roman" style:font-name-complex="Times New Roman"/>
    </style:style>
    <style:style style:name="T47_81" style:family="text">
      <style:text-properties style:font-name="Times New Roman" style:font-name-asian="Times New Roman" style:font-name-complex="Times New Roman"/>
    </style:style>
    <style:style style:name="T47_82" style:family="text">
      <style:text-properties style:font-name="Times New Roman" style:font-name-asian="Times New Roman" style:font-name-complex="Times New Roman"/>
    </style:style>
    <style:style style:name="T47_83" style:family="text">
      <style:text-properties style:font-name="Times New Roman" style:font-name-asian="Times New Roman" style:font-name-complex="Times New Roman"/>
    </style:style>
    <style:style style:name="T47_84" style:family="text">
      <style:text-properties style:font-name="Times New Roman" style:font-name-asian="Times New Roman" style:font-name-complex="Times New Roman"/>
    </style:style>
    <style:style style:name="T47_85" style:family="text">
      <style:text-properties style:font-name="Times New Roman" style:font-name-asian="Times New Roman" style:font-name-complex="Times New Roman"/>
    </style:style>
    <style:style style:name="T47_86" style:family="text">
      <style:text-properties style:font-name="Times New Roman" style:font-name-asian="Times New Roman" style:font-name-complex="Times New Roman"/>
    </style:style>
    <style:style style:name="T47_8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7_88" style:family="text">
      <style:text-properties style:font-name="Times New Roman" style:font-name-asian="Times New Roman" style:font-name-complex="Times New Roman"/>
    </style:style>
    <style:style style:name="T47_89" style:family="text"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text-align="justify" fo:break-before="auto" fo:text-indent="1.27cm" fo:line-height="150%" style:writing-mode="lr-tb"/>
    </style:style>
    <style:style style:name="T48_1" style:family="text">
      <style:text-properties style:font-name="Times New Roman" style:font-name-asian="Times New Roman" style:font-name-complex="Times New Roman"/>
    </style:style>
    <style:style style:name="T48_2" style:family="text">
      <style:text-properties style:font-name="Times New Roman" style:font-name-asian="Times New Roman" style:font-name-complex="Times New Roman"/>
    </style:style>
    <style:style style:name="T48_3" style:family="text">
      <style:text-properties style:font-name="Times New Roman" style:font-name-asian="Times New Roman" style:font-name-complex="Times New Roman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T48_7" style:family="text">
      <style:text-properties style:font-name="Times New Roman" style:font-name-asian="Times New Roman" style:font-name-complex="Times New Roman"/>
    </style:style>
    <style:style style:name="T48_8" style:family="text">
      <style:text-properties style:font-name="Times New Roman" style:font-name-asian="Times New Roman" style:font-name-complex="Times New Roman"/>
    </style:style>
    <style:style style:name="T48_9" style:family="text">
      <style:text-properties style:font-name="Times New Roman" style:font-name-asian="Times New Roman" style:font-name-complex="Times New Roman"/>
    </style:style>
    <style:style style:name="T48_10" style:family="text">
      <style:text-properties style:font-name="Times New Roman" style:font-name-asian="Times New Roman" style:font-name-complex="Times New Roman"/>
    </style:style>
    <style:style style:name="T48_11" style:family="text">
      <style:text-properties style:font-name="Times New Roman" style:font-name-asian="Times New Roman" style:font-name-complex="Times New Roman"/>
    </style:style>
    <style:style style:name="T48_12" style:family="text">
      <style:text-properties style:font-name="Times New Roman" style:font-name-asian="Times New Roman" style:font-name-complex="Times New Roman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>
      <style:text-properties style:font-name="Times New Roman" style:font-name-asian="Times New Roman" style:font-name-complex="Times New Roman"/>
    </style:style>
    <style:style style:name="T48_16" style:family="text">
      <style:text-properties style:font-name="Times New Roman" style:font-name-asian="Times New Roman" style:font-name-complex="Times New Roman"/>
    </style:style>
    <style:style style:name="T48_17" style:family="text">
      <style:text-properties style:font-name="Times New Roman" style:font-name-asian="Times New Roman" style:font-name-complex="Times New Roman"/>
    </style:style>
    <style:style style:name="T48_18" style:family="text">
      <style:text-properties style:font-name="Times New Roman" style:font-name-asian="Times New Roman" style:font-name-complex="Times New Roman"/>
    </style:style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T48_21" style:family="text">
      <style:text-properties style:font-name="Times New Roman" style:font-name-asian="Times New Roman" style:font-name-complex="Times New Roman"/>
    </style:style>
    <style:style style:name="T48_22" style:family="text">
      <style:text-properties style:font-name="Times New Roman" style:font-name-asian="Times New Roman" style:font-name-complex="Times New Roman"/>
    </style:style>
    <style:style style:name="T48_23" style:family="text">
      <style:text-properties style:font-name="Times New Roman" style:font-name-asian="Times New Roman" style:font-name-complex="Times New Roman"/>
    </style:style>
    <style:style style:name="T48_24" style:family="text">
      <style:text-properties style:font-name="Times New Roman" style:font-name-asian="Times New Roman" style:font-name-complex="Times New Roman"/>
    </style:style>
    <style:style style:name="T48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26" style:family="text">
      <style:text-properties style:font-name="Times New Roman" style:font-name-asian="Times New Roman" style:font-name-complex="Times New Roman"/>
    </style:style>
    <style:style style:name="T48_27" style:family="text">
      <style:text-properties style:font-name="Times New Roman" style:font-name-asian="Times New Roman" style:font-name-complex="Times New Roman"/>
    </style:style>
    <style:style style:name="T48_28" style:family="text">
      <style:text-properties style:font-name="Times New Roman" style:font-name-asian="Times New Roman" style:font-name-complex="Times New Roman"/>
    </style:style>
    <style:style style:name="T48_29" style:family="text">
      <style:text-properties style:font-name="Times New Roman" style:font-name-asian="Times New Roman" style:font-name-complex="Times New Roman"/>
    </style:style>
    <style:style style:name="T48_30" style:family="text">
      <style:text-properties style:font-name="Times New Roman" style:font-name-asian="Times New Roman" style:font-name-complex="Times New Roman"/>
    </style:style>
    <style:style style:name="T48_31" style:family="text">
      <style:text-properties style:font-name="Times New Roman" style:font-name-asian="Times New Roman" style:font-name-complex="Times New Roman"/>
    </style:style>
    <style:style style:name="T48_32" style:family="text">
      <style:text-properties style:font-name="Times New Roman" style:font-name-asian="Times New Roman" style:font-name-complex="Times New Roman"/>
    </style:style>
    <style:style style:name="T48_33" style:family="text">
      <style:text-properties style:font-name="Times New Roman" style:font-name-asian="Times New Roman" style:font-name-complex="Times New Roman"/>
    </style:style>
    <style:style style:name="T48_34" style:family="text">
      <style:text-properties style:font-name="Times New Roman" style:font-name-asian="Times New Roman" style:font-name-complex="Times New Roman"/>
    </style:style>
    <style:style style:name="T48_35" style:family="text">
      <style:text-properties style:font-name="Times New Roman" style:font-name-asian="Times New Roman" style:font-name-complex="Times New Roman"/>
    </style:style>
    <style:style style:name="T48_36" style:family="text">
      <style:text-properties style:font-name="Times New Roman" style:font-name-asian="Times New Roman" style:font-name-complex="Times New Roman"/>
    </style:style>
    <style:style style:name="T48_37" style:family="text">
      <style:text-properties style:font-name="Times New Roman" style:font-name-asian="Times New Roman" style:font-name-complex="Times New Roman"/>
    </style:style>
    <style:style style:name="T48_38" style:family="text">
      <style:text-properties style:font-name="Times New Roman" style:font-name-asian="Times New Roman" style:font-name-complex="Times New Roman"/>
    </style:style>
    <style:style style:name="T48_39" style:family="text">
      <style:text-properties style:font-name="Times New Roman" style:font-name-asian="Times New Roman" style:font-name-complex="Times New Roman"/>
    </style:style>
    <style:style style:name="T48_40" style:family="text">
      <style:text-properties style:font-name="Times New Roman" style:font-name-asian="Times New Roman" style:font-name-complex="Times New Roman"/>
    </style:style>
    <style:style style:name="T48_41" style:family="text">
      <style:text-properties style:font-name="Times New Roman" style:font-name-asian="Times New Roman" style:font-name-complex="Times New Roman"/>
    </style:style>
    <style:style style:name="T48_42" style:family="text">
      <style:text-properties style:font-name="Times New Roman" style:font-name-asian="Times New Roman" style:font-name-complex="Times New Roman"/>
    </style:style>
    <style:style style:name="T48_43" style:family="text">
      <style:text-properties style:font-name="Times New Roman" style:font-name-asian="Times New Roman" style:font-name-complex="Times New Roman"/>
    </style:style>
    <style:style style:name="T48_44" style:family="text">
      <style:text-properties style:font-name="Times New Roman" style:font-name-asian="Times New Roman" style:font-name-complex="Times New Roman"/>
    </style:style>
    <style:style style:name="T48_45" style:family="text">
      <style:text-properties style:font-name="Times New Roman" style:font-name-asian="Times New Roman" style:font-name-complex="Times New Roman"/>
    </style:style>
    <style:style style:name="T48_46" style:family="text">
      <style:text-properties style:font-name="Times New Roman" style:font-name-asian="Times New Roman" style:font-name-complex="Times New Roman"/>
    </style:style>
    <style:style style:name="T48_47" style:family="text">
      <style:text-properties style:font-name="Times New Roman" style:font-name-asian="Times New Roman" style:font-name-complex="Times New Roman"/>
    </style:style>
    <style:style style:name="T48_48" style:family="text">
      <style:text-properties style:font-name="Times New Roman" style:font-name-asian="Times New Roman" style:font-name-complex="Times New Roman"/>
    </style:style>
    <style:style style:name="T48_49" style:family="text">
      <style:text-properties style:font-name="Times New Roman" style:font-name-asian="Times New Roman" style:font-name-complex="Times New Roman"/>
    </style:style>
    <style:style style:name="T48_50" style:family="text">
      <style:text-properties style:font-name="Times New Roman" style:font-name-asian="Times New Roman" style:font-name-complex="Times New Roman"/>
    </style:style>
    <style:style style:name="T48_51" style:family="text">
      <style:text-properties style:font-name="Times New Roman" style:font-name-asian="Times New Roman" style:font-name-complex="Times New Roman"/>
    </style:style>
    <style:style style:name="T48_52" style:family="text">
      <style:text-properties style:font-name="Times New Roman" style:font-name-asian="Times New Roman" style:font-name-complex="Times New Roman"/>
    </style:style>
    <style:style style:name="T48_53" style:family="text">
      <style:text-properties style:font-name="Times New Roman" style:font-name-asian="Times New Roman" style:font-name-complex="Times New Roman"/>
    </style:style>
    <style:style style:name="T48_54" style:family="text">
      <style:text-properties style:font-name="Times New Roman" style:font-name-asian="Times New Roman" style:font-name-complex="Times New Roman"/>
    </style:style>
    <style:style style:name="T48_55" style:family="text">
      <style:text-properties style:font-name="Times New Roman" style:font-name-asian="Times New Roman" style:font-name-complex="Times New Roman"/>
    </style:style>
    <style:style style:name="T48_56" style:family="text">
      <style:text-properties style:font-name="Times New Roman" style:font-name-asian="Times New Roman" style:font-name-complex="Times New Roman"/>
    </style:style>
    <style:style style:name="T48_57" style:family="text">
      <style:text-properties style:font-name="Times New Roman" style:font-name-asian="Times New Roman" style:font-name-complex="Times New Roman"/>
    </style:style>
    <style:style style:name="T48_58" style:family="text">
      <style:text-properties style:font-name="Times New Roman" style:font-name-asian="Times New Roman" style:font-name-complex="Times New Roman"/>
    </style:style>
    <style:style style:name="T48_59" style:family="text">
      <style:text-properties style:font-name="Times New Roman" style:font-name-asian="Times New Roman" style:font-name-complex="Times New Roman"/>
    </style:style>
    <style:style style:name="T48_60" style:family="text">
      <style:text-properties style:font-name="Times New Roman" style:font-name-asian="Times New Roman" style:font-name-complex="Times New Roman"/>
    </style:style>
    <style:style style:name="T48_61" style:family="text">
      <style:text-properties style:font-name="Times New Roman" style:font-name-asian="Times New Roman" style:font-name-complex="Times New Roman"/>
    </style:style>
    <style:style style:name="T48_62" style:family="text">
      <style:text-properties style:font-name="Times New Roman" style:font-name-asian="Times New Roman" style:font-name-complex="Times New Roman"/>
    </style:style>
    <style:style style:name="T48_63" style:family="text">
      <style:text-properties style:font-name="Times New Roman" style:font-name-asian="Times New Roman" style:font-name-complex="Times New Roman"/>
    </style:style>
    <style:style style:name="T48_64" style:family="text">
      <style:text-properties style:font-name="Times New Roman" style:font-name-asian="Times New Roman" style:font-name-complex="Times New Roman"/>
    </style:style>
    <style:style style:name="T48_65" style:family="text">
      <style:text-properties style:font-name="Times New Roman" style:font-name-asian="Times New Roman" style:font-name-complex="Times New Roman"/>
    </style:style>
    <style:style style:name="T48_66" style:family="text">
      <style:text-properties style:font-name="Times New Roman" style:font-name-asian="Times New Roman" style:font-name-complex="Times New Roman"/>
    </style:style>
    <style:style style:name="T48_67" style:family="text">
      <style:text-properties style:font-name="Times New Roman" style:font-name-asian="Times New Roman" style:font-name-complex="Times New Roman"/>
    </style:style>
    <style:style style:name="T48_68" style:family="text">
      <style:text-properties style:font-name="Times New Roman" style:font-name-asian="Times New Roman" style:font-name-complex="Times New Roman"/>
    </style:style>
    <style:style style:name="T48_69" style:family="text">
      <style:text-properties style:font-name="Times New Roman" style:font-name-asian="Times New Roman" style:font-name-complex="Times New Roman"/>
    </style:style>
    <style:style style:name="T48_70" style:family="text">
      <style:text-properties style:font-name="Times New Roman" style:font-name-asian="Times New Roman" style:font-name-complex="Times New Roman"/>
    </style:style>
    <style:style style:name="T48_71" style:family="text">
      <style:text-properties style:font-name="Times New Roman" style:font-name-asian="Times New Roman" style:font-name-complex="Times New Roman"/>
    </style:style>
    <style:style style:name="T48_72" style:family="text">
      <style:text-properties style:font-name="Times New Roman" style:font-name-asian="Times New Roman" style:font-name-complex="Times New Roman"/>
    </style:style>
    <style:style style:name="T48_73" style:family="text">
      <style:text-properties style:font-name="Times New Roman" style:font-name-asian="Times New Roman" style:font-name-complex="Times New Roman"/>
    </style:style>
    <style:style style:name="T48_74" style:family="text">
      <style:text-properties style:font-name="Times New Roman" style:font-name-asian="Times New Roman" style:font-name-complex="Times New Roman"/>
    </style:style>
    <style:style style:name="T48_75" style:family="text">
      <style:text-properties style:font-name="Times New Roman" style:font-name-asian="Times New Roman" style:font-name-complex="Times New Roman"/>
    </style:style>
    <style:style style:name="T48_76" style:family="text">
      <style:text-properties style:font-name="Times New Roman" style:font-name-asian="Times New Roman" style:font-name-complex="Times New Roman"/>
    </style:style>
    <style:style style:name="T48_77" style:family="text">
      <style:text-properties style:font-name="Times New Roman" style:font-name-asian="Times New Roman" style:font-name-complex="Times New Roman"/>
    </style:style>
    <style:style style:name="T48_78" style:family="text">
      <style:text-properties style:font-name="Times New Roman" style:font-name-asian="Times New Roman" style:font-name-complex="Times New Roman"/>
    </style:style>
    <style:style style:name="T48_79" style:family="text">
      <style:text-properties style:font-name="Times New Roman" style:font-name-asian="Times New Roman" style:font-name-complex="Times New Roman"/>
    </style:style>
    <style:style style:name="T48_80" style:family="text">
      <style:text-properties style:font-name="Times New Roman" style:font-name-asian="Times New Roman" style:font-name-complex="Times New Roman"/>
    </style:style>
    <style:style style:name="T48_81" style:family="text">
      <style:text-properties style:font-name="Times New Roman" style:font-name-asian="Times New Roman" style:font-name-complex="Times New Roman"/>
    </style:style>
    <style:style style:name="T48_82" style:family="text">
      <style:text-properties style:font-name="Times New Roman" style:font-name-asian="Times New Roman" style:font-name-complex="Times New Roman"/>
    </style:style>
    <style:style style:name="T48_83" style:family="text">
      <style:text-properties style:font-name="Times New Roman" style:font-name-asian="Times New Roman" style:font-name-complex="Times New Roman"/>
    </style:style>
    <style:style style:name="T48_84" style:family="text">
      <style:text-properties style:font-name="Times New Roman" style:font-name-asian="Times New Roman" style:font-name-complex="Times New Roman"/>
    </style:style>
    <style:style style:name="T48_85" style:family="text">
      <style:text-properties style:font-name="Times New Roman" style:font-name-asian="Times New Roman" style:font-name-complex="Times New Roman"/>
    </style:style>
    <style:style style:name="T48_86" style:family="text">
      <style:text-properties style:font-name="Times New Roman" style:font-name-asian="Times New Roman" style:font-name-complex="Times New Roman"/>
    </style:style>
    <style:style style:name="T48_87" style:family="text">
      <style:text-properties style:font-name="Times New Roman" style:font-name-asian="Times New Roman" style:font-name-complex="Times New Roman"/>
    </style:style>
    <style:style style:name="T48_88" style:family="text">
      <style:text-properties style:font-name="Times New Roman" style:font-name-asian="Times New Roman" style:font-name-complex="Times New Roman"/>
    </style:style>
    <style:style style:name="T48_89" style:family="text">
      <style:text-properties style:font-name="Times New Roman" style:font-name-asian="Times New Roman" style:font-name-complex="Times New Roman"/>
    </style:style>
    <style:style style:name="T48_90" style:family="text">
      <style:text-properties style:font-name="Times New Roman" style:font-name-asian="Times New Roman" style:font-name-complex="Times New Roman"/>
    </style:style>
    <style:style style:name="T48_91" style:family="text">
      <style:text-properties style:font-name="Times New Roman" style:font-name-asian="Times New Roman" style:font-name-complex="Times New Roman"/>
    </style:style>
    <style:style style:name="T48_92" style:family="text">
      <style:text-properties style:font-name="Times New Roman" style:font-name-asian="Times New Roman" style:font-name-complex="Times New Roman"/>
    </style:style>
    <style:style style:name="T48_93" style:family="text">
      <style:text-properties style:font-name="Times New Roman" style:font-name-asian="Times New Roman" style:font-name-complex="Times New Roman"/>
    </style:style>
    <style:style style:name="T48_94" style:family="text">
      <style:text-properties style:font-name="Times New Roman" style:font-name-asian="Times New Roman" style:font-name-complex="Times New Roman"/>
    </style:style>
    <style:style style:name="T48_95" style:family="text">
      <style:text-properties style:font-name="Times New Roman" style:font-name-asian="Times New Roman" style:font-name-complex="Times New Roman"/>
    </style:style>
    <style:style style:name="T48_96" style:family="text">
      <style:text-properties style:font-name="Times New Roman" style:font-name-asian="Times New Roman" style:font-name-complex="Times New Roman"/>
    </style:style>
    <style:style style:name="T48_97" style:family="text">
      <style:text-properties style:font-name="Times New Roman" style:font-name-asian="Times New Roman" style:font-name-complex="Times New Roman"/>
    </style:style>
    <style:style style:name="T48_98" style:family="text">
      <style:text-properties style:font-name="Times New Roman" style:font-name-asian="Times New Roman" style:font-name-complex="Times New Roman"/>
    </style:style>
    <style:style style:name="T48_99" style:family="text">
      <style:text-properties style:font-name="Times New Roman" style:font-name-asian="Times New Roman" style:font-name-complex="Times New Roman"/>
    </style:style>
    <style:style style:name="T48_10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0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0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0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0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0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0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0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0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0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8_111" style:family="text">
      <style:text-properties style:font-name="Times New Roman" style:font-name-asian="Times New Roman" style:font-name-complex="Times New Roman"/>
    </style:style>
    <style:style style:name="T48_112" style:family="text">
      <style:text-properties style:font-name="Times New Roman" style:font-name-asian="Times New Roman" style:font-name-complex="Times New Roman"/>
    </style:style>
    <style:style style:name="T48_113" style:family="text">
      <style:text-properties style:font-name="Times New Roman" style:font-name-asian="Times New Roman" style:font-name-complex="Times New Roman"/>
    </style:style>
    <style:style style:name="T48_114" style:family="text">
      <style:text-properties style:font-name="Times New Roman" style:font-name-asian="Times New Roman" style:font-name-complex="Times New Roman"/>
    </style:style>
    <style:style style:name="T48_115" style:family="text">
      <style:text-properties style:font-name="Times New Roman" style:font-name-asian="Times New Roman" style:font-name-complex="Times New Roman"/>
    </style:style>
    <style:style style:name="T48_116" style:family="text">
      <style:text-properties style:font-name="Times New Roman" style:font-name-asian="Times New Roman" style:font-name-complex="Times New Roman"/>
    </style:style>
    <style:style style:name="T48_117" style:family="text">
      <style:text-properties style:font-name="Times New Roman" style:font-name-asian="Times New Roman" style:font-name-complex="Times New Roman"/>
    </style:style>
    <style:style style:name="T48_118" style:family="text" style:parent-style-name="Standard"/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font-name="Times New Roman" style:font-name-asian="Times New Roman" style:font-name-complex="Times New Roman"/>
    </style:style>
    <style:style style:name="T49_4" style:family="text">
      <style:text-properties style:font-name="Times New Roman" style:font-name-asian="Times New Roman" style:font-name-complex="Times New Roman"/>
    </style:style>
    <style:style style:name="T49_5" style:family="text">
      <style:text-properties style:font-name="Times New Roman" style:font-name-asian="Times New Roman" style:font-name-complex="Times New Roman"/>
    </style:style>
    <style:style style:name="T49_6" style:family="text">
      <style:text-properties style:font-name="Times New Roman" style:font-name-asian="Times New Roman" style:font-name-complex="Times New Roman"/>
    </style:style>
    <style:style style:name="T49_7" style:family="text">
      <style:text-properties style:font-name="Times New Roman" style:font-name-asian="Times New Roman" style:font-name-complex="Times New Roman"/>
    </style:style>
    <style:style style:name="T49_8" style:family="text">
      <style:text-properties style:font-name="Times New Roman" style:font-name-asian="Times New Roman" style:font-name-complex="Times New Roman"/>
    </style:style>
    <style:style style:name="T49_9" style:family="text">
      <style:text-properties style:font-name="Times New Roman" style:font-name-asian="Times New Roman" style:font-name-complex="Times New Roman"/>
    </style:style>
    <style:style style:name="T49_10" style:family="text">
      <style:text-properties style:font-name="Times New Roman" style:font-name-asian="Times New Roman" style:font-name-complex="Times New Roman"/>
    </style:style>
    <style:style style:name="T49_11" style:family="text">
      <style:text-properties style:font-name="Times New Roman" style:font-name-asian="Times New Roman" style:font-name-complex="Times New Roman"/>
    </style:style>
    <style:style style:name="T49_12" style:family="text">
      <style:text-properties style:font-name="Times New Roman" style:font-name-asian="Times New Roman" style:font-name-complex="Times New Roman"/>
    </style:style>
    <style:style style:name="T49_13" style:family="text">
      <style:text-properties style:font-name="Times New Roman" style:font-name-asian="Times New Roman" style:font-name-complex="Times New Roman"/>
    </style:style>
    <style:style style:name="T49_14" style:family="text">
      <style:text-properties style:font-name="Times New Roman" style:font-name-asian="Times New Roman" style:font-name-complex="Times New Roman"/>
    </style:style>
    <style:style style:name="T49_15" style:family="text">
      <style:text-properties style:font-name="Times New Roman" style:font-name-asian="Times New Roman" style:font-name-complex="Times New Roman"/>
    </style:style>
    <style:style style:name="T49_16" style:family="text">
      <style:text-properties style:font-name="Times New Roman" style:font-name-asian="Times New Roman" style:font-name-complex="Times New Roman"/>
    </style:style>
    <style:style style:name="T49_17" style:family="text">
      <style:text-properties style:font-name="Times New Roman" style:font-name-asian="Times New Roman" style:font-name-complex="Times New Roman"/>
    </style:style>
    <style:style style:name="T49_18" style:family="text">
      <style:text-properties style:font-name="Times New Roman" style:font-name-asian="Times New Roman" style:font-name-complex="Times New Roman"/>
    </style:style>
    <style:style style:name="T49_19" style:family="text">
      <style:text-properties style:font-name="Times New Roman" style:font-name-asian="Times New Roman" style:font-name-complex="Times New Roman"/>
    </style:style>
    <style:style style:name="T49_20" style:family="text">
      <style:text-properties style:font-name="Times New Roman" style:font-name-asian="Times New Roman" style:font-name-complex="Times New Roman"/>
    </style:style>
    <style:style style:name="T49_21" style:family="text">
      <style:text-properties style:font-name="Times New Roman" style:font-name-asian="Times New Roman" style:font-name-complex="Times New Roman"/>
    </style:style>
    <style:style style:name="T49_22" style:family="text">
      <style:text-properties style:font-name="Times New Roman" style:font-name-asian="Times New Roman" style:font-name-complex="Times New Roman"/>
    </style:style>
    <style:style style:name="T49_23" style:family="text">
      <style:text-properties style:font-name="Times New Roman" style:font-name-asian="Times New Roman" style:font-name-complex="Times New Roman"/>
    </style:style>
    <style:style style:name="T49_24" style:family="text">
      <style:text-properties style:font-name="Times New Roman" style:font-name-asian="Times New Roman" style:font-name-complex="Times New Roman"/>
    </style:style>
    <style:style style:name="T49_25" style:family="text">
      <style:text-properties style:font-name="Times New Roman" style:font-name-asian="Times New Roman" style:font-name-complex="Times New Roman"/>
    </style:style>
    <style:style style:name="T49_26" style:family="text">
      <style:text-properties style:font-name="Times New Roman" style:font-name-asian="Times New Roman" style:font-name-complex="Times New Roman"/>
    </style:style>
    <style:style style:name="T49_27" style:family="text">
      <style:text-properties style:font-name="Times New Roman" style:font-name-asian="Times New Roman" style:font-name-complex="Times New Roman"/>
    </style:style>
    <style:style style:name="T49_28" style:family="text">
      <style:text-properties style:font-name="Times New Roman" style:font-name-asian="Times New Roman" style:font-name-complex="Times New Roman"/>
    </style:style>
    <style:style style:name="T49_29" style:family="text">
      <style:text-properties style:font-name="Times New Roman" style:font-name-asian="Times New Roman" style:font-name-complex="Times New Roman"/>
    </style:style>
    <style:style style:name="T49_30" style:family="text">
      <style:text-properties style:font-name="Times New Roman" style:font-name-asian="Times New Roman" style:font-name-complex="Times New Roman"/>
    </style:style>
    <style:style style:name="T49_31" style:family="text">
      <style:text-properties style:font-name="Times New Roman" style:font-name-asian="Times New Roman" style:font-name-complex="Times New Roman"/>
    </style:style>
    <style:style style:name="T49_32" style:family="text">
      <style:text-properties style:font-name="Times New Roman" style:font-name-asian="Times New Roman" style:font-name-complex="Times New Roman"/>
    </style:style>
    <style:style style:name="T49_33" style:family="text">
      <style:text-properties style:font-name="Times New Roman" style:font-name-asian="Times New Roman" style:font-name-complex="Times New Roman"/>
    </style:style>
    <style:style style:name="T49_34" style:family="text">
      <style:text-properties style:font-name="Times New Roman" style:font-name-asian="Times New Roman" style:font-name-complex="Times New Roman"/>
    </style:style>
    <style:style style:name="T49_35" style:family="text">
      <style:text-properties style:font-name="Times New Roman" style:font-name-asian="Times New Roman" style:font-name-complex="Times New Roman"/>
    </style:style>
    <style:style style:name="T49_36" style:family="text">
      <style:text-properties style:font-name="Times New Roman" style:font-name-asian="Times New Roman" style:font-name-complex="Times New Roman"/>
    </style:style>
    <style:style style:name="T49_37" style:family="text">
      <style:text-properties style:font-name="Times New Roman" style:font-name-asian="Times New Roman" style:font-name-complex="Times New Roman"/>
    </style:style>
    <style:style style:name="T49_38" style:family="text">
      <style:text-properties style:font-name="Times New Roman" style:font-name-asian="Times New Roman" style:font-name-complex="Times New Roman"/>
    </style:style>
    <style:style style:name="T49_39" style:family="text">
      <style:text-properties style:font-name="Times New Roman" style:font-name-asian="Times New Roman" style:font-name-complex="Times New Roman"/>
    </style:style>
    <style:style style:name="T49_40" style:family="text">
      <style:text-properties style:font-name="Times New Roman" style:font-name-asian="Times New Roman" style:font-name-complex="Times New Roman"/>
    </style:style>
    <style:style style:name="T49_41" style:family="text">
      <style:text-properties style:font-name="Times New Roman" style:font-name-asian="Times New Roman" style:font-name-complex="Times New Roman"/>
    </style:style>
    <style:style style:name="T49_42" style:family="text">
      <style:text-properties style:font-name="Times New Roman" style:font-name-asian="Times New Roman" style:font-name-complex="Times New Roman"/>
    </style:style>
    <style:style style:name="T49_43" style:family="text">
      <style:text-properties style:font-name="Times New Roman" style:font-name-asian="Times New Roman" style:font-name-complex="Times New Roman"/>
    </style:style>
    <style:style style:name="T49_44" style:family="text">
      <style:text-properties style:font-name="Times New Roman" style:font-name-asian="Times New Roman" style:font-name-complex="Times New Roman"/>
    </style:style>
    <style:style style:name="T49_45" style:family="text">
      <style:text-properties style:font-name="Times New Roman" style:font-name-asian="Times New Roman" style:font-name-complex="Times New Roman"/>
    </style:style>
    <style:style style:name="T49_46" style:family="text">
      <style:text-properties style:font-name="Times New Roman" style:font-name-asian="Times New Roman" style:font-name-complex="Times New Roman"/>
    </style:style>
    <style:style style:name="T49_47" style:family="text">
      <style:text-properties style:font-name="Times New Roman" style:font-name-asian="Times New Roman" style:font-name-complex="Times New Roman"/>
    </style:style>
    <style:style style:name="T49_48" style:family="text">
      <style:text-properties style:font-name="Times New Roman" style:font-name-asian="Times New Roman" style:font-name-complex="Times New Roman"/>
    </style:style>
    <style:style style:name="T49_49" style:family="text">
      <style:text-properties style:font-name="Times New Roman" style:font-name-asian="Times New Roman" style:font-name-complex="Times New Roman"/>
    </style:style>
    <style:style style:name="T49_50" style:family="text">
      <style:text-properties style:font-name="Times New Roman" style:font-name-asian="Times New Roman" style:font-name-complex="Times New Roman"/>
    </style:style>
    <style:style style:name="T49_51" style:family="text">
      <style:text-properties style:font-name="Times New Roman" style:font-name-asian="Times New Roman" style:font-name-complex="Times New Roman"/>
    </style:style>
    <style:style style:name="T49_52" style:family="text">
      <style:text-properties style:font-name="Times New Roman" style:font-name-asian="Times New Roman" style:font-name-complex="Times New Roman"/>
    </style:style>
    <style:style style:name="T49_53" style:family="text">
      <style:text-properties style:font-name="Times New Roman" style:font-name-asian="Times New Roman" style:font-name-complex="Times New Roman"/>
    </style:style>
    <style:style style:name="T49_54" style:family="text">
      <style:text-properties style:font-name="Times New Roman" style:font-name-asian="Times New Roman" style:font-name-complex="Times New Roman"/>
    </style:style>
    <style:style style:name="T49_55" style:family="text">
      <style:text-properties style:font-name="Times New Roman" style:font-name-asian="Times New Roman" style:font-name-complex="Times New Roman"/>
    </style:style>
    <style:style style:name="T49_56" style:family="text">
      <style:text-properties style:font-name="Times New Roman" style:font-name-asian="Times New Roman" style:font-name-complex="Times New Roman"/>
    </style:style>
    <style:style style:name="T49_57" style:family="text">
      <style:text-properties style:font-name="Times New Roman" style:font-name-asian="Times New Roman" style:font-name-complex="Times New Roman"/>
    </style:style>
    <style:style style:name="T49_58" style:family="text">
      <style:text-properties style:font-name="Times New Roman" style:font-name-asian="Times New Roman" style:font-name-complex="Times New Roman"/>
    </style:style>
    <style:style style:name="T49_5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6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6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6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6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6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6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66" style:family="text">
      <style:text-properties style:font-name="Times New Roman" style:font-name-asian="Times New Roman" style:font-name-complex="Times New Roman"/>
    </style:style>
    <style:style style:name="T49_67" style:family="text">
      <style:text-properties style:font-name="Times New Roman" style:font-name-asian="Times New Roman" style:font-name-complex="Times New Roman"/>
    </style:style>
    <style:style style:name="T49_68" style:family="text">
      <style:text-properties style:font-name="Times New Roman" style:font-name-asian="Times New Roman" style:font-name-complex="Times New Roman"/>
    </style:style>
    <style:style style:name="T49_69" style:family="text">
      <style:text-properties style:font-name="Times New Roman" style:font-name-asian="Times New Roman" style:font-name-complex="Times New Roman"/>
    </style:style>
    <style:style style:name="T49_70" style:family="text">
      <style:text-properties style:font-name="Times New Roman" style:font-name-asian="Times New Roman" style:font-name-complex="Times New Roman"/>
    </style:style>
    <style:style style:name="T49_71" style:family="text">
      <style:text-properties style:font-name="Times New Roman" style:font-name-asian="Times New Roman" style:font-name-complex="Times New Roman"/>
    </style:style>
    <style:style style:name="T49_72" style:family="text">
      <style:text-properties style:font-name="Times New Roman" style:font-name-asian="Times New Roman" style:font-name-complex="Times New Roman"/>
    </style:style>
    <style:style style:name="T49_73" style:family="text">
      <style:text-properties style:font-name="Times New Roman" style:font-name-asian="Times New Roman" style:font-name-complex="Times New Roman"/>
    </style:style>
    <style:style style:name="T49_74" style:family="text">
      <style:text-properties style:font-name="Times New Roman" style:font-name-asian="Times New Roman" style:font-name-complex="Times New Roman"/>
    </style:style>
    <style:style style:name="T49_75" style:family="text">
      <style:text-properties style:font-name="Times New Roman" style:font-name-asian="Times New Roman" style:font-name-complex="Times New Roman"/>
    </style:style>
    <style:style style:name="T49_76" style:family="text">
      <style:text-properties style:font-name="Times New Roman" style:font-name-asian="Times New Roman" style:font-name-complex="Times New Roman"/>
    </style:style>
    <style:style style:name="T49_77" style:family="text">
      <style:text-properties style:font-name="Times New Roman" style:font-name-asian="Times New Roman" style:font-name-complex="Times New Roman"/>
    </style:style>
    <style:style style:name="T49_78" style:family="text">
      <style:text-properties style:font-name="Times New Roman" style:font-name-asian="Times New Roman" style:font-name-complex="Times New Roman"/>
    </style:style>
    <style:style style:name="T49_79" style:family="text">
      <style:text-properties style:font-name="Times New Roman" style:font-name-asian="Times New Roman" style:font-name-complex="Times New Roman"/>
    </style:style>
    <style:style style:name="T49_80" style:family="text">
      <style:text-properties style:font-name="Times New Roman" style:font-name-asian="Times New Roman" style:font-name-complex="Times New Roman"/>
    </style:style>
    <style:style style:name="T49_81" style:family="text">
      <style:text-properties style:font-name="Times New Roman" style:font-name-asian="Times New Roman" style:font-name-complex="Times New Roman"/>
    </style:style>
    <style:style style:name="T49_82" style:family="text">
      <style:text-properties style:font-name="Times New Roman" style:font-name-asian="Times New Roman" style:font-name-complex="Times New Roman"/>
    </style:style>
    <style:style style:name="T49_83" style:family="text">
      <style:text-properties style:font-name="Times New Roman" style:font-name-asian="Times New Roman" style:font-name-complex="Times New Roman"/>
    </style:style>
    <style:style style:name="T49_84" style:family="text">
      <style:text-properties style:font-name="Times New Roman" style:font-name-asian="Times New Roman" style:font-name-complex="Times New Roman"/>
    </style:style>
    <style:style style:name="T49_85" style:family="text">
      <style:text-properties style:font-name="Times New Roman" style:font-name-asian="Times New Roman" style:font-name-complex="Times New Roman"/>
    </style:style>
    <style:style style:name="T49_86" style:family="text">
      <style:text-properties style:font-name="Times New Roman" style:font-name-asian="Times New Roman" style:font-name-complex="Times New Roman"/>
    </style:style>
    <style:style style:name="T49_87" style:family="text">
      <style:text-properties style:font-name="Times New Roman" style:font-name-asian="Times New Roman" style:font-name-complex="Times New Roman"/>
    </style:style>
    <style:style style:name="T49_88" style:family="text">
      <style:text-properties style:font-name="Times New Roman" style:font-name-asian="Times New Roman" style:font-name-complex="Times New Roman"/>
    </style:style>
    <style:style style:name="T49_89" style:family="text">
      <style:text-properties style:font-name="Times New Roman" style:font-name-asian="Times New Roman" style:font-name-complex="Times New Roman"/>
    </style:style>
    <style:style style:name="T49_90" style:family="text">
      <style:text-properties style:font-name="Times New Roman" style:font-name-asian="Times New Roman" style:font-name-complex="Times New Roman"/>
    </style:style>
    <style:style style:name="T49_91" style:family="text">
      <style:text-properties style:font-name="Times New Roman" style:font-name-asian="Times New Roman" style:font-name-complex="Times New Roman"/>
    </style:style>
    <style:style style:name="T49_92" style:family="text">
      <style:text-properties style:font-name="Times New Roman" style:font-name-asian="Times New Roman" style:font-name-complex="Times New Roman"/>
    </style:style>
    <style:style style:name="T49_93" style:family="text">
      <style:text-properties style:font-name="Times New Roman" style:font-name-asian="Times New Roman" style:font-name-complex="Times New Roman"/>
    </style:style>
    <style:style style:name="T49_94" style:family="text">
      <style:text-properties style:font-name="Times New Roman" style:font-name-asian="Times New Roman" style:font-name-complex="Times New Roman"/>
    </style:style>
    <style:style style:name="T49_95" style:family="text">
      <style:text-properties style:font-name="Times New Roman" style:font-name-asian="Times New Roman" style:font-name-complex="Times New Roman"/>
    </style:style>
    <style:style style:name="T49_96" style:family="text">
      <style:text-properties style:font-name="Times New Roman" style:font-name-asian="Times New Roman" style:font-name-complex="Times New Roman"/>
    </style:style>
    <style:style style:name="T49_97" style:family="text">
      <style:text-properties style:font-name="Times New Roman" style:font-name-asian="Times New Roman" style:font-name-complex="Times New Roman"/>
    </style:style>
    <style:style style:name="T49_98" style:family="text">
      <style:text-properties style:font-name="Times New Roman" style:font-name-asian="Times New Roman" style:font-name-complex="Times New Roman"/>
    </style:style>
    <style:style style:name="T49_9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100" style:family="text">
      <style:text-properties style:font-name="Times New Roman" style:font-name-asian="Times New Roman" style:font-name-complex="Times New Roman"/>
    </style:style>
    <style:style style:name="T49_101" style:family="text">
      <style:text-properties style:font-name="Times New Roman" style:font-name-asian="Times New Roman" style:font-name-complex="Times New Roman"/>
    </style:style>
    <style:style style:name="T49_102" style:family="text">
      <style:text-properties style:font-name="Times New Roman" style:font-name-asian="Times New Roman" style:font-name-complex="Times New Roman"/>
    </style:style>
    <style:style style:name="T49_103" style:family="text">
      <style:text-properties style:font-name="Times New Roman" style:font-name-asian="Times New Roman" style:font-name-complex="Times New Roman"/>
    </style:style>
    <style:style style:name="T49_104" style:family="text">
      <style:text-properties style:font-name="Times New Roman" style:font-name-asian="Times New Roman" style:font-name-complex="Times New Roman"/>
    </style:style>
    <style:style style:name="T49_10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106" style:family="text">
      <style:text-properties style:font-name="Times New Roman" style:font-name-asian="Times New Roman" style:font-name-complex="Times New Roman"/>
    </style:style>
    <style:style style:name="T49_107" style:family="text">
      <style:text-properties style:font-name="Times New Roman" style:font-name-asian="Times New Roman" style:font-name-complex="Times New Roman"/>
    </style:style>
    <style:style style:name="T49_108" style:family="text">
      <style:text-properties style:font-name="Times New Roman" style:font-name-asian="Times New Roman" style:font-name-complex="Times New Roman"/>
    </style:style>
    <style:style style:name="T49_109" style:family="text">
      <style:text-properties style:font-name="Times New Roman" style:font-name-asian="Times New Roman" style:font-name-complex="Times New Roman"/>
    </style:style>
    <style:style style:name="T49_110" style:family="text">
      <style:text-properties style:font-name="Times New Roman" style:font-name-asian="Times New Roman" style:font-name-complex="Times New Roman"/>
    </style:style>
    <style:style style:name="T49_111" style:family="text">
      <style:text-properties style:font-name="Times New Roman" style:font-name-asian="Times New Roman" style:font-name-complex="Times New Roman"/>
    </style:style>
    <style:style style:name="T49_112" style:family="text">
      <style:text-properties style:font-name="Times New Roman" style:font-name-asian="Times New Roman" style:font-name-complex="Times New Roman"/>
    </style:style>
    <style:style style:name="T49_113" style:family="text">
      <style:text-properties style:font-name="Times New Roman" style:font-name-asian="Times New Roman" style:font-name-complex="Times New Roman"/>
    </style:style>
    <style:style style:name="T49_114" style:family="text">
      <style:text-properties style:font-name="Times New Roman" style:font-name-asian="Times New Roman" style:font-name-complex="Times New Roman"/>
    </style:style>
    <style:style style:name="T49_115" style:family="text">
      <style:text-properties style:font-name="Times New Roman" style:font-name-asian="Times New Roman" style:font-name-complex="Times New Roman"/>
    </style:style>
    <style:style style:name="T49_116" style:family="text">
      <style:text-properties style:font-name="Times New Roman" style:font-name-asian="Times New Roman" style:font-name-complex="Times New Roman"/>
    </style:style>
    <style:style style:name="T49_117" style:family="text">
      <style:text-properties style:font-name="Times New Roman" style:font-name-asian="Times New Roman" style:font-name-complex="Times New Roman"/>
    </style:style>
    <style:style style:name="T49_118" style:family="text">
      <style:text-properties style:font-name="Times New Roman" style:font-name-asian="Times New Roman" style:font-name-complex="Times New Roman"/>
    </style:style>
    <style:style style:name="T49_119" style:family="text">
      <style:text-properties style:font-name="Times New Roman" style:font-name-asian="Times New Roman" style:font-name-complex="Times New Roman"/>
    </style:style>
    <style:style style:name="T49_120" style:family="text">
      <style:text-properties style:font-name="Times New Roman" style:font-name-asian="Times New Roman" style:font-name-complex="Times New Roman"/>
    </style:style>
    <style:style style:name="T49_121" style:family="text">
      <style:text-properties style:font-name="Times New Roman" style:font-name-asian="Times New Roman" style:font-name-complex="Times New Roman"/>
    </style:style>
    <style:style style:name="T49_122" style:family="text">
      <style:text-properties style:font-name="Times New Roman" style:font-name-asian="Times New Roman" style:font-name-complex="Times New Roman"/>
    </style:style>
    <style:style style:name="T49_123" style:family="text">
      <style:text-properties style:font-name="Times New Roman" style:font-name-asian="Times New Roman" style:font-name-complex="Times New Roman"/>
    </style:style>
    <style:style style:name="T49_124" style:family="text">
      <style:text-properties style:font-name="Times New Roman" style:font-name-asian="Times New Roman" style:font-name-complex="Times New Roman"/>
    </style:style>
    <style:style style:name="T49_125" style:family="text">
      <style:text-properties style:font-name="Times New Roman" style:font-name-asian="Times New Roman" style:font-name-complex="Times New Roman"/>
    </style:style>
    <style:style style:name="T49_126" style:family="text">
      <style:text-properties style:font-name="Times New Roman" style:font-name-asian="Times New Roman" style:font-name-complex="Times New Roman"/>
    </style:style>
    <style:style style:name="T49_127" style:family="text">
      <style:text-properties style:font-name="Times New Roman" style:font-name-asian="Times New Roman" style:font-name-complex="Times New Roman"/>
    </style:style>
    <style:style style:name="T49_128" style:family="text">
      <style:text-properties style:font-name="Times New Roman" style:font-name-asian="Times New Roman" style:font-name-complex="Times New Roman"/>
    </style:style>
    <style:style style:name="T49_129" style:family="text">
      <style:text-properties style:font-name="Times New Roman" style:font-name-asian="Times New Roman" style:font-name-complex="Times New Roman"/>
    </style:style>
    <style:style style:name="T49_130" style:family="text">
      <style:text-properties style:font-name="Times New Roman" style:font-name-asian="Times New Roman" style:font-name-complex="Times New Roman"/>
    </style:style>
    <style:style style:name="T49_131" style:family="text">
      <style:text-properties style:font-name="Times New Roman" style:font-name-asian="Times New Roman" style:font-name-complex="Times New Roman"/>
    </style:style>
    <style:style style:name="T49_132" style:family="text">
      <style:text-properties style:font-name="Times New Roman" style:font-name-asian="Times New Roman" style:font-name-complex="Times New Roman"/>
    </style:style>
    <style:style style:name="T49_133" style:family="text" style:parent-style-name="Standard"/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font-name="Times New Roman" style:font-name-asian="Times New Roman" style:font-name-complex="Times New Roman"/>
    </style:style>
    <style:style style:name="T50_11" style:family="text">
      <style:text-properties style:font-name="Times New Roman" style:font-name-asian="Times New Roman" style:font-name-complex="Times New Roman"/>
    </style:style>
    <style:style style:name="T50_12" style:family="text">
      <style:text-properties style:font-name="Times New Roman" style:font-name-asian="Times New Roman" style:font-name-complex="Times New Roman"/>
    </style:style>
    <style:style style:name="T50_13" style:family="text">
      <style:text-properties style:font-name="Times New Roman" style:font-name-asian="Times New Roman" style:font-name-complex="Times New Roman"/>
    </style:style>
    <style:style style:name="T50_14" style:family="text">
      <style:text-properties style:font-name="Times New Roman" style:font-name-asian="Times New Roman" style:font-name-complex="Times New Roman"/>
    </style:style>
    <style:style style:name="T50_15" style:family="text">
      <style:text-properties style:font-name="Times New Roman" style:font-name-asian="Times New Roman" style:font-name-complex="Times New Roman"/>
    </style:style>
    <style:style style:name="T50_16" style:family="text">
      <style:text-properties style:font-name="Times New Roman" style:font-name-asian="Times New Roman" style:font-name-complex="Times New Roman"/>
    </style:style>
    <style:style style:name="T50_17" style:family="text">
      <style:text-properties style:font-name="Times New Roman" style:font-name-asian="Times New Roman" style:font-name-complex="Times New Roman"/>
    </style:style>
    <style:style style:name="T50_18" style:family="text">
      <style:text-properties style:font-name="Times New Roman" style:font-name-asian="Times New Roman" style:font-name-complex="Times New Roman"/>
    </style:style>
    <style:style style:name="T50_19" style:family="text">
      <style:text-properties style:font-name="Times New Roman" style:font-name-asian="Times New Roman" style:font-name-complex="Times New Roman"/>
    </style:style>
    <style:style style:name="T50_20" style:family="text">
      <style:text-properties style:font-name="Times New Roman" style:font-name-asian="Times New Roman" style:font-name-complex="Times New Roman"/>
    </style:style>
    <style:style style:name="T50_21" style:family="text">
      <style:text-properties style:font-name="Times New Roman" style:font-name-asian="Times New Roman" style:font-name-complex="Times New Roman"/>
    </style:style>
    <style:style style:name="T50_22" style:family="text">
      <style:text-properties style:font-name="Times New Roman" style:font-name-asian="Times New Roman" style:font-name-complex="Times New Roman"/>
    </style:style>
    <style:style style:name="T50_23" style:family="text">
      <style:text-properties style:font-name="Times New Roman" style:font-name-asian="Times New Roman" style:font-name-complex="Times New Roman"/>
    </style:style>
    <style:style style:name="T50_24" style:family="text">
      <style:text-properties style:font-name="Times New Roman" style:font-name-asian="Times New Roman" style:font-name-complex="Times New Roman"/>
    </style:style>
    <style:style style:name="T50_25" style:family="text">
      <style:text-properties style:font-name="Times New Roman" style:font-name-asian="Times New Roman" style:font-name-complex="Times New Roman"/>
    </style:style>
    <style:style style:name="T50_26" style:family="text">
      <style:text-properties style:font-name="Times New Roman" style:font-name-asian="Times New Roman" style:font-name-complex="Times New Roman"/>
    </style:style>
    <style:style style:name="T50_27" style:family="text">
      <style:text-properties style:font-name="Times New Roman" style:font-name-asian="Times New Roman" style:font-name-complex="Times New Roman"/>
    </style:style>
    <style:style style:name="T50_28" style:family="text">
      <style:text-properties style:font-name="Times New Roman" style:font-name-asian="Times New Roman" style:font-name-complex="Times New Roman"/>
    </style:style>
    <style:style style:name="T50_29" style:family="text">
      <style:text-properties style:font-name="Times New Roman" style:font-name-asian="Times New Roman" style:font-name-complex="Times New Roman"/>
    </style:style>
    <style:style style:name="T50_30" style:family="text">
      <style:text-properties style:font-name="Times New Roman" style:font-name-asian="Times New Roman" style:font-name-complex="Times New Roman"/>
    </style:style>
    <style:style style:name="T50_31" style:family="text">
      <style:text-properties style:font-name="Times New Roman" style:font-name-asian="Times New Roman" style:font-name-complex="Times New Roman"/>
    </style:style>
    <style:style style:name="T50_32" style:family="text">
      <style:text-properties style:font-name="Times New Roman" style:font-name-asian="Times New Roman" style:font-name-complex="Times New Roman"/>
    </style:style>
    <style:style style:name="T50_33" style:family="text">
      <style:text-properties style:font-name="Times New Roman" style:font-name-asian="Times New Roman" style:font-name-complex="Times New Roman"/>
    </style:style>
    <style:style style:name="T50_34" style:family="text">
      <style:text-properties style:font-name="Times New Roman" style:font-name-asian="Times New Roman" style:font-name-complex="Times New Roman"/>
    </style:style>
    <style:style style:name="T50_35" style:family="text">
      <style:text-properties style:font-name="Times New Roman" style:font-name-asian="Times New Roman" style:font-name-complex="Times New Roman"/>
    </style:style>
    <style:style style:name="T50_36" style:family="text">
      <style:text-properties style:font-name="Times New Roman" style:font-name-asian="Times New Roman" style:font-name-complex="Times New Roman"/>
    </style:style>
    <style:style style:name="T50_37" style:family="text">
      <style:text-properties style:font-name="Times New Roman" style:font-name-asian="Times New Roman" style:font-name-complex="Times New Roman"/>
    </style:style>
    <style:style style:name="T50_38" style:family="text">
      <style:text-properties style:font-name="Times New Roman" style:font-name-asian="Times New Roman" style:font-name-complex="Times New Roman"/>
    </style:style>
    <style:style style:name="T50_39" style:family="text">
      <style:text-properties style:font-name="Times New Roman" style:font-name-asian="Times New Roman" style:font-name-complex="Times New Roman"/>
    </style:style>
    <style:style style:name="T50_40" style:family="text">
      <style:text-properties style:font-name="Times New Roman" style:font-name-asian="Times New Roman" style:font-name-complex="Times New Roman"/>
    </style:style>
    <style:style style:name="T50_41" style:family="text">
      <style:text-properties style:font-name="Times New Roman" style:font-name-asian="Times New Roman" style:font-name-complex="Times New Roman"/>
    </style:style>
    <style:style style:name="T50_42" style:family="text">
      <style:text-properties style:font-name="Times New Roman" style:font-name-asian="Times New Roman" style:font-name-complex="Times New Roman"/>
    </style:style>
    <style:style style:name="T50_43" style:family="text">
      <style:text-properties style:font-name="Times New Roman" style:font-name-asian="Times New Roman" style:font-name-complex="Times New Roman"/>
    </style:style>
    <style:style style:name="T50_44" style:family="text">
      <style:text-properties style:font-name="Times New Roman" style:font-name-asian="Times New Roman" style:font-name-complex="Times New Roman"/>
    </style:style>
    <style:style style:name="T50_45" style:family="text">
      <style:text-properties style:font-name="Times New Roman" style:font-name-asian="Times New Roman" style:font-name-complex="Times New Roman"/>
    </style:style>
    <style:style style:name="T50_46" style:family="text">
      <style:text-properties style:font-name="Times New Roman" style:font-name-asian="Times New Roman" style:font-name-complex="Times New Roman"/>
    </style:style>
    <style:style style:name="T50_47" style:family="text">
      <style:text-properties style:font-name="Times New Roman" style:font-name-asian="Times New Roman" style:font-name-complex="Times New Roman"/>
    </style:style>
    <style:style style:name="T50_48" style:family="text">
      <style:text-properties style:font-name="Times New Roman" style:font-name-asian="Times New Roman" style:font-name-complex="Times New Roman"/>
    </style:style>
    <style:style style:name="T50_49" style:family="text">
      <style:text-properties style:font-name="Times New Roman" style:font-name-asian="Times New Roman" style:font-name-complex="Times New Roman"/>
    </style:style>
    <style:style style:name="T50_50" style:family="text">
      <style:text-properties style:font-name="Times New Roman" style:font-name-asian="Times New Roman" style:font-name-complex="Times New Roman"/>
    </style:style>
    <style:style style:name="T50_51" style:family="text">
      <style:text-properties style:font-name="Times New Roman" style:font-name-asian="Times New Roman" style:font-name-complex="Times New Roman"/>
    </style:style>
    <style:style style:name="T50_52" style:family="text">
      <style:text-properties style:font-name="Times New Roman" style:font-name-asian="Times New Roman" style:font-name-complex="Times New Roman"/>
    </style:style>
    <style:style style:name="T50_53" style:family="text">
      <style:text-properties style:font-name="Times New Roman" style:font-name-asian="Times New Roman" style:font-name-complex="Times New Roman"/>
    </style:style>
    <style:style style:name="T50_54" style:family="text">
      <style:text-properties style:font-name="Times New Roman" style:font-name-asian="Times New Roman" style:font-name-complex="Times New Roman"/>
    </style:style>
    <style:style style:name="T50_55" style:family="text">
      <style:text-properties style:font-name="Times New Roman" style:font-name-asian="Times New Roman" style:font-name-complex="Times New Roman"/>
    </style:style>
    <style:style style:name="T50_56" style:family="text">
      <style:text-properties style:font-name="Times New Roman" style:font-name-asian="Times New Roman" style:font-name-complex="Times New Roman"/>
    </style:style>
    <style:style style:name="T50_57" style:family="text">
      <style:text-properties style:font-name="Times New Roman" style:font-name-asian="Times New Roman" style:font-name-complex="Times New Roman"/>
    </style:style>
    <style:style style:name="T50_58" style:family="text">
      <style:text-properties style:font-name="Times New Roman" style:font-name-asian="Times New Roman" style:font-name-complex="Times New Roman"/>
    </style:style>
    <style:style style:name="T50_59" style:family="text">
      <style:text-properties style:font-name="Times New Roman" style:font-name-asian="Times New Roman" style:font-name-complex="Times New Roman"/>
    </style:style>
    <style:style style:name="T50_60" style:family="text">
      <style:text-properties style:font-name="Times New Roman" style:font-name-asian="Times New Roman" style:font-name-complex="Times New Roman"/>
    </style:style>
    <style:style style:name="T50_61" style:family="text">
      <style:text-properties style:font-name="Times New Roman" style:font-name-asian="Times New Roman" style:font-name-complex="Times New Roman"/>
    </style:style>
    <style:style style:name="T50_62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text-align="justify" fo:break-before="auto" fo:text-indent="1.27cm" fo:line-height="150%" style:writing-mode="lr-tb"/>
    </style:style>
    <style:style style:name="T51_1" style:family="text" style:parent-style-name="Standard"/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font-name="Times New Roman" style:font-name-asian="Times New Roman" style:font-name-complex="Times New Roman"/>
    </style:style>
    <style:style style:name="T52_14" style:family="text">
      <style:text-properties style:font-name="Times New Roman" style:font-name-asian="Times New Roman" style:font-name-complex="Times New Roman"/>
    </style:style>
    <style:style style:name="T52_15" style:family="text">
      <style:text-properties style:font-name="Times New Roman" style:font-name-asian="Times New Roman" style:font-name-complex="Times New Roman"/>
    </style:style>
    <style:style style:name="T52_16" style:family="text">
      <style:text-properties style:font-name="Times New Roman" style:font-name-asian="Times New Roman" style:font-name-complex="Times New Roman"/>
    </style:style>
    <style:style style:name="T52_17" style:family="text">
      <style:text-properties style:font-name="Times New Roman" style:font-name-asian="Times New Roman" style:font-name-complex="Times New Roman"/>
    </style:style>
    <style:style style:name="T52_18" style:family="text">
      <style:text-properties style:font-name="Times New Roman" style:font-name-asian="Times New Roman" style:font-name-complex="Times New Roman"/>
    </style:style>
    <style:style style:name="T52_19" style:family="text">
      <style:text-properties style:font-name="Times New Roman" style:font-name-asian="Times New Roman" style:font-name-complex="Times New Roman"/>
    </style:style>
    <style:style style:name="T52_20" style:family="text">
      <style:text-properties style:font-name="Times New Roman" style:font-name-asian="Times New Roman" style:font-name-complex="Times New Roman"/>
    </style:style>
    <style:style style:name="T52_21" style:family="text">
      <style:text-properties style:font-name="Times New Roman" style:font-name-asian="Times New Roman" style:font-name-complex="Times New Roman"/>
    </style:style>
    <style:style style:name="T52_22" style:family="text">
      <style:text-properties style:font-name="Times New Roman" style:font-name-asian="Times New Roman" style:font-name-complex="Times New Roman"/>
    </style:style>
    <style:style style:name="T52_23" style:family="text">
      <style:text-properties style:font-name="Times New Roman" style:font-name-asian="Times New Roman" style:font-name-complex="Times New Roman"/>
    </style:style>
    <style:style style:name="T52_24" style:family="text">
      <style:text-properties style:font-name="Times New Roman" style:font-name-asian="Times New Roman" style:font-name-complex="Times New Roman"/>
    </style:style>
    <style:style style:name="T52_25" style:family="text">
      <style:text-properties style:font-name="Times New Roman" style:font-name-asian="Times New Roman" style:font-name-complex="Times New Roman"/>
    </style:style>
    <style:style style:name="T52_26" style:family="text">
      <style:text-properties style:font-name="Times New Roman" style:font-name-asian="Times New Roman" style:font-name-complex="Times New Roman"/>
    </style:style>
    <style:style style:name="T52_27" style:family="text">
      <style:text-properties style:font-name="Times New Roman" style:font-name-asian="Times New Roman" style:font-name-complex="Times New Roman"/>
    </style:style>
    <style:style style:name="T52_28" style:family="text">
      <style:text-properties style:font-name="Times New Roman" style:font-name-asian="Times New Roman" style:font-name-complex="Times New Roman"/>
    </style:style>
    <style:style style:name="T52_29" style:family="text">
      <style:text-properties style:font-name="Times New Roman" style:font-name-asian="Times New Roman" style:font-name-complex="Times New Roman"/>
    </style:style>
    <style:style style:name="T52_30" style:family="text">
      <style:text-properties style:font-name="Times New Roman" style:font-name-asian="Times New Roman" style:font-name-complex="Times New Roman"/>
    </style:style>
    <style:style style:name="T52_31" style:family="text">
      <style:text-properties style:font-name="Times New Roman" style:font-name-asian="Times New Roman" style:font-name-complex="Times New Roman"/>
    </style:style>
    <style:style style:name="T52_32" style:family="text">
      <style:text-properties style:font-name="Times New Roman" style:font-name-asian="Times New Roman" style:font-name-complex="Times New Roman"/>
    </style:style>
    <style:style style:name="T52_33" style:family="text">
      <style:text-properties style:font-name="Times New Roman" style:font-name-asian="Times New Roman" style:font-name-complex="Times New Roman"/>
    </style:style>
    <style:style style:name="T52_34" style:family="text">
      <style:text-properties style:font-name="Times New Roman" style:font-name-asian="Times New Roman" style:font-name-complex="Times New Roman"/>
    </style:style>
    <style:style style:name="T52_35" style:family="text">
      <style:text-properties style:font-name="Times New Roman" style:font-name-asian="Times New Roman" style:font-name-complex="Times New Roman"/>
    </style:style>
    <style:style style:name="T52_36" style:family="text">
      <style:text-properties style:font-name="Times New Roman" style:font-name-asian="Times New Roman" style:font-name-complex="Times New Roman"/>
    </style:style>
    <style:style style:name="T52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52_38" style:family="text">
      <style:text-properties style:font-name="Times New Roman" style:font-name-asian="Times New Roman" style:font-name-complex="Times New Roman"/>
    </style:style>
    <style:style style:name="T52_39" style:family="text">
      <style:text-properties style:font-name="Times New Roman" style:font-name-asian="Times New Roman" style:font-name-complex="Times New Roman"/>
    </style:style>
    <style:style style:name="T52_40" style:family="text">
      <style:text-properties style:font-name="Times New Roman" style:font-name-asian="Times New Roman" style:font-name-complex="Times New Roman"/>
    </style:style>
    <style:style style:name="T52_41" style:family="text">
      <style:text-properties style:font-name="Times New Roman" style:font-name-asian="Times New Roman" style:font-name-complex="Times New Roman"/>
    </style:style>
    <style:style style:name="T52_42" style:family="text" style:parent-style-name="Standard"/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font-name="Times New Roman" style:font-name-asian="Times New Roman" style:font-name-complex="Times New Roman"/>
    </style:style>
    <style:style style:name="T53_8" style:family="text">
      <style:text-properties style:font-name="Times New Roman" style:font-name-asian="Times New Roman" style:font-name-complex="Times New Roman"/>
    </style:style>
    <style:style style:name="T53_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53_10" style:family="text">
      <style:text-properties style:font-name="Times New Roman" style:font-name-asian="Times New Roman" style:font-name-complex="Times New Roman"/>
    </style:style>
    <style:style style:name="T53_11" style:family="text">
      <style:text-properties style:font-name="Times New Roman" style:font-name-asian="Times New Roman" style:font-name-complex="Times New Roman"/>
    </style:style>
    <style:style style:name="T53_12" style:family="text">
      <style:text-properties style:font-name="Times New Roman" style:font-name-asian="Times New Roman" style:font-name-complex="Times New Roman"/>
    </style:style>
    <style:style style:name="T53_13" style:family="text">
      <style:text-properties style:font-name="Times New Roman" style:font-name-asian="Times New Roman" style:font-name-complex="Times New Roman"/>
    </style:style>
    <style:style style:name="T53_14" style:family="text">
      <style:text-properties style:font-name="Times New Roman" style:font-name-asian="Times New Roman" style:font-name-complex="Times New Roman"/>
    </style:style>
    <style:style style:name="T53_15" style:family="text">
      <style:text-properties style:font-name="Times New Roman" style:font-name-asian="Times New Roman" style:font-name-complex="Times New Roman"/>
    </style:style>
    <style:style style:name="T53_16" style:family="text">
      <style:text-properties style:font-name="Times New Roman" style:font-name-asian="Times New Roman" style:font-name-complex="Times New Roman"/>
    </style:style>
    <style:style style:name="T53_17" style:family="text">
      <style:text-properties style:font-name="Times New Roman" style:font-name-asian="Times New Roman" style:font-name-complex="Times New Roman"/>
    </style:style>
    <style:style style:name="T53_18" style:family="text">
      <style:text-properties style:font-name="Times New Roman" style:font-name-asian="Times New Roman" style:font-name-complex="Times New Roman"/>
    </style:style>
    <style:style style:name="T53_19" style:family="text">
      <style:text-properties style:font-name="Times New Roman" style:font-name-asian="Times New Roman" style:font-name-complex="Times New Roman"/>
    </style:style>
    <style:style style:name="T53_20" style:family="text">
      <style:text-properties style:font-name="Times New Roman" style:font-name-asian="Times New Roman" style:font-name-complex="Times New Roman"/>
    </style:style>
    <style:style style:name="T53_21" style:family="text">
      <style:text-properties style:font-name="Times New Roman" style:font-name-asian="Times New Roman" style:font-name-complex="Times New Roman"/>
    </style:style>
    <style:style style:name="T53_22" style:family="text">
      <style:text-properties style:font-name="Times New Roman" style:font-name-asian="Times New Roman" style:font-name-complex="Times New Roman"/>
    </style:style>
    <style:style style:name="T53_23" style:family="text">
      <style:text-properties style:font-name="Times New Roman" style:font-name-asian="Times New Roman" style:font-name-complex="Times New Roman"/>
    </style:style>
    <style:style style:name="T53_24" style:family="text">
      <style:text-properties style:font-name="Times New Roman" style:font-name-asian="Times New Roman" style:font-name-complex="Times New Roman"/>
    </style:style>
    <style:style style:name="T53_25" style:family="text">
      <style:text-properties style:font-name="Times New Roman" style:font-name-asian="Times New Roman" style:font-name-complex="Times New Roman"/>
    </style:style>
    <style:style style:name="T53_26" style:family="text">
      <style:text-properties style:font-name="Times New Roman" style:font-name-asian="Times New Roman" style:font-name-complex="Times New Roman"/>
    </style:style>
    <style:style style:name="T53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3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3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35" style:family="text">
      <style:text-properties style:font-name="Times New Roman" style:font-name-asian="Times New Roman" style:font-name-complex="Times New Roman"/>
    </style:style>
    <style:style style:name="T53_36" style:family="text">
      <style:text-properties style:font-name="Times New Roman" style:font-name-asian="Times New Roman" style:font-name-complex="Times New Roman"/>
    </style:style>
    <style:style style:name="T53_37" style:family="text">
      <style:text-properties style:font-name="Times New Roman" style:font-name-asian="Times New Roman" style:font-name-complex="Times New Roman"/>
    </style:style>
    <style:style style:name="T53_38" style:family="text">
      <style:text-properties style:font-name="Times New Roman" style:font-name-asian="Times New Roman" style:font-name-complex="Times New Roman"/>
    </style:style>
    <style:style style:name="T53_39" style:family="text">
      <style:text-properties style:font-name="Times New Roman" style:font-name-asian="Times New Roman" style:font-name-complex="Times New Roman"/>
    </style:style>
    <style:style style:name="T53_40" style:family="text">
      <style:text-properties style:font-name="Times New Roman" style:font-name-asian="Times New Roman" style:font-name-complex="Times New Roman"/>
    </style:style>
    <style:style style:name="T53_41" style:family="text">
      <style:text-properties style:font-name="Times New Roman" style:font-name-asian="Times New Roman" style:font-name-complex="Times New Roman"/>
    </style:style>
    <style:style style:name="T53_42" style:family="text">
      <style:text-properties style:font-name="Times New Roman" style:font-name-asian="Times New Roman" style:font-name-complex="Times New Roman"/>
    </style:style>
    <style:style style:name="T53_43" style:family="text">
      <style:text-properties style:font-name="Times New Roman" style:font-name-asian="Times New Roman" style:font-name-complex="Times New Roman"/>
    </style:style>
    <style:style style:name="T53_44" style:family="text">
      <style:text-properties style:font-name="Times New Roman" style:font-name-asian="Times New Roman" style:font-name-complex="Times New Roman"/>
    </style:style>
    <style:style style:name="T53_45" style:family="text">
      <style:text-properties style:font-name="Times New Roman" style:font-name-asian="Times New Roman" style:font-name-complex="Times New Roman"/>
    </style:style>
    <style:style style:name="T53_46" style:family="text">
      <style:text-properties style:font-name="Times New Roman" style:font-name-asian="Times New Roman" style:font-name-complex="Times New Roman"/>
    </style:style>
    <style:style style:name="T53_47" style:family="text">
      <style:text-properties style:font-name="Times New Roman" style:font-name-asian="Times New Roman" style:font-name-complex="Times New Roman"/>
    </style:style>
    <style:style style:name="T53_48" style:family="text">
      <style:text-properties style:font-name="Times New Roman" style:font-name-asian="Times New Roman" style:font-name-complex="Times New Roman"/>
    </style:style>
    <style:style style:name="T53_49" style:family="text">
      <style:text-properties style:font-name="Times New Roman" style:font-name-asian="Times New Roman" style:font-name-complex="Times New Roman"/>
    </style:style>
    <style:style style:name="T53_50" style:family="text">
      <style:text-properties style:font-name="Times New Roman" style:font-name-asian="Times New Roman" style:font-name-complex="Times New Roman"/>
    </style:style>
    <style:style style:name="T53_51" style:family="text">
      <style:text-properties style:font-name="Times New Roman" style:font-name-asian="Times New Roman" style:font-name-complex="Times New Roman"/>
    </style:style>
    <style:style style:name="T53_52" style:family="text">
      <style:text-properties style:font-name="Times New Roman" style:font-name-asian="Times New Roman" style:font-name-complex="Times New Roman"/>
    </style:style>
    <style:style style:name="T53_53" style:family="text">
      <style:text-properties style:font-name="Times New Roman" style:font-name-asian="Times New Roman" style:font-name-complex="Times New Roman"/>
    </style:style>
    <style:style style:name="T53_54" style:family="text">
      <style:text-properties style:font-name="Times New Roman" style:font-name-asian="Times New Roman" style:font-name-complex="Times New Roman"/>
    </style:style>
    <style:style style:name="T53_55" style:family="text">
      <style:text-properties style:font-name="Times New Roman" style:font-name-asian="Times New Roman" style:font-name-complex="Times New Roman"/>
    </style:style>
    <style:style style:name="T53_56" style:family="text">
      <style:text-properties style:font-name="Times New Roman" style:font-name-asian="Times New Roman" style:font-name-complex="Times New Roman"/>
    </style:style>
    <style:style style:name="T53_57" style:family="text">
      <style:text-properties style:font-name="Times New Roman" style:font-name-asian="Times New Roman" style:font-name-complex="Times New Roman"/>
    </style:style>
    <style:style style:name="T53_58" style:family="text">
      <style:text-properties style:font-name="Times New Roman" style:font-name-asian="Times New Roman" style:font-name-complex="Times New Roman"/>
    </style:style>
    <style:style style:name="T53_59" style:family="text">
      <style:text-properties style:font-name="Times New Roman" style:font-name-asian="Times New Roman" style:font-name-complex="Times New Roman"/>
    </style:style>
    <style:style style:name="T53_60" style:family="text">
      <style:text-properties style:font-name="Times New Roman" style:font-name-asian="Times New Roman" style:font-name-complex="Times New Roman"/>
    </style:style>
    <style:style style:name="T53_61" style:family="text">
      <style:text-properties style:font-name="Times New Roman" style:font-name-asian="Times New Roman" style:font-name-complex="Times New Roman"/>
    </style:style>
    <style:style style:name="T53_62" style:family="text">
      <style:text-properties style:font-name="Times New Roman" style:font-name-asian="Times New Roman" style:font-name-complex="Times New Roman"/>
    </style:style>
    <style:style style:name="T53_63" style:family="text">
      <style:text-properties style:font-name="Times New Roman" style:font-name-asian="Times New Roman" style:font-name-complex="Times New Roman"/>
    </style:style>
    <style:style style:name="T53_64" style:family="text">
      <style:text-properties style:font-name="Times New Roman" style:font-name-asian="Times New Roman" style:font-name-complex="Times New Roman"/>
    </style:style>
    <style:style style:name="T53_65" style:family="text">
      <style:text-properties style:font-name="Times New Roman" style:font-name-asian="Times New Roman" style:font-name-complex="Times New Roman"/>
    </style:style>
    <style:style style:name="T53_66" style:family="text">
      <style:text-properties style:font-name="Times New Roman" style:font-name-asian="Times New Roman" style:font-name-complex="Times New Roman"/>
    </style:style>
    <style:style style:name="T53_67" style:family="text">
      <style:text-properties style:font-name="Times New Roman" style:font-name-asian="Times New Roman" style:font-name-complex="Times New Roman"/>
    </style:style>
    <style:style style:name="T53_68" style:family="text">
      <style:text-properties style:font-name="Times New Roman" style:font-name-asian="Times New Roman" style:font-name-complex="Times New Roman"/>
    </style:style>
    <style:style style:name="T53_69" style:family="text">
      <style:text-properties style:font-name="Times New Roman" style:font-name-asian="Times New Roman" style:font-name-complex="Times New Roman"/>
    </style:style>
    <style:style style:name="T53_70" style:family="text">
      <style:text-properties style:font-name="Times New Roman" style:font-name-asian="Times New Roman" style:font-name-complex="Times New Roman"/>
    </style:style>
    <style:style style:name="T53_71" style:family="text">
      <style:text-properties style:font-name="Times New Roman" style:font-name-asian="Times New Roman" style:font-name-complex="Times New Roman"/>
    </style:style>
    <style:style style:name="T53_72" style:family="text">
      <style:text-properties style:font-name="Times New Roman" style:font-name-asian="Times New Roman" style:font-name-complex="Times New Roman"/>
    </style:style>
    <style:style style:name="T53_73" style:family="text">
      <style:text-properties style:font-name="Times New Roman" style:font-name-asian="Times New Roman" style:font-name-complex="Times New Roman"/>
    </style:style>
    <style:style style:name="T53_74" style:family="text">
      <style:text-properties style:font-name="Times New Roman" style:font-name-asian="Times New Roman" style:font-name-complex="Times New Roman"/>
    </style:style>
    <style:style style:name="T53_75" style:family="text">
      <style:text-properties style:font-name="Times New Roman" style:font-name-asian="Times New Roman" style:font-name-complex="Times New Roman"/>
    </style:style>
    <style:style style:name="T53_76" style:family="text">
      <style:text-properties style:font-name="Times New Roman" style:font-name-asian="Times New Roman" style:font-name-complex="Times New Roman"/>
    </style:style>
    <style:style style:name="T53_77" style:family="text">
      <style:text-properties style:font-name="Times New Roman" style:font-name-asian="Times New Roman" style:font-name-complex="Times New Roman"/>
    </style:style>
    <style:style style:name="T53_78" style:family="text">
      <style:text-properties style:font-name="Times New Roman" style:font-name-asian="Times New Roman" style:font-name-complex="Times New Roman"/>
    </style:style>
    <style:style style:name="T53_79" style:family="text">
      <style:text-properties style:font-name="Times New Roman" style:font-name-asian="Times New Roman" style:font-name-complex="Times New Roman"/>
    </style:style>
    <style:style style:name="T53_80" style:family="text">
      <style:text-properties style:font-name="Times New Roman" style:font-name-asian="Times New Roman" style:font-name-complex="Times New Roman"/>
    </style:style>
    <style:style style:name="T53_81" style:family="text">
      <style:text-properties style:font-name="Times New Roman" style:font-name-asian="Times New Roman" style:font-name-complex="Times New Roman"/>
    </style:style>
    <style:style style:name="T53_82" style:family="text">
      <style:text-properties style:font-name="Times New Roman" style:font-name-asian="Times New Roman" style:font-name-complex="Times New Roman"/>
    </style:style>
    <style:style style:name="T53_83" style:family="text">
      <style:text-properties style:font-name="Times New Roman" style:font-name-asian="Times New Roman" style:font-name-complex="Times New Roman"/>
    </style:style>
    <style:style style:name="T53_84" style:family="text">
      <style:text-properties style:font-name="Times New Roman" style:font-name-asian="Times New Roman" style:font-name-complex="Times New Roman"/>
    </style:style>
    <style:style style:name="T53_85" style:family="text">
      <style:text-properties style:font-name="Times New Roman" style:font-name-asian="Times New Roman" style:font-name-complex="Times New Roman"/>
    </style:style>
    <style:style style:name="T53_86" style:family="text">
      <style:text-properties style:font-name="Times New Roman" style:font-name-asian="Times New Roman" style:font-name-complex="Times New Roman"/>
    </style:style>
    <style:style style:name="T53_87" style:family="text">
      <style:text-properties style:font-name="Times New Roman" style:font-name-asian="Times New Roman" style:font-name-complex="Times New Roman"/>
    </style:style>
    <style:style style:name="T53_88" style:family="text">
      <style:text-properties style:font-name="Times New Roman" style:font-name-asian="Times New Roman" style:font-name-complex="Times New Roman"/>
    </style:style>
    <style:style style:name="T53_89" style:family="text">
      <style:text-properties style:font-name="Times New Roman" style:font-name-asian="Times New Roman" style:font-name-complex="Times New Roman"/>
    </style:style>
    <style:style style:name="T53_90" style:family="text">
      <style:text-properties style:font-name="Times New Roman" style:font-name-asian="Times New Roman" style:font-name-complex="Times New Roman"/>
    </style:style>
    <style:style style:name="T53_91" style:family="text">
      <style:text-properties style:font-name="Times New Roman" style:font-name-asian="Times New Roman" style:font-name-complex="Times New Roman"/>
    </style:style>
    <style:style style:name="T53_92" style:family="text">
      <style:text-properties style:font-name="Times New Roman" style:font-name-asian="Times New Roman" style:font-name-complex="Times New Roman"/>
    </style:style>
    <style:style style:name="T53_93" style:family="text">
      <style:text-properties style:font-name="Times New Roman" style:font-name-asian="Times New Roman" style:font-name-complex="Times New Roman"/>
    </style:style>
    <style:style style:name="T53_94" style:family="text">
      <style:text-properties style:font-name="Times New Roman" style:font-name-asian="Times New Roman" style:font-name-complex="Times New Roman"/>
    </style:style>
    <style:style style:name="T53_95" style:family="text">
      <style:text-properties style:font-name="Times New Roman" style:font-name-asian="Times New Roman" style:font-name-complex="Times New Roman"/>
    </style:style>
    <style:style style:name="T53_96" style:family="text">
      <style:text-properties style:font-name="Times New Roman" style:font-name-asian="Times New Roman" style:font-name-complex="Times New Roman"/>
    </style:style>
    <style:style style:name="T53_97" style:family="text">
      <style:text-properties style:font-name="Times New Roman" style:font-name-asian="Times New Roman" style:font-name-complex="Times New Roman"/>
    </style:style>
    <style:style style:name="T53_9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99" style:family="text">
      <style:text-properties style:font-name="Times New Roman" style:font-name-asian="Times New Roman" style:font-name-complex="Times New Roman"/>
    </style:style>
    <style:style style:name="T53_100" style:family="text">
      <style:text-properties style:font-name="Times New Roman" style:font-name-asian="Times New Roman" style:font-name-complex="Times New Roman"/>
    </style:style>
    <style:style style:name="T53_101" style:family="text">
      <style:text-properties style:font-name="Times New Roman" style:font-name-asian="Times New Roman" style:font-name-complex="Times New Roman"/>
    </style:style>
    <style:style style:name="T53_102" style:family="text">
      <style:text-properties style:font-name="Times New Roman" style:font-name-asian="Times New Roman" style:font-name-complex="Times New Roman"/>
    </style:style>
    <style:style style:name="T53_103" style:family="text">
      <style:text-properties style:font-name="Times New Roman" style:font-name-asian="Times New Roman" style:font-name-complex="Times New Roman"/>
    </style:style>
    <style:style style:name="T53_104" style:family="text">
      <style:text-properties style:font-name="Times New Roman" style:font-name-asian="Times New Roman" style:font-name-complex="Times New Roman"/>
    </style:style>
    <style:style style:name="T53_105" style:family="text">
      <style:text-properties style:font-name="Times New Roman" style:font-name-asian="Times New Roman" style:font-name-complex="Times New Roman"/>
    </style:style>
    <style:style style:name="T53_106" style:family="text">
      <style:text-properties style:font-name="Times New Roman" style:font-name-asian="Times New Roman" style:font-name-complex="Times New Roman"/>
    </style:style>
    <style:style style:name="T53_107" style:family="text">
      <style:text-properties style:font-name="Times New Roman" style:font-name-asian="Times New Roman" style:font-name-complex="Times New Roman"/>
    </style:style>
    <style:style style:name="T53_108" style:family="text">
      <style:text-properties style:font-name="Times New Roman" style:font-name-asian="Times New Roman" style:font-name-complex="Times New Roman"/>
    </style:style>
    <style:style style:name="T53_109" style:family="text">
      <style:text-properties style:font-name="Times New Roman" style:font-name-asian="Times New Roman" style:font-name-complex="Times New Roman"/>
    </style:style>
    <style:style style:name="T53_110" style:family="text">
      <style:text-properties style:font-name="Times New Roman" style:font-name-asian="Times New Roman" style:font-name-complex="Times New Roman"/>
    </style:style>
    <style:style style:name="T53_111" style:family="text">
      <style:text-properties style:font-name="Times New Roman" style:font-name-asian="Times New Roman" style:font-name-complex="Times New Roman"/>
    </style:style>
    <style:style style:name="T53_112" style:family="text">
      <style:text-properties style:font-name="Times New Roman" style:font-name-asian="Times New Roman" style:font-name-complex="Times New Roman"/>
    </style:style>
    <style:style style:name="T53_113" style:family="text">
      <style:text-properties style:font-name="Times New Roman" style:font-name-asian="Times New Roman" style:font-name-complex="Times New Roman"/>
    </style:style>
    <style:style style:name="T53_114" style:family="text">
      <style:text-properties style:font-name="Times New Roman" style:font-name-asian="Times New Roman" style:font-name-complex="Times New Roman"/>
    </style:style>
    <style:style style:name="T53_115" style:family="text">
      <style:text-properties style:font-name="Times New Roman" style:font-name-asian="Times New Roman" style:font-name-complex="Times New Roman"/>
    </style:style>
    <style:style style:name="T53_116" style:family="text">
      <style:text-properties style:font-name="Times New Roman" style:font-name-asian="Times New Roman" style:font-name-complex="Times New Roman"/>
    </style:style>
    <style:style style:name="T53_117" style:family="text">
      <style:text-properties style:font-name="Times New Roman" style:font-name-asian="Times New Roman" style:font-name-complex="Times New Roman"/>
    </style:style>
    <style:style style:name="T53_118" style:family="text">
      <style:text-properties style:font-name="Times New Roman" style:font-name-asian="Times New Roman" style:font-name-complex="Times New Roman"/>
    </style:style>
    <style:style style:name="T53_119" style:family="text">
      <style:text-properties style:font-name="Times New Roman" style:font-name-asian="Times New Roman" style:font-name-complex="Times New Roman"/>
    </style:style>
    <style:style style:name="T53_120" style:family="text">
      <style:text-properties style:font-name="Times New Roman" style:font-name-asian="Times New Roman" style:font-name-complex="Times New Roman"/>
    </style:style>
    <style:style style:name="T53_121" style:family="text">
      <style:text-properties style:font-name="Times New Roman" style:font-name-asian="Times New Roman" style:font-name-complex="Times New Roman"/>
    </style:style>
    <style:style style:name="T53_122" style:family="text">
      <style:text-properties style:font-name="Times New Roman" style:font-name-asian="Times New Roman" style:font-name-complex="Times New Roman"/>
    </style:style>
    <style:style style:name="T53_123" style:family="text">
      <style:text-properties style:font-name="Times New Roman" style:font-name-asian="Times New Roman" style:font-name-complex="Times New Roman"/>
    </style:style>
    <style:style style:name="T53_124" style:family="text">
      <style:text-properties style:font-name="Times New Roman" style:font-name-asian="Times New Roman" style:font-name-complex="Times New Roman"/>
    </style:style>
    <style:style style:name="T53_125" style:family="text">
      <style:text-properties style:font-name="Times New Roman" style:font-name-asian="Times New Roman" style:font-name-complex="Times New Roman"/>
    </style:style>
    <style:style style:name="T53_126" style:family="text">
      <style:text-properties style:font-name="Times New Roman" style:font-name-asian="Times New Roman" style:font-name-complex="Times New Roman"/>
    </style:style>
    <style:style style:name="T53_127" style:family="text">
      <style:text-properties style:font-name="Times New Roman" style:font-name-asian="Times New Roman" style:font-name-complex="Times New Roman"/>
    </style:style>
    <style:style style:name="T53_128" style:family="text">
      <style:text-properties style:font-name="Times New Roman" style:font-name-asian="Times New Roman" style:font-name-complex="Times New Roman"/>
    </style:style>
    <style:style style:name="T53_129" style:family="text">
      <style:text-properties style:font-name="Times New Roman" style:font-name-asian="Times New Roman" style:font-name-complex="Times New Roman"/>
    </style:style>
    <style:style style:name="T53_130" style:family="text">
      <style:text-properties style:font-name="Times New Roman" style:font-name-asian="Times New Roman" style:font-name-complex="Times New Roman"/>
    </style:style>
    <style:style style:name="T53_131" style:family="text">
      <style:text-properties style:font-name="Times New Roman" style:font-name-asian="Times New Roman" style:font-name-complex="Times New Roman"/>
    </style:style>
    <style:style style:name="T53_132" style:family="text">
      <style:text-properties style:font-name="Times New Roman" style:font-name-asian="Times New Roman" style:font-name-complex="Times New Roman"/>
    </style:style>
    <style:style style:name="T53_133" style:family="text">
      <style:text-properties style:font-name="Times New Roman" style:font-name-asian="Times New Roman" style:font-name-complex="Times New Roman"/>
    </style:style>
    <style:style style:name="T53_134" style:family="text">
      <style:text-properties style:font-name="Times New Roman" style:font-name-asian="Times New Roman" style:font-name-complex="Times New Roman"/>
    </style:style>
    <style:style style:name="T53_135" style:family="text">
      <style:text-properties style:font-name="Times New Roman" style:font-name-asian="Times New Roman" style:font-name-complex="Times New Roman"/>
    </style:style>
    <style:style style:name="T53_136" style:family="text">
      <style:text-properties style:font-name="Times New Roman" style:font-name-asian="Times New Roman" style:font-name-complex="Times New Roman"/>
    </style:style>
    <style:style style:name="T53_137" style:family="text">
      <style:text-properties style:font-name="Times New Roman" style:font-name-asian="Times New Roman" style:font-name-complex="Times New Roman"/>
    </style:style>
    <style:style style:name="T53_138" style:family="text">
      <style:text-properties style:font-name="Times New Roman" style:font-name-asian="Times New Roman" style:font-name-complex="Times New Roman"/>
    </style:style>
    <style:style style:name="T53_139" style:family="text">
      <style:text-properties style:font-name="Times New Roman" style:font-name-asian="Times New Roman" style:font-name-complex="Times New Roman"/>
    </style:style>
    <style:style style:name="T53_140" style:family="text">
      <style:text-properties style:font-name="Times New Roman" style:font-name-asian="Times New Roman" style:font-name-complex="Times New Roman"/>
    </style:style>
    <style:style style:name="T53_141" style:family="text">
      <style:text-properties style:font-name="Times New Roman" style:font-name-asian="Times New Roman" style:font-name-complex="Times New Roman"/>
    </style:style>
    <style:style style:name="T53_142" style:family="text">
      <style:text-properties style:font-name="Times New Roman" style:font-name-asian="Times New Roman" style:font-name-complex="Times New Roman"/>
    </style:style>
    <style:style style:name="T53_143" style:family="text">
      <style:text-properties style:font-name="Times New Roman" style:font-name-asian="Times New Roman" style:font-name-complex="Times New Roman"/>
    </style:style>
    <style:style style:name="T53_144" style:family="text">
      <style:text-properties style:font-name="Times New Roman" style:font-name-asian="Times New Roman" style:font-name-complex="Times New Roman"/>
    </style:style>
    <style:style style:name="T53_145" style:family="text">
      <style:text-properties style:font-name="Times New Roman" style:font-name-asian="Times New Roman" style:font-name-complex="Times New Roman"/>
    </style:style>
    <style:style style:name="T53_146" style:family="text">
      <style:text-properties style:font-name="Times New Roman" style:font-name-asian="Times New Roman" style:font-name-complex="Times New Roman"/>
    </style:style>
    <style:style style:name="T53_147" style:family="text">
      <style:text-properties style:font-name="Times New Roman" style:font-name-asian="Times New Roman" style:font-name-complex="Times New Roman"/>
    </style:style>
    <style:style style:name="T53_148" style:family="text">
      <style:text-properties style:font-name="Times New Roman" style:font-name-asian="Times New Roman" style:font-name-complex="Times New Roman"/>
    </style:style>
    <style:style style:name="T53_149" style:family="text">
      <style:text-properties style:font-name="Times New Roman" style:font-name-asian="Times New Roman" style:font-name-complex="Times New Roman"/>
    </style:style>
    <style:style style:name="T53_150" style:family="text">
      <style:text-properties style:font-name="Times New Roman" style:font-name-asian="Times New Roman" style:font-name-complex="Times New Roman"/>
    </style:style>
    <style:style style:name="T53_151" style:family="text">
      <style:text-properties style:font-name="Times New Roman" style:font-name-asian="Times New Roman" style:font-name-complex="Times New Roman"/>
    </style:style>
    <style:style style:name="T53_152" style:family="text">
      <style:text-properties style:font-name="Times New Roman" style:font-name-asian="Times New Roman" style:font-name-complex="Times New Roman"/>
    </style:style>
    <style:style style:name="T53_153" style:family="text">
      <style:text-properties style:font-name="Times New Roman" style:font-name-asian="Times New Roman" style:font-name-complex="Times New Roman"/>
    </style:style>
    <style:style style:name="T53_154" style:family="text">
      <style:text-properties style:font-name="Times New Roman" style:font-name-asian="Times New Roman" style:font-name-complex="Times New Roman"/>
    </style:style>
    <style:style style:name="T53_155" style:family="text">
      <style:text-properties style:font-name="Times New Roman" style:font-name-asian="Times New Roman" style:font-name-complex="Times New Roman"/>
    </style:style>
    <style:style style:name="T53_156" style:family="text">
      <style:text-properties style:font-name="Times New Roman" style:font-name-asian="Times New Roman" style:font-name-complex="Times New Roman"/>
    </style:style>
    <style:style style:name="T53_157" style:family="text">
      <style:text-properties style:font-name="Times New Roman" style:font-name-asian="Times New Roman" style:font-name-complex="Times New Roman"/>
    </style:style>
    <style:style style:name="T53_158" style:family="text">
      <style:text-properties style:font-name="Times New Roman" style:font-name-asian="Times New Roman" style:font-name-complex="Times New Roman"/>
    </style:style>
    <style:style style:name="T53_159" style:family="text">
      <style:text-properties style:font-name="Times New Roman" style:font-name-asian="Times New Roman" style:font-name-complex="Times New Roman"/>
    </style:style>
    <style:style style:name="T53_160" style:family="text">
      <style:text-properties style:font-name="Times New Roman" style:font-name-asian="Times New Roman" style:font-name-complex="Times New Roman"/>
    </style:style>
    <style:style style:name="T53_161" style:family="text">
      <style:text-properties style:font-name="Times New Roman" style:font-name-asian="Times New Roman" style:font-name-complex="Times New Roman"/>
    </style:style>
    <style:style style:name="T53_162" style:family="text">
      <style:text-properties style:font-name="Times New Roman" style:font-name-asian="Times New Roman" style:font-name-complex="Times New Roman"/>
    </style:style>
    <style:style style:name="T53_163" style:family="text">
      <style:text-properties style:font-name="Times New Roman" style:font-name-asian="Times New Roman" style:font-name-complex="Times New Roman"/>
    </style:style>
    <style:style style:name="T53_164" style:family="text">
      <style:text-properties style:font-name="Times New Roman" style:font-name-asian="Times New Roman" style:font-name-complex="Times New Roman"/>
    </style:style>
    <style:style style:name="T53_165" style:family="text">
      <style:text-properties style:font-name="Times New Roman" style:font-name-asian="Times New Roman" style:font-name-complex="Times New Roman"/>
    </style:style>
    <style:style style:name="T53_166" style:family="text">
      <style:text-properties style:font-name="Times New Roman" style:font-name-asian="Times New Roman" style:font-name-complex="Times New Roman"/>
    </style:style>
    <style:style style:name="T53_167" style:family="text">
      <style:text-properties style:font-name="Times New Roman" style:font-name-asian="Times New Roman" style:font-name-complex="Times New Roman"/>
    </style:style>
    <style:style style:name="T53_168" style:family="text">
      <style:text-properties style:font-name="Times New Roman" style:font-name-asian="Times New Roman" style:font-name-complex="Times New Roman"/>
    </style:style>
    <style:style style:name="T53_169" style:family="text">
      <style:text-properties style:font-name="Times New Roman" style:font-name-asian="Times New Roman" style:font-name-complex="Times New Roman"/>
    </style:style>
    <style:style style:name="T53_170" style:family="text">
      <style:text-properties style:font-name="Times New Roman" style:font-name-asian="Times New Roman" style:font-name-complex="Times New Roman"/>
    </style:style>
    <style:style style:name="T53_171" style:family="text">
      <style:text-properties style:font-name="Times New Roman" style:font-name-asian="Times New Roman" style:font-name-complex="Times New Roman"/>
    </style:style>
    <style:style style:name="T53_172" style:family="text">
      <style:text-properties style:font-name="Times New Roman" style:font-name-asian="Times New Roman" style:font-name-complex="Times New Roman"/>
    </style:style>
    <style:style style:name="T53_173" style:family="text">
      <style:text-properties style:font-name="Times New Roman" style:font-name-asian="Times New Roman" style:font-name-complex="Times New Roman"/>
    </style:style>
    <style:style style:name="T53_174" style:family="text">
      <style:text-properties style:font-name="Times New Roman" style:font-name-asian="Times New Roman" style:font-name-complex="Times New Roman"/>
    </style:style>
    <style:style style:name="T53_175" style:family="text">
      <style:text-properties style:font-name="Times New Roman" style:font-name-asian="Times New Roman" style:font-name-complex="Times New Roman"/>
    </style:style>
    <style:style style:name="T53_176" style:family="text">
      <style:text-properties style:font-name="Times New Roman" style:font-name-asian="Times New Roman" style:font-name-complex="Times New Roman"/>
    </style:style>
    <style:style style:name="T53_177" style:family="text">
      <style:text-properties style:font-name="Times New Roman" style:font-name-asian="Times New Roman" style:font-name-complex="Times New Roman"/>
    </style:style>
    <style:style style:name="T53_178" style:family="text"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text-align="justify" fo:break-before="auto" fo:text-indent="1.27cm" fo:line-height="150%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T54_7" style:family="text">
      <style:text-properties style:font-name="Times New Roman" style:font-name-asian="Times New Roman" style:font-name-complex="Times New Roman"/>
    </style:style>
    <style:style style:name="T54_8" style:family="text">
      <style:text-properties style:font-name="Times New Roman" style:font-name-asian="Times New Roman" style:font-name-complex="Times New Roman"/>
    </style:style>
    <style:style style:name="T54_9" style:family="text">
      <style:text-properties style:font-name="Times New Roman" style:font-name-asian="Times New Roman" style:font-name-complex="Times New Roman"/>
    </style:style>
    <style:style style:name="T54_10" style:family="text">
      <style:text-properties style:font-name="Times New Roman" style:font-name-asian="Times New Roman" style:font-name-complex="Times New Roman"/>
    </style:style>
    <style:style style:name="T54_11" style:family="text">
      <style:text-properties style:font-name="Times New Roman" style:font-name-asian="Times New Roman" style:font-name-complex="Times New Roman"/>
    </style:style>
    <style:style style:name="T54_12" style:family="text">
      <style:text-properties style:font-name="Times New Roman" style:font-name-asian="Times New Roman" style:font-name-complex="Times New Roman"/>
    </style:style>
    <style:style style:name="T54_13" style:family="text">
      <style:text-properties style:font-name="Times New Roman" style:font-name-asian="Times New Roman" style:font-name-complex="Times New Roman"/>
    </style:style>
    <style:style style:name="T54_14" style:family="text">
      <style:text-properties style:font-name="Times New Roman" style:font-name-asian="Times New Roman" style:font-name-complex="Times New Roman"/>
    </style:style>
    <style:style style:name="T54_15" style:family="text">
      <style:text-properties style:font-name="Times New Roman" style:font-name-asian="Times New Roman" style:font-name-complex="Times New Roman"/>
    </style:style>
    <style:style style:name="T54_16" style:family="text">
      <style:text-properties style:font-name="Times New Roman" style:font-name-asian="Times New Roman" style:font-name-complex="Times New Roman"/>
    </style:style>
    <style:style style:name="T54_17" style:family="text">
      <style:text-properties style:font-name="Times New Roman" style:font-name-asian="Times New Roman" style:font-name-complex="Times New Roman"/>
    </style:style>
    <style:style style:name="T54_18" style:family="text">
      <style:text-properties style:font-name="Times New Roman" style:font-name-asian="Times New Roman" style:font-name-complex="Times New Roman"/>
    </style:style>
    <style:style style:name="T54_19" style:family="text">
      <style:text-properties style:font-name="Times New Roman" style:font-name-asian="Times New Roman" style:font-name-complex="Times New Roman"/>
    </style:style>
    <style:style style:name="T54_20" style:family="text">
      <style:text-properties style:font-name="Times New Roman" style:font-name-asian="Times New Roman" style:font-name-complex="Times New Roman"/>
    </style:style>
    <style:style style:name="T54_21" style:family="text">
      <style:text-properties style:font-name="Times New Roman" style:font-name-asian="Times New Roman" style:font-name-complex="Times New Roman"/>
    </style:style>
    <style:style style:name="T54_22" style:family="text">
      <style:text-properties style:font-name="Times New Roman" style:font-name-asian="Times New Roman" style:font-name-complex="Times New Roman"/>
    </style:style>
    <style:style style:name="T54_23" style:family="text">
      <style:text-properties style:font-name="Times New Roman" style:font-name-asian="Times New Roman" style:font-name-complex="Times New Roman"/>
    </style:style>
    <style:style style:name="T54_24" style:family="text">
      <style:text-properties style:font-name="Times New Roman" style:font-name-asian="Times New Roman" style:font-name-complex="Times New Roman"/>
    </style:style>
    <style:style style:name="T54_25" style:family="text">
      <style:text-properties style:font-name="Times New Roman" style:font-name-asian="Times New Roman" style:font-name-complex="Times New Roman"/>
    </style:style>
    <style:style style:name="T54_26" style:family="text">
      <style:text-properties style:font-name="Times New Roman" style:font-name-asian="Times New Roman" style:font-name-complex="Times New Roman"/>
    </style:style>
    <style:style style:name="T54_27" style:family="text">
      <style:text-properties style:font-name="Times New Roman" style:font-name-asian="Times New Roman" style:font-name-complex="Times New Roman"/>
    </style:style>
    <style:style style:name="T54_28" style:family="text">
      <style:text-properties style:font-name="Times New Roman" style:font-name-asian="Times New Roman" style:font-name-complex="Times New Roman"/>
    </style:style>
    <style:style style:name="T54_29" style:family="text">
      <style:text-properties style:font-name="Times New Roman" style:font-name-asian="Times New Roman" style:font-name-complex="Times New Roman"/>
    </style:style>
    <style:style style:name="T54_30" style:family="text">
      <style:text-properties style:font-name="Times New Roman" style:font-name-asian="Times New Roman" style:font-name-complex="Times New Roman"/>
    </style:style>
    <style:style style:name="T54_31" style:family="text">
      <style:text-properties style:font-name="Times New Roman" style:font-name-asian="Times New Roman" style:font-name-complex="Times New Roman"/>
    </style:style>
    <style:style style:name="T54_32" style:family="text">
      <style:text-properties style:font-name="Times New Roman" style:font-name-asian="Times New Roman" style:font-name-complex="Times New Roman"/>
    </style:style>
    <style:style style:name="T54_33" style:family="text">
      <style:text-properties style:font-name="Times New Roman" style:font-name-asian="Times New Roman" style:font-name-complex="Times New Roman"/>
    </style:style>
    <style:style style:name="T54_34" style:family="text">
      <style:text-properties style:font-name="Times New Roman" style:font-name-asian="Times New Roman" style:font-name-complex="Times New Roman"/>
    </style:style>
    <style:style style:name="T54_35" style:family="text">
      <style:text-properties style:font-name="Times New Roman" style:font-name-asian="Times New Roman" style:font-name-complex="Times New Roman"/>
    </style:style>
    <style:style style:name="T54_36" style:family="text">
      <style:text-properties style:font-name="Times New Roman" style:font-name-asian="Times New Roman" style:font-name-complex="Times New Roman"/>
    </style:style>
    <style:style style:name="T54_37" style:family="text">
      <style:text-properties style:font-name="Times New Roman" style:font-name-asian="Times New Roman" style:font-name-complex="Times New Roman"/>
    </style:style>
    <style:style style:name="T54_38" style:family="text">
      <style:text-properties style:font-name="Times New Roman" style:font-name-asian="Times New Roman" style:font-name-complex="Times New Roman"/>
    </style:style>
    <style:style style:name="T54_39" style:family="text">
      <style:text-properties style:font-name="Times New Roman" style:font-name-asian="Times New Roman" style:font-name-complex="Times New Roman"/>
    </style:style>
    <style:style style:name="T54_40" style:family="text">
      <style:text-properties style:font-name="Times New Roman" style:font-name-asian="Times New Roman" style:font-name-complex="Times New Roman"/>
    </style:style>
    <style:style style:name="T54_41" style:family="text">
      <style:text-properties style:font-name="Times New Roman" style:font-name-asian="Times New Roman" style:font-name-complex="Times New Roman"/>
    </style:style>
    <style:style style:name="T54_42" style:family="text">
      <style:text-properties style:font-name="Times New Roman" style:font-name-asian="Times New Roman" style:font-name-complex="Times New Roman"/>
    </style:style>
    <style:style style:name="T54_43" style:family="text">
      <style:text-properties style:font-name="Times New Roman" style:font-name-asian="Times New Roman" style:font-name-complex="Times New Roman"/>
    </style:style>
    <style:style style:name="T54_44" style:family="text">
      <style:text-properties style:font-name="Times New Roman" style:font-name-asian="Times New Roman" style:font-name-complex="Times New Roman"/>
    </style:style>
    <style:style style:name="T54_45" style:family="text">
      <style:text-properties style:font-name="Times New Roman" style:font-name-asian="Times New Roman" style:font-name-complex="Times New Roman"/>
    </style:style>
    <style:style style:name="T54_46" style:family="text">
      <style:text-properties style:font-name="Times New Roman" style:font-name-asian="Times New Roman" style:font-name-complex="Times New Roman"/>
    </style:style>
    <style:style style:name="T54_47" style:family="text">
      <style:text-properties style:font-name="Times New Roman" style:font-name-asian="Times New Roman" style:font-name-complex="Times New Roman"/>
    </style:style>
    <style:style style:name="T54_48" style:family="text">
      <style:text-properties style:font-name="Times New Roman" style:font-name-asian="Times New Roman" style:font-name-complex="Times New Roman"/>
    </style:style>
    <style:style style:name="T54_49" style:family="text">
      <style:text-properties style:font-name="Times New Roman" style:font-name-asian="Times New Roman" style:font-name-complex="Times New Roman"/>
    </style:style>
    <style:style style:name="T54_50" style:family="text">
      <style:text-properties style:font-name="Times New Roman" style:font-name-asian="Times New Roman" style:font-name-complex="Times New Roman"/>
    </style:style>
    <style:style style:name="T54_51" style:family="text">
      <style:text-properties style:font-name="Times New Roman" style:font-name-asian="Times New Roman" style:font-name-complex="Times New Roman"/>
    </style:style>
    <style:style style:name="T54_52" style:family="text">
      <style:text-properties style:font-name="Times New Roman" style:font-name-asian="Times New Roman" style:font-name-complex="Times New Roman"/>
    </style:style>
    <style:style style:name="T54_53" style:family="text">
      <style:text-properties style:font-name="Times New Roman" style:font-name-asian="Times New Roman" style:font-name-complex="Times New Roman"/>
    </style:style>
    <style:style style:name="T54_54" style:family="text">
      <style:text-properties style:font-name="Times New Roman" style:font-name-asian="Times New Roman" style:font-name-complex="Times New Roman"/>
    </style:style>
    <style:style style:name="T54_55" style:family="text">
      <style:text-properties style:font-name="Times New Roman" style:font-name-asian="Times New Roman" style:font-name-complex="Times New Roman"/>
    </style:style>
    <style:style style:name="T54_56" style:family="text">
      <style:text-properties style:font-name="Times New Roman" style:font-name-asian="Times New Roman" style:font-name-complex="Times New Roman"/>
    </style:style>
    <style:style style:name="T54_57" style:family="text">
      <style:text-properties style:font-name="Times New Roman" style:font-name-asian="Times New Roman" style:font-name-complex="Times New Roman"/>
    </style:style>
    <style:style style:name="T54_58" style:family="text">
      <style:text-properties style:font-name="Times New Roman" style:font-name-asian="Times New Roman" style:font-name-complex="Times New Roman"/>
    </style:style>
    <style:style style:name="T54_59" style:family="text">
      <style:text-properties style:font-name="Times New Roman" style:font-name-asian="Times New Roman" style:font-name-complex="Times New Roman"/>
    </style:style>
    <style:style style:name="T54_60" style:family="text">
      <style:text-properties style:font-name="Times New Roman" style:font-name-asian="Times New Roman" style:font-name-complex="Times New Roman"/>
    </style:style>
    <style:style style:name="T54_61" style:family="text">
      <style:text-properties style:font-name="Times New Roman" style:font-name-asian="Times New Roman" style:font-name-complex="Times New Roman"/>
    </style:style>
    <style:style style:name="T54_62" style:family="text">
      <style:text-properties style:font-name="Times New Roman" style:font-name-asian="Times New Roman" style:font-name-complex="Times New Roman"/>
    </style:style>
    <style:style style:name="T54_63" style:family="text">
      <style:text-properties style:font-name="Times New Roman" style:font-name-asian="Times New Roman" style:font-name-complex="Times New Roman"/>
    </style:style>
    <style:style style:name="T54_64" style:family="text">
      <style:text-properties style:font-name="Times New Roman" style:font-name-asian="Times New Roman" style:font-name-complex="Times New Roman"/>
    </style:style>
    <style:style style:name="T54_65" style:family="text">
      <style:text-properties style:font-name="Times New Roman" style:font-name-asian="Times New Roman" style:font-name-complex="Times New Roman"/>
    </style:style>
    <style:style style:name="T54_66" style:family="text">
      <style:text-properties style:font-name="Times New Roman" style:font-name-asian="Times New Roman" style:font-name-complex="Times New Roman"/>
    </style:style>
    <style:style style:name="T54_67" style:family="text">
      <style:text-properties style:font-name="Times New Roman" style:font-name-asian="Times New Roman" style:font-name-complex="Times New Roman"/>
    </style:style>
    <style:style style:name="T54_68" style:family="text">
      <style:text-properties style:font-name="Times New Roman" style:font-name-asian="Times New Roman" style:font-name-complex="Times New Roman"/>
    </style:style>
    <style:style style:name="T54_69" style:family="text">
      <style:text-properties style:font-name="Times New Roman" style:font-name-asian="Times New Roman" style:font-name-complex="Times New Roman"/>
    </style:style>
    <style:style style:name="T54_70" style:family="text">
      <style:text-properties style:font-name="Times New Roman" style:font-name-asian="Times New Roman" style:font-name-complex="Times New Roman"/>
    </style:style>
    <style:style style:name="T54_71" style:family="text">
      <style:text-properties style:font-name="Times New Roman" style:font-name-asian="Times New Roman" style:font-name-complex="Times New Roman"/>
    </style:style>
    <style:style style:name="T54_72" style:family="text">
      <style:text-properties style:font-name="Times New Roman" style:font-name-asian="Times New Roman" style:font-name-complex="Times New Roman"/>
    </style:style>
    <style:style style:name="T54_73" style:family="text">
      <style:text-properties style:font-name="Times New Roman" style:font-name-asian="Times New Roman" style:font-name-complex="Times New Roman"/>
    </style:style>
    <style:style style:name="T54_74" style:family="text">
      <style:text-properties style:font-name="Times New Roman" style:font-name-asian="Times New Roman" style:font-name-complex="Times New Roman"/>
    </style:style>
    <style:style style:name="T54_75" style:family="text">
      <style:text-properties style:font-name="Times New Roman" style:font-name-asian="Times New Roman" style:font-name-complex="Times New Roman"/>
    </style:style>
    <style:style style:name="T54_76" style:family="text">
      <style:text-properties style:font-name="Times New Roman" style:font-name-asian="Times New Roman" style:font-name-complex="Times New Roman"/>
    </style:style>
    <style:style style:name="T54_77" style:family="text">
      <style:text-properties style:font-name="Times New Roman" style:font-name-asian="Times New Roman" style:font-name-complex="Times New Roman"/>
    </style:style>
    <style:style style:name="T54_78" style:family="text">
      <style:text-properties style:font-name="Times New Roman" style:font-name-asian="Times New Roman" style:font-name-complex="Times New Roman"/>
    </style:style>
    <style:style style:name="T54_79" style:family="text">
      <style:text-properties style:font-name="Times New Roman" style:font-name-asian="Times New Roman" style:font-name-complex="Times New Roman"/>
    </style:style>
    <style:style style:name="T54_80" style:family="text">
      <style:text-properties style:font-name="Times New Roman" style:font-name-asian="Times New Roman" style:font-name-complex="Times New Roman"/>
    </style:style>
    <style:style style:name="T54_81" style:family="text">
      <style:text-properties style:font-name="Times New Roman" style:font-name-asian="Times New Roman" style:font-name-complex="Times New Roman"/>
    </style:style>
    <style:style style:name="T54_8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4_8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4_8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4_85" style:family="text">
      <style:text-properties style:font-name="Times New Roman" style:font-name-asian="Times New Roman" style:font-name-complex="Times New Roman"/>
    </style:style>
    <style:style style:name="T54_86" style:family="text">
      <style:text-properties style:font-name="Times New Roman" style:font-name-asian="Times New Roman" style:font-name-complex="Times New Roman"/>
    </style:style>
    <style:style style:name="T54_87" style:family="text">
      <style:text-properties style:font-name="Times New Roman" style:font-name-asian="Times New Roman" style:font-name-complex="Times New Roman"/>
    </style:style>
    <style:style style:name="T54_88" style:family="text">
      <style:text-properties style:font-name="Times New Roman" style:font-name-asian="Times New Roman" style:font-name-complex="Times New Roman"/>
    </style:style>
    <style:style style:name="T54_89" style:family="text">
      <style:text-properties style:font-name="Times New Roman" style:font-name-asian="Times New Roman" style:font-name-complex="Times New Roman"/>
    </style:style>
    <style:style style:name="T54_90" style:family="text">
      <style:text-properties style:font-name="Times New Roman" style:font-name-asian="Times New Roman" style:font-name-complex="Times New Roman"/>
    </style:style>
    <style:style style:name="T54_91" style:family="text">
      <style:text-properties style:font-name="Times New Roman" style:font-name-asian="Times New Roman" style:font-name-complex="Times New Roman"/>
    </style:style>
    <style:style style:name="T54_92" style:family="text">
      <style:text-properties style:font-name="Times New Roman" style:font-name-asian="Times New Roman" style:font-name-complex="Times New Roman"/>
    </style:style>
    <style:style style:name="T54_93" style:family="text">
      <style:text-properties style:font-name="Times New Roman" style:font-name-asian="Times New Roman" style:font-name-complex="Times New Roman"/>
    </style:style>
    <style:style style:name="T54_94" style:family="text">
      <style:text-properties style:font-name="Times New Roman" style:font-name-asian="Times New Roman" style:font-name-complex="Times New Roman"/>
    </style:style>
    <style:style style:name="T54_95" style:family="text">
      <style:text-properties style:font-name="Times New Roman" style:font-name-asian="Times New Roman" style:font-name-complex="Times New Roman"/>
    </style:style>
    <style:style style:name="T54_96" style:family="text">
      <style:text-properties style:font-name="Times New Roman" style:font-name-asian="Times New Roman" style:font-name-complex="Times New Roman"/>
    </style:style>
    <style:style style:name="T54_97" style:family="text">
      <style:text-properties style:font-name="Times New Roman" style:font-name-asian="Times New Roman" style:font-name-complex="Times New Roman"/>
    </style:style>
    <style:style style:name="T54_98" style:family="text">
      <style:text-properties style:font-name="Times New Roman" style:font-name-asian="Times New Roman" style:font-name-complex="Times New Roman"/>
    </style:style>
    <style:style style:name="T54_99" style:family="text">
      <style:text-properties style:font-name="Times New Roman" style:font-name-asian="Times New Roman" style:font-name-complex="Times New Roman"/>
    </style:style>
    <style:style style:name="T54_100" style:family="text">
      <style:text-properties style:font-name="Times New Roman" style:font-name-asian="Times New Roman" style:font-name-complex="Times New Roman"/>
    </style:style>
    <style:style style:name="T54_101" style:family="text">
      <style:text-properties style:font-name="Times New Roman" style:font-name-asian="Times New Roman" style:font-name-complex="Times New Roman"/>
    </style:style>
    <style:style style:name="T54_102" style:family="text">
      <style:text-properties style:font-name="Times New Roman" style:font-name-asian="Times New Roman" style:font-name-complex="Times New Roman"/>
    </style:style>
    <style:style style:name="T54_10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4_104" style:family="text">
      <style:text-properties style:font-name="Times New Roman" style:font-name-asian="Times New Roman" style:font-name-complex="Times New Roman"/>
    </style:style>
    <style:style style:name="T54_105" style:family="text">
      <style:text-properties style:font-name="Times New Roman" style:font-name-asian="Times New Roman" style:font-name-complex="Times New Roman"/>
    </style:style>
    <style:style style:name="T54_106" style:family="text">
      <style:text-properties style:font-name="Times New Roman" style:font-name-asian="Times New Roman" style:font-name-complex="Times New Roman"/>
    </style:style>
    <style:style style:name="T54_107" style:family="text">
      <style:text-properties style:font-name="Times New Roman" style:font-name-asian="Times New Roman" style:font-name-complex="Times New Roman"/>
    </style:style>
    <style:style style:name="T54_108" style:family="text">
      <style:text-properties style:font-name="Times New Roman" style:font-name-asian="Times New Roman" style:font-name-complex="Times New Roman"/>
    </style:style>
    <style:style style:name="T54_109" style:family="text">
      <style:text-properties style:font-name="Times New Roman" style:font-name-asian="Times New Roman" style:font-name-complex="Times New Roman"/>
    </style:style>
    <style:style style:name="T54_110" style:family="text">
      <style:text-properties style:font-name="Times New Roman" style:font-name-asian="Times New Roman" style:font-name-complex="Times New Roman"/>
    </style:style>
    <style:style style:name="T54_111" style:family="text">
      <style:text-properties style:font-name="Times New Roman" style:font-name-asian="Times New Roman" style:font-name-complex="Times New Roman"/>
    </style:style>
    <style:style style:name="T54_112" style:family="text">
      <style:text-properties style:font-name="Times New Roman" style:font-name-asian="Times New Roman" style:font-name-complex="Times New Roman"/>
    </style:style>
    <style:style style:name="T54_113" style:family="text">
      <style:text-properties style:font-name="Times New Roman" style:font-name-asian="Times New Roman" style:font-name-complex="Times New Roman"/>
    </style:style>
    <style:style style:name="T54_114" style:family="text">
      <style:text-properties style:font-name="Times New Roman" style:font-name-asian="Times New Roman" style:font-name-complex="Times New Roman"/>
    </style:style>
    <style:style style:name="T54_115" style:family="text">
      <style:text-properties style:font-name="Times New Roman" style:font-name-asian="Times New Roman" style:font-name-complex="Times New Roman"/>
    </style:style>
    <style:style style:name="T54_116" style:family="text">
      <style:text-properties style:font-name="Times New Roman" style:font-name-asian="Times New Roman" style:font-name-complex="Times New Roman"/>
    </style:style>
    <style:style style:name="T54_117" style:family="text">
      <style:text-properties style:font-name="Times New Roman" style:font-name-asian="Times New Roman" style:font-name-complex="Times New Roman"/>
    </style:style>
    <style:style style:name="T54_118" style:family="text">
      <style:text-properties style:font-name="Times New Roman" style:font-name-asian="Times New Roman" style:font-name-complex="Times New Roman"/>
    </style:style>
    <style:style style:name="T54_119" style:family="text">
      <style:text-properties style:font-name="Times New Roman" style:font-name-asian="Times New Roman" style:font-name-complex="Times New Roman"/>
    </style:style>
    <style:style style:name="T54_120" style:family="text">
      <style:text-properties style:font-name="Times New Roman" style:font-name-asian="Times New Roman" style:font-name-complex="Times New Roman"/>
    </style:style>
    <style:style style:name="T54_121" style:family="text">
      <style:text-properties style:font-name="Times New Roman" style:font-name-asian="Times New Roman" style:font-name-complex="Times New Roman"/>
    </style:style>
    <style:style style:name="T54_122" style:family="text">
      <style:text-properties style:font-name="Times New Roman" style:font-name-asian="Times New Roman" style:font-name-complex="Times New Roman"/>
    </style:style>
    <style:style style:name="T54_123" style:family="text">
      <style:text-properties style:font-name="Times New Roman" style:font-name-asian="Times New Roman" style:font-name-complex="Times New Roman"/>
    </style:style>
    <style:style style:name="T54_124" style:family="text">
      <style:text-properties style:font-name="Times New Roman" style:font-name-asian="Times New Roman" style:font-name-complex="Times New Roman"/>
    </style:style>
    <style:style style:name="T54_125" style:family="text">
      <style:text-properties style:font-name="Times New Roman" style:font-name-asian="Times New Roman" style:font-name-complex="Times New Roman"/>
    </style:style>
    <style:style style:name="T54_126" style:family="text">
      <style:text-properties style:font-name="Times New Roman" style:font-name-asian="Times New Roman" style:font-name-complex="Times New Roman"/>
    </style:style>
    <style:style style:name="T54_127" style:family="text">
      <style:text-properties style:font-name="Times New Roman" style:font-name-asian="Times New Roman" style:font-name-complex="Times New Roman"/>
    </style:style>
    <style:style style:name="T54_128" style:family="text">
      <style:text-properties style:font-name="Times New Roman" style:font-name-asian="Times New Roman" style:font-name-complex="Times New Roman"/>
    </style:style>
    <style:style style:name="T54_129" style:family="text">
      <style:text-properties style:font-name="Times New Roman" style:font-name-asian="Times New Roman" style:font-name-complex="Times New Roman"/>
    </style:style>
    <style:style style:name="T54_130" style:family="text">
      <style:text-properties style:font-name="Times New Roman" style:font-name-asian="Times New Roman" style:font-name-complex="Times New Roman"/>
    </style:style>
    <style:style style:name="T54_131" style:family="text">
      <style:text-properties style:font-name="Times New Roman" style:font-name-asian="Times New Roman" style:font-name-complex="Times New Roman"/>
    </style:style>
    <style:style style:name="T54_132" style:family="text">
      <style:text-properties style:font-name="Times New Roman" style:font-name-asian="Times New Roman" style:font-name-complex="Times New Roman"/>
    </style:style>
    <style:style style:name="T54_133" style:family="text">
      <style:text-properties style:font-name="Times New Roman" style:font-name-asian="Times New Roman" style:font-name-complex="Times New Roman"/>
    </style:style>
    <style:style style:name="T54_134" style:family="text">
      <style:text-properties style:font-name="Times New Roman" style:font-name-asian="Times New Roman" style:font-name-complex="Times New Roman"/>
    </style:style>
    <style:style style:name="T54_135" style:family="text">
      <style:text-properties style:font-name="Times New Roman" style:font-name-asian="Times New Roman" style:font-name-complex="Times New Roman"/>
    </style:style>
    <style:style style:name="T54_136" style:family="text">
      <style:text-properties style:font-name="Times New Roman" style:font-name-asian="Times New Roman" style:font-name-complex="Times New Roman"/>
    </style:style>
    <style:style style:name="T54_137" style:family="text">
      <style:text-properties style:font-name="Times New Roman" style:font-name-asian="Times New Roman" style:font-name-complex="Times New Roman"/>
    </style:style>
    <style:style style:name="T54_138" style:family="text">
      <style:text-properties style:font-name="Times New Roman" style:font-name-asian="Times New Roman" style:font-name-complex="Times New Roman"/>
    </style:style>
    <style:style style:name="T54_139" style:family="text">
      <style:text-properties style:font-name="Times New Roman" style:font-name-asian="Times New Roman" style:font-name-complex="Times New Roman"/>
    </style:style>
    <style:style style:name="T54_140" style:family="text">
      <style:text-properties style:font-name="Times New Roman" style:font-name-asian="Times New Roman" style:font-name-complex="Times New Roman"/>
    </style:style>
    <style:style style:name="T54_141" style:family="text">
      <style:text-properties style:font-name="Times New Roman" style:font-name-asian="Times New Roman" style:font-name-complex="Times New Roman"/>
    </style:style>
    <style:style style:name="T54_142" style:family="text">
      <style:text-properties style:font-name="Times New Roman" style:font-name-asian="Times New Roman" style:font-name-complex="Times New Roman"/>
    </style:style>
    <style:style style:name="T54_143" style:family="text">
      <style:text-properties style:font-name="Times New Roman" style:font-name-asian="Times New Roman" style:font-name-complex="Times New Roman"/>
    </style:style>
    <style:style style:name="T54_144" style:family="text" style:parent-style-name="Standard"/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font-name="Times New Roman" style:font-name-asian="Times New Roman" style:font-name-complex="Times New Roman"/>
    </style:style>
    <style:style style:name="T55_12" style:family="text">
      <style:text-properties style:font-name="Times New Roman" style:font-name-asian="Times New Roman" style:font-name-complex="Times New Roman"/>
    </style:style>
    <style:style style:name="T55_13" style:family="text">
      <style:text-properties style:font-name="Times New Roman" style:font-name-asian="Times New Roman" style:font-name-complex="Times New Roman"/>
    </style:style>
    <style:style style:name="T55_14" style:family="text">
      <style:text-properties style:font-name="Times New Roman" style:font-name-asian="Times New Roman" style:font-name-complex="Times New Roman"/>
    </style:style>
    <style:style style:name="T55_15" style:family="text">
      <style:text-properties style:font-name="Times New Roman" style:font-name-asian="Times New Roman" style:font-name-complex="Times New Roman"/>
    </style:style>
    <style:style style:name="T55_16" style:family="text">
      <style:text-properties style:font-name="Times New Roman" style:font-name-asian="Times New Roman" style:font-name-complex="Times New Roman"/>
    </style:style>
    <style:style style:name="T55_17" style:family="text">
      <style:text-properties style:font-name="Times New Roman" style:font-name-asian="Times New Roman" style:font-name-complex="Times New Roman"/>
    </style:style>
    <style:style style:name="T55_18" style:family="text">
      <style:text-properties style:font-name="Times New Roman" style:font-name-asian="Times New Roman" style:font-name-complex="Times New Roman"/>
    </style:style>
    <style:style style:name="T55_19" style:family="text">
      <style:text-properties style:font-name="Times New Roman" style:font-name-asian="Times New Roman" style:font-name-complex="Times New Roman"/>
    </style:style>
    <style:style style:name="T55_20" style:family="text">
      <style:text-properties style:font-name="Times New Roman" style:font-name-asian="Times New Roman" style:font-name-complex="Times New Roman"/>
    </style:style>
    <style:style style:name="T55_21" style:family="text">
      <style:text-properties style:font-name="Times New Roman" style:font-name-asian="Times New Roman" style:font-name-complex="Times New Roman"/>
    </style:style>
    <style:style style:name="T55_22" style:family="text">
      <style:text-properties style:font-name="Times New Roman" style:font-name-asian="Times New Roman" style:font-name-complex="Times New Roman"/>
    </style:style>
    <style:style style:name="T55_23" style:family="text">
      <style:text-properties style:font-name="Times New Roman" style:font-name-asian="Times New Roman" style:font-name-complex="Times New Roman"/>
    </style:style>
    <style:style style:name="T55_24" style:family="text">
      <style:text-properties style:font-name="Times New Roman" style:font-name-asian="Times New Roman" style:font-name-complex="Times New Roman"/>
    </style:style>
    <style:style style:name="T55_25" style:family="text">
      <style:text-properties style:font-name="Times New Roman" style:font-name-asian="Times New Roman" style:font-name-complex="Times New Roman"/>
    </style:style>
    <style:style style:name="T55_26" style:family="text">
      <style:text-properties style:font-name="Times New Roman" style:font-name-asian="Times New Roman" style:font-name-complex="Times New Roman"/>
    </style:style>
    <style:style style:name="T55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29" style:family="text">
      <style:text-properties style:font-name="Times New Roman" style:font-name-asian="Times New Roman" style:font-name-complex="Times New Roman"/>
    </style:style>
    <style:style style:name="T55_30" style:family="text">
      <style:text-properties style:font-name="Times New Roman" style:font-name-asian="Times New Roman" style:font-name-complex="Times New Roman"/>
    </style:style>
    <style:style style:name="T55_31" style:family="text">
      <style:text-properties style:font-name="Times New Roman" style:font-name-asian="Times New Roman" style:font-name-complex="Times New Roman"/>
    </style:style>
    <style:style style:name="T55_32" style:family="text">
      <style:text-properties style:font-name="Times New Roman" style:font-name-asian="Times New Roman" style:font-name-complex="Times New Roman"/>
    </style:style>
    <style:style style:name="T55_33" style:family="text">
      <style:text-properties style:font-name="Times New Roman" style:font-name-asian="Times New Roman" style:font-name-complex="Times New Roman"/>
    </style:style>
    <style:style style:name="T55_34" style:family="text">
      <style:text-properties style:font-name="Times New Roman" style:font-name-asian="Times New Roman" style:font-name-complex="Times New Roman"/>
    </style:style>
    <style:style style:name="T55_35" style:family="text">
      <style:text-properties style:font-name="Times New Roman" style:font-name-asian="Times New Roman" style:font-name-complex="Times New Roman"/>
    </style:style>
    <style:style style:name="T55_3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37" style:family="text">
      <style:text-properties style:font-name="Times New Roman" style:font-name-asian="Times New Roman" style:font-name-complex="Times New Roman"/>
    </style:style>
    <style:style style:name="T55_38" style:family="text">
      <style:text-properties style:font-name="Times New Roman" style:font-name-asian="Times New Roman" style:font-name-complex="Times New Roman"/>
    </style:style>
    <style:style style:name="T55_39" style:family="text">
      <style:text-properties style:font-name="Times New Roman" style:font-name-asian="Times New Roman" style:font-name-complex="Times New Roman"/>
    </style:style>
    <style:style style:name="T55_40" style:family="text">
      <style:text-properties style:font-name="Times New Roman" style:font-name-asian="Times New Roman" style:font-name-complex="Times New Roman"/>
    </style:style>
    <style:style style:name="T55_41" style:family="text">
      <style:text-properties style:font-name="Times New Roman" style:font-name-asian="Times New Roman" style:font-name-complex="Times New Roman"/>
    </style:style>
    <style:style style:name="T55_42" style:family="text">
      <style:text-properties style:font-name="Times New Roman" style:font-name-asian="Times New Roman" style:font-name-complex="Times New Roman"/>
    </style:style>
    <style:style style:name="T55_43" style:family="text">
      <style:text-properties style:font-name="Times New Roman" style:font-name-asian="Times New Roman" style:font-name-complex="Times New Roman"/>
    </style:style>
    <style:style style:name="T55_44" style:family="text">
      <style:text-properties style:font-name="Times New Roman" style:font-name-asian="Times New Roman" style:font-name-complex="Times New Roman"/>
    </style:style>
    <style:style style:name="T55_45" style:family="text">
      <style:text-properties style:font-name="Times New Roman" style:font-name-asian="Times New Roman" style:font-name-complex="Times New Roman"/>
    </style:style>
    <style:style style:name="T55_46" style:family="text">
      <style:text-properties style:font-name="Times New Roman" style:font-name-asian="Times New Roman" style:font-name-complex="Times New Roman"/>
    </style:style>
    <style:style style:name="T55_47" style:family="text">
      <style:text-properties style:font-name="Times New Roman" style:font-name-asian="Times New Roman" style:font-name-complex="Times New Roman"/>
    </style:style>
    <style:style style:name="T55_48" style:family="text">
      <style:text-properties style:font-name="Times New Roman" style:font-name-asian="Times New Roman" style:font-name-complex="Times New Roman"/>
    </style:style>
    <style:style style:name="T55_49" style:family="text">
      <style:text-properties style:font-name="Times New Roman" style:font-name-asian="Times New Roman" style:font-name-complex="Times New Roman"/>
    </style:style>
    <style:style style:name="T55_50" style:family="text">
      <style:text-properties style:font-name="Times New Roman" style:font-name-asian="Times New Roman" style:font-name-complex="Times New Roman"/>
    </style:style>
    <style:style style:name="T55_51" style:family="text">
      <style:text-properties style:font-name="Times New Roman" style:font-name-asian="Times New Roman" style:font-name-complex="Times New Roman"/>
    </style:style>
    <style:style style:name="T55_52" style:family="text">
      <style:text-properties style:font-name="Times New Roman" style:font-name-asian="Times New Roman" style:font-name-complex="Times New Roman"/>
    </style:style>
    <style:style style:name="T55_53" style:family="text">
      <style:text-properties style:font-name="Times New Roman" style:font-name-asian="Times New Roman" style:font-name-complex="Times New Roman"/>
    </style:style>
    <style:style style:name="T55_54" style:family="text">
      <style:text-properties style:font-name="Times New Roman" style:font-name-asian="Times New Roman" style:font-name-complex="Times New Roman"/>
    </style:style>
    <style:style style:name="T55_55" style:family="text">
      <style:text-properties style:font-name="Times New Roman" style:font-name-asian="Times New Roman" style:font-name-complex="Times New Roman"/>
    </style:style>
    <style:style style:name="T55_56" style:family="text">
      <style:text-properties style:font-name="Times New Roman" style:font-name-asian="Times New Roman" style:font-name-complex="Times New Roman"/>
    </style:style>
    <style:style style:name="T55_57" style:family="text">
      <style:text-properties style:font-name="Times New Roman" style:font-name-asian="Times New Roman" style:font-name-complex="Times New Roman"/>
    </style:style>
    <style:style style:name="T55_58" style:family="text">
      <style:text-properties style:font-name="Times New Roman" style:font-name-asian="Times New Roman" style:font-name-complex="Times New Roman"/>
    </style:style>
    <style:style style:name="T55_59" style:family="text">
      <style:text-properties style:font-name="Times New Roman" style:font-name-asian="Times New Roman" style:font-name-complex="Times New Roman"/>
    </style:style>
    <style:style style:name="T55_60" style:family="text">
      <style:text-properties style:font-name="Times New Roman" style:font-name-asian="Times New Roman" style:font-name-complex="Times New Roman"/>
    </style:style>
    <style:style style:name="T55_61" style:family="text">
      <style:text-properties style:font-name="Times New Roman" style:font-name-asian="Times New Roman" style:font-name-complex="Times New Roman"/>
    </style:style>
    <style:style style:name="T55_62" style:family="text">
      <style:text-properties style:font-name="Times New Roman" style:font-name-asian="Times New Roman" style:font-name-complex="Times New Roman"/>
    </style:style>
    <style:style style:name="T55_63" style:family="text">
      <style:text-properties style:font-name="Times New Roman" style:font-name-asian="Times New Roman" style:font-name-complex="Times New Roman"/>
    </style:style>
    <style:style style:name="T55_64" style:family="text">
      <style:text-properties style:font-name="Times New Roman" style:font-name-asian="Times New Roman" style:font-name-complex="Times New Roman"/>
    </style:style>
    <style:style style:name="T55_65" style:family="text">
      <style:text-properties style:font-name="Times New Roman" style:font-name-asian="Times New Roman" style:font-name-complex="Times New Roman"/>
    </style:style>
    <style:style style:name="T55_66" style:family="text">
      <style:text-properties style:font-name="Times New Roman" style:font-name-asian="Times New Roman" style:font-name-complex="Times New Roman"/>
    </style:style>
    <style:style style:name="T55_67" style:family="text">
      <style:text-properties style:font-name="Times New Roman" style:font-name-asian="Times New Roman" style:font-name-complex="Times New Roman"/>
    </style:style>
    <style:style style:name="T55_68" style:family="text">
      <style:text-properties style:font-name="Times New Roman" style:font-name-asian="Times New Roman" style:font-name-complex="Times New Roman"/>
    </style:style>
    <style:style style:name="T55_69" style:family="text">
      <style:text-properties style:font-name="Times New Roman" style:font-name-asian="Times New Roman" style:font-name-complex="Times New Roman"/>
    </style:style>
    <style:style style:name="T55_70" style:family="text">
      <style:text-properties style:font-name="Times New Roman" style:font-name-asian="Times New Roman" style:font-name-complex="Times New Roman"/>
    </style:style>
    <style:style style:name="T55_71" style:family="text">
      <style:text-properties style:font-name="Times New Roman" style:font-name-asian="Times New Roman" style:font-name-complex="Times New Roman"/>
    </style:style>
    <style:style style:name="T55_72" style:family="text">
      <style:text-properties style:font-name="Times New Roman" style:font-name-asian="Times New Roman" style:font-name-complex="Times New Roman"/>
    </style:style>
    <style:style style:name="T55_73" style:family="text">
      <style:text-properties style:font-name="Times New Roman" style:font-name-asian="Times New Roman" style:font-name-complex="Times New Roman"/>
    </style:style>
    <style:style style:name="T55_74" style:family="text">
      <style:text-properties style:font-name="Times New Roman" style:font-name-asian="Times New Roman" style:font-name-complex="Times New Roman"/>
    </style:style>
    <style:style style:name="T55_75" style:family="text">
      <style:text-properties style:font-name="Times New Roman" style:font-name-asian="Times New Roman" style:font-name-complex="Times New Roman"/>
    </style:style>
    <style:style style:name="T55_76" style:family="text">
      <style:text-properties style:font-name="Times New Roman" style:font-name-asian="Times New Roman" style:font-name-complex="Times New Roman"/>
    </style:style>
    <style:style style:name="T55_77" style:family="text">
      <style:text-properties style:font-name="Times New Roman" style:font-name-asian="Times New Roman" style:font-name-complex="Times New Roman"/>
    </style:style>
    <style:style style:name="T55_7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7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8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8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8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5_83" style:family="text">
      <style:text-properties style:font-name="Times New Roman" style:font-name-asian="Times New Roman" style:font-name-complex="Times New Roman"/>
    </style:style>
    <style:style style:name="T55_84" style:family="text">
      <style:text-properties style:font-name="Times New Roman" style:font-name-asian="Times New Roman" style:font-name-complex="Times New Roman"/>
    </style:style>
    <style:style style:name="T55_85" style:family="text">
      <style:text-properties style:font-name="Times New Roman" style:font-name-asian="Times New Roman" style:font-name-complex="Times New Roman"/>
    </style:style>
    <style:style style:name="T55_86" style:family="text">
      <style:text-properties style:font-name="Times New Roman" style:font-name-asian="Times New Roman" style:font-name-complex="Times New Roman"/>
    </style:style>
    <style:style style:name="T55_87" style:family="text">
      <style:text-properties style:font-name="Times New Roman" style:font-name-asian="Times New Roman" style:font-name-complex="Times New Roman"/>
    </style:style>
    <style:style style:name="T55_88" style:family="text">
      <style:text-properties style:font-name="Times New Roman" style:font-name-asian="Times New Roman" style:font-name-complex="Times New Roman"/>
    </style:style>
    <style:style style:name="T55_89" style:family="text">
      <style:text-properties style:font-name="Times New Roman" style:font-name-asian="Times New Roman" style:font-name-complex="Times New Roman"/>
    </style:style>
    <style:style style:name="T55_90" style:family="text">
      <style:text-properties style:font-name="Times New Roman" style:font-name-asian="Times New Roman" style:font-name-complex="Times New Roman"/>
    </style:style>
    <style:style style:name="T55_91" style:family="text">
      <style:text-properties style:font-name="Times New Roman" style:font-name-asian="Times New Roman" style:font-name-complex="Times New Roman"/>
    </style:style>
    <style:style style:name="T55_92" style:family="text">
      <style:text-properties style:font-name="Times New Roman" style:font-name-asian="Times New Roman" style:font-name-complex="Times New Roman"/>
    </style:style>
    <style:style style:name="T55_93" style:family="text">
      <style:text-properties style:font-name="Times New Roman" style:font-name-asian="Times New Roman" style:font-name-complex="Times New Roman"/>
    </style:style>
    <style:style style:name="T55_94" style:family="text">
      <style:text-properties style:font-name="Times New Roman" style:font-name-asian="Times New Roman" style:font-name-complex="Times New Roman"/>
    </style:style>
    <style:style style:name="T55_95" style:family="text">
      <style:text-properties style:font-name="Times New Roman" style:font-name-asian="Times New Roman" style:font-name-complex="Times New Roman"/>
    </style:style>
    <style:style style:name="T55_96" style:family="text">
      <style:text-properties style:font-name="Times New Roman" style:font-name-asian="Times New Roman" style:font-name-complex="Times New Roman"/>
    </style:style>
    <style:style style:name="T55_97" style:family="text">
      <style:text-properties style:font-name="Times New Roman" style:font-name-asian="Times New Roman" style:font-name-complex="Times New Roman"/>
    </style:style>
    <style:style style:name="T55_98" style:family="text">
      <style:text-properties style:font-name="Times New Roman" style:font-name-asian="Times New Roman" style:font-name-complex="Times New Roman"/>
    </style:style>
    <style:style style:name="T55_99" style:family="text">
      <style:text-properties style:font-name="Times New Roman" style:font-name-asian="Times New Roman" style:font-name-complex="Times New Roman"/>
    </style:style>
    <style:style style:name="T55_100" style:family="text">
      <style:text-properties style:font-name="Times New Roman" style:font-name-asian="Times New Roman" style:font-name-complex="Times New Roman"/>
    </style:style>
    <style:style style:name="T55_101" style:family="text"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text-align="justify" fo:break-before="auto" fo:text-indent="1.251cm" fo:line-height="150%" style:writing-mode="lr-tb"/>
    </style:style>
    <style:style style:name="P57" style:family="paragraph" style:parent-style-name="Standard">
      <style:paragraph-properties fo:text-align="justify" fo:break-before="auto" fo:text-indent="1.251cm" fo:line-height="150%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T57_2" style:family="text">
      <style:text-properties style:font-name="Times New Roman" style:font-name-asian="Times New Roman" style:font-name-complex="Times New Roman"/>
    </style:style>
    <style:style style:name="T57_3" style:family="text">
      <style:text-properties style:font-name="Times New Roman" style:font-name-asian="Times New Roman" style:font-name-complex="Times New Roman"/>
    </style:style>
    <style:style style:name="T57_4" style:family="text">
      <style:text-properties fo:background-color="#ffffff" fo:color="#000000" style:font-name="Times New Roman" style:font-name-asian="Times New Roman" style:font-name-complex="Times New Roman"/>
    </style:style>
    <style:style style:name="T57_5" style:family="text">
      <style:text-properties fo:background-color="#ffffff" fo:color="#000000" style:font-name="Times New Roman" style:font-name-asian="Times New Roman" style:font-name-complex="Times New Roman"/>
    </style:style>
    <style:style style:name="T57_6" style:family="text">
      <style:text-properties fo:background-color="#ffffff" fo:color="#000000" style:font-name="Times New Roman" style:font-name-asian="Times New Roman" style:font-name-complex="Times New Roman"/>
    </style:style>
    <style:style style:name="T57_7" style:family="text">
      <style:text-properties fo:background-color="#ffffff" fo:color="#000000" style:font-name="Times New Roman" style:font-name-asian="Times New Roman" style:font-name-complex="Times New Roman"/>
    </style:style>
    <style:style style:name="T57_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10" style:family="text">
      <style:text-properties fo:background-color="#ffffff" fo:color="#000000" style:font-name="Times New Roman" style:font-name-asian="Times New Roman" style:font-name-complex="Times New Roman"/>
    </style:style>
    <style:style style:name="T57_11" style:family="text">
      <style:text-properties fo:background-color="#ffffff" fo:color="#000000" style:font-name="Times New Roman" style:font-name-asian="Times New Roman" style:font-name-complex="Times New Roman"/>
    </style:style>
    <style:style style:name="T57_12" style:family="text">
      <style:text-properties fo:background-color="#ffffff" fo:color="#000000" style:font-name="Times New Roman" style:font-name-asian="Times New Roman" style:font-name-complex="Times New Roman"/>
    </style:style>
    <style:style style:name="T57_13" style:family="text">
      <style:text-properties fo:background-color="#ffffff" fo:color="#000000" style:font-name="Times New Roman" style:font-name-asian="Times New Roman" style:font-name-complex="Times New Roman"/>
    </style:style>
    <style:style style:name="T57_14" style:family="text">
      <style:text-properties fo:background-color="#ffffff" fo:color="#000000" style:font-name="Times New Roman" style:font-name-asian="Times New Roman" style:font-name-complex="Times New Roman"/>
    </style:style>
    <style:style style:name="T57_15" style:family="text">
      <style:text-properties fo:background-color="#ffffff" fo:color="#000000" style:font-name="Times New Roman" style:font-name-asian="Times New Roman" style:font-name-complex="Times New Roman"/>
    </style:style>
    <style:style style:name="T57_16" style:family="text">
      <style:text-properties fo:background-color="#ffffff" fo:color="#000000" style:font-name="Times New Roman" style:font-name-asian="Times New Roman" style:font-name-complex="Times New Roman"/>
    </style:style>
    <style:style style:name="T57_17" style:family="text">
      <style:text-properties fo:background-color="#ffffff" fo:color="#000000" style:font-name="Times New Roman" style:font-name-asian="Times New Roman" style:font-name-complex="Times New Roman"/>
    </style:style>
    <style:style style:name="T57_18" style:family="text">
      <style:text-properties fo:background-color="#ffffff" fo:color="#000000" style:font-name="Times New Roman" style:font-name-asian="Times New Roman" style:font-name-complex="Times New Roman"/>
    </style:style>
    <style:style style:name="T57_19" style:family="text">
      <style:text-properties fo:background-color="#ffffff" fo:color="#000000" style:font-name="Times New Roman" style:font-name-asian="Times New Roman" style:font-name-complex="Times New Roman"/>
    </style:style>
    <style:style style:name="T57_20" style:family="text">
      <style:text-properties fo:background-color="#ffffff" fo:color="#000000" style:font-name="Times New Roman" style:font-name-asian="Times New Roman" style:font-name-complex="Times New Roman"/>
    </style:style>
    <style:style style:name="T57_21" style:family="text">
      <style:text-properties fo:background-color="#ffffff" fo:color="#000000" style:font-name="Times New Roman" style:font-name-asian="Times New Roman" style:font-name-complex="Times New Roman"/>
    </style:style>
    <style:style style:name="T57_22" style:family="text">
      <style:text-properties fo:background-color="#ffffff" fo:color="#000000" style:font-name="Times New Roman" style:font-name-asian="Times New Roman" style:font-name-complex="Times New Roman"/>
    </style:style>
    <style:style style:name="T57_23" style:family="text">
      <style:text-properties fo:background-color="#ffffff" fo:color="#000000" style:font-name="Times New Roman" style:font-name-asian="Times New Roman" style:font-name-complex="Times New Roman"/>
    </style:style>
    <style:style style:name="T57_24" style:family="text">
      <style:text-properties fo:background-color="#ffffff" fo:color="#000000" style:font-name="Times New Roman" style:font-name-asian="Times New Roman" style:font-name-complex="Times New Roman"/>
    </style:style>
    <style:style style:name="T57_25" style:family="text">
      <style:text-properties fo:background-color="#ffffff" fo:color="#000000" style:font-name="Times New Roman" style:font-name-asian="Times New Roman" style:font-name-complex="Times New Roman"/>
    </style:style>
    <style:style style:name="T57_26" style:family="text">
      <style:text-properties fo:background-color="#ffffff" fo:color="#000000" style:font-name="Times New Roman" style:font-name-asian="Times New Roman" style:font-name-complex="Times New Roman"/>
    </style:style>
    <style:style style:name="T57_27" style:family="text">
      <style:text-properties fo:background-color="#ffffff" fo:color="#000000" style:font-name="Times New Roman" style:font-name-asian="Times New Roman" style:font-name-complex="Times New Roman"/>
    </style:style>
    <style:style style:name="T57_28" style:family="text">
      <style:text-properties fo:background-color="#ffffff" fo:color="#000000" style:font-name="Times New Roman" style:font-name-asian="Times New Roman" style:font-name-complex="Times New Roman"/>
    </style:style>
    <style:style style:name="T57_29" style:family="text">
      <style:text-properties fo:background-color="#ffffff" fo:color="#000000" style:font-name="Times New Roman" style:font-name-asian="Times New Roman" style:font-name-complex="Times New Roman"/>
    </style:style>
    <style:style style:name="T57_30" style:family="text">
      <style:text-properties fo:background-color="#ffffff" fo:color="#000000" style:font-name="Times New Roman" style:font-name-asian="Times New Roman" style:font-name-complex="Times New Roman"/>
    </style:style>
    <style:style style:name="T57_31" style:family="text">
      <style:text-properties fo:background-color="#ffffff" fo:color="#000000" style:font-name="Times New Roman" style:font-name-asian="Times New Roman" style:font-name-complex="Times New Roman"/>
    </style:style>
    <style:style style:name="T57_32" style:family="text">
      <style:text-properties fo:background-color="#ffffff" fo:color="#000000" style:font-name="Times New Roman" style:font-name-asian="Times New Roman" style:font-name-complex="Times New Roman"/>
    </style:style>
    <style:style style:name="T57_33" style:family="text">
      <style:text-properties fo:background-color="#ffffff" fo:color="#000000" style:font-name="Times New Roman" style:font-name-asian="Times New Roman" style:font-name-complex="Times New Roman"/>
    </style:style>
    <style:style style:name="T57_34" style:family="text">
      <style:text-properties fo:background-color="#ffffff" fo:color="#000000" style:font-name="Times New Roman" style:font-name-asian="Times New Roman" style:font-name-complex="Times New Roman"/>
    </style:style>
    <style:style style:name="T57_35" style:family="text">
      <style:text-properties fo:background-color="#ffffff" fo:color="#000000" style:font-name="Times New Roman" style:font-name-asian="Times New Roman" style:font-name-complex="Times New Roman"/>
    </style:style>
    <style:style style:name="T57_36" style:family="text">
      <style:text-properties fo:background-color="#ffffff" fo:color="#000000" style:font-name="Times New Roman" style:font-name-asian="Times New Roman" style:font-name-complex="Times New Roman"/>
    </style:style>
    <style:style style:name="T57_3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3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3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40" style:family="text">
      <style:text-properties fo:background-color="#ffffff" fo:color="#000000" style:font-name="Times New Roman" style:font-name-asian="Times New Roman" style:font-name-complex="Times New Roman"/>
    </style:style>
    <style:style style:name="T57_41" style:family="text">
      <style:text-properties fo:background-color="#ffffff" fo:color="#000000" style:font-name="Times New Roman" style:font-name-asian="Times New Roman" style:font-name-complex="Times New Roman"/>
    </style:style>
    <style:style style:name="T57_42" style:family="text">
      <style:text-properties fo:background-color="#ffffff" fo:color="#000000" style:font-name="Times New Roman" style:font-name-asian="Times New Roman" style:font-name-complex="Times New Roman"/>
    </style:style>
    <style:style style:name="T57_43" style:family="text">
      <style:text-properties fo:background-color="#ffffff" fo:color="#000000" style:font-name="Times New Roman" style:font-name-asian="Times New Roman" style:font-name-complex="Times New Roman"/>
    </style:style>
    <style:style style:name="T57_44" style:family="text">
      <style:text-properties fo:background-color="#ffffff" fo:color="#000000" style:font-name="Times New Roman" style:font-name-asian="Times New Roman" style:font-name-complex="Times New Roman"/>
    </style:style>
    <style:style style:name="T57_45" style:family="text">
      <style:text-properties fo:background-color="#ffffff" fo:color="#000000" style:font-name="Times New Roman" style:font-name-asian="Times New Roman" style:font-name-complex="Times New Roman"/>
    </style:style>
    <style:style style:name="T57_46" style:family="text">
      <style:text-properties fo:background-color="#ffffff" fo:color="#000000" style:font-name="Times New Roman" style:font-name-asian="Times New Roman" style:font-name-complex="Times New Roman"/>
    </style:style>
    <style:style style:name="T57_47" style:family="text">
      <style:text-properties fo:background-color="#ffffff" fo:color="#000000" style:font-name="Times New Roman" style:font-name-asian="Times New Roman" style:font-name-complex="Times New Roman"/>
    </style:style>
    <style:style style:name="T57_48" style:family="text">
      <style:text-properties fo:background-color="#ffffff" fo:color="#000000" style:font-name="Times New Roman" style:font-name-asian="Times New Roman" style:font-name-complex="Times New Roman"/>
    </style:style>
    <style:style style:name="T57_49" style:family="text">
      <style:text-properties fo:background-color="#ffffff" fo:color="#000000" style:font-name="Times New Roman" style:font-name-asian="Times New Roman" style:font-name-complex="Times New Roman"/>
    </style:style>
    <style:style style:name="T57_50" style:family="text">
      <style:text-properties fo:background-color="#ffffff" fo:color="#000000" style:font-name="Times New Roman" style:font-name-asian="Times New Roman" style:font-name-complex="Times New Roman"/>
    </style:style>
    <style:style style:name="T57_51" style:family="text">
      <style:text-properties fo:background-color="#ffffff" fo:color="#000000" style:font-name="Times New Roman" style:font-name-asian="Times New Roman" style:font-name-complex="Times New Roman"/>
    </style:style>
    <style:style style:name="T57_52" style:family="text">
      <style:text-properties fo:background-color="#ffffff" fo:color="#000000" style:font-name="Times New Roman" style:font-name-asian="Times New Roman" style:font-name-complex="Times New Roman"/>
    </style:style>
    <style:style style:name="T57_53" style:family="text">
      <style:text-properties fo:background-color="#ffffff" fo:color="#000000" style:font-name="Times New Roman" style:font-name-asian="Times New Roman" style:font-name-complex="Times New Roman"/>
    </style:style>
    <style:style style:name="T57_54" style:family="text">
      <style:text-properties fo:background-color="#ffffff" fo:color="#000000" style:font-name="Times New Roman" style:font-name-asian="Times New Roman" style:font-name-complex="Times New Roman"/>
    </style:style>
    <style:style style:name="T57_55" style:family="text">
      <style:text-properties fo:background-color="#ffffff" fo:color="#000000" style:font-name="Times New Roman" style:font-name-asian="Times New Roman" style:font-name-complex="Times New Roman"/>
    </style:style>
    <style:style style:name="T57_56" style:family="text">
      <style:text-properties fo:background-color="#ffffff" fo:color="#000000" style:font-name="Times New Roman" style:font-name-asian="Times New Roman" style:font-name-complex="Times New Roman"/>
    </style:style>
    <style:style style:name="T57_57" style:family="text">
      <style:text-properties fo:background-color="#ffffff" fo:color="#000000" style:font-name="Times New Roman" style:font-name-asian="Times New Roman" style:font-name-complex="Times New Roman"/>
    </style:style>
    <style:style style:name="T57_58" style:family="text">
      <style:text-properties fo:background-color="#ffffff" fo:color="#000000" style:font-name="Times New Roman" style:font-name-asian="Times New Roman" style:font-name-complex="Times New Roman"/>
    </style:style>
    <style:style style:name="T57_59" style:family="text">
      <style:text-properties fo:background-color="#ffffff" fo:color="#000000" style:font-name="Times New Roman" style:font-name-asian="Times New Roman" style:font-name-complex="Times New Roman"/>
    </style:style>
    <style:style style:name="T57_60" style:family="text">
      <style:text-properties fo:background-color="#ffffff" fo:color="#000000" style:font-name="Times New Roman" style:font-name-asian="Times New Roman" style:font-name-complex="Times New Roman"/>
    </style:style>
    <style:style style:name="T57_61" style:family="text">
      <style:text-properties fo:background-color="#ffffff" fo:color="#000000" style:font-name="Times New Roman" style:font-name-asian="Times New Roman" style:font-name-complex="Times New Roman"/>
    </style:style>
    <style:style style:name="T57_62" style:family="text">
      <style:text-properties fo:background-color="#ffffff" fo:color="#000000" style:font-name="Times New Roman" style:font-name-asian="Times New Roman" style:font-name-complex="Times New Roman"/>
    </style:style>
    <style:style style:name="T57_63" style:family="text">
      <style:text-properties fo:background-color="#ffffff" fo:color="#000000" style:font-name="Times New Roman" style:font-name-asian="Times New Roman" style:font-name-complex="Times New Roman"/>
    </style:style>
    <style:style style:name="T57_64" style:family="text">
      <style:text-properties fo:background-color="#ffffff" fo:color="#000000" style:font-name="Times New Roman" style:font-name-asian="Times New Roman" style:font-name-complex="Times New Roman"/>
    </style:style>
    <style:style style:name="T57_65" style:family="text">
      <style:text-properties fo:background-color="#ffffff" fo:color="#000000" style:font-name="Times New Roman" style:font-name-asian="Times New Roman" style:font-name-complex="Times New Roman"/>
    </style:style>
    <style:style style:name="T57_66" style:family="text">
      <style:text-properties fo:background-color="#ffffff" fo:color="#000000" style:font-name="Times New Roman" style:font-name-asian="Times New Roman" style:font-name-complex="Times New Roman"/>
    </style:style>
    <style:style style:name="T57_67" style:family="text">
      <style:text-properties fo:background-color="#ffffff" fo:color="#000000" style:font-name="Times New Roman" style:font-name-asian="Times New Roman" style:font-name-complex="Times New Roman"/>
    </style:style>
    <style:style style:name="T57_68" style:family="text">
      <style:text-properties fo:background-color="#ffffff" fo:color="#000000" style:font-name="Times New Roman" style:font-name-asian="Times New Roman" style:font-name-complex="Times New Roman"/>
    </style:style>
    <style:style style:name="T57_69" style:family="text">
      <style:text-properties fo:background-color="#ffffff" fo:color="#000000" style:font-name="Times New Roman" style:font-name-asian="Times New Roman" style:font-name-complex="Times New Roman"/>
    </style:style>
    <style:style style:name="T57_70" style:family="text">
      <style:text-properties fo:background-color="#ffffff" fo:color="#000000" style:font-name="Times New Roman" style:font-name-asian="Times New Roman" style:font-name-complex="Times New Roman"/>
    </style:style>
    <style:style style:name="T57_71" style:family="text">
      <style:text-properties fo:background-color="#ffffff" fo:color="#000000" style:font-name="Times New Roman" style:font-name-asian="Times New Roman" style:font-name-complex="Times New Roman"/>
    </style:style>
    <style:style style:name="T57_72" style:family="text">
      <style:text-properties fo:background-color="#ffffff" fo:color="#000000" style:font-name="Times New Roman" style:font-name-asian="Times New Roman" style:font-name-complex="Times New Roman"/>
    </style:style>
    <style:style style:name="T57_73" style:family="text">
      <style:text-properties fo:background-color="#ffffff" fo:color="#000000" style:font-name="Times New Roman" style:font-name-asian="Times New Roman" style:font-name-complex="Times New Roman"/>
    </style:style>
    <style:style style:name="T57_74" style:family="text">
      <style:text-properties fo:background-color="#ffffff" fo:color="#000000" style:font-name="Times New Roman" style:font-name-asian="Times New Roman" style:font-name-complex="Times New Roman"/>
    </style:style>
    <style:style style:name="T57_75" style:family="text">
      <style:text-properties fo:background-color="#ffffff" fo:color="#000000" style:font-name="Times New Roman" style:font-name-asian="Times New Roman" style:font-name-complex="Times New Roman"/>
    </style:style>
    <style:style style:name="T57_76" style:family="text">
      <style:text-properties fo:background-color="#ffffff" fo:color="#000000" style:font-name="Times New Roman" style:font-name-asian="Times New Roman" style:font-name-complex="Times New Roman"/>
    </style:style>
    <style:style style:name="T57_77" style:family="text">
      <style:text-properties fo:background-color="#ffffff" fo:color="#000000" style:font-name="Times New Roman" style:font-name-asian="Times New Roman" style:font-name-complex="Times New Roman"/>
    </style:style>
    <style:style style:name="T57_78" style:family="text">
      <style:text-properties fo:background-color="#ffffff" fo:color="#000000" style:font-name="Times New Roman" style:font-name-asian="Times New Roman" style:font-name-complex="Times New Roman"/>
    </style:style>
    <style:style style:name="T57_79" style:family="text">
      <style:text-properties fo:background-color="#ffffff" fo:color="#000000" style:font-name="Times New Roman" style:font-name-asian="Times New Roman" style:font-name-complex="Times New Roman"/>
    </style:style>
    <style:style style:name="T57_80" style:family="text">
      <style:text-properties fo:background-color="#ffffff" fo:color="#000000" style:font-name="Times New Roman" style:font-name-asian="Times New Roman" style:font-name-complex="Times New Roman"/>
    </style:style>
    <style:style style:name="T57_81" style:family="text">
      <style:text-properties fo:background-color="#ffffff" fo:color="#000000" style:font-name="Times New Roman" style:font-name-asian="Times New Roman" style:font-name-complex="Times New Roman"/>
    </style:style>
    <style:style style:name="T57_82" style:family="text">
      <style:text-properties fo:background-color="#ffffff" fo:color="#000000" style:font-name="Times New Roman" style:font-name-asian="Times New Roman" style:font-name-complex="Times New Roman"/>
    </style:style>
    <style:style style:name="T57_83" style:family="text">
      <style:text-properties fo:background-color="#ffffff" fo:color="#000000" style:font-name="Times New Roman" style:font-name-asian="Times New Roman" style:font-name-complex="Times New Roman"/>
    </style:style>
    <style:style style:name="T57_84" style:family="text">
      <style:text-properties fo:background-color="#ffffff" fo:color="#000000" style:font-name="Times New Roman" style:font-name-asian="Times New Roman" style:font-name-complex="Times New Roman"/>
    </style:style>
    <style:style style:name="T57_85" style:family="text">
      <style:text-properties fo:background-color="#ffffff" fo:color="#000000" style:font-name="Times New Roman" style:font-name-asian="Times New Roman" style:font-name-complex="Times New Roman"/>
    </style:style>
    <style:style style:name="T57_86" style:family="text">
      <style:text-properties fo:background-color="#ffffff" fo:color="#000000" style:font-name="Times New Roman" style:font-name-asian="Times New Roman" style:font-name-complex="Times New Roman"/>
    </style:style>
    <style:style style:name="T57_87" style:family="text">
      <style:text-properties fo:background-color="#ffffff" fo:color="#000000" style:font-name="Times New Roman" style:font-name-asian="Times New Roman" style:font-name-complex="Times New Roman"/>
    </style:style>
    <style:style style:name="T57_88" style:family="text">
      <style:text-properties fo:background-color="#ffffff" fo:color="#000000" style:font-name="Times New Roman" style:font-name-asian="Times New Roman" style:font-name-complex="Times New Roman"/>
    </style:style>
    <style:style style:name="T57_89" style:family="text">
      <style:text-properties fo:background-color="#ffffff" fo:color="#000000" style:font-name="Times New Roman" style:font-name-asian="Times New Roman" style:font-name-complex="Times New Roman"/>
    </style:style>
    <style:style style:name="T57_90" style:family="text">
      <style:text-properties fo:background-color="#ffffff" fo:color="#000000" style:font-name="Times New Roman" style:font-name-asian="Times New Roman" style:font-name-complex="Times New Roman"/>
    </style:style>
    <style:style style:name="T57_91" style:family="text">
      <style:text-properties fo:background-color="#ffffff" fo:color="#000000" style:font-name="Times New Roman" style:font-name-asian="Times New Roman" style:font-name-complex="Times New Roman"/>
    </style:style>
    <style:style style:name="T57_92" style:family="text">
      <style:text-properties fo:background-color="#ffffff" fo:color="#000000" style:font-name="Times New Roman" style:font-name-asian="Times New Roman" style:font-name-complex="Times New Roman"/>
    </style:style>
    <style:style style:name="T57_93" style:family="text">
      <style:text-properties fo:background-color="#ffffff" fo:color="#000000" style:font-name="Times New Roman" style:font-name-asian="Times New Roman" style:font-name-complex="Times New Roman"/>
    </style:style>
    <style:style style:name="T57_94" style:family="text">
      <style:text-properties fo:background-color="#ffffff" fo:color="#000000" style:font-name="Times New Roman" style:font-name-asian="Times New Roman" style:font-name-complex="Times New Roman"/>
    </style:style>
    <style:style style:name="T57_95" style:family="text">
      <style:text-properties fo:background-color="#ffffff" fo:color="#000000" style:font-name="Times New Roman" style:font-name-asian="Times New Roman" style:font-name-complex="Times New Roman"/>
    </style:style>
    <style:style style:name="T57_96" style:family="text">
      <style:text-properties fo:background-color="#ffffff" fo:color="#000000" style:font-name="Times New Roman" style:font-name-asian="Times New Roman" style:font-name-complex="Times New Roman"/>
    </style:style>
    <style:style style:name="T57_97" style:family="text">
      <style:text-properties fo:background-color="#ffffff" fo:color="#000000" style:font-name="Times New Roman" style:font-name-asian="Times New Roman" style:font-name-complex="Times New Roman"/>
    </style:style>
    <style:style style:name="T57_98" style:family="text">
      <style:text-properties fo:background-color="#ffffff" fo:color="#000000" style:font-name="Times New Roman" style:font-name-asian="Times New Roman" style:font-name-complex="Times New Roman"/>
    </style:style>
    <style:style style:name="T57_99" style:family="text">
      <style:text-properties fo:background-color="#ffffff" fo:color="#000000" style:font-name="Times New Roman" style:font-name-asian="Times New Roman" style:font-name-complex="Times New Roman"/>
    </style:style>
    <style:style style:name="T57_100" style:family="text">
      <style:text-properties fo:background-color="#ffffff" fo:color="#000000" style:font-name="Times New Roman" style:font-name-asian="Times New Roman" style:font-name-complex="Times New Roman"/>
    </style:style>
    <style:style style:name="T57_101" style:family="text">
      <style:text-properties fo:background-color="#ffffff" fo:color="#000000" style:font-name="Times New Roman" style:font-name-asian="Times New Roman" style:font-name-complex="Times New Roman"/>
    </style:style>
    <style:style style:name="T57_102" style:family="text">
      <style:text-properties fo:background-color="#ffffff" fo:color="#000000" style:font-name="Times New Roman" style:font-name-asian="Times New Roman" style:font-name-complex="Times New Roman"/>
    </style:style>
    <style:style style:name="T57_103" style:family="text">
      <style:text-properties fo:background-color="#ffffff" fo:color="#000000" style:font-name="Times New Roman" style:font-name-asian="Times New Roman" style:font-name-complex="Times New Roman"/>
    </style:style>
    <style:style style:name="T57_104" style:family="text">
      <style:text-properties fo:background-color="#ffffff" fo:color="#000000" style:font-name="Times New Roman" style:font-name-asian="Times New Roman" style:font-name-complex="Times New Roman"/>
    </style:style>
    <style:style style:name="T57_105" style:family="text">
      <style:text-properties fo:background-color="#ffffff" fo:color="#000000" style:font-name="Times New Roman" style:font-name-asian="Times New Roman" style:font-name-complex="Times New Roman"/>
    </style:style>
    <style:style style:name="T57_106" style:family="text">
      <style:text-properties fo:background-color="#ffffff" fo:color="#000000" style:font-name="Times New Roman" style:font-name-asian="Times New Roman" style:font-name-complex="Times New Roman"/>
    </style:style>
    <style:style style:name="T57_107" style:family="text">
      <style:text-properties fo:background-color="#ffffff" fo:color="#000000" style:font-name="Times New Roman" style:font-name-asian="Times New Roman" style:font-name-complex="Times New Roman"/>
    </style:style>
    <style:style style:name="T57_108" style:family="text">
      <style:text-properties fo:background-color="#ffffff" fo:color="#000000" style:font-name="Times New Roman" style:font-name-asian="Times New Roman" style:font-name-complex="Times New Roman"/>
    </style:style>
    <style:style style:name="T57_10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110" style:family="text">
      <style:text-properties fo:background-color="#ffffff" fo:color="#000000" style:font-name="Times New Roman" style:font-name-asian="Times New Roman" style:font-name-complex="Times New Roman" fo:font-weight="bold" style:font-weight-asian="bold" style:font-weight-complex="bold"/>
    </style:style>
    <style:style style:name="T57_111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112" style:family="text">
      <style:text-properties fo:background-color="#ffffff" fo:color="#000000" style:font-name="Times New Roman" style:font-name-asian="Times New Roman" style:font-name-complex="Times New Roman" fo:font-weight="bold" style:font-weight-asian="bold" style:font-weight-complex="bold"/>
    </style:style>
    <style:style style:name="T57_113" style:family="text">
      <style:text-properties fo:background-color="#ffffff" fo:color="#000000" style:font-name="Times New Roman" style:font-name-asian="Times New Roman" style:font-name-complex="Times New Roman"/>
    </style:style>
    <style:style style:name="T57_114" style:family="text">
      <style:text-properties fo:background-color="#ffffff" fo:color="#000000" style:font-name="Times New Roman" style:font-name-asian="Times New Roman" style:font-name-complex="Times New Roman"/>
    </style:style>
    <style:style style:name="T57_115" style:family="text">
      <style:text-properties fo:background-color="#ffffff" fo:color="#000000" style:font-name="Times New Roman" style:font-name-asian="Times New Roman" style:font-name-complex="Times New Roman"/>
    </style:style>
    <style:style style:name="T57_116" style:family="text">
      <style:text-properties fo:background-color="#ffffff" fo:color="#000000" style:font-name="Times New Roman" style:font-name-asian="Times New Roman" style:font-name-complex="Times New Roman"/>
    </style:style>
    <style:style style:name="T57_117" style:family="text">
      <style:text-properties fo:background-color="#ffffff" fo:color="#000000" style:font-name="Times New Roman" style:font-name-asian="Times New Roman" style:font-name-complex="Times New Roman"/>
    </style:style>
    <style:style style:name="T57_118" style:family="text">
      <style:text-properties fo:background-color="#ffffff" fo:color="#000000" style:font-name="Times New Roman" style:font-name-asian="Times New Roman" style:font-name-complex="Times New Roman"/>
    </style:style>
    <style:style style:name="T57_119" style:family="text">
      <style:text-properties fo:background-color="#ffffff" fo:color="#000000" style:font-name="Times New Roman" style:font-name-asian="Times New Roman" style:font-name-complex="Times New Roman"/>
    </style:style>
    <style:style style:name="T57_120" style:family="text">
      <style:text-properties fo:background-color="#ffffff" fo:color="#000000" style:font-name="Times New Roman" style:font-name-asian="Times New Roman" style:font-name-complex="Times New Roman"/>
    </style:style>
    <style:style style:name="T57_121" style:family="text">
      <style:text-properties fo:background-color="#ffffff" fo:color="#000000" style:font-name="Times New Roman" style:font-name-asian="Times New Roman" style:font-name-complex="Times New Roman"/>
    </style:style>
    <style:style style:name="T57_122" style:family="text">
      <style:text-properties fo:background-color="#ffffff" fo:color="#000000" style:font-name="Times New Roman" style:font-name-asian="Times New Roman" style:font-name-complex="Times New Roman"/>
    </style:style>
    <style:style style:name="T57_12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124" style:family="text">
      <style:text-properties fo:background-color="#ffffff" fo:color="#000000" style:font-name="Times New Roman" style:font-name-asian="Times New Roman" style:font-name-complex="Times New Roman"/>
    </style:style>
    <style:style style:name="T57_125" style:family="text">
      <style:text-properties fo:background-color="#ffffff" fo:color="#000000" style:font-name="Times New Roman" style:font-name-asian="Times New Roman" style:font-name-complex="Times New Roman"/>
    </style:style>
    <style:style style:name="T57_126" style:family="text">
      <style:text-properties fo:background-color="#ffffff" fo:color="#000000" style:font-name="Times New Roman" style:font-name-asian="Times New Roman" style:font-name-complex="Times New Roman"/>
    </style:style>
    <style:style style:name="T57_127" style:family="text">
      <style:text-properties fo:background-color="#ffffff" fo:color="#000000" style:font-name="Times New Roman" style:font-name-asian="Times New Roman" style:font-name-complex="Times New Roman"/>
    </style:style>
    <style:style style:name="T57_128" style:family="text">
      <style:text-properties fo:background-color="#ffffff" fo:color="#000000" style:font-name="Times New Roman" style:font-name-asian="Times New Roman" style:font-name-complex="Times New Roman"/>
    </style:style>
    <style:style style:name="T57_12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130" style:family="text">
      <style:text-properties fo:background-color="#ffffff" fo:color="#000000" style:font-name="Times New Roman" style:font-name-asian="Times New Roman" style:font-name-complex="Times New Roman"/>
    </style:style>
    <style:style style:name="T57_131" style:family="text">
      <style:text-properties fo:background-color="#ffffff" fo:color="#000000" style:font-name="Times New Roman" style:font-name-asian="Times New Roman" style:font-name-complex="Times New Roman"/>
    </style:style>
    <style:style style:name="T57_132" style:family="text">
      <style:text-properties fo:background-color="#ffffff" fo:color="#000000" style:font-name="Times New Roman" style:font-name-asian="Times New Roman" style:font-name-complex="Times New Roman"/>
    </style:style>
    <style:style style:name="T57_133" style:family="text">
      <style:text-properties fo:background-color="#ffffff" fo:color="#000000" style:font-name="Times New Roman" style:font-name-asian="Times New Roman" style:font-name-complex="Times New Roman"/>
    </style:style>
    <style:style style:name="T57_134" style:family="text">
      <style:text-properties fo:background-color="#ffffff" fo:color="#000000" style:font-name="Times New Roman" style:font-name-asian="Times New Roman" style:font-name-complex="Times New Roman"/>
    </style:style>
    <style:style style:name="T57_135" style:family="text">
      <style:text-properties fo:background-color="#ffffff" fo:color="#000000" style:font-name="Times New Roman" style:font-name-asian="Times New Roman" style:font-name-complex="Times New Roman"/>
    </style:style>
    <style:style style:name="T57_136" style:family="text">
      <style:text-properties fo:background-color="#ffffff" fo:color="#000000" style:font-name="Times New Roman" style:font-name-asian="Times New Roman" style:font-name-complex="Times New Roman"/>
    </style:style>
    <style:style style:name="T57_137" style:family="text">
      <style:text-properties fo:background-color="#ffffff" fo:color="#000000" style:font-name="Times New Roman" style:font-name-asian="Times New Roman" style:font-name-complex="Times New Roman"/>
    </style:style>
    <style:style style:name="T57_138" style:family="text">
      <style:text-properties fo:background-color="#ffffff" fo:color="#000000" style:font-name="Times New Roman" style:font-name-asian="Times New Roman" style:font-name-complex="Times New Roman"/>
    </style:style>
    <style:style style:name="T57_139" style:family="text">
      <style:text-properties fo:background-color="#ffffff" fo:color="#000000" style:font-name="Times New Roman" style:font-name-asian="Times New Roman" style:font-name-complex="Times New Roman"/>
    </style:style>
    <style:style style:name="T57_140" style:family="text">
      <style:text-properties fo:background-color="#ffffff" fo:color="#000000" style:font-name="Times New Roman" style:font-name-asian="Times New Roman" style:font-name-complex="Times New Roman"/>
    </style:style>
    <style:style style:name="T57_141" style:family="text">
      <style:text-properties fo:background-color="#ffffff" fo:color="#000000" style:font-name="Times New Roman" style:font-name-asian="Times New Roman" style:font-name-complex="Times New Roman"/>
    </style:style>
    <style:style style:name="T57_142" style:family="text">
      <style:text-properties fo:background-color="#ffffff" fo:color="#000000" style:font-name="Times New Roman" style:font-name-asian="Times New Roman" style:font-name-complex="Times New Roman"/>
    </style:style>
    <style:style style:name="T57_143" style:family="text">
      <style:text-properties fo:background-color="#ffffff" fo:color="#000000" style:font-name="Times New Roman" style:font-name-asian="Times New Roman" style:font-name-complex="Times New Roman"/>
    </style:style>
    <style:style style:name="T57_144" style:family="text">
      <style:text-properties fo:background-color="#ffffff" fo:color="#000000" style:font-name="Times New Roman" style:font-name-asian="Times New Roman" style:font-name-complex="Times New Roman"/>
    </style:style>
    <style:style style:name="T57_145" style:family="text">
      <style:text-properties fo:background-color="#ffffff" fo:color="#000000" style:font-name="Times New Roman" style:font-name-asian="Times New Roman" style:font-name-complex="Times New Roman"/>
    </style:style>
    <style:style style:name="T57_146" style:family="text">
      <style:text-properties fo:background-color="#ffffff" fo:color="#000000" style:font-name="Times New Roman" style:font-name-asian="Times New Roman" style:font-name-complex="Times New Roman"/>
    </style:style>
    <style:style style:name="T57_147" style:family="text">
      <style:text-properties fo:background-color="#ffffff" fo:color="#000000" style:font-name="Times New Roman" style:font-name-asian="Times New Roman" style:font-name-complex="Times New Roman"/>
    </style:style>
    <style:style style:name="T57_148" style:family="text">
      <style:text-properties fo:background-color="#ffffff" fo:color="#000000" style:font-name="Times New Roman" style:font-name-asian="Times New Roman" style:font-name-complex="Times New Roman"/>
    </style:style>
    <style:style style:name="T57_149" style:family="text">
      <style:text-properties fo:background-color="#ffffff" fo:color="#000000" style:font-name="Times New Roman" style:font-name-asian="Times New Roman" style:font-name-complex="Times New Roman"/>
    </style:style>
    <style:style style:name="T57_150" style:family="text">
      <style:text-properties fo:background-color="#ffffff" fo:color="#000000" style:font-name="Times New Roman" style:font-name-asian="Times New Roman" style:font-name-complex="Times New Roman"/>
    </style:style>
    <style:style style:name="T57_151" style:family="text">
      <style:text-properties fo:background-color="#ffffff" fo:color="#000000" style:font-name="Times New Roman" style:font-name-asian="Times New Roman" style:font-name-complex="Times New Roman"/>
    </style:style>
    <style:style style:name="T57_152" style:family="text">
      <style:text-properties fo:background-color="#ffffff" fo:color="#000000" style:font-name="Times New Roman" style:font-name-asian="Times New Roman" style:font-name-complex="Times New Roman"/>
    </style:style>
    <style:style style:name="T57_153" style:family="text">
      <style:text-properties fo:background-color="#ffffff" fo:color="#000000" style:font-name="Times New Roman" style:font-name-asian="Times New Roman" style:font-name-complex="Times New Roman"/>
    </style:style>
    <style:style style:name="T57_154" style:family="text">
      <style:text-properties fo:background-color="#ffffff" fo:color="#000000" style:font-name="Times New Roman" style:font-name-asian="Times New Roman" style:font-name-complex="Times New Roman"/>
    </style:style>
    <style:style style:name="T57_155" style:family="text">
      <style:text-properties fo:background-color="#ffffff" fo:color="#000000" style:font-name="Times New Roman" style:font-name-asian="Times New Roman" style:font-name-complex="Times New Roman"/>
    </style:style>
    <style:style style:name="T57_156" style:family="text">
      <style:text-properties fo:background-color="#ffffff" fo:color="#000000" style:font-name="Times New Roman" style:font-name-asian="Times New Roman" style:font-name-complex="Times New Roman"/>
    </style:style>
    <style:style style:name="T57_157" style:family="text">
      <style:text-properties fo:background-color="#ffffff" fo:color="#000000" style:font-name="Times New Roman" style:font-name-asian="Times New Roman" style:font-name-complex="Times New Roman"/>
    </style:style>
    <style:style style:name="T57_158" style:family="text">
      <style:text-properties fo:background-color="#ffffff" fo:color="#000000" style:font-name="Times New Roman" style:font-name-asian="Times New Roman" style:font-name-complex="Times New Roman"/>
    </style:style>
    <style:style style:name="T57_15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160" style:family="text">
      <style:text-properties fo:background-color="#ffffff" fo:color="#000000" style:font-name="Times New Roman" style:font-name-asian="Times New Roman" style:font-name-complex="Times New Roman"/>
    </style:style>
    <style:style style:name="T57_161" style:family="text">
      <style:text-properties fo:background-color="#ffffff" fo:color="#000000" style:font-name="Times New Roman" style:font-name-asian="Times New Roman" style:font-name-complex="Times New Roman"/>
    </style:style>
    <style:style style:name="T57_162" style:family="text">
      <style:text-properties fo:background-color="#ffffff" fo:color="#000000" style:font-name="Times New Roman" style:font-name-asian="Times New Roman" style:font-name-complex="Times New Roman"/>
    </style:style>
    <style:style style:name="T57_163" style:family="text">
      <style:text-properties fo:background-color="#ffffff" fo:color="#000000" style:font-name="Times New Roman" style:font-name-asian="Times New Roman" style:font-name-complex="Times New Roman"/>
    </style:style>
    <style:style style:name="T57_164" style:family="text">
      <style:text-properties fo:background-color="#ffffff" fo:color="#000000" style:font-name="Times New Roman" style:font-name-asian="Times New Roman" style:font-name-complex="Times New Roman"/>
    </style:style>
    <style:style style:name="T57_165" style:family="text">
      <style:text-properties fo:background-color="#ffffff" fo:color="#000000" style:font-name="Times New Roman" style:font-name-asian="Times New Roman" style:font-name-complex="Times New Roman"/>
    </style:style>
    <style:style style:name="T57_166" style:family="text">
      <style:text-properties fo:background-color="#ffffff" fo:color="#000000" style:font-name="Times New Roman" style:font-name-asian="Times New Roman" style:font-name-complex="Times New Roman"/>
    </style:style>
    <style:style style:name="T57_167" style:family="text">
      <style:text-properties fo:background-color="#ffffff" fo:color="#000000" style:font-name="Times New Roman" style:font-name-asian="Times New Roman" style:font-name-complex="Times New Roman"/>
    </style:style>
    <style:style style:name="T57_168" style:family="text">
      <style:text-properties fo:background-color="#ffffff" fo:color="#000000" style:font-name="Times New Roman" style:font-name-asian="Times New Roman" style:font-name-complex="Times New Roman"/>
    </style:style>
    <style:style style:name="T57_169" style:family="text">
      <style:text-properties fo:background-color="#ffffff" fo:color="#000000" style:font-name="Times New Roman" style:font-name-asian="Times New Roman" style:font-name-complex="Times New Roman"/>
    </style:style>
    <style:style style:name="T57_170" style:family="text">
      <style:text-properties fo:background-color="#ffffff" fo:color="#000000" style:font-name="Times New Roman" style:font-name-asian="Times New Roman" style:font-name-complex="Times New Roman"/>
    </style:style>
    <style:style style:name="P58" style:family="paragraph" style:parent-style-name="Standard">
      <style:paragraph-properties fo:text-align="justify" fo:break-before="auto" fo:text-indent="1.251cm" fo:line-height="150%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T58_14" style:family="text">
      <style:text-properties style:font-name="Times New Roman" style:font-name-asian="Times New Roman" style:font-name-complex="Times New Roman"/>
    </style:style>
    <style:style style:name="T58_15" style:family="text">
      <style:text-properties style:font-name="Times New Roman" style:font-name-asian="Times New Roman" style:font-name-complex="Times New Roman"/>
    </style:style>
    <style:style style:name="T58_16" style:family="text">
      <style:text-properties style:font-name="Times New Roman" style:font-name-asian="Times New Roman" style:font-name-complex="Times New Roman"/>
    </style:style>
    <style:style style:name="T58_17" style:family="text">
      <style:text-properties style:font-name="Times New Roman" style:font-name-asian="Times New Roman" style:font-name-complex="Times New Roman"/>
    </style:style>
    <style:style style:name="T58_18" style:family="text">
      <style:text-properties style:font-name="Times New Roman" style:font-name-asian="Times New Roman" style:font-name-complex="Times New Roman"/>
    </style:style>
    <style:style style:name="T58_19" style:family="text">
      <style:text-properties style:font-name="Times New Roman" style:font-name-asian="Times New Roman" style:font-name-complex="Times New Roman"/>
    </style:style>
    <style:style style:name="T58_20" style:family="text">
      <style:text-properties style:font-name="Times New Roman" style:font-name-asian="Times New Roman" style:font-name-complex="Times New Roman"/>
    </style:style>
    <style:style style:name="T58_21" style:family="text">
      <style:text-properties style:font-name="Times New Roman" style:font-name-asian="Times New Roman" style:font-name-complex="Times New Roman"/>
    </style:style>
    <style:style style:name="T58_22" style:family="text">
      <style:text-properties style:font-name="Times New Roman" style:font-name-asian="Times New Roman" style:font-name-complex="Times New Roman"/>
    </style:style>
    <style:style style:name="T58_23" style:family="text">
      <style:text-properties style:font-name="Times New Roman" style:font-name-asian="Times New Roman" style:font-name-complex="Times New Roman"/>
    </style:style>
    <style:style style:name="T58_24" style:family="text">
      <style:text-properties style:font-name="Times New Roman" style:font-name-asian="Times New Roman" style:font-name-complex="Times New Roman"/>
    </style:style>
    <style:style style:name="T58_25" style:family="text">
      <style:text-properties style:font-name="Times New Roman" style:font-name-asian="Times New Roman" style:font-name-complex="Times New Roman"/>
    </style:style>
    <style:style style:name="T58_26" style:family="text">
      <style:text-properties style:font-name="Times New Roman" style:font-name-asian="Times New Roman" style:font-name-complex="Times New Roman"/>
    </style:style>
    <style:style style:name="T58_27" style:family="text">
      <style:text-properties style:font-name="Times New Roman" style:font-name-asian="Times New Roman" style:font-name-complex="Times New Roman"/>
    </style:style>
    <style:style style:name="T58_28" style:family="text">
      <style:text-properties style:font-name="Times New Roman" style:font-name-asian="Times New Roman" style:font-name-complex="Times New Roman"/>
    </style:style>
    <style:style style:name="T58_29" style:family="text">
      <style:text-properties style:font-name="Times New Roman" style:font-name-asian="Times New Roman" style:font-name-complex="Times New Roman"/>
    </style:style>
    <style:style style:name="T58_30" style:family="text">
      <style:text-properties style:font-name="Times New Roman" style:font-name-asian="Times New Roman" style:font-name-complex="Times New Roman"/>
    </style:style>
    <style:style style:name="T58_31" style:family="text">
      <style:text-properties style:font-name="Times New Roman" style:font-name-asian="Times New Roman" style:font-name-complex="Times New Roman"/>
    </style:style>
    <style:style style:name="T58_32" style:family="text">
      <style:text-properties style:font-name="Times New Roman" style:font-name-asian="Times New Roman" style:font-name-complex="Times New Roman"/>
    </style:style>
    <style:style style:name="T58_33" style:family="text">
      <style:text-properties style:font-name="Times New Roman" style:font-name-asian="Times New Roman" style:font-name-complex="Times New Roman"/>
    </style:style>
    <style:style style:name="T58_34" style:family="text">
      <style:text-properties style:font-name="Times New Roman" style:font-name-asian="Times New Roman" style:font-name-complex="Times New Roman"/>
    </style:style>
    <style:style style:name="T58_35" style:family="text">
      <style:text-properties style:font-name="Times New Roman" style:font-name-asian="Times New Roman" style:font-name-complex="Times New Roman"/>
    </style:style>
    <style:style style:name="T58_36" style:family="text">
      <style:text-properties style:font-name="Times New Roman" style:font-name-asian="Times New Roman" style:font-name-complex="Times New Roman"/>
    </style:style>
    <style:style style:name="T58_37" style:family="text">
      <style:text-properties style:font-name="Times New Roman" style:font-name-asian="Times New Roman" style:font-name-complex="Times New Roman"/>
    </style:style>
    <style:style style:name="T58_38" style:family="text">
      <style:text-properties style:font-name="Times New Roman" style:font-name-asian="Times New Roman" style:font-name-complex="Times New Roman"/>
    </style:style>
    <style:style style:name="T58_39" style:family="text">
      <style:text-properties style:font-name="Times New Roman" style:font-name-asian="Times New Roman" style:font-name-complex="Times New Roman"/>
    </style:style>
    <style:style style:name="T58_40" style:family="text">
      <style:text-properties style:font-name="Times New Roman" style:font-name-asian="Times New Roman" style:font-name-complex="Times New Roman"/>
    </style:style>
    <style:style style:name="T58_41" style:family="text">
      <style:text-properties style:font-name="Times New Roman" style:font-name-asian="Times New Roman" style:font-name-complex="Times New Roman"/>
    </style:style>
    <style:style style:name="T58_42" style:family="text">
      <style:text-properties style:font-name="Times New Roman" style:font-name-asian="Times New Roman" style:font-name-complex="Times New Roman"/>
    </style:style>
    <style:style style:name="T58_43" style:family="text">
      <style:text-properties style:font-name="Times New Roman" style:font-name-asian="Times New Roman" style:font-name-complex="Times New Roman"/>
    </style:style>
    <style:style style:name="T58_44" style:family="text">
      <style:text-properties style:font-name="Times New Roman" style:font-name-asian="Times New Roman" style:font-name-complex="Times New Roman"/>
    </style:style>
    <style:style style:name="T58_45" style:family="text">
      <style:text-properties style:font-name="Times New Roman" style:font-name-asian="Times New Roman" style:font-name-complex="Times New Roman"/>
    </style:style>
    <style:style style:name="T58_46" style:family="text">
      <style:text-properties style:font-name="Times New Roman" style:font-name-asian="Times New Roman" style:font-name-complex="Times New Roman"/>
    </style:style>
    <style:style style:name="T58_47" style:family="text">
      <style:text-properties style:font-name="Times New Roman" style:font-name-asian="Times New Roman" style:font-name-complex="Times New Roman"/>
    </style:style>
    <style:style style:name="T58_48" style:family="text">
      <style:text-properties style:font-name="Times New Roman" style:font-name-asian="Times New Roman" style:font-name-complex="Times New Roman"/>
    </style:style>
    <style:style style:name="T58_49" style:family="text">
      <style:text-properties style:font-name="Times New Roman" style:font-name-asian="Times New Roman" style:font-name-complex="Times New Roman"/>
    </style:style>
    <style:style style:name="T58_50" style:family="text">
      <style:text-properties style:font-name="Times New Roman" style:font-name-asian="Times New Roman" style:font-name-complex="Times New Roman"/>
    </style:style>
    <style:style style:name="T58_51" style:family="text">
      <style:text-properties style:font-name="Times New Roman" style:font-name-asian="Times New Roman" style:font-name-complex="Times New Roman"/>
    </style:style>
    <style:style style:name="T58_52" style:family="text">
      <style:text-properties style:font-name="Times New Roman" style:font-name-asian="Times New Roman" style:font-name-complex="Times New Roman"/>
    </style:style>
    <style:style style:name="T58_53" style:family="text">
      <style:text-properties style:font-name="Times New Roman" style:font-name-asian="Times New Roman" style:font-name-complex="Times New Roman"/>
    </style:style>
    <style:style style:name="T58_54" style:family="text">
      <style:text-properties style:font-name="Times New Roman" style:font-name-asian="Times New Roman" style:font-name-complex="Times New Roman"/>
    </style:style>
    <style:style style:name="T58_55" style:family="text">
      <style:text-properties style:font-name="Times New Roman" style:font-name-asian="Times New Roman" style:font-name-complex="Times New Roman"/>
    </style:style>
    <style:style style:name="T58_56" style:family="text">
      <style:text-properties style:font-name="Times New Roman" style:font-name-asian="Times New Roman" style:font-name-complex="Times New Roman"/>
    </style:style>
    <style:style style:name="T58_57" style:family="text">
      <style:text-properties style:font-name="Times New Roman" style:font-name-asian="Times New Roman" style:font-name-complex="Times New Roman"/>
    </style:style>
    <style:style style:name="T58_58" style:family="text">
      <style:text-properties style:font-name="Times New Roman" style:font-name-asian="Times New Roman" style:font-name-complex="Times New Roman"/>
    </style:style>
    <style:style style:name="T58_59" style:family="text">
      <style:text-properties style:font-name="Times New Roman" style:font-name-asian="Times New Roman" style:font-name-complex="Times New Roman"/>
    </style:style>
    <style:style style:name="T58_60" style:family="text">
      <style:text-properties style:font-name="Times New Roman" style:font-name-asian="Times New Roman" style:font-name-complex="Times New Roman"/>
    </style:style>
    <style:style style:name="T58_61" style:family="text">
      <style:text-properties style:font-name="Times New Roman" style:font-name-asian="Times New Roman" style:font-name-complex="Times New Roman"/>
    </style:style>
    <style:style style:name="T58_62" style:family="text">
      <style:text-properties style:font-name="Times New Roman" style:font-name-asian="Times New Roman" style:font-name-complex="Times New Roman"/>
    </style:style>
    <style:style style:name="T58_63" style:family="text">
      <style:text-properties style:font-name="Times New Roman" style:font-name-asian="Times New Roman" style:font-name-complex="Times New Roman"/>
    </style:style>
    <style:style style:name="T58_64" style:family="text">
      <style:text-properties style:font-name="Times New Roman" style:font-name-asian="Times New Roman" style:font-name-complex="Times New Roman"/>
    </style:style>
    <style:style style:name="T58_65" style:family="text">
      <style:text-properties style:font-name="Times New Roman" style:font-name-asian="Times New Roman" style:font-name-complex="Times New Roman"/>
    </style:style>
    <style:style style:name="T58_66" style:family="text">
      <style:text-properties style:font-name="Times New Roman" style:font-name-asian="Times New Roman" style:font-name-complex="Times New Roman"/>
    </style:style>
    <style:style style:name="T58_67" style:family="text">
      <style:text-properties style:font-name="Times New Roman" style:font-name-asian="Times New Roman" style:font-name-complex="Times New Roman"/>
    </style:style>
    <style:style style:name="T58_68" style:family="text">
      <style:text-properties style:font-name="Times New Roman" style:font-name-asian="Times New Roman" style:font-name-complex="Times New Roman"/>
    </style:style>
    <style:style style:name="T58_69" style:family="text">
      <style:text-properties style:font-name="Times New Roman" style:font-name-asian="Times New Roman" style:font-name-complex="Times New Roman"/>
    </style:style>
    <style:style style:name="T58_70" style:family="text">
      <style:text-properties style:font-name="Times New Roman" style:font-name-asian="Times New Roman" style:font-name-complex="Times New Roman"/>
    </style:style>
    <style:style style:name="T58_71" style:family="text">
      <style:text-properties style:font-name="Times New Roman" style:font-name-asian="Times New Roman" style:font-name-complex="Times New Roman"/>
    </style:style>
    <style:style style:name="T58_72" style:family="text">
      <style:text-properties style:font-name="Times New Roman" style:font-name-asian="Times New Roman" style:font-name-complex="Times New Roman"/>
    </style:style>
    <style:style style:name="T58_73" style:family="text">
      <style:text-properties style:font-name="Times New Roman" style:font-name-asian="Times New Roman" style:font-name-complex="Times New Roman"/>
    </style:style>
    <style:style style:name="T58_74" style:family="text">
      <style:text-properties style:font-name="Times New Roman" style:font-name-asian="Times New Roman" style:font-name-complex="Times New Roman"/>
    </style:style>
    <style:style style:name="T58_75" style:family="text">
      <style:text-properties style:font-name="Times New Roman" style:font-name-asian="Times New Roman" style:font-name-complex="Times New Roman"/>
    </style:style>
    <style:style style:name="T58_76" style:family="text">
      <style:text-properties style:font-name="Times New Roman" style:font-name-asian="Times New Roman" style:font-name-complex="Times New Roman"/>
    </style:style>
    <style:style style:name="T58_77" style:family="text">
      <style:text-properties style:font-name="Times New Roman" style:font-name-asian="Times New Roman" style:font-name-complex="Times New Roman"/>
    </style:style>
    <style:style style:name="T58_78" style:family="text">
      <style:text-properties style:font-name="Times New Roman" style:font-name-asian="Times New Roman" style:font-name-complex="Times New Roman"/>
    </style:style>
    <style:style style:name="T58_79" style:family="text">
      <style:text-properties style:font-name="Times New Roman" style:font-name-asian="Times New Roman" style:font-name-complex="Times New Roman"/>
    </style:style>
    <style:style style:name="T58_80" style:family="text">
      <style:text-properties style:font-name="Times New Roman" style:font-name-asian="Times New Roman" style:font-name-complex="Times New Roman"/>
    </style:style>
    <style:style style:name="T58_81" style:family="text">
      <style:text-properties style:font-name="Times New Roman" style:font-name-asian="Times New Roman" style:font-name-complex="Times New Roman"/>
    </style:style>
    <style:style style:name="T58_82" style:family="text">
      <style:text-properties style:font-name="Times New Roman" style:font-name-asian="Times New Roman" style:font-name-complex="Times New Roman"/>
    </style:style>
    <style:style style:name="T58_83" style:family="text">
      <style:text-properties style:font-name="Times New Roman" style:font-name-asian="Times New Roman" style:font-name-complex="Times New Roman"/>
    </style:style>
    <style:style style:name="T58_84" style:family="text">
      <style:text-properties style:font-name="Times New Roman" style:font-name-asian="Times New Roman" style:font-name-complex="Times New Roman"/>
    </style:style>
    <style:style style:name="T58_85" style:family="text">
      <style:text-properties style:font-name="Times New Roman" style:font-name-asian="Times New Roman" style:font-name-complex="Times New Roman"/>
    </style:style>
    <style:style style:name="T58_86" style:family="text">
      <style:text-properties style:font-name="Times New Roman" style:font-name-asian="Times New Roman" style:font-name-complex="Times New Roman"/>
    </style:style>
    <style:style style:name="T58_87" style:family="text">
      <style:text-properties style:font-name="Times New Roman" style:font-name-asian="Times New Roman" style:font-name-complex="Times New Roman"/>
    </style:style>
    <style:style style:name="T58_88" style:family="text">
      <style:text-properties style:font-name="Times New Roman" style:font-name-asian="Times New Roman" style:font-name-complex="Times New Roman"/>
    </style:style>
    <style:style style:name="T58_89" style:family="text">
      <style:text-properties style:font-name="Times New Roman" style:font-name-asian="Times New Roman" style:font-name-complex="Times New Roman"/>
    </style:style>
    <style:style style:name="T58_90" style:family="text">
      <style:text-properties style:font-name="Times New Roman" style:font-name-asian="Times New Roman" style:font-name-complex="Times New Roman"/>
    </style:style>
    <style:style style:name="T58_91" style:family="text">
      <style:text-properties style:font-name="Times New Roman" style:font-name-asian="Times New Roman" style:font-name-complex="Times New Roman"/>
    </style:style>
    <style:style style:name="T58_92" style:family="text">
      <style:text-properties style:font-name="Times New Roman" style:font-name-asian="Times New Roman" style:font-name-complex="Times New Roman"/>
    </style:style>
    <style:style style:name="T58_93" style:family="text">
      <style:text-properties style:font-name="Times New Roman" style:font-name-asian="Times New Roman" style:font-name-complex="Times New Roman"/>
    </style:style>
    <style:style style:name="T58_94" style:family="text">
      <style:text-properties style:font-name="Times New Roman" style:font-name-asian="Times New Roman" style:font-name-complex="Times New Roman"/>
    </style:style>
    <style:style style:name="T58_95" style:family="text">
      <style:text-properties style:font-name="Times New Roman" style:font-name-asian="Times New Roman" style:font-name-complex="Times New Roman"/>
    </style:style>
    <style:style style:name="T58_96" style:family="text">
      <style:text-properties style:font-name="Times New Roman" style:font-name-asian="Times New Roman" style:font-name-complex="Times New Roman"/>
    </style:style>
    <style:style style:name="T58_97" style:family="text">
      <style:text-properties style:font-name="Times New Roman" style:font-name-asian="Times New Roman" style:font-name-complex="Times New Roman"/>
    </style:style>
    <style:style style:name="T58_98" style:family="text">
      <style:text-properties style:font-name="Times New Roman" style:font-name-asian="Times New Roman" style:font-name-complex="Times New Roman"/>
    </style:style>
    <style:style style:name="T58_99" style:family="text">
      <style:text-properties style:font-name="Times New Roman" style:font-name-asian="Times New Roman" style:font-name-complex="Times New Roman"/>
    </style:style>
    <style:style style:name="T58_100" style:family="text">
      <style:text-properties style:font-name="Times New Roman" style:font-name-asian="Times New Roman" style:font-name-complex="Times New Roman"/>
    </style:style>
    <style:style style:name="T58_101" style:family="text">
      <style:text-properties style:font-name="Times New Roman" style:font-name-asian="Times New Roman" style:font-name-complex="Times New Roman"/>
    </style:style>
    <style:style style:name="T58_102" style:family="text">
      <style:text-properties style:font-name="Times New Roman" style:font-name-asian="Times New Roman" style:font-name-complex="Times New Roman"/>
    </style:style>
    <style:style style:name="T58_103" style:family="text">
      <style:text-properties style:font-name="Times New Roman" style:font-name-asian="Times New Roman" style:font-name-complex="Times New Roman"/>
    </style:style>
    <style:style style:name="T58_104" style:family="text">
      <style:text-properties style:font-name="Times New Roman" style:font-name-asian="Times New Roman" style:font-name-complex="Times New Roman"/>
    </style:style>
    <style:style style:name="T58_105" style:family="text">
      <style:text-properties style:font-name="Times New Roman" style:font-name-asian="Times New Roman" style:font-name-complex="Times New Roman"/>
    </style:style>
    <style:style style:name="T58_106" style:family="text">
      <style:text-properties style:font-name="Times New Roman" style:font-name-asian="Times New Roman" style:font-name-complex="Times New Roman"/>
    </style:style>
    <style:style style:name="T58_107" style:family="text">
      <style:text-properties style:font-name="Times New Roman" style:font-name-asian="Times New Roman" style:font-name-complex="Times New Roman"/>
    </style:style>
    <style:style style:name="T58_108" style:family="text">
      <style:text-properties style:font-name="Times New Roman" style:font-name-asian="Times New Roman" style:font-name-complex="Times New Roman"/>
    </style:style>
    <style:style style:name="T58_109" style:family="text">
      <style:text-properties style:font-name="Times New Roman" style:font-name-asian="Times New Roman" style:font-name-complex="Times New Roman"/>
    </style:style>
    <style:style style:name="T58_110" style:family="text">
      <style:text-properties style:font-name="Times New Roman" style:font-name-asian="Times New Roman" style:font-name-complex="Times New Roman"/>
    </style:style>
    <style:style style:name="T58_111" style:family="text">
      <style:text-properties style:font-name="Times New Roman" style:font-name-asian="Times New Roman" style:font-name-complex="Times New Roman"/>
    </style:style>
    <style:style style:name="T58_112" style:family="text">
      <style:text-properties style:font-name="Times New Roman" style:font-name-asian="Times New Roman" style:font-name-complex="Times New Roman"/>
    </style:style>
    <style:style style:name="T58_113" style:family="text">
      <style:text-properties style:font-name="Times New Roman" style:font-name-asian="Times New Roman" style:font-name-complex="Times New Roman"/>
    </style:style>
    <style:style style:name="T58_114" style:family="text">
      <style:text-properties style:font-name="Times New Roman" style:font-name-asian="Times New Roman" style:font-name-complex="Times New Roman"/>
    </style:style>
    <style:style style:name="T58_115" style:family="text">
      <style:text-properties style:font-name="Times New Roman" style:font-name-asian="Times New Roman" style:font-name-complex="Times New Roman"/>
    </style:style>
    <style:style style:name="T58_116" style:family="text">
      <style:text-properties style:font-name="Times New Roman" style:font-name-asian="Times New Roman" style:font-name-complex="Times New Roman"/>
    </style:style>
    <style:style style:name="T58_117" style:family="text">
      <style:text-properties style:font-name="Times New Roman" style:font-name-asian="Times New Roman" style:font-name-complex="Times New Roman"/>
    </style:style>
    <style:style style:name="T58_118" style:family="text">
      <style:text-properties style:font-name="Times New Roman" style:font-name-asian="Times New Roman" style:font-name-complex="Times New Roman"/>
    </style:style>
    <style:style style:name="T58_119" style:family="text">
      <style:text-properties style:font-name="Times New Roman" style:font-name-asian="Times New Roman" style:font-name-complex="Times New Roman"/>
    </style:style>
    <style:style style:name="T58_120" style:family="text">
      <style:text-properties style:font-name="Times New Roman" style:font-name-asian="Times New Roman" style:font-name-complex="Times New Roman"/>
    </style:style>
    <style:style style:name="T58_121" style:family="text">
      <style:text-properties style:font-name="Times New Roman" style:font-name-asian="Times New Roman" style:font-name-complex="Times New Roman"/>
    </style:style>
    <style:style style:name="T58_122" style:family="text">
      <style:text-properties style:font-name="Times New Roman" style:font-name-asian="Times New Roman" style:font-name-complex="Times New Roman"/>
    </style:style>
    <style:style style:name="T58_123" style:family="text">
      <style:text-properties style:font-name="Times New Roman" style:font-name-asian="Times New Roman" style:font-name-complex="Times New Roman"/>
    </style:style>
    <style:style style:name="T58_124" style:family="text">
      <style:text-properties style:font-name="Times New Roman" style:font-name-asian="Times New Roman" style:font-name-complex="Times New Roman"/>
    </style:style>
    <style:style style:name="T58_125" style:family="text">
      <style:text-properties style:font-name="Times New Roman" style:font-name-asian="Times New Roman" style:font-name-complex="Times New Roman"/>
    </style:style>
    <style:style style:name="T58_126" style:family="text">
      <style:text-properties style:font-name="Times New Roman" style:font-name-asian="Times New Roman" style:font-name-complex="Times New Roman"/>
    </style:style>
    <style:style style:name="T58_127" style:family="text">
      <style:text-properties style:font-name="Times New Roman" style:font-name-asian="Times New Roman" style:font-name-complex="Times New Roman"/>
    </style:style>
    <style:style style:name="T58_128" style:family="text">
      <style:text-properties style:font-name="Times New Roman" style:font-name-asian="Times New Roman" style:font-name-complex="Times New Roman"/>
    </style:style>
    <style:style style:name="T58_129" style:family="text">
      <style:text-properties style:font-name="Times New Roman" style:font-name-asian="Times New Roman" style:font-name-complex="Times New Roman"/>
    </style:style>
    <style:style style:name="T58_130" style:family="text">
      <style:text-properties style:font-name="Times New Roman" style:font-name-asian="Times New Roman" style:font-name-complex="Times New Roman"/>
    </style:style>
    <style:style style:name="T58_1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8_132" style:family="text">
      <style:text-properties style:font-name="Times New Roman" style:font-name-asian="Times New Roman" style:font-name-complex="Times New Roman"/>
    </style:style>
    <style:style style:name="T58_133" style:family="text">
      <style:text-properties style:font-name="Times New Roman" style:font-name-asian="Times New Roman" style:font-name-complex="Times New Roman"/>
    </style:style>
    <style:style style:name="T58_134" style:family="text">
      <style:text-properties style:font-name="Times New Roman" style:font-name-asian="Times New Roman" style:font-name-complex="Times New Roman"/>
    </style:style>
    <style:style style:name="T58_135" style:family="text">
      <style:text-properties style:font-name="Times New Roman" style:font-name-asian="Times New Roman" style:font-name-complex="Times New Roman"/>
    </style:style>
    <style:style style:name="T58_136" style:family="text">
      <style:text-properties style:font-name="Times New Roman" style:font-name-asian="Times New Roman" style:font-name-complex="Times New Roman"/>
    </style:style>
    <style:style style:name="T58_137" style:family="text">
      <style:text-properties style:font-name="Times New Roman" style:font-name-asian="Times New Roman" style:font-name-complex="Times New Roman"/>
    </style:style>
    <style:style style:name="T58_138" style:family="text">
      <style:text-properties style:font-name="Times New Roman" style:font-name-asian="Times New Roman" style:font-name-complex="Times New Roman"/>
    </style:style>
    <style:style style:name="T58_139" style:family="text">
      <style:text-properties style:font-name="Times New Roman" style:font-name-asian="Times New Roman" style:font-name-complex="Times New Roman"/>
    </style:style>
    <style:style style:name="T58_140" style:family="text">
      <style:text-properties style:font-name="Times New Roman" style:font-name-asian="Times New Roman" style:font-name-complex="Times New Roman"/>
    </style:style>
    <style:style style:name="T58_141" style:family="text">
      <style:text-properties style:font-name="Times New Roman" style:font-name-asian="Times New Roman" style:font-name-complex="Times New Roman"/>
    </style:style>
    <style:style style:name="T58_142" style:family="text">
      <style:text-properties style:font-name="Times New Roman" style:font-name-asian="Times New Roman" style:font-name-complex="Times New Roman"/>
    </style:style>
    <style:style style:name="T58_143" style:family="text">
      <style:text-properties style:font-name="Times New Roman" style:font-name-asian="Times New Roman" style:font-name-complex="Times New Roman"/>
    </style:style>
    <style:style style:name="T58_144" style:family="text">
      <style:text-properties style:font-name="Times New Roman" style:font-name-asian="Times New Roman" style:font-name-complex="Times New Roman"/>
    </style:style>
    <style:style style:name="T58_145" style:family="text">
      <style:text-properties style:font-name="Times New Roman" style:font-name-asian="Times New Roman" style:font-name-complex="Times New Roman"/>
    </style:style>
    <style:style style:name="T58_146" style:family="text">
      <style:text-properties style:font-name="Times New Roman" style:font-name-asian="Times New Roman" style:font-name-complex="Times New Roman"/>
    </style:style>
    <style:style style:name="T58_147" style:family="text">
      <style:text-properties style:font-name="Times New Roman" style:font-name-asian="Times New Roman" style:font-name-complex="Times New Roman"/>
    </style:style>
    <style:style style:name="T58_148" style:family="text">
      <style:text-properties style:font-name="Times New Roman" style:font-name-asian="Times New Roman" style:font-name-complex="Times New Roman"/>
    </style:style>
    <style:style style:name="T58_149" style:family="text">
      <style:text-properties style:font-name="Times New Roman" style:font-name-asian="Times New Roman" style:font-name-complex="Times New Roman"/>
    </style:style>
    <style:style style:name="T58_150" style:family="text">
      <style:text-properties style:font-name="Times New Roman" style:font-name-asian="Times New Roman" style:font-name-complex="Times New Roman"/>
    </style:style>
    <style:style style:name="T58_151" style:family="text">
      <style:text-properties style:font-name="Times New Roman" style:font-name-asian="Times New Roman" style:font-name-complex="Times New Roman"/>
    </style:style>
    <style:style style:name="T58_152" style:family="text">
      <style:text-properties style:font-name="Times New Roman" style:font-name-asian="Times New Roman" style:font-name-complex="Times New Roman"/>
    </style:style>
    <style:style style:name="T58_153" style:family="text">
      <style:text-properties style:font-name="Times New Roman" style:font-name-asian="Times New Roman" style:font-name-complex="Times New Roman"/>
    </style:style>
    <style:style style:name="T58_154" style:family="text">
      <style:text-properties style:font-name="Times New Roman" style:font-name-asian="Times New Roman" style:font-name-complex="Times New Roman"/>
    </style:style>
    <style:style style:name="T58_155" style:family="text">
      <style:text-properties style:font-name="Times New Roman" style:font-name-asian="Times New Roman" style:font-name-complex="Times New Roman"/>
    </style:style>
    <style:style style:name="T58_156" style:family="text">
      <style:text-properties style:font-name="Times New Roman" style:font-name-asian="Times New Roman" style:font-name-complex="Times New Roman"/>
    </style:style>
    <style:style style:name="T58_15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8_158" style:family="text">
      <style:text-properties style:font-name="Times New Roman" style:font-name-asian="Times New Roman" style:font-name-complex="Times New Roman"/>
    </style:style>
    <style:style style:name="T58_159" style:family="text">
      <style:text-properties style:font-name="Times New Roman" style:font-name-asian="Times New Roman" style:font-name-complex="Times New Roman"/>
    </style:style>
    <style:style style:name="T58_160" style:family="text">
      <style:text-properties style:font-name="Times New Roman" style:font-name-asian="Times New Roman" style:font-name-complex="Times New Roman"/>
    </style:style>
    <style:style style:name="T58_161" style:family="text">
      <style:text-properties style:font-name="Times New Roman" style:font-name-asian="Times New Roman" style:font-name-complex="Times New Roman"/>
    </style:style>
    <style:style style:name="T58_162" style:family="text">
      <style:text-properties style:font-name="Times New Roman" style:font-name-asian="Times New Roman" style:font-name-complex="Times New Roman"/>
    </style:style>
    <style:style style:name="T58_163" style:family="text">
      <style:text-properties style:font-name="Times New Roman" style:font-name-asian="Times New Roman" style:font-name-complex="Times New Roman"/>
    </style:style>
    <style:style style:name="T58_164" style:family="text">
      <style:text-properties style:font-name="Times New Roman" style:font-name-asian="Times New Roman" style:font-name-complex="Times New Roman"/>
    </style:style>
    <style:style style:name="T58_165" style:family="text">
      <style:text-properties style:font-name="Times New Roman" style:font-name-asian="Times New Roman" style:font-name-complex="Times New Roman"/>
    </style:style>
    <style:style style:name="T58_166" style:family="text">
      <style:text-properties style:font-name="Times New Roman" style:font-name-asian="Times New Roman" style:font-name-complex="Times New Roman"/>
    </style:style>
    <style:style style:name="T58_167" style:family="text">
      <style:text-properties style:font-name="Times New Roman" style:font-name-asian="Times New Roman" style:font-name-complex="Times New Roman"/>
    </style:style>
    <style:style style:name="T58_168" style:family="text">
      <style:text-properties style:font-name="Times New Roman" style:font-name-asian="Times New Roman" style:font-name-complex="Times New Roman"/>
    </style:style>
    <style:style style:name="T58_169" style:family="text">
      <style:text-properties style:font-name="Times New Roman" style:font-name-asian="Times New Roman" style:font-name-complex="Times New Roman"/>
    </style:style>
    <style:style style:name="T58_170" style:family="text">
      <style:text-properties style:font-name="Times New Roman" style:font-name-asian="Times New Roman" style:font-name-complex="Times New Roman"/>
    </style:style>
    <style:style style:name="T58_171" style:family="text">
      <style:text-properties style:font-name="Times New Roman" style:font-name-asian="Times New Roman" style:font-name-complex="Times New Roman"/>
    </style:style>
    <style:style style:name="T58_172" style:family="text">
      <style:text-properties style:font-name="Times New Roman" style:font-name-asian="Times New Roman" style:font-name-complex="Times New Roman"/>
    </style:style>
    <style:style style:name="T58_173" style:family="text">
      <style:text-properties fo:color="#000000" style:font-name="Times New Roman" style:font-name-asian="Times New Roman" style:font-name-complex="Times New Roman"/>
    </style:style>
    <style:style style:name="T58_174" style:family="text">
      <style:text-properties fo:color="#000000" style:font-name="Times New Roman" style:font-name-asian="Times New Roman" style:font-name-complex="Times New Roman"/>
    </style:style>
    <style:style style:name="T58_175" style:family="text">
      <style:text-properties fo:color="#000000" style:font-name="Times New Roman" style:font-name-asian="Times New Roman" style:font-name-complex="Times New Roman"/>
    </style:style>
    <style:style style:name="T58_176" style:family="text">
      <style:text-properties fo:color="#000000" style:font-name="Times New Roman" style:font-name-asian="Times New Roman" style:font-name-complex="Times New Roman"/>
    </style:style>
    <style:style style:name="T58_177" style:family="text">
      <style:text-properties fo:color="#000000" style:font-name="Times New Roman" style:font-name-asian="Times New Roman" style:font-name-complex="Times New Roman"/>
    </style:style>
    <style:style style:name="T58_178" style:family="text">
      <style:text-properties fo:color="#000000" style:font-name="Times New Roman" style:font-name-asian="Times New Roman" style:font-name-complex="Times New Roman"/>
    </style:style>
    <style:style style:name="T58_179" style:family="text">
      <style:text-properties fo:color="#000000" style:font-name="Times New Roman" style:font-name-asian="Times New Roman" style:font-name-complex="Times New Roman"/>
    </style:style>
    <style:style style:name="T58_180" style:family="text">
      <style:text-properties fo:color="#000000" style:font-name="Times New Roman" style:font-name-asian="Times New Roman" style:font-name-complex="Times New Roman"/>
    </style:style>
    <style:style style:name="T58_181" style:family="text">
      <style:text-properties fo:color="#000000" style:font-name="Times New Roman" style:font-name-asian="Times New Roman" style:font-name-complex="Times New Roman"/>
    </style:style>
    <style:style style:name="T58_182" style:family="text">
      <style:text-properties fo:color="#000000" style:font-name="Times New Roman" style:font-name-asian="Times New Roman" style:font-name-complex="Times New Roman"/>
    </style:style>
    <style:style style:name="T58_183" style:family="text">
      <style:text-properties fo:color="#000000" style:font-name="Times New Roman" style:font-name-asian="Times New Roman" style:font-name-complex="Times New Roman"/>
    </style:style>
    <style:style style:name="T58_184" style:family="text">
      <style:text-properties fo:color="#000000" style:font-name="Times New Roman" style:font-name-asian="Times New Roman" style:font-name-complex="Times New Roman"/>
    </style:style>
    <style:style style:name="T58_185" style:family="text">
      <style:text-properties fo:color="#000000" style:font-name="Times New Roman" style:font-name-asian="Times New Roman" style:font-name-complex="Times New Roman"/>
    </style:style>
    <style:style style:name="T58_186" style:family="text">
      <style:text-properties fo:color="#000000" style:font-name="Times New Roman" style:font-name-asian="Times New Roman" style:font-name-complex="Times New Roman"/>
    </style:style>
    <style:style style:name="T58_187" style:family="text">
      <style:text-properties fo:color="#000000" style:font-name="Times New Roman" style:font-name-asian="Times New Roman" style:font-name-complex="Times New Roman"/>
    </style:style>
    <style:style style:name="T58_188" style:family="text">
      <style:text-properties fo:color="#000000" style:font-name="Times New Roman" style:font-name-asian="Times New Roman" style:font-name-complex="Times New Roman"/>
    </style:style>
    <style:style style:name="T58_189" style:family="text">
      <style:text-properties fo:color="#000000" style:font-name="Times New Roman" style:font-name-asian="Times New Roman" style:font-name-complex="Times New Roman"/>
    </style:style>
    <style:style style:name="T58_190" style:family="text">
      <style:text-properties fo:color="#000000" style:font-name="Times New Roman" style:font-name-asian="Times New Roman" style:font-name-complex="Times New Roman"/>
    </style:style>
    <style:style style:name="T58_191" style:family="text">
      <style:text-properties fo:color="#000000" style:font-name="Times New Roman" style:font-name-asian="Times New Roman" style:font-name-complex="Times New Roman"/>
    </style:style>
    <style:style style:name="T58_192" style:family="text">
      <style:text-properties fo:color="#000000" style:font-name="Times New Roman" style:font-name-asian="Times New Roman" style:font-name-complex="Times New Roman"/>
    </style:style>
    <style:style style:name="T58_193" style:family="text">
      <style:text-properties fo:color="#000000" style:font-name="Times New Roman" style:font-name-asian="Times New Roman" style:font-name-complex="Times New Roman"/>
    </style:style>
    <style:style style:name="T58_194" style:family="text">
      <style:text-properties fo:color="#000000" style:font-name="Times New Roman" style:font-name-asian="Times New Roman" style:font-name-complex="Times New Roman"/>
    </style:style>
    <style:style style:name="T58_195" style:family="text">
      <style:text-properties fo:color="#000000" style:font-name="Times New Roman" style:font-name-asian="Times New Roman" style:font-name-complex="Times New Roman"/>
    </style:style>
    <style:style style:name="T58_196" style:family="text">
      <style:text-properties fo:color="#000000" style:font-name="Times New Roman" style:font-name-asian="Times New Roman" style:font-name-complex="Times New Roman"/>
    </style:style>
    <style:style style:name="T58_197" style:family="text">
      <style:text-properties fo:color="#000000" style:font-name="Times New Roman" style:font-name-asian="Times New Roman" style:font-name-complex="Times New Roman"/>
    </style:style>
    <style:style style:name="T58_198" style:family="text">
      <style:text-properties fo:color="#000000" style:font-name="Times New Roman" style:font-name-asian="Times New Roman" style:font-name-complex="Times New Roman"/>
    </style:style>
    <style:style style:name="T58_199" style:family="text">
      <style:text-properties fo:color="#000000" style:font-name="Times New Roman" style:font-name-asian="Times New Roman" style:font-name-complex="Times New Roman"/>
    </style:style>
    <style:style style:name="T58_200" style:family="text">
      <style:text-properties fo:color="#000000" style:font-name="Times New Roman" style:font-name-asian="Times New Roman" style:font-name-complex="Times New Roman"/>
    </style:style>
    <style:style style:name="T58_201" style:family="text">
      <style:text-properties style:font-name="Times New Roman" style:font-name-asian="Times New Roman" style:font-name-complex="Times New Roman"/>
    </style:style>
    <style:style style:name="T58_202" style:family="text">
      <style:text-properties style:font-name="Times New Roman" style:font-name-asian="Times New Roman" style:font-name-complex="Times New Roman"/>
    </style:style>
    <style:style style:name="T58_203" style:family="text">
      <style:text-properties style:font-name="Times New Roman" style:font-name-asian="Times New Roman" style:font-name-complex="Times New Roman"/>
    </style:style>
    <style:style style:name="T58_204" style:family="text">
      <style:text-properties style:font-name="Times New Roman" style:font-name-asian="Times New Roman" style:font-name-complex="Times New Roman"/>
    </style:style>
    <style:style style:name="T58_205" style:family="text">
      <style:text-properties style:font-name="Times New Roman" style:font-name-asian="Times New Roman" style:font-name-complex="Times New Roman"/>
    </style:style>
    <style:style style:name="T58_206" style:family="text">
      <style:text-properties style:font-name="Times New Roman" style:font-name-asian="Times New Roman" style:font-name-complex="Times New Roman"/>
    </style:style>
    <style:style style:name="T58_207" style:family="text">
      <style:text-properties style:font-name="Times New Roman" style:font-name-asian="Times New Roman" style:font-name-complex="Times New Roman"/>
    </style:style>
    <style:style style:name="T58_208" style:family="text">
      <style:text-properties style:font-name="Times New Roman" style:font-name-asian="Times New Roman" style:font-name-complex="Times New Roman"/>
    </style:style>
    <style:style style:name="T58_209" style:family="text">
      <style:text-properties style:font-name="Times New Roman" style:font-name-asian="Times New Roman" style:font-name-complex="Times New Roman"/>
    </style:style>
    <style:style style:name="T58_210" style:family="text">
      <style:text-properties style:font-name="Times New Roman" style:font-name-asian="Times New Roman" style:font-name-complex="Times New Roman"/>
    </style:style>
    <style:style style:name="T58_211" style:family="text">
      <style:text-properties style:font-name="Times New Roman" style:font-name-asian="Times New Roman" style:font-name-complex="Times New Roman"/>
    </style:style>
    <style:style style:name="T58_212" style:family="text">
      <style:text-properties style:font-name="Times New Roman" style:font-name-asian="Times New Roman" style:font-name-complex="Times New Roman"/>
    </style:style>
    <style:style style:name="T58_213" style:family="text">
      <style:text-properties style:font-name="Times New Roman" style:font-name-asian="Times New Roman" style:font-name-complex="Times New Roman"/>
    </style:style>
    <style:style style:name="T58_214" style:family="text">
      <style:text-properties style:font-name="Times New Roman" style:font-name-asian="Times New Roman" style:font-name-complex="Times New Roman"/>
    </style:style>
    <style:style style:name="T58_215" style:family="text">
      <style:text-properties style:font-name="Times New Roman" style:font-name-asian="Times New Roman" style:font-name-complex="Times New Roman"/>
    </style:style>
    <style:style style:name="T58_216" style:family="text">
      <style:text-properties style:font-name="Times New Roman" style:font-name-asian="Times New Roman" style:font-name-complex="Times New Roman"/>
    </style:style>
    <style:style style:name="T58_217" style:family="text">
      <style:text-properties style:font-name="Times New Roman" style:font-name-asian="Times New Roman" style:font-name-complex="Times New Roman"/>
    </style:style>
    <style:style style:name="T58_218" style:family="text">
      <style:text-properties style:font-name="Times New Roman" style:font-name-asian="Times New Roman" style:font-name-complex="Times New Roman"/>
    </style:style>
    <style:style style:name="T58_219" style:family="text">
      <style:text-properties style:font-name="Times New Roman" style:font-name-asian="Times New Roman" style:font-name-complex="Times New Roman"/>
    </style:style>
    <style:style style:name="T58_220" style:family="text">
      <style:text-properties style:font-name="Times New Roman" style:font-name-asian="Times New Roman" style:font-name-complex="Times New Roman"/>
    </style:style>
    <style:style style:name="T58_221" style:family="text">
      <style:text-properties style:font-name="Times New Roman" style:font-name-asian="Times New Roman" style:font-name-complex="Times New Roman"/>
    </style:style>
    <style:style style:name="T58_222" style:family="text">
      <style:text-properties style:font-name="Times New Roman" style:font-name-asian="Times New Roman" style:font-name-complex="Times New Roman"/>
    </style:style>
    <style:style style:name="T58_223" style:family="text">
      <style:text-properties style:font-name="Times New Roman" style:font-name-asian="Times New Roman" style:font-name-complex="Times New Roman"/>
    </style:style>
    <style:style style:name="T58_224" style:family="text">
      <style:text-properties style:font-name="Times New Roman" style:font-name-asian="Times New Roman" style:font-name-complex="Times New Roman"/>
    </style:style>
    <style:style style:name="T58_225" style:family="text">
      <style:text-properties style:font-name="Times New Roman" style:font-name-asian="Times New Roman" style:font-name-complex="Times New Roman"/>
    </style:style>
    <style:style style:name="T58_226" style:family="text">
      <style:text-properties style:font-name="Times New Roman" style:font-name-asian="Times New Roman" style:font-name-complex="Times New Roman"/>
    </style:style>
    <style:style style:name="T58_227" style:family="text">
      <style:text-properties style:font-name="Times New Roman" style:font-name-asian="Times New Roman" style:font-name-complex="Times New Roman"/>
    </style:style>
    <style:style style:name="T58_228" style:family="text">
      <style:text-properties style:font-name="Times New Roman" style:font-name-asian="Times New Roman" style:font-name-complex="Times New Roman"/>
    </style:style>
    <style:style style:name="T58_229" style:family="text">
      <style:text-properties style:font-name="Times New Roman" style:font-name-asian="Times New Roman" style:font-name-complex="Times New Roman"/>
    </style:style>
    <style:style style:name="T58_230" style:family="text">
      <style:text-properties style:font-name="Times New Roman" style:font-name-asian="Times New Roman" style:font-name-complex="Times New Roman"/>
    </style:style>
    <style:style style:name="T58_231" style:family="text">
      <style:text-properties style:font-name="Times New Roman" style:font-name-asian="Times New Roman" style:font-name-complex="Times New Roman"/>
    </style:style>
    <style:style style:name="T58_232" style:family="text">
      <style:text-properties style:font-name="Times New Roman" style:font-name-asian="Times New Roman" style:font-name-complex="Times New Roman"/>
    </style:style>
    <style:style style:name="T58_233" style:family="text">
      <style:text-properties style:font-name="Times New Roman" style:font-name-asian="Times New Roman" style:font-name-complex="Times New Roman"/>
    </style:style>
    <style:style style:name="T58_234" style:family="text">
      <style:text-properties style:font-name="Times New Roman" style:font-name-asian="Times New Roman" style:font-name-complex="Times New Roman"/>
    </style:style>
    <style:style style:name="T58_235" style:family="text">
      <style:text-properties style:font-name="Times New Roman" style:font-name-asian="Times New Roman" style:font-name-complex="Times New Roman"/>
    </style:style>
    <style:style style:name="T58_236" style:family="text">
      <style:text-properties style:font-name="Times New Roman" style:font-name-asian="Times New Roman" style:font-name-complex="Times New Roman"/>
    </style:style>
    <style:style style:name="T58_237" style:family="text">
      <style:text-properties style:font-name="Times New Roman" style:font-name-asian="Times New Roman" style:font-name-complex="Times New Roman"/>
    </style:style>
    <style:style style:name="T58_238" style:family="text">
      <style:text-properties style:font-name="Times New Roman" style:font-name-asian="Times New Roman" style:font-name-complex="Times New Roman"/>
    </style:style>
    <style:style style:name="T58_239" style:family="text">
      <style:text-properties style:font-name="Times New Roman" style:font-name-asian="Times New Roman" style:font-name-complex="Times New Roman"/>
    </style:style>
    <style:style style:name="T58_240" style:family="text">
      <style:text-properties style:font-name="Times New Roman" style:font-name-asian="Times New Roman" style:font-name-complex="Times New Roman"/>
    </style:style>
    <style:style style:name="T58_241" style:family="text">
      <style:text-properties style:font-name="Times New Roman" style:font-name-asian="Times New Roman" style:font-name-complex="Times New Roman"/>
    </style:style>
    <style:style style:name="T58_242" style:family="text">
      <style:text-properties style:font-name="Times New Roman" style:font-name-asian="Times New Roman" style:font-name-complex="Times New Roman"/>
    </style:style>
    <style:style style:name="T58_243" style:family="text">
      <style:text-properties style:font-name="Times New Roman" style:font-name-asian="Times New Roman" style:font-name-complex="Times New Roman"/>
    </style:style>
    <style:style style:name="T58_244" style:family="text">
      <style:text-properties style:font-name="Times New Roman" style:font-name-asian="Times New Roman" style:font-name-complex="Times New Roman"/>
    </style:style>
    <style:style style:name="T58_245" style:family="text">
      <style:text-properties style:font-name="Times New Roman" style:font-name-asian="Times New Roman" style:font-name-complex="Times New Roman"/>
    </style:style>
    <style:style style:name="T58_246" style:family="text">
      <style:text-properties style:font-name="Times New Roman" style:font-name-asian="Times New Roman" style:font-name-complex="Times New Roman"/>
    </style:style>
    <style:style style:name="T58_247" style:family="text">
      <style:text-properties style:font-name="Times New Roman" style:font-name-asian="Times New Roman" style:font-name-complex="Times New Roman"/>
    </style:style>
    <style:style style:name="T58_248" style:family="text">
      <style:text-properties style:font-name="Times New Roman" style:font-name-asian="Times New Roman" style:font-name-complex="Times New Roman"/>
    </style:style>
    <style:style style:name="T58_249" style:family="text">
      <style:text-properties style:font-name="Times New Roman" style:font-name-asian="Times New Roman" style:font-name-complex="Times New Roman"/>
    </style:style>
    <style:style style:name="T58_250" style:family="text">
      <style:text-properties style:font-name="Times New Roman" style:font-name-asian="Times New Roman" style:font-name-complex="Times New Roman"/>
    </style:style>
    <style:style style:name="T58_251" style:family="text">
      <style:text-properties style:font-name="Times New Roman" style:font-name-asian="Times New Roman" style:font-name-complex="Times New Roman"/>
    </style:style>
    <style:style style:name="T58_252" style:family="text">
      <style:text-properties style:font-name="Times New Roman" style:font-name-asian="Times New Roman" style:font-name-complex="Times New Roman"/>
    </style:style>
    <style:style style:name="T58_253" style:family="text">
      <style:text-properties style:font-name="Times New Roman" style:font-name-asian="Times New Roman" style:font-name-complex="Times New Roman"/>
    </style:style>
    <style:style style:name="T58_254" style:family="text">
      <style:text-properties style:font-name="Times New Roman" style:font-name-asian="Times New Roman" style:font-name-complex="Times New Roman"/>
    </style:style>
    <style:style style:name="T58_255" style:family="text">
      <style:text-properties style:font-name="Times New Roman" style:font-name-asian="Times New Roman" style:font-name-complex="Times New Roman"/>
    </style:style>
    <style:style style:name="T58_256" style:family="text">
      <style:text-properties style:font-name="Times New Roman" style:font-name-asian="Times New Roman" style:font-name-complex="Times New Roman"/>
    </style:style>
    <style:style style:name="T58_257" style:family="text">
      <style:text-properties style:font-name="Times New Roman" style:font-name-asian="Times New Roman" style:font-name-complex="Times New Roman"/>
    </style:style>
    <style:style style:name="T58_258" style:family="text">
      <style:text-properties style:font-name="Times New Roman" style:font-name-asian="Times New Roman" style:font-name-complex="Times New Roman"/>
    </style:style>
    <style:style style:name="T58_259" style:family="text">
      <style:text-properties style:font-name="Times New Roman" style:font-name-asian="Times New Roman" style:font-name-complex="Times New Roman"/>
    </style:style>
    <style:style style:name="T58_260" style:family="text">
      <style:text-properties style:font-name="Times New Roman" style:font-name-asian="Times New Roman" style:font-name-complex="Times New Roman"/>
    </style:style>
    <style:style style:name="T58_261" style:family="text">
      <style:text-properties style:font-name="Times New Roman" style:font-name-asian="Times New Roman" style:font-name-complex="Times New Roman"/>
    </style:style>
    <style:style style:name="T58_262" style:family="text">
      <style:text-properties style:font-name="Times New Roman" style:font-name-asian="Times New Roman" style:font-name-complex="Times New Roman"/>
    </style:style>
    <style:style style:name="T58_263" style:family="text">
      <style:text-properties style:font-name="Times New Roman" style:font-name-asian="Times New Roman" style:font-name-complex="Times New Roman"/>
    </style:style>
    <style:style style:name="T58_264" style:family="text">
      <style:text-properties style:font-name="Times New Roman" style:font-name-asian="Times New Roman" style:font-name-complex="Times New Roman"/>
    </style:style>
    <style:style style:name="T58_265" style:family="text">
      <style:text-properties style:font-name="Times New Roman" style:font-name-asian="Times New Roman" style:font-name-complex="Times New Roman"/>
    </style:style>
    <style:style style:name="T58_266" style:family="text">
      <style:text-properties style:font-name="Times New Roman" style:font-name-asian="Times New Roman" style:font-name-complex="Times New Roman"/>
    </style:style>
    <style:style style:name="T58_267" style:family="text">
      <style:text-properties style:font-name="Times New Roman" style:font-name-asian="Times New Roman" style:font-name-complex="Times New Roman"/>
    </style:style>
    <style:style style:name="T58_268" style:family="text">
      <style:text-properties style:font-name="Times New Roman" style:font-name-asian="Times New Roman" style:font-name-complex="Times New Roman"/>
    </style:style>
    <style:style style:name="T58_269" style:family="text">
      <style:text-properties style:font-name="Times New Roman" style:font-name-asian="Times New Roman" style:font-name-complex="Times New Roman"/>
    </style:style>
    <style:style style:name="T58_270" style:family="text">
      <style:text-properties style:font-name="Times New Roman" style:font-name-asian="Times New Roman" style:font-name-complex="Times New Roman"/>
    </style:style>
    <style:style style:name="T58_271" style:family="text">
      <style:text-properties style:font-name="Times New Roman" style:font-name-asian="Times New Roman" style:font-name-complex="Times New Roman"/>
    </style:style>
    <style:style style:name="T58_272" style:family="text">
      <style:text-properties style:font-name="Times New Roman" style:font-name-asian="Times New Roman" style:font-name-complex="Times New Roman"/>
    </style:style>
    <style:style style:name="T58_273" style:family="text">
      <style:text-properties style:font-name="Times New Roman" style:font-name-asian="Times New Roman" style:font-name-complex="Times New Roman"/>
    </style:style>
    <style:style style:name="T58_274" style:family="text">
      <style:text-properties style:font-name="Times New Roman" style:font-name-asian="Times New Roman" style:font-name-complex="Times New Roman"/>
    </style:style>
    <style:style style:name="T58_275" style:family="text">
      <style:text-properties style:font-name="Times New Roman" style:font-name-asian="Times New Roman" style:font-name-complex="Times New Roman"/>
    </style:style>
    <style:style style:name="T58_276" style:family="text">
      <style:text-properties style:font-name="Times New Roman" style:font-name-asian="Times New Roman" style:font-name-complex="Times New Roman"/>
    </style:style>
    <style:style style:name="T58_277" style:family="text">
      <style:text-properties style:font-name="Times New Roman" style:font-name-asian="Times New Roman" style:font-name-complex="Times New Roman"/>
    </style:style>
    <style:style style:name="T58_278" style:family="text">
      <style:text-properties style:font-name="Times New Roman" style:font-name-asian="Times New Roman" style:font-name-complex="Times New Roman"/>
    </style:style>
    <style:style style:name="T58_279" style:family="text">
      <style:text-properties style:font-name="Times New Roman" style:font-name-asian="Times New Roman" style:font-name-complex="Times New Roman"/>
    </style:style>
    <style:style style:name="T58_280" style:family="text">
      <style:text-properties style:font-name="Times New Roman" style:font-name-asian="Times New Roman" style:font-name-complex="Times New Roman"/>
    </style:style>
    <style:style style:name="T58_281" style:family="text">
      <style:text-properties style:font-name="Times New Roman" style:font-name-asian="Times New Roman" style:font-name-complex="Times New Roman"/>
    </style:style>
    <style:style style:name="T58_282" style:family="text">
      <style:text-properties style:font-name="Times New Roman" style:font-name-asian="Times New Roman" style:font-name-complex="Times New Roman"/>
    </style:style>
    <style:style style:name="T58_283" style:family="text">
      <style:text-properties style:font-name="Times New Roman" style:font-name-asian="Times New Roman" style:font-name-complex="Times New Roman"/>
    </style:style>
    <style:style style:name="T58_284" style:family="text">
      <style:text-properties style:font-name="Times New Roman" style:font-name-asian="Times New Roman" style:font-name-complex="Times New Roman"/>
    </style:style>
    <style:style style:name="T58_285" style:family="text">
      <style:text-properties style:font-name="Times New Roman" style:font-name-asian="Times New Roman" style:font-name-complex="Times New Roman"/>
    </style:style>
    <style:style style:name="T58_286" style:family="text">
      <style:text-properties style:font-name="Times New Roman" style:font-name-asian="Times New Roman" style:font-name-complex="Times New Roman"/>
    </style:style>
    <style:style style:name="T58_287" style:family="text">
      <style:text-properties style:font-name="Times New Roman" style:font-name-asian="Times New Roman" style:font-name-complex="Times New Roman"/>
    </style:style>
    <style:style style:name="T58_288" style:family="text">
      <style:text-properties style:font-name="Times New Roman" style:font-name-asian="Times New Roman" style:font-name-complex="Times New Roman"/>
    </style:style>
    <style:style style:name="T58_289" style:family="text">
      <style:text-properties style:font-name="Times New Roman" style:font-name-asian="Times New Roman" style:font-name-complex="Times New Roman"/>
    </style:style>
    <style:style style:name="T58_290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text-align="justify" fo:break-before="auto" fo:text-indent="1.27cm" fo:line-height="150%" style:writing-mode="lr-tb"/>
    </style:style>
    <style:style style:name="T59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9_2" style:family="text">
      <style:text-properties style:font-name="Times New Roman" style:font-name-asian="Times New Roman" style:font-name-complex="Times New Roman"/>
    </style:style>
    <style:style style:name="T59_3" style:family="text">
      <style:text-properties style:font-name="Times New Roman" style:font-name-asian="Times New Roman" style:font-name-complex="Times New Roman"/>
    </style:style>
    <style:style style:name="T59_4" style:family="text">
      <style:text-properties style:font-name="Times New Roman" style:font-name-asian="Times New Roman" style:font-name-complex="Times New Roman"/>
    </style:style>
    <style:style style:name="T59_5" style:family="text">
      <style:text-properties style:font-name="Times New Roman" style:font-name-asian="Times New Roman" style:font-name-complex="Times New Roman"/>
    </style:style>
    <style:style style:name="T59_6" style:family="text">
      <style:text-properties style:font-name="Times New Roman" style:font-name-asian="Times New Roman" style:font-name-complex="Times New Roman"/>
    </style:style>
    <style:style style:name="T59_7" style:family="text">
      <style:text-properties style:font-name="Times New Roman" style:font-name-asian="Times New Roman" style:font-name-complex="Times New Roman"/>
    </style:style>
    <style:style style:name="T59_8" style:family="text">
      <style:text-properties style:font-name="Times New Roman" style:font-name-asian="Times New Roman" style:font-name-complex="Times New Roman"/>
    </style:style>
    <style:style style:name="T59_9" style:family="text">
      <style:text-properties style:font-name="Times New Roman" style:font-name-asian="Times New Roman" style:font-name-complex="Times New Roman"/>
    </style:style>
    <style:style style:name="T59_10" style:family="text">
      <style:text-properties style:font-name="Times New Roman" style:font-name-asian="Times New Roman" style:font-name-complex="Times New Roman"/>
    </style:style>
    <style:style style:name="T59_11" style:family="text">
      <style:text-properties style:font-name="Times New Roman" style:font-name-asian="Times New Roman" style:font-name-complex="Times New Roman"/>
    </style:style>
    <style:style style:name="T59_12" style:family="text">
      <style:text-properties style:font-name="Times New Roman" style:font-name-asian="Times New Roman" style:font-name-complex="Times New Roman"/>
    </style:style>
    <style:style style:name="T59_13" style:family="text">
      <style:text-properties style:font-name="Times New Roman" style:font-name-asian="Times New Roman" style:font-name-complex="Times New Roman"/>
    </style:style>
    <style:style style:name="T59_14" style:family="text">
      <style:text-properties style:font-name="Times New Roman" style:font-name-asian="Times New Roman" style:font-name-complex="Times New Roman"/>
    </style:style>
    <style:style style:name="T59_15" style:family="text">
      <style:text-properties style:font-name="Times New Roman" style:font-name-asian="Times New Roman" style:font-name-complex="Times New Roman"/>
    </style:style>
    <style:style style:name="T59_16" style:family="text">
      <style:text-properties style:font-name="Times New Roman" style:font-name-asian="Times New Roman" style:font-name-complex="Times New Roman"/>
    </style:style>
    <style:style style:name="T59_17" style:family="text">
      <style:text-properties style:font-name="Times New Roman" style:font-name-asian="Times New Roman" style:font-name-complex="Times New Roman"/>
    </style:style>
    <style:style style:name="T59_18" style:family="text">
      <style:text-properties style:font-name="Times New Roman" style:font-name-asian="Times New Roman" style:font-name-complex="Times New Roman"/>
    </style:style>
    <style:style style:name="T59_19" style:family="text">
      <style:text-properties style:font-name="Times New Roman" style:font-name-asian="Times New Roman" style:font-name-complex="Times New Roman"/>
    </style:style>
    <style:style style:name="T59_20" style:family="text">
      <style:text-properties style:font-name="Times New Roman" style:font-name-asian="Times New Roman" style:font-name-complex="Times New Roman"/>
    </style:style>
    <style:style style:name="T59_21" style:family="text">
      <style:text-properties style:font-name="Times New Roman" style:font-name-asian="Times New Roman" style:font-name-complex="Times New Roman"/>
    </style:style>
    <style:style style:name="T59_22" style:family="text">
      <style:text-properties style:font-name="Times New Roman" style:font-name-asian="Times New Roman" style:font-name-complex="Times New Roman"/>
    </style:style>
    <style:style style:name="T59_23" style:family="text">
      <style:text-properties style:font-name="Times New Roman" style:font-name-asian="Times New Roman" style:font-name-complex="Times New Roman"/>
    </style:style>
    <style:style style:name="T59_24" style:family="text">
      <style:text-properties style:font-name="Times New Roman" style:font-name-asian="Times New Roman" style:font-name-complex="Times New Roman"/>
    </style:style>
    <style:style style:name="T59_25" style:family="text">
      <style:text-properties style:font-name="Times New Roman" style:font-name-asian="Times New Roman" style:font-name-complex="Times New Roman"/>
    </style:style>
    <style:style style:name="T59_26" style:family="text">
      <style:text-properties style:font-name="Times New Roman" style:font-name-asian="Times New Roman" style:font-name-complex="Times New Roman"/>
    </style:style>
    <style:style style:name="T59_27" style:family="text">
      <style:text-properties style:font-name="Times New Roman" style:font-name-asian="Times New Roman" style:font-name-complex="Times New Roman"/>
    </style:style>
    <style:style style:name="T59_28" style:family="text">
      <style:text-properties style:font-name="Times New Roman" style:font-name-asian="Times New Roman" style:font-name-complex="Times New Roman"/>
    </style:style>
    <style:style style:name="T59_29" style:family="text">
      <style:text-properties style:font-name="Times New Roman" style:font-name-asian="Times New Roman" style:font-name-complex="Times New Roman"/>
    </style:style>
    <style:style style:name="T59_30" style:family="text">
      <style:text-properties style:font-name="Times New Roman" style:font-name-asian="Times New Roman" style:font-name-complex="Times New Roman"/>
    </style:style>
    <style:style style:name="T59_31" style:family="text">
      <style:text-properties style:font-name="Times New Roman" style:font-name-asian="Times New Roman" style:font-name-complex="Times New Roman"/>
    </style:style>
    <style:style style:name="T59_32" style:family="text">
      <style:text-properties style:font-name="Times New Roman" style:font-name-asian="Times New Roman" style:font-name-complex="Times New Roman"/>
    </style:style>
    <style:style style:name="T59_33" style:family="text">
      <style:text-properties style:font-name="Times New Roman" style:font-name-asian="Times New Roman" style:font-name-complex="Times New Roman"/>
    </style:style>
    <style:style style:name="T59_34" style:family="text">
      <style:text-properties style:font-name="Times New Roman" style:font-name-asian="Times New Roman" style:font-name-complex="Times New Roman"/>
    </style:style>
    <style:style style:name="T59_35" style:family="text">
      <style:text-properties style:font-name="Times New Roman" style:font-name-asian="Times New Roman" style:font-name-complex="Times New Roman"/>
    </style:style>
    <style:style style:name="T59_36" style:family="text">
      <style:text-properties style:font-name="Times New Roman" style:font-name-asian="Times New Roman" style:font-name-complex="Times New Roman"/>
    </style:style>
    <style:style style:name="T59_37" style:family="text">
      <style:text-properties style:font-name="Times New Roman" style:font-name-asian="Times New Roman" style:font-name-complex="Times New Roman"/>
    </style:style>
    <style:style style:name="T59_38" style:family="text">
      <style:text-properties style:font-name="Times New Roman" style:font-name-asian="Times New Roman" style:font-name-complex="Times New Roman"/>
    </style:style>
    <style:style style:name="T59_39" style:family="text">
      <style:text-properties style:font-name="Times New Roman" style:font-name-asian="Times New Roman" style:font-name-complex="Times New Roman"/>
    </style:style>
    <style:style style:name="T59_40" style:family="text">
      <style:text-properties style:font-name="Times New Roman" style:font-name-asian="Times New Roman" style:font-name-complex="Times New Roman"/>
    </style:style>
    <style:style style:name="T59_41" style:family="text">
      <style:text-properties style:font-name="Times New Roman" style:font-name-asian="Times New Roman" style:font-name-complex="Times New Roman"/>
    </style:style>
    <style:style style:name="T59_42" style:family="text">
      <style:text-properties style:font-name="Times New Roman" style:font-name-asian="Times New Roman" style:font-name-complex="Times New Roman"/>
    </style:style>
    <style:style style:name="T59_43" style:family="text">
      <style:text-properties style:font-name="Times New Roman" style:font-name-asian="Times New Roman" style:font-name-complex="Times New Roman"/>
    </style:style>
    <style:style style:name="T59_44" style:family="text">
      <style:text-properties style:font-name="Times New Roman" style:font-name-asian="Times New Roman" style:font-name-complex="Times New Roman"/>
    </style:style>
    <style:style style:name="T59_45" style:family="text">
      <style:text-properties fo:background-color="#ffffff" fo:color="#000000" style:font-name="Times New Roman" style:font-name-asian="Times New Roman" style:font-name-complex="Times New Roman"/>
    </style:style>
    <style:style style:name="T59_46" style:family="text">
      <style:text-properties fo:background-color="#ffffff" fo:color="#000000" style:font-name="Times New Roman" style:font-name-asian="Times New Roman" style:font-name-complex="Times New Roman"/>
    </style:style>
    <style:style style:name="T59_47" style:family="text">
      <style:text-properties fo:background-color="#ffffff" fo:color="#000000" style:font-name="Times New Roman" style:font-name-asian="Times New Roman" style:font-name-complex="Times New Roman"/>
    </style:style>
    <style:style style:name="T59_48" style:family="text">
      <style:text-properties fo:background-color="#ffffff" fo:color="#000000" style:font-name="Times New Roman" style:font-name-asian="Times New Roman" style:font-name-complex="Times New Roman"/>
    </style:style>
    <style:style style:name="T59_49" style:family="text">
      <style:text-properties fo:background-color="#ffffff" fo:color="#000000" style:font-name="Times New Roman" style:font-name-asian="Times New Roman" style:font-name-complex="Times New Roman"/>
    </style:style>
    <style:style style:name="T59_50" style:family="text">
      <style:text-properties fo:background-color="#ffffff" fo:color="#000000" style:font-name="Times New Roman" style:font-name-asian="Times New Roman" style:font-name-complex="Times New Roman"/>
    </style:style>
    <style:style style:name="T59_51" style:family="text">
      <style:text-properties fo:background-color="#ffffff" fo:color="#000000" style:font-name="Times New Roman" style:font-name-asian="Times New Roman" style:font-name-complex="Times New Roman"/>
    </style:style>
    <style:style style:name="T59_52" style:family="text">
      <style:text-properties fo:background-color="#ffffff" fo:color="#000000" style:font-name="Times New Roman" style:font-name-asian="Times New Roman" style:font-name-complex="Times New Roman"/>
    </style:style>
    <style:style style:name="T59_53" style:family="text">
      <style:text-properties fo:background-color="#ffffff" fo:color="#000000" style:font-name="Times New Roman" style:font-name-asian="Times New Roman" style:font-name-complex="Times New Roman"/>
    </style:style>
    <style:style style:name="T59_54" style:family="text">
      <style:text-properties fo:background-color="#ffffff" fo:color="#000000" style:font-name="Times New Roman" style:font-name-asian="Times New Roman" style:font-name-complex="Times New Roman"/>
    </style:style>
    <style:style style:name="T59_55" style:family="text">
      <style:text-properties fo:background-color="#ffffff" fo:color="#000000" style:font-name="Times New Roman" style:font-name-asian="Times New Roman" style:font-name-complex="Times New Roman"/>
    </style:style>
    <style:style style:name="T59_56" style:family="text">
      <style:text-properties fo:background-color="#ffffff" fo:color="#000000" style:font-name="Times New Roman" style:font-name-asian="Times New Roman" style:font-name-complex="Times New Roman"/>
    </style:style>
    <style:style style:name="T59_57" style:family="text">
      <style:text-properties fo:background-color="#ffffff" fo:color="#000000" style:font-name="Times New Roman" style:font-name-asian="Times New Roman" style:font-name-complex="Times New Roman"/>
    </style:style>
    <style:style style:name="T59_58" style:family="text">
      <style:text-properties fo:background-color="#ffffff" fo:color="#000000" style:font-name="Times New Roman" style:font-name-asian="Times New Roman" style:font-name-complex="Times New Roman"/>
    </style:style>
    <style:style style:name="T59_59" style:family="text">
      <style:text-properties fo:background-color="#ffffff" fo:color="#000000" style:font-name="Times New Roman" style:font-name-asian="Times New Roman" style:font-name-complex="Times New Roman"/>
    </style:style>
    <style:style style:name="T59_60" style:family="text">
      <style:text-properties fo:background-color="#ffffff" fo:color="#000000" style:font-name="Times New Roman" style:font-name-asian="Times New Roman" style:font-name-complex="Times New Roman"/>
    </style:style>
    <style:style style:name="T59_61" style:family="text">
      <style:text-properties fo:background-color="#ffffff" fo:color="#000000" style:font-name="Times New Roman" style:font-name-asian="Times New Roman" style:font-name-complex="Times New Roman"/>
    </style:style>
    <style:style style:name="T59_62" style:family="text">
      <style:text-properties fo:background-color="#ffffff" fo:color="#000000" style:font-name="Times New Roman" style:font-name-asian="Times New Roman" style:font-name-complex="Times New Roman"/>
    </style:style>
    <style:style style:name="T59_63" style:family="text">
      <style:text-properties fo:background-color="#ffffff" fo:color="#000000" style:font-name="Times New Roman" style:font-name-asian="Times New Roman" style:font-name-complex="Times New Roman"/>
    </style:style>
    <style:style style:name="T59_64" style:family="text">
      <style:text-properties fo:background-color="#ffffff" fo:color="#000000" style:font-name="Times New Roman" style:font-name-asian="Times New Roman" style:font-name-complex="Times New Roman"/>
    </style:style>
    <style:style style:name="T59_65" style:family="text">
      <style:text-properties fo:background-color="#ffffff" fo:color="#000000" style:font-name="Times New Roman" style:font-name-asian="Times New Roman" style:font-name-complex="Times New Roman"/>
    </style:style>
    <style:style style:name="T59_66" style:family="text">
      <style:text-properties fo:background-color="#ffffff" fo:color="#000000" style:font-name="Times New Roman" style:font-name-asian="Times New Roman" style:font-name-complex="Times New Roman"/>
    </style:style>
    <style:style style:name="T59_67" style:family="text">
      <style:text-properties fo:background-color="#ffffff" fo:color="#000000" style:font-name="Times New Roman" style:font-name-asian="Times New Roman" style:font-name-complex="Times New Roman"/>
    </style:style>
    <style:style style:name="T59_68" style:family="text">
      <style:text-properties fo:background-color="#ffffff" fo:color="#000000" style:font-name="Times New Roman" style:font-name-asian="Times New Roman" style:font-name-complex="Times New Roman"/>
    </style:style>
    <style:style style:name="T59_69" style:family="text">
      <style:text-properties fo:background-color="#ffffff" fo:color="#000000" style:font-name="Times New Roman" style:font-name-asian="Times New Roman" style:font-name-complex="Times New Roman"/>
    </style:style>
    <style:style style:name="T59_70" style:family="text">
      <style:text-properties fo:background-color="#ffffff" fo:color="#000000" style:font-name="Times New Roman" style:font-name-asian="Times New Roman" style:font-name-complex="Times New Roman"/>
    </style:style>
    <style:style style:name="T59_71" style:family="text">
      <style:text-properties fo:background-color="#ffffff" fo:color="#000000" style:font-name="Times New Roman" style:font-name-asian="Times New Roman" style:font-name-complex="Times New Roman"/>
    </style:style>
    <style:style style:name="T59_72" style:family="text">
      <style:text-properties fo:background-color="#ffffff" fo:color="#000000" style:font-name="Times New Roman" style:font-name-asian="Times New Roman" style:font-name-complex="Times New Roman"/>
    </style:style>
    <style:style style:name="T59_73" style:family="text">
      <style:text-properties fo:background-color="#ffffff" fo:color="#000000" style:font-name="Times New Roman" style:font-name-asian="Times New Roman" style:font-name-complex="Times New Roman"/>
    </style:style>
    <style:style style:name="T59_74" style:family="text">
      <style:text-properties fo:background-color="#ffffff" fo:color="#000000" style:font-name="Times New Roman" style:font-name-asian="Times New Roman" style:font-name-complex="Times New Roman"/>
    </style:style>
    <style:style style:name="T59_75" style:family="text">
      <style:text-properties fo:background-color="#ffffff" fo:color="#000000" style:font-name="Times New Roman" style:font-name-asian="Times New Roman" style:font-name-complex="Times New Roman"/>
    </style:style>
    <style:style style:name="T59_76" style:family="text">
      <style:text-properties fo:background-color="#ffffff" fo:color="#000000" style:font-name="Times New Roman" style:font-name-asian="Times New Roman" style:font-name-complex="Times New Roman"/>
    </style:style>
    <style:style style:name="T59_77" style:family="text">
      <style:text-properties fo:background-color="#ffffff" fo:color="#000000" style:font-name="Times New Roman" style:font-name-asian="Times New Roman" style:font-name-complex="Times New Roman"/>
    </style:style>
    <style:style style:name="T59_78" style:family="text">
      <style:text-properties fo:background-color="#ffffff" fo:color="#000000" style:font-name="Times New Roman" style:font-name-asian="Times New Roman" style:font-name-complex="Times New Roman"/>
    </style:style>
    <style:style style:name="T59_79" style:family="text">
      <style:text-properties fo:background-color="#ffffff" fo:color="#000000" style:font-name="Times New Roman" style:font-name-asian="Times New Roman" style:font-name-complex="Times New Roman"/>
    </style:style>
    <style:style style:name="T59_80" style:family="text">
      <style:text-properties fo:background-color="#ffffff" fo:color="#000000" style:font-name="Times New Roman" style:font-name-asian="Times New Roman" style:font-name-complex="Times New Roman"/>
    </style:style>
    <style:style style:name="T59_81" style:family="text">
      <style:text-properties fo:background-color="#ffffff" fo:color="#000000" style:font-name="Times New Roman" style:font-name-asian="Times New Roman" style:font-name-complex="Times New Roman"/>
    </style:style>
    <style:style style:name="T59_82" style:family="text">
      <style:text-properties fo:background-color="#ffffff" fo:color="#000000" style:font-name="Times New Roman" style:font-name-asian="Times New Roman" style:font-name-complex="Times New Roman"/>
    </style:style>
    <style:style style:name="T59_83" style:family="text">
      <style:text-properties fo:background-color="#ffffff" fo:color="#000000" style:font-name="Times New Roman" style:font-name-asian="Times New Roman" style:font-name-complex="Times New Roman"/>
    </style:style>
    <style:style style:name="T59_84" style:family="text">
      <style:text-properties fo:background-color="#ffffff" fo:color="#000000" style:font-name="Times New Roman" style:font-name-asian="Times New Roman" style:font-name-complex="Times New Roman"/>
    </style:style>
    <style:style style:name="T59_85" style:family="text">
      <style:text-properties fo:background-color="#ffffff" fo:color="#000000" style:font-name="Times New Roman" style:font-name-asian="Times New Roman" style:font-name-complex="Times New Roman"/>
    </style:style>
    <style:style style:name="T59_86" style:family="text">
      <style:text-properties fo:background-color="#ffffff" fo:color="#000000" style:font-name="Times New Roman" style:font-name-asian="Times New Roman" style:font-name-complex="Times New Roman"/>
    </style:style>
    <style:style style:name="T59_87" style:family="text">
      <style:text-properties fo:background-color="#ffffff" fo:color="#000000" style:font-name="Times New Roman" style:font-name-asian="Times New Roman" style:font-name-complex="Times New Roman"/>
    </style:style>
    <style:style style:name="T59_88" style:family="text">
      <style:text-properties fo:background-color="#ffffff" fo:color="#000000" style:font-name="Times New Roman" style:font-name-asian="Times New Roman" style:font-name-complex="Times New Roman"/>
    </style:style>
    <style:style style:name="T59_89" style:family="text">
      <style:text-properties fo:background-color="#ffffff" fo:color="#000000" style:font-name="Times New Roman" style:font-name-asian="Times New Roman" style:font-name-complex="Times New Roman"/>
    </style:style>
    <style:style style:name="T59_90" style:family="text">
      <style:text-properties fo:background-color="#ffffff" fo:color="#000000" style:font-name="Times New Roman" style:font-name-asian="Times New Roman" style:font-name-complex="Times New Roman"/>
    </style:style>
    <style:style style:name="T59_91" style:family="text">
      <style:text-properties fo:background-color="#ffffff" fo:color="#000000" style:font-name="Times New Roman" style:font-name-asian="Times New Roman" style:font-name-complex="Times New Roman"/>
    </style:style>
    <style:style style:name="T59_92" style:family="text">
      <style:text-properties fo:background-color="#ffffff" fo:color="#000000" style:font-name="Times New Roman" style:font-name-asian="Times New Roman" style:font-name-complex="Times New Roman"/>
    </style:style>
    <style:style style:name="T59_93" style:family="text">
      <style:text-properties fo:background-color="#ffffff" fo:color="#000000" style:font-name="Times New Roman" style:font-name-asian="Times New Roman" style:font-name-complex="Times New Roman"/>
    </style:style>
    <style:style style:name="T59_94" style:family="text">
      <style:text-properties fo:background-color="#ffffff" fo:color="#000000" style:font-name="Times New Roman" style:font-name-asian="Times New Roman" style:font-name-complex="Times New Roman"/>
    </style:style>
    <style:style style:name="T59_95" style:family="text">
      <style:text-properties fo:background-color="#ffffff" fo:color="#000000" style:font-name="Times New Roman" style:font-name-asian="Times New Roman" style:font-name-complex="Times New Roman"/>
    </style:style>
    <style:style style:name="T59_96" style:family="text">
      <style:text-properties fo:background-color="#ffffff" fo:color="#000000" style:font-name="Times New Roman" style:font-name-asian="Times New Roman" style:font-name-complex="Times New Roman"/>
    </style:style>
    <style:style style:name="T59_97" style:family="text">
      <style:text-properties fo:background-color="#ffffff" fo:color="#000000" style:font-name="Times New Roman" style:font-name-asian="Times New Roman" style:font-name-complex="Times New Roman"/>
    </style:style>
    <style:style style:name="T59_98" style:family="text">
      <style:text-properties fo:background-color="#ffffff" fo:color="#000000" style:font-name="Times New Roman" style:font-name-asian="Times New Roman" style:font-name-complex="Times New Roman"/>
    </style:style>
    <style:style style:name="T59_99" style:family="text">
      <style:text-properties fo:background-color="#ffffff" fo:color="#000000" style:font-name="Times New Roman" style:font-name-asian="Times New Roman" style:font-name-complex="Times New Roman"/>
    </style:style>
    <style:style style:name="T59_100" style:family="text">
      <style:text-properties fo:background-color="#ffffff" fo:color="#000000" style:font-name="Times New Roman" style:font-name-asian="Times New Roman" style:font-name-complex="Times New Roman"/>
    </style:style>
    <style:style style:name="T59_101" style:family="text">
      <style:text-properties fo:background-color="#ffffff" fo:color="#000000" style:font-name="Times New Roman" style:font-name-asian="Times New Roman" style:font-name-complex="Times New Roman"/>
    </style:style>
    <style:style style:name="T59_102" style:family="text">
      <style:text-properties fo:background-color="#ffffff" fo:color="#000000" style:font-name="Times New Roman" style:font-name-asian="Times New Roman" style:font-name-complex="Times New Roman"/>
    </style:style>
    <style:style style:name="T59_103" style:family="text">
      <style:text-properties fo:background-color="#ffffff" fo:color="#000000" style:font-name="Times New Roman" style:font-name-asian="Times New Roman" style:font-name-complex="Times New Roman"/>
    </style:style>
    <style:style style:name="T59_104" style:family="text">
      <style:text-properties fo:background-color="#ffffff" fo:color="#000000" style:font-name="Times New Roman" style:font-name-asian="Times New Roman" style:font-name-complex="Times New Roman"/>
    </style:style>
    <style:style style:name="T59_105" style:family="text">
      <style:text-properties fo:background-color="#ffffff" fo:color="#000000" style:font-name="Times New Roman" style:font-name-asian="Times New Roman" style:font-name-complex="Times New Roman"/>
    </style:style>
    <style:style style:name="T59_106" style:family="text">
      <style:text-properties fo:background-color="#ffffff" fo:color="#000000" style:font-name="Times New Roman" style:font-name-asian="Times New Roman" style:font-name-complex="Times New Roman"/>
    </style:style>
    <style:style style:name="T59_107" style:family="text">
      <style:text-properties fo:background-color="#ffffff" fo:color="#000000" style:font-name="Times New Roman" style:font-name-asian="Times New Roman" style:font-name-complex="Times New Roman"/>
    </style:style>
    <style:style style:name="P60" style:family="paragraph" style:parent-style-name="Standard">
      <style:paragraph-properties fo:text-align="justify" fo:break-before="auto" fo:text-indent="1.251cm" fo:line-height="150%" style:writing-mode="lr-tb"/>
    </style:style>
    <style:style style:name="T60_1" style:family="text">
      <style:text-properties fo:background-color="#ffffff" fo:color="#000000" style:font-name="Times New Roman" style:font-name-asian="Times New Roman" style:font-name-complex="Times New Roman"/>
    </style:style>
    <style:style style:name="T60_2" style:family="text">
      <style:text-properties fo:background-color="#ffffff" fo:color="#000000" style:font-name="Times New Roman" style:font-name-asian="Times New Roman" style:font-name-complex="Times New Roman"/>
    </style:style>
    <style:style style:name="T60_3" style:family="text">
      <style:text-properties fo:background-color="#ffffff" fo:color="#000000" style:font-name="Times New Roman" style:font-name-asian="Times New Roman" style:font-name-complex="Times New Roman"/>
    </style:style>
    <style:style style:name="T60_4" style:family="text">
      <style:text-properties fo:background-color="#ffffff" fo:color="#000000" style:font-name="Times New Roman" style:font-name-asian="Times New Roman" style:font-name-complex="Times New Roman"/>
    </style:style>
    <style:style style:name="T60_5" style:family="text">
      <style:text-properties fo:background-color="#ffffff" fo:color="#000000" style:font-name="Times New Roman" style:font-name-asian="Times New Roman" style:font-name-complex="Times New Roman"/>
    </style:style>
    <style:style style:name="T60_6" style:family="text">
      <style:text-properties fo:background-color="#ffffff" fo:color="#000000" style:font-name="Times New Roman" style:font-name-asian="Times New Roman" style:font-name-complex="Times New Roman"/>
    </style:style>
    <style:style style:name="T60_7" style:family="text">
      <style:text-properties fo:background-color="#ffffff" fo:color="#000000" style:font-name="Times New Roman" style:font-name-asian="Times New Roman" style:font-name-complex="Times New Roman"/>
    </style:style>
    <style:style style:name="T60_8" style:family="text">
      <style:text-properties fo:background-color="#ffffff" fo:color="#000000" style:font-name="Times New Roman" style:font-name-asian="Times New Roman" style:font-name-complex="Times New Roman"/>
    </style:style>
    <style:style style:name="T60_9" style:family="text" style:parent-style-name="Standard"/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fo:background-color="#ffffff" fo:color="#000000" style:font-name="Times New Roman" style:font-name-asian="Times New Roman" style:font-name-complex="Times New Roman"/>
    </style:style>
    <style:style style:name="T61_8" style:family="text">
      <style:text-properties fo:background-color="#ffffff" fo:color="#000000" style:font-name="Times New Roman" style:font-name-asian="Times New Roman" style:font-name-complex="Times New Roman"/>
    </style:style>
    <style:style style:name="T61_9" style:family="text">
      <style:text-properties fo:background-color="#ffffff" fo:color="#000000" style:font-name="Times New Roman" style:font-name-asian="Times New Roman" style:font-name-complex="Times New Roman"/>
    </style:style>
    <style:style style:name="T61_10" style:family="text">
      <style:text-properties fo:background-color="#ffffff" fo:color="#000000" style:font-name="Times New Roman" style:font-name-asian="Times New Roman" style:font-name-complex="Times New Roman"/>
    </style:style>
    <style:style style:name="T61_11" style:family="text">
      <style:text-properties fo:background-color="#ffffff" fo:color="#000000" style:font-name="Times New Roman" style:font-name-asian="Times New Roman" style:font-name-complex="Times New Roman"/>
    </style:style>
    <style:style style:name="T61_12" style:family="text">
      <style:text-properties fo:background-color="#ffffff" fo:color="#000000" style:font-name="Times New Roman" style:font-name-asian="Times New Roman" style:font-name-complex="Times New Roman"/>
    </style:style>
    <style:style style:name="T61_13" style:family="text">
      <style:text-properties fo:background-color="#ffffff" fo:color="#000000" style:font-name="Times New Roman" style:font-name-asian="Times New Roman" style:font-name-complex="Times New Roman"/>
    </style:style>
    <style:style style:name="T61_14" style:family="text">
      <style:text-properties fo:background-color="#ffffff" fo:color="#000000" style:font-name="Times New Roman" style:font-name-asian="Times New Roman" style:font-name-complex="Times New Roman"/>
    </style:style>
    <style:style style:name="T61_15" style:family="text">
      <style:text-properties fo:background-color="#ffffff" fo:color="#000000" style:font-name="Times New Roman" style:font-name-asian="Times New Roman" style:font-name-complex="Times New Roman"/>
    </style:style>
    <style:style style:name="T61_16" style:family="text">
      <style:text-properties fo:background-color="#ffffff" fo:color="#000000" style:font-name="Times New Roman" style:font-name-asian="Times New Roman" style:font-name-complex="Times New Roman"/>
    </style:style>
    <style:style style:name="T61_17" style:family="text">
      <style:text-properties fo:background-color="#ffffff" fo:color="#000000" style:font-name="Times New Roman" style:font-name-asian="Times New Roman" style:font-name-complex="Times New Roman"/>
    </style:style>
    <style:style style:name="T61_18" style:family="text">
      <style:text-properties fo:background-color="#ffffff" fo:color="#000000" style:font-name="Times New Roman" style:font-name-asian="Times New Roman" style:font-name-complex="Times New Roman"/>
    </style:style>
    <style:style style:name="T61_19" style:family="text">
      <style:text-properties fo:background-color="#ffffff" fo:color="#000000" style:font-name="Times New Roman" style:font-name-asian="Times New Roman" style:font-name-complex="Times New Roman"/>
    </style:style>
    <style:style style:name="T61_20" style:family="text">
      <style:text-properties fo:background-color="#ffffff" fo:color="#000000" style:font-name="Times New Roman" style:font-name-asian="Times New Roman" style:font-name-complex="Times New Roman"/>
    </style:style>
    <style:style style:name="T61_21" style:family="text">
      <style:text-properties fo:background-color="#ffffff" fo:color="#000000" style:font-name="Times New Roman" style:font-name-asian="Times New Roman" style:font-name-complex="Times New Roman"/>
    </style:style>
    <style:style style:name="T61_22" style:family="text">
      <style:text-properties fo:background-color="#ffffff" fo:color="#000000" style:font-name="Times New Roman" style:font-name-asian="Times New Roman" style:font-name-complex="Times New Roman"/>
    </style:style>
    <style:style style:name="T61_23" style:family="text">
      <style:text-properties fo:background-color="#ffffff" fo:color="#000000" style:font-name="Times New Roman" style:font-name-asian="Times New Roman" style:font-name-complex="Times New Roman"/>
    </style:style>
    <style:style style:name="T61_24" style:family="text">
      <style:text-properties fo:background-color="#ffffff" fo:color="#000000" style:font-name="Times New Roman" style:font-name-asian="Times New Roman" style:font-name-complex="Times New Roman"/>
    </style:style>
    <style:style style:name="T61_25" style:family="text">
      <style:text-properties fo:background-color="#ffffff" fo:color="#000000" style:font-name="Times New Roman" style:font-name-asian="Times New Roman" style:font-name-complex="Times New Roman"/>
    </style:style>
    <style:style style:name="T61_26" style:family="text">
      <style:text-properties fo:background-color="#ffffff" fo:color="#000000" style:font-name="Times New Roman" style:font-name-asian="Times New Roman" style:font-name-complex="Times New Roman"/>
    </style:style>
    <style:style style:name="T61_27" style:family="text">
      <style:text-properties fo:background-color="#ffffff" fo:color="#000000" style:font-name="Times New Roman" style:font-name-asian="Times New Roman" style:font-name-complex="Times New Roman"/>
    </style:style>
    <style:style style:name="T61_28" style:family="text">
      <style:text-properties fo:background-color="#ffffff" fo:color="#000000" style:font-name="Times New Roman" style:font-name-asian="Times New Roman" style:font-name-complex="Times New Roman"/>
    </style:style>
    <style:style style:name="T61_29" style:family="text">
      <style:text-properties fo:background-color="#ffffff" fo:color="#000000" style:font-name="Times New Roman" style:font-name-asian="Times New Roman" style:font-name-complex="Times New Roman"/>
    </style:style>
    <style:style style:name="T61_30" style:family="text">
      <style:text-properties fo:background-color="#ffffff" fo:color="#000000" style:font-name="Times New Roman" style:font-name-asian="Times New Roman" style:font-name-complex="Times New Roman"/>
    </style:style>
    <style:style style:name="T61_31" style:family="text">
      <style:text-properties fo:background-color="#ffffff" fo:color="#000000" style:font-name="Times New Roman" style:font-name-asian="Times New Roman" style:font-name-complex="Times New Roman"/>
    </style:style>
    <style:style style:name="T61_32" style:family="text">
      <style:text-properties fo:background-color="#ffffff" fo:color="#000000" style:font-name="Times New Roman" style:font-name-asian="Times New Roman" style:font-name-complex="Times New Roman"/>
    </style:style>
    <style:style style:name="T61_33" style:family="text">
      <style:text-properties fo:background-color="#ffffff" fo:color="#000000" style:font-name="Times New Roman" style:font-name-asian="Times New Roman" style:font-name-complex="Times New Roman"/>
    </style:style>
    <style:style style:name="T61_34" style:family="text">
      <style:text-properties fo:background-color="#ffffff" fo:color="#000000" style:font-name="Times New Roman" style:font-name-asian="Times New Roman" style:font-name-complex="Times New Roman"/>
    </style:style>
    <style:style style:name="T61_35" style:family="text">
      <style:text-properties fo:background-color="#ffffff" fo:color="#000000" style:font-name="Times New Roman" style:font-name-asian="Times New Roman" style:font-name-complex="Times New Roman"/>
    </style:style>
    <style:style style:name="T61_36" style:family="text">
      <style:text-properties fo:background-color="#ffffff" fo:color="#000000" style:font-name="Times New Roman" style:font-name-asian="Times New Roman" style:font-name-complex="Times New Roman"/>
    </style:style>
    <style:style style:name="T61_37" style:family="text">
      <style:text-properties fo:background-color="#ffffff" fo:color="#000000" style:font-name="Times New Roman" style:font-name-asian="Times New Roman" style:font-name-complex="Times New Roman"/>
    </style:style>
    <style:style style:name="T61_38" style:family="text">
      <style:text-properties fo:background-color="#ffffff" fo:color="#000000" style:font-name="Times New Roman" style:font-name-asian="Times New Roman" style:font-name-complex="Times New Roman"/>
    </style:style>
    <style:style style:name="T61_39" style:family="text">
      <style:text-properties fo:background-color="#ffffff" fo:color="#000000" style:font-name="Times New Roman" style:font-name-asian="Times New Roman" style:font-name-complex="Times New Roman"/>
    </style:style>
    <style:style style:name="T61_40" style:family="text">
      <style:text-properties fo:background-color="#ffffff" fo:color="#000000" style:font-name="Times New Roman" style:font-name-asian="Times New Roman" style:font-name-complex="Times New Roman"/>
    </style:style>
    <style:style style:name="T61_41" style:family="text">
      <style:text-properties fo:background-color="#ffffff" fo:color="#000000" style:font-name="Times New Roman" style:font-name-asian="Times New Roman" style:font-name-complex="Times New Roman"/>
    </style:style>
    <style:style style:name="T61_42" style:family="text">
      <style:text-properties fo:background-color="#ffffff" fo:color="#000000" style:font-name="Times New Roman" style:font-name-asian="Times New Roman" style:font-name-complex="Times New Roman"/>
    </style:style>
    <style:style style:name="T61_43" style:family="text">
      <style:text-properties fo:background-color="#ffffff" fo:color="#000000" style:font-name="Times New Roman" style:font-name-asian="Times New Roman" style:font-name-complex="Times New Roman"/>
    </style:style>
    <style:style style:name="T61_44" style:family="text">
      <style:text-properties fo:background-color="#ffffff" fo:color="#000000" style:font-name="Times New Roman" style:font-name-asian="Times New Roman" style:font-name-complex="Times New Roman"/>
    </style:style>
    <style:style style:name="T61_45" style:family="text">
      <style:text-properties fo:background-color="#ffffff" fo:color="#000000" style:font-name="Times New Roman" style:font-name-asian="Times New Roman" style:font-name-complex="Times New Roman"/>
    </style:style>
    <style:style style:name="T61_46" style:family="text">
      <style:text-properties fo:background-color="#ffffff" fo:color="#000000" style:font-name="Times New Roman" style:font-name-asian="Times New Roman" style:font-name-complex="Times New Roman"/>
    </style:style>
    <style:style style:name="T61_47" style:family="text">
      <style:text-properties fo:background-color="#ffffff" fo:color="#000000" style:font-name="Times New Roman" style:font-name-asian="Times New Roman" style:font-name-complex="Times New Roman"/>
    </style:style>
    <style:style style:name="T61_48" style:family="text">
      <style:text-properties fo:background-color="#ffffff" fo:color="#000000" style:font-name="Times New Roman" style:font-name-asian="Times New Roman" style:font-name-complex="Times New Roman"/>
    </style:style>
    <style:style style:name="T61_49" style:family="text">
      <style:text-properties fo:background-color="#ffffff" fo:color="#000000" style:font-name="Times New Roman" style:font-name-asian="Times New Roman" style:font-name-complex="Times New Roman"/>
    </style:style>
    <style:style style:name="T61_50" style:family="text">
      <style:text-properties fo:background-color="#ffffff" fo:color="#000000" style:font-name="Times New Roman" style:font-name-asian="Times New Roman" style:font-name-complex="Times New Roman"/>
    </style:style>
    <style:style style:name="T61_51" style:family="text">
      <style:text-properties fo:background-color="#ffffff" fo:color="#000000" style:font-name="Times New Roman" style:font-name-asian="Times New Roman" style:font-name-complex="Times New Roman"/>
    </style:style>
    <style:style style:name="T61_52" style:family="text">
      <style:text-properties fo:background-color="#ffffff" fo:color="#000000" style:font-name="Times New Roman" style:font-name-asian="Times New Roman" style:font-name-complex="Times New Roman"/>
    </style:style>
    <style:style style:name="T61_53" style:family="text">
      <style:text-properties fo:background-color="#ffffff" fo:color="#000000" style:font-name="Times New Roman" style:font-name-asian="Times New Roman" style:font-name-complex="Times New Roman"/>
    </style:style>
    <style:style style:name="T61_54" style:family="text">
      <style:text-properties fo:background-color="#ffffff" fo:color="#000000" style:font-name="Times New Roman" style:font-name-asian="Times New Roman" style:font-name-complex="Times New Roman"/>
    </style:style>
    <style:style style:name="T61_55" style:family="text">
      <style:text-properties fo:background-color="#ffffff" fo:color="#000000" style:font-name="Times New Roman" style:font-name-asian="Times New Roman" style:font-name-complex="Times New Roman"/>
    </style:style>
    <style:style style:name="T61_56" style:family="text">
      <style:text-properties fo:background-color="#ffffff" fo:color="#000000" style:font-name="Times New Roman" style:font-name-asian="Times New Roman" style:font-name-complex="Times New Roman"/>
    </style:style>
    <style:style style:name="T61_57" style:family="text">
      <style:text-properties fo:background-color="#ffffff" fo:color="#000000" style:font-name="Times New Roman" style:font-name-asian="Times New Roman" style:font-name-complex="Times New Roman"/>
    </style:style>
    <style:style style:name="T61_58" style:family="text">
      <style:text-properties fo:background-color="#ffffff" fo:color="#000000" style:font-name="Times New Roman" style:font-name-asian="Times New Roman" style:font-name-complex="Times New Roman"/>
    </style:style>
    <style:style style:name="T61_59" style:family="text">
      <style:text-properties fo:background-color="#ffffff" fo:color="#000000" style:font-name="Times New Roman" style:font-name-asian="Times New Roman" style:font-name-complex="Times New Roman"/>
    </style:style>
    <style:style style:name="T61_60" style:family="text">
      <style:text-properties fo:background-color="#ffffff" fo:color="#000000" style:font-name="Times New Roman" style:font-name-asian="Times New Roman" style:font-name-complex="Times New Roman"/>
    </style:style>
    <style:style style:name="T61_61" style:family="text">
      <style:text-properties fo:background-color="#ffffff" fo:color="#000000" style:font-name="Times New Roman" style:font-name-asian="Times New Roman" style:font-name-complex="Times New Roman"/>
    </style:style>
    <style:style style:name="T61_62" style:family="text">
      <style:text-properties fo:background-color="#ffffff" fo:color="#000000" style:font-name="Times New Roman" style:font-name-asian="Times New Roman" style:font-name-complex="Times New Roman"/>
    </style:style>
    <style:style style:name="T61_63" style:family="text">
      <style:text-properties fo:background-color="#ffffff" fo:color="#000000" style:font-name="Times New Roman" style:font-name-asian="Times New Roman" style:font-name-complex="Times New Roman"/>
    </style:style>
    <style:style style:name="T61_64" style:family="text">
      <style:text-properties fo:background-color="#ffffff" fo:color="#000000" style:font-name="Times New Roman" style:font-name-asian="Times New Roman" style:font-name-complex="Times New Roman"/>
    </style:style>
    <style:style style:name="T61_65" style:family="text">
      <style:text-properties fo:background-color="#ffffff" fo:color="#000000" style:font-name="Times New Roman" style:font-name-asian="Times New Roman" style:font-name-complex="Times New Roman"/>
    </style:style>
    <style:style style:name="T61_66" style:family="text">
      <style:text-properties fo:background-color="#ffffff" fo:color="#000000" style:font-name="Times New Roman" style:font-name-asian="Times New Roman" style:font-name-complex="Times New Roman"/>
    </style:style>
    <style:style style:name="T61_67" style:family="text">
      <style:text-properties fo:background-color="#ffffff" fo:color="#000000" style:font-name="Times New Roman" style:font-name-asian="Times New Roman" style:font-name-complex="Times New Roman"/>
    </style:style>
    <style:style style:name="T61_68" style:family="text">
      <style:text-properties fo:background-color="#ffffff" fo:color="#000000" style:font-name="Times New Roman" style:font-name-asian="Times New Roman" style:font-name-complex="Times New Roman"/>
    </style:style>
    <style:style style:name="T61_69" style:family="text">
      <style:text-properties fo:background-color="#ffffff" fo:color="#000000" style:font-name="Times New Roman" style:font-name-asian="Times New Roman" style:font-name-complex="Times New Roman"/>
    </style:style>
    <style:style style:name="T61_70" style:family="text">
      <style:text-properties fo:background-color="#ffffff" fo:color="#000000" style:font-name="Times New Roman" style:font-name-asian="Times New Roman" style:font-name-complex="Times New Roman"/>
    </style:style>
    <style:style style:name="T61_71" style:family="text">
      <style:text-properties fo:background-color="#ffffff" fo:color="#000000" style:font-name="Times New Roman" style:font-name-asian="Times New Roman" style:font-name-complex="Times New Roman"/>
    </style:style>
    <style:style style:name="T61_72" style:family="text">
      <style:text-properties fo:background-color="#ffffff" fo:color="#000000" style:font-name="Times New Roman" style:font-name-asian="Times New Roman" style:font-name-complex="Times New Roman"/>
    </style:style>
    <style:style style:name="T61_73" style:family="text">
      <style:text-properties fo:background-color="#ffffff" fo:color="#000000" style:font-name="Times New Roman" style:font-name-asian="Times New Roman" style:font-name-complex="Times New Roman"/>
    </style:style>
    <style:style style:name="T61_74" style:family="text">
      <style:text-properties fo:background-color="#ffffff" fo:color="#000000" style:font-name="Times New Roman" style:font-name-asian="Times New Roman" style:font-name-complex="Times New Roman"/>
    </style:style>
    <style:style style:name="T61_75" style:family="text">
      <style:text-properties fo:background-color="#ffffff" fo:color="#000000" style:font-name="Times New Roman" style:font-name-asian="Times New Roman" style:font-name-complex="Times New Roman"/>
    </style:style>
    <style:style style:name="T61_76" style:family="text">
      <style:text-properties fo:background-color="#ffffff" fo:color="#000000" style:font-name="Times New Roman" style:font-name-asian="Times New Roman" style:font-name-complex="Times New Roman"/>
    </style:style>
    <style:style style:name="T61_77" style:family="text">
      <style:text-properties fo:background-color="#ffffff" fo:color="#000000" style:font-name="Times New Roman" style:font-name-asian="Times New Roman" style:font-name-complex="Times New Roman"/>
    </style:style>
    <style:style style:name="T61_78" style:family="text">
      <style:text-properties fo:background-color="#ffffff" fo:color="#000000" style:font-name="Times New Roman" style:font-name-asian="Times New Roman" style:font-name-complex="Times New Roman"/>
    </style:style>
    <style:style style:name="T61_79" style:family="text">
      <style:text-properties fo:background-color="#ffffff" fo:color="#000000" style:font-name="Times New Roman" style:font-name-asian="Times New Roman" style:font-name-complex="Times New Roman"/>
    </style:style>
    <style:style style:name="T61_80" style:family="text">
      <style:text-properties fo:background-color="#ffffff" fo:color="#000000" style:font-name="Times New Roman" style:font-name-asian="Times New Roman" style:font-name-complex="Times New Roman"/>
    </style:style>
    <style:style style:name="T61_81" style:family="text">
      <style:text-properties fo:background-color="#ffffff" fo:color="#000000" style:font-name="Times New Roman" style:font-name-asian="Times New Roman" style:font-name-complex="Times New Roman"/>
    </style:style>
    <style:style style:name="T61_82" style:family="text">
      <style:text-properties fo:background-color="#ffffff" fo:color="#000000" style:font-name="Times New Roman" style:font-name-asian="Times New Roman" style:font-name-complex="Times New Roman"/>
    </style:style>
    <style:style style:name="T61_83" style:family="text">
      <style:text-properties fo:background-color="#ffffff" fo:color="#000000" style:font-name="Times New Roman" style:font-name-asian="Times New Roman" style:font-name-complex="Times New Roman"/>
    </style:style>
    <style:style style:name="T61_84" style:family="text">
      <style:text-properties fo:background-color="#ffffff" fo:color="#000000" style:font-name="Times New Roman" style:font-name-asian="Times New Roman" style:font-name-complex="Times New Roman"/>
    </style:style>
    <style:style style:name="T61_85" style:family="text">
      <style:text-properties fo:background-color="#ffffff" fo:color="#000000" style:font-name="Times New Roman" style:font-name-asian="Times New Roman" style:font-name-complex="Times New Roman"/>
    </style:style>
    <style:style style:name="T61_86" style:family="text">
      <style:text-properties fo:background-color="#ffffff" fo:color="#000000" style:font-name="Times New Roman" style:font-name-asian="Times New Roman" style:font-name-complex="Times New Roman"/>
    </style:style>
    <style:style style:name="T61_87" style:family="text">
      <style:text-properties fo:background-color="#ffffff" fo:color="#000000" style:font-name="Times New Roman" style:font-name-asian="Times New Roman" style:font-name-complex="Times New Roman"/>
    </style:style>
    <style:style style:name="T61_88" style:family="text">
      <style:text-properties fo:background-color="#ffffff" fo:color="#000000" style:font-name="Times New Roman" style:font-name-asian="Times New Roman" style:font-name-complex="Times New Roman"/>
    </style:style>
    <style:style style:name="T61_89" style:family="text">
      <style:text-properties fo:background-color="#ffffff" fo:color="#000000" style:font-name="Times New Roman" style:font-name-asian="Times New Roman" style:font-name-complex="Times New Roman"/>
    </style:style>
    <style:style style:name="T61_90" style:family="text">
      <style:text-properties fo:background-color="#ffffff" fo:color="#000000" style:font-name="Times New Roman" style:font-name-asian="Times New Roman" style:font-name-complex="Times New Roman"/>
    </style:style>
    <style:style style:name="T61_91" style:family="text">
      <style:text-properties fo:background-color="#ffffff" fo:color="#000000" style:font-name="Times New Roman" style:font-name-asian="Times New Roman" style:font-name-complex="Times New Roman"/>
    </style:style>
    <style:style style:name="T61_92" style:family="text">
      <style:text-properties fo:background-color="#ffffff" fo:color="#000000" style:font-name="Times New Roman" style:font-name-asian="Times New Roman" style:font-name-complex="Times New Roman"/>
    </style:style>
    <style:style style:name="T61_93" style:family="text">
      <style:text-properties fo:background-color="#ffffff" fo:color="#000000" style:font-name="Times New Roman" style:font-name-asian="Times New Roman" style:font-name-complex="Times New Roman"/>
    </style:style>
    <style:style style:name="T61_94" style:family="text">
      <style:text-properties fo:background-color="#ffffff" fo:color="#000000" style:font-name="Times New Roman" style:font-name-asian="Times New Roman" style:font-name-complex="Times New Roman"/>
    </style:style>
    <style:style style:name="T61_95" style:family="text">
      <style:text-properties fo:background-color="#ffffff" fo:color="#000000" style:font-name="Times New Roman" style:font-name-asian="Times New Roman" style:font-name-complex="Times New Roman"/>
    </style:style>
    <style:style style:name="T61_96" style:family="text">
      <style:text-properties fo:background-color="#ffffff" fo:color="#000000" style:font-name="Times New Roman" style:font-name-asian="Times New Roman" style:font-name-complex="Times New Roman"/>
    </style:style>
    <style:style style:name="T61_97" style:family="text">
      <style:text-properties fo:background-color="#ffffff" fo:color="#000000" style:font-name="Times New Roman" style:font-name-asian="Times New Roman" style:font-name-complex="Times New Roman"/>
    </style:style>
    <style:style style:name="T61_98" style:family="text">
      <style:text-properties fo:background-color="#ffffff" fo:color="#000000" style:font-name="Times New Roman" style:font-name-asian="Times New Roman" style:font-name-complex="Times New Roman"/>
    </style:style>
    <style:style style:name="T61_99" style:family="text">
      <style:text-properties fo:background-color="#ffffff" fo:color="#000000" style:font-name="Times New Roman" style:font-name-asian="Times New Roman" style:font-name-complex="Times New Roman"/>
    </style:style>
    <style:style style:name="T61_100" style:family="text">
      <style:text-properties fo:background-color="#ffffff" fo:color="#000000" style:font-name="Times New Roman" style:font-name-asian="Times New Roman" style:font-name-complex="Times New Roman"/>
    </style:style>
    <style:style style:name="T61_101" style:family="text">
      <style:text-properties fo:background-color="#ffffff" fo:color="#000000" style:font-name="Times New Roman" style:font-name-asian="Times New Roman" style:font-name-complex="Times New Roman"/>
    </style:style>
    <style:style style:name="T61_102" style:family="text">
      <style:text-properties fo:background-color="#ffffff" fo:color="#000000" style:font-name="Times New Roman" style:font-name-asian="Times New Roman" style:font-name-complex="Times New Roman"/>
    </style:style>
    <style:style style:name="T61_103" style:family="text">
      <style:text-properties fo:background-color="#ffffff" fo:color="#000000" style:font-name="Times New Roman" style:font-name-asian="Times New Roman" style:font-name-complex="Times New Roman"/>
    </style:style>
    <style:style style:name="T61_104" style:family="text">
      <style:text-properties fo:background-color="#ffffff" fo:color="#000000" style:font-name="Times New Roman" style:font-name-asian="Times New Roman" style:font-name-complex="Times New Roman"/>
    </style:style>
    <style:style style:name="T61_105" style:family="text">
      <style:text-properties fo:background-color="#ffffff" fo:color="#000000" style:font-name="Times New Roman" style:font-name-asian="Times New Roman" style:font-name-complex="Times New Roman"/>
    </style:style>
    <style:style style:name="T61_106" style:family="text">
      <style:text-properties fo:background-color="#ffffff" fo:color="#000000" style:font-name="Times New Roman" style:font-name-asian="Times New Roman" style:font-name-complex="Times New Roman"/>
    </style:style>
    <style:style style:name="T61_107" style:family="text">
      <style:text-properties fo:background-color="#ffffff" fo:color="#000000" style:font-name="Times New Roman" style:font-name-asian="Times New Roman" style:font-name-complex="Times New Roman"/>
    </style:style>
    <style:style style:name="T61_108" style:family="text">
      <style:text-properties fo:background-color="#ffffff" fo:color="#000000" style:font-name="Times New Roman" style:font-name-asian="Times New Roman" style:font-name-complex="Times New Roman"/>
    </style:style>
    <style:style style:name="T61_109" style:family="text">
      <style:text-properties fo:background-color="#ffffff" fo:color="#000000" style:font-name="Times New Roman" style:font-name-asian="Times New Roman" style:font-name-complex="Times New Roman"/>
    </style:style>
    <style:style style:name="T61_110" style:family="text">
      <style:text-properties fo:background-color="#ffffff" fo:color="#000000" style:font-name="Times New Roman" style:font-name-asian="Times New Roman" style:font-name-complex="Times New Roman"/>
    </style:style>
    <style:style style:name="T61_111" style:family="text">
      <style:text-properties fo:background-color="#ffffff" fo:color="#000000" style:font-name="Times New Roman" style:font-name-asian="Times New Roman" style:font-name-complex="Times New Roman"/>
    </style:style>
    <style:style style:name="T61_112" style:family="text">
      <style:text-properties fo:background-color="#ffffff" fo:color="#000000" style:font-name="Times New Roman" style:font-name-asian="Times New Roman" style:font-name-complex="Times New Roman"/>
    </style:style>
    <style:style style:name="T61_11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14" style:family="text">
      <style:text-properties fo:background-color="#ffffff" fo:color="#000000" style:font-name="Times New Roman" style:font-name-asian="Times New Roman" style:font-name-complex="Times New Roman"/>
    </style:style>
    <style:style style:name="T61_115" style:family="text">
      <style:text-properties fo:background-color="#ffffff" fo:color="#000000" style:font-name="Times New Roman" style:font-name-asian="Times New Roman" style:font-name-complex="Times New Roman"/>
    </style:style>
    <style:style style:name="T61_116" style:family="text">
      <style:text-properties fo:background-color="#ffffff" fo:color="#000000" style:font-name="Times New Roman" style:font-name-asian="Times New Roman" style:font-name-complex="Times New Roman"/>
    </style:style>
    <style:style style:name="T61_11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1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1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2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21" style:family="text">
      <style:text-properties fo:background-color="#ffffff" fo:color="#000000" style:font-name="Times New Roman" style:font-name-asian="Times New Roman" style:font-name-complex="Times New Roman"/>
    </style:style>
    <style:style style:name="T61_122" style:family="text">
      <style:text-properties fo:background-color="#ffffff" fo:color="#000000" style:font-name="Times New Roman" style:font-name-asian="Times New Roman" style:font-name-complex="Times New Roman"/>
    </style:style>
    <style:style style:name="T61_123" style:family="text">
      <style:text-properties fo:background-color="#ffffff" fo:color="#000000" style:font-name="Times New Roman" style:font-name-asian="Times New Roman" style:font-name-complex="Times New Roman"/>
    </style:style>
    <style:style style:name="T61_12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2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2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2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2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2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1_130" style:family="text">
      <style:text-properties fo:background-color="#ffffff" fo:color="#000000" style:font-name="Times New Roman" style:font-name-asian="Times New Roman" style:font-name-complex="Times New Roman"/>
    </style:style>
    <style:style style:name="T61_131" style:family="text">
      <style:text-properties fo:background-color="#ffffff" fo:color="#000000" style:font-name="Times New Roman" style:font-name-asian="Times New Roman" style:font-name-complex="Times New Roman"/>
    </style:style>
    <style:style style:name="T61_132" style:family="text">
      <style:text-properties fo:background-color="#ffffff" fo:color="#000000" style:font-name="Times New Roman" style:font-name-asian="Times New Roman" style:font-name-complex="Times New Roman"/>
    </style:style>
    <style:style style:name="T61_133" style:family="text">
      <style:text-properties fo:background-color="#ffffff" fo:color="#000000" style:font-name="Times New Roman" style:font-name-asian="Times New Roman" style:font-name-complex="Times New Roman"/>
    </style:style>
    <style:style style:name="T61_134" style:family="text">
      <style:text-properties fo:background-color="#ffffff" fo:color="#000000" style:font-name="Times New Roman" style:font-name-asian="Times New Roman" style:font-name-complex="Times New Roman"/>
    </style:style>
    <style:style style:name="T61_135" style:family="text">
      <style:text-properties fo:background-color="#ffffff" fo:color="#000000" style:font-name="Times New Roman" style:font-name-asian="Times New Roman" style:font-name-complex="Times New Roman"/>
    </style:style>
    <style:style style:name="P62" style:family="paragraph" style:parent-style-name="Standard">
      <style:paragraph-properties fo:text-align="justify" fo:break-before="auto" fo:text-indent="1.251cm" fo:line-height="150%" style:writing-mode="lr-tb"/>
    </style:style>
    <style:style style:name="T62_1" style:family="text">
      <style:text-properties fo:background-color="#ffffff" fo:color="#000000" style:font-name="Times New Roman" style:font-name-asian="Times New Roman" style:font-name-complex="Times New Roman"/>
    </style:style>
    <style:style style:name="T62_2" style:family="text">
      <style:text-properties fo:background-color="#ffffff" fo:color="#000000" style:font-name="Times New Roman" style:font-name-asian="Times New Roman" style:font-name-complex="Times New Roman"/>
    </style:style>
    <style:style style:name="T62_3" style:family="text">
      <style:text-properties fo:background-color="#ffffff" fo:color="#000000" style:font-name="Times New Roman" style:font-name-asian="Times New Roman" style:font-name-complex="Times New Roman"/>
    </style:style>
    <style:style style:name="T62_4" style:family="text">
      <style:text-properties fo:background-color="#ffffff" fo:color="#000000" style:font-name="Times New Roman" style:font-name-asian="Times New Roman" style:font-name-complex="Times New Roman"/>
    </style:style>
    <style:style style:name="T62_5" style:family="text">
      <style:text-properties fo:background-color="#ffffff" fo:color="#000000" style:font-name="Times New Roman" style:font-name-asian="Times New Roman" style:font-name-complex="Times New Roman"/>
    </style:style>
    <style:style style:name="T62_6" style:family="text">
      <style:text-properties fo:background-color="#ffffff" fo:color="#000000" style:font-name="Times New Roman" style:font-name-asian="Times New Roman" style:font-name-complex="Times New Roman"/>
    </style:style>
    <style:style style:name="T62_7" style:family="text">
      <style:text-properties fo:background-color="#ffffff" fo:color="#000000" style:font-name="Times New Roman" style:font-name-asian="Times New Roman" style:font-name-complex="Times New Roman"/>
    </style:style>
    <style:style style:name="T62_8" style:family="text">
      <style:text-properties fo:background-color="#ffffff" fo:color="#000000" style:font-name="Times New Roman" style:font-name-asian="Times New Roman" style:font-name-complex="Times New Roman"/>
    </style:style>
    <style:style style:name="T62_9" style:family="text">
      <style:text-properties fo:background-color="#ffffff" fo:color="#000000" style:font-name="Times New Roman" style:font-name-asian="Times New Roman" style:font-name-complex="Times New Roman"/>
    </style:style>
    <style:style style:name="T62_10" style:family="text">
      <style:text-properties fo:background-color="#ffffff" fo:color="#000000" style:font-name="Times New Roman" style:font-name-asian="Times New Roman" style:font-name-complex="Times New Roman"/>
    </style:style>
    <style:style style:name="T62_11" style:family="text">
      <style:text-properties fo:background-color="#ffffff" fo:color="#000000" style:font-name="Times New Roman" style:font-name-asian="Times New Roman" style:font-name-complex="Times New Roman"/>
    </style:style>
    <style:style style:name="T62_12" style:family="text">
      <style:text-properties fo:background-color="#ffffff" fo:color="#000000" style:font-name="Times New Roman" style:font-name-asian="Times New Roman" style:font-name-complex="Times New Roman"/>
    </style:style>
    <style:style style:name="T62_13" style:family="text">
      <style:text-properties fo:background-color="#ffffff" fo:color="#000000" style:font-name="Times New Roman" style:font-name-asian="Times New Roman" style:font-name-complex="Times New Roman"/>
    </style:style>
    <style:style style:name="T62_14" style:family="text">
      <style:text-properties fo:background-color="#ffffff" fo:color="#000000" style:font-name="Times New Roman" style:font-name-asian="Times New Roman" style:font-name-complex="Times New Roman"/>
    </style:style>
    <style:style style:name="T62_15" style:family="text">
      <style:text-properties fo:background-color="#ffffff" fo:color="#000000" style:font-name="Times New Roman" style:font-name-asian="Times New Roman" style:font-name-complex="Times New Roman"/>
    </style:style>
    <style:style style:name="T62_16" style:family="text">
      <style:text-properties fo:background-color="#ffffff" fo:color="#000000" style:font-name="Times New Roman" style:font-name-asian="Times New Roman" style:font-name-complex="Times New Roman"/>
    </style:style>
    <style:style style:name="T62_17" style:family="text">
      <style:text-properties fo:background-color="#ffffff" fo:color="#000000" style:font-name="Times New Roman" style:font-name-asian="Times New Roman" style:font-name-complex="Times New Roman"/>
    </style:style>
    <style:style style:name="T62_18" style:family="text">
      <style:text-properties fo:background-color="#ffffff" fo:color="#000000" style:font-name="Times New Roman" style:font-name-asian="Times New Roman" style:font-name-complex="Times New Roman"/>
    </style:style>
    <style:style style:name="T62_19" style:family="text">
      <style:text-properties fo:background-color="#ffffff" fo:color="#000000" style:font-name="Times New Roman" style:font-name-asian="Times New Roman" style:font-name-complex="Times New Roman"/>
    </style:style>
    <style:style style:name="T62_20" style:family="text">
      <style:text-properties fo:background-color="#ffffff" fo:color="#000000" style:font-name="Times New Roman" style:font-name-asian="Times New Roman" style:font-name-complex="Times New Roman"/>
    </style:style>
    <style:style style:name="T62_21" style:family="text">
      <style:text-properties fo:background-color="#ffffff" fo:color="#000000" style:font-name="Times New Roman" style:font-name-asian="Times New Roman" style:font-name-complex="Times New Roman"/>
    </style:style>
    <style:style style:name="T62_22" style:family="text">
      <style:text-properties fo:background-color="#ffffff" fo:color="#000000" style:font-name="Times New Roman" style:font-name-asian="Times New Roman" style:font-name-complex="Times New Roman"/>
    </style:style>
    <style:style style:name="T62_23" style:family="text">
      <style:text-properties fo:background-color="#ffffff" fo:color="#000000" style:font-name="Times New Roman" style:font-name-asian="Times New Roman" style:font-name-complex="Times New Roman"/>
    </style:style>
    <style:style style:name="T62_24" style:family="text">
      <style:text-properties fo:background-color="#ffffff" fo:color="#000000" style:font-name="Times New Roman" style:font-name-asian="Times New Roman" style:font-name-complex="Times New Roman"/>
    </style:style>
    <style:style style:name="T62_25" style:family="text">
      <style:text-properties fo:background-color="#ffffff" fo:color="#000000" style:font-name="Times New Roman" style:font-name-asian="Times New Roman" style:font-name-complex="Times New Roman"/>
    </style:style>
    <style:style style:name="T62_26" style:family="text">
      <style:text-properties fo:background-color="#ffffff" fo:color="#000000" style:font-name="Times New Roman" style:font-name-asian="Times New Roman" style:font-name-complex="Times New Roman"/>
    </style:style>
    <style:style style:name="T62_27" style:family="text">
      <style:text-properties fo:background-color="#ffffff" fo:color="#000000" style:font-name="Times New Roman" style:font-name-asian="Times New Roman" style:font-name-complex="Times New Roman"/>
    </style:style>
    <style:style style:name="T62_28" style:family="text">
      <style:text-properties fo:background-color="#ffffff" fo:color="#000000" style:font-name="Times New Roman" style:font-name-asian="Times New Roman" style:font-name-complex="Times New Roman"/>
    </style:style>
    <style:style style:name="T62_29" style:family="text">
      <style:text-properties fo:background-color="#ffffff" fo:color="#000000" style:font-name="Times New Roman" style:font-name-asian="Times New Roman" style:font-name-complex="Times New Roman"/>
    </style:style>
    <style:style style:name="T62_30" style:family="text">
      <style:text-properties fo:background-color="#ffffff" fo:color="#000000" style:font-name="Times New Roman" style:font-name-asian="Times New Roman" style:font-name-complex="Times New Roman"/>
    </style:style>
    <style:style style:name="T62_31" style:family="text">
      <style:text-properties fo:background-color="#ffffff" fo:color="#000000" style:font-name="Times New Roman" style:font-name-asian="Times New Roman" style:font-name-complex="Times New Roman"/>
    </style:style>
    <style:style style:name="T62_32" style:family="text">
      <style:text-properties fo:background-color="#ffffff" fo:color="#000000" style:font-name="Times New Roman" style:font-name-asian="Times New Roman" style:font-name-complex="Times New Roman"/>
    </style:style>
    <style:style style:name="T62_33" style:family="text">
      <style:text-properties fo:background-color="#ffffff" fo:color="#000000" style:font-name="Times New Roman" style:font-name-asian="Times New Roman" style:font-name-complex="Times New Roman"/>
    </style:style>
    <style:style style:name="T62_34" style:family="text">
      <style:text-properties fo:background-color="#ffffff" fo:color="#000000" style:font-name="Times New Roman" style:font-name-asian="Times New Roman" style:font-name-complex="Times New Roman"/>
    </style:style>
    <style:style style:name="T62_35" style:family="text">
      <style:text-properties fo:background-color="#ffffff" fo:color="#000000" style:font-name="Times New Roman" style:font-name-asian="Times New Roman" style:font-name-complex="Times New Roman"/>
    </style:style>
    <style:style style:name="T62_36" style:family="text">
      <style:text-properties fo:background-color="#ffffff" fo:color="#000000" style:font-name="Times New Roman" style:font-name-asian="Times New Roman" style:font-name-complex="Times New Roman"/>
    </style:style>
    <style:style style:name="T62_37" style:family="text">
      <style:text-properties fo:background-color="#ffffff" fo:color="#000000" style:font-name="Times New Roman" style:font-name-asian="Times New Roman" style:font-name-complex="Times New Roman"/>
    </style:style>
    <style:style style:name="T62_38" style:family="text">
      <style:text-properties fo:background-color="#ffffff" fo:color="#000000" style:font-name="Times New Roman" style:font-name-asian="Times New Roman" style:font-name-complex="Times New Roman"/>
    </style:style>
    <style:style style:name="T62_39" style:family="text">
      <style:text-properties fo:background-color="#ffffff" fo:color="#000000" style:font-name="Times New Roman" style:font-name-asian="Times New Roman" style:font-name-complex="Times New Roman"/>
    </style:style>
    <style:style style:name="T62_40" style:family="text">
      <style:text-properties fo:background-color="#ffffff" fo:color="#000000" style:font-name="Times New Roman" style:font-name-asian="Times New Roman" style:font-name-complex="Times New Roman"/>
    </style:style>
    <style:style style:name="T62_41" style:family="text">
      <style:text-properties fo:background-color="#ffffff" fo:color="#000000" style:font-name="Times New Roman" style:font-name-asian="Times New Roman" style:font-name-complex="Times New Roman"/>
    </style:style>
    <style:style style:name="T62_42" style:family="text">
      <style:text-properties fo:background-color="#ffffff" fo:color="#000000" style:font-name="Times New Roman" style:font-name-asian="Times New Roman" style:font-name-complex="Times New Roman"/>
    </style:style>
    <style:style style:name="T62_43" style:family="text">
      <style:text-properties fo:background-color="#ffffff" fo:color="#000000" style:font-name="Times New Roman" style:font-name-asian="Times New Roman" style:font-name-complex="Times New Roman"/>
    </style:style>
    <style:style style:name="T62_44" style:family="text">
      <style:text-properties fo:background-color="#ffffff" fo:color="#000000" style:font-name="Times New Roman" style:font-name-asian="Times New Roman" style:font-name-complex="Times New Roman"/>
    </style:style>
    <style:style style:name="T62_45" style:family="text">
      <style:text-properties fo:background-color="#ffffff" fo:color="#000000" style:font-name="Times New Roman" style:font-name-asian="Times New Roman" style:font-name-complex="Times New Roman"/>
    </style:style>
    <style:style style:name="T62_46" style:family="text">
      <style:text-properties fo:background-color="#ffffff" fo:color="#000000" style:font-name="Times New Roman" style:font-name-asian="Times New Roman" style:font-name-complex="Times New Roman"/>
    </style:style>
    <style:style style:name="T62_47" style:family="text">
      <style:text-properties fo:background-color="#ffffff" fo:color="#000000" style:font-name="Times New Roman" style:font-name-asian="Times New Roman" style:font-name-complex="Times New Roman"/>
    </style:style>
    <style:style style:name="T62_48" style:family="text">
      <style:text-properties fo:background-color="#ffffff" fo:color="#000000" style:font-name="Times New Roman" style:font-name-asian="Times New Roman" style:font-name-complex="Times New Roman"/>
    </style:style>
    <style:style style:name="T62_49" style:family="text">
      <style:text-properties fo:background-color="#ffffff" fo:color="#000000" style:font-name="Times New Roman" style:font-name-asian="Times New Roman" style:font-name-complex="Times New Roman"/>
    </style:style>
    <style:style style:name="T62_50" style:family="text">
      <style:text-properties fo:background-color="#ffffff" fo:color="#000000" style:font-name="Times New Roman" style:font-name-asian="Times New Roman" style:font-name-complex="Times New Roman"/>
    </style:style>
    <style:style style:name="T62_51" style:family="text">
      <style:text-properties fo:background-color="#ffffff" fo:color="#000000" style:font-name="Times New Roman" style:font-name-asian="Times New Roman" style:font-name-complex="Times New Roman"/>
    </style:style>
    <style:style style:name="T62_52" style:family="text">
      <style:text-properties fo:background-color="#ffffff" fo:color="#000000" style:font-name="Times New Roman" style:font-name-asian="Times New Roman" style:font-name-complex="Times New Roman"/>
    </style:style>
    <style:style style:name="T62_53" style:family="text">
      <style:text-properties fo:background-color="#ffffff" fo:color="#000000" style:font-name="Times New Roman" style:font-name-asian="Times New Roman" style:font-name-complex="Times New Roman"/>
    </style:style>
    <style:style style:name="T62_54" style:family="text">
      <style:text-properties fo:background-color="#ffffff" fo:color="#000000" style:font-name="Times New Roman" style:font-name-asian="Times New Roman" style:font-name-complex="Times New Roman"/>
    </style:style>
    <style:style style:name="T62_55" style:family="text">
      <style:text-properties fo:background-color="#ffffff" fo:color="#000000" style:font-name="Times New Roman" style:font-name-asian="Times New Roman" style:font-name-complex="Times New Roman"/>
    </style:style>
    <style:style style:name="T62_56" style:family="text">
      <style:text-properties fo:background-color="#ffffff" fo:color="#000000" style:font-name="Times New Roman" style:font-name-asian="Times New Roman" style:font-name-complex="Times New Roman"/>
    </style:style>
    <style:style style:name="T62_57" style:family="text">
      <style:text-properties fo:background-color="#ffffff" fo:color="#000000" style:font-name="Times New Roman" style:font-name-asian="Times New Roman" style:font-name-complex="Times New Roman"/>
    </style:style>
    <style:style style:name="T62_58" style:family="text">
      <style:text-properties fo:background-color="#ffffff" fo:color="#000000" style:font-name="Times New Roman" style:font-name-asian="Times New Roman" style:font-name-complex="Times New Roman"/>
    </style:style>
    <style:style style:name="T62_59" style:family="text">
      <style:text-properties fo:background-color="#ffffff" fo:color="#000000" style:font-name="Times New Roman" style:font-name-asian="Times New Roman" style:font-name-complex="Times New Roman"/>
    </style:style>
    <style:style style:name="T62_60" style:family="text">
      <style:text-properties fo:background-color="#ffffff" fo:color="#000000" style:font-name="Times New Roman" style:font-name-asian="Times New Roman" style:font-name-complex="Times New Roman"/>
    </style:style>
    <style:style style:name="T62_61" style:family="text">
      <style:text-properties fo:background-color="#ffffff" fo:color="#000000" style:font-name="Times New Roman" style:font-name-asian="Times New Roman" style:font-name-complex="Times New Roman"/>
    </style:style>
    <style:style style:name="T62_62" style:family="text">
      <style:text-properties fo:background-color="#ffffff" fo:color="#000000" style:font-name="Times New Roman" style:font-name-asian="Times New Roman" style:font-name-complex="Times New Roman"/>
    </style:style>
    <style:style style:name="T62_63" style:family="text">
      <style:text-properties fo:background-color="#ffffff" fo:color="#000000" style:font-name="Times New Roman" style:font-name-asian="Times New Roman" style:font-name-complex="Times New Roman"/>
    </style:style>
    <style:style style:name="T62_64" style:family="text">
      <style:text-properties fo:background-color="#ffffff" fo:color="#000000" style:font-name="Times New Roman" style:font-name-asian="Times New Roman" style:font-name-complex="Times New Roman"/>
    </style:style>
    <style:style style:name="T62_65" style:family="text">
      <style:text-properties fo:background-color="#ffffff" fo:color="#000000" style:font-name="Times New Roman" style:font-name-asian="Times New Roman" style:font-name-complex="Times New Roman"/>
    </style:style>
    <style:style style:name="T62_66" style:family="text">
      <style:text-properties fo:background-color="#ffffff" fo:color="#000000" style:font-name="Times New Roman" style:font-name-asian="Times New Roman" style:font-name-complex="Times New Roman"/>
    </style:style>
    <style:style style:name="T62_67" style:family="text">
      <style:text-properties fo:background-color="#ffffff" fo:color="#000000" style:font-name="Times New Roman" style:font-name-asian="Times New Roman" style:font-name-complex="Times New Roman"/>
    </style:style>
    <style:style style:name="T62_68" style:family="text">
      <style:text-properties fo:background-color="#ffffff" fo:color="#000000" style:font-name="Times New Roman" style:font-name-asian="Times New Roman" style:font-name-complex="Times New Roman"/>
    </style:style>
    <style:style style:name="T62_69" style:family="text">
      <style:text-properties fo:background-color="#ffffff" fo:color="#000000" style:font-name="Times New Roman" style:font-name-asian="Times New Roman" style:font-name-complex="Times New Roman"/>
    </style:style>
    <style:style style:name="T62_70" style:family="text">
      <style:text-properties fo:background-color="#ffffff" fo:color="#000000" style:font-name="Times New Roman" style:font-name-asian="Times New Roman" style:font-name-complex="Times New Roman"/>
    </style:style>
    <style:style style:name="T62_71" style:family="text">
      <style:text-properties fo:background-color="#ffffff" fo:color="#000000" style:font-name="Times New Roman" style:font-name-asian="Times New Roman" style:font-name-complex="Times New Roman"/>
    </style:style>
    <style:style style:name="T62_72" style:family="text">
      <style:text-properties fo:background-color="#ffffff" fo:color="#000000" style:font-name="Times New Roman" style:font-name-asian="Times New Roman" style:font-name-complex="Times New Roman"/>
    </style:style>
    <style:style style:name="T62_73" style:family="text">
      <style:text-properties fo:background-color="#ffffff" fo:color="#000000" style:font-name="Times New Roman" style:font-name-asian="Times New Roman" style:font-name-complex="Times New Roman"/>
    </style:style>
    <style:style style:name="T62_74" style:family="text">
      <style:text-properties fo:background-color="#ffffff" fo:color="#000000" style:font-name="Times New Roman" style:font-name-asian="Times New Roman" style:font-name-complex="Times New Roman"/>
    </style:style>
    <style:style style:name="T62_75" style:family="text">
      <style:text-properties fo:background-color="#ffffff" fo:color="#000000" style:font-name="Times New Roman" style:font-name-asian="Times New Roman" style:font-name-complex="Times New Roman"/>
    </style:style>
    <style:style style:name="T62_76" style:family="text">
      <style:text-properties fo:background-color="#ffffff" fo:color="#000000" style:font-name="Times New Roman" style:font-name-asian="Times New Roman" style:font-name-complex="Times New Roman"/>
    </style:style>
    <style:style style:name="T62_77" style:family="text">
      <style:text-properties fo:background-color="#ffffff" fo:color="#000000" style:font-name="Times New Roman" style:font-name-asian="Times New Roman" style:font-name-complex="Times New Roman"/>
    </style:style>
    <style:style style:name="T62_78" style:family="text">
      <style:text-properties fo:background-color="#ffffff" fo:color="#000000" style:font-name="Times New Roman" style:font-name-asian="Times New Roman" style:font-name-complex="Times New Roman"/>
    </style:style>
    <style:style style:name="T62_79" style:family="text">
      <style:text-properties fo:background-color="#ffffff" fo:color="#000000" style:font-name="Times New Roman" style:font-name-asian="Times New Roman" style:font-name-complex="Times New Roman"/>
    </style:style>
    <style:style style:name="T62_80" style:family="text">
      <style:text-properties fo:background-color="#ffffff" fo:color="#000000" style:font-name="Times New Roman" style:font-name-asian="Times New Roman" style:font-name-complex="Times New Roman"/>
    </style:style>
    <style:style style:name="T62_81" style:family="text">
      <style:text-properties fo:background-color="#ffffff" fo:color="#000000" style:font-name="Times New Roman" style:font-name-asian="Times New Roman" style:font-name-complex="Times New Roman"/>
    </style:style>
    <style:style style:name="T62_82" style:family="text">
      <style:text-properties fo:background-color="#ffffff" fo:color="#000000" style:font-name="Times New Roman" style:font-name-asian="Times New Roman" style:font-name-complex="Times New Roman"/>
    </style:style>
    <style:style style:name="T62_83" style:family="text">
      <style:text-properties fo:background-color="#ffffff" fo:color="#000000" style:font-name="Times New Roman" style:font-name-asian="Times New Roman" style:font-name-complex="Times New Roman"/>
    </style:style>
    <style:style style:name="T62_84" style:family="text">
      <style:text-properties fo:background-color="#ffffff" fo:color="#000000" style:font-name="Times New Roman" style:font-name-asian="Times New Roman" style:font-name-complex="Times New Roman"/>
    </style:style>
    <style:style style:name="T62_85" style:family="text">
      <style:text-properties fo:background-color="#ffffff" fo:color="#000000" style:font-name="Times New Roman" style:font-name-asian="Times New Roman" style:font-name-complex="Times New Roman"/>
    </style:style>
    <style:style style:name="T62_86" style:family="text">
      <style:text-properties fo:background-color="#ffffff" fo:color="#000000" style:font-name="Times New Roman" style:font-name-asian="Times New Roman" style:font-name-complex="Times New Roman"/>
    </style:style>
    <style:style style:name="T62_87" style:family="text">
      <style:text-properties fo:background-color="#ffffff" fo:color="#000000" style:font-name="Times New Roman" style:font-name-asian="Times New Roman" style:font-name-complex="Times New Roman"/>
    </style:style>
    <style:style style:name="T62_88" style:family="text">
      <style:text-properties fo:background-color="#ffffff" fo:color="#000000" style:font-name="Times New Roman" style:font-name-asian="Times New Roman" style:font-name-complex="Times New Roman"/>
    </style:style>
    <style:style style:name="T62_89" style:family="text">
      <style:text-properties fo:background-color="#ffffff" fo:color="#000000" style:font-name="Times New Roman" style:font-name-asian="Times New Roman" style:font-name-complex="Times New Roman"/>
    </style:style>
    <style:style style:name="T62_9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2_91" style:family="text">
      <style:text-properties fo:background-color="#ffffff" fo:color="#000000" style:font-name="Times New Roman" style:font-name-asian="Times New Roman" style:font-name-complex="Times New Roman"/>
    </style:style>
    <style:style style:name="T62_92" style:family="text">
      <style:text-properties fo:background-color="#ffffff" fo:color="#000000" style:font-name="Times New Roman" style:font-name-asian="Times New Roman" style:font-name-complex="Times New Roman"/>
    </style:style>
    <style:style style:name="T62_93" style:family="text">
      <style:text-properties fo:background-color="#ffffff" fo:color="#000000" style:font-name="Times New Roman" style:font-name-asian="Times New Roman" style:font-name-complex="Times New Roman"/>
    </style:style>
    <style:style style:name="T62_94" style:family="text">
      <style:text-properties fo:background-color="#ffffff" fo:color="#000000" style:font-name="Times New Roman" style:font-name-asian="Times New Roman" style:font-name-complex="Times New Roman"/>
    </style:style>
    <style:style style:name="T62_95" style:family="text">
      <style:text-properties fo:background-color="#ffffff" fo:color="#000000" style:font-name="Times New Roman" style:font-name-asian="Times New Roman" style:font-name-complex="Times New Roman"/>
    </style:style>
    <style:style style:name="T62_96" style:family="text">
      <style:text-properties fo:background-color="#ffffff" fo:color="#000000" style:font-name="Times New Roman" style:font-name-asian="Times New Roman" style:font-name-complex="Times New Roman"/>
    </style:style>
    <style:style style:name="T62_97" style:family="text">
      <style:text-properties fo:background-color="#ffffff" fo:color="#000000" style:font-name="Times New Roman" style:font-name-asian="Times New Roman" style:font-name-complex="Times New Roman"/>
    </style:style>
    <style:style style:name="T62_98" style:family="text">
      <style:text-properties fo:background-color="#ffffff" fo:color="#000000" style:font-name="Times New Roman" style:font-name-asian="Times New Roman" style:font-name-complex="Times New Roman"/>
    </style:style>
    <style:style style:name="T62_99" style:family="text">
      <style:text-properties fo:background-color="#ffffff" fo:color="#000000" style:font-name="Times New Roman" style:font-name-asian="Times New Roman" style:font-name-complex="Times New Roman"/>
    </style:style>
    <style:style style:name="T62_100" style:family="text">
      <style:text-properties fo:background-color="#ffffff" fo:color="#000000" style:font-name="Times New Roman" style:font-name-asian="Times New Roman" style:font-name-complex="Times New Roman"/>
    </style:style>
    <style:style style:name="T62_101" style:family="text">
      <style:text-properties fo:background-color="#ffffff" fo:color="#000000" style:font-name="Times New Roman" style:font-name-asian="Times New Roman" style:font-name-complex="Times New Roman"/>
    </style:style>
    <style:style style:name="T62_102" style:family="text">
      <style:text-properties fo:background-color="#ffffff" fo:color="#000000" style:font-name="Times New Roman" style:font-name-asian="Times New Roman" style:font-name-complex="Times New Roman"/>
    </style:style>
    <style:style style:name="T62_103" style:family="text">
      <style:text-properties fo:background-color="#ffffff" fo:color="#000000" style:font-name="Times New Roman" style:font-name-asian="Times New Roman" style:font-name-complex="Times New Roman"/>
    </style:style>
    <style:style style:name="T62_104" style:family="text">
      <style:text-properties fo:background-color="#ffffff" fo:color="#000000" style:font-name="Times New Roman" style:font-name-asian="Times New Roman" style:font-name-complex="Times New Roman"/>
    </style:style>
    <style:style style:name="T62_105" style:family="text">
      <style:text-properties fo:background-color="#ffffff" fo:color="#000000" style:font-name="Times New Roman" style:font-name-asian="Times New Roman" style:font-name-complex="Times New Roman"/>
    </style:style>
    <style:style style:name="T62_106" style:family="text">
      <style:text-properties fo:background-color="#ffffff" fo:color="#000000" style:font-name="Times New Roman" style:font-name-asian="Times New Roman" style:font-name-complex="Times New Roman"/>
    </style:style>
    <style:style style:name="T62_107" style:family="text">
      <style:text-properties fo:background-color="#ffffff" fo:color="#000000" style:font-name="Times New Roman" style:font-name-asian="Times New Roman" style:font-name-complex="Times New Roman"/>
    </style:style>
    <style:style style:name="T62_108" style:family="text">
      <style:text-properties fo:background-color="#ffffff" fo:color="#000000" style:font-name="Times New Roman" style:font-name-asian="Times New Roman" style:font-name-complex="Times New Roman"/>
    </style:style>
    <style:style style:name="T62_109" style:family="text">
      <style:text-properties fo:background-color="#ffffff" fo:color="#000000" style:font-name="Times New Roman" style:font-name-asian="Times New Roman" style:font-name-complex="Times New Roman"/>
    </style:style>
    <style:style style:name="T62_110" style:family="text">
      <style:text-properties fo:background-color="#ffffff" fo:color="#000000" style:font-name="Times New Roman" style:font-name-asian="Times New Roman" style:font-name-complex="Times New Roman"/>
    </style:style>
    <style:style style:name="T62_111" style:family="text">
      <style:text-properties fo:background-color="#ffffff" fo:color="#000000" style:font-name="Times New Roman" style:font-name-asian="Times New Roman" style:font-name-complex="Times New Roman"/>
    </style:style>
    <style:style style:name="T62_112" style:family="text">
      <style:text-properties fo:background-color="#ffffff" fo:color="#000000" style:font-name="Times New Roman" style:font-name-asian="Times New Roman" style:font-name-complex="Times New Roman"/>
    </style:style>
    <style:style style:name="T62_113" style:family="text">
      <style:text-properties fo:background-color="#ffffff" fo:color="#000000" style:font-name="Times New Roman" style:font-name-asian="Times New Roman" style:font-name-complex="Times New Roman"/>
    </style:style>
    <style:style style:name="T62_114" style:family="text">
      <style:text-properties fo:background-color="#ffffff" fo:color="#000000" style:font-name="Times New Roman" style:font-name-asian="Times New Roman" style:font-name-complex="Times New Roman"/>
    </style:style>
    <style:style style:name="T62_115" style:family="text">
      <style:text-properties fo:background-color="#ffffff" fo:color="#000000" style:font-name="Times New Roman" style:font-name-asian="Times New Roman" style:font-name-complex="Times New Roman"/>
    </style:style>
    <style:style style:name="T62_116" style:family="text">
      <style:text-properties fo:background-color="#ffffff" fo:color="#000000" style:font-name="Times New Roman" style:font-name-asian="Times New Roman" style:font-name-complex="Times New Roman"/>
    </style:style>
    <style:style style:name="T62_117" style:family="text">
      <style:text-properties fo:background-color="#ffffff" fo:color="#000000" style:font-name="Times New Roman" style:font-name-asian="Times New Roman" style:font-name-complex="Times New Roman"/>
    </style:style>
    <style:style style:name="T62_118" style:family="text">
      <style:text-properties fo:background-color="#ffffff" fo:color="#000000" style:font-name="Times New Roman" style:font-name-asian="Times New Roman" style:font-name-complex="Times New Roman"/>
    </style:style>
    <style:style style:name="T62_119" style:family="text">
      <style:text-properties fo:background-color="#ffffff" fo:color="#000000" style:font-name="Times New Roman" style:font-name-asian="Times New Roman" style:font-name-complex="Times New Roman"/>
    </style:style>
    <style:style style:name="T62_120" style:family="text">
      <style:text-properties fo:background-color="#ffffff" fo:color="#000000" style:font-name="Times New Roman" style:font-name-asian="Times New Roman" style:font-name-complex="Times New Roman"/>
    </style:style>
    <style:style style:name="T62_121" style:family="text">
      <style:text-properties fo:background-color="#ffffff" fo:color="#000000" style:font-name="Times New Roman" style:font-name-asian="Times New Roman" style:font-name-complex="Times New Roman"/>
    </style:style>
    <style:style style:name="T62_122" style:family="text">
      <style:text-properties fo:background-color="#ffffff" fo:color="#000000" style:font-name="Times New Roman" style:font-name-asian="Times New Roman" style:font-name-complex="Times New Roman"/>
    </style:style>
    <style:style style:name="T62_123" style:family="text">
      <style:text-properties fo:background-color="#ffffff" fo:color="#000000" style:font-name="Times New Roman" style:font-name-asian="Times New Roman" style:font-name-complex="Times New Roman"/>
    </style:style>
    <style:style style:name="T62_124" style:family="text">
      <style:text-properties fo:background-color="#ffffff" fo:color="#000000" style:font-name="Times New Roman" style:font-name-asian="Times New Roman" style:font-name-complex="Times New Roman"/>
    </style:style>
    <style:style style:name="T62_125" style:family="text">
      <style:text-properties fo:background-color="#ffffff" fo:color="#000000" style:font-name="Times New Roman" style:font-name-asian="Times New Roman" style:font-name-complex="Times New Roman"/>
    </style:style>
    <style:style style:name="T62_126" style:family="text">
      <style:text-properties fo:background-color="#ffffff" fo:color="#000000" style:font-name="Times New Roman" style:font-name-asian="Times New Roman" style:font-name-complex="Times New Roman"/>
    </style:style>
    <style:style style:name="T62_127" style:family="text">
      <style:text-properties fo:background-color="#ffffff" fo:color="#000000" style:font-name="Times New Roman" style:font-name-asian="Times New Roman" style:font-name-complex="Times New Roman"/>
    </style:style>
    <style:style style:name="T62_128" style:family="text">
      <style:text-properties fo:background-color="#ffffff" fo:color="#000000" style:font-name="Times New Roman" style:font-name-asian="Times New Roman" style:font-name-complex="Times New Roman"/>
    </style:style>
    <style:style style:name="T62_129" style:family="text">
      <style:text-properties fo:background-color="#ffffff" fo:color="#000000" style:font-name="Times New Roman" style:font-name-asian="Times New Roman" style:font-name-complex="Times New Roman"/>
    </style:style>
    <style:style style:name="T62_130" style:family="text">
      <style:text-properties fo:background-color="#ffffff" fo:color="#000000" style:font-name="Times New Roman" style:font-name-asian="Times New Roman" style:font-name-complex="Times New Roman"/>
    </style:style>
    <style:style style:name="T62_131" style:family="text">
      <style:text-properties fo:background-color="#ffffff" fo:color="#000000" style:font-name="Times New Roman" style:font-name-asian="Times New Roman" style:font-name-complex="Times New Roman"/>
    </style:style>
    <style:style style:name="T62_132" style:family="text">
      <style:text-properties fo:background-color="#ffffff" fo:color="#000000" style:font-name="Times New Roman" style:font-name-asian="Times New Roman" style:font-name-complex="Times New Roman"/>
    </style:style>
    <style:style style:name="T62_133" style:family="text">
      <style:text-properties fo:background-color="#ffffff" fo:color="#000000" style:font-name="Times New Roman" style:font-name-asian="Times New Roman" style:font-name-complex="Times New Roman"/>
    </style:style>
    <style:style style:name="T62_134" style:family="text">
      <style:text-properties fo:background-color="#ffffff" fo:color="#000000" style:font-name="Times New Roman" style:font-name-asian="Times New Roman" style:font-name-complex="Times New Roman"/>
    </style:style>
    <style:style style:name="T62_135" style:family="text">
      <style:text-properties fo:background-color="#ffffff" fo:color="#000000" style:font-name="Times New Roman" style:font-name-asian="Times New Roman" style:font-name-complex="Times New Roman"/>
    </style:style>
    <style:style style:name="T62_136" style:family="text">
      <style:text-properties fo:background-color="#ffffff" fo:color="#000000" style:font-name="Times New Roman" style:font-name-asian="Times New Roman" style:font-name-complex="Times New Roman"/>
    </style:style>
    <style:style style:name="T62_137" style:family="text">
      <style:text-properties fo:background-color="#ffffff" fo:color="#000000" style:font-name="Times New Roman" style:font-name-asian="Times New Roman" style:font-name-complex="Times New Roman"/>
    </style:style>
    <style:style style:name="T62_138" style:family="text">
      <style:text-properties fo:background-color="#ffffff" fo:color="#000000" style:font-name="Times New Roman" style:font-name-asian="Times New Roman" style:font-name-complex="Times New Roman"/>
    </style:style>
    <style:style style:name="T62_139" style:family="text">
      <style:text-properties fo:background-color="#ffffff" fo:color="#000000" style:font-name="Times New Roman" style:font-name-asian="Times New Roman" style:font-name-complex="Times New Roman"/>
    </style:style>
    <style:style style:name="T62_140" style:family="text">
      <style:text-properties fo:background-color="#ffffff" fo:color="#000000" style:font-name="Times New Roman" style:font-name-asian="Times New Roman" style:font-name-complex="Times New Roman"/>
    </style:style>
    <style:style style:name="T62_141" style:family="text">
      <style:text-properties fo:background-color="#ffffff" fo:color="#000000" style:font-name="Times New Roman" style:font-name-asian="Times New Roman" style:font-name-complex="Times New Roman"/>
    </style:style>
    <style:style style:name="T62_142" style:family="text">
      <style:text-properties fo:background-color="#ffffff" fo:color="#000000" style:font-name="Times New Roman" style:font-name-asian="Times New Roman" style:font-name-complex="Times New Roman"/>
    </style:style>
    <style:style style:name="T62_143" style:family="text">
      <style:text-properties fo:background-color="#ffffff" fo:color="#000000" style:font-name="Times New Roman" style:font-name-asian="Times New Roman" style:font-name-complex="Times New Roman"/>
    </style:style>
    <style:style style:name="T62_144" style:family="text">
      <style:text-properties fo:background-color="#ffffff" fo:color="#000000" style:font-name="Times New Roman" style:font-name-asian="Times New Roman" style:font-name-complex="Times New Roman"/>
    </style:style>
    <style:style style:name="T62_145" style:family="text">
      <style:text-properties fo:background-color="#ffffff" fo:color="#000000" style:font-name="Times New Roman" style:font-name-asian="Times New Roman" style:font-name-complex="Times New Roman"/>
    </style:style>
    <style:style style:name="T62_146" style:family="text">
      <style:text-properties fo:background-color="#ffffff" fo:color="#000000" style:font-name="Times New Roman" style:font-name-asian="Times New Roman" style:font-name-complex="Times New Roman"/>
    </style:style>
    <style:style style:name="T62_147" style:family="text">
      <style:text-properties fo:background-color="#ffffff" fo:color="#000000" style:font-name="Times New Roman" style:font-name-asian="Times New Roman" style:font-name-complex="Times New Roman"/>
    </style:style>
    <style:style style:name="T62_148" style:family="text">
      <style:text-properties fo:background-color="#ffffff" fo:color="#000000" style:font-name="Times New Roman" style:font-name-asian="Times New Roman" style:font-name-complex="Times New Roman"/>
    </style:style>
    <style:style style:name="T62_149" style:family="text">
      <style:text-properties fo:background-color="#ffffff" fo:color="#000000" style:font-name="Times New Roman" style:font-name-asian="Times New Roman" style:font-name-complex="Times New Roman"/>
    </style:style>
    <style:style style:name="T62_150" style:family="text">
      <style:text-properties fo:background-color="#ffffff" fo:color="#000000" style:font-name="Times New Roman" style:font-name-asian="Times New Roman" style:font-name-complex="Times New Roman"/>
    </style:style>
    <style:style style:name="T62_151" style:family="text">
      <style:text-properties fo:background-color="#ffffff" fo:color="#000000" style:font-name="Times New Roman" style:font-name-asian="Times New Roman" style:font-name-complex="Times New Roman"/>
    </style:style>
    <style:style style:name="T62_152" style:family="text">
      <style:text-properties fo:background-color="#ffffff" fo:color="#000000" style:font-name="Times New Roman" style:font-name-asian="Times New Roman" style:font-name-complex="Times New Roman"/>
    </style:style>
    <style:style style:name="T62_153" style:family="text">
      <style:text-properties fo:background-color="#ffffff" fo:color="#000000" style:font-name="Times New Roman" style:font-name-asian="Times New Roman" style:font-name-complex="Times New Roman"/>
    </style:style>
    <style:style style:name="T62_154" style:family="text">
      <style:text-properties fo:background-color="#ffffff" fo:color="#000000" style:font-name="Times New Roman" style:font-name-asian="Times New Roman" style:font-name-complex="Times New Roman"/>
    </style:style>
    <style:style style:name="T62_155" style:family="text">
      <style:text-properties fo:background-color="#ffffff" fo:color="#000000" style:font-name="Times New Roman" style:font-name-asian="Times New Roman" style:font-name-complex="Times New Roman"/>
    </style:style>
    <style:style style:name="T62_156" style:family="text">
      <style:text-properties fo:background-color="#ffffff" fo:color="#000000" style:font-name="Times New Roman" style:font-name-asian="Times New Roman" style:font-name-complex="Times New Roman"/>
    </style:style>
    <style:style style:name="T62_157" style:family="text">
      <style:text-properties fo:background-color="#ffffff" fo:color="#000000" style:font-name="Times New Roman" style:font-name-asian="Times New Roman" style:font-name-complex="Times New Roman"/>
    </style:style>
    <style:style style:name="T62_158" style:family="text">
      <style:text-properties fo:background-color="#ffffff" fo:color="#000000" style:font-name="Times New Roman" style:font-name-asian="Times New Roman" style:font-name-complex="Times New Roman"/>
    </style:style>
    <style:style style:name="T62_159" style:family="text">
      <style:text-properties fo:background-color="#ffffff" fo:color="#000000" style:font-name="Times New Roman" style:font-name-asian="Times New Roman" style:font-name-complex="Times New Roman"/>
    </style:style>
    <style:style style:name="T62_160" style:family="text">
      <style:text-properties fo:background-color="#ffffff" fo:color="#000000" style:font-name="Times New Roman" style:font-name-asian="Times New Roman" style:font-name-complex="Times New Roman"/>
    </style:style>
    <style:style style:name="T62_161" style:family="text">
      <style:text-properties fo:background-color="#ffffff" fo:color="#000000" style:font-name="Times New Roman" style:font-name-asian="Times New Roman" style:font-name-complex="Times New Roman"/>
    </style:style>
    <style:style style:name="T62_162" style:family="text">
      <style:text-properties fo:background-color="#ffffff" fo:color="#000000" style:font-name="Times New Roman" style:font-name-asian="Times New Roman" style:font-name-complex="Times New Roman"/>
    </style:style>
    <style:style style:name="T62_163" style:family="text">
      <style:text-properties fo:background-color="#ffffff" fo:color="#000000" style:font-name="Times New Roman" style:font-name-asian="Times New Roman" style:font-name-complex="Times New Roman"/>
    </style:style>
    <style:style style:name="T62_164" style:family="text">
      <style:text-properties fo:background-color="#ffffff" fo:color="#000000" style:font-name="Times New Roman" style:font-name-asian="Times New Roman" style:font-name-complex="Times New Roman"/>
    </style:style>
    <style:style style:name="T62_165" style:family="text">
      <style:text-properties fo:background-color="#ffffff" fo:color="#000000" style:font-name="Times New Roman" style:font-name-asian="Times New Roman" style:font-name-complex="Times New Roman"/>
    </style:style>
    <style:style style:name="T62_16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62_167" style:family="text">
      <style:text-properties fo:background-color="#ffffff" fo:color="#000000" style:font-name="Times New Roman" style:font-name-asian="Times New Roman" style:font-name-complex="Times New Roman"/>
    </style:style>
    <style:style style:name="T62_168" style:family="text">
      <style:text-properties fo:background-color="#ffffff" fo:color="#000000" style:font-name="Times New Roman" style:font-name-asian="Times New Roman" style:font-name-complex="Times New Roman"/>
    </style:style>
    <style:style style:name="T62_169" style:family="text">
      <style:text-properties fo:background-color="#ffffff" fo:color="#000000" style:font-name="Times New Roman" style:font-name-asian="Times New Roman" style:font-name-complex="Times New Roman"/>
    </style:style>
    <style:style style:name="T62_170" style:family="text">
      <style:text-properties fo:background-color="#ffffff" fo:color="#000000" style:font-name="Times New Roman" style:font-name-asian="Times New Roman" style:font-name-complex="Times New Roman"/>
    </style:style>
    <style:style style:name="T62_171" style:family="text">
      <style:text-properties fo:background-color="#ffffff" fo:color="#000000" style:font-name="Times New Roman" style:font-name-asian="Times New Roman" style:font-name-complex="Times New Roman"/>
    </style:style>
    <style:style style:name="T62_172" style:family="text">
      <style:text-properties fo:background-color="#ffffff" fo:color="#000000" style:font-name="Times New Roman" style:font-name-asian="Times New Roman" style:font-name-complex="Times New Roman"/>
    </style:style>
    <style:style style:name="T62_173" style:family="text">
      <style:text-properties fo:background-color="#ffffff" fo:color="#000000" style:font-name="Times New Roman" style:font-name-asian="Times New Roman" style:font-name-complex="Times New Roman"/>
    </style:style>
    <style:style style:name="T62_174" style:family="text">
      <style:text-properties fo:background-color="#ffffff" fo:color="#000000" style:font-name="Times New Roman" style:font-name-asian="Times New Roman" style:font-name-complex="Times New Roman"/>
    </style:style>
    <style:style style:name="T62_175" style:family="text">
      <style:text-properties fo:background-color="#ffffff" fo:color="#000000" style:font-name="Times New Roman" style:font-name-asian="Times New Roman" style:font-name-complex="Times New Roman"/>
    </style:style>
    <style:style style:name="T62_176" style:family="text">
      <style:text-properties fo:background-color="#ffffff" fo:color="#000000" style:font-name="Times New Roman" style:font-name-asian="Times New Roman" style:font-name-complex="Times New Roman"/>
    </style:style>
    <style:style style:name="T62_177" style:family="text">
      <style:text-properties fo:background-color="#ffffff" fo:color="#000000" style:font-name="Times New Roman" style:font-name-asian="Times New Roman" style:font-name-complex="Times New Roman"/>
    </style:style>
    <style:style style:name="T62_178" style:family="text">
      <style:text-properties fo:background-color="#ffffff" fo:color="#000000" style:font-name="Times New Roman" style:font-name-asian="Times New Roman" style:font-name-complex="Times New Roman"/>
    </style:style>
    <style:style style:name="T62_179" style:family="text">
      <style:text-properties fo:background-color="#ffffff" fo:color="#000000" style:font-name="Times New Roman" style:font-name-asian="Times New Roman" style:font-name-complex="Times New Roman"/>
    </style:style>
    <style:style style:name="T62_180" style:family="text">
      <style:text-properties fo:background-color="#ffffff" fo:color="#000000" style:font-name="Times New Roman" style:font-name-asian="Times New Roman" style:font-name-complex="Times New Roman"/>
    </style:style>
    <style:style style:name="T62_181" style:family="text">
      <style:text-properties fo:background-color="#ffffff" fo:color="#000000" style:font-name="Times New Roman" style:font-name-asian="Times New Roman" style:font-name-complex="Times New Roman"/>
    </style:style>
    <style:style style:name="T62_182" style:family="text">
      <style:text-properties fo:background-color="#ffffff" fo:color="#000000" style:font-name="Times New Roman" style:font-name-asian="Times New Roman" style:font-name-complex="Times New Roman"/>
    </style:style>
    <style:style style:name="T62_183" style:family="text">
      <style:text-properties fo:background-color="#ffffff" fo:color="#000000" style:font-name="Times New Roman" style:font-name-asian="Times New Roman" style:font-name-complex="Times New Roman"/>
    </style:style>
    <style:style style:name="T62_184" style:family="text">
      <style:text-properties fo:background-color="#ffffff" fo:color="#000000" style:font-name="Times New Roman" style:font-name-asian="Times New Roman" style:font-name-complex="Times New Roman"/>
    </style:style>
    <style:style style:name="T62_185" style:family="text">
      <style:text-properties fo:background-color="#ffffff" fo:color="#000000" style:font-name="Times New Roman" style:font-name-asian="Times New Roman" style:font-name-complex="Times New Roman"/>
    </style:style>
    <style:style style:name="T62_186" style:family="text">
      <style:text-properties fo:background-color="#ffffff" fo:color="#000000" style:font-name="Times New Roman" style:font-name-asian="Times New Roman" style:font-name-complex="Times New Roman"/>
    </style:style>
    <style:style style:name="T62_187" style:family="text">
      <style:text-properties fo:background-color="#ffffff" fo:color="#000000" style:font-name="Times New Roman" style:font-name-asian="Times New Roman" style:font-name-complex="Times New Roman"/>
    </style:style>
    <style:style style:name="T62_188" style:family="text">
      <style:text-properties fo:background-color="#ffffff" fo:color="#000000" style:font-name="Times New Roman" style:font-name-asian="Times New Roman" style:font-name-complex="Times New Roman"/>
    </style:style>
    <style:style style:name="T62_189" style:family="text">
      <style:text-properties fo:background-color="#ffffff" fo:color="#000000" style:font-name="Times New Roman" style:font-name-asian="Times New Roman" style:font-name-complex="Times New Roman"/>
    </style:style>
    <style:style style:name="T62_190" style:family="text">
      <style:text-properties fo:background-color="#ffffff" fo:color="#000000" style:font-name="Times New Roman" style:font-name-asian="Times New Roman" style:font-name-complex="Times New Roman"/>
    </style:style>
    <style:style style:name="T62_191" style:family="text">
      <style:text-properties fo:background-color="#ffffff" fo:color="#000000" style:font-name="Times New Roman" style:font-name-asian="Times New Roman" style:font-name-complex="Times New Roman"/>
    </style:style>
    <style:style style:name="T62_192" style:family="text">
      <style:text-properties fo:background-color="#ffffff" fo:color="#000000" style:font-name="Times New Roman" style:font-name-asian="Times New Roman" style:font-name-complex="Times New Roman"/>
    </style:style>
    <style:style style:name="T62_193" style:family="text">
      <style:text-properties fo:background-color="#ffffff" fo:color="#000000" style:font-name="Times New Roman" style:font-name-asian="Times New Roman" style:font-name-complex="Times New Roman"/>
    </style:style>
    <style:style style:name="T62_194" style:family="text">
      <style:text-properties fo:background-color="#ffffff" fo:color="#000000" style:font-name="Times New Roman" style:font-name-asian="Times New Roman" style:font-name-complex="Times New Roman"/>
    </style:style>
    <style:style style:name="T62_195" style:family="text">
      <style:text-properties fo:background-color="#ffffff" fo:color="#000000" style:font-name="Times New Roman" style:font-name-asian="Times New Roman" style:font-name-complex="Times New Roman"/>
    </style:style>
    <style:style style:name="T62_196" style:family="text">
      <style:text-properties fo:background-color="#ffffff" fo:color="#000000" style:font-name="Times New Roman" style:font-name-asian="Times New Roman" style:font-name-complex="Times New Roman"/>
    </style:style>
    <style:style style:name="T62_197" style:family="text">
      <style:text-properties fo:background-color="#ffffff" fo:color="#000000" style:font-name="Times New Roman" style:font-name-asian="Times New Roman" style:font-name-complex="Times New Roman"/>
    </style:style>
    <style:style style:name="T62_198" style:family="text">
      <style:text-properties fo:background-color="#ffffff" fo:color="#000000" style:font-name="Times New Roman" style:font-name-asian="Times New Roman" style:font-name-complex="Times New Roman"/>
    </style:style>
    <style:style style:name="T62_199" style:family="text">
      <style:text-properties fo:background-color="#ffffff" fo:color="#000000" style:font-name="Times New Roman" style:font-name-asian="Times New Roman" style:font-name-complex="Times New Roman"/>
    </style:style>
    <style:style style:name="T62_200" style:family="text">
      <style:text-properties fo:background-color="#ffffff" fo:color="#000000" style:font-name="Times New Roman" style:font-name-asian="Times New Roman" style:font-name-complex="Times New Roman"/>
    </style:style>
    <style:style style:name="T62_201" style:family="text">
      <style:text-properties fo:background-color="#ffffff" fo:color="#000000" style:font-name="Times New Roman" style:font-name-asian="Times New Roman" style:font-name-complex="Times New Roman"/>
    </style:style>
    <style:style style:name="T62_202" style:family="text">
      <style:text-properties fo:background-color="#ffffff" fo:color="#000000" style:font-name="Times New Roman" style:font-name-asian="Times New Roman" style:font-name-complex="Times New Roman"/>
    </style:style>
    <style:style style:name="T62_203" style:family="text">
      <style:text-properties fo:background-color="#ffffff" fo:color="#000000" style:font-name="Times New Roman" style:font-name-asian="Times New Roman" style:font-name-complex="Times New Roman"/>
    </style:style>
    <style:style style:name="T62_204" style:family="text">
      <style:text-properties fo:background-color="#ffffff" fo:color="#000000" style:font-name="Times New Roman" style:font-name-asian="Times New Roman" style:font-name-complex="Times New Roman"/>
    </style:style>
    <style:style style:name="T62_205" style:family="text">
      <style:text-properties fo:background-color="#ffffff" fo:color="#000000" style:font-name="Times New Roman" style:font-name-asian="Times New Roman" style:font-name-complex="Times New Roman"/>
    </style:style>
    <style:style style:name="T62_206" style:family="text">
      <style:text-properties fo:background-color="#ffffff" fo:color="#000000" style:font-name="Times New Roman" style:font-name-asian="Times New Roman" style:font-name-complex="Times New Roman"/>
    </style:style>
    <style:style style:name="T62_207" style:family="text">
      <style:text-properties fo:background-color="#ffffff" fo:color="#000000" style:font-name="Times New Roman" style:font-name-asian="Times New Roman" style:font-name-complex="Times New Roman"/>
    </style:style>
    <style:style style:name="T62_208" style:family="text">
      <style:text-properties fo:background-color="#ffffff" fo:color="#000000" style:font-name="Times New Roman" style:font-name-asian="Times New Roman" style:font-name-complex="Times New Roman"/>
    </style:style>
    <style:style style:name="T62_209" style:family="text">
      <style:text-properties fo:background-color="#ffffff" fo:color="#000000" style:font-name="Times New Roman" style:font-name-asian="Times New Roman" style:font-name-complex="Times New Roman"/>
    </style:style>
    <style:style style:name="T62_210" style:family="text">
      <style:text-properties fo:background-color="#ffffff" fo:color="#000000" style:font-name="Times New Roman" style:font-name-asian="Times New Roman" style:font-name-complex="Times New Roman"/>
    </style:style>
    <style:style style:name="T62_211" style:family="text">
      <style:text-properties fo:background-color="#ffffff" fo:color="#000000" style:font-name="Times New Roman" style:font-name-asian="Times New Roman" style:font-name-complex="Times New Roman"/>
    </style:style>
    <style:style style:name="T62_212" style:family="text">
      <style:text-properties fo:background-color="#ffffff" fo:color="#000000" style:font-name="Times New Roman" style:font-name-asian="Times New Roman" style:font-name-complex="Times New Roman"/>
    </style:style>
    <style:style style:name="T62_213" style:family="text">
      <style:text-properties fo:background-color="#ffffff" fo:color="#000000" style:font-name="Times New Roman" style:font-name-asian="Times New Roman" style:font-name-complex="Times New Roman"/>
    </style:style>
    <style:style style:name="T62_214" style:family="text">
      <style:text-properties fo:background-color="#ffffff" fo:color="#000000" style:font-name="Times New Roman" style:font-name-asian="Times New Roman" style:font-name-complex="Times New Roman"/>
    </style:style>
    <style:style style:name="T62_215" style:family="text">
      <style:text-properties fo:background-color="#ffffff" fo:color="#000000" style:font-name="Times New Roman" style:font-name-asian="Times New Roman" style:font-name-complex="Times New Roman"/>
    </style:style>
    <style:style style:name="T62_216" style:family="text">
      <style:text-properties fo:background-color="#ffffff" fo:color="#000000" style:font-name="Times New Roman" style:font-name-asian="Times New Roman" style:font-name-complex="Times New Roman"/>
    </style:style>
    <style:style style:name="T62_217" style:family="text">
      <style:text-properties fo:background-color="#ffffff" fo:color="#000000" style:font-name="Times New Roman" style:font-name-asian="Times New Roman" style:font-name-complex="Times New Roman"/>
    </style:style>
    <style:style style:name="T62_218" style:family="text">
      <style:text-properties fo:background-color="#ffffff" fo:color="#000000" style:font-name="Times New Roman" style:font-name-asian="Times New Roman" style:font-name-complex="Times New Roman"/>
    </style:style>
    <style:style style:name="T62_219" style:family="text">
      <style:text-properties fo:background-color="#ffffff" fo:color="#000000" style:font-name="Times New Roman" style:font-name-asian="Times New Roman" style:font-name-complex="Times New Roman"/>
    </style:style>
    <style:style style:name="T62_220" style:family="text">
      <style:text-properties fo:background-color="#ffffff" fo:color="#000000" style:font-name="Times New Roman" style:font-name-asian="Times New Roman" style:font-name-complex="Times New Roman"/>
    </style:style>
    <style:style style:name="T62_221" style:family="text">
      <style:text-properties fo:background-color="#ffffff" fo:color="#000000" style:font-name="Times New Roman" style:font-name-asian="Times New Roman" style:font-name-complex="Times New Roman"/>
    </style:style>
    <style:style style:name="T62_222" style:family="text">
      <style:text-properties fo:background-color="#ffffff" fo:color="#000000" style:font-name="Times New Roman" style:font-name-asian="Times New Roman" style:font-name-complex="Times New Roman"/>
    </style:style>
    <style:style style:name="T62_223" style:family="text">
      <style:text-properties fo:background-color="#ffffff" fo:color="#000000" style:font-name="Times New Roman" style:font-name-asian="Times New Roman" style:font-name-complex="Times New Roman"/>
    </style:style>
    <style:style style:name="T62_224" style:family="text">
      <style:text-properties fo:background-color="#ffffff" fo:color="#000000" style:font-name="Times New Roman" style:font-name-asian="Times New Roman" style:font-name-complex="Times New Roman"/>
    </style:style>
    <style:style style:name="T62_225" style:family="text">
      <style:text-properties fo:background-color="#ffffff" fo:color="#000000" style:font-name="Times New Roman" style:font-name-asian="Times New Roman" style:font-name-complex="Times New Roman"/>
    </style:style>
    <style:style style:name="T62_226" style:family="text">
      <style:text-properties fo:background-color="#ffffff" fo:color="#000000" style:font-name="Times New Roman" style:font-name-asian="Times New Roman" style:font-name-complex="Times New Roman"/>
    </style:style>
    <style:style style:name="T62_227" style:family="text">
      <style:text-properties fo:background-color="#ffffff" fo:color="#000000" style:font-name="Times New Roman" style:font-name-asian="Times New Roman" style:font-name-complex="Times New Roman"/>
    </style:style>
    <style:style style:name="T62_228" style:family="text">
      <style:text-properties fo:background-color="#ffffff" fo:color="#000000" style:font-name="Times New Roman" style:font-name-asian="Times New Roman" style:font-name-complex="Times New Roman"/>
    </style:style>
    <style:style style:name="T62_229" style:family="text">
      <style:text-properties fo:background-color="#ffffff" fo:color="#000000" style:font-name="Times New Roman" style:font-name-asian="Times New Roman" style:font-name-complex="Times New Roman"/>
    </style:style>
    <style:style style:name="T62_230" style:family="text">
      <style:text-properties fo:background-color="#ffffff" fo:color="#000000" style:font-name="Times New Roman" style:font-name-asian="Times New Roman" style:font-name-complex="Times New Roman"/>
    </style:style>
    <style:style style:name="T62_231" style:family="text">
      <style:text-properties fo:background-color="#ffffff" fo:color="#000000" style:font-name="Times New Roman" style:font-name-asian="Times New Roman" style:font-name-complex="Times New Roman"/>
    </style:style>
    <style:style style:name="T62_232" style:family="text">
      <style:text-properties fo:background-color="#ffffff" fo:color="#000000" style:font-name="Times New Roman" style:font-name-asian="Times New Roman" style:font-name-complex="Times New Roman"/>
    </style:style>
    <style:style style:name="T62_233" style:family="text">
      <style:text-properties fo:background-color="#ffffff" fo:color="#000000" style:font-name="Times New Roman" style:font-name-asian="Times New Roman" style:font-name-complex="Times New Roman"/>
    </style:style>
    <style:style style:name="T62_234" style:family="text">
      <style:text-properties fo:background-color="#ffffff" fo:color="#000000" style:font-name="Times New Roman" style:font-name-asian="Times New Roman" style:font-name-complex="Times New Roman"/>
    </style:style>
    <style:style style:name="T62_235" style:family="text">
      <style:text-properties fo:background-color="#ffffff" fo:color="#000000" style:font-name="Times New Roman" style:font-name-asian="Times New Roman" style:font-name-complex="Times New Roman"/>
    </style:style>
    <style:style style:name="T62_236" style:family="text">
      <style:text-properties fo:background-color="#ffffff" fo:color="#000000" style:font-name="Times New Roman" style:font-name-asian="Times New Roman" style:font-name-complex="Times New Roman"/>
    </style:style>
    <style:style style:name="T62_237" style:family="text">
      <style:text-properties fo:background-color="#ffffff" fo:color="#000000" style:font-name="Times New Roman" style:font-name-asian="Times New Roman" style:font-name-complex="Times New Roman"/>
    </style:style>
    <style:style style:name="T62_238" style:family="text">
      <style:text-properties fo:background-color="#ffffff" fo:color="#000000" style:font-name="Times New Roman" style:font-name-asian="Times New Roman" style:font-name-complex="Times New Roman"/>
    </style:style>
    <style:style style:name="T62_239" style:family="text">
      <style:text-properties fo:background-color="#ffffff" fo:color="#000000" style:font-name="Times New Roman" style:font-name-asian="Times New Roman" style:font-name-complex="Times New Roman"/>
    </style:style>
    <style:style style:name="T62_240" style:family="text">
      <style:text-properties fo:background-color="#ffffff" fo:color="#000000" style:font-name="Times New Roman" style:font-name-asian="Times New Roman" style:font-name-complex="Times New Roman"/>
    </style:style>
    <style:style style:name="T62_241" style:family="text">
      <style:text-properties fo:background-color="#ffffff" fo:color="#000000" style:font-name="Times New Roman" style:font-name-asian="Times New Roman" style:font-name-complex="Times New Roman"/>
    </style:style>
    <style:style style:name="T62_242" style:family="text">
      <style:text-properties fo:background-color="#ffffff" fo:color="#000000" style:font-name="Times New Roman" style:font-name-asian="Times New Roman" style:font-name-complex="Times New Roman"/>
    </style:style>
    <style:style style:name="T62_243" style:family="text">
      <style:text-properties fo:background-color="#ffffff" fo:color="#000000" style:font-name="Times New Roman" style:font-name-asian="Times New Roman" style:font-name-complex="Times New Roman"/>
    </style:style>
    <style:style style:name="T62_244" style:family="text">
      <style:text-properties fo:background-color="#ffffff" fo:color="#000000" style:font-name="Times New Roman" style:font-name-asian="Times New Roman" style:font-name-complex="Times New Roman"/>
    </style:style>
    <style:style style:name="T62_245" style:family="text">
      <style:text-properties fo:background-color="#ffffff" fo:color="#000000" style:font-name="Times New Roman" style:font-name-asian="Times New Roman" style:font-name-complex="Times New Roman"/>
    </style:style>
    <style:style style:name="T62_246" style:family="text">
      <style:text-properties fo:background-color="#ffffff" fo:color="#000000" style:font-name="Times New Roman" style:font-name-asian="Times New Roman" style:font-name-complex="Times New Roman"/>
    </style:style>
    <style:style style:name="T62_247" style:family="text">
      <style:text-properties fo:background-color="#ffffff" fo:color="#000000" style:font-name="Times New Roman" style:font-name-asian="Times New Roman" style:font-name-complex="Times New Roman"/>
    </style:style>
    <style:style style:name="T62_248" style:family="text">
      <style:text-properties fo:background-color="#ffffff" fo:color="#000000" style:font-name="Times New Roman" style:font-name-asian="Times New Roman" style:font-name-complex="Times New Roman"/>
    </style:style>
    <style:style style:name="T62_249" style:family="text">
      <style:text-properties fo:background-color="#ffffff" fo:color="#000000" style:font-name="Times New Roman" style:font-name-asian="Times New Roman" style:font-name-complex="Times New Roman"/>
    </style:style>
    <style:style style:name="T62_250" style:family="text">
      <style:text-properties fo:background-color="#ffffff" fo:color="#000000" style:font-name="Times New Roman" style:font-name-asian="Times New Roman" style:font-name-complex="Times New Roman"/>
    </style:style>
    <style:style style:name="T62_251" style:family="text">
      <style:text-properties fo:background-color="#ffffff" fo:color="#000000" style:font-name="Times New Roman" style:font-name-asian="Times New Roman" style:font-name-complex="Times New Roman"/>
    </style:style>
    <style:style style:name="T62_252" style:family="text" style:parent-style-name="Standard"/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fo:background-color="#ffffff" fo:color="#000000" style:font-name="Times New Roman" style:font-name-asian="Times New Roman" style:font-name-complex="Times New Roman"/>
    </style:style>
    <style:style style:name="T63_4" style:family="text">
      <style:text-properties fo:background-color="#ffffff" fo:color="#000000" style:font-name="Times New Roman" style:font-name-asian="Times New Roman" style:font-name-complex="Times New Roman"/>
    </style:style>
    <style:style style:name="T63_5" style:family="text">
      <style:text-properties fo:background-color="#ffffff" fo:color="#000000" style:font-name="Times New Roman" style:font-name-asian="Times New Roman" style:font-name-complex="Times New Roman"/>
    </style:style>
    <style:style style:name="T63_6" style:family="text">
      <style:text-properties fo:background-color="#ffffff" fo:color="#000000" style:font-name="Times New Roman" style:font-name-asian="Times New Roman" style:font-name-complex="Times New Roman"/>
    </style:style>
    <style:style style:name="T63_7" style:family="text">
      <style:text-properties fo:background-color="#ffffff" fo:color="#000000" style:font-name="Times New Roman" style:font-name-asian="Times New Roman" style:font-name-complex="Times New Roman"/>
    </style:style>
    <style:style style:name="T63_8" style:family="text">
      <style:text-properties fo:background-color="#ffffff" fo:color="#000000" style:font-name="Times New Roman" style:font-name-asian="Times New Roman" style:font-name-complex="Times New Roman"/>
    </style:style>
    <style:style style:name="T63_9" style:family="text">
      <style:text-properties fo:background-color="#ffffff" fo:color="#000000" style:font-name="Times New Roman" style:font-name-asian="Times New Roman" style:font-name-complex="Times New Roman"/>
    </style:style>
    <style:style style:name="T63_10" style:family="text">
      <style:text-properties fo:background-color="#ffffff" fo:color="#000000" style:font-name="Times New Roman" style:font-name-asian="Times New Roman" style:font-name-complex="Times New Roman"/>
    </style:style>
    <style:style style:name="P64" style:family="paragraph" style:parent-style-name="Standard">
      <style:paragraph-properties fo:text-align="justify" fo:break-before="auto" fo:line-height="150%" style:writing-mode="lr-tb"/>
    </style:style>
    <style:style style:name="P65" style:family="paragraph" style:parent-style-name="Standard">
      <style:paragraph-properties fo:text-align="justify" fo:break-before="auto" fo:line-height="150%" style:writing-mode="lr-tb"/>
    </style:style>
    <style:style style:name="P66" style:family="paragraph" style:parent-style-name="Standard">
      <style:paragraph-properties fo:text-align="justify" fo:break-before="auto" fo:line-height="150%" style:writing-mode="lr-tb"/>
    </style:style>
    <style:style style:name="T66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66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66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66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2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66_28" style:family="text" style:parent-style-name="Standard"/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7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68" style:family="paragraph" style:parent-style-name="Standard">
      <style:paragraph-properties fo:text-align="justify" fo:break-before="auto" fo:line-height="150%" style:writing-mode="lr-tb"/>
    </style:style>
    <style:style style:name="P69" style:family="paragraph" style:parent-style-name="Standard">
      <style:paragraph-properties fo:text-align="justify" fo:break-before="auto" fo:line-height="150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>
      <style:text-properties fo:font-weight="bold" style:font-weight-asian="bold" style:font-weight-complex="bold"/>
    </style:style>
    <style:style style:name="T69_7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text-align="justify" fo:break-before="auto" fo:line-height="150%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T70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1" style:family="text">
      <style:text-properties style:font-name="Times New Roman" style:font-name-asian="Times New Roman" style:font-name-complex="Times New Roman"/>
    </style:style>
    <style:style style:name="T70_12" style:family="text">
      <style:text-properties style:font-name="Times New Roman" style:font-name-asian="Times New Roman" style:font-name-complex="Times New Roman"/>
    </style:style>
    <style:style style:name="T70_13" style:family="text">
      <style:text-properties style:font-name="Times New Roman" style:font-name-asian="Times New Roman" style:font-name-complex="Times New Roman"/>
    </style:style>
    <style:style style:name="T70_14" style:family="text">
      <style:text-properties style:font-name="Times New Roman" style:font-name-asian="Times New Roman" style:font-name-complex="Times New Roman"/>
    </style:style>
    <style:style style:name="T70_15" style:family="text">
      <style:text-properties style:font-name="Times New Roman" style:font-name-asian="Times New Roman" style:font-name-complex="Times New Roman"/>
    </style:style>
    <style:style style:name="T70_16" style:family="text">
      <style:text-properties style:font-name="Times New Roman" style:font-name-asian="Times New Roman" style:font-name-complex="Times New Roman"/>
    </style:style>
    <style:style style:name="T70_17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text-align="justify" fo:break-before="auto" fo:line-height="150%" style:writing-mode="lr-tb"/>
    </style:style>
    <style:style style:name="T71_1" style:family="text">
      <style:text-properties style:font-name="Times New Roman" style:font-name-asian="Times New Roman" style:font-name-complex="Times New Roman"/>
    </style:style>
    <style:style style:name="T71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3" style:family="text">
      <style:text-properties style:font-name="Times New Roman" style:font-name-asian="Times New Roman" style:font-name-complex="Times New Roman"/>
    </style:style>
    <style:style style:name="T71_4" style:family="text">
      <style:text-properties style:font-name="Times New Roman" style:font-name-asian="Times New Roman" style:font-name-complex="Times New Roman"/>
    </style:style>
    <style:style style:name="T71_5" style:family="text">
      <style:text-properties style:font-name="Times New Roman" style:font-name-asian="Times New Roman" style:font-name-complex="Times New Roman"/>
    </style:style>
    <style:style style:name="T71_6" style:family="text">
      <style:text-properties style:font-name="Times New Roman" style:font-name-asian="Times New Roman" style:font-name-complex="Times New Roman"/>
    </style:style>
    <style:style style:name="T71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1_10" style:family="text">
      <style:text-properties style:font-name="Times New Roman" style:font-name-asian="Times New Roman" style:font-name-complex="Times New Roman"/>
    </style:style>
    <style:style style:name="T71_11" style:family="text">
      <style:text-properties style:font-name="Times New Roman" style:font-name-asian="Times New Roman" style:font-name-complex="Times New Roman"/>
    </style:style>
    <style:style style:name="T71_12" style:family="text">
      <style:text-properties style:font-name="Times New Roman" style:font-name-asian="Times New Roman" style:font-name-complex="Times New Roman"/>
    </style:style>
    <style:style style:name="T71_13" style:family="text">
      <style:text-properties style:font-name="Times New Roman" style:font-name-asian="Times New Roman" style:font-name-complex="Times New Roman"/>
    </style:style>
    <style:style style:name="T71_14" style:family="text">
      <style:text-properties style:font-name="Times New Roman" style:font-name-asian="Times New Roman" style:font-name-complex="Times New Roman"/>
    </style:style>
    <style:style style:name="T71_15" style:family="text">
      <style:text-properties style:font-name="Times New Roman" style:font-name-asian="Times New Roman" style:font-name-complex="Times New Roman"/>
    </style:style>
    <style:style style:name="T71_16" style:family="text"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text-align="justify" fo:break-before="auto" fo:line-height="150%" style:writing-mode="lr-tb"/>
    </style:style>
    <style:style style:name="T72_1" style:family="text">
      <style:text-properties style:font-name="Times New Roman" style:font-name-asian="Times New Roman" style:font-name-complex="Times New Roman"/>
    </style:style>
    <style:style style:name="T72_2" style:family="text">
      <style:text-properties style:font-name="Times New Roman" style:font-name-asian="Times New Roman" style:font-name-complex="Times New Roman"/>
    </style:style>
    <style:style style:name="T72_3" style:family="text">
      <style:text-properties style:font-name="Times New Roman" style:font-name-asian="Times New Roman" style:font-name-complex="Times New Roman"/>
    </style:style>
    <style:style style:name="T72_4" style:family="text">
      <style:text-properties style:font-name="Times New Roman" style:font-name-asian="Times New Roman" style:font-name-complex="Times New Roman"/>
    </style:style>
    <style:style style:name="T72_5" style:family="text">
      <style:text-properties style:font-name="Times New Roman" style:font-name-asian="Times New Roman" style:font-name-complex="Times New Roman"/>
    </style:style>
    <style:style style:name="T72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2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2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2_9" style:family="text">
      <style:text-properties style:font-name="Times New Roman" style:font-name-asian="Times New Roman" style:font-name-complex="Times New Roman"/>
    </style:style>
    <style:style style:name="T72_10" style:family="text">
      <style:text-properties style:font-name="Times New Roman" style:font-name-asian="Times New Roman" style:font-name-complex="Times New Roman"/>
    </style:style>
    <style:style style:name="T72_11" style:family="text">
      <style:text-properties style:font-name="Times New Roman" style:font-name-asian="Times New Roman" style:font-name-complex="Times New Roman"/>
    </style:style>
    <style:style style:name="T72_12" style:family="text">
      <style:text-properties style:font-name="Times New Roman" style:font-name-asian="Times New Roman" style:font-name-complex="Times New Roman"/>
    </style:style>
    <style:style style:name="T72_13" style:family="text">
      <style:text-properties style:font-name="Times New Roman" style:font-name-asian="Times New Roman" style:font-name-complex="Times New Roman"/>
    </style:style>
    <style:style style:name="P73" style:family="paragraph" style:parent-style-name="Standard">
      <style:paragraph-properties fo:text-align="justify" fo:break-before="auto" fo:text-indent="-0.499cm" fo:line-height="150%" fo:margin-top="0cm" fo:margin-left="0.499cm" fo:margin-right="0cm" style:writing-mode="lr-tb"/>
    </style:style>
    <style:style style:name="T7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3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4" style:family="paragraph" style:parent-style-name="Standard">
      <style:paragraph-properties fo:text-align="justify" fo:break-before="auto" fo:text-indent="-0.499cm" fo:line-height="150%" fo:margin-top="0cm" fo:margin-left="0.499cm" fo:margin-right="0cm" style:writing-mode="lr-tb"/>
    </style:style>
    <style:style style:name="T7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4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5" style:family="paragraph" style:parent-style-name="Standard">
      <style:paragraph-properties fo:text-align="justify" fo:break-before="auto" fo:text-indent="-0.499cm" fo:line-height="150%" fo:margin-top="0cm" fo:margin-bottom="0cm" fo:margin-left="0.499cm" fo:margin-right="0cm" style:writing-mode="lr-tb"/>
    </style:style>
    <style:style style:name="T7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5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6" style:family="paragraph" style:parent-style-name="Standard">
      <style:paragraph-properties fo:text-align="justify" fo:break-before="auto" fo:line-height="150%" style:writing-mode="lr-tb"/>
    </style:style>
    <style:style style:name="T76_1" style:family="text">
      <style:text-properties style:font-name="Times New Roman" style:font-name-asian="Times New Roman" style:font-name-complex="Times New Roman"/>
    </style:style>
    <style:style style:name="T76_2" style:family="text">
      <style:text-properties style:font-name="Times New Roman" style:font-name-asian="Times New Roman" style:font-name-complex="Times New Roman"/>
    </style:style>
    <style:style style:name="T76_3" style:family="text">
      <style:text-properties style:font-name="Times New Roman" style:font-name-asian="Times New Roman" style:font-name-complex="Times New Roman"/>
    </style:style>
    <style:style style:name="T76_4" style:family="text">
      <style:text-properties style:font-name="Times New Roman" style:font-name-asian="Times New Roman" style:font-name-complex="Times New Roman"/>
    </style:style>
    <style:style style:name="T76_5" style:family="text">
      <style:text-properties style:font-name="Times New Roman" style:font-name-asian="Times New Roman" style:font-name-complex="Times New Roman"/>
    </style:style>
    <style:style style:name="T76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3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4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5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5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5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5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5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5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6_56" style:family="text">
      <style:text-properties style:font-name="Times New Roman" style:font-name-asian="Times New Roman" style:font-name-complex="Times New Roman"/>
    </style:style>
    <style:style style:name="T76_57" style:family="text">
      <style:text-properties style:font-name="Times New Roman" style:font-name-asian="Times New Roman" style:font-name-complex="Times New Roman"/>
    </style:style>
    <style:style style:name="T76_58" style:family="text">
      <style:text-properties style:font-name="Times New Roman" style:font-name-asian="Times New Roman" style:font-name-complex="Times New Roman"/>
    </style:style>
    <style:style style:name="T76_59" style:family="text">
      <style:text-properties style:font-name="Times New Roman" style:font-name-asian="Times New Roman" style:font-name-complex="Times New Roman"/>
    </style:style>
    <style:style style:name="T76_60" style:family="text">
      <style:text-properties style:font-name="Times New Roman" style:font-name-asian="Times New Roman" style:font-name-complex="Times New Roman"/>
    </style:style>
    <style:style style:name="T76_61" style:family="text">
      <style:text-properties style:font-name="Times New Roman" style:font-name-asian="Times New Roman" style:font-name-complex="Times New Roman"/>
    </style:style>
    <style:style style:name="T76_62" style:family="text">
      <style:text-properties style:font-name="Times New Roman" style:font-name-asian="Times New Roman" style:font-name-complex="Times New Roman"/>
    </style:style>
    <style:style style:name="T76_63" style:family="text">
      <style:text-properties style:font-name="Times New Roman" style:font-name-asian="Times New Roman" style:font-name-complex="Times New Roman"/>
    </style:style>
    <style:style style:name="T76_64" style:family="text">
      <style:text-properties style:font-name="Times New Roman" style:font-name-asian="Times New Roman" style:font-name-complex="Times New Roman"/>
    </style:style>
    <style:style style:name="T76_65" style:family="text">
      <style:text-properties style:font-name="Times New Roman" style:font-name-asian="Times New Roman" style:font-name-complex="Times New Roman"/>
    </style:style>
    <style:style style:name="P77" style:family="paragraph" style:parent-style-name="Standard">
      <style:paragraph-properties fo:text-align="justify" fo:break-before="auto" fo:line-height="150%" style:writing-mode="lr-tb"/>
    </style:style>
    <style:style style:name="P78" style:family="paragraph" style:parent-style-name="Standard">
      <style:paragraph-properties fo:text-align="justify" fo:break-before="auto" fo:line-height="150%" style:writing-mode="lr-tb"/>
    </style:style>
  </office:automatic-styles>
  <office:body>
    <office:text>
      <text:p text:style-name="P1"><text:span text:style-name="T1_1">GREGORY</text:span><text:span text:style-name="T1_2"><text:s/></text:span><text:span text:style-name="T1_3">BATESON</text:span><text:span text:style-name="T1_4"><text:s/></text:span></text:p>
      <text:p text:style-name="P2"><text:span text:style-name="T2_1">ANTROPOLOGIA</text:span><text:span text:style-name="T2_2">,<text:s text:c="2"/></text:span><text:span text:style-name="T2_3">PSICANÁLISE</text:span><text:span text:style-name="T2_4">,<text:s text:c="2"/></text:span><text:span text:style-name="T2_5">COMUNICAÇÃO</text:span></text:p>
      <text:p text:style-name="P3"><text:span text:style-name="T3_1">Massimo</text:span><text:span text:style-name="T3_2"><text:s/></text:span><text:span text:style-name="T3_3">Canevacci</text:span></text:p>
      <text:p text:style-name="P4"/>
      <text:p text:style-name="P5"/>
      <text:p text:style-name="P6"><text:span text:style-name="T6_1">-<text:s/></text:span><text:span text:style-name="T6_2">Uma</text:span><text:span text:style-name="T6_3"><text:s/></text:span><text:span text:style-name="T6_4">breve</text:span><text:span text:style-name="T6_5"><text:s/></text:span><text:span text:style-name="T6_6">introduç</text:span><text:span text:style-name="T6_7">a</text:span><text:span text:style-name="T6_8">o</text:span><text:span text:style-name="T6_9">.</text:span></text:p>
      <text:p text:style-name="P7"><text:span text:style-name="T7_1">A</text:span><text:span text:style-name="T7_2"><text:s/></text:span><text:span text:style-name="T7_3">relaç</text:span><text:span text:style-name="T7_4">ão</text:span><text:span text:style-name="T7_5"><text:s/></text:span><text:span text:style-name="T7_6">entre</text:span><text:span text:style-name="T7_7"><text:s/></text:span><text:span text:style-name="T7_8">antropologia</text:span><text:span text:style-name="T7_9"><text:s/></text:span><text:span text:style-name="T7_10">e</text:span><text:span text:style-name="T7_11"><text:s/></text:span><text:span text:style-name="T7_12">psicologia</text:span><text:span text:style-name="T7_13"><text:s/>(</text:span><text:span text:style-name="T7_14">ou</text:span><text:span text:style-name="T7_15"><text:s/></text:span><text:span text:style-name="T7_16">psicoan</text:span><text:span text:style-name="T7_17">a</text:span><text:span text:style-name="T7_18">lis</text:span><text:span text:style-name="T7_19">i</text:span><text:span text:style-name="T7_20">)<text:s/></text:span><text:span text:style-name="T7_21">inicia</text:span><text:span text:style-name="T7_22"><text:s/></text:span><text:span text:style-name="T7_23">com</text:span><text:span text:style-name="T7_24"><text:s/></text:span><text:span text:style-name="T7_25">Malinowski</text:span><text:span text:style-name="T7_26">,<text:s/></text:span><text:span text:style-name="T7_27">fundador</text:span><text:span text:style-name="T7_28"><text:s/></text:span><text:span text:style-name="T7_29">do</text:span><text:span text:style-name="T7_30"><text:s/></text:span><text:span text:style-name="T7_31">m</text:span><text:span text:style-name="T7_32">e</text:span><text:span text:style-name="T7_33">todo</text:span><text:span text:style-name="T7_34"><text:s/></text:span><text:span text:style-name="T7_35">etnogr</text:span><text:span text:style-name="T7_36">a</text:span><text:span text:style-name="T7_37">fico</text:span><text:span text:style-name="T7_38"><text:s/></text:span><text:span text:style-name="T7_39">baseado</text:span><text:span text:style-name="T7_40"><text:s/></text:span><text:span text:style-name="T7_41">sobre</text:span><text:span text:style-name="T7_42"><text:s/></text:span><text:span text:style-name="T7_43">a</text:span><text:span text:style-name="T7_44"><text:s/></text:span><text:span text:style-name="T7_45">pesquisa</text:span><text:span text:style-name="T7_46"><text:s/></text:span><text:span text:style-name="T7_47">direta</text:span><text:span text:style-name="T7_48"><text:s/></text:span><text:span text:style-name="T7_49">no</text:span><text:span text:style-name="T7_50"><text:s/></text:span><text:span text:style-name="T7_51">campo</text:span><text:span text:style-name="T7_52">,<text:s/></text:span><text:span text:style-name="T7_53"><office:annotation><dc:creator/><text:p text:style-name="P8"><text:span text:style-name="T8_1">conceito</text:span><text:span text:style-name="T8_2"><text:s/></text:span><text:span text:style-name="T8_3">importante</text:span><text:span text:style-name="T8_4"><text:s/></text:span><text:span text:style-name="T8_5">para</text:span><text:span text:style-name="T8_6"><text:s/></text:span><text:span text:style-name="T8_7">os</text:span><text:span text:style-name="T8_8"><text:s/></text:span><text:span text:style-name="T8_9">propósitos</text:span><text:span text:style-name="T8_10"><text:s/></text:span><text:span text:style-name="T8_11">da</text:span><text:span text:style-name="T8_12"><text:s/></text:span><text:span text:style-name="T8_13">pesquisa</text:span><text:span text:style-name="T8_14">.<text:s/></text:span><text:span text:style-name="T8_15">Faz</text:span><text:span text:style-name="T8_16"><text:s/></text:span><text:span text:style-name="T8_17">ponte</text:span><text:span text:style-name="T8_18"><text:s/></text:span><text:span text:style-name="T8_19">com</text:span><text:span text:style-name="T8_20"><text:s/></text:span><text:span text:style-name="T8_21">participação</text:span><text:span text:style-name="T8_22"><text:s/></text:span><text:span text:style-name="T8_23">social</text:span><text:span text:style-name="T8_24"><text:s/></text:span><text:span text:style-name="T8_25">e</text:span><text:span text:style-name="T8_26"><text:s/></text:span><text:span text:style-name="T8_27">formas</text:span><text:span text:style-name="T8_28"><text:s/></text:span><text:span text:style-name="T8_29">de</text:span><text:span text:style-name="T8_30"><text:s/></text:span><text:span text:style-name="T8_31">análise</text:span><text:span text:style-name="T8_32"><text:s/></text:span><text:span text:style-name="T8_33">das</text:span><text:span text:style-name="T8_34"><text:s/></text:span><text:span text:style-name="T8_35">participações</text:span><text:span text:style-name="T8_36"><text:s/></text:span><text:span text:style-name="T8_37">e</text:span><text:span text:style-name="T8_38"><text:s/></text:span><text:span text:style-name="T8_39">de</text:span><text:span text:style-name="T8_40"><text:s/></text:span><text:span text:style-name="T8_41">sua</text:span><text:span text:style-name="T8_42"><text:s/></text:span><text:span text:style-name="T8_43">própria</text:span><text:span text:style-name="T8_44"><text:s/></text:span><text:span text:style-name="T8_45">participação</text:span><text:span text:style-name="T8_46">.</text:span></text:p></office:annotation></text:span><text:span text:style-name="T8_47"><office:annotation><dc:creator/><text:p text:style-name="P9"><text:span text:style-name="T9_1">sim</text:span><text:span text:style-name="T9_2">,<text:s/></text:span><text:span text:style-name="T9_3">aqui</text:span><text:span text:style-name="T9_4"><text:s/></text:span><text:span text:style-name="T9_5">parece</text:span><text:span text:style-name="T9_6"><text:s/></text:span><text:span text:style-name="T9_7">estar</text:span><text:span text:style-name="T9_8"><text:s/></text:span><text:span text:style-name="T9_9">teu</text:span><text:span text:style-name="T9_10"><text:s/></text:span><text:span text:style-name="T9_11">ponto</text:span><text:span text:style-name="T9_12"><text:s/></text:span><text:span text:style-name="T9_13">né</text:span><text:span text:style-name="T9_14"><text:s/>;)</text:span></text:p></office:annotation></text:span><text:span text:style-name="T9_15"><office:annotation><dc:creator/><text:p text:style-name="P10"><text:span text:style-name="T10_1">isso</text:span><text:span text:style-name="T10_2">.<text:s/></text:span><text:span text:style-name="T10_3">É</text:span><text:span text:style-name="T10_4"><text:s/></text:span><text:span text:style-name="T10_5">um</text:span><text:span text:style-name="T10_6"><text:s/></text:span><text:span text:style-name="T10_7">aproveitamento</text:span><text:span text:style-name="T10_8"><text:s/></text:span><text:span text:style-name="T10_9">organico</text:span><text:span text:style-name="T10_10"><text:s/></text:span><text:span text:style-name="T10_11">da</text:span><text:span text:style-name="T10_12"><text:s/></text:span><text:span text:style-name="T10_13">vivêcia</text:span><text:span text:style-name="T10_14"><text:s/></text:span><text:span text:style-name="T10_15">através</text:span><text:span text:style-name="T10_16"><text:s/></text:span><text:span text:style-name="T10_17">da</text:span><text:span text:style-name="T10_18"><text:s/></text:span><text:span text:style-name="T10_19">observação</text:span><text:span text:style-name="T10_20"><text:s/></text:span><text:span text:style-name="T10_21">e</text:span><text:span text:style-name="T10_22"><text:s/></text:span><text:span text:style-name="T10_23">participação</text:span><text:span text:style-name="T10_24">.<text:s/></text:span><text:span text:style-name="T10_25">Análise</text:span><text:span text:style-name="T10_26"><text:s/></text:span><text:span text:style-name="T10_27">e</text:span><text:span text:style-name="T10_28"><text:s/></text:span><text:span text:style-name="T10_29">Aproveitamento</text:span><text:span text:style-name="T10_30">.</text:span></text:p></office:annotation></text:span><text:span text:style-name="T10_31">observaç</text:span><text:span text:style-name="T10_32">ão</text:span><text:span text:style-name="T10_33"><text:s/></text:span><text:span text:style-name="T10_34">part</text:span><text:span text:style-name="T10_35">e</text:span><text:span text:style-name="T10_36">cipante</text:span><text:span text:style-name="T10_37">,<text:s/></text:span><text:span text:style-name="T10_38">colher</text:span><text:span text:style-name="T10_39"><text:s/></text:span><text:span text:style-name="T10_40">o</text:span><text:span text:style-name="T10_41"><text:s/></text:span><text:span text:style-name="T10_42">ponto</text:span><text:span text:style-name="T10_43"><text:s/></text:span><text:span text:style-name="T10_44">de</text:span><text:span text:style-name="T10_45"><text:s/></text:span><text:span text:style-name="T10_46">vista</text:span><text:span text:style-name="T10_47"><text:s/></text:span><text:span text:style-name="T10_48">nativo</text:span><text:span text:style-name="T10_49">.<text:s/></text:span><text:span text:style-name="T10_50">Ele</text:span><text:span text:style-name="T10_51"><text:s/></text:span><text:span text:style-name="T10_52">elabora</text:span><text:span text:style-name="T10_53"><text:s/></text:span><text:span text:style-name="T10_54">o</text:span><text:span text:style-name="T10_55"><text:s/></text:span><text:span text:style-name="T10_56">m</text:span><text:span text:style-name="T10_57">e</text:span><text:span text:style-name="T10_58">todo</text:span><text:span text:style-name="T10_59"><text:s/></text:span><text:span text:style-name="T10_60">do</text:span><text:span text:style-name="T10_61"><text:s/></text:span><text:span text:style-name="T10_62">funcionalismo</text:span><text:span text:style-name="T10_63">,<text:s/></text:span><text:span text:style-name="T10_64">através</text:span><text:span text:style-name="T10_65"><text:s text:c="2"/></text:span><text:span text:style-name="T10_66">o</text:span><text:span text:style-name="T10_67"><text:s/></text:span><text:span text:style-name="T10_68">qual</text:span><text:span text:style-name="T10_69"><text:s/></text:span><text:span text:style-name="T10_70">critica</text:span><text:span text:style-name="T10_71"><text:s/></text:span><text:span text:style-name="T10_72">algun</text:span><text:span text:style-name="T10_73">a</text:span><text:span text:style-name="T10_74">s</text:span><text:span text:style-name="T10_75"><text:s/></text:span><text:span text:style-name="T10_76"><office:annotation><dc:creator/><text:p text:style-name="P11"><text:span text:style-name="T11_1">Quais</text:span><text:span text:style-name="T11_2">?</text:span></text:p></office:annotation></text:span><text:span text:style-name="T11_3">importantes</text:span><text:span text:style-name="T11_4"><text:s/></text:span><text:span text:style-name="T11_5">paradigmas</text:span><text:span text:style-name="T11_6"><text:s/></text:span><text:span text:style-name="T11_7">de</text:span><text:span text:style-name="T11_8"><text:s/></text:span><text:span text:style-name="T11_9">Marx</text:span><text:span text:style-name="T11_10"><text:s/></text:span><text:span text:style-name="T11_11">e</text:span><text:span text:style-name="T11_12"><text:s/></text:span><text:span text:style-name="T11_13">Freud</text:span><text:span text:style-name="T11_14">.<text:s/></text:span><text:span text:style-name="T11_15">Sobre</text:span><text:span text:style-name="T11_16"><text:s/></text:span><text:span text:style-name="T11_17">este</text:span><text:span text:style-name="T11_18"><text:s/></text:span><text:span text:style-name="T11_19">u</text:span><text:span text:style-name="T11_20">ltimo</text:span><text:span text:style-name="T11_21">,<text:s/></text:span><text:span text:style-name="T11_22">ele</text:span><text:span text:style-name="T11_23"><text:s/></text:span><text:span text:style-name="T11_24">de</text:span><text:span text:style-name="T11_25">monstra</text:span><text:span text:style-name="T11_26"><text:s/></text:span><text:span text:style-name="T11_27">como</text:span><text:span text:style-name="T11_28"><text:s/></text:span><text:span text:style-name="T11_29">numa</text:span><text:span text:style-name="T11_30"><text:s/></text:span><text:span text:style-name="T11_31">societade</text:span><text:span text:style-name="T11_32"><text:s/></text:span><text:span text:style-name="T11_33">matrilinear</text:span><text:span text:style-name="T11_34">,<text:s/></text:span><text:span text:style-name="T11_35">onde</text:span><text:span text:style-name="T11_36"><text:s/></text:span><text:span text:style-name="T11_37">a</text:span><text:span text:style-name="T11_38"><text:s/></text:span><text:span text:style-name="T11_39">transmi</text:span><text:span text:style-name="T11_40">ç</text:span><text:span text:style-name="T11_41">ão</text:span><text:span text:style-name="T11_42"><text:s/></text:span><text:span text:style-name="T11_43">geracional</text:span><text:span text:style-name="T11_44"><text:s/></text:span><text:span text:style-name="T11_45">é</text:span><text:span text:style-name="T11_46"><text:s text:c="2"/></text:span><text:span text:style-name="T11_47">por</text:span><text:span text:style-name="T11_48"><text:s/></text:span><text:span text:style-name="T11_49">linha</text:span><text:span text:style-name="T11_50"><text:s/></text:span><text:span text:style-name="T11_51">materna</text:span><text:span text:style-name="T11_52">,<text:s text:c="2"/></text:span><text:span text:style-name="T11_53">a</text:span><text:span text:style-name="T11_54"><text:s/></text:span><text:span text:style-name="T11_55">autoridade</text:span><text:span text:style-name="T11_56"><text:s/></text:span><text:span text:style-name="T11_57">se</text:span><text:span text:style-name="T11_58"><text:s/></text:span><text:span text:style-name="T11_59">base</text:span><text:span text:style-name="T11_60">a</text:span><text:span text:style-name="T11_61"><text:s/></text:span><text:span text:style-name="T11_62">sobre</text:span><text:span text:style-name="T11_63"><text:s/></text:span><text:span text:style-name="T11_64">o</text:span><text:span text:style-name="T11_65"><text:s/></text:span><text:span text:style-name="T11_66">tio</text:span><text:span text:style-name="T11_67"><text:s/></text:span><text:span text:style-name="T11_68">materno</text:span><text:span text:style-name="T11_69">,<text:s/></text:span><text:span text:style-name="T11_70">de</text:span><text:span text:style-name="T11_71"><text:s/></text:span><text:span text:style-name="T11_72">conse</text:span><text:span text:style-name="T11_73">gu</text:span><text:span text:style-name="T11_74">e</text:span><text:span text:style-name="T11_75">ncia</text:span><text:span text:style-name="T11_76"><text:s/></text:span><text:span text:style-name="T11_77">o</text:span><text:span text:style-name="T11_78"><text:s/></text:span><text:span text:style-name="T11_79">complexo</text:span><text:span text:style-name="T11_80"><text:s/></text:span><text:span text:style-name="T11_81">de</text:span><text:span text:style-name="T11_82"><text:s/></text:span><text:span text:style-name="T11_83">E</text:span><text:span text:style-name="T11_84">dipo</text:span><text:span text:style-name="T11_85"><text:s/></text:span><text:span text:style-name="T11_86">no</text:span><text:span text:style-name="T11_87"><text:s/></text:span><text:span text:style-name="T11_88">sentido</text:span><text:span text:style-name="T11_89"><text:s/></text:span><text:span text:style-name="T11_90">universal</text:span><text:span text:style-name="T11_91"><text:s/></text:span><text:span text:style-name="T11_92">n</text:span><text:span text:style-name="T11_93">a</text:span><text:span text:style-name="T11_94">o</text:span><text:span text:style-name="T11_95"><text:s/></text:span><text:span text:style-name="T11_96">funciona</text:span><text:span text:style-name="T11_97">.<text:s/></text:span><text:span text:style-name="T11_98">É</text:span><text:span text:style-name="T11_99"><text:s text:c="2"/></text:span><text:span text:style-name="T11_100">u</text:span><text:span text:style-name="T11_101">n</text:span><text:span text:style-name="T11_102"><text:s/></text:span><text:span text:style-name="T11_103">tipo</text:span><text:span text:style-name="T11_104"><text:s/></text:span><text:span text:style-name="T11_105">de</text:span><text:span text:style-name="T11_106"><text:s/></text:span><text:span text:style-name="T11_107">leitura</text:span><text:span text:style-name="T11_108"><text:s/></text:span><text:span text:style-name="T11_109">aquela</text:span><text:span text:style-name="T11_110"><text:s/></text:span><text:span text:style-name="T11_111">freudiana</text:span><text:span text:style-name="T11_112"><text:s/></text:span><text:span text:style-name="T11_113">que</text:span><text:span text:style-name="T11_114"><text:s/></text:span><text:span text:style-name="T11_115">tem</text:span><text:span text:style-name="T11_116"><text:s/></text:span><text:span text:style-name="T11_117">uma</text:span><text:span text:style-name="T11_118"><text:s/></text:span><text:span text:style-name="T11_119">substancia</text:span><text:span text:style-name="T11_120"><text:s/></text:span><text:span text:style-name="T11_121">relativa</text:span><text:span text:style-name="T11_122"><text:s/></text:span><text:span text:style-name="T11_123">ao</text:span><text:span text:style-name="T11_124"><text:s/></text:span><text:span text:style-name="T11_125">contexto</text:span><text:span text:style-name="T11_126"><text:s/></text:span><text:span text:style-name="T11_127">europe</text:span><text:span text:style-name="T11_128">o</text:span><text:span text:style-name="T11_129"><text:s/></text:span><text:span text:style-name="T11_130">e</text:span><text:span text:style-name="T11_131"><text:s/></text:span><text:span text:style-name="T11_132">a</text:span><text:span text:style-name="T11_133"><text:s/></text:span><text:span text:style-name="T11_134">um</text:span><text:span text:style-name="T11_135"><text:s/></text:span><text:span text:style-name="T11_136">tipo</text:span><text:span text:style-name="T11_137"><text:s/></text:span><text:span text:style-name="T11_138">de</text:span><text:span text:style-name="T11_139"><text:s/></text:span><text:span text:style-name="T11_140">fam</text:span><text:span text:style-name="T11_141">i</text:span><text:span text:style-name="T11_142">lia</text:span><text:span text:style-name="T11_143"><text:s/></text:span><text:span text:style-name="T11_144">patrilinear</text:span><text:span text:style-name="T11_145">e</text:span><text:span text:style-name="T11_146"><text:s/></text:span><text:span text:style-name="T11_147">e</text:span><text:span text:style-name="T11_148"><text:s/></text:span><text:span text:style-name="T11_149">patriarcal</text:span><text:span text:style-name="T11_150">e</text:span><text:span text:style-name="T11_151">.<text:s/></text:span><text:span text:style-name="T11_152">Nas</text:span><text:span text:style-name="T11_153"><text:s/></text:span><text:span text:style-name="T11_154">ilhas</text:span><text:span text:style-name="T11_155"><text:s/></text:span><text:span text:style-name="T11_156">Trobriand</text:span><text:span text:style-name="T11_157"><text:s/>(</text:span><text:span text:style-name="T11_158">onde</text:span><text:span text:style-name="T11_159"><text:s/></text:span><text:span text:style-name="T11_160">ele</text:span><text:span text:style-name="T11_161"><text:s/></text:span><text:span text:style-name="T11_162">fiz</text:span><text:span text:style-name="T11_163"><text:s/></text:span><text:span text:style-name="T11_164">a</text:span><text:span text:style-name="T11_165"><text:s/></text:span><text:span text:style-name="T11_166">celebre</text:span><text:span text:style-name="T11_167"><text:s/></text:span><text:span text:style-name="T11_168">pesquisa</text:span><text:span text:style-name="T11_169">)<text:s/></text:span><text:span text:style-name="T11_170">o</text:span><text:span text:style-name="T11_171"><text:s/></text:span><text:span text:style-name="T11_172">mecanismo</text:span><text:span text:style-name="T11_173"><text:s/></text:span><text:span text:style-name="T11_174">psicol</text:span><text:span text:style-name="T11_175">o</text:span><text:span text:style-name="T11_176">gico</text:span><text:span text:style-name="T11_177"><text:s/></text:span><text:span text:style-name="T11_178">funciona</text:span><text:span text:style-name="T11_179"><text:s/></text:span><text:span text:style-name="T11_180">numa</text:span><text:span text:style-name="T11_181"><text:s/></text:span><text:span text:style-name="T11_182">maneira</text:span><text:span text:style-name="T11_183"><text:s/></text:span><text:span text:style-name="T11_184">be</text:span><text:span text:style-name="T11_185">n</text:span><text:span text:style-name="T11_186"><text:s/></text:span><text:span text:style-name="T11_187">diversa</text:span><text:span text:style-name="T11_188">.<text:s/></text:span><text:span text:style-name="T11_189">Nasce</text:span><text:span text:style-name="T11_190"><text:s/></text:span><text:span text:style-name="T11_191">o</text:span><text:span text:style-name="T11_192"><text:s/></text:span><text:span text:style-name="T11_193"><office:annotation><dc:creator/><text:p text:style-name="P12"><text:span text:style-name="T12_1">Outro</text:span><text:span text:style-name="T12_2"><text:s/></text:span><text:span text:style-name="T12_3">conceito</text:span><text:span text:style-name="T12_4"><text:s/></text:span><text:span text:style-name="T12_5">importante</text:span><text:span text:style-name="T12_6"><text:s/></text:span><text:span text:style-name="T12_7">para</text:span><text:span text:style-name="T12_8"><text:s/></text:span><text:span text:style-name="T12_9">a</text:span><text:span text:style-name="T12_10"><text:s/></text:span><text:span text:style-name="T12_11">abertura</text:span><text:span text:style-name="T12_12"><text:s/></text:span><text:span text:style-name="T12_13">da</text:span><text:span text:style-name="T12_14"><text:s/></text:span><text:span text:style-name="T12_15">participação</text:span><text:span text:style-name="T12_16"><text:s/></text:span><text:span text:style-name="T12_17">social</text:span><text:span text:style-name="T12_18"><text:s/></text:span><text:span text:style-name="T12_19">e</text:span><text:span text:style-name="T12_20"><text:s/></text:span><text:span text:style-name="T12_21">acolhimento</text:span><text:span text:style-name="T12_22"><text:s/></text:span><text:span text:style-name="T12_23">de</text:span><text:span text:style-name="T12_24"><text:s/></text:span><text:span text:style-name="T12_25">anonimato</text:span><text:span text:style-name="T12_26">.<text:s/></text:span><text:span text:style-name="T12_27">As</text:span><text:span text:style-name="T12_28"><text:s/></text:span><text:span text:style-name="T12_29">diferentes</text:span><text:span text:style-name="T12_30"><text:s/></text:span><text:span text:style-name="T12_31">formas</text:span><text:span text:style-name="T12_32"><text:s/></text:span><text:span text:style-name="T12_33">de</text:span><text:span text:style-name="T12_34"><text:s/></text:span><text:span text:style-name="T12_35">expressar</text:span><text:span text:style-name="T12_36"><text:s/></text:span><text:span text:style-name="T12_37">as</text:span><text:span text:style-name="T12_38"><text:s/></text:span><text:span text:style-name="T12_39">questões</text:span><text:span text:style-name="T12_40"><text:s/></text:span><text:span text:style-name="T12_41">e</text:span><text:span text:style-name="T12_42"><text:s/></text:span><text:span text:style-name="T12_43">as</text:span><text:span text:style-name="T12_44"><text:s/></text:span><text:span text:style-name="T12_45">diferentes</text:span><text:span text:style-name="T12_46"><text:s/></text:span><text:span text:style-name="T12_47">questões</text:span><text:span text:style-name="T12_48"><text:s/></text:span><text:span text:style-name="T12_49">envolvidas</text:span><text:span text:style-name="T12_50"><text:s/></text:span><text:span text:style-name="T12_51">emanam</text:span><text:span text:style-name="T12_52"><text:s/></text:span><text:span text:style-name="T12_53">tabus</text:span><text:span text:style-name="T12_54"><text:s/></text:span><text:span text:style-name="T12_55">e</text:span><text:span text:style-name="T12_56"><text:s/></text:span><text:span text:style-name="T12_57">atritos</text:span><text:span text:style-name="T12_58">.</text:span></text:p></office:annotation></text:span><text:span text:style-name="T12_59">relativismo</text:span><text:span text:style-name="T12_60"><text:s/></text:span><text:span text:style-name="T12_61">cultural</text:span><text:span text:style-name="T12_62">e</text:span><text:span text:style-name="T12_63">,<text:s/></text:span><text:span text:style-name="T12_64">outro</text:span><text:span text:style-name="T12_65"><text:s/></text:span><text:span text:style-name="T12_66">conceito</text:span><text:span text:style-name="T12_67"><text:s/></text:span><text:span text:style-name="T12_68">b</text:span><text:span text:style-name="T12_69">a</text:span><text:span text:style-name="T12_70">sico</text:span><text:span text:style-name="T12_71"><text:s/></text:span><text:span text:style-name="T12_72">d</text:span><text:span text:style-name="T12_73">el</text:span><text:span text:style-name="T12_74">a</text:span><text:span text:style-name="T12_75"><text:s/></text:span><text:span text:style-name="T12_76">antropologia</text:span><text:span text:style-name="T12_77">.<text:s/></text:span><text:span text:style-name="T12_78">Cada</text:span><text:span text:style-name="T12_79"><text:s/></text:span><text:span text:style-name="T12_80">elemento</text:span><text:span text:style-name="T12_81"><text:s/></text:span><text:span text:style-name="T12_82">cultural</text:span><text:span text:style-name="T12_83"><text:s/></text:span><text:span text:style-name="T12_84">precisa</text:span><text:span text:style-name="T12_85"><text:s/></text:span><text:span text:style-name="T12_86">de</text:span><text:span text:style-name="T12_87"><text:s/></text:span><text:span text:style-name="T12_88">ser</text:span><text:span text:style-name="T12_89"><text:s/></text:span><text:span text:style-name="T12_90">colocado</text:span><text:span text:style-name="T12_91"><text:s/></text:span><text:span text:style-name="T12_92">no</text:span><text:span text:style-name="T12_93"><text:s/></text:span><text:span text:style-name="T12_94">interior</text:span><text:span text:style-name="T12_95"><text:s/></text:span><text:span text:style-name="T12_96">spec</text:span><text:span text:style-name="T12_97">i</text:span><text:span text:style-name="T12_98">fico</text:span><text:span text:style-name="T12_99"><text:s/></text:span><text:span text:style-name="T12_100">da</text:span><text:span text:style-name="T12_101"><text:s/></text:span><text:span text:style-name="T12_102">sociedade</text:span><text:span text:style-name="T12_103"><text:s/></text:span><text:span text:style-name="T12_104">e</text:span><text:span text:style-name="T12_105"><text:s/></text:span><text:span text:style-name="T12_106">os</text:span><text:span text:style-name="T12_107"><text:s/></text:span><text:span text:style-name="T12_108">conceitos</text:span><text:span text:style-name="T12_109"><text:s/></text:span><text:span text:style-name="T12_110">universais</text:span><text:span text:style-name="T12_111">,<text:s/></text:span><text:span text:style-name="T12_112">nesse</text:span><text:span text:style-name="T12_113"><text:s/></text:span><text:span text:style-name="T12_114">sentido</text:span><text:span text:style-name="T12_115">,<text:s/></text:span><text:span text:style-name="T12_116">s</text:span><text:span text:style-name="T12_117">ão</text:span><text:span text:style-name="T12_118"><text:s/></text:span><text:span text:style-name="T12_119">muitos</text:span><text:span text:style-name="T12_120"><text:s/></text:span><text:span text:style-name="T12_121">problem</text:span><text:span text:style-name="T12_122">a</text:span><text:span text:style-name="T12_123">ticos</text:span><text:span text:style-name="T12_124">.<text:s/></text:span></text:p>
      <text:p text:style-name="P13"><text:span text:style-name="T13_1">N</text:span><text:span text:style-name="T13_2">o</text:span><text:span text:style-name="T13_3"><text:s/></text:span><text:span text:style-name="T13_4">mesmo</text:span><text:span text:style-name="T13_5"><text:s/></text:span><text:span text:style-name="T13_6">tempo</text:span><text:span text:style-name="T13_7">,<text:s/></text:span><text:span text:style-name="T13_8">numa</text:span><text:span text:style-name="T13_9"><text:s/></text:span><text:span text:style-name="T13_10">c</text:span><text:span text:style-name="T13_11">e</text:span><text:span text:style-name="T13_12">lebre</text:span><text:span text:style-name="T13_13"><text:s/></text:span><text:span text:style-name="T13_14">fotografia</text:span><text:span text:style-name="T13_15">,<text:s/></text:span><text:span text:style-name="T13_16">Malinowski</text:span><text:span text:style-name="T13_17"><text:s/></text:span><text:span text:style-name="T13_18">se</text:span><text:span text:style-name="T13_19"><text:s/></text:span><text:span text:style-name="T13_20">coloca</text:span><text:span text:style-name="T13_21"><text:s/></text:span><text:span text:style-name="T13_22">em</text:span><text:span text:style-name="T13_23"><text:s/></text:span><text:span text:style-name="T13_24">p</text:span><text:span text:style-name="T13_25">e</text:span><text:span text:style-name="T13_26">,<text:s/></text:span><text:span text:style-name="T13_27">na</text:span><text:span text:style-name="T13_28"><text:s/></text:span><text:span text:style-name="T13_29">frente</text:span><text:span text:style-name="T13_30"><text:s/></text:span><text:span text:style-name="T13_31">do</text:span><text:span text:style-name="T13_32"><text:s/></text:span><text:span text:style-name="T13_33">s</text:span><text:span text:style-name="T13_34">u</text:span><text:span text:style-name="T13_35">o</text:span><text:span text:style-name="T13_36"><text:s/>“</text:span><text:span text:style-name="T13_37">objeto</text:span><text:span text:style-name="T13_38">”<text:s/></text:span><text:span text:style-name="T13_39">de</text:span><text:span text:style-name="T13_40"><text:s/></text:span><text:span text:style-name="T13_41">pesquisa</text:span><text:span text:style-name="T13_42"><text:s/>(</text:span><text:span text:style-name="T13_43">um</text:span><text:span text:style-name="T13_44"><text:s/></text:span><text:span text:style-name="T13_45">jovem</text:span><text:span text:style-name="T13_46"><text:s/></text:span><text:span text:style-name="T13_47">trobriand</text:span><text:span text:style-name="T13_48">e</text:span><text:span text:style-name="T13_49">s</text:span><text:span text:style-name="T13_50">e</text:span><text:span text:style-name="T13_51">),<text:s/></text:span><text:span text:style-name="T13_52">as</text:span><text:span text:style-name="T13_53"><text:s/></text:span><text:span text:style-name="T13_54">m</text:span><text:span text:style-name="T13_55">a</text:span><text:span text:style-name="T13_56">os</text:span><text:span text:style-name="T13_57"><text:s/></text:span><text:span text:style-name="T13_58">no</text:span><text:span text:style-name="T13_59"><text:s/></text:span><text:span text:style-name="T13_60">cinto</text:span><text:span text:style-name="T13_61">,<text:s/></text:span><text:span text:style-name="T13_62">o</text:span><text:span text:style-name="T13_63">culos</text:span><text:span text:style-name="T13_64"><text:s/></text:span><text:span text:style-name="T13_65">ob</text:span><text:span text:style-name="T13_66">scuro</text:span><text:span text:style-name="T13_67">,<text:s/></text:span><text:span text:style-name="T13_68">olhar</text:span><text:span text:style-name="T13_69"><text:s/></text:span><text:span text:style-name="T13_70">direito</text:span><text:span text:style-name="T13_71"><text:s/></text:span><text:span text:style-name="T13_72">que</text:span><text:span text:style-name="T13_73"><text:s/></text:span><text:span text:style-name="T13_74">prende</text:span><text:span text:style-name="T13_75"><text:s/></text:span><text:span text:style-name="T13_76">o</text:span><text:span text:style-name="T13_77"><text:s/></text:span><text:span text:style-name="T13_78">dominio</text:span><text:span text:style-name="T13_79"><text:s/></text:span><text:span text:style-name="T13_80">da</text:span><text:span text:style-name="T13_81"><text:s/></text:span><text:span text:style-name="T13_82">situaç</text:span><text:span text:style-name="T13_83">ão</text:span><text:span text:style-name="T13_84">.<text:s/></text:span><text:span text:style-name="T13_85">Claramente</text:span><text:span text:style-name="T13_86"><text:s/></text:span><text:span text:style-name="T13_87">ele</text:span><text:span text:style-name="T13_88"><text:s/></text:span><text:span text:style-name="T13_89">nunca</text:span><text:span text:style-name="T13_90"><text:s/></text:span><text:span text:style-name="T13_91">foi</text:span><text:span text:style-name="T13_92"><text:s/></text:span><text:span text:style-name="T13_93">um</text:span><text:span text:style-name="T13_94"><text:s/></text:span><text:span text:style-name="T13_95">colonialista</text:span><text:span text:style-name="T13_96">,<text:s/></text:span><text:span text:style-name="T13_97">mas</text:span><text:span text:style-name="T13_98"><text:s/></text:span><text:span text:style-name="T13_99">n</text:span><text:span text:style-name="T13_100">o</text:span><text:span text:style-name="T13_101"><text:s/></text:span><text:span text:style-name="T13_102">mesmo</text:span><text:span text:style-name="T13_103"><text:s/></text:span><text:span text:style-name="T13_104">tempo</text:span><text:span text:style-name="T13_105"><text:s/></text:span><text:span text:style-name="T13_106">a</text:span><text:span text:style-name="T13_107"><text:s/></text:span><text:span text:style-name="T13_108">inte</text:span><text:span text:style-name="T13_109">r</text:span><text:span text:style-name="T13_110">ira</text:span><text:span text:style-name="T13_111"><text:s/></text:span><text:span text:style-name="T13_112">disciplina</text:span><text:span text:style-name="T13_113"><text:s/></text:span><text:span text:style-name="T13_114">da</text:span><text:span text:style-name="T13_115"><text:s/></text:span><text:span text:style-name="T13_116">antropologia</text:span><text:span text:style-name="T13_117"><text:s/>(</text:span><text:span text:style-name="T13_118">e</text:span><text:span text:style-name="T13_119"><text:s/></text:span><text:span text:style-name="T13_120">diria</text:span><text:span text:style-name="T13_121"><text:s/></text:span><text:span text:style-name="T13_122">das</text:span><text:span text:style-name="T13_123"><text:s/></text:span><text:span text:style-name="T13_124">ci</text:span><text:span text:style-name="T13_125">e</text:span><text:span text:style-name="T13_126">ncias</text:span><text:span text:style-name="T13_127"><text:s/></text:span><text:span text:style-name="T13_128">humanas</text:span><text:span text:style-name="T13_129"><text:s/></text:span><text:span text:style-name="T13_130">em</text:span><text:span text:style-name="T13_131"><text:s/></text:span><text:span text:style-name="T13_132">geral</text:span><text:span text:style-name="T13_133">)<text:s/></text:span><text:span text:style-name="T13_134">pertenecem</text:span><text:span text:style-name="T13_135"><text:s/></text:span><text:span text:style-name="T13_136">a</text:span><text:span text:style-name="T13_137"><text:s/></text:span><text:span text:style-name="T13_138">um</text:span><text:span text:style-name="T13_139"><text:s/></text:span><text:span text:style-name="T13_140">contexto</text:span><text:span text:style-name="T13_141"><text:s/></text:span><text:span text:style-name="T13_142">hist</text:span><text:span text:style-name="T13_143">o</text:span><text:span text:style-name="T13_144">rico</text:span><text:span text:style-name="T13_145"><text:s/></text:span><text:span text:style-name="T13_146">caracterizado</text:span><text:span text:style-name="T13_147"><text:s/></text:span><text:span text:style-name="T13_148">pelo</text:span><text:span text:style-name="T13_149"><text:s/></text:span><text:span text:style-name="T13_150">colonialismo</text:span><text:span text:style-name="T13_151">.<text:s/></text:span><text:span text:style-name="T13_152">Assim</text:span><text:span text:style-name="T13_153">,<text:s/></text:span><text:span text:style-name="T13_154">esta</text:span><text:span text:style-name="T13_155"><text:s/></text:span><text:span text:style-name="T13_156">foto</text:span><text:span text:style-name="T13_157"><text:s/></text:span><text:span text:style-name="T13_158">nos</text:span><text:span text:style-name="T13_159"><text:s/></text:span><text:span text:style-name="T13_160">sugere</text:span><text:span text:style-name="T13_161"><text:s/></text:span><text:span text:style-name="T13_162">que</text:span><text:span text:style-name="T13_163"><text:s/></text:span><text:span text:style-name="T13_164">as</text:span><text:span text:style-name="T13_165"><text:s/></text:span><text:span text:style-name="T13_166">din</text:span><text:span text:style-name="T13_167">a</text:span><text:span text:style-name="T13_168">micas</text:span><text:span text:style-name="T13_169"><text:s/></text:span><text:span text:style-name="T13_170">psicol</text:span><text:span text:style-name="T13_171">o</text:span><text:span text:style-name="T13_172">gicas</text:span><text:span text:style-name="T13_173"><text:s/></text:span><text:span text:style-name="T13_174">no</text:span><text:span text:style-name="T13_175"><text:s/></text:span><text:span text:style-name="T13_176">interior</text:span><text:span text:style-name="T13_177"><text:s/></text:span><text:span text:style-name="T13_178">do</text:span><text:span text:style-name="T13_179"><text:s/></text:span><text:span text:style-name="T13_180">pesquisador</text:span><text:span text:style-name="T13_181"><text:s/></text:span><text:span text:style-name="T13_182">s</text:span><text:span text:style-name="T13_183">a</text:span><text:span text:style-name="T13_184">o</text:span><text:span text:style-name="T13_185"><text:s/></text:span><text:span text:style-name="T13_186">importante</text:span><text:span text:style-name="T13_187"><text:s/></text:span><text:span text:style-name="T13_188">tam</text:span><text:span text:style-name="T13_189"><text:s/></text:span><text:span text:style-name="T13_190">quanto</text:span><text:span text:style-name="T13_191"><text:s/></text:span><text:span text:style-name="T13_192">as</text:span><text:span text:style-name="T13_193"><text:s/></text:span><text:span text:style-name="T13_194">relaç</text:span><text:span text:style-name="T13_195">oe</text:span><text:span text:style-name="T13_196">s</text:span><text:span text:style-name="T13_197"><text:s/></text:span><text:span text:style-name="T13_198">psicol</text:span><text:span text:style-name="T13_199">o</text:span><text:span text:style-name="T13_200">gicas</text:span><text:span text:style-name="T13_201"><text:s/></text:span><text:span text:style-name="T13_202">externas</text:span><text:span text:style-name="T13_203"><text:s/></text:span><text:span text:style-name="T13_204">dos</text:span><text:span text:style-name="T13_205"><text:s/></text:span><text:span text:style-name="T13_206">sujetos</text:span><text:span text:style-name="T13_207"><text:s/>“</text:span><text:span text:style-name="T13_208">pesquisados</text:span><text:span text:style-name="T13_209">”.<text:s/></text:span><text:span text:style-name="T13_210">E</text:span><text:span text:style-name="T13_211"><text:s/></text:span><text:span text:style-name="T13_212">a</text:span><text:span text:style-name="T13_213"><text:s/></text:span><text:span text:style-name="T13_214">relaç</text:span><text:span text:style-name="T13_215">ão</text:span><text:span text:style-name="T13_216"><text:s/></text:span><text:span text:style-name="T13_217">dial</text:span><text:span text:style-name="T13_218">o</text:span><text:span text:style-name="T13_219">gica</text:span><text:span text:style-name="T13_220"><text:s/></text:span><text:span text:style-name="T13_221">e</text:span><text:span text:style-name="T13_222"><text:s/></text:span><text:span text:style-name="T13_223">confli</text:span><text:span text:style-name="T13_224">c</text:span><text:span text:style-name="T13_225">tual</text:span><text:span text:style-name="T13_226"><text:s/></text:span><text:span text:style-name="T13_227">entre</text:span><text:span text:style-name="T13_228"><text:s/></text:span><text:span text:style-name="T13_229">os</text:span><text:span text:style-name="T13_230"><text:s/></text:span><text:span text:style-name="T13_231">dois</text:span><text:span text:style-name="T13_232"><text:s/></text:span><text:span text:style-name="T13_233">n</text:span><text:span text:style-name="T13_234">i</text:span><text:span text:style-name="T13_235">veis</text:span><text:span text:style-name="T13_236">,<text:s/></text:span><text:span text:style-name="T13_237">assim</text:span><text:span text:style-name="T13_238"><text:s/></text:span><text:span text:style-name="T13_239">como</text:span><text:span text:style-name="T13_240"><text:s/></text:span><text:span text:style-name="T13_241">se</text:span><text:span text:style-name="T13_242"><text:s/></text:span><text:span text:style-name="T13_243">manifesta</text:span><text:span text:style-name="T13_244"><text:s/></text:span><text:span text:style-name="T13_245">no</text:span><text:span text:style-name="T13_246"><text:s/></text:span><text:span text:style-name="T13_247">fieldwork</text:span><text:span text:style-name="T13_248">,</text:span><text:span text:style-name="T13_249"><text:s/></text:span><text:span text:style-name="T13_250"><text:s/></text:span><text:span text:style-name="T13_251">é</text:span><text:span text:style-name="T13_252"><text:s text:c="2"/></text:span><text:span text:style-name="T13_253">parte</text:span><text:span text:style-name="T13_254"><text:s/></text:span><text:span text:style-name="T13_255">constitutiva</text:span><text:span text:style-name="T13_256"><text:s/></text:span><text:span text:style-name="T13_257">do</text:span><text:span text:style-name="T13_258"><text:s/></text:span><text:span text:style-name="T13_259">proces</text:span><text:span text:style-name="T13_260">o</text:span><text:span text:style-name="T13_261"><text:s/></text:span><text:span text:style-name="T13_262">de</text:span><text:span text:style-name="T13_263"><text:s/></text:span><text:span text:style-name="T13_264">conhecimento</text:span><text:span text:style-name="T13_265">.<text:s/></text:span><text:span text:style-name="T13_266">Neste</text:span><text:span text:style-name="T13_267"><text:s/></text:span><text:span text:style-name="T13_268">campo</text:span><text:span text:style-name="T13_269"><text:s/></text:span><text:span text:style-name="T13_270">fluido</text:span><text:span text:style-name="T13_271"><text:s/></text:span><text:span text:style-name="T13_272">de</text:span><text:span text:style-name="T13_273"><text:s/></text:span><text:span text:style-name="T13_274">interaç</text:span><text:span text:style-name="T13_275">ão</text:span><text:span text:style-name="T13_276"><text:s/></text:span><text:span text:style-name="T13_277">h</text:span><text:span text:style-name="T13_278">i</text:span><text:span text:style-name="T13_279">brida</text:span><text:span text:style-name="T13_280"><text:s/></text:span><text:span text:style-name="T13_281">se</text:span><text:span text:style-name="T13_282"><text:s/></text:span><text:span text:style-name="T13_283">coloca</text:span><text:span text:style-name="T13_284"><text:s/></text:span><text:span text:style-name="T13_285">a</text:span><text:span text:style-name="T13_286"><text:s/></text:span><text:span text:style-name="T13_287">aliança</text:span><text:span text:style-name="T13_288"><text:s/></text:span><text:span text:style-name="T13_289">entre</text:span><text:span text:style-name="T13_290"><text:s/></text:span><text:span text:style-name="T13_291">etnografia</text:span><text:span text:style-name="T13_292"><text:s/></text:span><text:span text:style-name="T13_293">e</text:span><text:span text:style-name="T13_294"><text:s/></text:span><text:span text:style-name="T13_295">psicologia</text:span><text:span text:style-name="T13_296">.<text:s/></text:span><text:span text:style-name="T13_297">A</text:span><text:span text:style-name="T13_298"><text:s/></text:span><text:span text:style-name="T13_299">geraç</text:span><text:span text:style-name="T13_300">ão</text:span><text:span text:style-name="T13_301"><text:s/></text:span><text:span text:style-name="T13_302">seguinte</text:span><text:span text:style-name="T13_303">,</text:span><text:span text:style-name="T13_304"><text:s/></text:span><text:span text:style-name="T13_305">presenta</text:span><text:span text:style-name="T13_306"><text:s/></text:span><text:span text:style-name="T13_307">um</text:span><text:span text:style-name="T13_308"><text:s/></text:span><text:span text:style-name="T13_309">determinante</text:span><text:span text:style-name="T13_310"><text:s/></text:span><text:span text:style-name="T13_311">mutaç</text:span><text:span text:style-name="T13_312">ão</text:span><text:span text:style-name="T13_313">,<text:s/></text:span><text:span text:style-name="T13_314">que</text:span><text:span text:style-name="T13_315"><text:s/></text:span><text:span text:style-name="T13_316">assume</text:span><text:span text:style-name="T13_317"><text:s/></text:span><text:span text:style-name="T13_318">como</text:span><text:span text:style-name="T13_319"><text:s/></text:span><text:span text:style-name="T13_320">figura</text:span><text:span text:style-name="T13_321"><text:s/></text:span><text:span text:style-name="T13_322">emergente</text:span><text:span text:style-name="T13_323"><text:s/></text:span><text:span text:style-name="T13_324">um</text:span><text:span text:style-name="T13_325"><text:s/></text:span><text:span text:style-name="T13_326">jove</text:span><text:span text:style-name="T13_327">n</text:span><text:span text:style-name="T13_328"><text:s/></text:span><text:span text:style-name="T13_329">antrop</text:span><text:span text:style-name="T13_330">o</text:span><text:span text:style-name="T13_331">logo</text:span><text:span text:style-name="T13_332"><text:s/></text:span><text:span text:style-name="T13_333">brit</text:span><text:span text:style-name="T13_334">a</text:span><text:span text:style-name="T13_335">nico</text:span><text:span text:style-name="T13_336"><text:s/></text:span><text:span text:style-name="T13_337">que</text:span><text:span text:style-name="T13_338"><text:s/></text:span><text:span text:style-name="T13_339">entra</text:span><text:span text:style-name="T13_340"><text:s/></text:span><text:span text:style-name="T13_341">em</text:span><text:span text:style-name="T13_342"><text:s/></text:span><text:span text:style-name="T13_343">cris</text:span><text:span text:style-name="T13_344">i</text:span><text:span text:style-name="T13_345"><text:s/></text:span><text:span text:style-name="T13_346">vertical</text:span><text:span text:style-name="T13_347"><text:s/></text:span><text:span text:style-name="T13_348">com</text:span><text:span text:style-name="T13_349"><text:s/></text:span><text:span text:style-name="T13_350">o</text:span><text:span text:style-name="T13_351"><text:s/></text:span><text:span text:style-name="T13_352">funcionalismo</text:span><text:span text:style-name="T13_353"><text:s/></text:span><text:span text:style-name="T13_354">malinowskiano</text:span><text:span text:style-name="T13_355"><text:s/></text:span><text:span text:style-name="T13_356">hegem</text:span><text:span text:style-name="T13_357">o</text:span><text:span text:style-name="T13_358">nico</text:span><text:span text:style-name="T13_359">.</text:span></text:p>
      <text:p text:style-name="P14"/>
      <text:p text:style-name="P15"><text:span text:style-name="T15_1">-<text:s/></text:span><text:span text:style-name="T15_2">itinerarios</text:span><text:span text:style-name="T15_3"><text:s/></text:span><text:span text:style-name="T15_4">obliquos</text:span></text:p>
      <text:p text:style-name="P16"><text:span text:style-name="T16_1"><text:s/></text:span><text:span text:style-name="T16_2">O</text:span><text:span text:style-name="T16_3"><text:s/></text:span><text:span text:style-name="T16_4">meu</text:span><text:span text:style-name="T16_5"><text:s/></text:span><text:span text:style-name="T16_6">itinerário</text:span><text:span text:style-name="T16_7"><text:s/></text:span><text:span text:style-name="T16_8">na</text:span><text:span text:style-name="T16_9"><text:s/></text:span><text:span text:style-name="T16_10">antropologia</text:span><text:span text:style-name="T16_11"><text:s/></text:span><text:span text:style-name="T16_12">cultural</text:span><text:span text:style-name="T16_13"><text:s/></text:span><text:span text:style-name="T16_14">é</text:span><text:span text:style-name="T16_15"><text:s/></text:span><text:span text:style-name="T16_16">oblíquo</text:span><text:span text:style-name="T16_17">.<text:s/></text:span><text:span text:style-name="T16_18">Formei</text:span><text:span text:style-name="T16_19">-</text:span><text:span text:style-name="T16_20">me</text:span><text:span text:style-name="T16_21"><text:s/></text:span><text:span text:style-name="T16_22">na</text:span><text:span text:style-name="T16_23"><text:s/></text:span><text:span text:style-name="T16_24">Escola</text:span><text:span text:style-name="T16_25"><text:s/></text:span><text:span text:style-name="T16_26">de</text:span><text:span text:style-name="T16_27"><text:s/></text:span><text:span text:style-name="T16_28">Frankfurt</text:span><text:span text:style-name="T16_29">,<text:s/></text:span><text:span text:style-name="T16_30">com</text:span><text:span text:style-name="T16_31"><text:s/></text:span><text:span text:style-name="T16_32">dedicação</text:span><text:span text:style-name="T16_33"><text:s/></text:span><text:span text:style-name="T16_34">particular</text:span><text:span text:style-name="T16_35"><text:s/></text:span><text:span text:style-name="T16_36">à</text:span><text:span text:style-name="T16_37"><text:s/>“</text:span><text:span text:style-name="T16_38">dialética</text:span><text:span text:style-name="T16_39"><text:s/></text:span><text:span text:style-name="T16_40">do</text:span><text:span text:style-name="T16_41"><text:s/></text:span><text:span text:style-name="T16_42">Iluminismo</text:span><text:span text:style-name="T16_43">”.<text:s/></text:span><text:span text:style-name="T16_44">Neste</text:span><text:span text:style-name="T16_45"><text:s/></text:span><text:span text:style-name="T16_46">sentido</text:span><text:span text:style-name="T16_47">,<text:s/></text:span><text:span text:style-name="T16_48">o</text:span><text:span text:style-name="T16_49"><text:s/></text:span><text:span text:style-name="T16_50">conceito</text:span><text:span text:style-name="T16_51"><text:s/></text:span><text:span text:style-name="T16_52">de</text:span><text:span text:style-name="T16_53"><text:s/></text:span><text:span text:style-name="T16_54">cultura</text:span><text:span text:style-name="T16_55">,<text:s/></text:span><text:span text:style-name="T16_56">no</text:span><text:span text:style-name="T16_57"><text:s/></text:span><text:span text:style-name="T16_58">qual</text:span><text:span text:style-name="T16_59"><text:s/></text:span><text:span text:style-name="T16_60">me</text:span><text:span text:style-name="T16_61"><text:s/></text:span><text:span text:style-name="T16_62">iniciei</text:span><text:span text:style-name="T16_63">,<text:s/></text:span><text:span text:style-name="T16_64">é</text:span><text:span text:style-name="T16_65"><text:s/></text:span><text:span text:style-name="T16_66">aquele</text:span><text:span text:style-name="T16_67"><text:s/></text:span><text:span text:style-name="T16_68">de</text:span><text:span text:style-name="T16_69"><text:s/></text:span><text:span text:style-name="T16_70">Kultur</text:span><text:span text:style-name="T16_71">,<text:s/></text:span><text:span text:style-name="T16_72">isto</text:span><text:span text:style-name="T16_73"><text:s/></text:span><text:span text:style-name="T16_74">é</text:span><text:span text:style-name="T16_75">,<text:s/></text:span><text:span text:style-name="T16_76">a</text:span><text:span text:style-name="T16_77"><text:s/></text:span><text:span text:style-name="T16_78">cultura</text:span><text:span text:style-name="T16_79"><text:s/></text:span><text:span text:style-name="T16_80">humanística</text:span><text:span text:style-name="T16_81">,<text:s/></text:span><text:span text:style-name="T16_82">eurocêntrica</text:span><text:span text:style-name="T16_83">,<text:s/></text:span><text:span text:style-name="T16_84">aquela</text:span><text:span text:style-name="T16_85"><text:s/></text:span><text:span text:style-name="T16_86">que</text:span><text:span text:style-name="T16_87"><text:s/></text:span><text:span text:style-name="T16_88">se</text:span><text:span text:style-name="T16_89"><text:s/></text:span><text:span text:style-name="T16_90">inicia</text:span><text:span text:style-name="T16_91"><text:s/></text:span><text:span text:style-name="T16_92">com</text:span><text:span text:style-name="T16_93"><text:s/></text:span><text:span text:style-name="T16_94">a</text:span><text:span text:style-name="T16_95"><text:s/></text:span><text:span text:style-name="T16_96">filosofia</text:span><text:span text:style-name="T16_97"><text:s/></text:span><text:span text:style-name="T16_98">grega</text:span><text:span text:style-name="T16_99"><text:s/></text:span><text:span text:style-name="T16_100">e</text:span><text:span text:style-name="T16_101"><text:s/></text:span><text:span text:style-name="T16_102">chega</text:span><text:span text:style-name="T16_103"><text:s/></text:span><text:span text:style-name="T16_104">à</text:span><text:span text:style-name="T16_105"><text:s/></text:span><text:span text:style-name="T16_106"><office:annotation><dc:creator/><text:p text:style-name="P17"><text:span text:style-name="T17_1">procurarei</text:span><text:span text:style-name="T17_2"><text:s/></text:span><text:span text:style-name="T17_3">melhor</text:span><text:span text:style-name="T17_4"><text:s/></text:span><text:span text:style-name="T17_5">sobre</text:span><text:span text:style-name="T17_6"><text:s/></text:span><text:span text:style-name="T17_7">isso</text:span><text:span text:style-name="T17_8">.</text:span></text:p></office:annotation></text:span><text:span text:style-name="T17_9">catástrofe</text:span><text:span text:style-name="T17_10"><text:s/></text:span><text:span text:style-name="T17_11">dos</text:span><text:span text:style-name="T17_12"><text:s/></text:span><text:span text:style-name="T17_13">Estados</text:span><text:span text:style-name="T17_14"><text:s/></text:span><text:span text:style-name="T17_15">autoritários</text:span><text:span text:style-name="T17_16">.<text:s/></text:span><text:span text:style-name="T17_17">Uma</text:span><text:span text:style-name="T17_18"><text:s/></text:span><text:span text:style-name="T17_19">cultura</text:span><text:span text:style-name="T17_20"><text:s/></text:span><text:span text:style-name="T17_21">que</text:span><text:span text:style-name="T17_22"><text:s/></text:span><text:span text:style-name="T17_23">tem</text:span><text:span text:style-name="T17_24"><text:s/></text:span><text:span text:style-name="T17_25">necessidade</text:span><text:span text:style-name="T17_26"><text:s/></text:span><text:span text:style-name="T17_27">de</text:span><text:span text:style-name="T17_28"><text:s/></text:span><text:span text:style-name="T17_29">misturar</text:span><text:span text:style-name="T17_30"><text:s/></text:span><text:span text:style-name="T17_31">diversas</text:span><text:span text:style-name="T17_32"><text:s/></text:span><text:span text:style-name="T17_33">disciplinas</text:span><text:span text:style-name="T17_34"><text:s/></text:span><text:span text:style-name="T17_35">e</text:span><text:span text:style-name="T17_36"><text:s/></text:span><text:span text:style-name="T17_37">que</text:span><text:span text:style-name="T17_38"><text:s/></text:span><text:span text:style-name="T17_39">apresentava</text:span><text:span text:style-name="T17_40"><text:s/></text:span><text:span text:style-name="T17_41">então</text:span><text:span text:style-name="T17_42"><text:s/></text:span><text:span text:style-name="T17_43">uma</text:span><text:span text:style-name="T17_44"><text:s/></text:span><text:span text:style-name="T17_45">novidade</text:span><text:span text:style-name="T17_46"><text:s/></text:span><text:span text:style-name="T17_47">fundamental</text:span><text:span text:style-name="T17_48">:<text:s/></text:span><text:span text:style-name="T17_49">a</text:span><text:span text:style-name="T17_50"><text:s/></text:span><text:span text:style-name="T17_51"><office:annotation><dc:creator/><text:p text:style-name="P18"><text:span text:style-name="T18_1">pertinente</text:span><text:span text:style-name="T18_2"><text:s/></text:span><text:span text:style-name="T18_3">como</text:span><text:span text:style-name="T18_4"><text:s/></text:span><text:span text:style-name="T18_5">antecedente</text:span><text:span text:style-name="T18_6"><text:s/></text:span><text:span text:style-name="T18_7">academico</text:span><text:span text:style-name="T18_8"><text:s/></text:span><text:span text:style-name="T18_9">para</text:span><text:span text:style-name="T18_10"><text:s/></text:span><text:span text:style-name="T18_11">o</text:span><text:span text:style-name="T18_12"><text:s/></text:span><text:span text:style-name="T18_13">doc</text:span><text:span text:style-name="T18_14">.</text:span></text:p></office:annotation></text:span><text:span text:style-name="T18_15">reflexão</text:span><text:span text:style-name="T18_16"><text:s/></text:span><text:span text:style-name="T18_17">filosófica</text:span><text:span text:style-name="T18_18"><text:s/></text:span><text:span text:style-name="T18_19">aplicada</text:span><text:span text:style-name="T18_20"><text:s/></text:span><text:span text:style-name="T18_21">na</text:span><text:span text:style-name="T18_22"><text:s/></text:span><text:span text:style-name="T18_23">pesquisa</text:span><text:span text:style-name="T18_24"><text:s/></text:span><text:span text:style-name="T18_25">empírica</text:span><text:span text:style-name="T18_26">.<text:s/></text:span><text:span text:style-name="T18_27">Uma</text:span><text:span text:style-name="T18_28"><text:s/></text:span><text:span text:style-name="T18_29">filosofia</text:span><text:span text:style-name="T18_30"><text:s/></text:span><text:span text:style-name="T18_31">social</text:span><text:span text:style-name="T18_32"><text:s/></text:span><text:span text:style-name="T18_33">cujo</text:span><text:span text:style-name="T18_34"><text:s/></text:span><text:span text:style-name="T18_35">telos</text:span><text:span text:style-name="T18_36"><text:s/>–<text:s/></text:span><text:span text:style-name="T18_37">o</text:span><text:span text:style-name="T18_38"><text:s/></text:span><text:span text:style-name="T18_39">escopo</text:span><text:span text:style-name="T18_40"><text:s/></text:span><text:span text:style-name="T18_41">final</text:span><text:span text:style-name="T18_42"><text:s/>–<text:s/></text:span><text:span text:style-name="T18_43">consistia</text:span><text:span text:style-name="T18_44"><text:s/></text:span><text:span text:style-name="T18_45">em</text:span><text:span text:style-name="T18_46"><text:s/></text:span><text:span text:style-name="T18_47">transformar</text:span><text:span text:style-name="T18_48"><text:s/></text:span><text:span text:style-name="T18_49">o</text:span><text:span text:style-name="T18_50"><text:s/></text:span><text:span text:style-name="T18_51">mundo</text:span><text:span text:style-name="T18_52"><text:s/></text:span><text:span text:style-name="T18_53">segundo</text:span><text:span text:style-name="T18_54"><text:s/></text:span><text:span text:style-name="T18_55">a</text:span><text:span text:style-name="T18_56"><text:s/></text:span><text:span text:style-name="T18_57">célebre</text:span><text:span text:style-name="T18_58"><text:s/></text:span><text:span text:style-name="T18_59"><office:annotation><dc:creator/><text:p text:style-name="P19"><text:span text:style-name="T19_1">dá</text:span><text:span text:style-name="T19_2"><text:s/></text:span><text:span text:style-name="T19_3">uma</text:span><text:span text:style-name="T19_4"><text:s/></text:span><text:span text:style-name="T19_5">bela</text:span><text:span text:style-name="T19_6"><text:s/></text:span><text:span text:style-name="T19_7">citação</text:span><text:span text:style-name="T19_8"><text:s/></text:span><text:span text:style-name="T19_9">para</text:span><text:span text:style-name="T19_10"><text:s/></text:span><text:span text:style-name="T19_11">a</text:span><text:span text:style-name="T19_12"><text:s/></text:span><text:span text:style-name="T19_13">tese</text:span><text:span text:style-name="T19_14">.</text:span></text:p></office:annotation></text:span><text:span text:style-name="T19_15">XI</text:span><text:span text:style-name="T19_16"><text:s/></text:span><text:span text:style-name="T19_17">tese</text:span><text:span text:style-name="T19_18"><text:s/></text:span><text:span text:style-name="T19_19">sobre</text:span><text:span text:style-name="T19_20"><text:s/></text:span><text:span text:style-name="T19_21">Feuerbach</text:span><text:span text:style-name="T19_22">,<text:s/></text:span><text:span text:style-name="T19_23">de</text:span><text:span text:style-name="T19_24"><text:s/></text:span><text:span text:style-name="T19_25">Marx</text:span><text:span text:style-name="T19_26">.<text:s/></text:span><text:span text:style-name="T19_27">Depois</text:span><text:span text:style-name="T19_28">,<text:s/></text:span><text:span text:style-name="T19_29">por</text:span><text:span text:style-name="T19_30"><text:s/></text:span><text:span text:style-name="T19_31">um</text:span><text:span text:style-name="T19_32"><text:s/></text:span><text:span text:style-name="T19_33">acaso</text:span><text:span text:style-name="T19_34">,<text:s/></text:span><text:span text:style-name="T19_35">logo</text:span><text:span text:style-name="T19_36"><text:s/></text:span><text:span text:style-name="T19_37">que</text:span><text:span text:style-name="T19_38"><text:s/></text:span><text:span text:style-name="T19_39">me</text:span><text:span text:style-name="T19_40"><text:s/></text:span><text:span text:style-name="T19_41">formei</text:span><text:span text:style-name="T19_42">,<text:s/></text:span><text:span text:style-name="T19_43">o</text:span><text:span text:style-name="T19_44"><text:s/></text:span><text:span text:style-name="T19_45">professor</text:span><text:span text:style-name="T19_46"><text:s/></text:span><text:span text:style-name="T19_47">de</text:span><text:span text:style-name="T19_48"><text:s/></text:span><text:span text:style-name="T19_49">Antropologia</text:span><text:span text:style-name="T19_50"><text:s/></text:span><text:span text:style-name="T19_51">Cultural</text:span><text:span text:style-name="T19_52"><text:s/></text:span><text:span text:style-name="T19_53">me</text:span><text:span text:style-name="T19_54"><text:s/></text:span><text:span text:style-name="T19_55">chamou</text:span><text:span text:style-name="T19_56"><text:s/></text:span><text:span text:style-name="T19_57">para</text:span><text:span text:style-name="T19_58"><text:s/></text:span><text:span text:style-name="T19_59">colaborar</text:span><text:span text:style-name="T19_60"><text:s/></text:span><text:span text:style-name="T19_61">na</text:span><text:span text:style-name="T19_62"><text:s/></text:span><text:span text:style-name="T19_63">Faculdade</text:span><text:span text:style-name="T19_64"><text:s/></text:span><text:span text:style-name="T19_65">de</text:span><text:span text:style-name="T19_66"><text:s/></text:span><text:span text:style-name="T19_67">Sociologia</text:span><text:span text:style-name="T19_68">,<text:s/></text:span><text:span text:style-name="T19_69">pois</text:span><text:span text:style-name="T19_70"><text:s/></text:span><text:span text:style-name="T19_71">queria</text:span><text:span text:style-name="T19_72"><text:s/></text:span><text:span text:style-name="T19_73">conhecer</text:span><text:span text:style-name="T19_74"><text:s/></text:span><text:span text:style-name="T19_75">a</text:span><text:span text:style-name="T19_76"><text:s/></text:span><text:span text:style-name="T19_77">nossa</text:span><text:span text:style-name="T19_78"><text:s/></text:span><text:span text:style-name="T19_79">cultura</text:span><text:span text:style-name="T19_80"><text:s/></text:span><text:span text:style-name="T19_81">antes</text:span><text:span text:style-name="T19_82"><text:s/></text:span><text:span text:style-name="T19_83">de</text:span><text:span text:style-name="T19_84"><text:s/></text:span><text:span text:style-name="T19_85">estudar</text:span><text:span text:style-name="T19_86"><text:s/></text:span><text:span text:style-name="T19_87">a</text:span><text:span text:style-name="T19_88"><text:s/></text:span><text:span text:style-name="T19_89">cultura</text:span><text:span text:style-name="T19_90"><text:s/></text:span><text:span text:style-name="T19_91">dos</text:span><text:span text:style-name="T19_92"><text:s/>“</text:span><text:span text:style-name="T19_93">outros</text:span><text:span text:style-name="T19_94">”.<text:s/></text:span><text:span text:style-name="T19_95">Nesse</text:span><text:span text:style-name="T19_96"><text:s/></text:span><text:span text:style-name="T19_97">começo</text:span><text:span text:style-name="T19_98">,<text:s/></text:span><text:span text:style-name="T19_99">e</text:span><text:span text:style-name="T19_100"><text:s/></text:span><text:span text:style-name="T19_101">devido</text:span><text:span text:style-name="T19_102"><text:s/></text:span><text:span text:style-name="T19_103">a</text:span><text:span text:style-name="T19_104"><text:s/></text:span><text:span text:style-name="T19_105">um</text:span><text:span text:style-name="T19_106"><text:s/></text:span><text:span text:style-name="T19_107">novo</text:span><text:span text:style-name="T19_108"><text:s/></text:span><text:span text:style-name="T19_109">acaso</text:span><text:span text:style-name="T19_110">,<text:s/></text:span><text:span text:style-name="T19_111">fui</text:span><text:span text:style-name="T19_112"><text:s/></text:span><text:span text:style-name="T19_113">convidado</text:span><text:span text:style-name="T19_114"><text:s/></text:span><text:span text:style-name="T19_115">a</text:span><text:span text:style-name="T19_116"><text:s/></text:span><text:span text:style-name="T19_117">ensinar</text:span><text:span text:style-name="T19_118"><text:s/></text:span><text:span text:style-name="T19_119">no</text:span><text:span text:style-name="T19_120"><text:s/></text:span><text:span text:style-name="T19_121">Brasil</text:span><text:span text:style-name="T19_122">,<text:s/></text:span><text:span text:style-name="T19_123">em</text:span><text:span text:style-name="T19_124"><text:s/>1984,<text:s/></text:span><text:span text:style-name="T19_125">e</text:span><text:span text:style-name="T19_126"><text:s/></text:span><text:span text:style-name="T19_127">o</text:span><text:span text:style-name="T19_128"><text:s/></text:span><text:span text:style-name="T19_129">meu</text:span><text:span text:style-name="T19_130"><text:s/></text:span><text:span text:style-name="T19_131">ponto</text:span><text:span text:style-name="T19_132"><text:s/></text:span><text:span text:style-name="T19_133">de</text:span><text:span text:style-name="T19_134"><text:s/></text:span><text:span text:style-name="T19_135">vista</text:span><text:span text:style-name="T19_136"><text:s/></text:span><text:span text:style-name="T19_137">começou</text:span><text:span text:style-name="T19_138"><text:s/></text:span><text:span text:style-name="T19_139">a</text:span><text:span text:style-name="T19_140"><text:s/></text:span><text:span text:style-name="T19_141">mudar</text:span><text:span text:style-name="T19_142"><text:s/></text:span><text:span text:style-name="T19_143">profundamente</text:span><text:span text:style-name="T19_144">.<text:s/></text:span><text:span text:style-name="T19_145">Eu</text:span><text:span text:style-name="T19_146"><text:s/></text:span><text:span text:style-name="T19_147">descentralizei</text:span><text:span text:style-name="T19_148"><text:s/></text:span><text:span text:style-name="T19_149">a</text:span><text:span text:style-name="T19_150"><text:s/></text:span><text:span text:style-name="T19_151"><office:annotation><dc:creator/><text:p text:style-name="P20"><text:span text:style-name="T20_1">bom</text:span><text:span text:style-name="T20_2"><text:s/></text:span><text:span text:style-name="T20_3">para</text:span><text:span text:style-name="T20_4"><text:s/></text:span><text:span text:style-name="T20_5">citação</text:span><text:span text:style-name="T20_6"><text:s/></text:span><text:span text:style-name="T20_7">e</text:span><text:span text:style-name="T20_8"><text:s/></text:span><text:span text:style-name="T20_9">para</text:span><text:span text:style-name="T20_10"><text:s/></text:span><text:span text:style-name="T20_11">facilitar</text:span><text:span text:style-name="T20_12"><text:s/></text:span><text:span text:style-name="T20_13">a</text:span><text:span text:style-name="T20_14"><text:s/></text:span><text:span text:style-name="T20_15">absorção</text:span><text:span text:style-name="T20_16"><text:s/></text:span><text:span text:style-name="T20_17">de</text:span><text:span text:style-name="T20_18"><text:s/></text:span><text:span text:style-name="T20_19">conceitos</text:span><text:span text:style-name="T20_20"><text:s/></text:span><text:span text:style-name="T20_21">novos</text:span><text:span text:style-name="T20_22"><text:s/></text:span><text:span text:style-name="T20_23">ou</text:span><text:span text:style-name="T20_24"><text:s/></text:span><text:span text:style-name="T20_25">de</text:span><text:span text:style-name="T20_26"><text:s/></text:span><text:span text:style-name="T20_27">áreas</text:span><text:span text:style-name="T20_28"><text:s/></text:span><text:span text:style-name="T20_29">diferentes</text:span><text:span text:style-name="T20_30">.</text:span></text:p></office:annotation></text:span><text:span text:style-name="T20_31">grande</text:span><text:span text:style-name="T20_32"><text:s/></text:span><text:span text:style-name="T20_33">cultura</text:span><text:span text:style-name="T20_34"><text:s/></text:span><text:span text:style-name="T20_35">ocidental</text:span><text:span text:style-name="T20_36"><text:s/></text:span><text:span text:style-name="T20_37">como</text:span><text:span text:style-name="T20_38"><text:s/></text:span><text:span text:style-name="T20_39">uma</text:span><text:span text:style-name="T20_40"><text:s/></text:span><text:span text:style-name="T20_41">das</text:span><text:span text:style-name="T20_42"><text:s/></text:span><text:span text:style-name="T20_43">culturas</text:span><text:span text:style-name="T20_44"><text:s/></text:span><text:span text:style-name="T20_45">e</text:span><text:span text:style-name="T20_46"><text:s/></text:span><text:span text:style-name="T20_47">filosofias</text:span><text:span text:style-name="T20_48"><text:s/></text:span><text:span text:style-name="T20_49">possíveis</text:span><text:span text:style-name="T20_50">.<text:s/></text:span><text:span text:style-name="T20_51">Deixei</text:span><text:span text:style-name="T20_52"><text:s/></text:span><text:span text:style-name="T20_53">dolorosamente</text:span><text:span text:style-name="T20_54">,<text:s/></text:span><text:span text:style-name="T20_55">diria</text:span><text:span text:style-name="T20_56"><text:s/></text:span><text:span text:style-name="T20_57">traumaticamente</text:span><text:span text:style-name="T20_58">,<text:s/></text:span><text:span text:style-name="T20_59">a</text:span><text:span text:style-name="T20_60"><text:s/></text:span><text:span text:style-name="T20_61">minha</text:span><text:span text:style-name="T20_62"><text:s/></text:span><text:span text:style-name="T20_63">formação</text:span><text:span text:style-name="T20_64"><text:s/></text:span><text:span text:style-name="T20_65">clássica</text:span><text:span text:style-name="T20_66">:<text:s/></text:span><text:span text:style-name="T20_67">foi</text:span><text:span text:style-name="T20_68"><text:s/></text:span><text:span text:style-name="T20_69">um</text:span><text:span text:style-name="T20_70"><text:s/></text:span><text:span text:style-name="T20_71">presente</text:span><text:span text:style-name="T20_72"><text:s/></text:span><text:span text:style-name="T20_73">precioso</text:span><text:span text:style-name="T20_74"><text:s/></text:span><text:span text:style-name="T20_75">que</text:span><text:span text:style-name="T20_76"><text:s/></text:span><text:span text:style-name="T20_77">o</text:span><text:span text:style-name="T20_78"><text:s/></text:span><text:span text:style-name="T20_79">Brasil</text:span><text:span text:style-name="T20_80"><text:s/></text:span><text:span text:style-name="T20_81">me</text:span><text:span text:style-name="T20_82"><text:s/></text:span><text:span text:style-name="T20_83">deu</text:span><text:span text:style-name="T20_84">.<text:s/></text:span><text:span text:style-name="T20_85">Assim</text:span><text:span text:style-name="T20_86"><text:s/></text:span><text:span text:style-name="T20_87">dei</text:span><text:span text:style-name="T20_88"><text:s/></text:span><text:span text:style-name="T20_89">início</text:span><text:span text:style-name="T20_90"><text:s/></text:span><text:span text:style-name="T20_91">a</text:span><text:span text:style-name="T20_92"><text:s/></text:span><text:span text:style-name="T20_93">uma</text:span><text:span text:style-name="T20_94"><text:s/></text:span><text:span text:style-name="T20_95">pesquisa</text:span><text:span text:style-name="T20_96"><text:s/></text:span><text:span text:style-name="T20_97">espontânea</text:span><text:span text:style-name="T20_98">,<text:s/></text:span><text:span text:style-name="T20_99">e</text:span><text:span text:style-name="T20_100"><text:s/></text:span><text:span text:style-name="T20_101">depois</text:span><text:span text:style-name="T20_102"><text:s/></text:span><text:span text:style-name="T20_103">mais</text:span><text:span text:style-name="T20_104"><text:s/></text:span><text:span text:style-name="T20_105">metodológica</text:span><text:span text:style-name="T20_106">,<text:s/></text:span><text:span text:style-name="T20_107">sobre</text:span><text:span text:style-name="T20_108"><text:s/></text:span><text:span text:style-name="T20_109">São</text:span><text:span text:style-name="T20_110"><text:s/></text:span><text:span text:style-name="T20_111">Paulo</text:span><text:span text:style-name="T20_112">.<text:s/></text:span></text:p>
      <text:p text:style-name="P21"><text:span text:style-name="T21_1">Sempre</text:span><text:span text:style-name="T21_2"><text:s/></text:span><text:span text:style-name="T21_3">tive</text:span><text:span text:style-name="T21_4"><text:s/></text:span><text:span text:style-name="T21_5">uma</text:span><text:span text:style-name="T21_6"><text:s/></text:span><text:span text:style-name="T21_7">paixão</text:span><text:span text:style-name="T21_8"><text:s/></text:span><text:span text:style-name="T21_9">irrefreável</text:span><text:span text:style-name="T21_10"><text:s/></text:span><text:span text:style-name="T21_11">pelo</text:span><text:span text:style-name="T21_12"><text:s/></text:span><text:span text:style-name="T21_13">cinema</text:span><text:span text:style-name="T21_14"><text:s/></text:span><text:span text:style-name="T21_15">em</text:span><text:span text:style-name="T21_16"><text:s/></text:span><text:span text:style-name="T21_17">particular</text:span><text:span text:style-name="T21_18"><text:s/></text:span><text:span text:style-name="T21_19">e</text:span><text:span text:style-name="T21_20"><text:s/></text:span><text:span text:style-name="T21_21">pela</text:span><text:span text:style-name="T21_22"><text:s/></text:span><text:span text:style-name="T21_23">comunicação</text:span><text:span text:style-name="T21_24"><text:s/></text:span><text:span text:style-name="T21_25">e</text:span><text:span text:style-name="T21_26"><text:s/></text:span><text:span text:style-name="T21_27">as</text:span><text:span text:style-name="T21_28"><text:s/></text:span><text:span text:style-name="T21_29">artes</text:span><text:span text:style-name="T21_30"><text:s/></text:span><text:span text:style-name="T21_31">visuais</text:span><text:span text:style-name="T21_32"><text:s/></text:span><text:span text:style-name="T21_33">em</text:span><text:span text:style-name="T21_34"><text:s/></text:span><text:span text:style-name="T21_35">geral</text:span><text:span text:style-name="T21_36">.<text:s/></text:span><text:span text:style-name="T21_37">Por</text:span><text:span text:style-name="T21_38"><text:s/></text:span><text:span text:style-name="T21_39">isso</text:span><text:span text:style-name="T21_40">,<text:s/></text:span><text:span text:style-name="T21_41">decidi</text:span><text:span text:style-name="T21_42"><text:s/></text:span><text:span text:style-name="T21_43">realizar</text:span><text:span text:style-name="T21_44">,<text:s/></text:span><text:span text:style-name="T21_45">fazendo</text:span><text:span text:style-name="T21_46"><text:s/></text:span><text:span text:style-name="T21_47">uso</text:span><text:span text:style-name="T21_48"><text:s/></text:span><text:span text:style-name="T21_49">de</text:span><text:span text:style-name="T21_50"><text:s/></text:span><text:span text:style-name="T21_51">diversos</text:span><text:span text:style-name="T21_52"><text:s/></text:span><text:span text:style-name="T21_53">métodos</text:span><text:span text:style-name="T21_54">,<text:s/></text:span><text:span text:style-name="T21_55">uma</text:span><text:span text:style-name="T21_56"><text:s/></text:span><text:span text:style-name="T21_57">pesquisa</text:span><text:span text:style-name="T21_58"><text:s/></text:span><text:span text:style-name="T21_59">empírica</text:span><text:span text:style-name="T21_60"><text:s/></text:span><text:span text:style-name="T21_61">sobre</text:span><text:span text:style-name="T21_62"><text:s/></text:span><text:span text:style-name="T21_63">a</text:span><text:span text:style-name="T21_64"><text:s/></text:span><text:span text:style-name="T21_65">comunicação</text:span><text:span text:style-name="T21_66"><text:s/></text:span><text:span text:style-name="T21_67">visual</text:span><text:span text:style-name="T21_68"><text:s/></text:span><text:span text:style-name="T21_69">acerca</text:span><text:span text:style-name="T21_70"><text:s/></text:span><text:span text:style-name="T21_71">da</text:span><text:span text:style-name="T21_72"><text:s/></text:span><text:span text:style-name="T21_73">metrópole</text:span><text:span text:style-name="T21_74"><text:s/></text:span><text:span text:style-name="T21_75">de</text:span><text:span text:style-name="T21_76"><text:s/></text:span><text:span text:style-name="T21_77">São</text:span><text:span text:style-name="T21_78"><text:s/></text:span><text:span text:style-name="T21_79">Paulo</text:span><text:span text:style-name="T21_80">.<text:s/></text:span><text:span text:style-name="T21_81"><office:annotation><dc:creator/><text:p text:style-name="P22"><text:span text:style-name="T22_1">De</text:span><text:span text:style-name="T22_2"><text:s/></text:span><text:span text:style-name="T22_3">onde</text:span><text:span text:style-name="T22_4"><text:s/></text:span><text:span text:style-name="T22_5">vc</text:span><text:span text:style-name="T22_6"><text:s/></text:span><text:span text:style-name="T22_7">tirou</text:span><text:span text:style-name="T22_8"><text:s/></text:span><text:span text:style-name="T22_9">isso</text:span><text:span text:style-name="T22_10">,<text:s/></text:span><text:span text:style-name="T22_11">diretamente</text:span><text:span text:style-name="T22_12"><text:s/></text:span><text:span text:style-name="T22_13">da</text:span><text:span text:style-name="T22_14"><text:s/></text:span><text:span text:style-name="T22_15">música</text:span><text:span text:style-name="T22_16"><text:s/></text:span><text:span text:style-name="T22_17">ou</text:span><text:span text:style-name="T22_18"><text:s/></text:span><text:span text:style-name="T22_19">algum</text:span><text:span text:style-name="T22_20"><text:s/></text:span><text:span text:style-name="T22_21">outro</text:span><text:span text:style-name="T22_22"><text:s/></text:span><text:span text:style-name="T22_23">autor</text:span><text:span text:style-name="T22_24"><text:s/></text:span><text:span text:style-name="T22_25">já</text:span><text:span text:style-name="T22_26"><text:s/></text:span><text:span text:style-name="T22_27">usava</text:span><text:span text:style-name="T22_28"><text:s/></text:span><text:span text:style-name="T22_29">ou</text:span><text:span text:style-name="T22_30"><text:s/></text:span><text:span text:style-name="T22_31">já</text:span><text:span text:style-name="T22_32"><text:s/></text:span><text:span text:style-name="T22_33">conceitua</text:span><text:span text:style-name="T22_34">?</text:span></text:p></office:annotation></text:span><text:span text:style-name="T22_35">Utilizei</text:span><text:span text:style-name="T22_36"><text:s/></text:span><text:span text:style-name="T22_37">para</text:span><text:span text:style-name="T22_38"><text:s/></text:span><text:span text:style-name="T22_39">isso</text:span><text:span text:style-name="T22_40"><text:s/></text:span><text:span text:style-name="T22_41">o</text:span><text:span text:style-name="T22_42"><text:s/></text:span><text:span text:style-name="T22_43">conceito</text:span><text:span text:style-name="T22_44"><text:s/></text:span><text:span text:style-name="T22_45">de</text:span><text:span text:style-name="T22_46"><text:s/></text:span><text:span text:style-name="T22_47">polifoni</text:span><text:span text:style-name="T22_48">a</text:span><text:span text:style-name="T22_49">,<text:s/></text:span><text:span text:style-name="T22_50">que</text:span><text:span text:style-name="T22_51"><text:s/></text:span><text:span text:style-name="T22_52">integrei</text:span><text:span text:style-name="T22_53"><text:s/></text:span><text:span text:style-name="T22_54">ao</text:span><text:span text:style-name="T22_55"><text:s/></text:span><text:span text:style-name="T22_56">título</text:span><text:span text:style-name="T22_57"><text:s/></text:span><text:span text:style-name="T22_58">final</text:span><text:span text:style-name="T22_59"><text:s/></text:span><text:span text:style-name="T22_60">de</text:span><text:span text:style-name="T22_61"><text:s/></text:span><text:span text:style-name="T22_62">minha</text:span><text:span text:style-name="T22_63"><text:s/></text:span><text:span text:style-name="T22_64">pesquisa</text:span><text:span text:style-name="T22_65">:<text:s/></text:span><text:span text:style-name="T22_66">A</text:span><text:span text:style-name="T22_67"><text:s/></text:span><text:span text:style-name="T22_68">cidade</text:span><text:span text:style-name="T22_69"><text:s/></text:span><text:span text:style-name="T22_70">polifônica</text:span><text:span text:style-name="T22_71"><text:s/>(1)<text:s/>–<text:s/></text:span><text:span text:style-name="T22_72">uma</text:span><text:span text:style-name="T22_73"><text:s/></text:span><text:span text:style-name="T22_74">miscelânea</text:span><text:span text:style-name="T22_75"><text:s/></text:span><text:span text:style-name="T22_76">de</text:span><text:span text:style-name="T22_77"><text:s/></text:span><text:span text:style-name="T22_78">escrita</text:span><text:span text:style-name="T22_79"><text:s/></text:span><text:span text:style-name="T22_80">ensaísta</text:span><text:span text:style-name="T22_81">,<text:s/></text:span><text:span text:style-name="T22_82">narrativa</text:span><text:span text:style-name="T22_83">,<text:s/></text:span><text:span text:style-name="T22_84">etnopoética</text:span><text:span text:style-name="T22_85"><text:s/></text:span><text:span text:style-name="T22_86">e</text:span><text:span text:style-name="T22_87"><text:s/></text:span><text:span text:style-name="T22_88">imagens</text:span><text:span text:style-name="T22_89">.<text:s/></text:span><text:span text:style-name="T22_90">Comecei</text:span><text:span text:style-name="T22_91"><text:s/></text:span><text:span text:style-name="T22_92">essa</text:span><text:span text:style-name="T22_93"><text:s/></text:span><text:span text:style-name="T22_94">pesquisa</text:span><text:span text:style-name="T22_95"><text:s/></text:span><text:span text:style-name="T22_96">fotografando</text:span><text:span text:style-name="T22_97"><text:s/></text:span><text:span text:style-name="T22_98">alguns</text:span><text:span text:style-name="T22_99"><text:s/></text:span><text:span text:style-name="T22_100">lugares</text:span><text:span text:style-name="T22_101"><text:s/></text:span><text:span text:style-name="T22_102">de</text:span><text:span text:style-name="T22_103"><text:s/></text:span><text:span text:style-name="T22_104">São</text:span><text:span text:style-name="T22_105"><text:s/></text:span><text:span text:style-name="T22_106">Paulo</text:span><text:span text:style-name="T22_107">,<text:s/></text:span><text:span text:style-name="T22_108">seguindo</text:span><text:span text:style-name="T22_109"><text:s/></text:span><text:span text:style-name="T22_110">a</text:span><text:span text:style-name="T22_111"><text:s/></text:span><text:span text:style-name="T22_112">hipótese</text:span><text:span text:style-name="T22_113"><text:s/></text:span><text:span text:style-name="T22_114">de</text:span><text:span text:style-name="T22_115"><text:s/></text:span><text:span text:style-name="T22_116">quatro</text:span><text:span text:style-name="T22_117"><text:s/></text:span><text:span text:style-name="T22_118">centros</text:span><text:span text:style-name="T22_119">:<text:s/></text:span><text:span text:style-name="T22_120">a</text:span><text:span text:style-name="T22_121"><text:s/></text:span><text:span text:style-name="T22_122">Faria</text:span><text:span text:style-name="T22_123"><text:s/></text:span><text:span text:style-name="T22_124">Lima</text:span><text:span text:style-name="T22_125"><text:s/></text:span><text:span text:style-name="T22_126">chegando</text:span><text:span text:style-name="T22_127"><text:s/></text:span><text:span text:style-name="T22_128">à</text:span><text:span text:style-name="T22_129"><text:s/></text:span><text:span text:style-name="T22_130">avenida</text:span><text:span text:style-name="T22_131"><text:s/></text:span><text:span text:style-name="T22_132">Berrini</text:span><text:span text:style-name="T22_133"><text:s/></text:span><text:span text:style-name="T22_134">era</text:span><text:span text:style-name="T22_135"><text:s/></text:span><text:span text:style-name="T22_136">uma</text:span><text:span text:style-name="T22_137"><text:s/></text:span><text:span text:style-name="T22_138">possibilidade</text:span><text:span text:style-name="T22_139"><text:s/></text:span><text:span text:style-name="T22_140">distante</text:span><text:span text:style-name="T22_141"><text:s/></text:span><text:span text:style-name="T22_142">e</text:span><text:span text:style-name="T22_143"><text:s/></text:span><text:span text:style-name="T22_144">de</text:span><text:span text:style-name="T22_145"><text:s/></text:span><text:span text:style-name="T22_146">interconexão</text:span><text:span text:style-name="T22_147"><text:s/></text:span><text:span text:style-name="T22_148">necessária</text:span><text:span text:style-name="T22_149"><text:s/></text:span><text:span text:style-name="T22_150">e</text:span><text:span text:style-name="T22_151">,<text:s/></text:span><text:span text:style-name="T22_152">para</text:span><text:span text:style-name="T22_153"><text:s/></text:span><text:span text:style-name="T22_154">mim</text:span><text:span text:style-name="T22_155">,<text:s/></text:span><text:span text:style-name="T22_156">ali</text:span><text:span text:style-name="T22_157"><text:s/></text:span><text:span text:style-name="T22_158">emergia</text:span><text:span text:style-name="T22_159"><text:s/></text:span><text:span text:style-name="T22_160">outro</text:span><text:span text:style-name="T22_161"><text:s/></text:span><text:span text:style-name="T22_162">centro</text:span><text:span text:style-name="T22_163"><text:s/></text:span><text:span text:style-name="T22_164">de</text:span><text:span text:style-name="T22_165"><text:s/></text:span><text:span text:style-name="T22_166">estilo</text:span><text:span text:style-name="T22_167"><text:s/></text:span><text:span text:style-name="T22_168">pós</text:span><text:span text:style-name="T22_169">-</text:span><text:span text:style-name="T22_170">industrial</text:span><text:span text:style-name="T22_171">.<text:s/></text:span><text:span text:style-name="T22_172">Depois</text:span><text:span text:style-name="T22_173"><text:s/></text:span><text:span text:style-name="T22_174">de</text:span><text:span text:style-name="T22_175"><text:s/></text:span><text:span text:style-name="T22_176">fotografar</text:span><text:span text:style-name="T22_177"><text:s/></text:span><text:span text:style-name="T22_178">alegorias</text:span><text:span text:style-name="T22_179">,<text:s/></text:span><text:span text:style-name="T22_180">estátuas</text:span><text:span text:style-name="T22_181"><text:s/></text:span><text:span text:style-name="T22_182">de</text:span><text:span text:style-name="T22_183"><text:s/></text:span><text:span text:style-name="T22_184">pedra</text:span><text:span text:style-name="T22_185">,<text:s/></text:span><text:span text:style-name="T22_186">seringueiras</text:span><text:span text:style-name="T22_187">,<text:s/></text:span><text:span text:style-name="T22_188">trabalhadores</text:span><text:span text:style-name="T22_189"><text:s/></text:span><text:span text:style-name="T22_190">da</text:span><text:span text:style-name="T22_191"><text:s/></text:span><text:span text:style-name="T22_192">construção</text:span><text:span text:style-name="T22_193"><text:s/></text:span><text:span text:style-name="T22_194">suspensos</text:span><text:span text:style-name="T22_195"><text:s/></text:span><text:span text:style-name="T22_196">em</text:span><text:span text:style-name="T22_197"><text:s/></text:span><text:span text:style-name="T22_198">andaimes</text:span><text:span text:style-name="T22_199">,<text:s/></text:span><text:span text:style-name="T22_200">evangélicos</text:span><text:span text:style-name="T22_201"><text:s/></text:span><text:span text:style-name="T22_202">pregando</text:span><text:span text:style-name="T22_203"><text:s/></text:span><text:span text:style-name="T22_204">na</text:span><text:span text:style-name="T22_205"><text:s/></text:span><text:span text:style-name="T22_206">rua</text:span><text:span text:style-name="T22_207">,<text:s/></text:span><text:span text:style-name="T22_208">elegi</text:span><text:span text:style-name="T22_209"><text:s/></text:span><text:span text:style-name="T22_210">os</text:span><text:span text:style-name="T22_211"><text:s/></text:span><text:span text:style-name="T22_212">grandes</text:span><text:span text:style-name="T22_213"><text:s/></text:span><text:span text:style-name="T22_214">edifícios</text:span><text:span text:style-name="T22_215"><text:s/></text:span><text:span text:style-name="T22_216">modernistas</text:span><text:span text:style-name="T22_217">,<text:s/></text:span><text:span text:style-name="T22_218">aqueles</text:span><text:span text:style-name="T22_219"><text:s/></text:span><text:span text:style-name="T22_220">de</text:span><text:span text:style-name="T22_221"><text:s/></text:span><text:span text:style-name="T22_222">Lina</text:span><text:span text:style-name="T22_223"><text:s/></text:span><text:span text:style-name="T22_224">Bo</text:span><text:span text:style-name="T22_225"><text:s/></text:span><text:span text:style-name="T22_226">Bardi</text:span><text:span text:style-name="T22_227">,<text:s/></text:span><text:span text:style-name="T22_228">que</text:span><text:span text:style-name="T22_229"><text:s/></text:span><text:span text:style-name="T22_230">amo</text:span><text:span text:style-name="T22_231">,<text:s/></text:span><text:span text:style-name="T22_232">desmistificando</text:span><text:span text:style-name="T22_233"><text:s/></text:span><text:span text:style-name="T22_234">a</text:span><text:span text:style-name="T22_235"><text:s/></text:span><text:span text:style-name="T22_236">pirâmide</text:span><text:span text:style-name="T22_237"><text:s/></text:span><text:span text:style-name="T22_238">da</text:span><text:span text:style-name="T22_239"><text:s/></text:span><text:span text:style-name="T22_240">Fiesp</text:span><text:span text:style-name="T22_241"><text:s/></text:span><text:span text:style-name="T22_242">na</text:span><text:span text:style-name="T22_243"><text:s/></text:span><text:span text:style-name="T22_244">Paulista</text:span><text:span text:style-name="T22_245">.<text:s/></text:span><text:span text:style-name="T22_246">Em</text:span><text:span text:style-name="T22_247"><text:s/></text:span><text:span text:style-name="T22_248">suma</text:span><text:span text:style-name="T22_249">,<text:s/></text:span><text:span text:style-name="T22_250">os</text:span><text:span text:style-name="T22_251"><text:s/></text:span><text:span text:style-name="T22_252">trabalhos</text:span><text:span text:style-name="T22_253"><text:s/></text:span><text:span text:style-name="T22_254">sobre</text:span><text:span text:style-name="T22_255"><text:s/></text:span><text:span text:style-name="T22_256">e</text:span><text:span text:style-name="T22_257"><text:s/></text:span><text:span text:style-name="T22_258">com</text:span><text:span text:style-name="T22_259"><text:s/></text:span><text:span text:style-name="T22_260">as</text:span><text:span text:style-name="T22_261"><text:s/></text:span><text:span text:style-name="T22_262">imagens</text:span><text:span text:style-name="T22_263"><text:s/></text:span><text:span text:style-name="T22_264">eram</text:span><text:span text:style-name="T22_265"><text:s/></text:span><text:span text:style-name="T22_266">dialógicos</text:span><text:span text:style-name="T22_267"><text:s/></text:span><text:span text:style-name="T22_268">com</text:span><text:span text:style-name="T22_269"><text:s/></text:span><text:span text:style-name="T22_270">a</text:span><text:span text:style-name="T22_271"><text:s/></text:span><text:span text:style-name="T22_272">escrita</text:span><text:span text:style-name="T22_273">.<text:s/></text:span></text:p>
      <text:p text:style-name="P23"><text:span text:style-name="T23_1">Posteriormente</text:span><text:span text:style-name="T23_2">,<text:s/></text:span><text:span text:style-name="T23_3">e</text:span><text:span text:style-name="T23_4"><text:s/></text:span><text:span text:style-name="T23_5">de</text:span><text:span text:style-name="T23_6"><text:s/></text:span><text:span text:style-name="T23_7">novo</text:span><text:span text:style-name="T23_8"><text:s/></text:span><text:span text:style-name="T23_9">por</text:span><text:span text:style-name="T23_10"><text:s/></text:span><text:span text:style-name="T23_11">acaso</text:span><text:span text:style-name="T23_12">,<text:s/></text:span><text:span text:style-name="T23_13">encontrei</text:span><text:span text:style-name="T23_14"><text:s/></text:span><text:span text:style-name="T23_15">um</text:span><text:span text:style-name="T23_16"><text:s/></text:span><text:span text:style-name="T23_17">cacique</text:span><text:span text:style-name="T23_18"><text:s/></text:span><text:span text:style-name="T23_19">xavante</text:span><text:span text:style-name="T23_20"><text:s/>–<text:s/></text:span><text:span text:style-name="T23_21">Domingos</text:span><text:span text:style-name="T23_22"><text:s/></text:span><text:span text:style-name="T23_23">Mahoro</text:span><text:span text:style-name="T23_24">’</text:span><text:span text:style-name="T23_25">e</text:span><text:span text:style-name="T23_26">’</text:span><text:span text:style-name="T23_27">o</text:span><text:span text:style-name="T23_28"><text:s/>–,<text:s/></text:span><text:span text:style-name="T23_29">que</text:span><text:span text:style-name="T23_30"><text:s/></text:span><text:span text:style-name="T23_31">me</text:span><text:span text:style-name="T23_32"><text:s/></text:span><text:span text:style-name="T23_33">convidou</text:span><text:span text:style-name="T23_34"><text:s/></text:span><text:span text:style-name="T23_35">para</text:span><text:span text:style-name="T23_36"><text:s/></text:span><text:span text:style-name="T23_37">visitar</text:span><text:span text:style-name="T23_38"><text:s/></text:span><text:span text:style-name="T23_39">sua</text:span><text:span text:style-name="T23_40"><text:s/></text:span><text:span text:style-name="T23_41">aldeia</text:span><text:span text:style-name="T23_42">.<text:s/></text:span><text:span text:style-name="T23_43">Então</text:span><text:span text:style-name="T23_44">,<text:s/></text:span><text:span text:style-name="T23_45">finalmente</text:span><text:span text:style-name="T23_46"><text:s/></text:span><text:span text:style-name="T23_47">comecei</text:span><text:span text:style-name="T23_48"><text:s/></text:span><text:span text:style-name="T23_49">a</text:span><text:span text:style-name="T23_50"><text:s/></text:span><text:span text:style-name="T23_51">fazer</text:span><text:span text:style-name="T23_52"><text:s/></text:span><text:span text:style-name="T23_53">pesquisas</text:span><text:span text:style-name="T23_54"><text:s/></text:span><text:span text:style-name="T23_55">indígenas</text:span><text:span text:style-name="T23_56"><text:s/></text:span><text:span text:style-name="T23_57">no</text:span><text:span text:style-name="T23_58"><text:s/></text:span><text:span text:style-name="T23_59">Mato</text:span><text:span text:style-name="T23_60"><text:s/></text:span><text:span text:style-name="T23_61">Grosso</text:span><text:span text:style-name="T23_62">,<text:s/></text:span><text:span text:style-name="T23_63">entre</text:span><text:span text:style-name="T23_64"><text:s/></text:span><text:span text:style-name="T23_65">os</text:span><text:span text:style-name="T23_66"><text:s/></text:span><text:span text:style-name="T23_67">Xavantes</text:span><text:span text:style-name="T23_68"><text:s/></text:span><text:span text:style-name="T23_69">e</text:span><text:span text:style-name="T23_70"><text:s/></text:span><text:span text:style-name="T23_71">depois</text:span><text:span text:style-name="T23_72"><text:s/></text:span><text:span text:style-name="T23_73">entre</text:span><text:span text:style-name="T23_74"><text:s/></text:span><text:span text:style-name="T23_75">os</text:span><text:span text:style-name="T23_76"><text:s/></text:span><text:span text:style-name="T23_77">Bororos</text:span><text:span text:style-name="T23_78">.<text:s/></text:span><text:span text:style-name="T23_79">A</text:span><text:span text:style-name="T23_80"><text:s/></text:span><text:span text:style-name="T23_81">participação</text:span><text:span text:style-name="T23_82"><text:s/></text:span><text:span text:style-name="T23_83">nos</text:span><text:span text:style-name="T23_84"><text:s/></text:span><text:span text:style-name="T23_85">rituais</text:span><text:span text:style-name="T23_86"><text:s/></text:span><text:span text:style-name="T23_87">xavantes</text:span><text:span text:style-name="T23_88"><text:s/></text:span><text:span text:style-name="T23_89">de</text:span><text:span text:style-name="T23_90"><text:s/></text:span><text:span text:style-name="T23_91">furação</text:span><text:span text:style-name="T23_92"><text:s/></text:span><text:span text:style-name="T23_93">das</text:span><text:span text:style-name="T23_94"><text:s/></text:span><text:span text:style-name="T23_95">orelhas</text:span><text:span text:style-name="T23_96"><text:s/></text:span><text:span text:style-name="T23_97">e</text:span><text:span text:style-name="T23_98"><text:s/></text:span><text:span text:style-name="T23_99">no</text:span><text:span text:style-name="T23_100"><text:s/></text:span><text:span text:style-name="T23_101">funeral</text:span><text:span text:style-name="T23_102"><text:s/></text:span><text:span text:style-name="T23_103">bororo</text:span><text:span text:style-name="T23_104"><text:s/></text:span><text:span text:style-name="T23_105">foram</text:span><text:span text:style-name="T23_106"><text:s/></text:span><text:span text:style-name="T23_107">as</text:span><text:span text:style-name="T23_108"><text:s/></text:span><text:span text:style-name="T23_109">experiências</text:span><text:span text:style-name="T23_110"><text:s/></text:span><text:span text:style-name="T23_111">da</text:span><text:span text:style-name="T23_112"><text:s/></text:span><text:span text:style-name="T23_113">minha</text:span><text:span text:style-name="T23_114"><text:s/></text:span><text:span text:style-name="T23_115">vida</text:span><text:span text:style-name="T23_116">.<text:s/></text:span><text:span text:style-name="T23_117">As</text:span><text:span text:style-name="T23_118"><text:s/></text:span><text:span text:style-name="T23_119">imagens</text:span><text:span text:style-name="T23_120"><text:s/></text:span><text:span text:style-name="T23_121">foram</text:span><text:span text:style-name="T23_122"><text:s/></text:span><text:span text:style-name="T23_123">sempre</text:span><text:span text:style-name="T23_124"><text:s/></text:span><text:span text:style-name="T23_125">decisivas</text:span><text:span text:style-name="T23_126">,<text:s/></text:span><text:span text:style-name="T23_127">mas</text:span><text:span text:style-name="T23_128">,<text:s/></text:span><text:span text:style-name="T23_129">para</text:span><text:span text:style-name="T23_130"><text:s/></text:span><text:span text:style-name="T23_131">minha</text:span><text:span text:style-name="T23_132"><text:s/></text:span><text:span text:style-name="T23_133">grande</text:span><text:span text:style-name="T23_134"><text:s/></text:span><text:span text:style-name="T23_135">surpresa</text:span><text:span text:style-name="T23_136">,<text:s/></text:span><text:span text:style-name="T23_137">no</text:span><text:span text:style-name="T23_138"><text:s/></text:span><text:span text:style-name="T23_139">começo</text:span><text:span text:style-name="T23_140"><text:s/></text:span><text:span text:style-name="T23_141">eram</text:span><text:span text:style-name="T23_142"><text:s/></text:span><text:span text:style-name="T23_143">como</text:span><text:span text:style-name="T23_144"><text:s/></text:span><text:span text:style-name="T23_145">um</text:span><text:span text:style-name="T23_146"><text:s/></text:span><text:span text:style-name="T23_147">desafio</text:span><text:span text:style-name="T23_148"><text:s/></text:span><text:span text:style-name="T23_149">e</text:span><text:span text:style-name="T23_150"><text:s/></text:span><text:span text:style-name="T23_151">se</text:span><text:span text:style-name="T23_152"><text:s/></text:span><text:span text:style-name="T23_153">transformaram</text:span><text:span text:style-name="T23_154"><text:s/></text:span><text:span text:style-name="T23_155">em</text:span><text:span text:style-name="T23_156"><text:s/></text:span><text:span text:style-name="T23_157">um</text:span><text:span text:style-name="T23_158"><text:s/></text:span><text:span text:style-name="T23_159">prazer</text:span><text:span text:style-name="T23_160">.<text:s/></text:span><text:span text:style-name="T23_161">Entre</text:span><text:span text:style-name="T23_162"><text:s/></text:span><text:span text:style-name="T23_163">essas</text:span><text:span text:style-name="T23_164"><text:s/></text:span><text:span text:style-name="T23_165">duas</text:span><text:span text:style-name="T23_166"><text:s/></text:span><text:span text:style-name="T23_167">culturas</text:span><text:span text:style-name="T23_168">,<text:s/></text:span><text:span text:style-name="T23_169">havia</text:span><text:span text:style-name="T23_170"><text:s/></text:span><text:span text:style-name="T23_171">pessoas</text:span><text:span text:style-name="T23_172"><text:s/></text:span><text:span text:style-name="T23_173">como</text:span><text:span text:style-name="T23_174"><text:s/></text:span><text:span text:style-name="T23_175">Divino</text:span><text:span text:style-name="T23_176"><text:s/>(</text:span><text:span text:style-name="T23_177">xavante</text:span><text:span text:style-name="T23_178">)<text:s/></text:span><text:span text:style-name="T23_179">e</text:span><text:span text:style-name="T23_180"><text:s/></text:span><text:span text:style-name="T23_181">Paulinho</text:span><text:span text:style-name="T23_182"><text:s/>(<text:s/></text:span><text:span text:style-name="T23_183">bororo</text:span><text:span text:style-name="T23_184">)<text:s/></text:span><text:span text:style-name="T23_185">que</text:span><text:span text:style-name="T23_186"><text:s/></text:span><text:span text:style-name="T23_187">usaram</text:span><text:span text:style-name="T23_188"><text:s/></text:span><text:span text:style-name="T23_189">o</text:span><text:span text:style-name="T23_190"><text:s/></text:span><text:span text:style-name="T23_191">vídeo</text:span><text:span text:style-name="T23_192">.<text:s/></text:span><text:span text:style-name="T23_193">Daí</text:span><text:span text:style-name="T23_194"><text:s/></text:span><text:span text:style-name="T23_195">a</text:span><text:span text:style-name="T23_196"><text:s/></text:span><text:span text:style-name="T23_197">minha</text:span><text:span text:style-name="T23_198"><text:s/></text:span><text:span text:style-name="T23_199">posição</text:span><text:span text:style-name="T23_200"><text:s/></text:span><text:span text:style-name="T23_201">atual</text:span><text:span text:style-name="T23_202"><text:s/></text:span><text:span text:style-name="T23_203">com</text:span><text:span text:style-name="T23_204"><text:s/></text:span><text:span text:style-name="T23_205">base</text:span><text:span text:style-name="T23_206"><text:s/></text:span><text:span text:style-name="T23_207">na</text:span><text:span text:style-name="T23_208"><text:s/></text:span><text:span text:style-name="T23_209">autorrepresentação</text:span><text:span text:style-name="T23_210"><text:s/>(2),<text:s/></text:span><text:span text:style-name="T23_211">ou</text:span><text:span text:style-name="T23_212"><text:s/></text:span><text:span text:style-name="T23_213">melhor</text:span><text:span text:style-name="T23_214">,<text:s/></text:span><text:span text:style-name="T23_215">uma</text:span><text:span text:style-name="T23_216"><text:s/></text:span><text:span text:style-name="T23_217">tensão</text:span><text:span text:style-name="T23_218"><text:s/></text:span><text:span text:style-name="T23_219">dialógica</text:span><text:span text:style-name="T23_220"><text:s/></text:span><text:span text:style-name="T23_221">e</text:span><text:span text:style-name="T23_222"><text:s/></text:span><text:span text:style-name="T23_223">até</text:span><text:span text:style-name="T23_224"><text:s/></text:span><text:span text:style-name="T23_225">conflitos</text:span><text:span text:style-name="T23_226"><text:s/></text:span><text:span text:style-name="T23_227">entre</text:span><text:span text:style-name="T23_228"><text:s/></text:span><text:span text:style-name="T23_229"><office:annotation><dc:creator/><text:p text:style-name="P24"><text:span text:style-name="T24_1">representacao</text:span><text:span text:style-name="T24_2"><text:s/></text:span><text:span text:style-name="T24_3">de</text:span><text:span text:style-name="T24_4"><text:s/></text:span><text:span text:style-name="T24_5">si</text:span><text:span text:style-name="T24_6"><text:s/></text:span><text:span text:style-name="T24_7">e</text:span><text:span text:style-name="T24_8"><text:s/></text:span><text:span text:style-name="T24_9">do</text:span><text:span text:style-name="T24_10"><text:s/></text:span><text:span text:style-name="T24_11">que</text:span><text:span text:style-name="T24_12"><text:s/></text:span><text:span text:style-name="T24_13">é</text:span><text:span text:style-name="T24_14"><text:s/></text:span><text:span text:style-name="T24_15">diferente</text:span><text:span text:style-name="T24_16"><text:s/></text:span><text:span text:style-name="T24_17">de</text:span><text:span text:style-name="T24_18"><text:s/></text:span><text:span text:style-name="T24_19">si</text:span><text:span text:style-name="T24_20">?</text:span></text:p></office:annotation></text:span><text:span text:style-name="T24_21">auto</text:span><text:span text:style-name="T24_22"><text:s/></text:span><text:span text:style-name="T24_23">e</text:span><text:span text:style-name="T24_24"><text:s/></text:span><text:span text:style-name="T24_25">heterorrepresentação</text:span><text:span text:style-name="T24_26">.<text:s/></text:span><text:span text:style-name="T24_27">No</text:span><text:span text:style-name="T24_28"><text:s/></text:span><text:span text:style-name="T24_29">fim</text:span><text:span text:style-name="T24_30"><text:s/></text:span><text:span text:style-name="T24_31">de</text:span><text:span text:style-name="T24_32"><text:s/></text:span><text:span text:style-name="T24_33">meu</text:span><text:span text:style-name="T24_34"><text:s/></text:span><text:span text:style-name="T24_35">atual</text:span><text:span text:style-name="T24_36"><text:s/></text:span><text:span text:style-name="T24_37">projeto</text:span><text:span text:style-name="T24_38">,<text:s/></text:span><text:span text:style-name="T24_39">o</text:span><text:span text:style-name="T24_40"><text:s/></text:span><text:span text:style-name="T24_41">pressuposto</text:span><text:span text:style-name="T24_42"><text:s/></text:span><text:span text:style-name="T24_43">que</text:span><text:span text:style-name="T24_44"><text:s/></text:span><text:span text:style-name="T24_45">considero</text:span><text:span text:style-name="T24_46"><text:s/></text:span><text:span text:style-name="T24_47">fundamental</text:span><text:span text:style-name="T24_48"><text:s/></text:span><text:span text:style-name="T24_49">para</text:span><text:span text:style-name="T24_50"><text:s/></text:span><text:span text:style-name="T24_51">muitos</text:span><text:span text:style-name="T24_52"><text:s/></text:span><text:span text:style-name="T24_53">pontos</text:span><text:span text:style-name="T24_54"><text:s/></text:span><text:span text:style-name="T24_55">de</text:span><text:span text:style-name="T24_56"><text:s/></text:span><text:span text:style-name="T24_57">vista</text:span><text:span text:style-name="T24_58"><text:s/></text:span><text:span text:style-name="T24_59">é</text:span><text:span text:style-name="T24_60"><text:s/></text:span><text:span text:style-name="T24_61">a</text:span><text:span text:style-name="T24_62"><text:s/></text:span><text:span text:style-name="T24_63">relação</text:span><text:span text:style-name="T24_64"><text:s/></text:span><text:span text:style-name="T24_65">aldeia</text:span><text:span text:style-name="T24_66">-</text:span><text:span text:style-name="T24_67">metrópole</text:span><text:span text:style-name="T24_68">.<text:s/></text:span><text:span text:style-name="T24_69">Ou</text:span><text:span text:style-name="T24_70"><text:s/></text:span><text:span text:style-name="T24_71">seja</text:span><text:span text:style-name="T24_72">,<text:s/></text:span><text:span text:style-name="T24_73"><office:annotation><dc:creator/><text:p text:style-name="P25"><text:span text:style-name="T25_1">Excelente</text:span><text:span text:style-name="T25_2"><text:s/></text:span><text:span text:style-name="T25_3">para</text:span><text:span text:style-name="T25_4"><text:s/></text:span><text:span text:style-name="T25_5">citação</text:span><text:span text:style-name="T25_6"><text:s/></text:span><text:span text:style-name="T25_7">na</text:span><text:span text:style-name="T25_8"><text:s/></text:span><text:span text:style-name="T25_9">tese</text:span><text:span text:style-name="T25_10">.</text:span></text:p></office:annotation></text:span><text:span text:style-name="T25_11">uma</text:span><text:span text:style-name="T25_12"><text:s/></text:span><text:span text:style-name="T25_13">etnografia</text:span><text:span text:style-name="T25_14"><text:s/></text:span><text:span text:style-name="T25_15">que</text:span><text:span text:style-name="T25_16"><text:s/></text:span><text:span text:style-name="T25_17">transita</text:span><text:span text:style-name="T25_18"><text:s/></text:span><text:span text:style-name="T25_19">entre</text:span><text:span text:style-name="T25_20"><text:s/></text:span><text:span text:style-name="T25_21">as</text:span><text:span text:style-name="T25_22"><text:s/></text:span><text:span text:style-name="T25_23">culturas</text:span><text:span text:style-name="T25_24"><text:s/></text:span><text:span text:style-name="T25_25">indígenas</text:span><text:span text:style-name="T25_26"><text:s/></text:span><text:span text:style-name="T25_27">e</text:span><text:span text:style-name="T25_28"><text:s/></text:span><text:span text:style-name="T25_29">urbanas</text:span><text:span text:style-name="T25_30"><text:s/></text:span><text:span text:style-name="T25_31">para</text:span><text:span text:style-name="T25_32"><text:s/></text:span><text:span text:style-name="T25_33">encontrar</text:span><text:span text:style-name="T25_34"><text:s/></text:span><text:span text:style-name="T25_35">pontos</text:span><text:span text:style-name="T25_36"><text:s/></text:span><text:span text:style-name="T25_37">de</text:span><text:span text:style-name="T25_38"><text:s/></text:span><text:span text:style-name="T25_39">contato</text:span><text:span text:style-name="T25_40"><text:s/></text:span><text:span text:style-name="T25_41">ou</text:span><text:span text:style-name="T25_42"><text:s/></text:span><text:span text:style-name="T25_43">de</text:span><text:span text:style-name="T25_44"><text:s/></text:span><text:span text:style-name="T25_45">diferença</text:span><text:span text:style-name="T25_46">,<text:s/></text:span><text:span text:style-name="T25_47">de</text:span><text:span text:style-name="T25_48"><text:s/></text:span><text:span text:style-name="T25_49">conflito</text:span><text:span text:style-name="T25_50">,<text:s/></text:span><text:span text:style-name="T25_51">de</text:span><text:span text:style-name="T25_52"><text:s/></text:span><text:span text:style-name="T25_53">sincretismo</text:span><text:span text:style-name="T25_54"><text:s/></text:span><text:span text:style-name="T25_55">cultural</text:span><text:span text:style-name="T25_56">.<text:s/></text:span><text:span text:style-name="T25_57">Assim</text:span><text:span text:style-name="T25_58">,<text:s/></text:span><text:span text:style-name="T25_59"><office:annotation><dc:creator/><text:p text:style-name="P26"><text:span text:style-name="T26_1">Conceituação</text:span><text:span text:style-name="T26_2">-</text:span><text:span text:style-name="T26_3">chave</text:span><text:span text:style-name="T26_4"><text:s/></text:span><text:span text:style-name="T26_5">para</text:span><text:span text:style-name="T26_6"><text:s text:c="2"/></text:span><text:span text:style-name="T26_7">a</text:span><text:span text:style-name="T26_8"><text:s/></text:span><text:span text:style-name="T26_9">transição</text:span><text:span text:style-name="T26_10"><text:s/></text:span><text:span text:style-name="T26_11">que</text:span><text:span text:style-name="T26_12"><text:s/>(</text:span><text:span text:style-name="T26_13">supostamente</text:span><text:span text:style-name="T26_14">)<text:s/></text:span><text:span text:style-name="T26_15">estamos</text:span><text:span text:style-name="T26_16"><text:s/></text:span><text:span text:style-name="T26_17">vivendo</text:span><text:span text:style-name="T26_18">.</text:span></text:p></office:annotation></text:span><text:span text:style-name="T26_19">comunicação</text:span><text:span text:style-name="T26_20">-</text:span><text:span text:style-name="T26_21">cultura</text:span><text:span text:style-name="T26_22">-</text:span><text:span text:style-name="T26_23">consumo</text:span><text:span text:style-name="T26_24"><text:s/></text:span><text:span text:style-name="T26_25">desempenham</text:span><text:span text:style-name="T26_26"><text:s/></text:span><text:span text:style-name="T26_27">um</text:span><text:span text:style-name="T26_28"><text:s/></text:span><text:span text:style-name="T26_29">papel</text:span><text:span text:style-name="T26_30"><text:s/></text:span><text:span text:style-name="T26_31">sempre</text:span><text:span text:style-name="T26_32"><text:s/></text:span><text:span text:style-name="T26_33">mais</text:span><text:span text:style-name="T26_34"><text:s/></text:span><text:span text:style-name="T26_35">importante</text:span><text:span text:style-name="T26_36"><text:s/></text:span><text:span text:style-name="T26_37">na</text:span><text:span text:style-name="T26_38"><text:s/></text:span><text:span text:style-name="T26_39">metrópole</text:span><text:span text:style-name="T26_40"><text:s/></text:span><text:span text:style-name="T26_41">contemporânea</text:span><text:span text:style-name="T26_42"><text:s/></text:span><text:span text:style-name="T26_43">e</text:span><text:span text:style-name="T26_44">,<text:s/></text:span><text:span text:style-name="T26_45">simetricamente</text:span><text:span text:style-name="T26_46">,<text:s/></text:span><text:span text:style-name="T26_47">o</text:span><text:span text:style-name="T26_48"><text:s/></text:span><text:span text:style-name="T26_49">conceito</text:span><text:span text:style-name="T26_50"><text:s/></text:span><text:span text:style-name="T26_51">de</text:span><text:span text:style-name="T26_52"><text:s/></text:span><text:span text:style-name="T26_53">moderno</text:span><text:span text:style-name="T26_54"><text:s/></text:span><text:span text:style-name="T26_55">está</text:span><text:span text:style-name="T26_56"><text:s/></text:span><text:span text:style-name="T26_57">em</text:span><text:span text:style-name="T26_58"><text:s/></text:span><text:span text:style-name="T26_59">evidente</text:span><text:span text:style-name="T26_60"><text:s/></text:span><text:span text:style-name="T26_61">declínio</text:span><text:span text:style-name="T26_62">.</text:span></text:p>
      <text:p text:style-name="P27"/>
      <text:p text:style-name="P28"/>
      <text:p text:style-name="P29"><text:span text:style-name="T29_1">-<text:s/></text:span><text:span text:style-name="T29_2">Gregory</text:span><text:span text:style-name="T29_3"><text:s/></text:span><text:span text:style-name="T29_4">Bateson</text:span><text:span text:style-name="T29_5">:<text:s/></text:span><text:span text:style-name="T29_6">etn</text:span><text:span text:style-name="T29_7">o</text:span><text:span text:style-name="T29_8">grafo</text:span><text:span text:style-name="T29_9"><text:s/></text:span><text:span text:style-name="T29_10">da</text:span><text:span text:style-name="T29_11"><text:s/></text:span><text:span text:style-name="T29_12">complexidade</text:span></text:p>
      <text:p text:style-name="P30"><text:span text:style-name="T30_1">Por</text:span><text:span text:style-name="T30_2"><text:s/></text:span><text:span text:style-name="T30_3">tudo</text:span><text:span text:style-name="T30_4"><text:s/></text:span><text:span text:style-name="T30_5">isso</text:span><text:span text:style-name="T30_6">,<text:s/></text:span><text:span text:style-name="T30_7">meu</text:span><text:span text:style-name="T30_8"><text:s/></text:span><text:span text:style-name="T30_9">trabalho</text:span><text:span text:style-name="T30_10"><text:s/></text:span><text:span text:style-name="T30_11">é</text:span><text:span text:style-name="T30_12"><text:s/></text:span><text:span text:style-name="T30_13">diretamente</text:span><text:span text:style-name="T30_14"><text:s/></text:span><text:span text:style-name="T30_15">influenciado</text:span><text:span text:style-name="T30_16"><text:s/></text:span><text:span text:style-name="T30_17">por</text:span><text:span text:style-name="T30_18"><text:s/></text:span><text:span text:style-name="T30_19">Gregory</text:span><text:span text:style-name="T30_20"><text:s/></text:span><text:span text:style-name="T30_21">Bateson</text:span><text:span text:style-name="T30_22">.</text:span><text:span text:style-name="T30_23"><text:s/></text:span><text:span text:style-name="T30_24">Admiro</text:span><text:span text:style-name="T30_25">-</text:span><text:span text:style-name="T30_26">o</text:span><text:span text:style-name="T30_27"><text:s/></text:span><text:span text:style-name="T30_28">e</text:span><text:span text:style-name="T30_29">,<text:s/></text:span><text:span text:style-name="T30_30">ao</text:span><text:span text:style-name="T30_31"><text:s/></text:span><text:span text:style-name="T30_32">mesmo</text:span><text:span text:style-name="T30_33"><text:s/></text:span><text:span text:style-name="T30_34">tempo</text:span><text:span text:style-name="T30_35">,<text:s/></text:span><text:span text:style-name="T30_36">tento</text:span><text:span text:style-name="T30_37"><text:s/></text:span><text:span text:style-name="T30_38">identificar</text:span><text:span text:style-name="T30_39"><text:s/></text:span><text:span text:style-name="T30_40">algumas</text:span><text:span text:style-name="T30_41"><text:s/></text:span><text:span text:style-name="T30_42">limitações</text:span><text:span text:style-name="T30_43"><text:s/></text:span><text:span text:style-name="T30_44">em</text:span><text:span text:style-name="T30_45"><text:s/></text:span><text:span text:style-name="T30_46">seu</text:span><text:span text:style-name="T30_47"><text:s/></text:span><text:span text:style-name="T30_48">contexto</text:span><text:span text:style-name="T30_49"><text:s/></text:span><text:span text:style-name="T30_50">histórico</text:span><text:span text:style-name="T30_51"><text:s/></text:span><text:span text:style-name="T30_52">e</text:span><text:span text:style-name="T30_53"><text:s/></text:span><text:span text:style-name="T30_54">cultural</text:span><text:span text:style-name="T30_55">.<text:s/></text:span><text:span text:style-name="T30_56">O</text:span><text:span text:style-name="T30_57"><text:s/></text:span><text:span text:style-name="T30_58">livro</text:span><text:span text:style-name="T30_59"><text:s/></text:span><text:span text:style-name="T30_60">de</text:span><text:span text:style-name="T30_61"><text:s/></text:span><text:span text:style-name="T30_62">autoria</text:span><text:span text:style-name="T30_63"><text:s/></text:span><text:span text:style-name="T30_64">de</text:span><text:span text:style-name="T30_65"><text:s/></text:span><text:span text:style-name="T30_66">Bateson</text:span><text:span text:style-name="T30_67"><text:s/></text:span><text:span text:style-name="T30_68">que</text:span><text:span text:style-name="T30_69"><text:s/></text:span><text:span text:style-name="T30_70">mais</text:span><text:span text:style-name="T30_71"><text:s/></text:span><text:span text:style-name="T30_72">me</text:span><text:span text:style-name="T30_73"><text:s/></text:span><text:span text:style-name="T30_74">impressionou</text:span><text:span text:style-name="T30_75"><text:s/></text:span><text:span text:style-name="T30_76">foi</text:span><text:span text:style-name="T30_77"><text:s/></text:span><text:span text:style-name="T30_78"><office:annotation><dc:creator/><text:p text:style-name="P31"><text:span text:style-name="T31_1">Bela</text:span><text:span text:style-name="T31_2"><text:s/></text:span><text:span text:style-name="T31_3">recomendação</text:span><text:span text:style-name="T31_4"><text:s/></text:span><text:span text:style-name="T31_5">do</text:span><text:span text:style-name="T31_6"><text:s/></text:span><text:span text:style-name="T31_7">livro</text:span><text:span text:style-name="T31_8">.</text:span></text:p></office:annotation></text:span><text:span text:style-name="T31_9">Balinese</text:span><text:span text:style-name="T31_10"><text:s/></text:span><text:span text:style-name="T31_11">Character</text:span><text:span text:style-name="T31_12"><text:s/>(4)<text:s/>–</text:span><text:span text:style-name="T31_13"><text:s/></text:span><text:span text:style-name="T31_14">na</text:span><text:span text:style-name="T31_15"><text:s/></text:span><text:span text:style-name="T31_16">minha</text:span><text:span text:style-name="T31_17"><text:s/></text:span><text:span text:style-name="T31_18">opinião</text:span><text:span text:style-name="T31_19">,<text:s/></text:span><text:span text:style-name="T31_20">a</text:span><text:span text:style-name="T31_21"><text:s/></text:span><text:span text:style-name="T31_22">melhor</text:span><text:span text:style-name="T31_23"><text:s/></text:span><text:span text:style-name="T31_24">pesquisa</text:span><text:span text:style-name="T31_25"><text:s/></text:span><text:span text:style-name="T31_26">etnográfica</text:span><text:span text:style-name="T31_27"><text:s/></text:span><text:span text:style-name="T31_28">já</text:span><text:span text:style-name="T31_29"><text:s/></text:span><text:span text:style-name="T31_30">realizada</text:span><text:span text:style-name="T31_31"><text:s/></text:span><text:span text:style-name="T31_32">com</text:span><text:span text:style-name="T31_33"><text:s/></text:span><text:span text:style-name="T31_34">uma</text:span><text:span text:style-name="T31_35"><text:s/></text:span><text:span text:style-name="T31_36">câmara</text:span><text:span text:style-name="T31_37"><text:s/></text:span><text:span text:style-name="T31_38">de</text:span><text:span text:style-name="T31_39"><text:s/></text:span><text:span text:style-name="T31_40">filmar</text:span><text:span text:style-name="T31_41"><text:s/></text:span><text:span text:style-name="T31_42">e</text:span><text:span text:style-name="T31_43"><text:s/></text:span><text:span text:style-name="T31_44">fotografar</text:span><text:span text:style-name="T31_45">.<text:s/></text:span><text:span text:style-name="T31_46">Insuperável</text:span><text:span text:style-name="T31_47">.<text:s/></text:span><text:span text:style-name="T31_48">O</text:span><text:span text:style-name="T31_49"><text:s/></text:span><text:span text:style-name="T31_50">conceito</text:span><text:span text:style-name="T31_51"><text:s/></text:span><text:span text:style-name="T31_52">de</text:span><text:span text:style-name="T31_53"><text:s/></text:span><text:span text:style-name="T31_54">uma</text:span><text:span text:style-name="T31_55"><text:s/></text:span><text:span text:style-name="T31_56">sequência</text:span><text:span text:style-name="T31_57"><text:s/></text:span><text:span text:style-name="T31_58">que</text:span><text:span text:style-name="T31_59"><text:s/></text:span><text:span text:style-name="T31_60">define</text:span><text:span text:style-name="T31_61"><text:s/></text:span><text:span text:style-name="T31_62">um</text:span><text:span text:style-name="T31_63"><text:s/></text:span><text:span text:style-name="T31_64">traço</text:span><text:span text:style-name="T31_65"><text:s/></text:span><text:span text:style-name="T31_66">cultural</text:span><text:span text:style-name="T31_67"><text:s/>(</text:span><text:span text:style-name="T31_68">por</text:span><text:span text:style-name="T31_69"><text:s/></text:span><text:span text:style-name="T31_70">exemplo</text:span><text:span text:style-name="T31_71">,<text:s/></text:span><text:span text:style-name="T31_72">o</text:span><text:span text:style-name="T31_73"><text:s/></text:span><text:span text:style-name="T31_74">aleitamento</text:span><text:span text:style-name="T31_75"><text:s/></text:span><text:span text:style-name="T31_76">ou</text:span><text:span text:style-name="T31_77"><text:s/></text:span><text:span text:style-name="T31_78">o</text:span><text:span text:style-name="T31_79"><text:s/></text:span><text:span text:style-name="T31_80">transe</text:span><text:span text:style-name="T31_81">)<text:s/></text:span><text:span text:style-name="T31_82">constitui</text:span><text:span text:style-name="T31_83"><text:s/></text:span><text:span text:style-name="T31_84">a</text:span><text:span text:style-name="T31_85"><text:s/></text:span><text:span text:style-name="T31_86">base</text:span><text:span text:style-name="T31_87"><text:s/></text:span><text:span text:style-name="T31_88">para</text:span><text:span text:style-name="T31_89"><text:s/></text:span><text:span text:style-name="T31_90">minha</text:span><text:span text:style-name="T31_91"><text:s/></text:span><text:span text:style-name="T31_92">pesquisa</text:span><text:span text:style-name="T31_93"><text:s/></text:span><text:span text:style-name="T31_94">e</text:span><text:span text:style-name="T31_95"><text:s/></text:span><text:span text:style-name="T31_96">meu</text:span><text:span text:style-name="T31_97"><text:s/></text:span><text:span text:style-name="T31_98">ensino</text:span><text:span text:style-name="T31_99">.<text:s/></text:span><text:span text:style-name="T31_100">Sempre</text:span><text:span text:style-name="T31_101"><text:s/></text:span><text:span text:style-name="T31_102">que</text:span><text:span text:style-name="T31_103"><text:s/></text:span><text:span text:style-name="T31_104">o</text:span><text:span text:style-name="T31_105"><text:s/></text:span><text:span text:style-name="T31_106">mostro</text:span><text:span text:style-name="T31_107"><text:s/></text:span><text:span text:style-name="T31_108">a</text:span><text:span text:style-name="T31_109"><text:s/></text:span><text:span text:style-name="T31_110">sala</text:span><text:span text:style-name="T31_111"><text:s/></text:span><text:span text:style-name="T31_112">de</text:span><text:span text:style-name="T31_113"><text:s/></text:span><text:span text:style-name="T31_114">aula</text:span><text:span text:style-name="T31_115"><text:s/></text:span><text:span text:style-name="T31_116">forma</text:span><text:span text:style-name="T31_117">-</text:span><text:span text:style-name="T31_118">se</text:span><text:span text:style-name="T31_119"><text:s/></text:span><text:span text:style-name="T31_120">um</text:span><text:span text:style-name="T31_121"><text:s/></text:span><text:span text:style-name="T31_122">silêncio</text:span><text:span text:style-name="T31_123"><text:s/></text:span><text:span text:style-name="T31_124">atento</text:span><text:span text:style-name="T31_125"><text:s/></text:span><text:span text:style-name="T31_126">para</text:span><text:span text:style-name="T31_127"><text:s/></text:span><text:span text:style-name="T31_128">o</text:span><text:span text:style-name="T31_129"><text:s/></text:span><text:span text:style-name="T31_130">processo</text:span><text:span text:style-name="T31_131"><text:s/></text:span><text:span text:style-name="T31_132">de</text:span><text:span text:style-name="T31_133"><text:s/></text:span><text:span text:style-name="T31_134">investigação</text:span><text:span text:style-name="T31_135">,<text:s/></text:span><text:span text:style-name="T31_136">ponto</text:span><text:span text:style-name="T31_137"><text:s/></text:span><text:span text:style-name="T31_138">de</text:span><text:span text:style-name="T31_139"><text:s/></text:span><text:span text:style-name="T31_140">partida</text:span><text:span text:style-name="T31_141"><text:s/></text:span><text:span text:style-name="T31_142">para</text:span><text:span text:style-name="T31_143"><text:s/></text:span><text:span text:style-name="T31_144">o</text:span><text:span text:style-name="T31_145"><text:s/></text:span><text:span text:style-name="T31_146">desenvolvimento</text:span><text:span text:style-name="T31_147"><text:s/></text:span><text:span text:style-name="T31_148">posterior</text:span><text:span text:style-name="T31_149"><text:s/></text:span><text:span text:style-name="T31_150">de</text:span><text:span text:style-name="T31_151"><text:s/></text:span><text:span text:style-name="T31_152">conceitos</text:span><text:span text:style-name="T31_153"><text:s/></text:span><text:span text:style-name="T31_154">fundamentais</text:span><text:span text:style-name="T31_155">,<text:s/></text:span><text:span text:style-name="T31_156">como</text:span><text:span text:style-name="T31_157"><text:s/></text:span><text:span text:style-name="T31_158">o</text:span><text:span text:style-name="T31_159"><text:s/></text:span><text:span text:style-name="T31_160"><office:annotation><dc:creator/><text:p text:style-name="P32"><text:span text:style-name="T32_1">procurei</text:span><text:span text:style-name="T32_2"><text:s/></text:span><text:span text:style-name="T32_3">sobre</text:span><text:span text:style-name="T32_4"><text:s/></text:span><text:span text:style-name="T32_5">estes</text:span><text:span text:style-name="T32_6"><text:s/></text:span><text:span text:style-name="T32_7">conceitos</text:span><text:span text:style-name="T32_8">,<text:s/></text:span><text:span text:style-name="T32_9">sobre</text:span><text:span text:style-name="T32_10"><text:s/></text:span><text:span text:style-name="T32_11">os</text:span><text:span text:style-name="T32_12"><text:s/></text:span><text:span text:style-name="T32_13">quais</text:span><text:span text:style-name="T32_14"><text:s/></text:span><text:span text:style-name="T32_15">sei</text:span><text:span text:style-name="T32_16"><text:s/></text:span><text:span text:style-name="T32_17">apenas</text:span><text:span text:style-name="T32_18"><text:s/></text:span><text:span text:style-name="T32_19">superficialmente</text:span><text:span text:style-name="T32_20">.</text:span></text:p></office:annotation></text:span><text:span text:style-name="T32_21">duplo</text:span><text:span text:style-name="T32_22"><text:s/></text:span><text:span text:style-name="T32_23">vínculo</text:span><text:span text:style-name="T32_24"><text:s/>(</text:span><text:span text:style-name="T32_25">double</text:span><text:span text:style-name="T32_26"><text:s/></text:span><text:span text:style-name="T32_27">bind</text:span><text:span text:style-name="T32_28">)<text:s/></text:span><text:span text:style-name="T32_29">e</text:span><text:span text:style-name="T32_30"><text:s/></text:span><text:span text:style-name="T32_31">a</text:span><text:span text:style-name="T32_32"><text:s/></text:span><text:span text:style-name="T32_33">ecologia</text:span><text:span text:style-name="T32_34"><text:s/></text:span><text:span text:style-name="T32_35">da</text:span><text:span text:style-name="T32_36"><text:s/></text:span><text:span text:style-name="T32_37">mente</text:span><text:span text:style-name="T32_38">.<text:s/></text:span><text:span text:style-name="T32_39">O</text:span><text:span text:style-name="T32_40"><text:s/></text:span><text:span text:style-name="T32_41">primeiro</text:span><text:span text:style-name="T32_42"><text:s/></text:span><text:span text:style-name="T32_43">conceito</text:span><text:span text:style-name="T32_44"><text:s/>–<text:s/></text:span><text:span text:style-name="T32_45">o</text:span><text:span text:style-name="T32_46"><text:s/></text:span><text:span text:style-name="T32_47">duplo</text:span><text:span text:style-name="T32_48"><text:s/></text:span><text:span text:style-name="T32_49">vínculo</text:span><text:span text:style-name="T32_50"><text:s/>–<text:s/></text:span><text:span text:style-name="T32_51">foi</text:span><text:span text:style-name="T32_52"><text:s/></text:span><text:span text:style-name="T32_53">especialmente</text:span><text:span text:style-name="T32_54"><text:s/></text:span><text:span text:style-name="T32_55">aplicado</text:span><text:span text:style-name="T32_56"><text:s/></text:span><text:span text:style-name="T32_57">à</text:span><text:span text:style-name="T32_58"><text:s/></text:span><text:span text:style-name="T32_59">comunicação</text:span><text:span text:style-name="T32_60"><text:s/></text:span><text:span text:style-name="T32_61">visual</text:span><text:span text:style-name="T32_62">,<text:s/></text:span><text:span text:style-name="T32_63">por</text:span><text:span text:style-name="T32_64"><text:s/></text:span><text:span text:style-name="T32_65">meio</text:span><text:span text:style-name="T32_66"><text:s/></text:span><text:span text:style-name="T32_67">da</text:span><text:span text:style-name="T32_68"><text:s/></text:span><text:span text:style-name="T32_69">publicidade</text:span><text:span text:style-name="T32_70">,<text:s/></text:span><text:span text:style-name="T32_71">da</text:span><text:span text:style-name="T32_72"><text:s/></text:span><text:span text:style-name="T32_73">internet</text:span><text:span text:style-name="T32_74">,<text:s/></text:span><text:span text:style-name="T32_75">do</text:span><text:span text:style-name="T32_76"><text:s/></text:span><text:span text:style-name="T32_77">cinema</text:span><text:span text:style-name="T32_78"><text:s/></text:span><text:span text:style-name="T32_79">e</text:span><text:span text:style-name="T32_80"><text:s/></text:span><text:span text:style-name="T32_81">da</text:span><text:span text:style-name="T32_82"><text:s/></text:span><text:span text:style-name="T32_83">política</text:span><text:span text:style-name="T32_84">.<text:s/></text:span><text:span text:style-name="T32_85">Trata</text:span><text:span text:style-name="T32_86">-</text:span><text:span text:style-name="T32_87">se</text:span><text:span text:style-name="T32_88"><text:s/></text:span><text:span text:style-name="T32_89">de</text:span><text:span text:style-name="T32_90"><text:s/></text:span><text:span text:style-name="T32_91">um</text:span><text:span text:style-name="T32_92"><text:s/></text:span><text:span text:style-name="T32_93">conceito</text:span><text:span text:style-name="T32_94"><text:s/></text:span><text:span text:style-name="T32_95">que</text:span><text:span text:style-name="T32_96"><text:s/></text:span><text:span text:style-name="T32_97">perpassa</text:span><text:span text:style-name="T32_98"><text:s/></text:span><text:span text:style-name="T32_99">a</text:span><text:span text:style-name="T32_100"><text:s/></text:span><text:span text:style-name="T32_101">psicologia</text:span><text:span text:style-name="T32_102">,<text:s/></text:span><text:span text:style-name="T32_103">a</text:span><text:span text:style-name="T32_104"><text:s/></text:span><text:span text:style-name="T32_105">etnografia</text:span><text:span text:style-name="T32_106">,<text:s/></text:span><text:span text:style-name="T32_107">a</text:span><text:span text:style-name="T32_108"><text:s/></text:span><text:span text:style-name="T32_109">comunicação</text:span><text:span text:style-name="T32_110">,<text:s/></text:span><text:span text:style-name="T32_111">com</text:span><text:span text:style-name="T32_112"><text:s/></text:span><text:span text:style-name="T32_113">um</text:span><text:span text:style-name="T32_114"><text:s/></text:span><text:span text:style-name="T32_115">projeto</text:span><text:span text:style-name="T32_116"><text:s/></text:span><text:span text:style-name="T32_117">de</text:span><text:span text:style-name="T32_118"><text:s/></text:span><text:span text:style-name="T32_119">libertação</text:span><text:span text:style-name="T32_120">.<text:s/></text:span><text:span text:style-name="T32_121">Todos</text:span><text:span text:style-name="T32_122"><text:s/></text:span><text:span text:style-name="T32_123">os</text:span><text:span text:style-name="T32_124"><text:s/></text:span><text:span text:style-name="T32_125">alunos</text:span><text:span text:style-name="T32_126"><text:s/>(</text:span><text:span text:style-name="T32_127">inclusive</text:span><text:span text:style-name="T32_128"><text:s/></text:span><text:span text:style-name="T32_129">eu</text:span><text:span text:style-name="T32_130">)<text:s/></text:span><text:span text:style-name="T32_131">estão</text:span><text:span text:style-name="T32_132"><text:s/></text:span><text:span text:style-name="T32_133">cheios</text:span><text:span text:style-name="T32_134"><text:s/></text:span><text:span text:style-name="T32_135">de</text:span><text:span text:style-name="T32_136"><text:s/></text:span><text:span text:style-name="T32_137">duplos</text:span><text:span text:style-name="T32_138"><text:s/></text:span><text:span text:style-name="T32_139">vínculos</text:span><text:span text:style-name="T32_140">.<text:s/></text:span><text:span text:style-name="T32_141">Fixá</text:span><text:span text:style-name="T32_142">-</text:span><text:span text:style-name="T32_143">los</text:span><text:span text:style-name="T32_144"><text:s/></text:span><text:span text:style-name="T32_145">e</text:span><text:span text:style-name="T32_146"><text:s/></text:span><text:span text:style-name="T32_147">tentar</text:span><text:span text:style-name="T32_148"><text:s/></text:span><text:span text:style-name="T32_149">dissolvê</text:span><text:span text:style-name="T32_150">-</text:span><text:span text:style-name="T32_151">los</text:span><text:span text:style-name="T32_152"><text:s/></text:span><text:span text:style-name="T32_153">criativamente</text:span><text:span text:style-name="T32_154"><text:s/></text:span><text:span text:style-name="T32_155">é</text:span><text:span text:style-name="T32_156"><text:s/></text:span><text:span text:style-name="T32_157">a</text:span><text:span text:style-name="T32_158"><text:s/></text:span><text:span text:style-name="T32_159">grande</text:span><text:span text:style-name="T32_160"><text:s/></text:span><text:span text:style-name="T32_161">lição</text:span><text:span text:style-name="T32_162"><text:s/></text:span><text:span text:style-name="T32_163">de</text:span><text:span text:style-name="T32_164"><text:s/></text:span><text:span text:style-name="T32_165">Gregory</text:span><text:span text:style-name="T32_166"><text:s/></text:span><text:span text:style-name="T32_167">Bateson</text:span><text:span text:style-name="T32_168"><text:s/></text:span><text:span text:style-name="T32_169">que</text:span><text:span text:style-name="T32_170"><text:s/></text:span><text:span text:style-name="T32_171">tento</text:span><text:span text:style-name="T32_172"><text:s/></text:span><text:span text:style-name="T32_173">aplicar</text:span><text:span text:style-name="T32_174"><text:s/></text:span><text:span text:style-name="T32_175">nos</text:span><text:span text:style-name="T32_176"><text:s/></text:span><text:span text:style-name="T32_177">fetichismos</text:span><text:span text:style-name="T32_178"><text:s/></text:span><text:span text:style-name="T32_179">visuais</text:span><text:span text:style-name="T32_180"><text:s/></text:span><text:span text:style-name="T32_181">atuais</text:span><text:span text:style-name="T32_182">.<text:s/></text:span></text:p>
      <text:p text:style-name="P33"><text:span text:style-name="T33_1">Já</text:span><text:span text:style-name="T33_2"><text:s/></text:span><text:span text:style-name="T33_3">Ecologia</text:span><text:span text:style-name="T33_4"><text:s/></text:span><text:span text:style-name="T33_5">da</text:span><text:span text:style-name="T33_6"><text:s/></text:span><text:span text:style-name="T33_7">mente</text:span><text:span text:style-name="T33_8"><text:s/>(5)</text:span><text:span text:style-name="T33_9"><text:s/></text:span><text:span text:style-name="T33_10">é</text:span><text:span text:style-name="T33_11"><text:s/></text:span><text:span text:style-name="T33_12">mais</text:span><text:span text:style-name="T33_13"><text:s/></text:span><text:span text:style-name="T33_14">articulado</text:span><text:span text:style-name="T33_15">:<text:s/></text:span><text:span text:style-name="T33_16">há</text:span><text:span text:style-name="T33_17"><text:s/></text:span><text:span text:style-name="T33_18">muitas</text:span><text:span text:style-name="T33_19"><text:s/></text:span><text:span text:style-name="T33_20">limitações</text:span><text:span text:style-name="T33_21"><text:s/></text:span><text:span text:style-name="T33_22">genéricas</text:span><text:span text:style-name="T33_23"><text:s/></text:span><text:span text:style-name="T33_24">que</text:span><text:span text:style-name="T33_25"><text:s/></text:span><text:span text:style-name="T33_26">se</text:span><text:span text:style-name="T33_27"><text:s/></text:span><text:span text:style-name="T33_28">tornam</text:span><text:span text:style-name="T33_29"><text:s/></text:span><text:span text:style-name="T33_30">estilos</text:span><text:span text:style-name="T33_31"><text:s/></text:span><text:span text:style-name="T33_32">comuns</text:span><text:span text:style-name="T33_33">,<text:s/></text:span><text:span text:style-name="T33_34">como</text:span><text:span text:style-name="T33_35"><text:s/></text:span><text:span text:style-name="T33_36">o</text:span><text:span text:style-name="T33_37"><text:s/></text:span><text:span text:style-name="T33_38">filme</text:span><text:span text:style-name="T33_39"><text:s/></text:span><text:span text:style-name="T33_40">Avatar</text:span><text:span text:style-name="T33_41"><text:s/></text:span><text:span text:style-name="T33_42">(2009),<text:s/></text:span><text:span text:style-name="T33_43">de</text:span><text:span text:style-name="T33_44"><text:s/></text:span><text:span text:style-name="T33_45">James</text:span><text:span text:style-name="T33_46"><text:s/></text:span><text:span text:style-name="T33_47">Cameron</text:span><text:span text:style-name="T33_48">,<text:s/></text:span><text:span text:style-name="T33_49">no</text:span><text:span text:style-name="T33_50"><text:s/></text:span><text:span text:style-name="T33_51">qual</text:span><text:span text:style-name="T33_52"><text:s/></text:span><text:span text:style-name="T33_53">alguns</text:span><text:span text:style-name="T33_54"><text:s/></text:span><text:span text:style-name="T33_55">críticos</text:span><text:span text:style-name="T33_56"><text:s/>(</text:span><text:span text:style-name="T33_57">e</text:span><text:span text:style-name="T33_58"><text:s/></text:span><text:span text:style-name="T33_59">não</text:span><text:span text:style-name="T33_60"><text:s/></text:span><text:span text:style-name="T33_61">só</text:span><text:span text:style-name="T33_62">)<text:s/></text:span><text:span text:style-name="T33_63">conseguiram</text:span><text:span text:style-name="T33_64"><text:s/></text:span><text:span text:style-name="T33_65">enxergar</text:span><text:span text:style-name="T33_66"><text:s/></text:span><text:span text:style-name="T33_67">algo</text:span><text:span text:style-name="T33_68"><text:s/></text:span><text:span text:style-name="T33_69">de</text:span><text:span text:style-name="T33_70"><text:s/></text:span><text:span text:style-name="T33_71">Bateson</text:span><text:span text:style-name="T33_72">.<text:s/></text:span><text:span text:style-name="T33_73">E</text:span><text:span text:style-name="T33_74">,<text:s/></text:span><text:span text:style-name="T33_75">talvez</text:span><text:span text:style-name="T33_76">,<text:s/></text:span><text:span text:style-name="T33_77">estejam</text:span><text:span text:style-name="T33_78"><text:s/></text:span><text:span text:style-name="T33_79">certos</text:span><text:span text:style-name="T33_80">,<text:s/></text:span><text:span text:style-name="T33_81">o</text:span><text:span text:style-name="T33_82"><text:s/></text:span><text:span text:style-name="T33_83">que</text:span><text:span text:style-name="T33_84"><text:s/></text:span><text:span text:style-name="T33_85">se</text:span><text:span text:style-name="T33_86"><text:s/></text:span><text:span text:style-name="T33_87">deve</text:span><text:span text:style-name="T33_88"><text:s/></text:span><text:span text:style-name="T33_89">também</text:span><text:span text:style-name="T33_90"><text:s/></text:span><text:span text:style-name="T33_91">a</text:span><text:span text:style-name="T33_92"><text:s/></text:span><text:span text:style-name="T33_93">ele</text:span><text:span text:style-name="T33_94">.<text:s/></text:span><text:span text:style-name="T33_95">A</text:span><text:span text:style-name="T33_96"><text:s/></text:span><text:span text:style-name="T33_97">trama</text:span><text:span text:style-name="T33_98"><text:s/></text:span><text:span text:style-name="T33_99">que</text:span><text:span text:style-name="T33_100"><text:s/></text:span><text:span text:style-name="T33_101">liga</text:span><text:span text:style-name="T33_102"><text:s/>(</text:span><text:span text:style-name="T33_103">patterns</text:span><text:span text:style-name="T33_104"><text:s/></text:span><text:span text:style-name="T33_105">which</text:span><text:span text:style-name="T33_106"><text:s/></text:span><text:span text:style-name="T33_107">connects</text:span><text:span text:style-name="T33_108">)<text:s/></text:span><text:span text:style-name="T33_109">é</text:span><text:span text:style-name="T33_110"><text:s/></text:span><text:span text:style-name="T33_111">sem</text:span><text:span text:style-name="T33_112"><text:s/></text:span><text:span text:style-name="T33_113">dúvida</text:span><text:span text:style-name="T33_114"><text:s/></text:span><text:span text:style-name="T33_115">importante</text:span><text:span text:style-name="T33_116">,<text:s/></text:span><text:span text:style-name="T33_117">embora</text:span><text:span text:style-name="T33_118"><text:s/></text:span><text:span text:style-name="T33_119">descambe</text:span><text:span text:style-name="T33_120"><text:s/></text:span><text:span text:style-name="T33_121">facilmente</text:span><text:span text:style-name="T33_122"><text:s/></text:span><text:span text:style-name="T33_123">para</text:span><text:span text:style-name="T33_124"><text:s/></text:span><text:span text:style-name="T33_125">um</text:span><text:span text:style-name="T33_126"><text:s/></text:span><text:span text:style-name="T33_127">hippie</text:span><text:span text:style-name="T33_128"><text:s/></text:span><text:span text:style-name="T33_129">místico</text:span><text:span text:style-name="T33_130"><text:s/></text:span><text:span text:style-name="T33_131">zen</text:span><text:span text:style-name="T33_132">,<text:s/></text:span><text:span text:style-name="T33_133">trip</text:span><text:span text:style-name="T33_134">-</text:span><text:span text:style-name="T33_135">ayuasca</text:span><text:span text:style-name="T33_136">,<text:s/></text:span><text:span text:style-name="T33_137">uga</text:span><text:span text:style-name="T33_138">-</text:span><text:span text:style-name="T33_139">uga</text:span><text:span text:style-name="T33_140"><text:s/></text:span><text:span text:style-name="T33_141">e</text:span><text:span text:style-name="T33_142"><text:s/></text:span><text:span text:style-name="T33_143">coisas</text:span><text:span text:style-name="T33_144"><text:s/></text:span><text:span text:style-name="T33_145">do</text:span><text:span text:style-name="T33_146"><text:s/></text:span><text:span text:style-name="T33_147">tipo</text:span><text:span text:style-name="T33_148">.<text:s/></text:span><text:span text:style-name="T33_149"><office:annotation><dc:creator/><text:p text:style-name="P34"><text:span text:style-name="T34_1">importante</text:span><text:span text:style-name="T34_2"><text:s/></text:span><text:span text:style-name="T34_3">em</text:span><text:span text:style-name="T34_4"><text:s/></text:span><text:span text:style-name="T34_5">relação</text:span><text:span text:style-name="T34_6"><text:s/></text:span><text:span text:style-name="T34_7">a</text:span><text:span text:style-name="T34_8"><text:s/></text:span><text:span text:style-name="T34_9">critica</text:span><text:span text:style-name="T34_10"><text:s/></text:span><text:span text:style-name="T34_11">feita</text:span><text:span text:style-name="T34_12"><text:s/></text:span><text:span text:style-name="T34_13">no</text:span><text:span text:style-name="T34_14"><text:s/></text:span><text:span text:style-name="T34_15">ultimo</text:span><text:span text:style-name="T34_16"><text:s/></text:span><text:span text:style-name="T34_17">encontro</text:span><text:span text:style-name="T34_18">.</text:span></text:p><text:p text:style-name="P35"><text:span text:style-name="T35_1">Bom</text:span><text:span text:style-name="T35_2"><text:s/></text:span><text:span text:style-name="T35_3">esse</text:span><text:span text:style-name="T35_4"><text:s/></text:span><text:span text:style-name="T35_5">ponto</text:span><text:span text:style-name="T35_6">,<text:s/></text:span><text:span text:style-name="T35_7">pois</text:span><text:span text:style-name="T35_8"><text:s/></text:span><text:span text:style-name="T35_9">ja</text:span><text:span text:style-name="T35_10"><text:s/></text:span><text:span text:style-name="T35_11">antecipa</text:span><text:span text:style-name="T35_12"><text:s/></text:span><text:span text:style-name="T35_13">a</text:span><text:span text:style-name="T35_14"><text:s/></text:span><text:span text:style-name="T35_15">divergencia</text:span><text:span text:style-name="T35_16"><text:s/></text:span><text:span text:style-name="T35_17">em</text:span><text:span text:style-name="T35_18"><text:s/></text:span><text:span text:style-name="T35_19">relação</text:span><text:span text:style-name="T35_20"><text:s/></text:span><text:span text:style-name="T35_21">ao</text:span><text:span text:style-name="T35_22"><text:s/></text:span><text:span text:style-name="T35_23">Bateson</text:span></text:p></office:annotation></text:span><text:span text:style-name="T35_24"><office:annotation><dc:creator/><text:p text:style-name="P36"><text:span text:style-name="T36_1">Muito</text:span><text:span text:style-name="T36_2"><text:s/></text:span><text:span text:style-name="T36_3">bom</text:span><text:span text:style-name="T36_4">.<text:s/></text:span><text:span text:style-name="T36_5">Tendo</text:span><text:span text:style-name="T36_6"><text:s/></text:span><text:span text:style-name="T36_7">a</text:span><text:span text:style-name="T36_8"><text:s/></text:span><text:span text:style-name="T36_9">concordar</text:span><text:span text:style-name="T36_10"><text:s/></text:span><text:span text:style-name="T36_11">com</text:span><text:span text:style-name="T36_12"><text:s/></text:span><text:span text:style-name="T36_13">Bateson</text:span><text:span text:style-name="T36_14">,<text:s/></text:span><text:span text:style-name="T36_15">mas</text:span><text:span text:style-name="T36_16"><text:s/></text:span><text:span text:style-name="T36_17">tenho</text:span><text:span text:style-name="T36_18"><text:s/></text:span><text:span text:style-name="T36_19">que</text:span><text:span text:style-name="T36_20"><text:s/></text:span><text:span text:style-name="T36_21">ler</text:span><text:span text:style-name="T36_22"><text:s/></text:span><text:span text:style-name="T36_23">melhor</text:span><text:span text:style-name="T36_24"><text:s/></text:span><text:span text:style-name="T36_25">o</text:span><text:span text:style-name="T36_26"><text:s/></text:span><text:span text:style-name="T36_27">autor</text:span><text:span text:style-name="T36_28">.<text:s/></text:span><text:span text:style-name="T36_29">Achei</text:span><text:span text:style-name="T36_30"><text:s/></text:span><text:span text:style-name="T36_31">o</text:span><text:span text:style-name="T36_32"><text:s/></text:span><text:span text:style-name="T36_33">contraponto</text:span><text:span text:style-name="T36_34"><text:s/></text:span><text:span text:style-name="T36_35">da</text:span><text:span text:style-name="T36_36"><text:s/></text:span><text:span text:style-name="T36_37">opinião</text:span><text:span text:style-name="T36_38"><text:s/></text:span><text:span text:style-name="T36_39">do</text:span><text:span text:style-name="T36_40"><text:s/></text:span><text:span text:style-name="T36_41">Massimo</text:span><text:span text:style-name="T36_42"><text:s/></text:span><text:span text:style-name="T36_43">valiosíssimo</text:span><text:span text:style-name="T36_44"><text:s/></text:span><text:span text:style-name="T36_45">para</text:span><text:span text:style-name="T36_46"><text:s/></text:span><text:span text:style-name="T36_47">estabelecer</text:span><text:span text:style-name="T36_48">/</text:span><text:span text:style-name="T36_49">contextualizar</text:span><text:span text:style-name="T36_50"><text:s/></text:span><text:span text:style-name="T36_51">o</text:span><text:span text:style-name="T36_52"><text:s/></text:span><text:span text:style-name="T36_53">vetor</text:span><text:span text:style-name="T36_54">.</text:span></text:p></office:annotation></text:span><text:span text:style-name="T36_55">Isso</text:span><text:span text:style-name="T36_56"><text:s/></text:span><text:span text:style-name="T36_57">me</text:span><text:span text:style-name="T36_58"><text:s/></text:span><text:span text:style-name="T36_59">deixa</text:span><text:span text:style-name="T36_60"><text:s/></text:span><text:span text:style-name="T36_61">desconfiado</text:span><text:span text:style-name="T36_62"><text:s/></text:span><text:span text:style-name="T36_63">em</text:span><text:span text:style-name="T36_64"><text:s/></text:span><text:span text:style-name="T36_65">relação</text:span><text:span text:style-name="T36_66"><text:s/></text:span><text:span text:style-name="T36_67">ao</text:span><text:span text:style-name="T36_68"><text:s/></text:span><text:span text:style-name="T36_69">seu</text:span><text:span text:style-name="T36_70"><text:s/></text:span><text:span text:style-name="T36_71">conceito</text:span><text:span text:style-name="T36_72"><text:s/></text:span><text:span text:style-name="T36_73">de</text:span><text:span text:style-name="T36_74"><text:s/></text:span><text:span text:style-name="T36_75">holístico</text:span><text:span text:style-name="T36_76">,<text:s/></text:span><text:span text:style-name="T36_77">que</text:span><text:span text:style-name="T36_78"><text:s/></text:span><text:span text:style-name="T36_79">considero</text:span><text:span text:style-name="T36_80"><text:s/></text:span><text:span text:style-name="T36_81">perigosíssimo</text:span><text:span text:style-name="T36_82">:<text:s/></text:span><text:span text:style-name="T36_83">a</text:span><text:span text:style-name="T36_84"><text:s/></text:span><text:span text:style-name="T36_85">to</text:span><text:span text:style-name="T36_86">d</text:span><text:span text:style-name="T36_87">alidade</text:span><text:span text:style-name="T36_88"><text:s/></text:span><text:span text:style-name="T36_89">inclui</text:span><text:span text:style-name="T36_90"><text:s/></text:span><text:span text:style-name="T36_91">e</text:span><text:span text:style-name="T36_92"><text:s/></text:span><text:span text:style-name="T36_93">explica</text:span><text:span text:style-name="T36_94"><text:s/></text:span><text:span text:style-name="T36_95">uma</text:span><text:span text:style-name="T36_96"><text:s/></text:span><text:span text:style-name="T36_97">parte</text:span><text:span text:style-name="T36_98"><text:s/></text:span><text:span text:style-name="T36_99">ou</text:span><text:span text:style-name="T36_100"><text:s/></text:span><text:span text:style-name="T36_101">os</text:span><text:span text:style-name="T36_102"><text:s/></text:span><text:span text:style-name="T36_103">diversos</text:span><text:span text:style-name="T36_104"><text:s/></text:span><text:span text:style-name="T36_105">elementos</text:span><text:span text:style-name="T36_106"><text:s/></text:span><text:span text:style-name="T36_107">empíricos</text:span><text:span text:style-name="T36_108">.<text:s/></text:span><text:span text:style-name="T36_109">Em</text:span><text:span text:style-name="T36_110"><text:s/></text:span><text:span text:style-name="T36_111">todo</text:span><text:span text:style-name="T36_112"><text:s/></text:span><text:span text:style-name="T36_113">caso</text:span><text:span text:style-name="T36_114">,<text:s/></text:span><text:span text:style-name="T36_115">reivindico</text:span><text:span text:style-name="T36_116"><text:s/></text:span><text:span text:style-name="T36_117">a</text:span><text:span text:style-name="T36_118"><text:s/></text:span><text:span text:style-name="T36_119">subjetividade</text:span><text:span text:style-name="T36_120"><text:s/>-<text:s/></text:span><text:span text:style-name="T36_121">de</text:span><text:span text:style-name="T36_122"><text:s/></text:span><text:span text:style-name="T36_123">um</text:span><text:span text:style-name="T36_124"><text:s/></text:span><text:span text:style-name="T36_125">novo</text:span><text:span text:style-name="T36_126"><text:s/></text:span><text:span text:style-name="T36_127">tipo</text:span><text:span text:style-name="T36_128"><text:s/></text:span><text:span text:style-name="T36_129">a</text:span><text:span text:style-name="T36_130"><text:s/></text:span><text:span text:style-name="T36_131">que</text:span><text:span text:style-name="T36_132"><text:s/></text:span><text:span text:style-name="T36_133">chamo</text:span><text:span text:style-name="T36_134"><text:s/></text:span><text:span text:style-name="T36_135">de</text:span><text:span text:style-name="T36_136"><text:s/></text:span><text:span text:style-name="T36_137">multivíduo</text:span><text:span text:style-name="T36_138"><text:s/>-<text:s text:c="2"/></text:span><text:span text:style-name="T36_139">como</text:span><text:span text:style-name="T36_140"><text:s/></text:span><text:span text:style-name="T36_141">não</text:span><text:span text:style-name="T36_142"><text:s/></text:span><text:span text:style-name="T36_143">unificável</text:span><text:span text:style-name="T36_144"><text:s/></text:span><text:span text:style-name="T36_145">em</text:span><text:span text:style-name="T36_146"><text:s/></text:span><text:span text:style-name="T36_147">uma</text:span><text:span text:style-name="T36_148"><text:s/></text:span><text:span text:style-name="T36_149">totalidade</text:span><text:span text:style-name="T36_150"><text:s/></text:span><text:span text:style-name="T36_151">ecológica</text:span><text:span text:style-name="T36_152">.<text:s/></text:span><text:span text:style-name="T36_153">Este</text:span><text:span text:style-name="T36_154"><text:s/></text:span><text:span text:style-name="T36_155">é</text:span><text:span text:style-name="T36_156"><text:s/></text:span><text:span text:style-name="T36_157">um</text:span><text:span text:style-name="T36_158"><text:s/></text:span><text:span text:style-name="T36_159">erro</text:span><text:span text:style-name="T36_160"><text:s/></text:span><text:span text:style-name="T36_161">de</text:span><text:span text:style-name="T36_162"><text:s/></text:span><text:span text:style-name="T36_163">Bateson</text:span><text:span text:style-name="T36_164">:<text:s/></text:span><text:span text:style-name="T36_165">a</text:span><text:span text:style-name="T36_166"><text:s/></text:span><text:span text:style-name="T36_167">ansiedade</text:span><text:span text:style-name="T36_168"><text:s/></text:span><text:span text:style-name="T36_169">de</text:span><text:span text:style-name="T36_170"><text:s/></text:span><text:span text:style-name="T36_171">perder</text:span><text:span text:style-name="T36_172"><text:s/></text:span><text:span text:style-name="T36_173">a</text:span><text:span text:style-name="T36_174"><text:s/></text:span><text:span text:style-name="T36_175">si</text:span><text:span text:style-name="T36_176"><text:s/></text:span><text:span text:style-name="T36_177">mesmo</text:span><text:span text:style-name="T36_178"><text:s/></text:span><text:span text:style-name="T36_179">ou</text:span><text:span text:style-name="T36_180"><text:s/></text:span><text:span text:style-name="T36_181">unificá</text:span><text:span text:style-name="T36_182">-</text:span><text:span text:style-name="T36_183">lo</text:span><text:span text:style-name="T36_184"><text:s/></text:span><text:span text:style-name="T36_185">holisticamente</text:span><text:span text:style-name="T36_186"><text:s/></text:span><text:span text:style-name="T36_187">com</text:span><text:span text:style-name="T36_188"><text:s/></text:span><text:span text:style-name="T36_189">o</text:span><text:span text:style-name="T36_190"><text:s/></text:span><text:span text:style-name="T36_191">todo</text:span><text:span text:style-name="T36_192">.<text:s/></text:span></text:p>
      <text:p text:style-name="P37"><text:span text:style-name="T37_1">Bateson</text:span><text:span text:style-name="T37_2"><text:s/></text:span><text:span text:style-name="T37_3">me</text:span><text:span text:style-name="T37_4"><text:s/></text:span><text:span text:style-name="T37_5">influenciou</text:span><text:span text:style-name="T37_6"><text:s/></text:span><text:span text:style-name="T37_7">na</text:span><text:span text:style-name="T37_8"><text:s/></text:span><text:span text:style-name="T37_9">percepção</text:span><text:span text:style-name="T37_10"><text:s/></text:span><text:span text:style-name="T37_11">da</text:span><text:span text:style-name="T37_12"><text:s/></text:span><text:span text:style-name="T37_13">ligação</text:span><text:span text:style-name="T37_14"><text:s/></text:span><text:span text:style-name="T37_15">entre</text:span><text:span text:style-name="T37_16"><text:s/></text:span><text:span text:style-name="T37_17"><office:annotation><dc:creator/><text:p text:style-name="P38"><text:span text:style-name="T38_1">encontrei</text:span><text:span text:style-name="T38_2"><text:s/></text:span><text:span text:style-name="T38_3">este</text:span><text:span text:style-name="T38_4"><text:s/></text:span><text:span text:style-name="T38_5">livro</text:span><text:span text:style-name="T38_6"><text:s/></text:span><text:span text:style-name="T38_7">que</text:span><text:span text:style-name="T38_8"><text:s/></text:span><text:span text:style-name="T38_9">parece</text:span><text:span text:style-name="T38_10"><text:s/></text:span><text:span text:style-name="T38_11">elucidador</text:span><text:span text:style-name="T38_12">,<text:s/></text:span><text:span text:style-name="T38_13">mas</text:span><text:span text:style-name="T38_14"><text:s/></text:span><text:span text:style-name="T38_15">apenas</text:span><text:span text:style-name="T38_16"><text:s/></text:span><text:span text:style-name="T38_17">comecei</text:span><text:span text:style-name="T38_18"><text:s/></text:span><text:span text:style-name="T38_19">a</text:span><text:span text:style-name="T38_20"><text:s/></text:span><text:span text:style-name="T38_21">ler</text:span><text:span text:style-name="T38_22">.<text:s/></text:span><text:span text:style-name="T38_23">guardo</text:span><text:span text:style-name="T38_24"><text:s/></text:span><text:span text:style-name="T38_25">aqui</text:span><text:span text:style-name="T38_26"><text:s/></text:span><text:span text:style-name="T38_27">como</text:span><text:span text:style-name="T38_28"><text:s/></text:span><text:span text:style-name="T38_29">material</text:span><text:span text:style-name="T38_30"><text:s/></text:span><text:span text:style-name="T38_31">de</text:span><text:span text:style-name="T38_32"><text:s/></text:span><text:span text:style-name="T38_33">pesquisa</text:span><text:span text:style-name="T38_34">:<text:s/></text:span></text:p><text:p text:style-name="P39"/><text:p text:style-name="P40"><text:span text:style-name="T40_1">http</text:span><text:span text:style-name="T40_2">://</text:span><text:span text:style-name="T40_3">www</text:span><text:span text:style-name="T40_4">.</text:span><text:span text:style-name="T40_5">livroslabcom</text:span><text:span text:style-name="T40_6">.</text:span><text:span text:style-name="T40_7">ubi</text:span><text:span text:style-name="T40_8">.</text:span><text:span text:style-name="T40_9">pt</text:span><text:span text:style-name="T40_10">/</text:span><text:span text:style-name="T40_11">pdfs</text:span><text:span text:style-name="T40_12">/20110819-</text:span><text:span text:style-name="T40_13">centeno</text:span><text:span text:style-name="T40_14">_</text:span><text:span text:style-name="T40_15">maria</text:span><text:span text:style-name="T40_16">_</text:span><text:span text:style-name="T40_17">joao</text:span><text:span text:style-name="T40_18">_</text:span><text:span text:style-name="T40_19">conceito</text:span><text:span text:style-name="T40_20">_</text:span><text:span text:style-name="T40_21">de</text:span><text:span text:style-name="T40_22">_</text:span><text:span text:style-name="T40_23">comunicacao</text:span><text:span text:style-name="T40_24">.</text:span><text:span text:style-name="T40_25">pdf</text:span></text:p></office:annotation></text:span><text:span text:style-name="T40_26">etnografia</text:span><text:span text:style-name="T40_27"><text:s/></text:span><text:span text:style-name="T40_28">e</text:span><text:span text:style-name="T40_29"><text:s/></text:span><text:span text:style-name="T40_30">cultura</text:span><text:span text:style-name="T40_31"><text:s/></text:span><text:span text:style-name="T40_32">digital</text:span><text:span text:style-name="T40_33">:<text:s/></text:span><text:span text:style-name="T40_34">a</text:span><text:span text:style-name="T40_35"><text:s/></text:span><text:span text:style-name="T40_36">sua</text:span><text:span text:style-name="T40_37"><text:s/></text:span><text:span text:style-name="T40_38">participação</text:span><text:span text:style-name="T40_39"><text:s/></text:span><text:span text:style-name="T40_40">no</text:span><text:span text:style-name="T40_41"><text:s/></text:span><text:span text:style-name="T40_42"><office:annotation><dc:creator/><text:p text:style-name="P41"><text:span text:style-name="T41_1">tentarei</text:span><text:span text:style-name="T41_2"><text:s/></text:span><text:span text:style-name="T41_3">guardar</text:span><text:span text:style-name="T41_4"><text:s/></text:span><text:span text:style-name="T41_5">estas</text:span><text:span text:style-name="T41_6"><text:s/></text:span><text:span text:style-name="T41_7">infos</text:span><text:span text:style-name="T41_8"><text:s/></text:span><text:span text:style-name="T41_9">de</text:span><text:span text:style-name="T41_10"><text:s/></text:span><text:span text:style-name="T41_11">cabeça</text:span></text:p></office:annotation></text:span><text:span text:style-name="T41_12">nascimento</text:span><text:span text:style-name="T41_13"><text:s/></text:span><text:span text:style-name="T41_14">da</text:span><text:span text:style-name="T41_15"><text:s/></text:span><text:span text:style-name="T41_16">cibernética</text:span><text:span text:style-name="T41_17"><text:s/></text:span><text:span text:style-name="T41_18">com</text:span><text:span text:style-name="T41_19"><text:s/></text:span><text:span text:style-name="T41_20">Wiener</text:span><text:span text:style-name="T41_21"><text:s/></text:span><text:span text:style-name="T41_22">foi</text:span><text:span text:style-name="T41_23"><text:s/></text:span><text:span text:style-name="T41_24">muito</text:span><text:span text:style-name="T41_25"><text:s/></text:span><text:span text:style-name="T41_26">importante</text:span><text:span text:style-name="T41_27">.<text:s/></text:span><text:span text:style-name="T41_28">Daí</text:span><text:span text:style-name="T41_29"><text:s/></text:span><text:span text:style-name="T41_30">a</text:span><text:span text:style-name="T41_31"><text:s/></text:span><text:span text:style-name="T41_32">minha</text:span><text:span text:style-name="T41_33"><text:s/></text:span><text:span text:style-name="T41_34">pesquisa</text:span><text:span text:style-name="T41_35"><text:s/></text:span><text:span text:style-name="T41_36">sobre</text:span><text:span text:style-name="T41_37"><text:s/></text:span><text:span text:style-name="T41_38">a</text:span><text:span text:style-name="T41_39"><text:s/></text:span><text:span text:style-name="T41_40">internet</text:span><text:span text:style-name="T41_41"><text:s/></text:span><text:span text:style-name="T41_42">e</text:span><text:span text:style-name="T41_43"><text:s/></text:span><text:span text:style-name="T41_44">o</text:span><text:span text:style-name="T41_45"><text:s/></text:span><text:span text:style-name="T41_46">sincretismo</text:span><text:span text:style-name="T41_47"><text:s/></text:span><text:span text:style-name="T41_48">digital</text:span><text:span text:style-name="T41_49">.<text:s/></text:span><text:span text:style-name="T41_50">Queria</text:span><text:span text:style-name="T41_51"><text:s/></text:span><text:span text:style-name="T41_52">sublinhar</text:span><text:span text:style-name="T41_53"><text:s/></text:span><text:span text:style-name="T41_54">que</text:span><text:span text:style-name="T41_55"><text:s/></text:span><text:span text:style-name="T41_56">a</text:span><text:span text:style-name="T41_57"><text:s/></text:span><text:span text:style-name="T41_58">cultura</text:span><text:span text:style-name="T41_59"><text:s/></text:span><text:span text:style-name="T41_60">digital</text:span><text:span text:style-name="T41_61"><text:s/></text:span><text:span text:style-name="T41_62">tem</text:span><text:span text:style-name="T41_63"><text:s/></text:span><text:span text:style-name="T41_64">uma</text:span><text:span text:style-name="T41_65"><text:s/></text:span><text:span text:style-name="T41_66">história</text:span><text:span text:style-name="T41_67"><text:s/></text:span><text:span text:style-name="T41_68">que</text:span><text:span text:style-name="T41_69"><text:s/></text:span><text:span text:style-name="T41_70">sempre</text:span><text:span text:style-name="T41_71"><text:s/></text:span><text:span text:style-name="T41_72">esteve</text:span><text:span text:style-name="T41_73"><text:s/></text:span><text:span text:style-name="T41_74">interligada</text:span><text:span text:style-name="T41_75"><text:s/></text:span><text:span text:style-name="T41_76">à</text:span><text:span text:style-name="T41_77"><text:s/></text:span><text:span text:style-name="T41_78">antropologia</text:span><text:span text:style-name="T41_79">.<text:s/></text:span><text:span text:style-name="T41_80">E</text:span><text:span text:style-name="T41_81"><text:s/></text:span><text:span text:style-name="T41_82">o</text:span><text:span text:style-name="T41_83"><text:s/></text:span><text:span text:style-name="T41_84">autor</text:span><text:span text:style-name="T41_85"><text:s/></text:span><text:span text:style-name="T41_86">de</text:span><text:span text:style-name="T41_87"><text:s/></text:span><text:span text:style-name="T41_88">referência</text:span><text:span text:style-name="T41_89"><text:s/></text:span><text:span text:style-name="T41_90">nessa</text:span><text:span text:style-name="T41_91"><text:s/></text:span><text:span text:style-name="T41_92">conexão</text:span><text:span text:style-name="T41_93"><text:s/></text:span><text:span text:style-name="T41_94">é</text:span><text:span text:style-name="T41_95"><text:s/></text:span><text:span text:style-name="T41_96">Bateson</text:span><text:span text:style-name="T41_97">.</text:span><text:span text:style-name="T41_98"><text:s/></text:span></text:p>
      <text:p text:style-name="P42"><text:span text:style-name="T42_1">Na</text:span><text:span text:style-name="T42_2"><text:s/></text:span><text:span text:style-name="T42_3">entrevista</text:span><text:span text:style-name="T42_4"><text:s/></text:span><text:span text:style-name="T42_5">realizada</text:span><text:span text:style-name="T42_6"><text:s/></text:span><text:span text:style-name="T42_7">por</text:span><text:span text:style-name="T42_8"><text:s/></text:span><text:span text:style-name="T42_9">Steward</text:span><text:span text:style-name="T42_10"><text:s/></text:span><text:span text:style-name="T42_11">Brand</text:span><text:span text:style-name="T42_12">,<text:s/></text:span><text:span text:style-name="T42_13">publicada</text:span><text:span text:style-name="T42_14"><text:s/></text:span><text:span text:style-name="T42_15">em</text:span><text:span text:style-name="T42_16"><text:s/></text:span><text:span text:style-name="T42_17">Per</text:span><text:span text:style-name="T42_18"><text:s/></text:span><text:span text:style-name="T42_19">l</text:span><text:span text:style-name="T42_20">’</text:span><text:span text:style-name="T42_21">amor</text:span><text:span text:style-name="T42_22"><text:s/></text:span><text:span text:style-name="T42_23">di</text:span><text:span text:style-name="T42_24"><text:s/></text:span><text:span text:style-name="T42_25">Dio</text:span><text:span text:style-name="T42_26">,<text:s/></text:span><text:span text:style-name="T42_27">Margaret</text:span><text:span text:style-name="T42_28">!</text:span><text:span text:style-name="T42_29"><text:s/>(6),<text:s/></text:span><text:span text:style-name="T42_30">Bateson</text:span><text:span text:style-name="T42_31"><text:s/></text:span><text:span text:style-name="T42_32">revela</text:span><text:span text:style-name="T42_33"><text:s/></text:span><text:span text:style-name="T42_34">a</text:span><text:span text:style-name="T42_35"><text:s/></text:span><text:span text:style-name="T42_36">escolha</text:span><text:span text:style-name="T42_37"><text:s/></text:span><text:span text:style-name="T42_38">de</text:span><text:span text:style-name="T42_39"><text:s/></text:span><text:span text:style-name="T42_40">colaborar</text:span><text:span text:style-name="T42_41"><text:s/></text:span><text:span text:style-name="T42_42">com</text:span><text:span text:style-name="T42_43"><text:s/></text:span><text:span text:style-name="T42_44">o</text:span><text:span text:style-name="T42_45"><text:s/></text:span><text:span text:style-name="T42_46">fundador</text:span><text:span text:style-name="T42_47"><text:s/></text:span><text:span text:style-name="T42_48">da</text:span><text:span text:style-name="T42_49"><text:s/></text:span><text:span text:style-name="T42_50">cibernética</text:span><text:span text:style-name="T42_51">,<text:s/></text:span><text:span text:style-name="T42_52">Nobert</text:span><text:span text:style-name="T42_53"><text:s/></text:span><text:span text:style-name="T42_54">Wiener</text:span><text:span text:style-name="T42_55">,<text:s/></text:span><text:span text:style-name="T42_56">no</text:span><text:span text:style-name="T42_57"><text:s/></text:span><text:span text:style-name="T42_58">ano</text:span><text:span text:style-name="T42_59"><text:s/></text:span><text:span text:style-name="T42_60">de</text:span><text:span text:style-name="T42_61"><text:s/>1946,<text:s/></text:span><text:span text:style-name="T42_62">quando</text:span><text:span text:style-name="T42_63"><text:s/></text:span><text:span text:style-name="T42_64">então</text:span><text:span text:style-name="T42_65"><text:s/></text:span><text:span text:style-name="T42_66">abandonou</text:span><text:span text:style-name="T42_67"><text:s/></text:span><text:span text:style-name="T42_68">a</text:span><text:span text:style-name="T42_69"><text:s/>“</text:span><text:span text:style-name="T42_70">disciplina</text:span><text:span text:style-name="T42_71">”<text:s/></text:span><text:span text:style-name="T42_72">por</text:span><text:span text:style-name="T42_73"><text:s/></text:span><text:span text:style-name="T42_74">incluir</text:span><text:span text:style-name="T42_75"><text:s/></text:span><text:span text:style-name="T42_76">a</text:span><text:span text:style-name="T42_77"><text:s/></text:span><text:span text:style-name="T42_78">cibernética</text:span><text:span text:style-name="T42_79"><text:s/></text:span><text:span text:style-name="T42_80">na</text:span><text:span text:style-name="T42_81"><text:s/></text:span><text:span text:style-name="T42_82">área</text:span><text:span text:style-name="T42_83"><text:s/></text:span><text:span text:style-name="T42_84">da</text:span><text:span text:style-name="T42_85"><text:s/></text:span><text:span text:style-name="T42_86">antropologia</text:span><text:span text:style-name="T42_87">.<text:s/></text:span></text:p>
      <text:p text:style-name="P43"><text:span text:style-name="T43_1">Bateson</text:span><text:span text:style-name="T43_2"><text:s/></text:span><text:span text:style-name="T43_3">já</text:span><text:span text:style-name="T43_4"><text:s/></text:span><text:span text:style-name="T43_5">tinha</text:span><text:span text:style-name="T43_6"><text:s/></text:span><text:span text:style-name="T43_7">elaborado</text:span><text:span text:style-name="T43_8"><text:s/></text:span><text:span text:style-name="T43_9">nos</text:span><text:span text:style-name="T43_10"><text:s/></text:span><text:span text:style-name="T43_11">anos</text:span><text:span text:style-name="T43_12"><text:s text:c="2"/>’30<text:s/></text:span><text:span text:style-name="T43_13">o</text:span><text:span text:style-name="T43_14"><text:s/></text:span><text:span text:style-name="T43_15">conceito</text:span><text:span text:style-name="T43_16"><text:s/></text:span><text:span text:style-name="T43_17">de</text:span><text:span text:style-name="T43_18"><text:s/></text:span><text:span text:style-name="T43_19">schismogenesis</text:span><text:span text:style-name="T43_20"><text:s/>(</text:span><text:span text:style-name="T43_21">cismogenesis</text:span><text:span text:style-name="T43_22"><text:s/></text:span><text:span text:style-name="T43_23">d</text:span><text:span text:style-name="T43_24">a</text:span><text:span text:style-name="T43_25">o</text:span><text:span text:style-name="T43_26"><text:s/></text:span><text:span text:style-name="T43_27">gre</text:span><text:span text:style-name="T43_28">c</text:span><text:span text:style-name="T43_29">o</text:span><text:span text:style-name="T43_30">:<text:s/></text:span><text:span text:style-name="T43_31">schisma</text:span><text:span text:style-name="T43_32"><text:s/>=<text:s/></text:span><text:span text:style-name="T43_33">divisão</text:span><text:span text:style-name="T43_34"><text:s/>+<text:s text:c="2"/></text:span><text:span text:style-name="T43_35">genesis</text:span><text:span text:style-name="T43_36"><text:s/>=<text:s/></text:span><text:span text:style-name="T43_37">nascimento</text:span><text:span text:style-name="T43_38">)<text:s/></text:span><text:span text:style-name="T43_39">durante</text:span><text:span text:style-name="T43_40"><text:s/></text:span><text:span text:style-name="T43_41">suas</text:span><text:span text:style-name="T43_42"><text:s/></text:span><text:span text:style-name="T43_43">primeiras</text:span><text:span text:style-name="T43_44"><text:s/></text:span><text:span text:style-name="T43_45">pesquisas</text:span><text:span text:style-name="T43_46"><text:s/></text:span><text:span text:style-name="T43_47">etnográficas</text:span><text:span text:style-name="T43_48"><text:s/></text:span><text:span text:style-name="T43_49">em</text:span><text:span text:style-name="T43_50"><text:s/></text:span><text:span text:style-name="T43_51">Nova</text:span><text:span text:style-name="T43_52"><text:s/></text:span><text:span text:style-name="T43_53">Guin</text:span><text:span text:style-name="T43_54">ea</text:span><text:span text:style-name="T43_55">;<text:s/></text:span><text:span text:style-name="T43_56">para</text:span><text:span text:style-name="T43_57"><text:s/></text:span><text:span text:style-name="T43_58">ele</text:span><text:span text:style-name="T43_59">,<text:s text:c="2"/></text:span><text:span text:style-name="T43_60">os</text:span><text:span text:style-name="T43_61"><text:s/></text:span><text:span text:style-name="T43_62">processos</text:span><text:span text:style-name="T43_63"><text:s/></text:span><text:span text:style-name="T43_64">comportamentais</text:span><text:span text:style-name="T43_65"><text:s/></text:span><text:span text:style-name="T43_66">e</text:span><text:span text:style-name="T43_67"><text:s/></text:span><text:span text:style-name="T43_68">intera</text:span><text:span text:style-name="T43_69">c</text:span><text:span text:style-name="T43_70">tivos</text:span><text:span text:style-name="T43_71"><text:s/></text:span><text:span text:style-name="T43_72">no</text:span><text:span text:style-name="T43_73"><text:s/></text:span><text:span text:style-name="T43_74">interior</text:span><text:span text:style-name="T43_75"><text:s/></text:span><text:span text:style-name="T43_76">de</text:span><text:span text:style-name="T43_77"><text:s/></text:span><text:span text:style-name="T43_78">um</text:span><text:span text:style-name="T43_79"><text:s/></text:span><text:span text:style-name="T43_80">grupo</text:span><text:span text:style-name="T43_81"><text:s/></text:span><text:span text:style-name="T43_82">em</text:span><text:span text:style-name="T43_83"><text:s/></text:span><text:span text:style-name="T43_84">relaçao</text:span><text:span text:style-name="T43_85"><text:s/></text:span><text:span text:style-name="T43_86">ao</text:span><text:span text:style-name="T43_87"><text:s/></text:span><text:span text:style-name="T43_88">ethos</text:span><text:span text:style-name="T43_89"><text:s/>(</text:span><text:span text:style-name="T43_90">como</text:span><text:span text:style-name="T43_91"><text:s/></text:span><text:span text:style-name="T43_92">uma</text:span><text:span text:style-name="T43_93"><text:s/></text:span><text:span text:style-name="T43_94">cultura</text:span><text:span text:style-name="T43_95"><text:s/></text:span><text:span text:style-name="T43_96">enfrenta</text:span><text:span text:style-name="T43_97"><text:s/></text:span><text:span text:style-name="T43_98">e</text:span><text:span text:style-name="T43_99"><text:s/></text:span><text:span text:style-name="T43_100">resolve</text:span><text:span text:style-name="T43_101"><text:s/></text:span><text:span text:style-name="T43_102">as</text:span><text:span text:style-name="T43_103"><text:s/></text:span><text:span text:style-name="T43_104">emoç</text:span><text:span text:style-name="T43_105">õ</text:span><text:span text:style-name="T43_106">es</text:span><text:span text:style-name="T43_107">)<text:s/></text:span><text:span text:style-name="T43_108">podem</text:span><text:span text:style-name="T43_109"><text:s/></text:span><text:span text:style-name="T43_110">favorecer</text:span><text:span text:style-name="T43_111"><text:s/></text:span><text:span text:style-name="T43_112">seja</text:span><text:span text:style-name="T43_113"><text:s/></text:span><text:span text:style-name="T43_114">competição</text:span><text:span text:style-name="T43_115"><text:s/></text:span><text:span text:style-name="T43_116">ou</text:span><text:span text:style-name="T43_117"><text:s/></text:span><text:span text:style-name="T43_118">rivalidade</text:span><text:span text:style-name="T43_119"><text:s/></text:span><text:span text:style-name="T43_120"><text:s/></text:span><text:span text:style-name="T43_121">e</text:span><text:span text:style-name="T43_122"><text:s/></text:span><text:span text:style-name="T43_123">seja</text:span><text:span text:style-name="T43_124"><text:s/></text:span><text:span text:style-name="T43_125">inibição</text:span><text:span text:style-name="T43_126"><text:s/></text:span><text:span text:style-name="T43_127">ou</text:span><text:span text:style-name="T43_128"><text:s/></text:span><text:span text:style-name="T43_129">submição</text:span><text:span text:style-name="T43_130">.<text:s/></text:span><text:span text:style-name="T43_131">Ambas</text:span><text:span text:style-name="T43_132"><text:s text:c="2"/></text:span><text:span text:style-name="T43_133">pode</text:span><text:span text:style-name="T43_134">ria</text:span><text:span text:style-name="T43_135"><text:s/></text:span><text:span text:style-name="T43_136">ser</text:span><text:span text:style-name="T43_137"><text:s/></text:span><text:span text:style-name="T43_138">auto</text:span><text:span text:style-name="T43_139">-</text:span><text:span text:style-name="T43_140">d</text:span><text:span text:style-name="T43_141">i</text:span><text:span text:style-name="T43_142">strutivas</text:span><text:span text:style-name="T43_143"><text:s/></text:span><text:span text:style-name="T43_144">por</text:span><text:span text:style-name="T43_145"><text:s/></text:span><text:span text:style-name="T43_146">as</text:span><text:span text:style-name="T43_147"><text:s/></text:span><text:span text:style-name="T43_148">duas</text:span><text:span text:style-name="T43_149"><text:s/></text:span><text:span text:style-name="T43_150">fa</text:span><text:span text:style-name="T43_151">ç</text:span><text:span text:style-name="T43_152">s</text:span><text:span text:style-name="T43_153">õ</text:span><text:span text:style-name="T43_154">es</text:span><text:span text:style-name="T43_155"><text:s/></text:span><text:span text:style-name="T43_156">internas</text:span><text:span text:style-name="T43_157"><text:s/></text:span><text:span text:style-name="T43_158">ao</text:span><text:span text:style-name="T43_159"><text:s/></text:span><text:span text:style-name="T43_160">grupo</text:span><text:span text:style-name="T43_161"><text:s/></text:span><text:span text:style-name="T43_162">ou</text:span><text:span text:style-name="T43_163"><text:s/></text:span><text:span text:style-name="T43_164">resolver</text:span><text:span text:style-name="T43_165">-</text:span><text:span text:style-name="T43_166">se</text:span><text:span text:style-name="T43_167"><text:s/></text:span><text:span text:style-name="T43_168">numa</text:span><text:span text:style-name="T43_169"><text:s/></text:span><text:span text:style-name="T43_170">divisão</text:span><text:span text:style-name="T43_171"><text:s/></text:span><text:span text:style-name="T43_172">mais</text:span><text:span text:style-name="T43_173"><text:s/></text:span><text:span text:style-name="T43_174">ou</text:span><text:span text:style-name="T43_175"><text:s/></text:span><text:span text:style-name="T43_176">meno</text:span><text:span text:style-name="T43_177"><text:s/></text:span><text:span text:style-name="T43_178">dram</text:span><text:span text:style-name="T43_179">a</text:span><text:span text:style-name="T43_180">tica</text:span><text:span text:style-name="T43_181">:<text:s/></text:span><text:span text:style-name="T43_182">por</text:span><text:span text:style-name="T43_183"><text:s/></text:span><text:span text:style-name="T43_184">isso</text:span><text:span text:style-name="T43_185">,<text:s/></text:span><text:span text:style-name="T43_186">se</text:span><text:span text:style-name="T43_187"><text:s/></text:span><text:span text:style-name="T43_188">cr</text:span><text:span text:style-name="T43_189">e</text:span><text:span text:style-name="T43_190">am</text:span><text:span text:style-name="T43_191"><text:s/></text:span><text:span text:style-name="T43_192">mecanismos</text:span><text:span text:style-name="T43_193"><text:s/></text:span><text:span text:style-name="T43_194">de</text:span><text:span text:style-name="T43_195"><text:s/></text:span><text:span text:style-name="T43_196">autocorreção</text:span><text:span text:style-name="T43_197"><text:s/></text:span><text:span text:style-name="T43_198">que</text:span><text:span text:style-name="T43_199"><text:s/></text:span><text:span text:style-name="T43_200">freiam</text:span><text:span text:style-name="T43_201"><text:s/></text:span><text:span text:style-name="T43_202">as</text:span><text:span text:style-name="T43_203"><text:s/></text:span><text:span text:style-name="T43_204">relações</text:span><text:span text:style-name="T43_205"><text:s/></text:span><text:span text:style-name="T43_206">de</text:span><text:span text:style-name="T43_207"><text:s/></text:span><text:span text:style-name="T43_208">tipo</text:span><text:span text:style-name="T43_209"><text:s/></text:span><text:span text:style-name="T43_210">conflitual</text:span><text:span text:style-name="T43_211">.<text:s/></text:span><text:span text:style-name="T43_212">Quero</text:span><text:span text:style-name="T43_213"><text:s/></text:span><text:span text:style-name="T43_214">sublinhar</text:span><text:span text:style-name="T43_215"><text:s/></text:span><text:span text:style-name="T43_216">a</text:span><text:span text:style-name="T43_217"><text:s/></text:span><text:span text:style-name="T43_218">import</text:span><text:span text:style-name="T43_219">a</text:span><text:span text:style-name="T43_220">ncia</text:span><text:span text:style-name="T43_221"><text:s/></text:span><text:span text:style-name="T43_222">n</text:span><text:span text:style-name="T43_223">a</text:span><text:span text:style-name="T43_224">o</text:span><text:span text:style-name="T43_225"><text:s/></text:span><text:span text:style-name="T43_226">s</text:span><text:span text:style-name="T43_227">o</text:span><text:span text:style-name="T43_228"><text:s/></text:span><text:span text:style-name="T43_229">conceitual</text:span><text:span text:style-name="T43_230"><text:s/></text:span><text:span text:style-name="T43_231">mas</text:span><text:span text:style-name="T43_232"><text:s/></text:span><text:span text:style-name="T43_233">tambén</text:span><text:span text:style-name="T43_234"><text:s/></text:span><text:span text:style-name="T43_235">pragm</text:span><text:span text:style-name="T43_236">a</text:span><text:span text:style-name="T43_237">tica</text:span><text:span text:style-name="T43_238"><text:s/></text:span><text:span text:style-name="T43_239">da</text:span><text:span text:style-name="T43_240"><text:s/></text:span><text:span text:style-name="T43_241">relação</text:span><text:span text:style-name="T43_242"><text:s/></text:span><text:span text:style-name="T43_243">entre</text:span><text:span text:style-name="T43_244"><text:s/></text:span><text:span text:style-name="T43_245">schismogenesis</text:span><text:span text:style-name="T43_246"><text:s/></text:span><text:span text:style-name="T43_247">e</text:span><text:span text:style-name="T43_248"><text:s/></text:span><text:span text:style-name="T43_249">autocorreção</text:span><text:span text:style-name="T43_250"><text:s/></text:span><text:span text:style-name="T43_251">por</text:span><text:span text:style-name="T43_252"><text:s/></text:span><text:span text:style-name="T43_253">este</text:span><text:span text:style-name="T43_254"><text:s/></text:span><text:span text:style-name="T43_255">motivo</text:span><text:span text:style-name="T43_256">:<text:s/></text:span><text:span text:style-name="T43_257">de</text:span><text:span text:style-name="T43_258">is</text:span><text:span text:style-name="T43_259"><text:s/></text:span><text:span text:style-name="T43_260">anos</text:span><text:span text:style-name="T43_261"><text:s/></text:span><text:span text:style-name="T43_262">depois</text:span><text:span text:style-name="T43_263"><text:s/></text:span><text:span text:style-name="T43_264">e</text:span><text:span text:style-name="T43_265"><text:s/></text:span><text:span text:style-name="T43_266">por</text:span><text:span text:style-name="T43_267"><text:s/></text:span><text:span text:style-name="T43_268">outros</text:span><text:span text:style-name="T43_269"><text:s/></text:span><text:span text:style-name="T43_270">itinerários</text:span><text:span text:style-name="T43_271"><text:s/></text:span><text:span text:style-name="T43_272">epistemol</text:span><text:span text:style-name="T43_273">o</text:span><text:span text:style-name="T43_274">gicos</text:span><text:span text:style-name="T43_275">,<text:s/></text:span><text:span text:style-name="T43_276">Norbert</text:span><text:span text:style-name="T43_277"><text:s/></text:span><text:span text:style-name="T43_278">Wiener</text:span><text:span text:style-name="T43_279"><text:s/></text:span><text:span text:style-name="T43_280">elabora</text:span><text:span text:style-name="T43_281"><text:s/></text:span><text:span text:style-name="T43_282">o</text:span><text:span text:style-name="T43_283"><text:s/></text:span><text:span text:style-name="T43_284">modelo</text:span><text:span text:style-name="T43_285"><text:s/></text:span><text:span text:style-name="T43_286">de</text:span><text:span text:style-name="T43_287"><text:s/></text:span><text:span text:style-name="T43_288"><office:annotation><dc:creator/><text:p text:style-name="P44"><text:span text:style-name="T44_1">é</text:span><text:span text:style-name="T44_2"><text:s/></text:span><text:span text:style-name="T44_3">mais</text:span><text:span text:style-name="T44_4"><text:s/></text:span><text:span text:style-name="T44_5">comum</text:span><text:span text:style-name="T44_6"><text:s/></text:span><text:span text:style-name="T44_7">em</text:span><text:span text:style-name="T44_8"><text:s/></text:span><text:span text:style-name="T44_9">pt</text:span><text:span text:style-name="T44_10">-</text:span><text:span text:style-name="T44_11">br</text:span><text:span text:style-name="T44_12"><text:s/></text:span><text:span text:style-name="T44_13">realimentação</text:span><text:span text:style-name="T44_14"><text:s/></text:span><text:span text:style-name="T44_15">ou</text:span><text:span text:style-name="T44_16"><text:s/></text:span><text:span text:style-name="T44_17">retroalimentação</text:span><text:span text:style-name="T44_18">.<text:s/></text:span><text:span text:style-name="T44_19">São</text:span><text:span text:style-name="T44_20"><text:s/></text:span><text:span text:style-name="T44_21">sinônimos</text:span><text:span text:style-name="T44_22">?</text:span></text:p></office:annotation></text:span><text:span text:style-name="T44_23">retroação</text:span><text:span text:style-name="T44_24"><text:s/>–<text:s/></text:span><text:span text:style-name="T44_25">o</text:span><text:span text:style-name="T44_26"><text:s/></text:span><text:span text:style-name="T44_27">feedback</text:span><text:span text:style-name="T44_28"><text:s/>–<text:s/></text:span><text:span text:style-name="T44_29">como</text:span><text:span text:style-name="T44_30"><text:s/></text:span><text:span text:style-name="T44_31">af</text:span><text:span text:style-name="T44_32">f</text:span><text:span text:style-name="T44_33">i</text:span><text:span text:style-name="T44_34">n</text:span><text:span text:style-name="T44_35"><text:s/></text:span><text:span text:style-name="T44_36">ao</text:span><text:span text:style-name="T44_37"><text:s/></text:span><text:span text:style-name="T44_38">modelo</text:span><text:span text:style-name="T44_39"><text:s/></text:span><text:span text:style-name="T44_40">de</text:span><text:span text:style-name="T44_41"><text:s/></text:span><text:span text:style-name="T44_42">autocorreção</text:span><text:span text:style-name="T44_43"><text:s/></text:span><text:span text:style-name="T44_44">cismogen</text:span><text:span text:style-name="T44_45">e</text:span><text:span text:style-name="T44_46">tica</text:span><text:span text:style-name="T44_47">.<text:s/></text:span><text:span text:style-name="T44_48">Tudo</text:span><text:span text:style-name="T44_49"><text:s/></text:span><text:span text:style-name="T44_50">isso</text:span><text:span text:style-name="T44_51"><text:s/></text:span><text:span text:style-name="T44_52">significa</text:span><text:span text:style-name="T44_53"><text:s/></text:span><text:span text:style-name="T44_54">uma</text:span><text:span text:style-name="T44_55"><text:s/></text:span><text:span text:style-name="T44_56">aliança</text:span><text:span text:style-name="T44_57"><text:s/></text:span><text:span text:style-name="T44_58">profunda</text:span><text:span text:style-name="T44_59"><text:s/>(</text:span><text:span text:style-name="T44_60">ou</text:span><text:span text:style-name="T44_61"><text:s/></text:span><text:span text:style-name="T44_62">cone</text:span><text:span text:style-name="T44_63">ç</text:span><text:span text:style-name="T44_64">õ</text:span><text:span text:style-name="T44_65">es</text:span><text:span text:style-name="T44_66"><text:s/></text:span><text:span text:style-name="T44_67">psico</text:span><text:span text:style-name="T44_68">-</text:span><text:span text:style-name="T44_69">culturais</text:span><text:span text:style-name="T44_70">)<text:s/></text:span><text:span text:style-name="T44_71">entre</text:span><text:span text:style-name="T44_72"><text:s/></text:span><text:span text:style-name="T44_73">feedback</text:span><text:span text:style-name="T44_74"><text:s/></text:span><text:span text:style-name="T44_75">e</text:span><text:span text:style-name="T44_76"><text:s/></text:span><text:span text:style-name="T44_77">schismogenesis</text:span><text:span text:style-name="T44_78"><text:s/></text:span><text:span text:style-name="T44_79">em</text:span><text:span text:style-name="T44_80"><text:s/></text:span><text:span text:style-name="T44_81">direção</text:span><text:span text:style-name="T44_82"><text:s/></text:span><text:span text:style-name="T44_83">de</text:span><text:span text:style-name="T44_84"><text:s/></text:span><text:span text:style-name="T44_85">verificar</text:span><text:span text:style-name="T44_86"><text:s/></text:span><text:span text:style-name="T44_87">como</text:span><text:span text:style-name="T44_88"><text:s/></text:span><text:span text:style-name="T44_89">as</text:span><text:span text:style-name="T44_90"><text:s/></text:span><text:span text:style-name="T44_91">tecnologias</text:span><text:span text:style-name="T44_92"><text:s/></text:span><text:span text:style-name="T44_93"><text:s/></text:span><text:span text:style-name="T44_94">podem</text:span><text:span text:style-name="T44_95"><text:s/></text:span><text:span text:style-name="T44_96">ser</text:span><text:span text:style-name="T44_97"><text:s/></text:span><text:span text:style-name="T44_98">aplicadas</text:span><text:span text:style-name="T44_99"><text:s/></text:span><text:span text:style-name="T44_100">na</text:span><text:span text:style-name="T44_101"><text:s/></text:span><text:span text:style-name="T44_102">cr</text:span><text:span text:style-name="T44_103">e</text:span><text:span text:style-name="T44_104">ação</text:span><text:span text:style-name="T44_105"><text:s/></text:span><text:span text:style-name="T44_106"><office:annotation><dc:creator/><text:p text:style-name="P45"><text:span text:style-name="T45_1">prototípica</text:span><text:span text:style-name="T45_2">?</text:span></text:p></office:annotation></text:span><text:span text:style-name="T45_3">progetual</text:span><text:span text:style-name="T45_4"><text:s/></text:span><text:span text:style-name="T45_5">da</text:span><text:span text:style-name="T45_6"><text:s/></text:span><text:span text:style-name="T45_7">primeira</text:span><text:span text:style-name="T45_8"><text:s/></text:span><text:span text:style-name="T45_9">intelig</text:span><text:span text:style-name="T45_10">e</text:span><text:span text:style-name="T45_11">ncia</text:span><text:span text:style-name="T45_12"><text:s/></text:span><text:span text:style-name="T45_13">artificial</text:span><text:span text:style-name="T45_14">.<text:s/></text:span><text:span text:style-name="T45_15">E</text:span><text:span text:style-name="T45_16"><text:s/></text:span><text:span text:style-name="T45_17">justamente</text:span><text:span text:style-name="T45_18"><text:s/></text:span><text:span text:style-name="T45_19"><text:s/></text:span><text:span text:style-name="T45_20">a</text:span><text:span text:style-name="T45_21"><text:s/></text:span><text:span text:style-name="T45_22">cibern</text:span><text:span text:style-name="T45_23">e</text:span><text:span text:style-name="T45_24">tica</text:span><text:span text:style-name="T45_25"><text:s/></text:span><text:span text:style-name="T45_26">nasce</text:span><text:span text:style-name="T45_27"><text:s/></text:span><text:span text:style-name="T45_28">no</text:span><text:span text:style-name="T45_29"><text:s/></text:span><text:span text:style-name="T45_30">encontro</text:span><text:span text:style-name="T45_31"><text:s/></text:span><text:span text:style-name="T45_32">entre</text:span><text:span text:style-name="T45_33"><text:s/></text:span><text:span text:style-name="T45_34">um</text:span><text:span text:style-name="T45_35"><text:s/></text:span><text:span text:style-name="T45_36">pesquisador</text:span><text:span text:style-name="T45_37"><text:s/></text:span><text:span text:style-name="T45_38">etnogr</text:span><text:span text:style-name="T45_39">a</text:span><text:span text:style-name="T45_40">fico</text:span><text:span text:style-name="T45_41"><text:s/></text:span><text:span text:style-name="T45_42">isolado</text:span><text:span text:style-name="T45_43"><text:s/>(</text:span><text:span text:style-name="T45_44">Bateson</text:span><text:span text:style-name="T45_45">)<text:s/></text:span><text:span text:style-name="T45_46">e</text:span><text:span text:style-name="T45_47"><text:s/></text:span><text:span text:style-name="T45_48">uma</text:span><text:span text:style-name="T45_49"><text:s/></text:span><text:span text:style-name="T45_50">equipe</text:span><text:span text:style-name="T45_51"><text:s/></text:span><text:span text:style-name="T45_52">de</text:span><text:span text:style-name="T45_53"><text:s/></text:span><text:span text:style-name="T45_54">pesquisadores</text:span><text:span text:style-name="T45_55"><text:s/></text:span><text:span text:style-name="T45_56">inform</text:span><text:span text:style-name="T45_57">a</text:span><text:span text:style-name="T45_58">ticos</text:span><text:span text:style-name="T45_59"><text:s/>(</text:span><text:span text:style-name="T45_60">Wiener</text:span><text:span text:style-name="T45_61">).<text:s/></text:span><text:span text:style-name="T45_62">Tal</text:span><text:span text:style-name="T45_63"><text:s/></text:span><text:span text:style-name="T45_64">aliança</text:span><text:span text:style-name="T45_65"><text:s/></text:span><text:span text:style-name="T45_66">entre</text:span><text:span text:style-name="T45_67"><text:s/></text:span><text:span text:style-name="T45_68">as</text:span><text:span text:style-name="T45_69"><text:s/></text:span><text:span text:style-name="T45_70">chamadas</text:span><text:span text:style-name="T45_71"><text:s/></text:span><text:span text:style-name="T45_72">duas</text:span><text:span text:style-name="T45_73"><text:s/></text:span><text:span text:style-name="T45_74">culturas</text:span><text:span text:style-name="T45_75"><text:s/>(</text:span><text:span text:style-name="T45_76">científica</text:span><text:span text:style-name="T45_77"><text:s/></text:span><text:span text:style-name="T45_78">e</text:span><text:span text:style-name="T45_79"><text:s/></text:span><text:span text:style-name="T45_80">humanística</text:span><text:span text:style-name="T45_81"><text:s/></text:span><text:span text:style-name="T45_82">segundo</text:span><text:span text:style-name="T45_83"><text:s/></text:span><text:span text:style-name="T45_84">Egdar</text:span><text:span text:style-name="T45_85"><text:s/></text:span><text:span text:style-name="T45_86">Snow</text:span><text:span text:style-name="T45_87">)<text:s/></text:span><text:span text:style-name="T45_88">torna</text:span><text:span text:style-name="T45_89">-</text:span><text:span text:style-name="T45_90">se</text:span><text:span text:style-name="T45_91"><text:s/></text:span><text:span text:style-name="T45_92">ainda</text:span><text:span text:style-name="T45_93"><text:s/></text:span><text:span text:style-name="T45_94">mais</text:span><text:span text:style-name="T45_95"><text:s/></text:span><text:span text:style-name="T45_96">significativa</text:span><text:span text:style-name="T45_97">,<text:s/></text:span><text:span text:style-name="T45_98">enquanto</text:span><text:span text:style-name="T45_99"><text:s/></text:span><text:span text:style-name="T45_100">Bateson</text:span><text:span text:style-name="T45_101"><text:s/></text:span><text:span text:style-name="T45_102">e</text:span><text:span text:style-name="T45_103"><text:s/></text:span><text:span text:style-name="T45_104">Wiener</text:span><text:span text:style-name="T45_105"><text:s/></text:span><text:span text:style-name="T45_106">criticam</text:span><text:span text:style-name="T45_107"><text:s/></text:span><text:span text:style-name="T45_108">os</text:span><text:span text:style-name="T45_109"><text:s/></text:span><text:span text:style-name="T45_110">s</text:span><text:span text:style-name="T45_111">cientistas</text:span><text:span text:style-name="T45_112"><text:s/></text:span><text:span text:style-name="T45_113">que</text:span><text:span text:style-name="T45_114"><text:s/></text:span><text:span text:style-name="T45_115">isolam</text:span><text:span text:style-name="T45_116"><text:s/></text:span><text:span text:style-name="T45_117">o</text:span><text:span text:style-name="T45_118"><text:s/></text:span><text:span text:style-name="T45_119">input</text:span><text:span text:style-name="T45_120">-</text:span><text:span text:style-name="T45_121">output</text:span><text:span text:style-name="T45_122"><text:s/></text:span><text:span text:style-name="T45_123">sem</text:span><text:span text:style-name="T45_124"><text:s/></text:span><text:span text:style-name="T45_125">reatroação</text:span><text:span text:style-name="T45_126">,<text:s/></text:span><text:span text:style-name="T45_127">analizando</text:span><text:span text:style-name="T45_128"><text:s/></text:span><text:span text:style-name="T45_129">o</text:span><text:span text:style-name="T45_130"><text:s/>“</text:span><text:span text:style-name="T45_131">objeto</text:span><text:span text:style-name="T45_132">”<text:s/></text:span><text:span text:style-name="T45_133">fica</text:span><text:span text:style-name="T45_134">ndo</text:span><text:span text:style-name="T45_135"><text:s/></text:span><text:span text:style-name="T45_136">fora</text:span><text:span text:style-name="T45_137"><text:s/></text:span><text:span text:style-name="T45_138">dele</text:span><text:span text:style-name="T45_139">.<text:s/></text:span><text:span text:style-name="T45_140">Wiener</text:span><text:span text:style-name="T45_141"><text:s/></text:span><text:span text:style-name="T45_142">e</text:span><text:span text:style-name="T45_143"><text:s/></text:span><text:span text:style-name="T45_144">Bateson</text:span><text:span text:style-name="T45_145"><text:s/></text:span><text:span text:style-name="T45_146">utilizam</text:span><text:span text:style-name="T45_147"><text:s/></text:span><text:span text:style-name="T45_148">a</text:span><text:span text:style-name="T45_149"><text:s/></text:span><text:span text:style-name="T45_150">metafora</text:span><text:span text:style-name="T45_151"><text:s/></text:span><text:span text:style-name="T45_152">da</text:span><text:span text:style-name="T45_153"><text:s/></text:span><text:span text:style-name="T45_154">caixa</text:span><text:span text:style-name="T45_155"><text:s/>(</text:span><text:span text:style-name="T45_156">box</text:span><text:span text:style-name="T45_157">):<text:s/></text:span><text:span text:style-name="T45_158">o</text:span><text:span text:style-name="T45_159"><text:s/></text:span><text:span text:style-name="T45_160"><office:annotation><dc:creator/><text:p text:style-name="P46"><text:span text:style-name="T46_1">cientista</text:span><text:span text:style-name="T46_2">?</text:span></text:p></office:annotation></text:span><text:span text:style-name="T46_3">scienziato</text:span><text:span text:style-name="T46_4"><text:s/></text:span><text:span text:style-name="T46_5">precisa</text:span><text:span text:style-name="T46_6"><text:s/></text:span><text:span text:style-name="T46_7">ficar</text:span><text:span text:style-name="T46_8"><text:s/></text:span><text:span text:style-name="T46_9">dentro</text:span><text:span text:style-name="T46_10"><text:s/></text:span><text:span text:style-name="T46_11">da</text:span><text:span text:style-name="T46_12"><text:s/></text:span><text:span text:style-name="T46_13">caixa</text:span><text:span text:style-name="T46_14">,<text:s/></text:span><text:span text:style-name="T46_15">isto</text:span><text:span text:style-name="T46_16"><text:s/></text:span><text:span text:style-name="T46_17">é</text:span><text:span text:style-name="T46_18">,<text:s/></text:span><text:span text:style-name="T46_19">fora</text:span><text:span text:style-name="T46_20"><text:s/></text:span><text:span text:style-name="T46_21">da</text:span><text:span text:style-name="T46_22"><text:s/></text:span><text:span text:style-name="T46_23">met</text:span><text:span text:style-name="T46_24">a</text:span><text:span text:style-name="T46_25">fora</text:span><text:span text:style-name="T46_26">,<text:s/></text:span><text:span text:style-name="T46_27">no</text:span><text:span text:style-name="T46_28"><text:s/></text:span><text:span text:style-name="T46_29">interior</text:span><text:span text:style-name="T46_30"><text:s/></text:span><text:span text:style-name="T46_31">do</text:span><text:span text:style-name="T46_32"><text:s/></text:span><text:span text:style-name="T46_33">fieldwork</text:span><text:span text:style-name="T46_34"><text:s/></text:span><text:span text:style-name="T46_35">etnogr</text:span><text:span text:style-name="T46_36">a</text:span><text:span text:style-name="T46_37">fico</text:span><text:span text:style-name="T46_38">.<text:s/></text:span><text:span text:style-name="T46_39">E</text:span><text:span text:style-name="T46_40"><text:s/></text:span><text:span text:style-name="T46_41">este</text:span><text:span text:style-name="T46_42"><text:s/></text:span><text:span text:style-name="T46_43">fieldwork</text:span><text:span text:style-name="T46_44"><text:s/></text:span><text:span text:style-name="T46_45">presenta</text:span><text:span text:style-name="T46_46"><text:s/></text:span><text:span text:style-name="T46_47">afinidades</text:span><text:span text:style-name="T46_48"><text:s/>(</text:span><text:span text:style-name="T46_49">não</text:span><text:span text:style-name="T46_50"><text:s/></text:span><text:span text:style-name="T46_51">identitade</text:span><text:span text:style-name="T46_52">!),<text:s/></text:span><text:span text:style-name="T46_53">entre</text:span><text:span text:style-name="T46_54"><text:s/></text:span><text:span text:style-name="T46_55">o</text:span><text:span text:style-name="T46_56"><text:s/></text:span><text:span text:style-name="T46_57">ethos</text:span><text:span text:style-name="T46_58"><text:s/></text:span><text:span text:style-name="T46_59">do</text:span><text:span text:style-name="T46_60"><text:s/></text:span><text:span text:style-name="T46_61">Iatmul</text:span><text:span text:style-name="T46_62"><text:s/></text:span><text:span text:style-name="T46_63">na</text:span><text:span text:style-name="T46_64"><text:s/></text:span><text:span text:style-name="T46_65">Nova</text:span><text:span text:style-name="T46_66"><text:s/></text:span><text:span text:style-name="T46_67">Guin</text:span><text:span text:style-name="T46_68">ea</text:span><text:span text:style-name="T46_69"><text:s/></text:span><text:span text:style-name="T46_70">e</text:span><text:span text:style-name="T46_71"><text:s text:c="2"/></text:span><text:span text:style-name="T46_72">a</text:span><text:span text:style-name="T46_73"><text:s/></text:span><text:span text:style-name="T46_74">intelig</text:span><text:span text:style-name="T46_75">e</text:span><text:span text:style-name="T46_76">ncia</text:span><text:span text:style-name="T46_77"><text:s/></text:span><text:span text:style-name="T46_78">artificial</text:span><text:span text:style-name="T46_79"><text:s/></text:span><text:span text:style-name="T46_80">na</text:span><text:span text:style-name="T46_81"><text:s/></text:span><text:span text:style-name="T46_82">cibern</text:span><text:span text:style-name="T46_83">e</text:span><text:span text:style-name="T46_84">tica</text:span><text:span text:style-name="T46_85">,</text:span><text:span text:style-name="T46_86"><text:s/></text:span><text:span text:style-name="T46_87"><text:s/></text:span><text:span text:style-name="T46_88"><text:s/></text:span><text:span text:style-name="T46_89">baseadas</text:span><text:span text:style-name="T46_90"><text:s/></text:span><text:span text:style-name="T46_91">sobre</text:span><text:span text:style-name="T46_92"><text:s/></text:span><text:span text:style-name="T46_93"><text:s/></text:span><text:span text:style-name="T46_94">autocorreção</text:span><text:span text:style-name="T46_95">.</text:span><text:span text:style-name="T46_96"><text:s/></text:span><text:span text:style-name="T46_97">Quero</text:span><text:span text:style-name="T46_98"><text:s/></text:span><text:span text:style-name="T46_99">sublinhar</text:span><text:span text:style-name="T46_100"><text:s/></text:span><text:span text:style-name="T46_101">de</text:span><text:span text:style-name="T46_102"><text:s/></text:span><text:span text:style-name="T46_103">novo</text:span><text:span text:style-name="T46_104"><text:s/></text:span><text:span text:style-name="T46_105">como</text:span><text:span text:style-name="T46_106"><text:s/></text:span><text:span text:style-name="T46_107">estas</text:span><text:span text:style-name="T46_108"><text:s/></text:span><text:span text:style-name="T46_109">metodologias</text:span><text:span text:style-name="T46_110"><text:s/></text:span><text:span text:style-name="T46_111">etnogr</text:span><text:span text:style-name="T46_112">a</text:span><text:span text:style-name="T46_113">ficas</text:span><text:span text:style-name="T46_114"><text:s text:c="2"/></text:span><text:span text:style-name="T46_115">è</text:span><text:span text:style-name="T46_116"><text:s/></text:span><text:span text:style-name="T46_117">muito</text:span><text:span text:style-name="T46_118"><text:s/></text:span><text:span text:style-name="T46_119">aparecida</text:span><text:span text:style-name="T46_120"><text:s/></text:span><text:span text:style-name="T46_121">a</text:span><text:span text:style-name="T46_122">quela</text:span><text:span text:style-name="T46_123"><text:s/></text:span><text:span text:style-name="T46_124">da</text:span><text:span text:style-name="T46_125"><text:s/></text:span><text:span text:style-name="T46_126">psican</text:span><text:span text:style-name="T46_127">a</text:span><text:span text:style-name="T46_128">lis</text:span><text:span text:style-name="T46_129">i</text:span><text:span text:style-name="T46_130">.<text:s/></text:span><text:span text:style-name="T46_131">O</text:span><text:span text:style-name="T46_132">/</text:span><text:span text:style-name="T46_133">a</text:span><text:span text:style-name="T46_134"><text:s/></text:span><text:span text:style-name="T46_135"><text:s/></text:span><text:span text:style-name="T46_136">psicanalista</text:span><text:span text:style-name="T46_137"><text:s/></text:span><text:span text:style-name="T46_138">precisa</text:span><text:span text:style-name="T46_139"><text:s/></text:span><text:span text:style-name="T46_140">ficar</text:span><text:span text:style-name="T46_141"><text:s/></text:span><text:span text:style-name="T46_142">dentro</text:span><text:span text:style-name="T46_143"><text:s/></text:span><text:span text:style-name="T46_144">da</text:span><text:span text:style-name="T46_145"><text:s/></text:span><text:span text:style-name="T46_146">relação</text:span><text:span text:style-name="T46_147"><text:s/></text:span><text:span text:style-name="T46_148">com</text:span><text:span text:style-name="T46_149"><text:s/></text:span><text:span text:style-name="T46_150">o</text:span><text:span text:style-name="T46_151"><text:s/></text:span><text:span text:style-name="T46_152">paciente</text:span><text:span text:style-name="T46_153">,<text:s/></text:span><text:span text:style-name="T46_154">n</text:span><text:span text:style-name="T46_155">a</text:span><text:span text:style-name="T46_156">o</text:span><text:span text:style-name="T46_157"><text:s/></text:span><text:span text:style-name="T46_158">pode</text:span><text:span text:style-name="T46_159"><text:s/></text:span><text:span text:style-name="T46_160">ficar</text:span><text:span text:style-name="T46_161"><text:s/></text:span><text:span text:style-name="T46_162">observando</text:span><text:span text:style-name="T46_163">l</text:span><text:span text:style-name="T46_164">o</text:span><text:span text:style-name="T46_165"><text:s/></text:span><text:span text:style-name="T46_166">ou</text:span><text:span text:style-name="T46_167"><text:s/></text:span><text:span text:style-name="T46_168">escutando</text:span><text:span text:style-name="T46_169">l</text:span><text:span text:style-name="T46_170">o</text:span><text:span text:style-name="T46_171"><text:s/></text:span><text:span text:style-name="T46_172">d</text:span><text:span text:style-name="T46_173">a</text:span><text:span text:style-name="T46_174"><text:s/></text:span><text:span text:style-name="T46_175">fora</text:span><text:span text:style-name="T46_176">.<text:s/></text:span><text:span text:style-name="T46_177">A</text:span><text:span text:style-name="T46_178"><text:s/></text:span><text:span text:style-name="T46_179">caixa</text:span><text:span text:style-name="T46_180"><text:s/></text:span><text:span text:style-name="T46_181">è</text:span><text:span text:style-name="T46_182"><text:s/></text:span><text:span text:style-name="T46_183">também</text:span><text:span text:style-name="T46_184"><text:s/></text:span><text:span text:style-name="T46_185">o</text:span><text:span text:style-name="T46_186"><text:s/></text:span><text:span text:style-name="T46_187">set</text:span><text:span text:style-name="T46_188"><text:s/></text:span><text:span text:style-name="T46_189">psicanal</text:span><text:span text:style-name="T46_190">i</text:span><text:span text:style-name="T46_191">tico</text:span><text:span text:style-name="T46_192"><text:s/></text:span><text:span text:style-name="T46_193">onde</text:span><text:span text:style-name="T46_194"><text:s/></text:span><text:span text:style-name="T46_195">se</text:span><text:span text:style-name="T46_196"><text:s/></text:span><text:span text:style-name="T46_197">cr</text:span><text:span text:style-name="T46_198">e</text:span><text:span text:style-name="T46_199">a</text:span><text:span text:style-name="T46_200"><text:s/></text:span><text:span text:style-name="T46_201">uma</text:span><text:span text:style-name="T46_202"><text:s/></text:span><text:span text:style-name="T46_203">cont</text:span><text:span text:style-name="T46_204">i</text:span><text:span text:style-name="T46_205">nua</text:span><text:span text:style-name="T46_206"><text:s/></text:span><text:span text:style-name="T46_207">retroação</text:span><text:span text:style-name="T46_208"><text:s/></text:span><text:span text:style-name="T46_209">autocorre</text:span><text:span text:style-name="T46_210">c</text:span><text:span text:style-name="T46_211">tiva</text:span><text:span text:style-name="T46_212"><text:s/></text:span><text:span text:style-name="T46_213">entre</text:span><text:span text:style-name="T46_214"><text:s/></text:span><text:span text:style-name="T46_215">os</text:span><text:span text:style-name="T46_216"><text:s/></text:span><text:span text:style-name="T46_217">dois</text:span><text:span text:style-name="T46_218"><text:s/></text:span><text:span text:style-name="T46_219">suje</text:span><text:span text:style-name="T46_220">tos</text:span><text:span text:style-name="T46_221"><text:s/></text:span><text:span text:style-name="T46_222">involvidos</text:span><text:span text:style-name="T46_223">.<text:s/></text:span><text:span text:style-name="T46_224">O</text:span><text:span text:style-name="T46_225"><text:s/></text:span><text:span text:style-name="T46_226">feedback</text:span><text:span text:style-name="T46_227"><text:s/></text:span><text:span text:style-name="T46_228">involve</text:span><text:span text:style-name="T46_229"><text:s/></text:span><text:span text:style-name="T46_230">seja</text:span><text:span text:style-name="T46_231"><text:s/></text:span><text:span text:style-name="T46_232">a</text:span><text:span text:style-name="T46_233"><text:s/></text:span><text:span text:style-name="T46_234">psicanalista</text:span><text:span text:style-name="T46_235"><text:s/></text:span><text:span text:style-name="T46_236">que</text:span><text:span text:style-name="T46_237"><text:s/></text:span><text:span text:style-name="T46_238">o</text:span><text:span text:style-name="T46_239"><text:s/></text:span><text:span text:style-name="T46_240">pa</text:span><text:span text:style-name="T46_241">z</text:span><text:span text:style-name="T46_242">iente</text:span><text:span text:style-name="T46_243"><text:s/></text:span><text:span text:style-name="T46_244">e</text:span><text:span text:style-name="T46_245"><text:s/></text:span><text:span text:style-name="T46_246">as</text:span><text:span text:style-name="T46_247"><text:s/></text:span><text:span text:style-name="T46_248">metodologias</text:span><text:span text:style-name="T46_249"><text:s/></text:span><text:span text:style-name="T46_250">psicanal</text:span><text:span text:style-name="T46_251">i</text:span><text:span text:style-name="T46_252">ticas</text:span><text:span text:style-name="T46_253"><text:s/></text:span><text:span text:style-name="T46_254">traduz</text:span><text:span text:style-name="T46_255"><text:s/></text:span><text:span text:style-name="T46_256">este</text:span><text:span text:style-name="T46_257"><text:s/></text:span><text:span text:style-name="T46_258">feedback</text:span><text:span text:style-name="T46_259"><text:s/></text:span><text:span text:style-name="T46_260">nos</text:span><text:span text:style-name="T46_261"><text:s/></text:span><text:span text:style-name="T46_262">s</text:span><text:span text:style-name="T46_263">u</text:span><text:span text:style-name="T46_264">o</text:span><text:span text:style-name="T46_265">s</text:span><text:span text:style-name="T46_266"><text:s/></text:span><text:span text:style-name="T46_267">pr</text:span><text:span text:style-name="T46_268">o</text:span><text:span text:style-name="T46_269">prios</text:span><text:span text:style-name="T46_270"><text:s/></text:span><text:span text:style-name="T46_271">conceitos</text:span><text:span text:style-name="T46_272"><text:s/>(</text:span><text:span text:style-name="T46_273">es</text:span><text:span text:style-name="T46_274">.</text:span><text:span text:style-name="T46_275"><text:s/></text:span><text:span text:style-name="T46_276"><office:annotation><dc:creator/><text:p text:style-name="P47"><text:span text:style-name="T47_1">assim</text:span><text:span text:style-name="T47_2"><text:s/></text:span><text:span text:style-name="T47_3">mesmo</text:span><text:span text:style-name="T47_4">?</text:span></text:p></office:annotation></text:span><text:span text:style-name="T47_5">transfer</text:span><text:span text:style-name="T47_6"><text:s/></text:span><text:span text:style-name="T47_7">e</text:span><text:span text:style-name="T47_8"><text:s/></text:span><text:span text:style-name="T47_9">contra</text:span><text:span text:style-name="T47_10">-</text:span><text:span text:style-name="T47_11">transfer</text:span><text:span text:style-name="T47_12">).<text:s/></text:span><text:span text:style-name="T47_13">Rec</text:span><text:span text:style-name="T47_14">i</text:span><text:span text:style-name="T47_15">procas</text:span><text:span text:style-name="T47_16"><text:s/></text:span><text:span text:style-name="T47_17">autocorreç</text:span><text:span text:style-name="T47_18">õ</text:span><text:span text:style-name="T47_19">es</text:span><text:span text:style-name="T47_20"><text:s/></text:span><text:span text:style-name="T47_21">cr</text:span><text:span text:style-name="T47_22">e</text:span><text:span text:style-name="T47_23">am</text:span><text:span text:style-name="T47_24"><text:s/></text:span><text:span text:style-name="T47_25">um</text:span><text:span text:style-name="T47_26"><text:s/></text:span><text:span text:style-name="T47_27">complexo</text:span><text:span text:style-name="T47_28"><text:s/></text:span><text:span text:style-name="T47_29">v</text:span><text:span text:style-name="T47_30">i</text:span><text:span text:style-name="T47_31">nculo</text:span><text:span text:style-name="T47_32"><text:s/></text:span><text:span text:style-name="T47_33">entre</text:span><text:span text:style-name="T47_34"><text:s/></text:span><text:span text:style-name="T47_35">os</text:span><text:span text:style-name="T47_36"><text:s/></text:span><text:span text:style-name="T47_37">dois</text:span><text:span text:style-name="T47_38"><text:s/></text:span><text:span text:style-name="T47_39">durante</text:span><text:span text:style-name="T47_40"><text:s/></text:span><text:span text:style-name="T47_41">a</text:span><text:span text:style-name="T47_42"><text:s/>“</text:span><text:span text:style-name="T47_43">intermin</text:span><text:span text:style-name="T47_44">a</text:span><text:span text:style-name="T47_45">vel</text:span><text:span text:style-name="T47_46">”<text:s/></text:span><text:span text:style-name="T47_47">terapia</text:span><text:span text:style-name="T47_48"><text:s/></text:span><text:span text:style-name="T47_49">e</text:span><text:span text:style-name="T47_50"><text:s/></text:span><text:span text:style-name="T47_51">assim</text:span><text:span text:style-name="T47_52"><text:s/></text:span><text:span text:style-name="T47_53">se</text:span><text:span text:style-name="T47_54"><text:s/></text:span><text:span text:style-name="T47_55">presenta</text:span><text:span text:style-name="T47_56"><text:s/></text:span><text:span text:style-name="T47_57">o</text:span><text:span text:style-name="T47_58"><text:s/></text:span><text:span text:style-name="T47_59">novo</text:span><text:span text:style-name="T47_60"><text:s/></text:span><text:span text:style-name="T47_61">conceito</text:span><text:span text:style-name="T47_62"><text:s/></text:span><text:span text:style-name="T47_63">elaborado</text:span><text:span text:style-name="T47_64"><text:s/></text:span><text:span text:style-name="T47_65">mais</text:span><text:span text:style-name="T47_66"><text:s/></text:span><text:span text:style-name="T47_67">recentemente</text:span><text:span text:style-name="T47_68"><text:s/></text:span><text:span text:style-name="T47_69">onde</text:span><text:span text:style-name="T47_70"><text:s/></text:span><text:span text:style-name="T47_71">o</text:span><text:span text:style-name="T47_72"><text:s/></text:span><text:span text:style-name="T47_73">pensamento</text:span><text:span text:style-name="T47_74"><text:s/></text:span><text:span text:style-name="T47_75">de</text:span><text:span text:style-name="T47_76"><text:s/></text:span><text:span text:style-name="T47_77">Bateson</text:span><text:span text:style-name="T47_78"><text:s/></text:span><text:span text:style-name="T47_79">virou</text:span><text:span text:style-name="T47_80"><text:s/></text:span><text:span text:style-name="T47_81">fundamental</text:span><text:span text:style-name="T47_82">:<text:s/></text:span><text:span text:style-name="T47_83">aquele</text:span><text:span text:style-name="T47_84"><text:s/></text:span><text:span text:style-name="T47_85">de</text:span><text:span text:style-name="T47_86"><text:s/></text:span><text:span text:style-name="T47_87">complexidade</text:span><text:span text:style-name="T47_88">.</text:span><text:span text:style-name="T47_89"><text:s/></text:span></text:p>
      <text:p text:style-name="P48"><text:span text:style-name="T48_1">Von</text:span><text:span text:style-name="T48_2"><text:s/></text:span><text:span text:style-name="T48_3">Foerster</text:span><text:span text:style-name="T48_4"><text:s/></text:span><text:span text:style-name="T48_5">explica</text:span><text:span text:style-name="T48_6">:<text:s/>“</text:span><text:span text:style-name="T48_7">O</text:span><text:span text:style-name="T48_8"><text:s/></text:span><text:span text:style-name="T48_9">que</text:span><text:span text:style-name="T48_10"><text:s/></text:span><text:span text:style-name="T48_11">se</text:span><text:span text:style-name="T48_12"><text:s/></text:span><text:span text:style-name="T48_13">precisa</text:span><text:span text:style-name="T48_14"><text:s/></text:span><text:span text:style-name="T48_15">agora</text:span><text:span text:style-name="T48_16"><text:s/></text:span><text:span text:style-name="T48_17">é</text:span><text:span text:style-name="T48_18"><text:s/></text:span><text:span text:style-name="T48_19">uma</text:span><text:span text:style-name="T48_20"><text:s/></text:span><text:span text:style-name="T48_21">descrição</text:span><text:span text:style-name="T48_22"><text:s/></text:span><text:span text:style-name="T48_23">do</text:span><text:span text:style-name="T48_24"><text:s/></text:span><text:span text:style-name="T48_25">descritor</text:span><text:span text:style-name="T48_26">;<text:s/></text:span><text:span text:style-name="T48_27">ou</text:span><text:span text:style-name="T48_28">,<text:s/></text:span><text:span text:style-name="T48_29">em</text:span><text:span text:style-name="T48_30"><text:s/></text:span><text:span text:style-name="T48_31">outras</text:span><text:span text:style-name="T48_32"><text:s/></text:span><text:span text:style-name="T48_33">palavras</text:span><text:span text:style-name="T48_34">,<text:s/></text:span><text:span text:style-name="T48_35">precisamos</text:span><text:span text:style-name="T48_36"><text:s/></text:span><text:span text:style-name="T48_37">de</text:span><text:span text:style-name="T48_38"><text:s/></text:span><text:span text:style-name="T48_39">uma</text:span><text:span text:style-name="T48_40"><text:s/></text:span><text:span text:style-name="T48_41">teoria</text:span><text:span text:style-name="T48_42"><text:s/></text:span><text:span text:style-name="T48_43">do</text:span><text:span text:style-name="T48_44"><text:s/></text:span><text:span text:style-name="T48_45">observador</text:span><text:span text:style-name="T48_46">”<text:s/>(</text:span><text:span text:style-name="T48_47">em</text:span><text:span text:style-name="T48_48"><text:s/></text:span><text:span text:style-name="T48_49">Brand</text:span><text:span text:style-name="T48_50">,<text:s/>2004:152);<text:s/></text:span><text:span text:style-name="T48_51">isso</text:span><text:span text:style-name="T48_52"><text:s/></text:span><text:span text:style-name="T48_53">significa</text:span><text:span text:style-name="T48_54"><text:s/></text:span><text:span text:style-name="T48_55">uma</text:span><text:span text:style-name="T48_56"><text:s/></text:span><text:span text:style-name="T48_57">aliança</text:span><text:span text:style-name="T48_58"><text:s/></text:span><text:span text:style-name="T48_59">necess</text:span><text:span text:style-name="T48_60">a</text:span><text:span text:style-name="T48_61">ria</text:span><text:span text:style-name="T48_62"><text:s/></text:span><text:span text:style-name="T48_63">ainda</text:span><text:span text:style-name="T48_64"><text:s/></text:span><text:span text:style-name="T48_65">mais</text:span><text:span text:style-name="T48_66"><text:s/></text:span><text:span text:style-name="T48_67">profunda</text:span><text:span text:style-name="T48_68"><text:s/></text:span><text:span text:style-name="T48_69">e</text:span><text:span text:style-name="T48_70"><text:s/></text:span><text:span text:style-name="T48_71">complexa</text:span><text:span text:style-name="T48_72"><text:s/></text:span><text:span text:style-name="T48_73">entre</text:span><text:span text:style-name="T48_74"><text:s/></text:span><text:span text:style-name="T48_75">antropologia</text:span><text:span text:style-name="T48_76"><text:s/></text:span><text:span text:style-name="T48_77">e</text:span><text:span text:style-name="T48_78"><text:s/></text:span><text:span text:style-name="T48_79">psican</text:span><text:span text:style-name="T48_80">a</text:span><text:span text:style-name="T48_81">lis</text:span><text:span text:style-name="T48_82">i</text:span><text:span text:style-name="T48_83">,<text:s/></text:span><text:span text:style-name="T48_84">no</text:span><text:span text:style-name="T48_85"><text:s/></text:span><text:span text:style-name="T48_86">contexto</text:span><text:span text:style-name="T48_87"><text:s/></text:span><text:span text:style-name="T48_88">do</text:span><text:span text:style-name="T48_89"><text:s/></text:span><text:span text:style-name="T48_90">desafio</text:span><text:span text:style-name="T48_91"><text:s text:c="2"/></text:span><text:span text:style-name="T48_92">trans</text:span><text:span text:style-name="T48_93">-</text:span><text:span text:style-name="T48_94">disciplinar</text:span><text:span text:style-name="T48_95"><text:s/></text:span><text:span text:style-name="T48_96">da</text:span><text:span text:style-name="T48_97"><text:s/></text:span><text:span text:style-name="T48_98">complexidade</text:span><text:span text:style-name="T48_99">.<text:s/></text:span><text:span text:style-name="T48_100">Descrever</text:span><text:span text:style-name="T48_101">,<text:s/></text:span><text:span text:style-name="T48_102">interpretar</text:span><text:span text:style-name="T48_103"><text:s/></text:span><text:span text:style-name="T48_104">e</text:span><text:span text:style-name="T48_105"><text:s/></text:span><text:span text:style-name="T48_106">transformar</text:span><text:span text:style-name="T48_107"><text:s/></text:span><text:span text:style-name="T48_108">o</text:span><text:span text:style-name="T48_109"><text:s/></text:span><text:span text:style-name="T48_110">descritor</text:span><text:span text:style-name="T48_111">.<text:s/></text:span><text:span text:style-name="T48_112">E</text:span><text:span text:style-name="T48_113"><text:s/></text:span><text:span text:style-name="T48_114">se</text:span><text:span text:style-name="T48_115"><text:s/></text:span><text:span text:style-name="T48_116">um</text:span><text:span text:style-name="T48_117"><text:s/></text:span><text:span text:style-name="T48_118"><office:annotation><dc:creator/><text:p text:style-name="P49"><text:span text:style-name="T49_1">cientísta</text:span><text:span text:style-name="T49_2">?</text:span></text:p></office:annotation></text:span><text:span text:style-name="T49_3">scienziato</text:span><text:span text:style-name="T49_4"><text:s/>“</text:span><text:span text:style-name="T49_5">exa</text:span><text:span text:style-name="T49_6">c</text:span><text:span text:style-name="T49_7">to</text:span><text:span text:style-name="T49_8">”<text:s/></text:span><text:span text:style-name="T49_9">fala</text:span><text:span text:style-name="T49_10"><text:s/></text:span><text:span text:style-name="T49_11">assim</text:span><text:span text:style-name="T49_12">,<text:s/></text:span><text:span text:style-name="T49_13">me</text:span><text:span text:style-name="T49_14"><text:s/></text:span><text:span text:style-name="T49_15">parece</text:span><text:span text:style-name="T49_16"><text:s/></text:span><text:span text:style-name="T49_17">que</text:span><text:span text:style-name="T49_18"><text:s/></text:span><text:span text:style-name="T49_19">esta</text:span><text:span text:style-name="T49_20"><text:s/></text:span><text:span text:style-name="T49_21">aliança</text:span><text:span text:style-name="T49_22"><text:s/></text:span><text:span text:style-name="T49_23">est</text:span><text:span text:style-name="T49_24">a</text:span><text:span text:style-name="T49_25"><text:s/></text:span><text:span text:style-name="T49_26">j</text:span><text:span text:style-name="T49_27">à</text:span><text:span text:style-name="T49_28"><text:s/></text:span><text:span text:style-name="T49_29">profunda</text:span><text:span text:style-name="T49_30"><text:s/></text:span><text:span text:style-name="T49_31">e</text:span><text:span text:style-name="T49_32"><text:s/></text:span><text:span text:style-name="T49_33">praticada</text:span><text:span text:style-name="T49_34">.<text:s/></text:span><text:span text:style-name="T49_35">O</text:span><text:span text:style-name="T49_36"><text:s/></text:span><text:span text:style-name="T49_37">que</text:span><text:span text:style-name="T49_38"><text:s/></text:span><text:span text:style-name="T49_39">ainda</text:span><text:span text:style-name="T49_40"><text:s/></text:span><text:span text:style-name="T49_41">hoje</text:span><text:span text:style-name="T49_42"><text:s/></text:span><text:span text:style-name="T49_43">precisa</text:span><text:span text:style-name="T49_44"><text:s/></text:span><text:span text:style-name="T49_45">de</text:span><text:span text:style-name="T49_46"><text:s/></text:span><text:span text:style-name="T49_47">ser</text:span><text:span text:style-name="T49_48"><text:s/></text:span><text:span text:style-name="T49_49">colocado</text:span><text:span text:style-name="T49_50"><text:s/></text:span><text:span text:style-name="T49_51">na</text:span><text:span text:style-name="T49_52"><text:s/></text:span><text:span text:style-name="T49_53">caixa</text:span><text:span text:style-name="T49_54"><text:s/></text:span><text:span text:style-name="T49_55">è</text:span><text:span text:style-name="T49_56"><text:s/></text:span><text:span text:style-name="T49_57">a</text:span><text:span text:style-name="T49_58"><text:s/></text:span><text:span text:style-name="T49_59">descriç</text:span><text:span text:style-name="T49_60">a</text:span><text:span text:style-name="T49_61">o</text:span><text:span text:style-name="T49_62"><text:s/></text:span><text:span text:style-name="T49_63">do</text:span><text:span text:style-name="T49_64"><text:s/></text:span><text:span text:style-name="T49_65">observador</text:span><text:span text:style-name="T49_66">,<text:s/></text:span><text:span text:style-name="T49_67">tanto</text:span><text:span text:style-name="T49_68"><text:s/></text:span><text:span text:style-name="T49_69">etnógrafo</text:span><text:span text:style-name="T49_70"><text:s/></text:span><text:span text:style-name="T49_71">como</text:span><text:span text:style-name="T49_72"><text:s/></text:span><text:span text:style-name="T49_73">psicanalista</text:span><text:span text:style-name="T49_74"><text:s/></text:span><text:span text:style-name="T49_75">ou</text:span><text:span text:style-name="T49_76"><text:s/></text:span><text:span text:style-name="T49_77">epistem</text:span><text:span text:style-name="T49_78">o</text:span><text:span text:style-name="T49_79">logo</text:span><text:span text:style-name="T49_80">:<text:s/></text:span><text:span text:style-name="T49_81">isto</text:span><text:span text:style-name="T49_82"><text:s/></text:span><text:span text:style-name="T49_83">pra</text:span><text:span text:style-name="T49_84"><text:s/></text:span><text:span text:style-name="T49_85">m</text:span><text:span text:style-name="T49_86">e</text:span><text:span text:style-name="T49_87"><text:s/></text:span><text:span text:style-name="T49_88">significa</text:span><text:span text:style-name="T49_89"><text:s/></text:span><text:span text:style-name="T49_90">aprender</text:span><text:span text:style-name="T49_91"><text:s/></text:span><text:span text:style-name="T49_92">a</text:span><text:span text:style-name="T49_93"><text:s text:c="2"/></text:span><text:span text:style-name="T49_94"><text:s/></text:span><text:span text:style-name="T49_95">fazer</text:span><text:span text:style-name="T49_96"><text:s/></text:span><text:span text:style-name="T49_97">pesquisa</text:span><text:span text:style-name="T49_98"><text:s/></text:span><text:span text:style-name="T49_99">com</text:span><text:span text:style-name="T49_100"><text:s/>(</text:span><text:span text:style-name="T49_101">e</text:span><text:span text:style-name="T49_102"><text:s/></text:span><text:span text:style-name="T49_103">não</text:span><text:span text:style-name="T49_104"><text:s/></text:span><text:span text:style-name="T49_105">sobre</text:span><text:span text:style-name="T49_106">)<text:s/></text:span><text:span text:style-name="T49_107">os</text:span><text:span text:style-name="T49_108"><text:s/></text:span><text:span text:style-name="T49_109">sujeitos</text:span><text:span text:style-name="T49_110"><text:s/></text:span><text:span text:style-name="T49_111">envolvidos</text:span><text:span text:style-name="T49_112"><text:s/></text:span><text:span text:style-name="T49_113">no</text:span><text:span text:style-name="T49_114"><text:s/></text:span><text:span text:style-name="T49_115">processo</text:span><text:span text:style-name="T49_116"><text:s/></text:span><text:span text:style-name="T49_117">emp</text:span><text:span text:style-name="T49_118">i</text:span><text:span text:style-name="T49_119">rico</text:span><text:span text:style-name="T49_120">,<text:s/></text:span><text:span text:style-name="T49_121">seja</text:span><text:span text:style-name="T49_122"><text:s/></text:span><text:span text:style-name="T49_123">nativo</text:span><text:span text:style-name="T49_124">,<text:s/></text:span><text:span text:style-name="T49_125">pa</text:span><text:span text:style-name="T49_126">z</text:span><text:span text:style-name="T49_127">iente</text:span><text:span text:style-name="T49_128"><text:s/></text:span><text:span text:style-name="T49_129">ou</text:span><text:span text:style-name="T49_130"><text:s/></text:span><text:span text:style-name="T49_131">um</text:span><text:span text:style-name="T49_132"><text:s/></text:span><text:span text:style-name="T49_133"><office:annotation><dc:creator/><text:p text:style-name="P50"><text:span text:style-name="T50_1">não</text:span><text:span text:style-name="T50_2"><text:s/></text:span><text:span text:style-name="T50_3">sei</text:span><text:span text:style-name="T50_4"><text:s/></text:span><text:span text:style-name="T50_5">o</text:span><text:span text:style-name="T50_6"><text:s/></text:span><text:span text:style-name="T50_7">que</text:span><text:span text:style-name="T50_8"><text:s/></text:span><text:span text:style-name="T50_9">é</text:span></text:p></office:annotation></text:span><text:span text:style-name="T50_10">sincrotone</text:span><text:span text:style-name="T50_11">.<text:s/></text:span><text:span text:style-name="T50_12">A</text:span><text:span text:style-name="T50_13"><text:s/>“</text:span><text:span text:style-name="T50_14">descrição</text:span><text:span text:style-name="T50_15"><text:s/></text:span><text:span text:style-name="T50_16">do</text:span><text:span text:style-name="T50_17"><text:s/></text:span><text:span text:style-name="T50_18">descritor</text:span><text:span text:style-name="T50_19">”<text:s/></text:span><text:span text:style-name="T50_20">é</text:span><text:span text:style-name="T50_21"><text:s/></text:span><text:span text:style-name="T50_22">uma</text:span><text:span text:style-name="T50_23"><text:s/></text:span><text:span text:style-name="T50_24">mudança</text:span><text:span text:style-name="T50_25"><text:s/></text:span><text:span text:style-name="T50_26">de</text:span><text:span text:style-name="T50_27"><text:s/></text:span><text:span text:style-name="T50_28">cultura</text:span><text:span text:style-name="T50_29"><text:s/></text:span><text:span text:style-name="T50_30">epistemológica</text:span><text:span text:style-name="T50_31">,<text:s/></text:span><text:span text:style-name="T50_32">comunicacional</text:span><text:span text:style-name="T50_33"><text:s/></text:span><text:span text:style-name="T50_34">e</text:span><text:span text:style-name="T50_35"><text:s/></text:span><text:span text:style-name="T50_36">política</text:span><text:span text:style-name="T50_37"><text:s/></text:span><text:span text:style-name="T50_38">que</text:span><text:span text:style-name="T50_39"><text:s/></text:span><text:span text:style-name="T50_40">envolve</text:span><text:span text:style-name="T50_41"><text:s/></text:span><text:span text:style-name="T50_42">no</text:span><text:span text:style-name="T50_43"><text:s/></text:span><text:span text:style-name="T50_44">proces</text:span><text:span text:style-name="T50_45">o</text:span><text:span text:style-name="T50_46"><text:s/></text:span><text:span text:style-name="T50_47">compositivo</text:span><text:span text:style-name="T50_48"><text:s/></text:span><text:span text:style-name="T50_49">ou</text:span><text:span text:style-name="T50_50"><text:s/></text:span><text:span text:style-name="T50_51">terap</text:span><text:span text:style-name="T50_52">e</text:span><text:span text:style-name="T50_53">utico</text:span><text:span text:style-name="T50_54"><text:s/></text:span><text:span text:style-name="T50_55">cada</text:span><text:span text:style-name="T50_56"><text:s/></text:span><text:span text:style-name="T50_57">sujeito</text:span><text:span text:style-name="T50_58"><text:s/></text:span><text:span text:style-name="T50_59">da</text:span><text:span text:style-name="T50_60"><text:s/></text:span><text:span text:style-name="T50_61">pesquisa</text:span><text:span text:style-name="T50_62">.<text:s/></text:span></text:p>
      <text:p text:style-name="P51"><text:span text:style-name="T51_1"><office:annotation><dc:creator/><text:p text:style-name="P52"><text:span text:style-name="T52_1">o</text:span><text:span text:style-name="T52_2"><text:s/></text:span><text:span text:style-name="T52_3">parágrafo</text:span><text:span text:style-name="T52_4"><text:s/></text:span><text:span text:style-name="T52_5">do</text:span><text:span text:style-name="T52_6"><text:s/></text:span><text:span text:style-name="T52_7">texto</text:span><text:span text:style-name="T52_8">,<text:s/></text:span><text:span text:style-name="T52_9">para</text:span><text:span text:style-name="T52_10"><text:s/></text:span><text:span text:style-name="T52_11">mim</text:span><text:span text:style-name="T52_12">.</text:span></text:p></office:annotation></text:span><text:span text:style-name="T52_13">Tudo</text:span><text:span text:style-name="T52_14"><text:s/></text:span><text:span text:style-name="T52_15">isso</text:span><text:span text:style-name="T52_16"><text:s/></text:span><text:span text:style-name="T52_17">precisa</text:span><text:span text:style-name="T52_18"><text:s/></text:span><text:span text:style-name="T52_19">de</text:span><text:span text:style-name="T52_20"><text:s/></text:span><text:span text:style-name="T52_21">ser</text:span><text:span text:style-name="T52_22"><text:s/></text:span><text:span text:style-name="T52_23">aplicado</text:span><text:span text:style-name="T52_24"><text:s/></text:span><text:span text:style-name="T52_25">també</text:span><text:span text:style-name="T52_26">m</text:span><text:span text:style-name="T52_27"><text:s/></text:span><text:span text:style-name="T52_28">na</text:span><text:span text:style-name="T52_29"><text:s/></text:span><text:span text:style-name="T52_30">cultura</text:span><text:span text:style-name="T52_31"><text:s/></text:span><text:span text:style-name="T52_32">digital</text:span><text:span text:style-name="T52_33">.<text:s text:c="2"/></text:span><text:span text:style-name="T52_34">Nas</text:span><text:span text:style-name="T52_35"><text:s/></text:span><text:span text:style-name="T52_36">conex</text:span><text:span text:style-name="T52_37">õ</text:span><text:span text:style-name="T52_38">es</text:span><text:span text:style-name="T52_39"><text:s text:c="2"/></text:span><text:span text:style-name="T52_40">e</text:span><text:span text:style-name="T52_41"><text:s/></text:span><text:span text:style-name="T52_42"><office:annotation><dc:creator/><text:p text:style-name="P53"><text:span text:style-name="T53_1">infunções</text:span><text:span text:style-name="T53_2">??<text:s/></text:span><text:span text:style-name="T53_3">Seriam</text:span><text:span text:style-name="T53_4"><text:s/>"</text:span><text:span text:style-name="T53_5">desfunções</text:span><text:span text:style-name="T53_6">"?</text:span></text:p></office:annotation></text:span><text:span text:style-name="T53_7">infu</text:span><text:span text:style-name="T53_8">ç</text:span><text:span text:style-name="T53_9">õ</text:span><text:span text:style-name="T53_10">es</text:span><text:span text:style-name="T53_11"><text:s/></text:span><text:span text:style-name="T53_12">entre</text:span><text:span text:style-name="T53_13"><text:s/></text:span><text:span text:style-name="T53_14">etnografia</text:span><text:span text:style-name="T53_15">,<text:s/></text:span><text:span text:style-name="T53_16">psican</text:span><text:span text:style-name="T53_17">á</text:span><text:span text:style-name="T53_18">lis</text:span><text:span text:style-name="T53_19">e</text:span><text:span text:style-name="T53_20"><text:s/></text:span><text:span text:style-name="T53_21">e</text:span><text:span text:style-name="T53_22"><text:s/></text:span><text:span text:style-name="T53_23">cibernética</text:span><text:span text:style-name="T53_24"><text:s/>–<text:s/></text:span><text:span text:style-name="T53_25">uma</text:span><text:span text:style-name="T53_26"><text:s/></text:span><text:span text:style-name="T53_27">psico</text:span><text:span text:style-name="T53_28">-</text:span><text:span text:style-name="T53_29">etnografia</text:span><text:span text:style-name="T53_30"><text:s/></text:span><text:span text:style-name="T53_31">d</text:span><text:span text:style-name="T53_32">a</text:span><text:span text:style-name="T53_33"><text:s/></text:span><text:span text:style-name="T53_34">web</text:span><text:span text:style-name="T53_35"><text:s/>–<text:s/></text:span><text:span text:style-name="T53_36">nascem</text:span><text:span text:style-name="T53_37"><text:s/></text:span><text:span text:style-name="T53_38">as</text:span><text:span text:style-name="T53_39"><text:s/></text:span><text:span text:style-name="T53_40">possibilidades</text:span><text:span text:style-name="T53_41"><text:s/></text:span><text:span text:style-name="T53_42">de</text:span><text:span text:style-name="T53_43"><text:s/></text:span><text:span text:style-name="T53_44">mudar</text:span><text:span text:style-name="T53_45"><text:s/></text:span><text:span text:style-name="T53_46">a</text:span><text:span text:style-name="T53_47"><text:s/></text:span><text:span text:style-name="T53_48">internet</text:span><text:span text:style-name="T53_49"><text:s/></text:span><text:span text:style-name="T53_50">e</text:span><text:span text:style-name="T53_51"><text:s/></text:span><text:span text:style-name="T53_52">uma</text:span><text:span text:style-name="T53_53"><text:s/>“</text:span><text:span text:style-name="T53_54">coisa</text:span><text:span text:style-name="T53_55">”<text:s/></text:span><text:span text:style-name="T53_56">ainda</text:span><text:span text:style-name="T53_57"><text:s/></text:span><text:span text:style-name="T53_58">mais</text:span><text:span text:style-name="T53_59"><text:s/></text:span><text:span text:style-name="T53_60">ampla</text:span><text:span text:style-name="T53_61">:<text:s/></text:span><text:span text:style-name="T53_62">a</text:span><text:span text:style-name="T53_63"><text:s/></text:span><text:span text:style-name="T53_64">composição</text:span><text:span text:style-name="T53_65"><text:s/></text:span><text:span text:style-name="T53_66">do</text:span><text:span text:style-name="T53_67"><text:s/></text:span><text:span text:style-name="T53_68">sujeto</text:span><text:span text:style-name="T53_69"><text:s/></text:span><text:span text:style-name="T53_70">contempor</text:span><text:span text:style-name="T53_71">â</text:span><text:span text:style-name="T53_72">neo</text:span><text:span text:style-name="T53_73">.<text:s/></text:span><text:span text:style-name="T53_74">Assim</text:span><text:span text:style-name="T53_75">,<text:s/></text:span><text:span text:style-name="T53_76">agora</text:span><text:span text:style-name="T53_77"><text:s/></text:span><text:span text:style-name="T53_78">se</text:span><text:span text:style-name="T53_79"><text:s/></text:span><text:span text:style-name="T53_80">apresenta</text:span><text:span text:style-name="T53_81"><text:s/></text:span><text:span text:style-name="T53_82">o</text:span><text:span text:style-name="T53_83"><text:s/></text:span><text:span text:style-name="T53_84">problema</text:span><text:span text:style-name="T53_85"><text:s/></text:span><text:span text:style-name="T53_86">não</text:span><text:span text:style-name="T53_87"><text:s/></text:span><text:span text:style-name="T53_88">resolvido</text:span><text:span text:style-name="T53_89"><text:s/>–<text:s/></text:span><text:span text:style-name="T53_90">político</text:span><text:span text:style-name="T53_91"><text:s/></text:span><text:span text:style-name="T53_92">e</text:span><text:span text:style-name="T53_93"><text:s/></text:span><text:span text:style-name="T53_94">epistêmico</text:span><text:span text:style-name="T53_95"><text:s/>–<text:s/></text:span><text:span text:style-name="T53_96">dos</text:span><text:span text:style-name="T53_97"><text:s/></text:span><text:span text:style-name="T53_98">softwares</text:span><text:span text:style-name="T53_99"><text:s/></text:span><text:span text:style-name="T53_100">produzidos</text:span><text:span text:style-name="T53_101"><text:s/></text:span><text:span text:style-name="T53_102">como</text:span><text:span text:style-name="T53_103"><text:s/></text:span><text:span text:style-name="T53_104">resultado</text:span><text:span text:style-name="T53_105"><text:s/></text:span><text:span text:style-name="T53_106">de</text:span><text:span text:style-name="T53_107"><text:s/></text:span><text:span text:style-name="T53_108">elaborações</text:span><text:span text:style-name="T53_109"><text:s/></text:span><text:span text:style-name="T53_110">informáticas</text:span><text:span text:style-name="T53_111">.<text:s/></text:span><text:span text:style-name="T53_112">Uma</text:span><text:span text:style-name="T53_113"><text:s/></text:span><text:span text:style-name="T53_114">nova</text:span><text:span text:style-name="T53_115"><text:s/></text:span><text:span text:style-name="T53_116">elaboraç</text:span><text:span text:style-name="T53_117">ã</text:span><text:span text:style-name="T53_118">o</text:span><text:span text:style-name="T53_119"><text:s/></text:span><text:span text:style-name="T53_120">de</text:span><text:span text:style-name="T53_121"><text:s/></text:span><text:span text:style-name="T53_122">software</text:span><text:span text:style-name="T53_123"><text:s/></text:span><text:span text:style-name="T53_124">não</text:span><text:span text:style-name="T53_125"><text:s/></text:span><text:span text:style-name="T53_126">baseada</text:span><text:span text:style-name="T53_127"><text:s/></text:span><text:span text:style-name="T53_128">sobre</text:span><text:span text:style-name="T53_129"><text:s/></text:span><text:span text:style-name="T53_130">a</text:span><text:span text:style-name="T53_131"><text:s/></text:span><text:span text:style-name="T53_132">l</text:span><text:span text:style-name="T53_133">ó</text:span><text:span text:style-name="T53_134">gica</text:span><text:span text:style-name="T53_135"><text:s/></text:span><text:span text:style-name="T53_136">bin</text:span><text:span text:style-name="T53_137">á</text:span><text:span text:style-name="T53_138">ria</text:span><text:span text:style-name="T53_139"><text:s/></text:span><text:span text:style-name="T53_140">poderia</text:span><text:span text:style-name="T53_141"><text:s/></text:span><text:span text:style-name="T53_142">ser</text:span><text:span text:style-name="T53_143"><text:s/></text:span><text:span text:style-name="T53_144">produzida</text:span><text:span text:style-name="T53_145"><text:s/></text:span><text:span text:style-name="T53_146">a</text:span><text:span text:style-name="T53_147"><text:s/></text:span><text:span text:style-name="T53_148">partir</text:span><text:span text:style-name="T53_149"><text:s/></text:span><text:span text:style-name="T53_150">desta</text:span><text:span text:style-name="T53_151"><text:s/></text:span><text:span text:style-name="T53_152">aliança</text:span><text:span text:style-name="T53_153"><text:s/></text:span><text:span text:style-name="T53_154">da</text:span><text:span text:style-name="T53_155"><text:s/></text:span><text:span text:style-name="T53_156">complexidade</text:span><text:span text:style-name="T53_157"><text:s/></text:span><text:span text:style-name="T53_158">trandisciplinar</text:span><text:span text:style-name="T53_159">.<text:s/></text:span><text:span text:style-name="T53_160">E</text:span><text:span text:style-name="T53_161"><text:s/></text:span><text:span text:style-name="T53_162">o</text:span><text:span text:style-name="T53_163"><text:s/></text:span><text:span text:style-name="T53_164">digital</text:span><text:span text:style-name="T53_165"><text:s/></text:span><text:span text:style-name="T53_166">cruza</text:span><text:span text:style-name="T53_167"><text:s/></text:span><text:span text:style-name="T53_168">etnografia</text:span><text:span text:style-name="T53_169">,<text:s/></text:span><text:span text:style-name="T53_170">psican</text:span><text:span text:style-name="T53_171">á</text:span><text:span text:style-name="T53_172">lis</text:span><text:span text:style-name="T53_173">e</text:span><text:span text:style-name="T53_174"><text:s/></text:span><text:span text:style-name="T53_175">e</text:span><text:span text:style-name="T53_176"><text:s/></text:span><text:span text:style-name="T53_177">comunicação</text:span><text:span text:style-name="T53_178">.</text:span></text:p>
      <text:p text:style-name="P54"><text:span text:style-name="T54_1">Por</text:span><text:span text:style-name="T54_2"><text:s/></text:span><text:span text:style-name="T54_3">isso</text:span><text:span text:style-name="T54_4">,<text:s/></text:span><text:span text:style-name="T54_5">precisamos</text:span><text:span text:style-name="T54_6"><text:s/></text:span><text:span text:style-name="T54_7">que</text:span><text:span text:style-name="T54_8"><text:s/></text:span><text:span text:style-name="T54_9">as</text:span><text:span text:style-name="T54_10"><text:s/></text:span><text:span text:style-name="T54_11">disciplinas</text:span><text:span text:style-name="T54_12"><text:s/></text:span><text:span text:style-name="T54_13">se</text:span><text:span text:style-name="T54_14"><text:s/></text:span><text:span text:style-name="T54_15">conectam</text:span><text:span text:style-name="T54_16">,<text:s/></text:span><text:span text:style-name="T54_17">por</text:span><text:span text:style-name="T54_18"><text:s/></text:span><text:span text:style-name="T54_19">meio</text:span><text:span text:style-name="T54_20"><text:s/></text:span><text:span text:style-name="T54_21">dos</text:span><text:span text:style-name="T54_22"><text:s/></text:span><text:span text:style-name="T54_23">fluxos</text:span><text:span text:style-name="T54_24"><text:s/></text:span><text:span text:style-name="T54_25">da</text:span><text:span text:style-name="T54_26"><text:s/></text:span><text:span text:style-name="T54_27">comunicação</text:span><text:span text:style-name="T54_28"><text:s/></text:span><text:span text:style-name="T54_29">digital</text:span><text:span text:style-name="T54_30">,<text:s/></text:span><text:span text:style-name="T54_31">cuja</text:span><text:span text:style-name="T54_32"><text:s/></text:span><text:span text:style-name="T54_33">aliança</text:span><text:span text:style-name="T54_34"><text:s/></text:span><text:span text:style-name="T54_35">com</text:span><text:span text:style-name="T54_36"><text:s/></text:span><text:span text:style-name="T54_37">os</text:span><text:span text:style-name="T54_38"><text:s/></text:span><text:span text:style-name="T54_39">profissionais</text:span><text:span text:style-name="T54_40"><text:s/></text:span><text:span text:style-name="T54_41">da</text:span><text:span text:style-name="T54_42"><text:s/></text:span><text:span text:style-name="T54_43">informática</text:span><text:span text:style-name="T54_44"><text:s/>–<text:s/></text:span><text:span text:style-name="T54_45">frequentemente</text:span><text:span text:style-name="T54_46"><text:s/></text:span><text:span text:style-name="T54_47">fechados</text:span><text:span text:style-name="T54_48"><text:s/></text:span><text:span text:style-name="T54_49">como</text:span><text:span text:style-name="T54_50"><text:s/></text:span><text:span text:style-name="T54_51">muitos</text:span><text:span text:style-name="T54_52"><text:s/></text:span><text:span text:style-name="T54_53">cientistas</text:span><text:span text:style-name="T54_54"><text:s/></text:span><text:span text:style-name="T54_55">sociais</text:span><text:span text:style-name="T54_56"><text:s/></text:span><text:span text:style-name="T54_57">em</text:span><text:span text:style-name="T54_58"><text:s/></text:span><text:span text:style-name="T54_59">mundos</text:span><text:span text:style-name="T54_60"><text:s/></text:span><text:span text:style-name="T54_61">encastelados</text:span><text:span text:style-name="T54_62"><text:s/>–<text:s/></text:span><text:span text:style-name="T54_63">poderia</text:span><text:span text:style-name="T54_64"><text:s/></text:span><text:span text:style-name="T54_65">favorecer</text:span><text:span text:style-name="T54_66"><text:s/></text:span><text:span text:style-name="T54_67">soluções</text:span><text:span text:style-name="T54_68"><text:s/></text:span><text:span text:style-name="T54_69">progressivas</text:span><text:span text:style-name="T54_70"><text:s/></text:span><text:span text:style-name="T54_71">além</text:span><text:span text:style-name="T54_72"><text:s/></text:span><text:span text:style-name="T54_73">d</text:span><text:span text:style-name="T54_74">o</text:span><text:span text:style-name="T54_75"><text:s/></text:span><text:span text:style-name="T54_76">web</text:span><text:span text:style-name="T54_77"><text:s/>2.0<text:s/>(</text:span><text:span text:style-name="T54_78">importante</text:span><text:span text:style-name="T54_79"><text:s/></text:span><text:span text:style-name="T54_80">pelo</text:span><text:span text:style-name="T54_81"><text:s/></text:span><text:span text:style-name="T54_82">social</text:span><text:span text:style-name="T54_83"><text:s/></text:span><text:span text:style-name="T54_84">network</text:span><text:span text:style-name="T54_85"><text:s/></text:span><text:span text:style-name="T54_86">mas</text:span><text:span text:style-name="T54_87"><text:s/></text:span><text:span text:style-name="T54_88">ainda</text:span><text:span text:style-name="T54_89"><text:s/></text:span><text:span text:style-name="T54_90">centralista</text:span><text:span text:style-name="T54_91">)<text:s/></text:span><text:span text:style-name="T54_92"><text:s/></text:span><text:span text:style-name="T54_93">em</text:span><text:span text:style-name="T54_94"><text:s/></text:span><text:span text:style-name="T54_95">direção</text:span><text:span text:style-name="T54_96"><text:s/></text:span><text:span text:style-name="T54_97">do</text:span><text:span text:style-name="T54_98"><text:s/></text:span><text:span text:style-name="T54_99">web</text:span><text:span text:style-name="T54_100"><text:s/>3.0,<text:s/></text:span><text:span text:style-name="T54_101">um</text:span><text:span text:style-name="T54_102"><text:s/></text:span><text:span text:style-name="T54_103">software</text:span><text:span text:style-name="T54_104"><text:s text:c="2"/></text:span><text:span text:style-name="T54_105">mais</text:span><text:span text:style-name="T54_106"><text:s/></text:span><text:span text:style-name="T54_107">de</text:span><text:span text:style-name="T54_108">centra</text:span><text:span text:style-name="T54_109">do</text:span><text:span text:style-name="T54_110"><text:s/></text:span><text:span text:style-name="T54_111">e</text:span><text:span text:style-name="T54_112"><text:s/></text:span><text:span text:style-name="T54_113">pluralista</text:span><text:span text:style-name="T54_114">.<text:s/></text:span><text:span text:style-name="T54_115">É</text:span><text:span text:style-name="T54_116"><text:s/></text:span><text:span text:style-name="T54_117">necessário</text:span><text:span text:style-name="T54_118">,<text:s/></text:span><text:span text:style-name="T54_119">portanto</text:span><text:span text:style-name="T54_120">,<text:s/></text:span><text:span text:style-name="T54_121">dissolver</text:span><text:span text:style-name="T54_122"><text:s/></text:span><text:span text:style-name="T54_123">os</text:span><text:span text:style-name="T54_124"><text:s/></text:span><text:span text:style-name="T54_125">poderes</text:span><text:span text:style-name="T54_126"><text:s/></text:span><text:span text:style-name="T54_127">econômicos</text:span><text:span text:style-name="T54_128"><text:s/></text:span><text:span text:style-name="T54_129">d</text:span><text:span text:style-name="T54_130">o</text:span><text:span text:style-name="T54_131"><text:s/></text:span><text:span text:style-name="T54_132">web</text:span><text:span text:style-name="T54_133"><text:s/>2.0;<text:s/></text:span><text:span text:style-name="T54_134">envolver</text:span><text:span text:style-name="T54_135"><text:s/></text:span><text:span text:style-name="T54_136">cada</text:span><text:span text:style-name="T54_137"><text:s/></text:span><text:span text:style-name="T54_138">cibernauta</text:span><text:span text:style-name="T54_139"><text:s/></text:span><text:span text:style-name="T54_140">nos</text:span><text:span text:style-name="T54_141"><text:s/></text:span><text:span text:style-name="T54_142">procesos</text:span><text:span text:style-name="T54_143"><text:s/></text:span><text:span text:style-name="T54_144"><office:annotation><dc:creator/><text:p text:style-name="P55"><text:span text:style-name="T55_1">alguma</text:span><text:span text:style-name="T55_2"><text:s/></text:span><text:span text:style-name="T55_3">grafia</text:span><text:span text:style-name="T55_4"><text:s/></text:span><text:span text:style-name="T55_5">mais</text:span><text:span text:style-name="T55_6"><text:s/></text:span><text:span text:style-name="T55_7">usual</text:span><text:span text:style-name="T55_8"><text:s/></text:span><text:span text:style-name="T55_9">aqui</text:span><text:span text:style-name="T55_10">?</text:span></text:p></office:annotation></text:span><text:span text:style-name="T55_11">elaborativos</text:span><text:span text:style-name="T55_12"><text:s/></text:span><text:span text:style-name="T55_13">multilógicos</text:span><text:span text:style-name="T55_14"><text:s/></text:span><text:span text:style-name="T55_15">e</text:span><text:span text:style-name="T55_16"><text:s/></text:span><text:span text:style-name="T55_17">multissensoriais</text:span><text:span text:style-name="T55_18">;<text:s/></text:span><text:span text:style-name="T55_19">favorecer</text:span><text:span text:style-name="T55_20"><text:s/></text:span><text:span text:style-name="T55_21">um</text:span><text:span text:style-name="T55_22"><text:s/></text:span><text:span text:style-name="T55_23">proceso</text:span><text:span text:style-name="T55_24"><text:s/></text:span><text:span text:style-name="T55_25">de</text:span><text:span text:style-name="T55_26"><text:s/></text:span><text:span text:style-name="T55_27">autopoies</text:span><text:span text:style-name="T55_28">i</text:span><text:span text:style-name="T55_29"><text:s/></text:span><text:span text:style-name="T55_30">por</text:span><text:span text:style-name="T55_31"><text:s/></text:span><text:span text:style-name="T55_32">cada</text:span><text:span text:style-name="T55_33"><text:s/></text:span><text:span text:style-name="T55_34">sujeito</text:span><text:span text:style-name="T55_35"><text:s/></text:span><text:span text:style-name="T55_36">multividual</text:span><text:span text:style-name="T55_37">.<text:s/></text:span><text:span text:style-name="T55_38">A</text:span><text:span text:style-name="T55_39"><text:s/></text:span><text:span text:style-name="T55_40">aliança</text:span><text:span text:style-name="T55_41"><text:s/></text:span><text:span text:style-name="T55_42">entre</text:span><text:span text:style-name="T55_43"><text:s/></text:span><text:span text:style-name="T55_44">etnografia</text:span><text:span text:style-name="T55_45"><text:s/></text:span><text:span text:style-name="T55_46">e</text:span><text:span text:style-name="T55_47"><text:s/></text:span><text:span text:style-name="T55_48">psican</text:span><text:span text:style-name="T55_49">a</text:span><text:span text:style-name="T55_50">lis</text:span><text:span text:style-name="T55_51">i</text:span><text:span text:style-name="T55_52"><text:s/></text:span><text:span text:style-name="T55_53">atual</text:span><text:span text:style-name="T55_54"><text:s/></text:span><text:span text:style-name="T55_55">precisa</text:span><text:span text:style-name="T55_56"><text:s/></text:span><text:span text:style-name="T55_57">de</text:span><text:span text:style-name="T55_58"><text:s/></text:span><text:span text:style-name="T55_59">enfrentar</text:span><text:span text:style-name="T55_60"><text:s/></text:span><text:span text:style-name="T55_61">també</text:span><text:span text:style-name="T55_62">n</text:span><text:span text:style-name="T55_63"><text:s/>–<text:s/></text:span><text:span text:style-name="T55_64">as</text:span><text:span text:style-name="T55_65"><text:s/></text:span><text:span text:style-name="T55_66">vezes</text:span><text:span text:style-name="T55_67"><text:s/></text:span><text:span text:style-name="T55_68">principalmente</text:span><text:span text:style-name="T55_69"><text:s text:c="2"/>-<text:s/></text:span><text:span text:style-name="T55_70">esta</text:span><text:span text:style-name="T55_71"><text:s/></text:span><text:span text:style-name="T55_72">nova</text:span><text:span text:style-name="T55_73"><text:s/></text:span><text:span text:style-name="T55_74">composição</text:span><text:span text:style-name="T55_75"><text:s/></text:span><text:span text:style-name="T55_76">do</text:span><text:span text:style-name="T55_77"><text:s/></text:span><text:span text:style-name="T55_78">multiv</text:span><text:span text:style-name="T55_79">i</text:span><text:span text:style-name="T55_80">duo</text:span><text:span text:style-name="T55_81"><text:s/></text:span><text:span text:style-name="T55_82">digital</text:span><text:span text:style-name="T55_83">,<text:s/></text:span><text:span text:style-name="T55_84">entre</text:span><text:span text:style-name="T55_85"><text:s/></text:span><text:span text:style-name="T55_86">novas</text:span><text:span text:style-name="T55_87"><text:s/></text:span><text:span text:style-name="T55_88">patologias</text:span><text:span text:style-name="T55_89"><text:s/></text:span><text:span text:style-name="T55_90">e</text:span><text:span text:style-name="T55_91"><text:s/></text:span><text:span text:style-name="T55_92">i</text:span><text:span text:style-name="T55_93">n</text:span><text:span text:style-name="T55_94">novaç</text:span><text:span text:style-name="T55_95">o</text:span><text:span text:style-name="T55_96">es</text:span><text:span text:style-name="T55_97"><text:s/></text:span><text:span text:style-name="T55_98">comunicacionais</text:span><text:span text:style-name="T55_99"><text:s/></text:span><text:span text:style-name="T55_100">libertadoras</text:span><text:span text:style-name="T55_101">.</text:span></text:p>
      <text:p text:style-name="P56"/>
      <text:p text:style-name="P57"><text:span text:style-name="T57_1">Enfim</text:span><text:span text:style-name="T57_2">,<text:s/></text:span><text:span text:style-name="T57_3">e</text:span><text:span text:style-name="T57_4">u</text:span><text:span text:style-name="T57_5"><text:s/></text:span><text:span text:style-name="T57_6">li</text:span><text:span text:style-name="T57_7"><text:s/></text:span><text:span text:style-name="T57_8">Naven</text:span><text:span text:style-name="T57_9"><text:s/></text:span><text:span text:style-name="T57_10">(7),<text:s/></text:span><text:span text:style-name="T57_11">outro</text:span><text:span text:style-name="T57_12"><text:s/></text:span><text:span text:style-name="T57_13">livro</text:span><text:span text:style-name="T57_14"><text:s/></text:span><text:span text:style-name="T57_15">de</text:span><text:span text:style-name="T57_16"><text:s/></text:span><text:span text:style-name="T57_17">Bateson</text:span><text:span text:style-name="T57_18">,<text:s/></text:span><text:span text:style-name="T57_19">em</text:span><text:span text:style-name="T57_20"><text:s/>1988<text:s/></text:span><text:span text:style-name="T57_21">e</text:span><text:span text:style-name="T57_22"><text:s/></text:span><text:span text:style-name="T57_23">desde</text:span><text:span text:style-name="T57_24"><text:s/></text:span><text:span text:style-name="T57_25">o</text:span><text:span text:style-name="T57_26"><text:s/></text:span><text:span text:style-name="T57_27">início</text:span><text:span text:style-name="T57_28"><text:s/></text:span><text:span text:style-name="T57_29">essa</text:span><text:span text:style-name="T57_30"><text:s/></text:span><text:span text:style-name="T57_31">obra</text:span><text:span text:style-name="T57_32"><text:s/></text:span><text:span text:style-name="T57_33">influenciou</text:span><text:span text:style-name="T57_34"><text:s/></text:span><text:span text:style-name="T57_35">minha</text:span><text:span text:style-name="T57_36"><text:s/></text:span><text:span text:style-name="T57_37">cidade</text:span><text:span text:style-name="T57_38"><text:s/></text:span><text:span text:style-name="T57_39">polifônica</text:span><text:span text:style-name="T57_40">:<text:s/></text:span><text:span text:style-name="T57_41">sua</text:span><text:span text:style-name="T57_42"><text:s/></text:span><text:span text:style-name="T57_43">concentração</text:span><text:span text:style-name="T57_44"><text:s/></text:span><text:span text:style-name="T57_45">de</text:span><text:span text:style-name="T57_46"><text:s/></text:span><text:span text:style-name="T57_47">escolha</text:span><text:span text:style-name="T57_48"><text:s/></text:span><text:span text:style-name="T57_49">metodológica</text:span><text:span text:style-name="T57_50"><text:s/></text:span><text:span text:style-name="T57_51">foi</text:span><text:span text:style-name="T57_52"><text:s/></text:span><text:span text:style-name="T57_53">voltar</text:span><text:span text:style-name="T57_54"><text:s/></text:span><text:span text:style-name="T57_55">ao</text:span><text:span text:style-name="T57_56"><text:s/></text:span><text:span text:style-name="T57_57">mesmo</text:span><text:span text:style-name="T57_58"><text:s/></text:span><text:span text:style-name="T57_59">ritual</text:span><text:span text:style-name="T57_60"><text:s/></text:span><text:span text:style-name="T57_61">com</text:span><text:span text:style-name="T57_62"><text:s/></text:span><text:span text:style-name="T57_63">pontos</text:span><text:span text:style-name="T57_64"><text:s/></text:span><text:span text:style-name="T57_65">de</text:span><text:span text:style-name="T57_66"><text:s/></text:span><text:span text:style-name="T57_67">vista</text:span><text:span text:style-name="T57_68"><text:s/></text:span><text:span text:style-name="T57_69">disciplinar</text:span><text:span text:style-name="T57_70"><text:s/></text:span><text:span text:style-name="T57_71">e</text:span><text:span text:style-name="T57_72"><text:s/></text:span><text:span text:style-name="T57_73">o</text:span><text:span text:style-name="T57_74">tica</text:span><text:span text:style-name="T57_75">mente</text:span><text:span text:style-name="T57_76"><text:s/></text:span><text:span text:style-name="T57_77">diferenciad</text:span><text:span text:style-name="T57_78">o</text:span><text:span text:style-name="T57_79">s</text:span><text:span text:style-name="T57_80">,<text:s/></text:span><text:span text:style-name="T57_81">numa</text:span><text:span text:style-name="T57_82"><text:s/></text:span><text:span text:style-name="T57_83">diferenciação</text:span><text:span text:style-name="T57_84"><text:s/></text:span><text:span text:style-name="T57_85">epistêmica</text:span><text:span text:style-name="T57_86"><text:s/></text:span><text:span text:style-name="T57_87">sem</text:span><text:span text:style-name="T57_88">-</text:span><text:span text:style-name="T57_89">fim</text:span><text:span text:style-name="T57_90">,<text:s/></text:span><text:span text:style-name="T57_91">enquanto</text:span><text:span text:style-name="T57_92"><text:s/></text:span><text:span text:style-name="T57_93">um</text:span><text:span text:style-name="T57_94"><text:s/></text:span><text:span text:style-name="T57_95">fato</text:span><text:span text:style-name="T57_96"><text:s/></text:span><text:span text:style-name="T57_97">empírico</text:span><text:span text:style-name="T57_98"><text:s/></text:span><text:span text:style-name="T57_99">como</text:span><text:span text:style-name="T57_100"><text:s/></text:span><text:span text:style-name="T57_101">um</text:span><text:span text:style-name="T57_102"><text:s/></text:span><text:span text:style-name="T57_103">ritual</text:span><text:span text:style-name="T57_104"><text:s/></text:span><text:span text:style-name="T57_105">nunca</text:span><text:span text:style-name="T57_106"><text:s/></text:span><text:span text:style-name="T57_107">poderia</text:span><text:span text:style-name="T57_108"><text:s/></text:span><text:span text:style-name="T57_109">ser</text:span><text:span text:style-name="T57_110"><text:s/></text:span><text:span text:style-name="T57_111">compreendido</text:span><text:span text:style-name="T57_112"><text:s/></text:span><text:span text:style-name="T57_113">em</text:span><text:span text:style-name="T57_114"><text:s/></text:span><text:span text:style-name="T57_115">sua</text:span><text:span text:style-name="T57_116"><text:s/></text:span><text:span text:style-name="T57_117">totalidade</text:span><text:span text:style-name="T57_118"><text:s/></text:span><text:span text:style-name="T57_119">através</text:span><text:span text:style-name="T57_120"><text:s/></text:span><text:span text:style-name="T57_121">de</text:span><text:span text:style-name="T57_122"><text:s/></text:span><text:span text:style-name="T57_123">um</text:span><text:span text:style-name="T57_124"><text:s/></text:span><text:span text:style-name="T57_125">método</text:span><text:span text:style-name="T57_126"><text:s/></text:span><text:span text:style-name="T57_127">ou</text:span><text:span text:style-name="T57_128"><text:s/></text:span><text:span text:style-name="T57_129">uma</text:span><text:span text:style-name="T57_130"><text:s/></text:span><text:span text:style-name="T57_131">monoescritura</text:span><text:span text:style-name="T57_132">.<text:s/></text:span><text:span text:style-name="T57_133">Em</text:span><text:span text:style-name="T57_134"><text:s/></text:span><text:span text:style-name="T57_135">suma</text:span><text:span text:style-name="T57_136">,<text:s/></text:span><text:span text:style-name="T57_137">a</text:span><text:span text:style-name="T57_138"><text:s/></text:span><text:span text:style-name="T57_139">multiplicação</text:span><text:span text:style-name="T57_140"><text:s/></text:span><text:span text:style-name="T57_141">de</text:span><text:span text:style-name="T57_142"><text:s/></text:span><text:span text:style-name="T57_143">pontos</text:span><text:span text:style-name="T57_144"><text:s/></text:span><text:span text:style-name="T57_145">de</text:span><text:span text:style-name="T57_146"><text:s/></text:span><text:span text:style-name="T57_147">vista</text:span><text:span text:style-name="T57_148"><text:s/></text:span><text:span text:style-name="T57_149">dos</text:span><text:span text:style-name="T57_150"><text:s/></text:span><text:span text:style-name="T57_151">pesquisadores</text:span><text:span text:style-name="T57_152"><text:s/></text:span><text:span text:style-name="T57_153">sobre</text:span><text:span text:style-name="T57_154"><text:s/></text:span><text:span text:style-name="T57_155">o</text:span><text:span text:style-name="T57_156"><text:s/></text:span><text:span text:style-name="T57_157">próprio</text:span><text:span text:style-name="T57_158"><text:s/></text:span><text:span text:style-name="T57_159">objeto</text:span><text:span text:style-name="T57_160"><text:s/></text:span><text:span text:style-name="T57_161">de</text:span><text:span text:style-name="T57_162"><text:s/></text:span><text:span text:style-name="T57_163">pesquisa</text:span><text:span text:style-name="T57_164"><text:s/></text:span><text:span text:style-name="T57_165">tem</text:span><text:span text:style-name="T57_166"><text:s/></text:span><text:span text:style-name="T57_167">sido</text:span><text:span text:style-name="T57_168"><text:s/></text:span><text:span text:style-name="T57_169">decisiva</text:span><text:span text:style-name="T57_170">.<text:s/></text:span></text:p>
      <text:p text:style-name="P58"><text:span text:style-name="T58_1">Devo</text:span><text:span text:style-name="T58_2"><text:s/></text:span><text:span text:style-name="T58_3">dizer</text:span><text:span text:style-name="T58_4"><text:s/></text:span><text:span text:style-name="T58_5">que</text:span><text:span text:style-name="T58_6">,<text:s/></text:span><text:span text:style-name="T58_7">devido</text:span><text:span text:style-name="T58_8"><text:s/></text:span><text:span text:style-name="T58_9">a</text:span><text:span text:style-name="T58_10"><text:s/></text:span><text:span text:style-name="T58_11">isso</text:span><text:span text:style-name="T58_12">,<text:s/></text:span><text:span text:style-name="T58_13">se</text:span><text:span text:style-name="T58_14"><text:s/></text:span><text:span text:style-name="T58_15">desenvolveu</text:span><text:span text:style-name="T58_16"><text:s/></text:span><text:span text:style-name="T58_17">em</text:span><text:span text:style-name="T58_18"><text:s/></text:span><text:span text:style-name="T58_19">mim</text:span><text:span text:style-name="T58_20"><text:s/></text:span><text:span text:style-name="T58_21">a</text:span><text:span text:style-name="T58_22"><text:s/></text:span><text:span text:style-name="T58_23">necessidade</text:span><text:span text:style-name="T58_24"><text:s/></text:span><text:span text:style-name="T58_25">de</text:span><text:span text:style-name="T58_26"><text:s/></text:span><text:span text:style-name="T58_27">ver</text:span><text:span text:style-name="T58_28"><text:s/></text:span><text:span text:style-name="T58_29">a</text:span><text:span text:style-name="T58_30"><text:s/></text:span><text:span text:style-name="T58_31">dimensão</text:span><text:span text:style-name="T58_32"><text:s/></text:span><text:span text:style-name="T58_33">subjetiva</text:span><text:span text:style-name="T58_34"><text:s/></text:span><text:span text:style-name="T58_35">do</text:span><text:span text:style-name="T58_36"><text:s/></text:span><text:span text:style-name="T58_37">objeto</text:span><text:span text:style-name="T58_38">,<text:s/></text:span><text:span text:style-name="T58_39">para</text:span><text:span text:style-name="T58_40"><text:s/></text:span><text:span text:style-name="T58_41">dar</text:span><text:span text:style-name="T58_42"><text:s/></text:span><text:span text:style-name="T58_43">voz</text:span><text:span text:style-name="T58_44"><text:s/></text:span><text:span text:style-name="T58_45">à</text:span><text:span text:style-name="T58_46"><text:s/></text:span><text:span text:style-name="T58_47">individualidade</text:span><text:span text:style-name="T58_48"><text:s/></text:span><text:span text:style-name="T58_49">que</text:span><text:span text:style-name="T58_50"><text:s/></text:span><text:span text:style-name="T58_51">a</text:span><text:span text:style-name="T58_52"><text:s/></text:span><text:span text:style-name="T58_53">antropologia</text:span><text:span text:style-name="T58_54"><text:s/></text:span><text:span text:style-name="T58_55">cultural</text:span><text:span text:style-name="T58_56">,<text:s/></text:span><text:span text:style-name="T58_57">mesmo</text:span><text:span text:style-name="T58_58"><text:s/></text:span><text:span text:style-name="T58_59">que</text:span><text:span text:style-name="T58_60"><text:s/></text:span><text:span text:style-name="T58_61">batesoniana</text:span><text:span text:style-name="T58_62">,<text:s/></text:span><text:span text:style-name="T58_63">silencia</text:span><text:span text:style-name="T58_64">,<text:s/></text:span><text:span text:style-name="T58_65">ignora</text:span><text:span text:style-name="T58_66"><text:s/></text:span><text:span text:style-name="T58_67">ou</text:span><text:span text:style-name="T58_68"><text:s/></text:span><text:span text:style-name="T58_69">até</text:span><text:span text:style-name="T58_70"><text:s/></text:span><text:span text:style-name="T58_71">mesmo</text:span><text:span text:style-name="T58_72"><text:s/></text:span><text:span text:style-name="T58_73">remove</text:span><text:span text:style-name="T58_74">.<text:s/></text:span><text:span text:style-name="T58_75">Minha</text:span><text:span text:style-name="T58_76"><text:s/></text:span><text:span text:style-name="T58_77">intenção</text:span><text:span text:style-name="T58_78"><text:s/></text:span><text:span text:style-name="T58_79">é</text:span><text:span text:style-name="T58_80"><text:s/></text:span><text:span text:style-name="T58_81">encontrar</text:span><text:span text:style-name="T58_82"><text:s/></text:span><text:span text:style-name="T58_83">a</text:span><text:span text:style-name="T58_84"><text:s/></text:span><text:span text:style-name="T58_85">individualidade</text:span><text:span text:style-name="T58_86"><text:s/></text:span><text:span text:style-name="T58_87">no</text:span><text:span text:style-name="T58_88"><text:s/></text:span><text:span text:style-name="T58_89">trabalho</text:span><text:span text:style-name="T58_90"><text:s/></text:span><text:span text:style-name="T58_91">de</text:span><text:span text:style-name="T58_92"><text:s/></text:span><text:span text:style-name="T58_93">campo</text:span><text:span text:style-name="T58_94">,<text:s/></text:span><text:span text:style-name="T58_95">ainda</text:span><text:span text:style-name="T58_96"><text:s/></text:span><text:span text:style-name="T58_97">que</text:span><text:span text:style-name="T58_98"><text:s/></text:span><text:span text:style-name="T58_99">sem</text:span><text:span text:style-name="T58_100"><text:s/></text:span><text:span text:style-name="T58_101">nome</text:span><text:span text:style-name="T58_102"><text:s/></text:span><text:span text:style-name="T58_103">e</text:span><text:span text:style-name="T58_104"><text:s/></text:span><text:span text:style-name="T58_105">voz</text:span><text:span text:style-name="T58_106">.<text:s/></text:span><text:span text:style-name="T58_107">Neste</text:span><text:span text:style-name="T58_108"><text:s/></text:span><text:span text:style-name="T58_109">sentido</text:span><text:span text:style-name="T58_110">,<text:s/></text:span><text:span text:style-name="T58_111">o</text:span><text:span text:style-name="T58_112"><text:s/></text:span><text:span text:style-name="T58_113">excesso</text:span><text:span text:style-name="T58_114"><text:s/></text:span><text:span text:style-name="T58_115">de</text:span><text:span text:style-name="T58_116"><text:s/>“</text:span><text:span text:style-name="T58_117">objetivismo</text:span><text:span text:style-name="T58_118">”<text:s/></text:span><text:span text:style-name="T58_119">ligado</text:span><text:span text:style-name="T58_120"><text:s/></text:span><text:span text:style-name="T58_121">ao</text:span><text:span text:style-name="T58_122"><text:s/></text:span><text:span text:style-name="T58_123">excesso</text:span><text:span text:style-name="T58_124"><text:s/></text:span><text:span text:style-name="T58_125">de</text:span><text:span text:style-name="T58_126"><text:s/></text:span><text:span text:style-name="T58_127">um</text:span><text:span text:style-name="T58_128"><text:s/></text:span><text:span text:style-name="T58_129">naturalismo</text:span><text:span text:style-name="T58_130"><text:s/></text:span><text:span text:style-name="T58_131">transcendente</text:span><text:span text:style-name="T58_132"><text:s/></text:span><text:span text:style-name="T58_133">é</text:span><text:span text:style-name="T58_134"><text:s/></text:span><text:span text:style-name="T58_135">o</text:span><text:span text:style-name="T58_136"><text:s/></text:span><text:span text:style-name="T58_137">seu</text:span><text:span text:style-name="T58_138"><text:s/></text:span><text:span text:style-name="T58_139">limite</text:span><text:span text:style-name="T58_140">.<text:s/></text:span><text:span text:style-name="T58_141">Como</text:span><text:span text:style-name="T58_142"><text:s/></text:span><text:span text:style-name="T58_143">j</text:span><text:span text:style-name="T58_144">à</text:span><text:span text:style-name="T58_145"><text:s/></text:span><text:span text:style-name="T58_146">e</text:span><text:span text:style-name="T58_147">ntr</text:span><text:span text:style-name="T58_148">u</text:span><text:span text:style-name="T58_149">duzi</text:span><text:span text:style-name="T58_150">,<text:s/></text:span><text:span text:style-name="T58_151">o</text:span><text:span text:style-name="T58_152"><text:s/></text:span><text:span text:style-name="T58_153">conceito</text:span><text:span text:style-name="T58_154"><text:s/></text:span><text:span text:style-name="T58_155">de</text:span><text:span text:style-name="T58_156"><text:s/></text:span><text:span text:style-name="T58_157">ethos</text:span><text:span text:style-name="T58_158"><text:s/>–<text:s/></text:span><text:span text:style-name="T58_159">de</text:span><text:span text:style-name="T58_160"><text:s/></text:span><text:span text:style-name="T58_161">que</text:span><text:span text:style-name="T58_162"><text:s/></text:span><text:span text:style-name="T58_163">forma</text:span><text:span text:style-name="T58_164"><text:s/></text:span><text:span text:style-name="T58_165">as</text:span><text:span text:style-name="T58_166"><text:s/></text:span><text:span text:style-name="T58_167">emoções</text:span><text:span text:style-name="T58_168"><text:s/></text:span><text:span text:style-name="T58_169">são</text:span><text:span text:style-name="T58_170"><text:s/></text:span><text:span text:style-name="T58_171">produzidas</text:span><text:span text:style-name="T58_172">,<text:s/></text:span><text:span text:style-name="T58_173">fixadas</text:span><text:span text:style-name="T58_174"><text:s/></text:span><text:span text:style-name="T58_175">e</text:span><text:span text:style-name="T58_176"><text:s/></text:span><text:span text:style-name="T58_177">modificadas</text:span><text:span text:style-name="T58_178"><text:s/></text:span><text:span text:style-name="T58_179">culturalmente</text:span><text:span text:style-name="T58_180"><text:s/>–<text:s/></text:span><text:span text:style-name="T58_181">é</text:span><text:span text:style-name="T58_182"><text:s/></text:span><text:span text:style-name="T58_183">outra</text:span><text:span text:style-name="T58_184"><text:s/></text:span><text:span text:style-name="T58_185">importante</text:span><text:span text:style-name="T58_186"><text:s/></text:span><text:span text:style-name="T58_187">categoria</text:span><text:span text:style-name="T58_188"><text:s/></text:span><text:span text:style-name="T58_189">aplicada</text:span><text:span text:style-name="T58_190"><text:s/></text:span><text:span text:style-name="T58_191">à</text:span><text:span text:style-name="T58_192"><text:s/></text:span><text:span text:style-name="T58_193">pesquisa</text:span><text:span text:style-name="T58_194"><text:s/></text:span><text:span text:style-name="T58_195">e</text:span><text:span text:style-name="T58_196"><text:s/></text:span><text:span text:style-name="T58_197">ao</text:span><text:span text:style-name="T58_198"><text:s/></text:span><text:span text:style-name="T58_199">pesquisador</text:span><text:span text:style-name="T58_200">.</text:span><text:span text:style-name="T58_201"><text:s/></text:span><text:span text:style-name="T58_202">O</text:span><text:span text:style-name="T58_203"><text:s/></text:span><text:span text:style-name="T58_204">estudo</text:span><text:span text:style-name="T58_205"><text:s/></text:span><text:span text:style-name="T58_206">etnográfico</text:span><text:span text:style-name="T58_207"><text:s/></text:span><text:span text:style-name="T58_208">das</text:span><text:span text:style-name="T58_209"><text:s/></text:span><text:span text:style-name="T58_210">emoções</text:span><text:span text:style-name="T58_211"><text:s/></text:span><text:span text:style-name="T58_212">e</text:span><text:span text:style-name="T58_213"><text:s/></text:span><text:span text:style-name="T58_214">dos</text:span><text:span text:style-name="T58_215"><text:s/></text:span><text:span text:style-name="T58_216">desvios</text:span><text:span text:style-name="T58_217"><text:s/></text:span><text:span text:style-name="T58_218">patológicos</text:span><text:span text:style-name="T58_219"><text:s/></text:span><text:span text:style-name="T58_220">comunicacionais</text:span><text:span text:style-name="T58_221"><text:s/></text:span><text:span text:style-name="T58_222">é</text:span><text:span text:style-name="T58_223"><text:s/></text:span><text:span text:style-name="T58_224">um</text:span><text:span text:style-name="T58_225"><text:s/></text:span><text:span text:style-name="T58_226">dos</text:span><text:span text:style-name="T58_227"><text:s/></text:span><text:span text:style-name="T58_228">grandes</text:span><text:span text:style-name="T58_229"><text:s/></text:span><text:span text:style-name="T58_230">méritos</text:span><text:span text:style-name="T58_231"><text:s/></text:span><text:span text:style-name="T58_232">de</text:span><text:span text:style-name="T58_233"><text:s/></text:span><text:span text:style-name="T58_234">Bateson</text:span><text:span text:style-name="T58_235">,<text:s/></text:span><text:span text:style-name="T58_236">fato</text:span><text:span text:style-name="T58_237"><text:s/></text:span><text:span text:style-name="T58_238">que</text:span><text:span text:style-name="T58_239"><text:s/></text:span><text:span text:style-name="T58_240">provocou</text:span><text:span text:style-name="T58_241"><text:s/></text:span><text:span text:style-name="T58_242">a</text:span><text:span text:style-name="T58_243"><text:s/></text:span><text:span text:style-name="T58_244">dura</text:span><text:span text:style-name="T58_245"><text:s/></text:span><text:span text:style-name="T58_246">crítica</text:span><text:span text:style-name="T58_247"><text:s/></text:span><text:span text:style-name="T58_248">de</text:span><text:span text:style-name="T58_249"><text:s/></text:span><text:span text:style-name="T58_250">um</text:span><text:span text:style-name="T58_251"><text:s/></text:span><text:span text:style-name="T58_252">Malinowski</text:span><text:span text:style-name="T58_253"><text:s/></text:span><text:span text:style-name="T58_254">bloqueado</text:span><text:span text:style-name="T58_255"><text:s/></text:span><text:span text:style-name="T58_256">no</text:span><text:span text:style-name="T58_257"><text:s/></text:span><text:span text:style-name="T58_258">funcionalismo</text:span><text:span text:style-name="T58_259"><text:s/></text:span><text:span text:style-name="T58_260">e</text:span><text:span text:style-name="T58_261"><text:s/></text:span><text:span text:style-name="T58_262">que</text:span><text:span text:style-name="T58_263"><text:s/></text:span><text:span text:style-name="T58_264">favoreceu</text:span><text:span text:style-name="T58_265"><text:s/></text:span><text:span text:style-name="T58_266">a</text:span><text:span text:style-name="T58_267"><text:s/></text:span><text:span text:style-name="T58_268">sucessiva</text:span><text:span text:style-name="T58_269"><text:s/></text:span><text:span text:style-name="T58_270">pesquisa</text:span><text:span text:style-name="T58_271"><text:s/></text:span><text:span text:style-name="T58_272">sobre</text:span><text:span text:style-name="T58_273"><text:s/></text:span><text:span text:style-name="T58_274">o</text:span><text:span text:style-name="T58_275"><text:s/></text:span><text:span text:style-name="T58_276">duplo</text:span><text:span text:style-name="T58_277"><text:s/></text:span><text:span text:style-name="T58_278">v</text:span><text:span text:style-name="T58_279">i</text:span><text:span text:style-name="T58_280">nculo</text:span><text:span text:style-name="T58_281"><text:s/></text:span><text:span text:style-name="T58_282">e</text:span><text:span text:style-name="T58_283"><text:s/></text:span><text:span text:style-name="T58_284">a</text:span><text:span text:style-name="T58_285"><text:s/></text:span><text:span text:style-name="T58_286">es</text:span><text:span text:style-name="T58_287">ch</text:span><text:span text:style-name="T58_288">izofrenia</text:span><text:span text:style-name="T58_289">.</text:span><text:span text:style-name="T58_290">.</text:span></text:p>
      <text:p text:style-name="P59"><text:span text:style-name="T59_1">Naven</text:span><text:span text:style-name="T59_2"><text:s/></text:span><text:span text:style-name="T59_3">contribuiu</text:span><text:span text:style-name="T59_4"><text:s/></text:span><text:span text:style-name="T59_5">para</text:span><text:span text:style-name="T59_6"><text:s/></text:span><text:span text:style-name="T59_7">a</text:span><text:span text:style-name="T59_8"><text:s/></text:span><text:span text:style-name="T59_9">crise</text:span><text:span text:style-name="T59_10"><text:s/></text:span><text:span text:style-name="T59_11">da</text:span><text:span text:style-name="T59_12"><text:s/></text:span><text:span text:style-name="T59_13">objetividade</text:span><text:span text:style-name="T59_14"><text:s/></text:span><text:span text:style-name="T59_15">na</text:span><text:span text:style-name="T59_16"><text:s/></text:span><text:span text:style-name="T59_17">pesquisa</text:span><text:span text:style-name="T59_18">,<text:s/></text:span><text:span text:style-name="T59_19">para</text:span><text:span text:style-name="T59_20"><text:s/></text:span><text:span text:style-name="T59_21">a</text:span><text:span text:style-name="T59_22"><text:s/></text:span><text:span text:style-name="T59_23">aproximação</text:span><text:span text:style-name="T59_24"><text:s/></text:span><text:span text:style-name="T59_25">constante</text:span><text:span text:style-name="T59_26"><text:s/></text:span><text:span text:style-name="T59_27">a</text:span><text:span text:style-name="T59_28"><text:s/></text:span><text:span text:style-name="T59_29">um</text:span><text:span text:style-name="T59_30"><text:s/></text:span><text:span text:style-name="T59_31">núcleo</text:span><text:span text:style-name="T59_32"><text:s/></text:span><text:span text:style-name="T59_33">de</text:span><text:span text:style-name="T59_34"><text:s/></text:span><text:span text:style-name="T59_35">verdade</text:span><text:span text:style-name="T59_36"><text:s/></text:span><text:span text:style-name="T59_37">etnográfica</text:span><text:span text:style-name="T59_38"><text:s/></text:span><text:span text:style-name="T59_39">que</text:span><text:span text:style-name="T59_40"><text:s/></text:span><text:span text:style-name="T59_41">sempre</text:span><text:span text:style-name="T59_42"><text:s/></text:span><text:span text:style-name="T59_43">foge</text:span><text:span text:style-name="T59_44">,<text:s/></text:span><text:span text:style-name="T59_45">que</text:span><text:span text:style-name="T59_46"><text:s/></text:span><text:span text:style-name="T59_47">irá</text:span><text:span text:style-name="T59_48"><text:s/></text:span><text:span text:style-name="T59_49">se</text:span><text:span text:style-name="T59_50"><text:s/></text:span><text:span text:style-name="T59_51">mover</text:span><text:span text:style-name="T59_52"><text:s/></text:span><text:span text:style-name="T59_53">cada</text:span><text:span text:style-name="T59_54"><text:s/></text:span><text:span text:style-name="T59_55">vez</text:span><text:span text:style-name="T59_56"><text:s/></text:span><text:span text:style-name="T59_57">para</text:span><text:span text:style-name="T59_58"><text:s/></text:span><text:span text:style-name="T59_59">mais</text:span><text:span text:style-name="T59_60"><text:s/></text:span><text:span text:style-name="T59_61">longe</text:span><text:span text:style-name="T59_62">,<text:s/></text:span><text:span text:style-name="T59_63">enquanto</text:span><text:span text:style-name="T59_64"><text:s/></text:span><text:span text:style-name="T59_65">o</text:span><text:span text:style-name="T59_66"><text:s/></text:span><text:span text:style-name="T59_67">mesmo</text:span><text:span text:style-name="T59_68"><text:s/></text:span><text:span text:style-name="T59_69">ritual</text:span><text:span text:style-name="T59_70"><text:s/></text:span><text:span text:style-name="T59_71">e</text:span><text:span text:style-name="T59_72"><text:s/></text:span><text:span text:style-name="T59_73">as</text:span><text:span text:style-name="T59_74"><text:s/></text:span><text:span text:style-name="T59_75">pessoas</text:span><text:span text:style-name="T59_76"><text:s/></text:span><text:span text:style-name="T59_77">que</text:span><text:span text:style-name="T59_78"><text:s/></text:span><text:span text:style-name="T59_79">o</text:span><text:span text:style-name="T59_80"><text:s/></text:span><text:span text:style-name="T59_81">praticam</text:span><text:span text:style-name="T59_82"><text:s/></text:span><text:span text:style-name="T59_83">mudam</text:span><text:span text:style-name="T59_84">,<text:s/></text:span><text:span text:style-name="T59_85">assim</text:span><text:span text:style-name="T59_86"><text:s/></text:span><text:span text:style-name="T59_87">como</text:span><text:span text:style-name="T59_88"><text:s/></text:span><text:span text:style-name="T59_89">o</text:span><text:span text:style-name="T59_90"><text:s/></text:span><text:span text:style-name="T59_91">sujeito</text:span><text:span text:style-name="T59_92"><text:s/></text:span><text:span text:style-name="T59_93">que</text:span><text:span text:style-name="T59_94"><text:s/></text:span><text:span text:style-name="T59_95">faz</text:span><text:span text:style-name="T59_96"><text:s/></text:span><text:span text:style-name="T59_97">a</text:span><text:span text:style-name="T59_98"><text:s/></text:span><text:span text:style-name="T59_99">pesquisa</text:span><text:span text:style-name="T59_100"><text:s/></text:span><text:span text:style-name="T59_101">é</text:span><text:span text:style-name="T59_102"><text:s/></text:span><text:span text:style-name="T59_103">sempre</text:span><text:span text:style-name="T59_104"><text:s/></text:span><text:span text:style-name="T59_105">diferente</text:span><text:span text:style-name="T59_106">.</text:span><text:span text:style-name="T59_107"><text:s/></text:span></text:p>
      <text:p text:style-name="P60"><text:span text:style-name="T60_1">Enfim</text:span><text:span text:style-name="T60_2">,<text:s/></text:span><text:span text:style-name="T60_3">a</text:span><text:span text:style-name="T60_4"><text:s/></text:span><text:span text:style-name="T60_5">etnografia</text:span><text:span text:style-name="T60_6"><text:s/></text:span><text:span text:style-name="T60_7">é</text:span><text:span text:style-name="T60_8"><text:s/></text:span><text:span text:style-name="T60_9"><office:annotation><dc:creator/><text:p text:style-name="P61"><text:span text:style-name="T61_1">buscarei</text:span><text:span text:style-name="T61_2"><text:s/></text:span><text:span text:style-name="T61_3">mais</text:span><text:span text:style-name="T61_4"><text:s/></text:span><text:span text:style-name="T61_5">sobre</text:span><text:span text:style-name="T61_6">.</text:span></text:p></office:annotation></text:span><text:span text:style-name="T61_7">acabável</text:span><text:span text:style-name="T61_8"><text:s/></text:span><text:span text:style-name="T61_9">e</text:span><text:span text:style-name="T61_10"><text:s/></text:span><text:span text:style-name="T61_11">inacabável</text:span><text:span text:style-name="T61_12">,<text:s/></text:span><text:span text:style-name="T61_13">como</text:span><text:span text:style-name="T61_14"><text:s/></text:span><text:span text:style-name="T61_15">diria</text:span><text:span text:style-name="T61_16"><text:s/></text:span><text:span text:style-name="T61_17">Freud</text:span><text:span text:style-name="T61_18"><text:s/></text:span><text:span text:style-name="T61_19">para</text:span><text:span text:style-name="T61_20"><text:s/></text:span><text:span text:style-name="T61_21">a</text:span><text:span text:style-name="T61_22"><text:s/></text:span><text:span text:style-name="T61_23">análise</text:span><text:span text:style-name="T61_24">.<text:s/></text:span><text:span text:style-name="T61_25">Talvez</text:span><text:span text:style-name="T61_26"><text:s/></text:span><text:span text:style-name="T61_27">se</text:span><text:span text:style-name="T61_28"><text:s/></text:span><text:span text:style-name="T61_29">possa</text:span><text:span text:style-name="T61_30"><text:s/></text:span><text:span text:style-name="T61_31">afirmar</text:span><text:span text:style-name="T61_32"><text:s/></text:span><text:span text:style-name="T61_33">que</text:span><text:span text:style-name="T61_34"><text:s/></text:span><text:span text:style-name="T61_35">Bateson</text:span><text:span text:style-name="T61_36"><text:s/></text:span><text:span text:style-name="T61_37">se</text:span><text:span text:style-name="T61_38"><text:s/></text:span><text:span text:style-name="T61_39">sentisse</text:span><text:span text:style-name="T61_40"><text:s/></text:span><text:span text:style-name="T61_41">limitado</text:span><text:span text:style-name="T61_42"><text:s/></text:span><text:span text:style-name="T61_43">pela</text:span><text:span text:style-name="T61_44"><text:s/></text:span><text:span text:style-name="T61_45">disciplina</text:span><text:span text:style-name="T61_46">,<text:s/></text:span><text:span text:style-name="T61_47">motivo</text:span><text:span text:style-name="T61_48"><text:s/></text:span><text:span text:style-name="T61_49">pelo</text:span><text:span text:style-name="T61_50"><text:s/></text:span><text:span text:style-name="T61_51">qual</text:span><text:span text:style-name="T61_52"><text:s/></text:span><text:span text:style-name="T61_53">teria</text:span><text:span text:style-name="T61_54"><text:s/></text:span><text:span text:style-name="T61_55">influenciado</text:span><text:span text:style-name="T61_56"><text:s/></text:span><text:span text:style-name="T61_57">muitas</text:span><text:span text:style-name="T61_58"><text:s/></text:span><text:span text:style-name="T61_59">pessoas</text:span><text:span text:style-name="T61_60"><text:s/></text:span><text:span text:style-name="T61_61">que</text:span><text:span text:style-name="T61_62"><text:s/></text:span><text:span text:style-name="T61_63">não</text:span><text:span text:style-name="T61_64"><text:s/></text:span><text:span text:style-name="T61_65">se</text:span><text:span text:style-name="T61_66"><text:s/></text:span><text:span text:style-name="T61_67">tornaram</text:span><text:span text:style-name="T61_68"><text:s/></text:span><text:span text:style-name="T61_69">antropólogas</text:span><text:span text:style-name="T61_70"><text:s/></text:span><text:span text:style-name="T61_71">no</text:span><text:span text:style-name="T61_72"><text:s/></text:span><text:span text:style-name="T61_73">sentido</text:span><text:span text:style-name="T61_74"><text:s/></text:span><text:span text:style-name="T61_75">restrito</text:span><text:span text:style-name="T61_76">.<text:s/></text:span><text:span text:style-name="T61_77">Na</text:span><text:span text:style-name="T61_78"><text:s/></text:span><text:span text:style-name="T61_79">minha</text:span><text:span text:style-name="T61_80"><text:s/></text:span><text:span text:style-name="T61_81">experiência</text:span><text:span text:style-name="T61_82">,<text:s/></text:span><text:span text:style-name="T61_83">posso</text:span><text:span text:style-name="T61_84"><text:s/></text:span><text:span text:style-name="T61_85">dizer</text:span><text:span text:style-name="T61_86"><text:s/></text:span><text:span text:style-name="T61_87">que</text:span><text:span text:style-name="T61_88"><text:s/></text:span><text:span text:style-name="T61_89">ele</text:span><text:span text:style-name="T61_90"><text:s/></text:span><text:span text:style-name="T61_91">me</text:span><text:span text:style-name="T61_92"><text:s/></text:span><text:span text:style-name="T61_93">influenciou</text:span><text:span text:style-name="T61_94"><text:s/></text:span><text:span text:style-name="T61_95">profundamente</text:span><text:span text:style-name="T61_96">,<text:s/></text:span><text:span text:style-name="T61_97">que</text:span><text:span text:style-name="T61_98"><text:s/></text:span><text:span text:style-name="T61_99">a</text:span><text:span text:style-name="T61_100"><text:s/></text:span><text:span text:style-name="T61_101">leitura</text:span><text:span text:style-name="T61_102"><text:s/></text:span><text:span text:style-name="T61_103">e</text:span><text:span text:style-name="T61_104"><text:s/></text:span><text:span text:style-name="T61_105">a</text:span><text:span text:style-name="T61_106"><text:s/></text:span><text:span text:style-name="T61_107">visão</text:span><text:span text:style-name="T61_108"><text:s/></text:span><text:span text:style-name="T61_109">atenta</text:span><text:span text:style-name="T61_110"><text:s/></text:span><text:span text:style-name="T61_111">de</text:span><text:span text:style-name="T61_112"><text:s/></text:span><text:span text:style-name="T61_113">Naven</text:span><text:span text:style-name="T61_114">,<text:s/></text:span><text:span text:style-name="T61_115">de</text:span><text:span text:style-name="T61_116"><text:s/></text:span><text:span text:style-name="T61_117">Balinese</text:span><text:span text:style-name="T61_118"><text:s/></text:span><text:span text:style-name="T61_119">character</text:span><text:span text:style-name="T61_120"><text:s/></text:span><text:span text:style-name="T61_121">e</text:span><text:span text:style-name="T61_122"><text:s/></text:span><text:span text:style-name="T61_123">de</text:span><text:span text:style-name="T61_124"><text:s/></text:span><text:span text:style-name="T61_125">Ecologia</text:span><text:span text:style-name="T61_126"><text:s/></text:span><text:span text:style-name="T61_127">da</text:span><text:span text:style-name="T61_128"><text:s/></text:span><text:span text:style-name="T61_129">mente</text:span><text:span text:style-name="T61_130"><text:s/></text:span><text:span text:style-name="T61_131">me</text:span><text:span text:style-name="T61_132"><text:s/></text:span><text:span text:style-name="T61_133">formaram</text:span><text:span text:style-name="T61_134">.</text:span><text:span text:style-name="T61_135"><text:s/></text:span></text:p>
      <text:p text:style-name="P62"><text:span text:style-name="T62_1">Devo</text:span><text:span text:style-name="T62_2"><text:s/></text:span><text:span text:style-name="T62_3">mencionar</text:span><text:span text:style-name="T62_4"><text:s/></text:span><text:span text:style-name="T62_5">também</text:span><text:span text:style-name="T62_6"><text:s/></text:span><text:span text:style-name="T62_7">um</text:span><text:span text:style-name="T62_8"><text:s/></text:span><text:span text:style-name="T62_9">autor</text:span><text:span text:style-name="T62_10"><text:s/></text:span><text:span text:style-name="T62_11">contemporâneo</text:span><text:span text:style-name="T62_12"><text:s/></text:span><text:span text:style-name="T62_13">de</text:span><text:span text:style-name="T62_14"><text:s/></text:span><text:span text:style-name="T62_15">Bateson</text:span><text:span text:style-name="T62_16">,<text:s/></text:span><text:span text:style-name="T62_17">totalmente</text:span><text:span text:style-name="T62_18"><text:s/></text:span><text:span text:style-name="T62_19">diferente</text:span><text:span text:style-name="T62_20"><text:s/></text:span><text:span text:style-name="T62_21">dele</text:span><text:span text:style-name="T62_22">,<text:s/></text:span><text:span text:style-name="T62_23">os</text:span><text:span text:style-name="T62_24"><text:s/></text:span><text:span text:style-name="T62_25">quais</text:span><text:span text:style-name="T62_26"><text:s/></text:span><text:span text:style-name="T62_27">nunca</text:span><text:span text:style-name="T62_28"><text:s/></text:span><text:span text:style-name="T62_29">se</text:span><text:span text:style-name="T62_30"><text:s/></text:span><text:span text:style-name="T62_31">encontr</text:span><text:span text:style-name="T62_32">aram</text:span><text:span text:style-name="T62_33"><text:s/></text:span><text:span text:style-name="T62_34">física</text:span><text:span text:style-name="T62_35"><text:s/></text:span><text:span text:style-name="T62_36">nem</text:span><text:span text:style-name="T62_37"><text:s/></text:span><text:span text:style-name="T62_38">cientificamente</text:span><text:span text:style-name="T62_39">;<text:s/></text:span><text:span text:style-name="T62_40">refiro</text:span><text:span text:style-name="T62_41">-</text:span><text:span text:style-name="T62_42">me</text:span><text:span text:style-name="T62_43"><text:s/></text:span><text:span text:style-name="T62_44">a</text:span><text:span text:style-name="T62_45"><text:s/></text:span><text:span text:style-name="T62_46">Walter</text:span><text:span text:style-name="T62_47"><text:s/></text:span><text:span text:style-name="T62_48">Benjamin</text:span><text:span text:style-name="T62_49">.<text:s/></text:span><text:span text:style-name="T62_50">Aqui</text:span><text:span text:style-name="T62_51"><text:s/></text:span><text:span text:style-name="T62_52">sinalizo</text:span><text:span text:style-name="T62_53"><text:s/></text:span><text:span text:style-name="T62_54">outro</text:span><text:span text:style-name="T62_55"><text:s/></text:span><text:span text:style-name="T62_56">aspecto</text:span><text:span text:style-name="T62_57"><text:s/></text:span><text:span text:style-name="T62_58">metodológico</text:span><text:span text:style-name="T62_59"><text:s/></text:span><text:span text:style-name="T62_60">inerente</text:span><text:span text:style-name="T62_61"><text:s/></text:span><text:span text:style-name="T62_62">a</text:span><text:span text:style-name="T62_63"><text:s/></text:span><text:span text:style-name="T62_64">ambos</text:span><text:span text:style-name="T62_65"><text:s/></text:span><text:span text:style-name="T62_66">além</text:span><text:span text:style-name="T62_67"><text:s/></text:span><text:span text:style-name="T62_68">de</text:span><text:span text:style-name="T62_69"><text:s/></text:span><text:span text:style-name="T62_70">um</text:span><text:span text:style-name="T62_71"><text:s/></text:span><text:span text:style-name="T62_72">certo</text:span><text:span text:style-name="T62_73"><text:s/>“</text:span><text:span text:style-name="T62_74">misticismo</text:span><text:span text:style-name="T62_75"><text:s/></text:span><text:span text:style-name="T62_76">imanente</text:span><text:span text:style-name="T62_77">”.<text:s/></text:span><text:span text:style-name="T62_78">Bateson</text:span><text:span text:style-name="T62_79"><text:s/></text:span><text:span text:style-name="T62_80">diz</text:span><text:span text:style-name="T62_81"><text:s/></text:span><text:span text:style-name="T62_82">no</text:span><text:span text:style-name="T62_83"><text:s/></text:span><text:span text:style-name="T62_84">célebre</text:span><text:span text:style-name="T62_85"><text:s/></text:span><text:span text:style-name="T62_86">posfácio</text:span><text:span text:style-name="T62_87"><text:s/></text:span><text:span text:style-name="T62_88">de</text:span><text:span text:style-name="T62_89"><text:s/></text:span><text:span text:style-name="T62_90">Naven</text:span><text:span text:style-name="T62_91"><text:s/></text:span><text:span text:style-name="T62_92">que</text:span><text:span text:style-name="T62_93"><text:s/></text:span><text:span text:style-name="T62_94">o</text:span><text:span text:style-name="T62_95"><text:s/></text:span><text:span text:style-name="T62_96">método</text:span><text:span text:style-name="T62_97"><text:s/></text:span><text:span text:style-name="T62_98">está</text:span><text:span text:style-name="T62_99"><text:s/></text:span><text:span text:style-name="T62_100">em</text:span><text:span text:style-name="T62_101"><text:s/></text:span><text:span text:style-name="T62_102">colocar</text:span><text:span text:style-name="T62_103"><text:s/></text:span><text:span text:style-name="T62_104">junto</text:span><text:span text:style-name="T62_105"><text:s/></text:span><text:span text:style-name="T62_106">os</text:span><text:span text:style-name="T62_107"><text:s/></text:span><text:span text:style-name="T62_108">dados</text:span><text:span text:style-name="T62_109"><text:s/>–<text:s/></text:span><text:span text:style-name="T62_110">o</text:span><text:span text:style-name="T62_111"><text:s/></text:span><text:span text:style-name="T62_112">que</text:span><text:span text:style-name="T62_113"><text:s/></text:span><text:span text:style-name="T62_114">é</text:span><text:span text:style-name="T62_115"><text:s/></text:span><text:span text:style-name="T62_116">fundamental</text:span><text:span text:style-name="T62_117"><text:s/></text:span><text:span text:style-name="T62_118">em</text:span><text:span text:style-name="T62_119"><text:s/></text:span><text:span text:style-name="T62_120">toda</text:span><text:span text:style-name="T62_121"><text:s/></text:span><text:span text:style-name="T62_122">pesquisa</text:span><text:span text:style-name="T62_123"><text:s/></text:span><text:span text:style-name="T62_124">contemporânea</text:span><text:span text:style-name="T62_125">,<text:s/></text:span><text:span text:style-name="T62_126">eu</text:span><text:span text:style-name="T62_127"><text:s/></text:span><text:span text:style-name="T62_128">acho</text:span><text:span text:style-name="T62_129">.<text:s/></text:span><text:span text:style-name="T62_130">Benjamin</text:span><text:span text:style-name="T62_131">,<text:s/></text:span><text:span text:style-name="T62_132">mais</text:span><text:span text:style-name="T62_133"><text:s/></text:span><text:span text:style-name="T62_134">sensível</text:span><text:span text:style-name="T62_135"><text:s/></text:span><text:span text:style-name="T62_136">ao</text:span><text:span text:style-name="T62_137"><text:s/></text:span><text:span text:style-name="T62_138">cinema</text:span><text:span text:style-name="T62_139"><text:s/></text:span><text:span text:style-name="T62_140">e</text:span><text:span text:style-name="T62_141"><text:s/></text:span><text:span text:style-name="T62_142">à</text:span><text:span text:style-name="T62_143"><text:s/></text:span><text:span text:style-name="T62_144">tecnologia</text:span><text:span text:style-name="T62_145"><text:s/></text:span><text:span text:style-name="T62_146">reproduzível</text:span><text:span text:style-name="T62_147">,<text:s/></text:span><text:span text:style-name="T62_148">afirmava</text:span><text:span text:style-name="T62_149"><text:s/></text:span><text:span text:style-name="T62_150">que</text:span><text:span text:style-name="T62_151"><text:s/></text:span><text:span text:style-name="T62_152">o</text:span><text:span text:style-name="T62_153"><text:s/></text:span><text:span text:style-name="T62_154">método</text:span><text:span text:style-name="T62_155"><text:s/></text:span><text:span text:style-name="T62_156">está</text:span><text:span text:style-name="T62_157"><text:s/></text:span><text:span text:style-name="T62_158">na</text:span><text:span text:style-name="T62_159"><text:s/></text:span><text:span text:style-name="T62_160">montagem</text:span><text:span text:style-name="T62_161">.<text:s/></text:span><text:span text:style-name="T62_162">Portanto</text:span><text:span text:style-name="T62_163">,<text:s/></text:span><text:span text:style-name="T62_164">a</text:span><text:span text:style-name="T62_165"><text:s/></text:span><text:span text:style-name="T62_166">composição</text:span><text:span text:style-name="T62_167"><text:s/></text:span><text:span text:style-name="T62_168">é</text:span><text:span text:style-name="T62_169"><text:s/></text:span><text:span text:style-name="T62_170">para</text:span><text:span text:style-name="T62_171"><text:s/></text:span><text:span text:style-name="T62_172">mim</text:span><text:span text:style-name="T62_173"><text:s/></text:span><text:span text:style-name="T62_174">o</text:span><text:span text:style-name="T62_175"><text:s/></text:span><text:span text:style-name="T62_176">conceito</text:span><text:span text:style-name="T62_177"><text:s/></text:span><text:span text:style-name="T62_178">mais</text:span><text:span text:style-name="T62_179"><text:s/></text:span><text:span text:style-name="T62_180">adequado</text:span><text:span text:style-name="T62_181"><text:s/></text:span><text:span text:style-name="T62_182">ao</text:span><text:span text:style-name="T62_183"><text:s/></text:span><text:span text:style-name="T62_184">lugar</text:span><text:span text:style-name="T62_185"><text:s/></text:span><text:span text:style-name="T62_186">da</text:span><text:span text:style-name="T62_187"><text:s/></text:span><text:span text:style-name="T62_188">escrita</text:span><text:span text:style-name="T62_189">,<text:s/></text:span><text:span text:style-name="T62_190">a</text:span><text:span text:style-name="T62_191"><text:s/></text:span><text:span text:style-name="T62_192">fim</text:span><text:span text:style-name="T62_193"><text:s/></text:span><text:span text:style-name="T62_194">de</text:span><text:span text:style-name="T62_195"><text:s/></text:span><text:span text:style-name="T62_196">dar</text:span><text:span text:style-name="T62_197"><text:s/></text:span><text:span text:style-name="T62_198">sentido</text:span><text:span text:style-name="T62_199"><text:s/></text:span><text:span text:style-name="T62_200">à</text:span><text:span text:style-name="T62_201"><text:s/></text:span><text:span text:style-name="T62_202">pesquisa</text:span><text:span text:style-name="T62_203"><text:s/></text:span><text:span text:style-name="T62_204">de</text:span><text:span text:style-name="T62_205"><text:s/></text:span><text:span text:style-name="T62_206">campo</text:span><text:span text:style-name="T62_207">:<text:s/></text:span><text:span text:style-name="T62_208">uma</text:span><text:span text:style-name="T62_209"><text:s/></text:span><text:span text:style-name="T62_210">montagem</text:span><text:span text:style-name="T62_211"><text:s/></text:span><text:span text:style-name="T62_212">de</text:span><text:span text:style-name="T62_213"><text:s/></text:span><text:span text:style-name="T62_214">fragmentos</text:span><text:span text:style-name="T62_215"><text:s/></text:span><text:span text:style-name="T62_216">escritos</text:span><text:span text:style-name="T62_217">,<text:s/></text:span><text:span text:style-name="T62_218">ensaísticos</text:span><text:span text:style-name="T62_219">,<text:s/></text:span><text:span text:style-name="T62_220">literários</text:span><text:span text:style-name="T62_221">,<text:s/></text:span><text:span text:style-name="T62_222">poéticos</text:span><text:span text:style-name="T62_223">,<text:s/></text:span><text:span text:style-name="T62_224">icônicos</text:span><text:span text:style-name="T62_225">,<text:s/></text:span><text:span text:style-name="T62_226">sônicos</text:span><text:span text:style-name="T62_227"><text:s/></text:span><text:span text:style-name="T62_228">para</text:span><text:span text:style-name="T62_229"><text:s/></text:span><text:span text:style-name="T62_230">a</text:span><text:span text:style-name="T62_231"><text:s/></text:span><text:span text:style-name="T62_232">qual</text:span><text:span text:style-name="T62_233"><text:s/></text:span><text:span text:style-name="T62_234">uma</text:span><text:span text:style-name="T62_235"><text:s/></text:span><text:span text:style-name="T62_236">composiçao</text:span><text:span text:style-name="T62_237"><text:s/></text:span><text:span text:style-name="T62_238">fluida</text:span><text:span text:style-name="T62_239"><text:s/></text:span><text:span text:style-name="T62_240">consegue</text:span><text:span text:style-name="T62_241"><text:s/></text:span><text:span text:style-name="T62_242">dar</text:span><text:span text:style-name="T62_243"><text:s/></text:span><text:span text:style-name="T62_244">um</text:span><text:span text:style-name="T62_245"><text:s/></text:span><text:span text:style-name="T62_246">sentido</text:span><text:span text:style-name="T62_247"><text:s/></text:span><text:span text:style-name="T62_248">parcial</text:span><text:span text:style-name="T62_249"><text:s/></text:span><text:span text:style-name="T62_250">e</text:span><text:span text:style-name="T62_251"><text:s/></text:span><text:span text:style-name="T62_252"><office:annotation><dc:creator/><text:p text:style-name="P63"><text:span text:style-name="T63_1">contemporâneo</text:span><text:span text:style-name="T63_2">?</text:span></text:p></office:annotation></text:span><text:span text:style-name="T63_3">temporâneo</text:span><text:span text:style-name="T63_4">,<text:s/></text:span><text:span text:style-name="T63_5">oblíquo</text:span><text:span text:style-name="T63_6"><text:s/></text:span><text:span text:style-name="T63_7">e</text:span><text:span text:style-name="T63_8"><text:s/></text:span><text:span text:style-name="T63_9">profundo</text:span><text:span text:style-name="T63_10">.<text:s/></text:span></text:p>
      <text:p text:style-name="P64"/>
      <text:p text:style-name="P65"/>
      <text:p text:style-name="P66"><text:span text:style-name="T66_1">Massimo</text:span><text:span text:style-name="T66_2"><text:s/></text:span><text:span text:style-name="T66_3">Canevacci</text:span><text:span text:style-name="T66_4"><text:s/></text:span><text:span text:style-name="T66_5">é</text:span><text:span text:style-name="T66_6"><text:s/></text:span><text:span text:style-name="T66_7">professor</text:span><text:span text:style-name="T66_8"><text:s/></text:span><text:span text:style-name="T66_9">de</text:span><text:span text:style-name="T66_10"><text:s/></text:span><text:span text:style-name="T66_11">antropologia</text:span><text:span text:style-name="T66_12"><text:s/></text:span><text:span text:style-name="T66_13">cultural</text:span><text:span text:style-name="T66_14"><text:s/></text:span><text:span text:style-name="T66_15">na</text:span><text:span text:style-name="T66_16"><text:s/></text:span><text:span text:style-name="T66_17">Universidade</text:span><text:span text:style-name="T66_18"><text:s/></text:span><text:span text:style-name="T66_19">de</text:span><text:span text:style-name="T66_20"><text:s/></text:span><text:span text:style-name="T66_21">Roma</text:span><text:span text:style-name="T66_22"><text:s/></text:span><text:span text:style-name="T66_23">La</text:span><text:span text:style-name="T66_24"><text:s/></text:span><text:span text:style-name="T66_25">Sapienza</text:span><text:span text:style-name="T66_26">.</text:span><text:span text:style-name="T66_27"><text:s/></text:span><text:span text:style-name="T66_28"><office:annotation><dc:creator/><text:p text:style-name="P67"><text:span text:style-name="T67_1">talvez</text:span><text:span text:style-name="T67_2"><text:s/></text:span><text:span text:style-name="T67_3">atualizar</text:span><text:span text:style-name="T67_4"><text:s/></text:span><text:span text:style-name="T67_5">para</text:span><text:span text:style-name="T67_6"><text:s/></text:span><text:span text:style-name="T67_7">IE</text:span><text:span text:style-name="T67_8">/</text:span><text:span text:style-name="T67_9">USP</text:span></text:p></office:annotation></text:span><text:span text:style-name="T67_10">A</text:span><text:span text:style-name="T67_11">t</text:span><text:span text:style-name="T67_12">tualmente</text:span><text:span text:style-name="T67_13"><text:s/></text:span><text:span text:style-name="T67_14">è</text:span><text:span text:style-name="T67_15"><text:s/></text:span><text:span text:style-name="T67_16">professor</text:span><text:span text:style-name="T67_17"><text:s/></text:span><text:span text:style-name="T67_18">na</text:span><text:span text:style-name="T67_19"><text:s/></text:span><text:span text:style-name="T67_20">UFSC</text:span><text:span text:style-name="T67_21">-<text:s/></text:span><text:span text:style-name="T67_22">Bolsista</text:span><text:span text:style-name="T67_23"><text:s/></text:span><text:span text:style-name="T67_24">Capes</text:span></text:p>
      <text:p text:style-name="P68"/>
      <text:p text:style-name="P69"><text:span text:style-name="T69_1">NOTAS</text:span><text:span text:style-name="T69_2"><text:s/></text:span><text:span text:style-name="T69_3">E</text:span><text:span text:style-name="T69_4"><text:s/></text:span><text:span text:style-name="T69_5">REFERÊNCIAS</text:span><text:span text:style-name="T69_6"><text:s/></text:span><text:span text:style-name="T69_7">BIBLIOGRÁFICAS</text:span></text:p>
      <text:p text:style-name="P70"><text:span text:style-name="T70_1">1.<text:s/></text:span><text:span text:style-name="T70_2">Canevacci</text:span><text:span text:style-name="T70_3">,<text:s/></text:span><text:span text:style-name="T70_4">M</text:span><text:span text:style-name="T70_5">.<text:s/></text:span><text:span text:style-name="T70_6">A</text:span><text:span text:style-name="T70_7"><text:s/></text:span><text:span text:style-name="T70_8">cidade</text:span><text:span text:style-name="T70_9"><text:s/></text:span><text:span text:style-name="T70_10">polifônica</text:span><text:span text:style-name="T70_11">.<text:s/></text:span><text:span text:style-name="T70_12">São</text:span><text:span text:style-name="T70_13"><text:s/></text:span><text:span text:style-name="T70_14">Paulo</text:span><text:span text:style-name="T70_15">:<text:s/></text:span><text:span text:style-name="T70_16">Nobel</text:span><text:span text:style-name="T70_17">.<text:s/>2004.</text:span></text:p>
      <text:p text:style-name="P71"><text:span text:style-name="T71_1">2.</text:span><text:span text:style-name="T71_2"><text:s/></text:span><text:span text:style-name="T71_3">Canevacci</text:span><text:span text:style-name="T71_4">,<text:s/></text:span><text:span text:style-name="T71_5">M</text:span><text:span text:style-name="T71_6">.<text:s/></text:span><text:span text:style-name="T71_7">Comunicação</text:span><text:span text:style-name="T71_8"><text:s/></text:span><text:span text:style-name="T71_9">visual</text:span><text:span text:style-name="T71_10">.<text:s/></text:span><text:span text:style-name="T71_11">São</text:span><text:span text:style-name="T71_12"><text:s/></text:span><text:span text:style-name="T71_13">Paulo</text:span><text:span text:style-name="T71_14">:<text:s/></text:span><text:span text:style-name="T71_15">Brasiliense</text:span><text:span text:style-name="T71_16">.<text:s/>2009.</text:span></text:p>
      <text:p text:style-name="P72"><text:span text:style-name="T72_1">3.<text:s/></text:span><text:span text:style-name="T72_2">Canevacci</text:span><text:span text:style-name="T72_3">,<text:s/></text:span><text:span text:style-name="T72_4">M</text:span><text:span text:style-name="T72_5">.<text:s/></text:span><text:span text:style-name="T72_6">Fetichismos</text:span><text:span text:style-name="T72_7"><text:s/></text:span><text:span text:style-name="T72_8">Visuais</text:span><text:span text:style-name="T72_9">.<text:s/></text:span><text:span text:style-name="T72_10">São</text:span><text:span text:style-name="T72_11"><text:s/></text:span><text:span text:style-name="T72_12">Paulo</text:span><text:span text:style-name="T72_13">:<text:s/>2009</text:span></text:p>
      <text:p text:style-name="P73"><text:span text:style-name="T73_1">4.<text:s/></text:span><text:span text:style-name="T73_2">Bateson</text:span><text:span text:style-name="T73_3">,<text:s/></text:span><text:span text:style-name="T73_4">G</text:span><text:span text:style-name="T73_5">.<text:s/>&amp;<text:s/></text:span><text:span text:style-name="T73_6">Mead</text:span><text:span text:style-name="T73_7">,<text:s/></text:span><text:span text:style-name="T73_8">M</text:span><text:span text:style-name="T73_9">.<text:s/></text:span><text:span text:style-name="T73_10">Balinese</text:span><text:span text:style-name="T73_11"><text:s/></text:span><text:span text:style-name="T73_12">character</text:span><text:span text:style-name="T73_13">.<text:s/></text:span><text:span text:style-name="T73_14">A</text:span><text:span text:style-name="T73_15"><text:s/></text:span><text:span text:style-name="T73_16">photographic</text:span><text:span text:style-name="T73_17"><text:s/></text:span><text:span text:style-name="T73_18">analysis</text:span><text:span text:style-name="T73_19">.<text:s/></text:span><text:span text:style-name="T73_20">New</text:span><text:span text:style-name="T73_21"><text:s/></text:span><text:span text:style-name="T73_22">York</text:span><text:span text:style-name="T73_23">:<text:s/></text:span><text:span text:style-name="T73_24">Academy</text:span><text:span text:style-name="T73_25"><text:s/></text:span><text:span text:style-name="T73_26">of</text:span><text:span text:style-name="T73_27"><text:s/></text:span><text:span text:style-name="T73_28">Sciences</text:span><text:span text:style-name="T73_29">.<text:s/>1942.</text:span></text:p>
      <text:p text:style-name="P74"><text:span text:style-name="T74_1">5.<text:s/></text:span><text:span text:style-name="T74_2">Bateson</text:span><text:span text:style-name="T74_3">,<text:s/></text:span><text:span text:style-name="T74_4">G</text:span><text:span text:style-name="T74_5">.<text:s/></text:span><text:span text:style-name="T74_6">Steps</text:span><text:span text:style-name="T74_7"><text:s/></text:span><text:span text:style-name="T74_8">to</text:span><text:span text:style-name="T74_9"><text:s/></text:span><text:span text:style-name="T74_10">an</text:span><text:span text:style-name="T74_11"><text:s/></text:span><text:span text:style-name="T74_12">ecology</text:span><text:span text:style-name="T74_13"><text:s/></text:span><text:span text:style-name="T74_14">of</text:span><text:span text:style-name="T74_15"><text:s/></text:span><text:span text:style-name="T74_16">mind</text:span><text:span text:style-name="T74_17">.<text:s/></text:span><text:span text:style-name="T74_18">New</text:span><text:span text:style-name="T74_19"><text:s/></text:span><text:span text:style-name="T74_20">York</text:span><text:span text:style-name="T74_21">:<text:s/></text:span><text:span text:style-name="T74_22">Ballantine</text:span><text:span text:style-name="T74_23">.<text:s/>1972.</text:span></text:p>
      <text:p text:style-name="P75"><text:span text:style-name="T75_1">6.<text:s/></text:span><text:span text:style-name="T75_2">Brand</text:span><text:span text:style-name="T75_3">,<text:s/></text:span><text:span text:style-name="T75_4">S</text:span><text:span text:style-name="T75_5">.<text:s/></text:span><text:span text:style-name="T75_6">Per</text:span><text:span text:style-name="T75_7"><text:s/></text:span><text:span text:style-name="T75_8">l</text:span><text:span text:style-name="T75_9">’</text:span><text:span text:style-name="T75_10">amor</text:span><text:span text:style-name="T75_11"><text:s/></text:span><text:span text:style-name="T75_12">di</text:span><text:span text:style-name="T75_13"><text:s/></text:span><text:span text:style-name="T75_14">Dio</text:span><text:span text:style-name="T75_15">,<text:s/></text:span><text:span text:style-name="T75_16">Margaret</text:span><text:span text:style-name="T75_17">!<text:s/></text:span><text:span text:style-name="T75_18">Intervista</text:span><text:span text:style-name="T75_19"><text:s/></text:span><text:span text:style-name="T75_20">a</text:span><text:span text:style-name="T75_21"><text:s/></text:span><text:span text:style-name="T75_22">Bateson</text:span><text:span text:style-name="T75_23"><text:s/></text:span><text:span text:style-name="T75_24">e</text:span><text:span text:style-name="T75_25"><text:s/></text:span><text:span text:style-name="T75_26">Mead</text:span><text:span text:style-name="T75_27">.<text:s/></text:span><text:span text:style-name="T75_28">In</text:span><text:span text:style-name="T75_29"><text:s/></text:span><text:span text:style-name="T75_30">Studi</text:span><text:span text:style-name="T75_31"><text:s/></text:span><text:span text:style-name="T75_32">Culturali</text:span><text:span text:style-name="T75_33">,<text:s/></text:span><text:span text:style-name="T75_34">nº</text:span><text:span text:style-name="T75_35"><text:s/>1,<text:s/>2004.</text:span></text:p>
      <text:p text:style-name="P76"><text:span text:style-name="T76_1">7.<text:s/></text:span><text:span text:style-name="T76_2">Bateson</text:span><text:span text:style-name="T76_3">,<text:s/></text:span><text:span text:style-name="T76_4">G</text:span><text:span text:style-name="T76_5">.<text:s/></text:span><text:span text:style-name="T76_6">Naven</text:span><text:span text:style-name="T76_7">.<text:s/></text:span><text:span text:style-name="T76_8">A</text:span><text:span text:style-name="T76_9"><text:s/></text:span><text:span text:style-name="T76_10">survey</text:span><text:span text:style-name="T76_11"><text:s/></text:span><text:span text:style-name="T76_12">of</text:span><text:span text:style-name="T76_13"><text:s/></text:span><text:span text:style-name="T76_14">the</text:span><text:span text:style-name="T76_15"><text:s/></text:span><text:span text:style-name="T76_16">problems</text:span><text:span text:style-name="T76_17"><text:s/></text:span><text:span text:style-name="T76_18">suggested</text:span><text:span text:style-name="T76_19"><text:s/></text:span><text:span text:style-name="T76_20">by</text:span><text:span text:style-name="T76_21"><text:s/></text:span><text:span text:style-name="T76_22">a</text:span><text:span text:style-name="T76_23"><text:s/></text:span><text:span text:style-name="T76_24">compositive</text:span><text:span text:style-name="T76_25"><text:s/></text:span><text:span text:style-name="T76_26">picture</text:span><text:span text:style-name="T76_27"><text:s/></text:span><text:span text:style-name="T76_28">of</text:span><text:span text:style-name="T76_29"><text:s/></text:span><text:span text:style-name="T76_30">the</text:span><text:span text:style-name="T76_31"><text:s/></text:span><text:span text:style-name="T76_32">culture</text:span><text:span text:style-name="T76_33"><text:s/></text:span><text:span text:style-name="T76_34">of</text:span><text:span text:style-name="T76_35"><text:s/></text:span><text:span text:style-name="T76_36">a</text:span><text:span text:style-name="T76_37"><text:s/></text:span><text:span text:style-name="T76_38">new</text:span><text:span text:style-name="T76_39"><text:s/></text:span><text:span text:style-name="T76_40">guinea</text:span><text:span text:style-name="T76_41"><text:s/></text:span><text:span text:style-name="T76_42">tribe</text:span><text:span text:style-name="T76_43"><text:s/></text:span><text:span text:style-name="T76_44">drawn</text:span><text:span text:style-name="T76_45"><text:s/></text:span><text:span text:style-name="T76_46">from</text:span><text:span text:style-name="T76_47"><text:s/></text:span><text:span text:style-name="T76_48">three</text:span><text:span text:style-name="T76_49"><text:s/></text:span><text:span text:style-name="T76_50">points</text:span><text:span text:style-name="T76_51"><text:s/></text:span><text:span text:style-name="T76_52">of</text:span><text:span text:style-name="T76_53"><text:s/></text:span><text:span text:style-name="T76_54">views</text:span><text:span text:style-name="T76_55">.<text:s/></text:span><text:span text:style-name="T76_56">Standford</text:span><text:span text:style-name="T76_57"><text:s/></text:span><text:span text:style-name="T76_58">University</text:span><text:span text:style-name="T76_59"><text:s/></text:span><text:span text:style-name="T76_60">Press</text:span><text:span text:style-name="T76_61">.<text:s/>1936<text:s/>(1985<text:s/></text:span><text:span text:style-name="T76_62">ed</text:span><text:span text:style-name="T76_63">.<text:s/></text:span><text:span text:style-name="T76_64">italiana</text:span><text:span text:style-name="T76_65">).</text:span></text:p>
      <text:p text:style-name="P77"/>
      <text:p text:style-name="P7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9cm" fo:page-height="29.699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_1" style:family="text"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